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27in"/>
    </style:style>
    <style:style style:name="co2" style:family="table-column">
      <style:table-column-properties fo:break-before="auto" style:column-width="0.989in"/>
    </style:style>
    <style:style style:name="co3" style:family="table-column">
      <style:table-column-properties fo:break-before="auto" style:column-width="0.7189in"/>
    </style:style>
    <style:style style:name="co4" style:family="table-column">
      <style:table-column-properties fo:break-before="auto" style:column-width="0.1862in"/>
    </style:style>
    <style:style style:name="co5" style:family="table-column">
      <style:table-column-properties fo:break-before="auto" style:column-width="0.6492in"/>
    </style:style>
    <style:style style:name="co6" style:family="table-column">
      <style:table-column-properties fo:break-before="auto" style:column-width="0.572in"/>
    </style:style>
    <style:style style:name="co7" style:family="table-column">
      <style:table-column-properties fo:break-before="auto" style:column-width="0.6102in"/>
    </style:style>
    <style:style style:name="co8" style:family="table-column">
      <style:table-column-properties fo:break-before="auto" style:column-width="0.3791in"/>
    </style:style>
    <style:style style:name="co9" style:family="table-column">
      <style:table-column-properties fo:break-before="auto" style:column-width="0.4484in"/>
    </style:style>
    <style:style style:name="co10" style:family="table-column">
      <style:table-column-properties fo:break-before="auto" style:column-width="0.5256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7264in"/>
    </style:style>
    <style:style style:name="co13" style:family="table-column">
      <style:table-column-properties fo:break-before="auto" style:column-width="0.5335in"/>
    </style:style>
    <style:style style:name="co14" style:family="table-column">
      <style:table-column-properties fo:break-before="auto" style:column-width="0.4563in"/>
    </style:style>
    <style:style style:name="co15" style:family="table-column">
      <style:table-column-properties fo:break-before="auto" style:column-width="0.996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602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02in"/>
    </style:style>
    <style:style style:name="co21" style:family="table-column">
      <style:table-column-properties fo:break-before="auto" style:column-width="0.7654in"/>
    </style:style>
    <style:style style:name="co22" style:family="table-column">
      <style:table-column-properties fo:break-before="auto" style:column-width="0.8425in"/>
    </style:style>
    <style:style style:name="co23" style:family="table-column">
      <style:table-column-properties fo:break-before="auto" style:column-width="0.6882in"/>
    </style:style>
    <style:style style:name="co24" style:family="table-column">
      <style:table-column-properties fo:break-before="auto" style:column-width="0.5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0"/>
    <style:style style:name="ce2" style:family="table-cell" style:parent-style-name="Default" style:data-style-name="N121"/>
    <style:style style:name="ce3" style:family="table-cell" style:parent-style-name="Default" style:data-style-name="N120">
      <style:text-properties fo:color="#0000ff" style:font-name="Liberation Sans" style:font-name-asian="Arial Unicode MS" style:font-name-complex="Arial Unicode MS"/>
    </style:style>
    <style:style style:name="ce4" style:family="table-cell" style:parent-style-name="Default" style:data-style-name="N2"/>
    <style:style style:name="ce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M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1" table:number-columns-repeated="6" table:default-cell-style-name="ce1"/>
        <table:table-column table:style-name="co11" table:number-columns-repeated="5" table:default-cell-style-name="ce2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05.185775" calcext:value-type="float">
            <text:p>3405.185775</text:p>
          </table:table-cell>
          <table:table-cell office:value-type="float" office:value="2860480" calcext:value-type="float">
            <text:p>2860480</text:p>
          </table:table-cell>
          <table:table-cell office:value-type="float" office:value="0" calcext:value-type="float">
            <text:p>0</text:p>
          </table:table-cell>
          <table:table-cell office:value-type="float" office:value="408640" calcext:value-type="float">
            <text:p>408640</text:p>
          </table:table-cell>
          <table:table-cell office:value-type="float" office:value="3269120" calcext:value-type="float">
            <text:p>3269120</text:p>
          </table:table-cell>
          <table:table-cell office:value-type="float" office:value="204320" calcext:value-type="float">
            <text:p>204320</text:p>
          </table:table-cell>
          <table:table-cell office:value-type="float" office:value="60.0026" calcext:value-type="float">
            <text:p>60.0026</text:p>
          </table:table-cell>
          <table:table-cell office:value-type="float" office:value="2.2" calcext:value-type="float">
            <text:p>2.2</text:p>
          </table:table-cell>
          <table:table-cell office:value-type="float" office:value="2.93" calcext:value-type="float">
            <text:p>2.93</text:p>
          </table:table-cell>
          <table:table-cell office:value-type="float" office:value="7.79" calcext:value-type="float">
            <text:p>7.79</text:p>
          </table:table-cell>
          <table:table-cell office:value-type="float" office:value="3.34" calcext:value-type="float">
            <text:p>3.34</text:p>
          </table:table-cell>
          <table:table-cell table:formula="of:=AVERAGE([.A1];[.A16];[.A31];[.A46];[.A61];[.A76];[.A91];[.A106];[.A121];[.A136])" office:value-type="float" office:value="10" calcext:value-type="float">
            <text:p>10</text:p>
          </table:table-cell>
          <table:table-cell table:formula="of:=AVERAGE([.B1];[.B16];[.B31];[.B46];[.B61];[.B76];[.B91];[.B106];[.B121];[.B136])" office:value-type="float" office:value="3394.4546774" calcext:value-type="float">
            <text:p>3394.5</text:p>
          </table:table-cell>
          <table:table-cell table:formula="of:=AVERAGE([.C1];[.C16];[.C31];[.C46];[.C61];[.C76];[.C91];[.C106];[.C121];[.C136])" office:value-type="float" office:value="2851462.6" calcext:value-type="float">
            <text:p>2851462.6</text:p>
          </table:table-cell>
          <table:table-cell table:formula="of:=AVERAGE([.D1];[.D16];[.D31];[.D46];[.D61];[.D76];[.D91];[.D106];[.D121];[.D136])" office:value-type="float" office:value="0" calcext:value-type="float">
            <text:p>0.0</text:p>
          </table:table-cell>
          <table:table-cell table:formula="of:=AVERAGE([.E1];[.E16];[.E31];[.E46];[.E61];[.E76];[.E91];[.E106];[.E121];[.E136])" office:value-type="float" office:value="407351.8" calcext:value-type="float">
            <text:p>407351.8</text:p>
          </table:table-cell>
          <table:table-cell table:formula="of:=AVERAGE([.F1];[.F16];[.F31];[.F46];[.F61];[.F76];[.F91];[.F106];[.F121];[.F136])" office:value-type="float" office:value="3258814.4" calcext:value-type="float">
            <text:p>3258814.4</text:p>
          </table:table-cell>
          <table:table-cell table:formula="of:=AVERAGE([.G1];[.G16];[.G31];[.G46];[.G61];[.G76];[.G91];[.G106];[.G121];[.G136])" office:value-type="float" office:value="203675.9" calcext:value-type="float">
            <text:p>203675.9</text:p>
          </table:table-cell>
          <table:table-cell table:formula="of:=AVERAGE([.H1];[.H16];[.H31];[.H46];[.H61];[.H76];[.H91];[.H106];[.H121];[.H136])" office:value-type="float" office:value="60.00254" calcext:value-type="float">
            <text:p>60.003</text:p>
          </table:table-cell>
          <table:table-cell table:formula="of:=AVERAGE([.I1];[.I16];[.I31];[.I46];[.I61];[.I76];[.I91];[.I106];[.I121];[.I136])" office:value-type="float" office:value="2.144" calcext:value-type="float">
            <text:p>2.144</text:p>
          </table:table-cell>
          <table:table-cell table:formula="of:=AVERAGE([.J1];[.J16];[.J31];[.J46];[.J61];[.J76];[.J91];[.J106];[.J121];[.J136])" office:value-type="float" office:value="2.937" calcext:value-type="float">
            <text:p>2.937</text:p>
          </table:table-cell>
          <table:table-cell table:formula="of:=AVERAGE([.K1];[.K16];[.K31];[.K46];[.K61];[.K76];[.K91];[.K106];[.K121];[.K136])" office:value-type="float" office:value="13.109" calcext:value-type="float">
            <text:p>13.109</text:p>
          </table:table-cell>
          <table:table-cell table:formula="of:=AVERAGE([.L1];[.L16];[.L31];[.L46];[.L61];[.L76];[.L91];[.L106];[.L121];[.L136])" office:value-type="float" office:value="3.352" calcext:value-type="float">
            <text:p>3.3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66.560673" calcext:value-type="float">
            <text:p>6766.560673</text:p>
          </table:table-cell>
          <table:table-cell office:value-type="float" office:value="5684252" calcext:value-type="float">
            <text:p>5684252</text:p>
          </table:table-cell>
          <table:table-cell office:value-type="float" office:value="0" calcext:value-type="float">
            <text:p>0</text:p>
          </table:table-cell>
          <table:table-cell office:value-type="float" office:value="812036" calcext:value-type="float">
            <text:p>812036</text:p>
          </table:table-cell>
          <table:table-cell office:value-type="float" office:value="6496288" calcext:value-type="float">
            <text:p>6496288</text:p>
          </table:table-cell>
          <table:table-cell office:value-type="float" office:value="406018" calcext:value-type="float">
            <text:p>406018</text:p>
          </table:table-cell>
          <table:table-cell office:value-type="float" office:value="60.0036" calcext:value-type="float">
            <text:p>60.0036</text:p>
          </table:table-cell>
          <table:table-cell office:value-type="float" office:value="2.7" calcext:value-type="float">
            <text:p>2.7</text:p>
          </table:table-cell>
          <table:table-cell office:value-type="float" office:value="4.42" calcext:value-type="float">
            <text:p>4.42</text:p>
          </table:table-cell>
          <table:table-cell office:value-type="float" office:value="11.52" calcext:value-type="float">
            <text:p>11.52</text:p>
          </table:table-cell>
          <table:table-cell office:value-type="float" office:value="5.72" calcext:value-type="float">
            <text:p>5.72</text:p>
          </table:table-cell>
          <table:table-cell table:formula="of:=AVERAGE([.A2];[.A17];[.A32];[.A47];[.A62];[.A77];[.A92];[.A107];[.A122];[.A137])" office:value-type="float" office:value="30" calcext:value-type="float">
            <text:p>30</text:p>
          </table:table-cell>
          <table:table-cell table:formula="of:=AVERAGE([.B2];[.B17];[.B32];[.B47];[.B62];[.B77];[.B92];[.B107];[.B122];[.B137])" office:value-type="float" office:value="6708.9524108" calcext:value-type="float">
            <text:p>6709.0</text:p>
          </table:table-cell>
          <table:table-cell table:formula="of:=AVERAGE([.C2];[.C17];[.C32];[.C47];[.C62];[.C77];[.C92];[.C107];[.C122];[.C137])" office:value-type="float" office:value="5635866.6" calcext:value-type="float">
            <text:p>5635866.6</text:p>
          </table:table-cell>
          <table:table-cell table:formula="of:=AVERAGE([.D2];[.D17];[.D32];[.D47];[.D62];[.D77];[.D92];[.D107];[.D122];[.D137])" office:value-type="float" office:value="0" calcext:value-type="float">
            <text:p>0.0</text:p>
          </table:table-cell>
          <table:table-cell table:formula="of:=AVERAGE([.E2];[.E17];[.E32];[.E47];[.E62];[.E77];[.E92];[.E107];[.E122];[.E137])" office:value-type="float" office:value="805123.8" calcext:value-type="float">
            <text:p>805123.8</text:p>
          </table:table-cell>
          <table:table-cell table:formula="of:=AVERAGE([.F2];[.F17];[.F32];[.F47];[.F62];[.F77];[.F92];[.F107];[.F122];[.F137])" office:value-type="float" office:value="6440990.4" calcext:value-type="float">
            <text:p>6440990.4</text:p>
          </table:table-cell>
          <table:table-cell table:formula="of:=AVERAGE([.G2];[.G17];[.G32];[.G47];[.G62];[.G77];[.G92];[.G107];[.G122];[.G137])" office:value-type="float" office:value="402561.9" calcext:value-type="float">
            <text:p>402561.9</text:p>
          </table:table-cell>
          <table:table-cell table:formula="of:=AVERAGE([.H2];[.H17];[.H32];[.H47];[.H62];[.H77];[.H92];[.H107];[.H122];[.H137])" office:value-type="float" office:value="60.00369" calcext:value-type="float">
            <text:p>60.004</text:p>
          </table:table-cell>
          <table:table-cell table:formula="of:=AVERAGE([.I2];[.I17];[.I32];[.I47];[.I62];[.I77];[.I92];[.I107];[.I122];[.I137])" office:value-type="float" office:value="2.59" calcext:value-type="float">
            <text:p>2.590</text:p>
          </table:table-cell>
          <table:table-cell table:formula="of:=AVERAGE([.J2];[.J17];[.J32];[.J47];[.J62];[.J77];[.J92];[.J107];[.J122];[.J137])" office:value-type="float" office:value="4.462" calcext:value-type="float">
            <text:p>4.462</text:p>
          </table:table-cell>
          <table:table-cell table:formula="of:=AVERAGE([.K2];[.K17];[.K32];[.K47];[.K62];[.K77];[.K92];[.K107];[.K122];[.K137])" office:value-type="float" office:value="22.061" calcext:value-type="float">
            <text:p>22.061</text:p>
          </table:table-cell>
          <table:table-cell table:formula="of:=AVERAGE([.L2];[.L17];[.L32];[.L47];[.L62];[.L77];[.L92];[.L107];[.L122];[.L137])" office:value-type="float" office:value="6.333" calcext:value-type="float">
            <text:p>6.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699.225065" calcext:value-type="float">
            <text:p>8699.225065</text:p>
          </table:table-cell>
          <table:table-cell office:value-type="float" office:value="7307958" calcext:value-type="float">
            <text:p>7307958</text:p>
          </table:table-cell>
          <table:table-cell office:value-type="float" office:value="0" calcext:value-type="float">
            <text:p>0</text:p>
          </table:table-cell>
          <table:table-cell office:value-type="float" office:value="1043994" calcext:value-type="float">
            <text:p>1043994</text:p>
          </table:table-cell>
          <table:table-cell office:value-type="float" office:value="8351952" calcext:value-type="float">
            <text:p>8351952</text:p>
          </table:table-cell>
          <table:table-cell office:value-type="float" office:value="521997" calcext:value-type="float">
            <text:p>521997</text:p>
          </table:table-cell>
          <table:table-cell office:value-type="float" office:value="60.005" calcext:value-type="float">
            <text:p>60.005</text:p>
          </table:table-cell>
          <table:table-cell office:value-type="float" office:value="2.56" calcext:value-type="float">
            <text:p>2.56</text:p>
          </table:table-cell>
          <table:table-cell office:value-type="float" office:value="5.74" calcext:value-type="float">
            <text:p>5.74</text:p>
          </table:table-cell>
          <table:table-cell office:value-type="float" office:value="58.02" calcext:value-type="float">
            <text:p>58.02</text:p>
          </table:table-cell>
          <table:table-cell office:value-type="float" office:value="9.4" calcext:value-type="float">
            <text:p>9.4</text:p>
          </table:table-cell>
          <table:table-cell table:formula="of:=AVERAGE([.A3];[.A18];[.A33];[.A48];[.A63];[.A78];[.A93];[.A108];[.A123];[.A138])" office:value-type="float" office:value="50" calcext:value-type="float">
            <text:p>50</text:p>
          </table:table-cell>
          <table:table-cell table:formula="of:=AVERAGE([.B3];[.B18];[.B33];[.B48];[.B63];[.B78];[.B93];[.B108];[.B123];[.B138])" office:value-type="float" office:value="9134.22848" calcext:value-type="float">
            <text:p>9134.2</text:p>
          </table:table-cell>
          <table:table-cell table:formula="of:=AVERAGE([.C3];[.C18];[.C33];[.C48];[.C63];[.C78];[.C93];[.C108];[.C123];[.C138])" office:value-type="float" office:value="7673360.8" calcext:value-type="float">
            <text:p>7673360.8</text:p>
          </table:table-cell>
          <table:table-cell table:formula="of:=AVERAGE([.D3];[.D18];[.D33];[.D48];[.D63];[.D78];[.D93];[.D108];[.D123];[.D138])" office:value-type="float" office:value="0" calcext:value-type="float">
            <text:p>0.0</text:p>
          </table:table-cell>
          <table:table-cell table:formula="of:=AVERAGE([.E3];[.E18];[.E33];[.E48];[.E63];[.E78];[.E93];[.E108];[.E123];[.E138])" office:value-type="float" office:value="1096194.4" calcext:value-type="float">
            <text:p>1096194.4</text:p>
          </table:table-cell>
          <table:table-cell table:formula="of:=AVERAGE([.F3];[.F18];[.F33];[.F48];[.F63];[.F78];[.F93];[.F108];[.F123];[.F138])" office:value-type="float" office:value="8769555.2" calcext:value-type="float">
            <text:p>8769555.2</text:p>
          </table:table-cell>
          <table:table-cell table:formula="of:=AVERAGE([.G3];[.G18];[.G33];[.G48];[.G63];[.G78];[.G93];[.G108];[.G123];[.G138])" office:value-type="float" office:value="548097.2" calcext:value-type="float">
            <text:p>548097.2</text:p>
          </table:table-cell>
          <table:table-cell table:formula="of:=AVERAGE([.H3];[.H18];[.H33];[.H48];[.H63];[.H78];[.H93];[.H108];[.H123];[.H138])" office:value-type="float" office:value="60.00476" calcext:value-type="float">
            <text:p>60.005</text:p>
          </table:table-cell>
          <table:table-cell table:formula="of:=AVERAGE([.I3];[.I18];[.I33];[.I48];[.I63];[.I78];[.I93];[.I108];[.I123];[.I138])" office:value-type="float" office:value="2.553" calcext:value-type="float">
            <text:p>2.553</text:p>
          </table:table-cell>
          <table:table-cell table:formula="of:=AVERAGE([.J3];[.J18];[.J33];[.J48];[.J63];[.J78];[.J93];[.J108];[.J123];[.J138])" office:value-type="float" office:value="5.475" calcext:value-type="float">
            <text:p>5.475</text:p>
          </table:table-cell>
          <table:table-cell table:formula="of:=AVERAGE([.K3];[.K18];[.K33];[.K48];[.K63];[.K78];[.K93];[.K108];[.K123];[.K138])" office:value-type="float" office:value="46.116" calcext:value-type="float">
            <text:p>46.116</text:p>
          </table:table-cell>
          <table:table-cell table:formula="of:=AVERAGE([.L3];[.L18];[.L33];[.L48];[.L63];[.L78];[.L93];[.L108];[.L123];[.L138])" office:value-type="float" office:value="9.153" calcext:value-type="float">
            <text:p>9.1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752.453962" calcext:value-type="float">
            <text:p>11752.453962</text:p>
          </table:table-cell>
          <table:table-cell office:value-type="float" office:value="9872884" calcext:value-type="float">
            <text:p>9872884</text:p>
          </table:table-cell>
          <table:table-cell office:value-type="float" office:value="0" calcext:value-type="float">
            <text:p>0</text:p>
          </table:table-cell>
          <table:table-cell office:value-type="float" office:value="1410412" calcext:value-type="float">
            <text:p>1410412</text:p>
          </table:table-cell>
          <table:table-cell office:value-type="float" office:value="11283296" calcext:value-type="float">
            <text:p>11283296</text:p>
          </table:table-cell>
          <table:table-cell office:value-type="float" office:value="705206" calcext:value-type="float">
            <text:p>705206</text:p>
          </table:table-cell>
          <table:table-cell office:value-type="float" office:value="60.005" calcext:value-type="float">
            <text:p>60.005</text:p>
          </table:table-cell>
          <table:table-cell office:value-type="float" office:value="2.61" calcext:value-type="float">
            <text:p>2.61</text:p>
          </table:table-cell>
          <table:table-cell office:value-type="float" office:value="5.95" calcext:value-type="float">
            <text:p>5.95</text:p>
          </table:table-cell>
          <table:table-cell office:value-type="float" office:value="117.04" calcext:value-type="float">
            <text:p>117.04</text:p>
          </table:table-cell>
          <table:table-cell office:value-type="float" office:value="11.45" calcext:value-type="float">
            <text:p>11.45</text:p>
          </table:table-cell>
          <table:table-cell table:formula="of:=AVERAGE([.A4];[.A19];[.A34];[.A49];[.A64];[.A79];[.A94];[.A109];[.A124];[.A139])" office:value-type="float" office:value="70" calcext:value-type="float">
            <text:p>70</text:p>
          </table:table-cell>
          <table:table-cell table:formula="of:=AVERAGE([.B4];[.B19];[.B34];[.B49];[.B64];[.B79];[.B94];[.B109];[.B124];[.B139])" office:value-type="float" office:value="11391.5111747" calcext:value-type="float">
            <text:p>11391.5</text:p>
          </table:table-cell>
          <table:table-cell table:formula="of:=AVERAGE([.C4];[.C19];[.C34];[.C49];[.C64];[.C79];[.C94];[.C109];[.C124];[.C139])" office:value-type="float" office:value="9569757.4" calcext:value-type="float">
            <text:p>9569757.4</text:p>
          </table:table-cell>
          <table:table-cell table:formula="of:=AVERAGE([.D4];[.D19];[.D34];[.D49];[.D64];[.D79];[.D94];[.D109];[.D124];[.D139])" office:value-type="float" office:value="0" calcext:value-type="float">
            <text:p>0.0</text:p>
          </table:table-cell>
          <table:table-cell table:formula="of:=AVERAGE([.E4];[.E19];[.E34];[.E49];[.E64];[.E79];[.E94];[.E109];[.E124];[.E139])" office:value-type="float" office:value="1367108.2" calcext:value-type="float">
            <text:p>1367108.2</text:p>
          </table:table-cell>
          <table:table-cell table:formula="of:=AVERAGE([.F4];[.F19];[.F34];[.F49];[.F64];[.F79];[.F94];[.F109];[.F124];[.F139])" office:value-type="float" office:value="10936865.6" calcext:value-type="float">
            <text:p>10936865.6</text:p>
          </table:table-cell>
          <table:table-cell table:formula="of:=AVERAGE([.G4];[.G19];[.G34];[.G49];[.G64];[.G79];[.G94];[.G109];[.G124];[.G139])" office:value-type="float" office:value="683554.1" calcext:value-type="float">
            <text:p>683554.1</text:p>
          </table:table-cell>
          <table:table-cell table:formula="of:=AVERAGE([.H4];[.H19];[.H34];[.H49];[.H64];[.H79];[.H94];[.H109];[.H124];[.H139])" office:value-type="float" office:value="60.00559" calcext:value-type="float">
            <text:p>60.006</text:p>
          </table:table-cell>
          <table:table-cell table:formula="of:=AVERAGE([.I4];[.I19];[.I34];[.I49];[.I64];[.I79];[.I94];[.I109];[.I124];[.I139])" office:value-type="float" office:value="2.623" calcext:value-type="float">
            <text:p>2.623</text:p>
          </table:table-cell>
          <table:table-cell table:formula="of:=AVERAGE([.J4];[.J19];[.J34];[.J49];[.J64];[.J79];[.J94];[.J109];[.J124];[.J139])" office:value-type="float" office:value="6.153" calcext:value-type="float">
            <text:p>6.153</text:p>
          </table:table-cell>
          <table:table-cell table:formula="of:=AVERAGE([.K4];[.K19];[.K34];[.K49];[.K64];[.K79];[.K94];[.K109];[.K124];[.K139])" office:value-type="float" office:value="103.885" calcext:value-type="float">
            <text:p>103.885</text:p>
          </table:table-cell>
          <table:table-cell table:formula="of:=AVERAGE([.L4];[.L19];[.L34];[.L49];[.L64];[.L79];[.L94];[.L109];[.L124];[.L139])" office:value-type="float" office:value="12.272" calcext:value-type="float">
            <text:p>12.2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28.354836" calcext:value-type="float">
            <text:p>12528.354836</text:p>
          </table:table-cell>
          <table:table-cell office:value-type="float" office:value="10525116" calcext:value-type="float">
            <text:p>10525116</text:p>
          </table:table-cell>
          <table:table-cell office:value-type="float" office:value="0" calcext:value-type="float">
            <text:p>0</text:p>
          </table:table-cell>
          <table:table-cell office:value-type="float" office:value="1503588" calcext:value-type="float">
            <text:p>1503588</text:p>
          </table:table-cell>
          <table:table-cell office:value-type="float" office:value="12028704" calcext:value-type="float">
            <text:p>12028704</text:p>
          </table:table-cell>
          <table:table-cell office:value-type="float" office:value="751794" calcext:value-type="float">
            <text:p>751794</text:p>
          </table:table-cell>
          <table:table-cell office:value-type="float" office:value="60.0074" calcext:value-type="float">
            <text:p>60.0074</text:p>
          </table:table-cell>
          <table:table-cell office:value-type="float" office:value="2.81" calcext:value-type="float">
            <text:p>2.81</text:p>
          </table:table-cell>
          <table:table-cell office:value-type="float" office:value="7.18" calcext:value-type="float">
            <text:p>7.18</text:p>
          </table:table-cell>
          <table:table-cell office:value-type="float" office:value="124.99" calcext:value-type="float">
            <text:p>124.99</text:p>
          </table:table-cell>
          <table:table-cell office:value-type="float" office:value="15.22" calcext:value-type="float">
            <text:p>15.22</text:p>
          </table:table-cell>
          <table:table-cell table:formula="of:=AVERAGE([.A5];[.A20];[.A35];[.A50];[.A65];[.A80];[.A95];[.A110];[.A125];[.A140])" office:value-type="float" office:value="90" calcext:value-type="float">
            <text:p>90</text:p>
          </table:table-cell>
          <table:table-cell table:formula="of:=AVERAGE([.B5];[.B20];[.B35];[.B50];[.B65];[.B80];[.B95];[.B110];[.B125];[.B140])" office:value-type="float" office:value="12427.6636443" calcext:value-type="float">
            <text:p>12427.7</text:p>
          </table:table-cell>
          <table:table-cell table:formula="of:=AVERAGE([.C5];[.C20];[.C35];[.C50];[.C65];[.C80];[.C95];[.C110];[.C125];[.C140])" office:value-type="float" office:value="10440364.2" calcext:value-type="float">
            <text:p>10440364.2</text:p>
          </table:table-cell>
          <table:table-cell table:formula="of:=AVERAGE([.D5];[.D20];[.D35];[.D50];[.D65];[.D80];[.D95];[.D110];[.D125];[.D140])" office:value-type="float" office:value="0" calcext:value-type="float">
            <text:p>0.0</text:p>
          </table:table-cell>
          <table:table-cell table:formula="of:=AVERAGE([.E5];[.E20];[.E35];[.E50];[.E65];[.E80];[.E95];[.E110];[.E125];[.E140])" office:value-type="float" office:value="1491480.6" calcext:value-type="float">
            <text:p>1491480.6</text:p>
          </table:table-cell>
          <table:table-cell table:formula="of:=AVERAGE([.F5];[.F20];[.F35];[.F50];[.F65];[.F80];[.F95];[.F110];[.F125];[.F140])" office:value-type="float" office:value="11931844.8" calcext:value-type="float">
            <text:p>11931844.8</text:p>
          </table:table-cell>
          <table:table-cell table:formula="of:=AVERAGE([.G5];[.G20];[.G35];[.G50];[.G65];[.G80];[.G95];[.G110];[.G125];[.G140])" office:value-type="float" office:value="745740.3" calcext:value-type="float">
            <text:p>745740.3</text:p>
          </table:table-cell>
          <table:table-cell table:formula="of:=AVERAGE([.H5];[.H20];[.H35];[.H50];[.H65];[.H80];[.H95];[.H110];[.H125];[.H140])" office:value-type="float" office:value="60.00647" calcext:value-type="float">
            <text:p>60.006</text:p>
          </table:table-cell>
          <table:table-cell table:formula="of:=AVERAGE([.I5];[.I20];[.I35];[.I50];[.I65];[.I80];[.I95];[.I110];[.I125];[.I140])" office:value-type="float" office:value="2.784" calcext:value-type="float">
            <text:p>2.784</text:p>
          </table:table-cell>
          <table:table-cell table:formula="of:=AVERAGE([.J5];[.J20];[.J35];[.J50];[.J65];[.J80];[.J95];[.J110];[.J125];[.J140])" office:value-type="float" office:value="7.245" calcext:value-type="float">
            <text:p>7.245</text:p>
          </table:table-cell>
          <table:table-cell table:formula="of:=AVERAGE([.K5];[.K20];[.K35];[.K50];[.K65];[.K80];[.K95];[.K110];[.K125];[.K140])" office:value-type="float" office:value="121.891" calcext:value-type="float">
            <text:p>121.891</text:p>
          </table:table-cell>
          <table:table-cell table:formula="of:=AVERAGE([.L5];[.L20];[.L35];[.L50];[.L65];[.L80];[.L95];[.L110];[.L125];[.L140])" office:value-type="float" office:value="15.955" calcext:value-type="float">
            <text:p>15.9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854.081294" calcext:value-type="float">
            <text:p>12854.081294</text:p>
          </table:table-cell>
          <table:table-cell office:value-type="float" office:value="10798634" calcext:value-type="float">
            <text:p>10798634</text:p>
          </table:table-cell>
          <table:table-cell office:value-type="float" office:value="0" calcext:value-type="float">
            <text:p>0</text:p>
          </table:table-cell>
          <table:table-cell office:value-type="float" office:value="1542662" calcext:value-type="float">
            <text:p>1542662</text:p>
          </table:table-cell>
          <table:table-cell office:value-type="float" office:value="12341296" calcext:value-type="float">
            <text:p>12341296</text:p>
          </table:table-cell>
          <table:table-cell office:value-type="float" office:value="771331" calcext:value-type="float">
            <text:p>771331</text:p>
          </table:table-cell>
          <table:table-cell office:value-type="float" office:value="60.0067" calcext:value-type="float">
            <text:p>60.0067</text:p>
          </table:table-cell>
          <table:table-cell office:value-type="float" office:value="2.84" calcext:value-type="float">
            <text:p>2.84</text:p>
          </table:table-cell>
          <table:table-cell office:value-type="float" office:value="8.55" calcext:value-type="float">
            <text:p>8.55</text:p>
          </table:table-cell>
          <table:table-cell office:value-type="float" office:value="128.32" calcext:value-type="float">
            <text:p>128.32</text:p>
          </table:table-cell>
          <table:table-cell office:value-type="float" office:value="20.51" calcext:value-type="float">
            <text:p>20.51</text:p>
          </table:table-cell>
          <table:table-cell table:formula="of:=AVERAGE([.A6];[.A21];[.A36];[.A51];[.A66];[.A81];[.A96];[.A111];[.A126];[.A141])" office:value-type="float" office:value="110" calcext:value-type="float">
            <text:p>110</text:p>
          </table:table-cell>
          <table:table-cell table:formula="of:=AVERAGE([.B6];[.B21];[.B36];[.B51];[.B66];[.B81];[.B96];[.B111];[.B126];[.B141])" office:value-type="float" office:value="13045.2175801" calcext:value-type="float">
            <text:p>13045.2</text:p>
          </table:table-cell>
          <table:table-cell table:formula="of:=AVERAGE([.C6];[.C21];[.C36];[.C51];[.C66];[.C81];[.C96];[.C111];[.C126];[.C141])" office:value-type="float" office:value="10959317.6" calcext:value-type="float">
            <text:p>10959317.6</text:p>
          </table:table-cell>
          <table:table-cell table:formula="of:=AVERAGE([.D6];[.D21];[.D36];[.D51];[.D66];[.D81];[.D96];[.D111];[.D126];[.D141])" office:value-type="float" office:value="0" calcext:value-type="float">
            <text:p>0.0</text:p>
          </table:table-cell>
          <table:table-cell table:formula="of:=AVERAGE([.E6];[.E21];[.E36];[.E51];[.E66];[.E81];[.E96];[.E111];[.E126];[.E141])" office:value-type="float" office:value="1565616.8" calcext:value-type="float">
            <text:p>1565616.8</text:p>
          </table:table-cell>
          <table:table-cell table:formula="of:=AVERAGE([.F6];[.F21];[.F36];[.F51];[.F66];[.F81];[.F96];[.F111];[.F126];[.F141])" office:value-type="float" office:value="12524934.4" calcext:value-type="float">
            <text:p>12524934.4</text:p>
          </table:table-cell>
          <table:table-cell table:formula="of:=AVERAGE([.G6];[.G21];[.G36];[.G51];[.G66];[.G81];[.G96];[.G111];[.G126];[.G141])" office:value-type="float" office:value="782808.4" calcext:value-type="float">
            <text:p>782808.4</text:p>
          </table:table-cell>
          <table:table-cell table:formula="of:=AVERAGE([.H6];[.H21];[.H36];[.H51];[.H66];[.H81];[.H96];[.H111];[.H126];[.H141])" office:value-type="float" office:value="60.00731" calcext:value-type="float">
            <text:p>60.007</text:p>
          </table:table-cell>
          <table:table-cell table:formula="of:=AVERAGE([.I6];[.I21];[.I36];[.I51];[.I66];[.I81];[.I96];[.I111];[.I126];[.I141])" office:value-type="float" office:value="2.889" calcext:value-type="float">
            <text:p>2.889</text:p>
          </table:table-cell>
          <table:table-cell table:formula="of:=AVERAGE([.J6];[.J21];[.J36];[.J51];[.J66];[.J81];[.J96];[.J111];[.J126];[.J141])" office:value-type="float" office:value="8.425" calcext:value-type="float">
            <text:p>8.425</text:p>
          </table:table-cell>
          <table:table-cell table:formula="of:=AVERAGE([.K6];[.K21];[.K36];[.K51];[.K66];[.K81];[.K96];[.K111];[.K126];[.K141])" office:value-type="float" office:value="119.017" calcext:value-type="float">
            <text:p>119.017</text:p>
          </table:table-cell>
          <table:table-cell table:formula="of:=AVERAGE([.L6];[.L21];[.L36];[.L51];[.L66];[.L81];[.L96];[.L111];[.L126];[.L141])" office:value-type="float" office:value="19.502" calcext:value-type="float">
            <text:p>19.50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088.721504" calcext:value-type="float">
            <text:p>13088.721504</text:p>
          </table:table-cell>
          <table:table-cell office:value-type="float" office:value="10995992" calcext:value-type="float">
            <text:p>10995992</text:p>
          </table:table-cell>
          <table:table-cell office:value-type="float" office:value="0" calcext:value-type="float">
            <text:p>0</text:p>
          </table:table-cell>
          <table:table-cell office:value-type="float" office:value="1570856" calcext:value-type="float">
            <text:p>1570856</text:p>
          </table:table-cell>
          <table:table-cell office:value-type="float" office:value="12566848" calcext:value-type="float">
            <text:p>12566848</text:p>
          </table:table-cell>
          <table:table-cell office:value-type="float" office:value="785428" calcext:value-type="float">
            <text:p>785428</text:p>
          </table:table-cell>
          <table:table-cell office:value-type="float" office:value="60.008" calcext:value-type="float">
            <text:p>60.008</text:p>
          </table:table-cell>
          <table:table-cell office:value-type="float" office:value="2.69" calcext:value-type="float">
            <text:p>2.69</text:p>
          </table:table-cell>
          <table:table-cell office:value-type="float" office:value="9.92" calcext:value-type="float">
            <text:p>9.92</text:p>
          </table:table-cell>
          <table:table-cell office:value-type="float" office:value="160.32" calcext:value-type="float">
            <text:p>160.32</text:p>
          </table:table-cell>
          <table:table-cell office:value-type="float" office:value="24.37" calcext:value-type="float">
            <text:p>24.37</text:p>
          </table:table-cell>
          <table:table-cell table:formula="of:=AVERAGE([.A7];[.A22];[.A37];[.A52];[.A67];[.A82];[.A97];[.A112];[.A127];[.A142])" office:value-type="float" office:value="130" calcext:value-type="float">
            <text:p>130</text:p>
          </table:table-cell>
          <table:table-cell table:formula="of:=AVERAGE([.B7];[.B22];[.B37];[.B52];[.B67];[.B82];[.B97];[.B112];[.B127];[.B142])" office:value-type="float" office:value="13214.4986739" calcext:value-type="float">
            <text:p>13214.5</text:p>
          </table:table-cell>
          <table:table-cell table:formula="of:=AVERAGE([.C7];[.C22];[.C37];[.C52];[.C67];[.C82];[.C97];[.C112];[.C127];[.C142])" office:value-type="float" office:value="11101697.6" calcext:value-type="float">
            <text:p>11101697.6</text:p>
          </table:table-cell>
          <table:table-cell table:formula="of:=AVERAGE([.D7];[.D22];[.D37];[.D52];[.D67];[.D82];[.D97];[.D112];[.D127];[.D142])" office:value-type="float" office:value="0" calcext:value-type="float">
            <text:p>0.0</text:p>
          </table:table-cell>
          <table:table-cell table:formula="of:=AVERAGE([.E7];[.E22];[.E37];[.E52];[.E67];[.E82];[.E97];[.E112];[.E127];[.E142])" office:value-type="float" office:value="1585956.8" calcext:value-type="float">
            <text:p>1585956.8</text:p>
          </table:table-cell>
          <table:table-cell table:formula="of:=AVERAGE([.F7];[.F22];[.F37];[.F52];[.F67];[.F82];[.F97];[.F112];[.F127];[.F142])" office:value-type="float" office:value="12687654.4" calcext:value-type="float">
            <text:p>12687654.4</text:p>
          </table:table-cell>
          <table:table-cell table:formula="of:=AVERAGE([.G7];[.G22];[.G37];[.G52];[.G67];[.G82];[.G97];[.G112];[.G127];[.G142])" office:value-type="float" office:value="792978.4" calcext:value-type="float">
            <text:p>792978.4</text:p>
          </table:table-cell>
          <table:table-cell table:formula="of:=AVERAGE([.H7];[.H22];[.H37];[.H52];[.H67];[.H82];[.H97];[.H112];[.H127];[.H142])" office:value-type="float" office:value="60.00821" calcext:value-type="float">
            <text:p>60.008</text:p>
          </table:table-cell>
          <table:table-cell table:formula="of:=AVERAGE([.I7];[.I22];[.I37];[.I52];[.I67];[.I82];[.I97];[.I112];[.I127];[.I142])" office:value-type="float" office:value="2.92" calcext:value-type="float">
            <text:p>2.920</text:p>
          </table:table-cell>
          <table:table-cell table:formula="of:=AVERAGE([.J7];[.J22];[.J37];[.J52];[.J67];[.J82];[.J97];[.J112];[.J127];[.J142])" office:value-type="float" office:value="9.83" calcext:value-type="float">
            <text:p>9.830</text:p>
          </table:table-cell>
          <table:table-cell table:formula="of:=AVERAGE([.K7];[.K22];[.K37];[.K52];[.K67];[.K82];[.K97];[.K112];[.K127];[.K142])" office:value-type="float" office:value="137.592" calcext:value-type="float">
            <text:p>137.592</text:p>
          </table:table-cell>
          <table:table-cell table:formula="of:=AVERAGE([.L7];[.L22];[.L37];[.L52];[.L67];[.L82];[.L97];[.L112];[.L127];[.L142])" office:value-type="float" office:value="23.299" calcext:value-type="float">
            <text:p>23.2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270.987857" calcext:value-type="float">
            <text:p>13270.987857</text:p>
          </table:table-cell>
          <table:table-cell office:value-type="float" office:value="11149432" calcext:value-type="float">
            <text:p>11149432</text:p>
          </table:table-cell>
          <table:table-cell office:value-type="float" office:value="0" calcext:value-type="float">
            <text:p>0</text:p>
          </table:table-cell>
          <table:table-cell office:value-type="float" office:value="1592776" calcext:value-type="float">
            <text:p>1592776</text:p>
          </table:table-cell>
          <table:table-cell office:value-type="float" office:value="12742208" calcext:value-type="float">
            <text:p>12742208</text:p>
          </table:table-cell>
          <table:table-cell office:value-type="float" office:value="796388" calcext:value-type="float">
            <text:p>796388</text:p>
          </table:table-cell>
          <table:table-cell office:value-type="float" office:value="60.0097" calcext:value-type="float">
            <text:p>60.0097</text:p>
          </table:table-cell>
          <table:table-cell office:value-type="float" office:value="3.21" calcext:value-type="float">
            <text:p>3.21</text:p>
          </table:table-cell>
          <table:table-cell office:value-type="float" office:value="11.29" calcext:value-type="float">
            <text:p>11.29</text:p>
          </table:table-cell>
          <table:table-cell office:value-type="float" office:value="170.39" calcext:value-type="float">
            <text:p>170.39</text:p>
          </table:table-cell>
          <table:table-cell office:value-type="float" office:value="27.24" calcext:value-type="float">
            <text:p>27.24</text:p>
          </table:table-cell>
          <table:table-cell table:formula="of:=AVERAGE([.A8];[.A23];[.A38];[.A53];[.A68];[.A83];[.A98];[.A113];[.A128];[.A143])" office:value-type="float" office:value="150" calcext:value-type="float">
            <text:p>150</text:p>
          </table:table-cell>
          <table:table-cell table:formula="of:=AVERAGE([.B8];[.B23];[.B38];[.B53];[.B68];[.B83];[.B98];[.B113];[.B128];[.B143])" office:value-type="float" office:value="13353.0770343" calcext:value-type="float">
            <text:p>13353.1</text:p>
          </table:table-cell>
          <table:table-cell table:formula="of:=AVERAGE([.C8];[.C23];[.C38];[.C53];[.C68];[.C83];[.C98];[.C113];[.C128];[.C143])" office:value-type="float" office:value="11218284" calcext:value-type="float">
            <text:p>11218284.0</text:p>
          </table:table-cell>
          <table:table-cell table:formula="of:=AVERAGE([.D8];[.D23];[.D38];[.D53];[.D68];[.D83];[.D98];[.D113];[.D128];[.D143])" office:value-type="float" office:value="0" calcext:value-type="float">
            <text:p>0.0</text:p>
          </table:table-cell>
          <table:table-cell table:formula="of:=AVERAGE([.E8];[.E23];[.E38];[.E53];[.E68];[.E83];[.E98];[.E113];[.E128];[.E143])" office:value-type="float" office:value="1602612" calcext:value-type="float">
            <text:p>1602612.0</text:p>
          </table:table-cell>
          <table:table-cell table:formula="of:=AVERAGE([.F8];[.F23];[.F38];[.F53];[.F68];[.F83];[.F98];[.F113];[.F128];[.F143])" office:value-type="float" office:value="12820896" calcext:value-type="float">
            <text:p>12820896.0</text:p>
          </table:table-cell>
          <table:table-cell table:formula="of:=AVERAGE([.G8];[.G23];[.G38];[.G53];[.G68];[.G83];[.G98];[.G113];[.G128];[.G143])" office:value-type="float" office:value="801306" calcext:value-type="float">
            <text:p>801306.0</text:p>
          </table:table-cell>
          <table:table-cell table:formula="of:=AVERAGE([.H8];[.H23];[.H38];[.H53];[.H68];[.H83];[.H98];[.H113];[.H128];[.H143])" office:value-type="float" office:value="60.00909" calcext:value-type="float">
            <text:p>60.009</text:p>
          </table:table-cell>
          <table:table-cell table:formula="of:=AVERAGE([.I8];[.I23];[.I38];[.I53];[.I68];[.I83];[.I98];[.I113];[.I128];[.I143])" office:value-type="float" office:value="3.108" calcext:value-type="float">
            <text:p>3.108</text:p>
          </table:table-cell>
          <table:table-cell table:formula="of:=AVERAGE([.J8];[.J23];[.J38];[.J53];[.J68];[.J83];[.J98];[.J113];[.J128];[.J143])" office:value-type="float" office:value="11.225" calcext:value-type="float">
            <text:p>11.225</text:p>
          </table:table-cell>
          <table:table-cell table:formula="of:=AVERAGE([.K8];[.K23];[.K38];[.K53];[.K68];[.K83];[.K98];[.K113];[.K128];[.K143])" office:value-type="float" office:value="136.174" calcext:value-type="float">
            <text:p>136.174</text:p>
          </table:table-cell>
          <table:table-cell table:formula="of:=AVERAGE([.L8];[.L23];[.L38];[.L53];[.L68];[.L83];[.L98];[.L113];[.L128];[.L143])" office:value-type="float" office:value="27.643" calcext:value-type="float">
            <text:p>27.6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281.61973" calcext:value-type="float">
            <text:p>13281.61973</text:p>
          </table:table-cell>
          <table:table-cell office:value-type="float" office:value="11158420" calcext:value-type="float">
            <text:p>11158420</text:p>
          </table:table-cell>
          <table:table-cell office:value-type="float" office:value="0" calcext:value-type="float">
            <text:p>0</text:p>
          </table:table-cell>
          <table:table-cell office:value-type="float" office:value="1594060" calcext:value-type="float">
            <text:p>1594060</text:p>
          </table:table-cell>
          <table:table-cell office:value-type="float" office:value="12752480" calcext:value-type="float">
            <text:p>12752480</text:p>
          </table:table-cell>
          <table:table-cell office:value-type="float" office:value="797030" calcext:value-type="float">
            <text:p>797030</text:p>
          </table:table-cell>
          <table:table-cell office:value-type="float" office:value="60.01" calcext:value-type="float">
            <text:p>60.01</text:p>
          </table:table-cell>
          <table:table-cell office:value-type="float" office:value="3.02" calcext:value-type="float">
            <text:p>3.02</text:p>
          </table:table-cell>
          <table:table-cell office:value-type="float" office:value="12.79" calcext:value-type="float">
            <text:p>12.79</text:p>
          </table:table-cell>
          <table:table-cell office:value-type="float" office:value="125.65" calcext:value-type="float">
            <text:p>125.65</text:p>
          </table:table-cell>
          <table:table-cell office:value-type="float" office:value="32.53" calcext:value-type="float">
            <text:p>32.53</text:p>
          </table:table-cell>
          <table:table-cell table:formula="of:=AVERAGE([.A9];[.A24];[.A39];[.A54];[.A69];[.A84];[.A99];[.A114];[.A129];[.A144])" office:value-type="float" office:value="170" calcext:value-type="float">
            <text:p>170</text:p>
          </table:table-cell>
          <table:table-cell table:formula="of:=AVERAGE([.B9];[.B24];[.B39];[.B54];[.B69];[.B84];[.B99];[.B114];[.B129];[.B144])" office:value-type="float" office:value="13373.0210781" calcext:value-type="float">
            <text:p>13373.0</text:p>
          </table:table-cell>
          <table:table-cell table:formula="of:=AVERAGE([.C9];[.C24];[.C39];[.C54];[.C69];[.C84];[.C99];[.C114];[.C129];[.C144])" office:value-type="float" office:value="11235337.4" calcext:value-type="float">
            <text:p>11235337.4</text:p>
          </table:table-cell>
          <table:table-cell table:formula="of:=AVERAGE([.D9];[.D24];[.D39];[.D54];[.D69];[.D84];[.D99];[.D114];[.D129];[.D144])" office:value-type="float" office:value="0" calcext:value-type="float">
            <text:p>0.0</text:p>
          </table:table-cell>
          <table:table-cell table:formula="of:=AVERAGE([.E9];[.E24];[.E39];[.E54];[.E69];[.E84];[.E99];[.E114];[.E129];[.E144])" office:value-type="float" office:value="1605048.2" calcext:value-type="float">
            <text:p>1605048.2</text:p>
          </table:table-cell>
          <table:table-cell table:formula="of:=AVERAGE([.F9];[.F24];[.F39];[.F54];[.F69];[.F84];[.F99];[.F114];[.F129];[.F144])" office:value-type="float" office:value="12840385.6" calcext:value-type="float">
            <text:p>12840385.6</text:p>
          </table:table-cell>
          <table:table-cell table:formula="of:=AVERAGE([.G9];[.G24];[.G39];[.G54];[.G69];[.G84];[.G99];[.G114];[.G129];[.G144])" office:value-type="float" office:value="802524.1" calcext:value-type="float">
            <text:p>802524.1</text:p>
          </table:table-cell>
          <table:table-cell table:formula="of:=AVERAGE([.H9];[.H24];[.H39];[.H54];[.H69];[.H84];[.H99];[.H114];[.H129];[.H144])" office:value-type="float" office:value="60.01068" calcext:value-type="float">
            <text:p>60.011</text:p>
          </table:table-cell>
          <table:table-cell table:formula="of:=AVERAGE([.I9];[.I24];[.I39];[.I54];[.I69];[.I84];[.I99];[.I114];[.I129];[.I144])" office:value-type="float" office:value="3.155" calcext:value-type="float">
            <text:p>3.155</text:p>
          </table:table-cell>
          <table:table-cell table:formula="of:=AVERAGE([.J9];[.J24];[.J39];[.J54];[.J69];[.J84];[.J99];[.J114];[.J129];[.J144])" office:value-type="float" office:value="12.703" calcext:value-type="float">
            <text:p>12.703</text:p>
          </table:table-cell>
          <table:table-cell table:formula="of:=AVERAGE([.K9];[.K24];[.K39];[.K54];[.K69];[.K84];[.K99];[.K114];[.K129];[.K144])" office:value-type="float" office:value="160.334" calcext:value-type="float">
            <text:p>160.334</text:p>
          </table:table-cell>
          <table:table-cell table:formula="of:=AVERAGE([.L9];[.L24];[.L39];[.L54];[.L69];[.L84];[.L99];[.L114];[.L129];[.L144])" office:value-type="float" office:value="32.712" calcext:value-type="float">
            <text:p>32.71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309.537854" calcext:value-type="float">
            <text:p>13309.537854</text:p>
          </table:table-cell>
          <table:table-cell office:value-type="float" office:value="11182136" calcext:value-type="float">
            <text:p>11182136</text:p>
          </table:table-cell>
          <table:table-cell office:value-type="float" office:value="0" calcext:value-type="float">
            <text:p>0</text:p>
          </table:table-cell>
          <table:table-cell office:value-type="float" office:value="1597448" calcext:value-type="float">
            <text:p>1597448</text:p>
          </table:table-cell>
          <table:table-cell office:value-type="float" office:value="12779584" calcext:value-type="float">
            <text:p>12779584</text:p>
          </table:table-cell>
          <table:table-cell office:value-type="float" office:value="798724" calcext:value-type="float">
            <text:p>798724</text:p>
          </table:table-cell>
          <table:table-cell office:value-type="float" office:value="60.0114" calcext:value-type="float">
            <text:p>60.0114</text:p>
          </table:table-cell>
          <table:table-cell office:value-type="float" office:value="3.19" calcext:value-type="float">
            <text:p>3.19</text:p>
          </table:table-cell>
          <table:table-cell office:value-type="float" office:value="14.26" calcext:value-type="float">
            <text:p>14.26</text:p>
          </table:table-cell>
          <table:table-cell office:value-type="float" office:value="155.7" calcext:value-type="float">
            <text:p>155.7</text:p>
          </table:table-cell>
          <table:table-cell office:value-type="float" office:value="36.83" calcext:value-type="float">
            <text:p>36.83</text:p>
          </table:table-cell>
          <table:table-cell table:formula="of:=AVERAGE([.A10];[.A25];[.A40];[.A55];[.A70];[.A85];[.A100];[.A115];[.A130];[.A145])" office:value-type="float" office:value="190" calcext:value-type="float">
            <text:p>190</text:p>
          </table:table-cell>
          <table:table-cell table:formula="of:=AVERAGE([.B10];[.B25];[.B40];[.B55];[.B70];[.B85];[.B100];[.B115];[.B130];[.B145])" office:value-type="float" office:value="13337.8498384" calcext:value-type="float">
            <text:p>13337.8</text:p>
          </table:table-cell>
          <table:table-cell table:formula="of:=AVERAGE([.C10];[.C25];[.C40];[.C55];[.C70];[.C85];[.C100];[.C115];[.C130];[.C145])" office:value-type="float" office:value="11205943" calcext:value-type="float">
            <text:p>11205943.0</text:p>
          </table:table-cell>
          <table:table-cell table:formula="of:=AVERAGE([.D10];[.D25];[.D40];[.D55];[.D70];[.D85];[.D100];[.D115];[.D130];[.D145])" office:value-type="float" office:value="0" calcext:value-type="float">
            <text:p>0.0</text:p>
          </table:table-cell>
          <table:table-cell table:formula="of:=AVERAGE([.E10];[.E25];[.E40];[.E55];[.E70];[.E85];[.E100];[.E115];[.E130];[.E145])" office:value-type="float" office:value="1600849" calcext:value-type="float">
            <text:p>1600849.0</text:p>
          </table:table-cell>
          <table:table-cell table:formula="of:=AVERAGE([.F10];[.F25];[.F40];[.F55];[.F70];[.F85];[.F100];[.F115];[.F130];[.F145])" office:value-type="float" office:value="12806792" calcext:value-type="float">
            <text:p>12806792.0</text:p>
          </table:table-cell>
          <table:table-cell table:formula="of:=AVERAGE([.G10];[.G25];[.G40];[.G55];[.G70];[.G85];[.G100];[.G115];[.G130];[.G145])" office:value-type="float" office:value="800424.5" calcext:value-type="float">
            <text:p>800424.5</text:p>
          </table:table-cell>
          <table:table-cell table:formula="of:=AVERAGE([.H10];[.H25];[.H40];[.H55];[.H70];[.H85];[.H100];[.H115];[.H130];[.H145])" office:value-type="float" office:value="60.01151" calcext:value-type="float">
            <text:p>60.012</text:p>
          </table:table-cell>
          <table:table-cell table:formula="of:=AVERAGE([.I10];[.I25];[.I40];[.I55];[.I70];[.I85];[.I100];[.I115];[.I130];[.I145])" office:value-type="float" office:value="3.068" calcext:value-type="float">
            <text:p>3.068</text:p>
          </table:table-cell>
          <table:table-cell table:formula="of:=AVERAGE([.J10];[.J25];[.J40];[.J55];[.J70];[.J85];[.J100];[.J115];[.J130];[.J145])" office:value-type="float" office:value="14.234" calcext:value-type="float">
            <text:p>14.234</text:p>
          </table:table-cell>
          <table:table-cell table:formula="of:=AVERAGE([.K10];[.K25];[.K40];[.K55];[.K70];[.K85];[.K100];[.K115];[.K130];[.K145])" office:value-type="float" office:value="186.81" calcext:value-type="float">
            <text:p>186.810</text:p>
          </table:table-cell>
          <table:table-cell table:formula="of:=AVERAGE([.L10];[.L25];[.L40];[.L55];[.L70];[.L85];[.L100];[.L115];[.L130];[.L145])" office:value-type="float" office:value="36.067" calcext:value-type="float">
            <text:p>36.06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289.924697" calcext:value-type="float">
            <text:p>13289.924697</text:p>
          </table:table-cell>
          <table:table-cell office:value-type="float" office:value="11165602" calcext:value-type="float">
            <text:p>11165602</text:p>
          </table:table-cell>
          <table:table-cell office:value-type="float" office:value="0" calcext:value-type="float">
            <text:p>0</text:p>
          </table:table-cell>
          <table:table-cell office:value-type="float" office:value="1595086" calcext:value-type="float">
            <text:p>1595086</text:p>
          </table:table-cell>
          <table:table-cell office:value-type="float" office:value="12760688" calcext:value-type="float">
            <text:p>12760688</text:p>
          </table:table-cell>
          <table:table-cell office:value-type="float" office:value="797543" calcext:value-type="float">
            <text:p>797543</text:p>
          </table:table-cell>
          <table:table-cell office:value-type="float" office:value="60.0111" calcext:value-type="float">
            <text:p>60.0111</text:p>
          </table:table-cell>
          <table:table-cell office:value-type="float" office:value="2.98" calcext:value-type="float">
            <text:p>2.98</text:p>
          </table:table-cell>
          <table:table-cell office:value-type="float" office:value="15.79" calcext:value-type="float">
            <text:p>15.79</text:p>
          </table:table-cell>
          <table:table-cell office:value-type="float" office:value="183.06" calcext:value-type="float">
            <text:p>183.06</text:p>
          </table:table-cell>
          <table:table-cell office:value-type="float" office:value="37.39" calcext:value-type="float">
            <text:p>37.39</text:p>
          </table:table-cell>
          <table:table-cell table:formula="of:=AVERAGE([.A11];[.A26];[.A41];[.A56];[.A71];[.A86];[.A101];[.A116];[.A131];[.A146])" office:value-type="float" office:value="210" calcext:value-type="float">
            <text:p>210</text:p>
          </table:table-cell>
          <table:table-cell table:formula="of:=AVERAGE([.B11];[.B26];[.B41];[.B56];[.B71];[.B86];[.B101];[.B116];[.B131];[.B146])" office:value-type="float" office:value="13340.6558298" calcext:value-type="float">
            <text:p>13340.7</text:p>
          </table:table-cell>
          <table:table-cell table:formula="of:=AVERAGE([.C11];[.C26];[.C41];[.C56];[.C71];[.C86];[.C101];[.C116];[.C131];[.C146])" office:value-type="float" office:value="11208435" calcext:value-type="float">
            <text:p>11208435.0</text:p>
          </table:table-cell>
          <table:table-cell table:formula="of:=AVERAGE([.D11];[.D26];[.D41];[.D56];[.D71];[.D86];[.D101];[.D116];[.D131];[.D146])" office:value-type="float" office:value="0" calcext:value-type="float">
            <text:p>0.0</text:p>
          </table:table-cell>
          <table:table-cell table:formula="of:=AVERAGE([.E11];[.E26];[.E41];[.E56];[.E71];[.E86];[.E101];[.E116];[.E131];[.E146])" office:value-type="float" office:value="1601205" calcext:value-type="float">
            <text:p>1601205.0</text:p>
          </table:table-cell>
          <table:table-cell table:formula="of:=AVERAGE([.F11];[.F26];[.F41];[.F56];[.F71];[.F86];[.F101];[.F116];[.F131];[.F146])" office:value-type="float" office:value="12809640" calcext:value-type="float">
            <text:p>12809640.0</text:p>
          </table:table-cell>
          <table:table-cell table:formula="of:=AVERAGE([.G11];[.G26];[.G41];[.G56];[.G71];[.G86];[.G101];[.G116];[.G131];[.G146])" office:value-type="float" office:value="800602.5" calcext:value-type="float">
            <text:p>800602.5</text:p>
          </table:table-cell>
          <table:table-cell table:formula="of:=AVERAGE([.H11];[.H26];[.H41];[.H56];[.H71];[.H86];[.H101];[.H116];[.H131];[.H146])" office:value-type="float" office:value="60.01223" calcext:value-type="float">
            <text:p>60.012</text:p>
          </table:table-cell>
          <table:table-cell table:formula="of:=AVERAGE([.I11];[.I26];[.I41];[.I56];[.I71];[.I86];[.I101];[.I116];[.I131];[.I146])" office:value-type="float" office:value="3.09" calcext:value-type="float">
            <text:p>3.090</text:p>
          </table:table-cell>
          <table:table-cell table:formula="of:=AVERAGE([.J11];[.J26];[.J41];[.J56];[.J71];[.J86];[.J101];[.J116];[.J131];[.J146])" office:value-type="float" office:value="15.729" calcext:value-type="float">
            <text:p>15.729</text:p>
          </table:table-cell>
          <table:table-cell table:formula="of:=AVERAGE([.K11];[.K26];[.K41];[.K56];[.K71];[.K86];[.K101];[.K116];[.K131];[.K146])" office:value-type="float" office:value="205.415" calcext:value-type="float">
            <text:p>205.415</text:p>
          </table:table-cell>
          <table:table-cell table:formula="of:=AVERAGE([.L11];[.L26];[.L41];[.L56];[.L71];[.L86];[.L101];[.L116];[.L131];[.L146])" office:value-type="float" office:value="39.708" calcext:value-type="float">
            <text:p>39.7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246.984368" calcext:value-type="float">
            <text:p>13246.984368</text:p>
          </table:table-cell>
          <table:table-cell office:value-type="float" office:value="11129748" calcext:value-type="float">
            <text:p>11129748</text:p>
          </table:table-cell>
          <table:table-cell office:value-type="float" office:value="0" calcext:value-type="float">
            <text:p>0</text:p>
          </table:table-cell>
          <table:table-cell office:value-type="float" office:value="1589964" calcext:value-type="float">
            <text:p>1589964</text:p>
          </table:table-cell>
          <table:table-cell office:value-type="float" office:value="12719712" calcext:value-type="float">
            <text:p>12719712</text:p>
          </table:table-cell>
          <table:table-cell office:value-type="float" office:value="794982" calcext:value-type="float">
            <text:p>794982</text:p>
          </table:table-cell>
          <table:table-cell office:value-type="float" office:value="60.0123" calcext:value-type="float">
            <text:p>60.0123</text:p>
          </table:table-cell>
          <table:table-cell office:value-type="float" office:value="3.12" calcext:value-type="float">
            <text:p>3.12</text:p>
          </table:table-cell>
          <table:table-cell office:value-type="float" office:value="17.35" calcext:value-type="float">
            <text:p>17.35</text:p>
          </table:table-cell>
          <table:table-cell office:value-type="float" office:value="162.62" calcext:value-type="float">
            <text:p>162.62</text:p>
          </table:table-cell>
          <table:table-cell office:value-type="float" office:value="43.77" calcext:value-type="float">
            <text:p>43.77</text:p>
          </table:table-cell>
          <table:table-cell table:formula="of:=AVERAGE([.A12];[.A27];[.A42];[.A57];[.A72];[.A87];[.A102];[.A117];[.A132];[.A147])" office:value-type="float" office:value="230" calcext:value-type="float">
            <text:p>230</text:p>
          </table:table-cell>
          <table:table-cell table:formula="of:=AVERAGE([.B12];[.B27];[.B42];[.B57];[.B72];[.B87];[.B102];[.B117];[.B132];[.B147])" office:value-type="float" office:value="13245.8651644" calcext:value-type="float">
            <text:p>13245.9</text:p>
          </table:table-cell>
          <table:table-cell table:formula="of:=AVERAGE([.C12];[.C27];[.C42];[.C57];[.C72];[.C87];[.C102];[.C117];[.C132];[.C147])" office:value-type="float" office:value="11128941.6" calcext:value-type="float">
            <text:p>11128941.6</text:p>
          </table:table-cell>
          <table:table-cell table:formula="of:=AVERAGE([.D12];[.D27];[.D42];[.D57];[.D72];[.D87];[.D102];[.D117];[.D132];[.D147])" office:value-type="float" office:value="0" calcext:value-type="float">
            <text:p>0.0</text:p>
          </table:table-cell>
          <table:table-cell table:formula="of:=AVERAGE([.E12];[.E27];[.E42];[.E57];[.E72];[.E87];[.E102];[.E117];[.E132];[.E147])" office:value-type="float" office:value="1589848.8" calcext:value-type="float">
            <text:p>1589848.8</text:p>
          </table:table-cell>
          <table:table-cell table:formula="of:=AVERAGE([.F12];[.F27];[.F42];[.F57];[.F72];[.F87];[.F102];[.F117];[.F132];[.F147])" office:value-type="float" office:value="12718790.4" calcext:value-type="float">
            <text:p>12718790.4</text:p>
          </table:table-cell>
          <table:table-cell table:formula="of:=AVERAGE([.G12];[.G27];[.G42];[.G57];[.G72];[.G87];[.G102];[.G117];[.G132];[.G147])" office:value-type="float" office:value="794924.4" calcext:value-type="float">
            <text:p>794924.4</text:p>
          </table:table-cell>
          <table:table-cell table:formula="of:=AVERAGE([.H12];[.H27];[.H42];[.H57];[.H72];[.H87];[.H102];[.H117];[.H132];[.H147])" office:value-type="float" office:value="60.01302" calcext:value-type="float">
            <text:p>60.013</text:p>
          </table:table-cell>
          <table:table-cell table:formula="of:=AVERAGE([.I12];[.I27];[.I42];[.I57];[.I72];[.I87];[.I102];[.I117];[.I132];[.I147])" office:value-type="float" office:value="3.079" calcext:value-type="float">
            <text:p>3.079</text:p>
          </table:table-cell>
          <table:table-cell table:formula="of:=AVERAGE([.J12];[.J27];[.J42];[.J57];[.J72];[.J87];[.J102];[.J117];[.J132];[.J147])" office:value-type="float" office:value="17.352" calcext:value-type="float">
            <text:p>17.352</text:p>
          </table:table-cell>
          <table:table-cell table:formula="of:=AVERAGE([.K12];[.K27];[.K42];[.K57];[.K72];[.K87];[.K102];[.K117];[.K132];[.K147])" office:value-type="float" office:value="218.003" calcext:value-type="float">
            <text:p>218.003</text:p>
          </table:table-cell>
          <table:table-cell table:formula="of:=AVERAGE([.L12];[.L27];[.L42];[.L57];[.L72];[.L87];[.L102];[.L117];[.L132];[.L147])" office:value-type="float" office:value="43.176" calcext:value-type="float">
            <text:p>43.1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202.544026" calcext:value-type="float">
            <text:p>13202.544026</text:p>
          </table:table-cell>
          <table:table-cell office:value-type="float" office:value="11092928" calcext:value-type="float">
            <text:p>11092928</text:p>
          </table:table-cell>
          <table:table-cell office:value-type="float" office:value="0" calcext:value-type="float">
            <text:p>0</text:p>
          </table:table-cell>
          <table:table-cell office:value-type="float" office:value="1584704" calcext:value-type="float">
            <text:p>1584704</text:p>
          </table:table-cell>
          <table:table-cell office:value-type="float" office:value="12677632" calcext:value-type="float">
            <text:p>12677632</text:p>
          </table:table-cell>
          <table:table-cell office:value-type="float" office:value="792352" calcext:value-type="float">
            <text:p>792352</text:p>
          </table:table-cell>
          <table:table-cell office:value-type="float" office:value="60.0151" calcext:value-type="float">
            <text:p>60.0151</text:p>
          </table:table-cell>
          <table:table-cell office:value-type="float" office:value="3.26" calcext:value-type="float">
            <text:p>3.26</text:p>
          </table:table-cell>
          <table:table-cell office:value-type="float" office:value="18.92" calcext:value-type="float">
            <text:p>18.92</text:p>
          </table:table-cell>
          <table:table-cell office:value-type="float" office:value="244.97" calcext:value-type="float">
            <text:p>244.97</text:p>
          </table:table-cell>
          <table:table-cell office:value-type="float" office:value="49.17" calcext:value-type="float">
            <text:p>49.17</text:p>
          </table:table-cell>
          <table:table-cell table:formula="of:=AVERAGE([.A13];[.A28];[.A43];[.A58];[.A73];[.A88];[.A103];[.A118];[.A133];[.A148])" office:value-type="float" office:value="250" calcext:value-type="float">
            <text:p>250</text:p>
          </table:table-cell>
          <table:table-cell table:formula="of:=AVERAGE([.B13];[.B28];[.B43];[.B58];[.B73];[.B88];[.B103];[.B118];[.B133];[.B148])" office:value-type="float" office:value="13202.8318588" calcext:value-type="float">
            <text:p>13202.8</text:p>
          </table:table-cell>
          <table:table-cell table:formula="of:=AVERAGE([.C13];[.C28];[.C43];[.C58];[.C73];[.C88];[.C103];[.C118];[.C133];[.C148])" office:value-type="float" office:value="11093101.6" calcext:value-type="float">
            <text:p>11093101.6</text:p>
          </table:table-cell>
          <table:table-cell table:formula="of:=AVERAGE([.D13];[.D28];[.D43];[.D58];[.D73];[.D88];[.D103];[.D118];[.D133];[.D148])" office:value-type="float" office:value="0" calcext:value-type="float">
            <text:p>0.0</text:p>
          </table:table-cell>
          <table:table-cell table:formula="of:=AVERAGE([.E13];[.E28];[.E43];[.E58];[.E73];[.E88];[.E103];[.E118];[.E133];[.E148])" office:value-type="float" office:value="1584728.8" calcext:value-type="float">
            <text:p>1584728.8</text:p>
          </table:table-cell>
          <table:table-cell table:formula="of:=AVERAGE([.F13];[.F28];[.F43];[.F58];[.F73];[.F88];[.F103];[.F118];[.F133];[.F148])" office:value-type="float" office:value="12677830.4" calcext:value-type="float">
            <text:p>12677830.4</text:p>
          </table:table-cell>
          <table:table-cell table:formula="of:=AVERAGE([.G13];[.G28];[.G43];[.G58];[.G73];[.G88];[.G103];[.G118];[.G133];[.G148])" office:value-type="float" office:value="792364.4" calcext:value-type="float">
            <text:p>792364.4</text:p>
          </table:table-cell>
          <table:table-cell table:formula="of:=AVERAGE([.H13];[.H28];[.H43];[.H58];[.H73];[.H88];[.H103];[.H118];[.H133];[.H148])" office:value-type="float" office:value="60.01473" calcext:value-type="float">
            <text:p>60.015</text:p>
          </table:table-cell>
          <table:table-cell table:formula="of:=AVERAGE([.I13];[.I28];[.I43];[.I58];[.I73];[.I88];[.I103];[.I118];[.I133];[.I148])" office:value-type="float" office:value="3.11" calcext:value-type="float">
            <text:p>3.110</text:p>
          </table:table-cell>
          <table:table-cell table:formula="of:=AVERAGE([.J13];[.J28];[.J43];[.J58];[.J73];[.J88];[.J103];[.J118];[.J133];[.J148])" office:value-type="float" office:value="18.919" calcext:value-type="float">
            <text:p>18.919</text:p>
          </table:table-cell>
          <table:table-cell table:formula="of:=AVERAGE([.K13];[.K28];[.K43];[.K58];[.K73];[.K88];[.K103];[.K118];[.K133];[.K148])" office:value-type="float" office:value="212.286" calcext:value-type="float">
            <text:p>212.286</text:p>
          </table:table-cell>
          <table:table-cell table:formula="of:=AVERAGE([.L13];[.L28];[.L43];[.L58];[.L73];[.L88];[.L103];[.L118];[.L133];[.L148])" office:value-type="float" office:value="46.554" calcext:value-type="float">
            <text:p>46.55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111.646158" calcext:value-type="float">
            <text:p>13111.646158</text:p>
          </table:table-cell>
          <table:table-cell office:value-type="float" office:value="11016628" calcext:value-type="float">
            <text:p>11016628</text:p>
          </table:table-cell>
          <table:table-cell office:value-type="float" office:value="0" calcext:value-type="float">
            <text:p>0</text:p>
          </table:table-cell>
          <table:table-cell office:value-type="float" office:value="1573804" calcext:value-type="float">
            <text:p>1573804</text:p>
          </table:table-cell>
          <table:table-cell office:value-type="float" office:value="12590432" calcext:value-type="float">
            <text:p>12590432</text:p>
          </table:table-cell>
          <table:table-cell office:value-type="float" office:value="786902" calcext:value-type="float">
            <text:p>786902</text:p>
          </table:table-cell>
          <table:table-cell office:value-type="float" office:value="60.0155" calcext:value-type="float">
            <text:p>60.0155</text:p>
          </table:table-cell>
          <table:table-cell office:value-type="float" office:value="3.14" calcext:value-type="float">
            <text:p>3.14</text:p>
          </table:table-cell>
          <table:table-cell office:value-type="float" office:value="20.58" calcext:value-type="float">
            <text:p>20.58</text:p>
          </table:table-cell>
          <table:table-cell office:value-type="float" office:value="176.58" calcext:value-type="float">
            <text:p>176.58</text:p>
          </table:table-cell>
          <table:table-cell office:value-type="float" office:value="50.58" calcext:value-type="float">
            <text:p>50.58</text:p>
          </table:table-cell>
          <table:table-cell table:formula="of:=AVERAGE([.A14];[.A29];[.A44];[.A59];[.A74];[.A89];[.A104];[.A119];[.A134];[.A149])" office:value-type="float" office:value="270" calcext:value-type="float">
            <text:p>270</text:p>
          </table:table-cell>
          <table:table-cell table:formula="of:=AVERAGE([.B14];[.B29];[.B44];[.B59];[.B74];[.B89];[.B104];[.B119];[.B134];[.B149])" office:value-type="float" office:value="13091.0211578" calcext:value-type="float">
            <text:p>13091.0</text:p>
          </table:table-cell>
          <table:table-cell table:formula="of:=AVERAGE([.C14];[.C29];[.C44];[.C59];[.C74];[.C89];[.C104];[.C119];[.C134];[.C149])" office:value-type="float" office:value="10999298.8" calcext:value-type="float">
            <text:p>10999298.8</text:p>
          </table:table-cell>
          <table:table-cell table:formula="of:=AVERAGE([.D14];[.D29];[.D44];[.D59];[.D74];[.D89];[.D104];[.D119];[.D134];[.D149])" office:value-type="float" office:value="0" calcext:value-type="float">
            <text:p>0.0</text:p>
          </table:table-cell>
          <table:table-cell table:formula="of:=AVERAGE([.E14];[.E29];[.E44];[.E59];[.E74];[.E89];[.E104];[.E119];[.E134];[.E149])" office:value-type="float" office:value="1571328.4" calcext:value-type="float">
            <text:p>1571328.4</text:p>
          </table:table-cell>
          <table:table-cell table:formula="of:=AVERAGE([.F14];[.F29];[.F44];[.F59];[.F74];[.F89];[.F104];[.F119];[.F134];[.F149])" office:value-type="float" office:value="12570627.2" calcext:value-type="float">
            <text:p>12570627.2</text:p>
          </table:table-cell>
          <table:table-cell table:formula="of:=AVERAGE([.G14];[.G29];[.G44];[.G59];[.G74];[.G89];[.G104];[.G119];[.G134];[.G149])" office:value-type="float" office:value="785664.2" calcext:value-type="float">
            <text:p>785664.2</text:p>
          </table:table-cell>
          <table:table-cell table:formula="of:=AVERAGE([.H14];[.H29];[.H44];[.H59];[.H74];[.H89];[.H104];[.H119];[.H134];[.H149])" office:value-type="float" office:value="60.01551" calcext:value-type="float">
            <text:p>60.016</text:p>
          </table:table-cell>
          <table:table-cell table:formula="of:=AVERAGE([.I14];[.I29];[.I44];[.I59];[.I74];[.I89];[.I104];[.I119];[.I134];[.I149])" office:value-type="float" office:value="3.027" calcext:value-type="float">
            <text:p>3.027</text:p>
          </table:table-cell>
          <table:table-cell table:formula="of:=AVERAGE([.J14];[.J29];[.J44];[.J59];[.J74];[.J89];[.J104];[.J119];[.J134];[.J149])" office:value-type="float" office:value="20.609" calcext:value-type="float">
            <text:p>20.609</text:p>
          </table:table-cell>
          <table:table-cell table:formula="of:=AVERAGE([.K14];[.K29];[.K44];[.K59];[.K74];[.K89];[.K104];[.K119];[.K134];[.K149])" office:value-type="float" office:value="213.251" calcext:value-type="float">
            <text:p>213.251</text:p>
          </table:table-cell>
          <table:table-cell table:formula="of:=AVERAGE([.L14];[.L29];[.L44];[.L59];[.L74];[.L89];[.L104];[.L119];[.L134];[.L149])" office:value-type="float" office:value="49.433" calcext:value-type="float">
            <text:p>49.43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988.98067" calcext:value-type="float">
            <text:p>12988.98067</text:p>
          </table:table-cell>
          <table:table-cell office:value-type="float" office:value="10914708" calcext:value-type="float">
            <text:p>10914708</text:p>
          </table:table-cell>
          <table:table-cell office:value-type="float" office:value="0" calcext:value-type="float">
            <text:p>0</text:p>
          </table:table-cell>
          <table:table-cell office:value-type="float" office:value="1559244" calcext:value-type="float">
            <text:p>1559244</text:p>
          </table:table-cell>
          <table:table-cell office:value-type="float" office:value="12473952" calcext:value-type="float">
            <text:p>12473952</text:p>
          </table:table-cell>
          <table:table-cell office:value-type="float" office:value="779622" calcext:value-type="float">
            <text:p>779622</text:p>
          </table:table-cell>
          <table:table-cell office:value-type="float" office:value="60.0218" calcext:value-type="float">
            <text:p>60.0218</text:p>
          </table:table-cell>
          <table:table-cell office:value-type="float" office:value="2.98" calcext:value-type="float">
            <text:p>2.98</text:p>
          </table:table-cell>
          <table:table-cell office:value-type="float" office:value="22.31" calcext:value-type="float">
            <text:p>22.31</text:p>
          </table:table-cell>
          <table:table-cell office:value-type="float" office:value="231.02" calcext:value-type="float">
            <text:p>231.02</text:p>
          </table:table-cell>
          <table:table-cell office:value-type="float" office:value="55.47" calcext:value-type="float">
            <text:p>55.47</text:p>
          </table:table-cell>
          <table:table-cell table:formula="of:=AVERAGE([.A15];[.A30];[.A45];[.A60];[.A75];[.A90];[.A105];[.A120];[.A135];[.A150])" office:value-type="float" office:value="290" calcext:value-type="float">
            <text:p>290</text:p>
          </table:table-cell>
          <table:table-cell table:formula="of:=AVERAGE([.B15];[.B30];[.B45];[.B60];[.B75];[.B90];[.B105];[.B120];[.B135];[.B150])" office:value-type="float" office:value="13007.5466283" calcext:value-type="float">
            <text:p>13007.5</text:p>
          </table:table-cell>
          <table:table-cell table:formula="of:=AVERAGE([.C15];[.C30];[.C45];[.C60];[.C75];[.C90];[.C105];[.C120];[.C135];[.C150])" office:value-type="float" office:value="10929688" calcext:value-type="float">
            <text:p>10929688.0</text:p>
          </table:table-cell>
          <table:table-cell table:formula="of:=AVERAGE([.D15];[.D30];[.D45];[.D60];[.D75];[.D90];[.D105];[.D120];[.D135];[.D150])" office:value-type="float" office:value="0" calcext:value-type="float">
            <text:p>0.0</text:p>
          </table:table-cell>
          <table:table-cell table:formula="of:=AVERAGE([.E15];[.E30];[.E45];[.E60];[.E75];[.E90];[.E105];[.E120];[.E135];[.E150])" office:value-type="float" office:value="1561384" calcext:value-type="float">
            <text:p>1561384.0</text:p>
          </table:table-cell>
          <table:table-cell table:formula="of:=AVERAGE([.F15];[.F30];[.F45];[.F60];[.F75];[.F90];[.F105];[.F120];[.F135];[.F150])" office:value-type="float" office:value="12491072" calcext:value-type="float">
            <text:p>12491072.0</text:p>
          </table:table-cell>
          <table:table-cell table:formula="of:=AVERAGE([.G15];[.G30];[.G45];[.G60];[.G75];[.G90];[.G105];[.G120];[.G135];[.G150])" office:value-type="float" office:value="780692" calcext:value-type="float">
            <text:p>780692.0</text:p>
          </table:table-cell>
          <table:table-cell table:formula="of:=AVERAGE([.H15];[.H30];[.H45];[.H60];[.H75];[.H90];[.H105];[.H120];[.H135];[.H150])" office:value-type="float" office:value="60.01839" calcext:value-type="float">
            <text:p>60.018</text:p>
          </table:table-cell>
          <table:table-cell table:formula="of:=AVERAGE([.I15];[.I30];[.I45];[.I60];[.I75];[.I90];[.I105];[.I120];[.I135];[.I150])" office:value-type="float" office:value="3.041" calcext:value-type="float">
            <text:p>3.041</text:p>
          </table:table-cell>
          <table:table-cell table:formula="of:=AVERAGE([.J15];[.J30];[.J45];[.J60];[.J75];[.J90];[.J105];[.J120];[.J135];[.J150])" office:value-type="float" office:value="22.278" calcext:value-type="float">
            <text:p>22.278</text:p>
          </table:table-cell>
          <table:table-cell table:formula="of:=AVERAGE([.K15];[.K30];[.K45];[.K60];[.K75];[.K90];[.K105];[.K120];[.K135];[.K150])" office:value-type="float" office:value="212.499" calcext:value-type="float">
            <text:p>212.499</text:p>
          </table:table-cell>
          <table:table-cell table:formula="of:=AVERAGE([.L15];[.L30];[.L45];[.L60];[.L75];[.L90];[.L105];[.L120];[.L135];[.L150])" office:value-type="float" office:value="53.445" calcext:value-type="float">
            <text:p>53.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57.859967" calcext:value-type="float">
            <text:p>3357.859967</text:p>
          </table:table-cell>
          <table:table-cell office:value-type="float" office:value="2820734" calcext:value-type="float">
            <text:p>2820734</text:p>
          </table:table-cell>
          <table:table-cell office:value-type="float" office:value="0" calcext:value-type="float">
            <text:p>0</text:p>
          </table:table-cell>
          <table:table-cell office:value-type="float" office:value="402962" calcext:value-type="float">
            <text:p>402962</text:p>
          </table:table-cell>
          <table:table-cell office:value-type="float" office:value="3223696" calcext:value-type="float">
            <text:p>3223696</text:p>
          </table:table-cell>
          <table:table-cell office:value-type="float" office:value="201481" calcext:value-type="float">
            <text:p>201481</text:p>
          </table:table-cell>
          <table:table-cell office:value-type="float" office:value="60.0028" calcext:value-type="float">
            <text:p>60.0028</text:p>
          </table:table-cell>
          <table:table-cell office:value-type="float" office:value="2.15" calcext:value-type="float">
            <text:p>2.15</text:p>
          </table:table-cell>
          <table:table-cell office:value-type="float" office:value="2.97" calcext:value-type="float">
            <text:p>2.97</text:p>
          </table:table-cell>
          <table:table-cell office:value-type="float" office:value="12.4" calcext:value-type="float">
            <text:p>12.4</text:p>
          </table:table-cell>
          <table:table-cell office:value-type="float" office:value="3.33" calcext:value-type="float">
            <text:p>3.33</text:p>
          </table:table-cell>
          <table:table-cell table:formula="of:=STDEV([.A1];[.A16];[.A31];[.A46];[.A61];[.A76];[.A91];[.A106];[.A121];[.A136])" office:value-type="float" office:value="0" calcext:value-type="float">
            <text:p>0</text:p>
          </table:table-cell>
          <table:table-cell table:formula="of:=STDEV([.B1];[.B16];[.B31];[.B46];[.B61];[.B76];[.B91];[.B106];[.B121];[.B136])" office:value-type="float" office:value="36.5854704865967" calcext:value-type="float">
            <text:p>36.6</text:p>
          </table:table-cell>
          <table:table-cell table:formula="of:=STDEV([.C1];[.C16];[.C31];[.C46];[.C61];[.C76];[.C91];[.C106];[.C121];[.C136])" office:value-type="float" office:value="30729.3500968989" calcext:value-type="float">
            <text:p>30729.4</text:p>
          </table:table-cell>
          <table:table-cell table:formula="of:=STDEV([.D1];[.D16];[.D31];[.D46];[.D61];[.D76];[.D91];[.D106];[.D121];[.D136])" office:value-type="float" office:value="0" calcext:value-type="float">
            <text:p>0.0</text:p>
          </table:table-cell>
          <table:table-cell table:formula="of:=STDEV([.E1];[.E16];[.E31];[.E46];[.E61];[.E76];[.E91];[.E106];[.E121];[.E136])" office:value-type="float" office:value="4389.90715669984" calcext:value-type="float">
            <text:p>4389.9</text:p>
          </table:table-cell>
          <table:table-cell table:formula="of:=STDEV([.F1];[.F16];[.F31];[.F46];[.F61];[.F76];[.F91];[.F106];[.F121];[.F136])" office:value-type="float" office:value="35119.2572535987" calcext:value-type="float">
            <text:p>35119.3</text:p>
          </table:table-cell>
          <table:table-cell table:formula="of:=STDEV([.G1];[.G16];[.G31];[.G46];[.G61];[.G76];[.G91];[.G106];[.G121];[.G136])" office:value-type="float" office:value="2194.95357834992" calcext:value-type="float">
            <text:p>2195.0</text:p>
          </table:table-cell>
          <table:table-cell table:formula="of:=STDEV([.H1];[.H16];[.H31];[.H46];[.H61];[.H76];[.H91];[.H106];[.H121];[.H136])" office:value-type="float" office:value="0.000217050941280605" calcext:value-type="float">
            <text:p>0.000</text:p>
          </table:table-cell>
          <table:table-cell table:formula="of:=STDEV([.I1];[.I16];[.I31];[.I46];[.I61];[.I76];[.I91];[.I106];[.I121];[.I136])" office:value-type="float" office:value="0.0609553570701998" calcext:value-type="float">
            <text:p>0.061</text:p>
          </table:table-cell>
          <table:table-cell table:formula="of:=STDEV([.J1];[.J16];[.J31];[.J46];[.J61];[.J76];[.J91];[.J106];[.J121];[.J136])" office:value-type="float" office:value="0.0323350515007407" calcext:value-type="float">
            <text:p>0.032</text:p>
          </table:table-cell>
          <table:table-cell table:formula="of:=STDEV([.K1];[.K16];[.K31];[.K46];[.K61];[.K76];[.K91];[.K106];[.K121];[.K136])" office:value-type="float" office:value="2.07427872336922" calcext:value-type="float">
            <text:p>2.074</text:p>
          </table:table-cell>
          <table:table-cell table:formula="of:=STDEV([.L1];[.L16];[.L31];[.L46];[.L61];[.L76];[.L91];[.L106];[.L121];[.L136])" office:value-type="float" office:value="0.0385284887381331" calcext:value-type="float">
            <text:p>0.0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82.11021" calcext:value-type="float">
            <text:p>6682.11021</text:p>
          </table:table-cell>
          <table:table-cell office:value-type="float" office:value="5613300" calcext:value-type="float">
            <text:p>5613300</text:p>
          </table:table-cell>
          <table:table-cell office:value-type="float" office:value="0" calcext:value-type="float">
            <text:p>0</text:p>
          </table:table-cell>
          <table:table-cell office:value-type="float" office:value="801900" calcext:value-type="float">
            <text:p>801900</text:p>
          </table:table-cell>
          <table:table-cell office:value-type="float" office:value="6415200" calcext:value-type="float">
            <text:p>6415200</text:p>
          </table:table-cell>
          <table:table-cell office:value-type="float" office:value="400950" calcext:value-type="float">
            <text:p>400950</text:p>
          </table:table-cell>
          <table:table-cell office:value-type="float" office:value="60.0035" calcext:value-type="float">
            <text:p>60.0035</text:p>
          </table:table-cell>
          <table:table-cell office:value-type="float" office:value="2.59" calcext:value-type="float">
            <text:p>2.59</text:p>
          </table:table-cell>
          <table:table-cell office:value-type="float" office:value="4.48" calcext:value-type="float">
            <text:p>4.48</text:p>
          </table:table-cell>
          <table:table-cell office:value-type="float" office:value="26.1" calcext:value-type="float">
            <text:p>26.1</text:p>
          </table:table-cell>
          <table:table-cell office:value-type="float" office:value="6.6" calcext:value-type="float">
            <text:p>6.6</text:p>
          </table:table-cell>
          <table:table-cell table:formula="of:=STDEV([.A2];[.A17];[.A32];[.A47];[.A62];[.A77];[.A92];[.A107];[.A122];[.A137])" office:value-type="float" office:value="0" calcext:value-type="float">
            <text:p>0</text:p>
          </table:table-cell>
          <table:table-cell table:formula="of:=STDEV([.B2];[.B17];[.B32];[.B47];[.B62];[.B77];[.B92];[.B107];[.B122];[.B137])" office:value-type="float" office:value="46.507376003834" calcext:value-type="float">
            <text:p>46.5</text:p>
          </table:table-cell>
          <table:table-cell table:formula="of:=STDEV([.C2];[.C17];[.C32];[.C47];[.C62];[.C77];[.C92];[.C107];[.C122];[.C137])" office:value-type="float" office:value="39067.0436620035" calcext:value-type="float">
            <text:p>39067.0</text:p>
          </table:table-cell>
          <table:table-cell table:formula="of:=STDEV([.D2];[.D17];[.D32];[.D47];[.D62];[.D77];[.D92];[.D107];[.D122];[.D137])" office:value-type="float" office:value="0" calcext:value-type="float">
            <text:p>0.0</text:p>
          </table:table-cell>
          <table:table-cell table:formula="of:=STDEV([.E2];[.E17];[.E32];[.E47];[.E62];[.E77];[.E92];[.E107];[.E122];[.E137])" office:value-type="float" office:value="5581.00623742907" calcext:value-type="float">
            <text:p>5581.0</text:p>
          </table:table-cell>
          <table:table-cell table:formula="of:=STDEV([.F2];[.F17];[.F32];[.F47];[.F62];[.F77];[.F92];[.F107];[.F122];[.F137])" office:value-type="float" office:value="44648.0498994326" calcext:value-type="float">
            <text:p>44648.0</text:p>
          </table:table-cell>
          <table:table-cell table:formula="of:=STDEV([.G2];[.G17];[.G32];[.G47];[.G62];[.G77];[.G92];[.G107];[.G122];[.G137])" office:value-type="float" office:value="2790.50311871454" calcext:value-type="float">
            <text:p>2790.5</text:p>
          </table:table-cell>
          <table:table-cell table:formula="of:=STDEV([.H2];[.H17];[.H32];[.H47];[.H62];[.H77];[.H92];[.H107];[.H122];[.H137])" office:value-type="float" office:value="0.000185292561462641" calcext:value-type="float">
            <text:p>0.000</text:p>
          </table:table-cell>
          <table:table-cell table:formula="of:=STDEV([.I2];[.I17];[.I32];[.I47];[.I62];[.I77];[.I92];[.I107];[.I122];[.I137])" office:value-type="float" office:value="0.150406855635713" calcext:value-type="float">
            <text:p>0.150</text:p>
          </table:table-cell>
          <table:table-cell table:formula="of:=STDEV([.J2];[.J17];[.J32];[.J47];[.J62];[.J77];[.J92];[.J107];[.J122];[.J137])" office:value-type="float" office:value="0.0301109061083633" calcext:value-type="float">
            <text:p>0.030</text:p>
          </table:table-cell>
          <table:table-cell table:formula="of:=STDEV([.K2];[.K17];[.K32];[.K47];[.K62];[.K77];[.K92];[.K107];[.K122];[.K137])" office:value-type="float" office:value="6.1635621915325" calcext:value-type="float">
            <text:p>6.164</text:p>
          </table:table-cell>
          <table:table-cell table:formula="of:=STDEV([.L2];[.L17];[.L32];[.L47];[.L62];[.L77];[.L92];[.L107];[.L122];[.L137])" office:value-type="float" office:value="0.443246858734247" calcext:value-type="float">
            <text:p>0.4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18.899029" calcext:value-type="float">
            <text:p>9818.899029</text:p>
          </table:table-cell>
          <table:table-cell office:value-type="float" office:value="8248590" calcext:value-type="float">
            <text:p>8248590</text:p>
          </table:table-cell>
          <table:table-cell office:value-type="float" office:value="0" calcext:value-type="float">
            <text:p>0</text:p>
          </table:table-cell>
          <table:table-cell office:value-type="float" office:value="1178370" calcext:value-type="float">
            <text:p>1178370</text:p>
          </table:table-cell>
          <table:table-cell office:value-type="float" office:value="9426960" calcext:value-type="float">
            <text:p>9426960</text:p>
          </table:table-cell>
          <table:table-cell office:value-type="float" office:value="589185" calcext:value-type="float">
            <text:p>589185</text:p>
          </table:table-cell>
          <table:table-cell office:value-type="float" office:value="60.0052" calcext:value-type="float">
            <text:p>60.0052</text:p>
          </table:table-cell>
          <table:table-cell office:value-type="float" office:value="2.59" calcext:value-type="float">
            <text:p>2.59</text:p>
          </table:table-cell>
          <table:table-cell office:value-type="float" office:value="5.08" calcext:value-type="float">
            <text:p>5.08</text:p>
          </table:table-cell>
          <table:table-cell office:value-type="float" office:value="37.49" calcext:value-type="float">
            <text:p>37.49</text:p>
          </table:table-cell>
          <table:table-cell office:value-type="float" office:value="8.82" calcext:value-type="float">
            <text:p>8.82</text:p>
          </table:table-cell>
          <table:table-cell table:formula="of:=STDEV([.A3];[.A18];[.A33];[.A48];[.A63];[.A78];[.A93];[.A108];[.A123];[.A138])" office:value-type="float" office:value="0" calcext:value-type="float">
            <text:p>0</text:p>
          </table:table-cell>
          <table:table-cell table:formula="of:=STDEV([.B3];[.B18];[.B33];[.B48];[.B63];[.B78];[.B93];[.B108];[.B123];[.B138])" office:value-type="float" office:value="440.340806321526" calcext:value-type="float">
            <text:p>440.3</text:p>
          </table:table-cell>
          <table:table-cell table:formula="of:=STDEV([.C3];[.C18];[.C33];[.C48];[.C63];[.C78];[.C93];[.C108];[.C123];[.C138])" office:value-type="float" office:value="369920.212446114" calcext:value-type="float">
            <text:p>369920.2</text:p>
          </table:table-cell>
          <table:table-cell table:formula="of:=STDEV([.D3];[.D18];[.D33];[.D48];[.D63];[.D78];[.D93];[.D108];[.D123];[.D138])" office:value-type="float" office:value="0" calcext:value-type="float">
            <text:p>0.0</text:p>
          </table:table-cell>
          <table:table-cell table:formula="of:=STDEV([.E3];[.E18];[.E33];[.E48];[.E63];[.E78];[.E93];[.E108];[.E123];[.E138])" office:value-type="float" office:value="52845.7446351591" calcext:value-type="float">
            <text:p>52845.7</text:p>
          </table:table-cell>
          <table:table-cell table:formula="of:=STDEV([.F3];[.F18];[.F33];[.F48];[.F63];[.F78];[.F93];[.F108];[.F123];[.F138])" office:value-type="float" office:value="422765.957081273" calcext:value-type="float">
            <text:p>422766.0</text:p>
          </table:table-cell>
          <table:table-cell table:formula="of:=STDEV([.G3];[.G18];[.G33];[.G48];[.G63];[.G78];[.G93];[.G108];[.G123];[.G138])" office:value-type="float" office:value="26422.8723175795" calcext:value-type="float">
            <text:p>26422.9</text:p>
          </table:table-cell>
          <table:table-cell table:formula="of:=STDEV([.H3];[.H18];[.H33];[.H48];[.H63];[.H78];[.H93];[.H108];[.H123];[.H138])" office:value-type="float" office:value="0.00041686661868963" calcext:value-type="float">
            <text:p>0.000</text:p>
          </table:table-cell>
          <table:table-cell table:formula="of:=STDEV([.I3];[.I18];[.I33];[.I48];[.I63];[.I78];[.I93];[.I108];[.I123];[.I138])" office:value-type="float" office:value="0.0603784361801095" calcext:value-type="float">
            <text:p>0.060</text:p>
          </table:table-cell>
          <table:table-cell table:formula="of:=STDEV([.J3];[.J18];[.J33];[.J48];[.J63];[.J78];[.J93];[.J108];[.J123];[.J138])" office:value-type="float" office:value="0.263027248271607" calcext:value-type="float">
            <text:p>0.263</text:p>
          </table:table-cell>
          <table:table-cell table:formula="of:=STDEV([.K3];[.K18];[.K33];[.K48];[.K63];[.K78];[.K93];[.K108];[.K123];[.K138])" office:value-type="float" office:value="13.2792546644924" calcext:value-type="float">
            <text:p>13.279</text:p>
          </table:table-cell>
          <table:table-cell table:formula="of:=STDEV([.L3];[.L18];[.L33];[.L48];[.L63];[.L78];[.L93];[.L108];[.L123];[.L138])" office:value-type="float" office:value="0.686181867696572" calcext:value-type="float">
            <text:p>0.6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97.274026" calcext:value-type="float">
            <text:p>10197.274026</text:p>
          </table:table-cell>
          <table:table-cell office:value-type="float" office:value="8566838" calcext:value-type="float">
            <text:p>8566838</text:p>
          </table:table-cell>
          <table:table-cell office:value-type="float" office:value="0" calcext:value-type="float">
            <text:p>0</text:p>
          </table:table-cell>
          <table:table-cell office:value-type="float" office:value="1223834" calcext:value-type="float">
            <text:p>1223834</text:p>
          </table:table-cell>
          <table:table-cell office:value-type="float" office:value="9790672" calcext:value-type="float">
            <text:p>9790672</text:p>
          </table:table-cell>
          <table:table-cell office:value-type="float" office:value="611917" calcext:value-type="float">
            <text:p>611917</text:p>
          </table:table-cell>
          <table:table-cell office:value-type="float" office:value="60.0079" calcext:value-type="float">
            <text:p>60.0079</text:p>
          </table:table-cell>
          <table:table-cell office:value-type="float" office:value="2.62" calcext:value-type="float">
            <text:p>2.62</text:p>
          </table:table-cell>
          <table:table-cell office:value-type="float" office:value="6.86" calcext:value-type="float">
            <text:p>6.86</text:p>
          </table:table-cell>
          <table:table-cell office:value-type="float" office:value="117.51" calcext:value-type="float">
            <text:p>117.51</text:p>
          </table:table-cell>
          <table:table-cell office:value-type="float" office:value="15.89" calcext:value-type="float">
            <text:p>15.89</text:p>
          </table:table-cell>
          <table:table-cell table:formula="of:=STDEV([.A4];[.A19];[.A34];[.A49];[.A64];[.A79];[.A94];[.A109];[.A124];[.A139])" office:value-type="float" office:value="0" calcext:value-type="float">
            <text:p>0</text:p>
          </table:table-cell>
          <table:table-cell table:formula="of:=STDEV([.B4];[.B19];[.B34];[.B49];[.B64];[.B79];[.B94];[.B109];[.B124];[.B139])" office:value-type="float" office:value="570.678246721477" calcext:value-type="float">
            <text:p>570.7</text:p>
          </table:table-cell>
          <table:table-cell table:formula="of:=STDEV([.C4];[.C19];[.C34];[.C49];[.C64];[.C79];[.C94];[.C109];[.C124];[.C139])" office:value-type="float" office:value="479343.742871717" calcext:value-type="float">
            <text:p>479343.7</text:p>
          </table:table-cell>
          <table:table-cell table:formula="of:=STDEV([.D4];[.D19];[.D34];[.D49];[.D64];[.D79];[.D94];[.D109];[.D124];[.D139])" office:value-type="float" office:value="0" calcext:value-type="float">
            <text:p>0.0</text:p>
          </table:table-cell>
          <table:table-cell table:formula="of:=STDEV([.E4];[.E19];[.E34];[.E49];[.E64];[.E79];[.E94];[.E109];[.E124];[.E139])" office:value-type="float" office:value="68477.6775531024" calcext:value-type="float">
            <text:p>68477.7</text:p>
          </table:table-cell>
          <table:table-cell table:formula="of:=STDEV([.F4];[.F19];[.F34];[.F49];[.F64];[.F79];[.F94];[.F109];[.F124];[.F139])" office:value-type="float" office:value="547821.420424819" calcext:value-type="float">
            <text:p>547821.4</text:p>
          </table:table-cell>
          <table:table-cell table:formula="of:=STDEV([.G4];[.G19];[.G34];[.G49];[.G64];[.G79];[.G94];[.G109];[.G124];[.G139])" office:value-type="float" office:value="34238.8387765512" calcext:value-type="float">
            <text:p>34238.8</text:p>
          </table:table-cell>
          <table:table-cell table:formula="of:=STDEV([.H4];[.H19];[.H34];[.H49];[.H64];[.H79];[.H94];[.H109];[.H124];[.H139])" office:value-type="float" office:value="0.000936245456893686" calcext:value-type="float">
            <text:p>0.001</text:p>
          </table:table-cell>
          <table:table-cell table:formula="of:=STDEV([.I4];[.I19];[.I34];[.I49];[.I64];[.I79];[.I94];[.I109];[.I124];[.I139])" office:value-type="float" office:value="0.0760190034720851" calcext:value-type="float">
            <text:p>0.076</text:p>
          </table:table-cell>
          <table:table-cell table:formula="of:=STDEV([.J4];[.J19];[.J34];[.J49];[.J64];[.J79];[.J94];[.J109];[.J124];[.J139])" office:value-type="float" office:value="0.332233184508846" calcext:value-type="float">
            <text:p>0.332</text:p>
          </table:table-cell>
          <table:table-cell table:formula="of:=STDEV([.K4];[.K19];[.K34];[.K49];[.K64];[.K79];[.K94];[.K109];[.K124];[.K139])" office:value-type="float" office:value="20.1860437211235" calcext:value-type="float">
            <text:p>20.186</text:p>
          </table:table-cell>
          <table:table-cell table:formula="of:=STDEV([.L4];[.L19];[.L34];[.L49];[.L64];[.L79];[.L94];[.L109];[.L124];[.L139])" office:value-type="float" office:value="1.98450553595152" calcext:value-type="float">
            <text:p>1.9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445.286201" calcext:value-type="float">
            <text:p>11445.286201</text:p>
          </table:table-cell>
          <table:table-cell office:value-type="float" office:value="9615130" calcext:value-type="float">
            <text:p>9615130</text:p>
          </table:table-cell>
          <table:table-cell office:value-type="float" office:value="0" calcext:value-type="float">
            <text:p>0</text:p>
          </table:table-cell>
          <table:table-cell office:value-type="float" office:value="1373590" calcext:value-type="float">
            <text:p>1373590</text:p>
          </table:table-cell>
          <table:table-cell office:value-type="float" office:value="10988720" calcext:value-type="float">
            <text:p>10988720</text:p>
          </table:table-cell>
          <table:table-cell office:value-type="float" office:value="686795" calcext:value-type="float">
            <text:p>686795</text:p>
          </table:table-cell>
          <table:table-cell office:value-type="float" office:value="60.0068" calcext:value-type="float">
            <text:p>60.0068</text:p>
          </table:table-cell>
          <table:table-cell office:value-type="float" office:value="2.58" calcext:value-type="float">
            <text:p>2.58</text:p>
          </table:table-cell>
          <table:table-cell office:value-type="float" office:value="7.86" calcext:value-type="float">
            <text:p>7.86</text:p>
          </table:table-cell>
          <table:table-cell office:value-type="float" office:value="169.36" calcext:value-type="float">
            <text:p>169.36</text:p>
          </table:table-cell>
          <table:table-cell office:value-type="float" office:value="17.93" calcext:value-type="float">
            <text:p>17.93</text:p>
          </table:table-cell>
          <table:table-cell table:formula="of:=STDEV([.A5];[.A20];[.A35];[.A50];[.A65];[.A80];[.A95];[.A110];[.A125];[.A140])" office:value-type="float" office:value="0" calcext:value-type="float">
            <text:p>0</text:p>
          </table:table-cell>
          <table:table-cell table:formula="of:=STDEV([.B5];[.B20];[.B35];[.B50];[.B65];[.B80];[.B95];[.B110];[.B125];[.B140])" office:value-type="float" office:value="467.145251934502" calcext:value-type="float">
            <text:p>467.1</text:p>
          </table:table-cell>
          <table:table-cell table:formula="of:=STDEV([.C5];[.C20];[.C35];[.C50];[.C65];[.C80];[.C95];[.C110];[.C125];[.C140])" office:value-type="float" office:value="392475.458493281" calcext:value-type="float">
            <text:p>392475.5</text:p>
          </table:table-cell>
          <table:table-cell table:formula="of:=STDEV([.D5];[.D20];[.D35];[.D50];[.D65];[.D80];[.D95];[.D110];[.D125];[.D140])" office:value-type="float" office:value="0" calcext:value-type="float">
            <text:p>0.0</text:p>
          </table:table-cell>
          <table:table-cell table:formula="of:=STDEV([.E5];[.E20];[.E35];[.E50];[.E65];[.E80];[.E95];[.E110];[.E125];[.E140])" office:value-type="float" office:value="56067.9226418973" calcext:value-type="float">
            <text:p>56067.9</text:p>
          </table:table-cell>
          <table:table-cell table:formula="of:=STDEV([.F5];[.F20];[.F35];[.F50];[.F65];[.F80];[.F95];[.F110];[.F125];[.F140])" office:value-type="float" office:value="448543.381135178" calcext:value-type="float">
            <text:p>448543.4</text:p>
          </table:table-cell>
          <table:table-cell table:formula="of:=STDEV([.G5];[.G20];[.G35];[.G50];[.G65];[.G80];[.G95];[.G110];[.G125];[.G140])" office:value-type="float" office:value="28033.9613209486" calcext:value-type="float">
            <text:p>28034.0</text:p>
          </table:table-cell>
          <table:table-cell table:formula="of:=STDEV([.H5];[.H20];[.H35];[.H50];[.H65];[.H80];[.H95];[.H110];[.H125];[.H140])" office:value-type="float" office:value="0.000794494947889302" calcext:value-type="float">
            <text:p>0.001</text:p>
          </table:table-cell>
          <table:table-cell table:formula="of:=STDEV([.I5];[.I20];[.I35];[.I50];[.I65];[.I80];[.I95];[.I110];[.I125];[.I140])" office:value-type="float" office:value="0.143928994839662" calcext:value-type="float">
            <text:p>0.144</text:p>
          </table:table-cell>
          <table:table-cell table:formula="of:=STDEV([.J5];[.J20];[.J35];[.J50];[.J65];[.J80];[.J95];[.J110];[.J125];[.J140])" office:value-type="float" office:value="0.287527776435986" calcext:value-type="float">
            <text:p>0.288</text:p>
          </table:table-cell>
          <table:table-cell table:formula="of:=STDEV([.K5];[.K20];[.K35];[.K50];[.K65];[.K80];[.K95];[.K110];[.K125];[.K140])" office:value-type="float" office:value="26.5422457602969" calcext:value-type="float">
            <text:p>26.542</text:p>
          </table:table-cell>
          <table:table-cell table:formula="of:=STDEV([.L5];[.L20];[.L35];[.L50];[.L65];[.L80];[.L95];[.L110];[.L125];[.L140])" office:value-type="float" office:value="1.02953333549181" calcext:value-type="float">
            <text:p>1.0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186.789563" calcext:value-type="float">
            <text:p>13186.789563</text:p>
          </table:table-cell>
          <table:table-cell office:value-type="float" office:value="11078214" calcext:value-type="float">
            <text:p>11078214</text:p>
          </table:table-cell>
          <table:table-cell office:value-type="float" office:value="0" calcext:value-type="float">
            <text:p>0</text:p>
          </table:table-cell>
          <table:table-cell office:value-type="float" office:value="1582602" calcext:value-type="float">
            <text:p>1582602</text:p>
          </table:table-cell>
          <table:table-cell office:value-type="float" office:value="12660816" calcext:value-type="float">
            <text:p>12660816</text:p>
          </table:table-cell>
          <table:table-cell office:value-type="float" office:value="791301" calcext:value-type="float">
            <text:p>791301</text:p>
          </table:table-cell>
          <table:table-cell office:value-type="float" office:value="60.0071" calcext:value-type="float">
            <text:p>60.0071</text:p>
          </table:table-cell>
          <table:table-cell office:value-type="float" office:value="2.79" calcext:value-type="float">
            <text:p>2.79</text:p>
          </table:table-cell>
          <table:table-cell office:value-type="float" office:value="8.33" calcext:value-type="float">
            <text:p>8.33</text:p>
          </table:table-cell>
          <table:table-cell office:value-type="float" office:value="107.26" calcext:value-type="float">
            <text:p>107.26</text:p>
          </table:table-cell>
          <table:table-cell office:value-type="float" office:value="19.22" calcext:value-type="float">
            <text:p>19.22</text:p>
          </table:table-cell>
          <table:table-cell table:formula="of:=STDEV([.A6];[.A21];[.A36];[.A51];[.A66];[.A81];[.A96];[.A111];[.A126];[.A141])" office:value-type="float" office:value="0" calcext:value-type="float">
            <text:p>0</text:p>
          </table:table-cell>
          <table:table-cell table:formula="of:=STDEV([.B6];[.B21];[.B36];[.B51];[.B66];[.B81];[.B96];[.B111];[.B126];[.B141])" office:value-type="float" office:value="146.372874865193" calcext:value-type="float">
            <text:p>146.4</text:p>
          </table:table-cell>
          <table:table-cell table:formula="of:=STDEV([.C6];[.C21];[.C36];[.C51];[.C66];[.C81];[.C96];[.C111];[.C126];[.C141])" office:value-type="float" office:value="122947.671281729" calcext:value-type="float">
            <text:p>122947.7</text:p>
          </table:table-cell>
          <table:table-cell table:formula="of:=STDEV([.D6];[.D21];[.D36];[.D51];[.D66];[.D81];[.D96];[.D111];[.D126];[.D141])" office:value-type="float" office:value="0" calcext:value-type="float">
            <text:p>0.0</text:p>
          </table:table-cell>
          <table:table-cell table:formula="of:=STDEV([.E6];[.E21];[.E36];[.E51];[.E66];[.E81];[.E96];[.E111];[.E126];[.E141])" office:value-type="float" office:value="17563.9530402469" calcext:value-type="float">
            <text:p>17564.0</text:p>
          </table:table-cell>
          <table:table-cell table:formula="of:=STDEV([.F6];[.F21];[.F36];[.F51];[.F66];[.F81];[.F96];[.F111];[.F126];[.F141])" office:value-type="float" office:value="140511.624321976" calcext:value-type="float">
            <text:p>140511.6</text:p>
          </table:table-cell>
          <table:table-cell table:formula="of:=STDEV([.G6];[.G21];[.G36];[.G51];[.G66];[.G81];[.G96];[.G111];[.G126];[.G141])" office:value-type="float" office:value="8781.97652012347" calcext:value-type="float">
            <text:p>8782.0</text:p>
          </table:table-cell>
          <table:table-cell table:formula="of:=STDEV([.H6];[.H21];[.H36];[.H51];[.H66];[.H81];[.H96];[.H111];[.H126];[.H141])" office:value-type="float" office:value="0.000892499610954704" calcext:value-type="float">
            <text:p>0.001</text:p>
          </table:table-cell>
          <table:table-cell table:formula="of:=STDEV([.I6];[.I21];[.I36];[.I51];[.I66];[.I81];[.I96];[.I111];[.I126];[.I141])" office:value-type="float" office:value="0.189235303260253" calcext:value-type="float">
            <text:p>0.189</text:p>
          </table:table-cell>
          <table:table-cell table:formula="of:=STDEV([.J6];[.J21];[.J36];[.J51];[.J66];[.J81];[.J96];[.J111];[.J126];[.J141])" office:value-type="float" office:value="0.0961769203083567" calcext:value-type="float">
            <text:p>0.096</text:p>
          </table:table-cell>
          <table:table-cell table:formula="of:=STDEV([.K6];[.K21];[.K36];[.K51];[.K66];[.K81];[.K96];[.K111];[.K126];[.K141])" office:value-type="float" office:value="19.2697258528616" calcext:value-type="float">
            <text:p>19.270</text:p>
          </table:table-cell>
          <table:table-cell table:formula="of:=STDEV([.L6];[.L21];[.L36];[.L51];[.L66];[.L81];[.L96];[.L111];[.L126];[.L141])" office:value-type="float" office:value="0.63276816888617" calcext:value-type="float">
            <text:p>0.6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212.765674" calcext:value-type="float">
            <text:p>13212.765674</text:p>
          </table:table-cell>
          <table:table-cell office:value-type="float" office:value="11100166" calcext:value-type="float">
            <text:p>11100166</text:p>
          </table:table-cell>
          <table:table-cell office:value-type="float" office:value="0" calcext:value-type="float">
            <text:p>0</text:p>
          </table:table-cell>
          <table:table-cell office:value-type="float" office:value="1585738" calcext:value-type="float">
            <text:p>1585738</text:p>
          </table:table-cell>
          <table:table-cell office:value-type="float" office:value="12685904" calcext:value-type="float">
            <text:p>12685904</text:p>
          </table:table-cell>
          <table:table-cell office:value-type="float" office:value="792869" calcext:value-type="float">
            <text:p>792869</text:p>
          </table:table-cell>
          <table:table-cell office:value-type="float" office:value="60.0078" calcext:value-type="float">
            <text:p>60.0078</text:p>
          </table:table-cell>
          <table:table-cell office:value-type="float" office:value="2.85" calcext:value-type="float">
            <text:p>2.85</text:p>
          </table:table-cell>
          <table:table-cell office:value-type="float" office:value="9.83" calcext:value-type="float">
            <text:p>9.83</text:p>
          </table:table-cell>
          <table:table-cell office:value-type="float" office:value="135.57" calcext:value-type="float">
            <text:p>135.57</text:p>
          </table:table-cell>
          <table:table-cell office:value-type="float" office:value="23.97" calcext:value-type="float">
            <text:p>23.97</text:p>
          </table:table-cell>
          <table:table-cell table:formula="of:=STDEV([.A7];[.A22];[.A37];[.A52];[.A67];[.A82];[.A97];[.A112];[.A127];[.A142])" office:value-type="float" office:value="0" calcext:value-type="float">
            <text:p>0</text:p>
          </table:table-cell>
          <table:table-cell table:formula="of:=STDEV([.B7];[.B22];[.B37];[.B52];[.B67];[.B82];[.B97];[.B112];[.B127];[.B142])" office:value-type="float" office:value="94.1457885613442" calcext:value-type="float">
            <text:p>94.1</text:p>
          </table:table-cell>
          <table:table-cell table:formula="of:=STDEV([.C7];[.C22];[.C37];[.C52];[.C67];[.C82];[.C97];[.C112];[.C127];[.C142])" office:value-type="float" office:value="79068.4090859161" calcext:value-type="float">
            <text:p>79068.4</text:p>
          </table:table-cell>
          <table:table-cell table:formula="of:=STDEV([.D7];[.D22];[.D37];[.D52];[.D67];[.D82];[.D97];[.D112];[.D127];[.D142])" office:value-type="float" office:value="0" calcext:value-type="float">
            <text:p>0.0</text:p>
          </table:table-cell>
          <table:table-cell table:formula="of:=STDEV([.E7];[.E22];[.E37];[.E52];[.E67];[.E82];[.E97];[.E112];[.E127];[.E142])" office:value-type="float" office:value="11295.4870122737" calcext:value-type="float">
            <text:p>11295.5</text:p>
          </table:table-cell>
          <table:table-cell table:formula="of:=STDEV([.F7];[.F22];[.F37];[.F52];[.F67];[.F82];[.F97];[.F112];[.F127];[.F142])" office:value-type="float" office:value="90363.8960981898" calcext:value-type="float">
            <text:p>90363.9</text:p>
          </table:table-cell>
          <table:table-cell table:formula="of:=STDEV([.G7];[.G22];[.G37];[.G52];[.G67];[.G82];[.G97];[.G112];[.G127];[.G142])" office:value-type="float" office:value="5647.74350613686" calcext:value-type="float">
            <text:p>5647.7</text:p>
          </table:table-cell>
          <table:table-cell table:formula="of:=STDEV([.H7];[.H22];[.H37];[.H52];[.H67];[.H82];[.H97];[.H112];[.H127];[.H142])" office:value-type="float" office:value="0.000622628835396477" calcext:value-type="float">
            <text:p>0.001</text:p>
          </table:table-cell>
          <table:table-cell table:formula="of:=STDEV([.I7];[.I22];[.I37];[.I52];[.I67];[.I82];[.I97];[.I112];[.I127];[.I142])" office:value-type="float" office:value="0.246396248167684" calcext:value-type="float">
            <text:p>0.246</text:p>
          </table:table-cell>
          <table:table-cell table:formula="of:=STDEV([.J7];[.J22];[.J37];[.J52];[.J67];[.J82];[.J97];[.J112];[.J127];[.J142])" office:value-type="float" office:value="0.0679869268479039" calcext:value-type="float">
            <text:p>0.068</text:p>
          </table:table-cell>
          <table:table-cell table:formula="of:=STDEV([.K7];[.K22];[.K37];[.K52];[.K67];[.K82];[.K97];[.K112];[.K127];[.K142])" office:value-type="float" office:value="41.3672752574088" calcext:value-type="float">
            <text:p>41.367</text:p>
          </table:table-cell>
          <table:table-cell table:formula="of:=STDEV([.L7];[.L22];[.L37];[.L52];[.L67];[.L82];[.L97];[.L112];[.L127];[.L142])" office:value-type="float" office:value="0.860832284607299" calcext:value-type="float">
            <text:p>0.8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92.497075" calcext:value-type="float">
            <text:p>13392.497075</text:p>
          </table:table-cell>
          <table:table-cell office:value-type="float" office:value="11251310" calcext:value-type="float">
            <text:p>11251310</text:p>
          </table:table-cell>
          <table:table-cell office:value-type="float" office:value="0" calcext:value-type="float">
            <text:p>0</text:p>
          </table:table-cell>
          <table:table-cell office:value-type="float" office:value="1607330" calcext:value-type="float">
            <text:p>1607330</text:p>
          </table:table-cell>
          <table:table-cell office:value-type="float" office:value="12858640" calcext:value-type="float">
            <text:p>12858640</text:p>
          </table:table-cell>
          <table:table-cell office:value-type="float" office:value="803665" calcext:value-type="float">
            <text:p>803665</text:p>
          </table:table-cell>
          <table:table-cell office:value-type="float" office:value="60.0086" calcext:value-type="float">
            <text:p>60.0086</text:p>
          </table:table-cell>
          <table:table-cell office:value-type="float" office:value="3.24" calcext:value-type="float">
            <text:p>3.24</text:p>
          </table:table-cell>
          <table:table-cell office:value-type="float" office:value="11.19" calcext:value-type="float">
            <text:p>11.19</text:p>
          </table:table-cell>
          <table:table-cell office:value-type="float" office:value="132.53" calcext:value-type="float">
            <text:p>132.53</text:p>
          </table:table-cell>
          <table:table-cell office:value-type="float" office:value="26.83" calcext:value-type="float">
            <text:p>26.83</text:p>
          </table:table-cell>
          <table:table-cell table:formula="of:=STDEV([.A8];[.A23];[.A38];[.A53];[.A68];[.A83];[.A98];[.A113];[.A128];[.A143])" office:value-type="float" office:value="0" calcext:value-type="float">
            <text:p>0</text:p>
          </table:table-cell>
          <table:table-cell table:formula="of:=STDEV([.B8];[.B23];[.B38];[.B53];[.B68];[.B83];[.B98];[.B113];[.B128];[.B143])" office:value-type="float" office:value="73.1847829925539" calcext:value-type="float">
            <text:p>73.2</text:p>
          </table:table-cell>
          <table:table-cell table:formula="of:=STDEV([.C8];[.C23];[.C38];[.C53];[.C68];[.C83];[.C98];[.C113];[.C128];[.C143])" office:value-type="float" office:value="61480.1441551118" calcext:value-type="float">
            <text:p>61480.1</text:p>
          </table:table-cell>
          <table:table-cell table:formula="of:=STDEV([.D8];[.D23];[.D38];[.D53];[.D68];[.D83];[.D98];[.D113];[.D128];[.D143])" office:value-type="float" office:value="0" calcext:value-type="float">
            <text:p>0.0</text:p>
          </table:table-cell>
          <table:table-cell table:formula="of:=STDEV([.E8];[.E23];[.E38];[.E53];[.E68];[.E83];[.E98];[.E113];[.E128];[.E143])" office:value-type="float" office:value="8782.87773644455" calcext:value-type="float">
            <text:p>8782.9</text:p>
          </table:table-cell>
          <table:table-cell table:formula="of:=STDEV([.F8];[.F23];[.F38];[.F53];[.F68];[.F83];[.F98];[.F113];[.F128];[.F143])" office:value-type="float" office:value="70263.0218915564" calcext:value-type="float">
            <text:p>70263.0</text:p>
          </table:table-cell>
          <table:table-cell table:formula="of:=STDEV([.G8];[.G23];[.G38];[.G53];[.G68];[.G83];[.G98];[.G113];[.G128];[.G143])" office:value-type="float" office:value="4391.43886822227" calcext:value-type="float">
            <text:p>4391.4</text:p>
          </table:table-cell>
          <table:table-cell table:formula="of:=STDEV([.H8];[.H23];[.H38];[.H53];[.H68];[.H83];[.H98];[.H113];[.H128];[.H143])" office:value-type="float" office:value="0.000544569146717575" calcext:value-type="float">
            <text:p>0.001</text:p>
          </table:table-cell>
          <table:table-cell table:formula="of:=STDEV([.I8];[.I23];[.I38];[.I53];[.I68];[.I83];[.I98];[.I113];[.I128];[.I143])" office:value-type="float" office:value="0.14459137825841" calcext:value-type="float">
            <text:p>0.145</text:p>
          </table:table-cell>
          <table:table-cell table:formula="of:=STDEV([.J8];[.J23];[.J38];[.J53];[.J68];[.J83];[.J98];[.J113];[.J128];[.J143])" office:value-type="float" office:value="0.059488560991916" calcext:value-type="float">
            <text:p>0.059</text:p>
          </table:table-cell>
          <table:table-cell table:formula="of:=STDEV([.K8];[.K23];[.K38];[.K53];[.K68];[.K83];[.K98];[.K113];[.K128];[.K143])" office:value-type="float" office:value="18.2411453100462" calcext:value-type="float">
            <text:p>18.241</text:p>
          </table:table-cell>
          <table:table-cell table:formula="of:=STDEV([.L8];[.L23];[.L38];[.L53];[.L68];[.L83];[.L98];[.L113];[.L128];[.L143])" office:value-type="float" office:value="1.3463122470908" calcext:value-type="float">
            <text:p>1.34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357.324499" calcext:value-type="float">
            <text:p>13357.324499</text:p>
          </table:table-cell>
          <table:table-cell office:value-type="float" office:value="11221686" calcext:value-type="float">
            <text:p>11221686</text:p>
          </table:table-cell>
          <table:table-cell office:value-type="float" office:value="0" calcext:value-type="float">
            <text:p>0</text:p>
          </table:table-cell>
          <table:table-cell office:value-type="float" office:value="1603098" calcext:value-type="float">
            <text:p>1603098</text:p>
          </table:table-cell>
          <table:table-cell office:value-type="float" office:value="12824784" calcext:value-type="float">
            <text:p>12824784</text:p>
          </table:table-cell>
          <table:table-cell office:value-type="float" office:value="801549" calcext:value-type="float">
            <text:p>801549</text:p>
          </table:table-cell>
          <table:table-cell office:value-type="float" office:value="60.0082" calcext:value-type="float">
            <text:p>60.0082</text:p>
          </table:table-cell>
          <table:table-cell office:value-type="float" office:value="3.22" calcext:value-type="float">
            <text:p>3.22</text:p>
          </table:table-cell>
          <table:table-cell office:value-type="float" office:value="12.72" calcext:value-type="float">
            <text:p>12.72</text:p>
          </table:table-cell>
          <table:table-cell office:value-type="float" office:value="136.39" calcext:value-type="float">
            <text:p>136.39</text:p>
          </table:table-cell>
          <table:table-cell office:value-type="float" office:value="32.38" calcext:value-type="float">
            <text:p>32.38</text:p>
          </table:table-cell>
          <table:table-cell table:formula="of:=STDEV([.A9];[.A24];[.A39];[.A54];[.A69];[.A84];[.A99];[.A114];[.A129];[.A144])" office:value-type="float" office:value="0" calcext:value-type="float">
            <text:p>0</text:p>
          </table:table-cell>
          <table:table-cell table:formula="of:=STDEV([.B9];[.B24];[.B39];[.B54];[.B69];[.B84];[.B99];[.B114];[.B129];[.B144])" office:value-type="float" office:value="42.7669703337643" calcext:value-type="float">
            <text:p>42.8</text:p>
          </table:table-cell>
          <table:table-cell table:formula="of:=STDEV([.C9];[.C24];[.C39];[.C54];[.C69];[.C84];[.C99];[.C114];[.C129];[.C144])" office:value-type="float" office:value="35987.3294004679" calcext:value-type="float">
            <text:p>35987.3</text:p>
          </table:table-cell>
          <table:table-cell table:formula="of:=STDEV([.D9];[.D24];[.D39];[.D54];[.D69];[.D84];[.D99];[.D114];[.D129];[.D144])" office:value-type="float" office:value="0" calcext:value-type="float">
            <text:p>0.0</text:p>
          </table:table-cell>
          <table:table-cell table:formula="of:=STDEV([.E9];[.E24];[.E39];[.E54];[.E69];[.E84];[.E99];[.E114];[.E129];[.E144])" office:value-type="float" office:value="5141.04705720969" calcext:value-type="float">
            <text:p>5141.0</text:p>
          </table:table-cell>
          <table:table-cell table:formula="of:=STDEV([.F9];[.F24];[.F39];[.F54];[.F69];[.F84];[.F99];[.F114];[.F129];[.F144])" office:value-type="float" office:value="41128.3764576776" calcext:value-type="float">
            <text:p>41128.4</text:p>
          </table:table-cell>
          <table:table-cell table:formula="of:=STDEV([.G9];[.G24];[.G39];[.G54];[.G69];[.G84];[.G99];[.G114];[.G129];[.G144])" office:value-type="float" office:value="2570.52352860485" calcext:value-type="float">
            <text:p>2570.5</text:p>
          </table:table-cell>
          <table:table-cell table:formula="of:=STDEV([.H9];[.H24];[.H39];[.H54];[.H69];[.H84];[.H99];[.H114];[.H129];[.H144])" office:value-type="float" office:value="0.00161850411045321" calcext:value-type="float">
            <text:p>0.002</text:p>
          </table:table-cell>
          <table:table-cell table:formula="of:=STDEV([.I9];[.I24];[.I39];[.I54];[.I69];[.I84];[.I99];[.I114];[.I129];[.I144])" office:value-type="float" office:value="0.18721645226849" calcext:value-type="float">
            <text:p>0.187</text:p>
          </table:table-cell>
          <table:table-cell table:formula="of:=STDEV([.J9];[.J24];[.J39];[.J54];[.J69];[.J84];[.J99];[.J114];[.J129];[.J144])" office:value-type="float" office:value="0.0397352348538281" calcext:value-type="float">
            <text:p>0.040</text:p>
          </table:table-cell>
          <table:table-cell table:formula="of:=STDEV([.K9];[.K24];[.K39];[.K54];[.K69];[.K84];[.K99];[.K114];[.K129];[.K144])" office:value-type="float" office:value="39.9528119438698" calcext:value-type="float">
            <text:p>39.953</text:p>
          </table:table-cell>
          <table:table-cell table:formula="of:=STDEV([.L9];[.L24];[.L39];[.L54];[.L69];[.L84];[.L99];[.L114];[.L129];[.L144])" office:value-type="float" office:value="1.36812767435402" calcext:value-type="float">
            <text:p>1.36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330.083853" calcext:value-type="float">
            <text:p>13330.083853</text:p>
          </table:table-cell>
          <table:table-cell office:value-type="float" office:value="11199062" calcext:value-type="float">
            <text:p>11199062</text:p>
          </table:table-cell>
          <table:table-cell office:value-type="float" office:value="0" calcext:value-type="float">
            <text:p>0</text:p>
          </table:table-cell>
          <table:table-cell office:value-type="float" office:value="1599866" calcext:value-type="float">
            <text:p>1599866</text:p>
          </table:table-cell>
          <table:table-cell office:value-type="float" office:value="12798928" calcext:value-type="float">
            <text:p>12798928</text:p>
          </table:table-cell>
          <table:table-cell office:value-type="float" office:value="799933" calcext:value-type="float">
            <text:p>799933</text:p>
          </table:table-cell>
          <table:table-cell office:value-type="float" office:value="60.0096" calcext:value-type="float">
            <text:p>60.0096</text:p>
          </table:table-cell>
          <table:table-cell office:value-type="float" office:value="2.77" calcext:value-type="float">
            <text:p>2.77</text:p>
          </table:table-cell>
          <table:table-cell office:value-type="float" office:value="14.24" calcext:value-type="float">
            <text:p>14.24</text:p>
          </table:table-cell>
          <table:table-cell office:value-type="float" office:value="283.5" calcext:value-type="float">
            <text:p>283.5</text:p>
          </table:table-cell>
          <table:table-cell office:value-type="float" office:value="35.7" calcext:value-type="float">
            <text:p>35.7</text:p>
          </table:table-cell>
          <table:table-cell table:formula="of:=STDEV([.A10];[.A25];[.A40];[.A55];[.A70];[.A85];[.A100];[.A115];[.A130];[.A145])" office:value-type="float" office:value="0" calcext:value-type="float">
            <text:p>0</text:p>
          </table:table-cell>
          <table:table-cell table:formula="of:=STDEV([.B10];[.B25];[.B40];[.B55];[.B70];[.B85];[.B100];[.B115];[.B130];[.B145])" office:value-type="float" office:value="26.8703664019353" calcext:value-type="float">
            <text:p>26.9</text:p>
          </table:table-cell>
          <table:table-cell table:formula="of:=STDEV([.C10];[.C25];[.C40];[.C55];[.C70];[.C85];[.C100];[.C115];[.C130];[.C145])" office:value-type="float" office:value="22507.2934203807" calcext:value-type="float">
            <text:p>22507.3</text:p>
          </table:table-cell>
          <table:table-cell table:formula="of:=STDEV([.D10];[.D25];[.D40];[.D55];[.D70];[.D85];[.D100];[.D115];[.D130];[.D145])" office:value-type="float" office:value="0" calcext:value-type="float">
            <text:p>0.0</text:p>
          </table:table-cell>
          <table:table-cell table:formula="of:=STDEV([.E10];[.E25];[.E40];[.E55];[.E70];[.E85];[.E100];[.E115];[.E130];[.E145])" office:value-type="float" office:value="3215.32763148295" calcext:value-type="float">
            <text:p>3215.3</text:p>
          </table:table-cell>
          <table:table-cell table:formula="of:=STDEV([.F10];[.F25];[.F40];[.F55];[.F70];[.F85];[.F100];[.F115];[.F130];[.F145])" office:value-type="float" office:value="25722.6210518636" calcext:value-type="float">
            <text:p>25722.6</text:p>
          </table:table-cell>
          <table:table-cell table:formula="of:=STDEV([.G10];[.G25];[.G40];[.G55];[.G70];[.G85];[.G100];[.G115];[.G130];[.G145])" office:value-type="float" office:value="1607.66381574148" calcext:value-type="float">
            <text:p>1607.7</text:p>
          </table:table-cell>
          <table:table-cell table:formula="of:=STDEV([.H10];[.H25];[.H40];[.H55];[.H70];[.H85];[.H100];[.H115];[.H130];[.H145])" office:value-type="float" office:value="0.00106400710106211" calcext:value-type="float">
            <text:p>0.001</text:p>
          </table:table-cell>
          <table:table-cell table:formula="of:=STDEV([.I10];[.I25];[.I40];[.I55];[.I70];[.I85];[.I100];[.I115];[.I130];[.I145])" office:value-type="float" office:value="0.194924486803366" calcext:value-type="float">
            <text:p>0.195</text:p>
          </table:table-cell>
          <table:table-cell table:formula="of:=STDEV([.J10];[.J25];[.J40];[.J55];[.J70];[.J85];[.J100];[.J115];[.J130];[.J145])" office:value-type="float" office:value="0.0279682359512039" calcext:value-type="float">
            <text:p>0.028</text:p>
          </table:table-cell>
          <table:table-cell table:formula="of:=STDEV([.K10];[.K25];[.K40];[.K55];[.K70];[.K85];[.K100];[.K115];[.K130];[.K145])" office:value-type="float" office:value="50.7590300669086" calcext:value-type="float">
            <text:p>50.759</text:p>
          </table:table-cell>
          <table:table-cell table:formula="of:=STDEV([.L10];[.L25];[.L40];[.L55];[.L70];[.L85];[.L100];[.L115];[.L130];[.L145])" office:value-type="float" office:value="1.23763259671214" calcext:value-type="float">
            <text:p>1.2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381.995418" calcext:value-type="float">
            <text:p>13381.995418</text:p>
          </table:table-cell>
          <table:table-cell office:value-type="float" office:value="11243218" calcext:value-type="float">
            <text:p>11243218</text:p>
          </table:table-cell>
          <table:table-cell office:value-type="float" office:value="0" calcext:value-type="float">
            <text:p>0</text:p>
          </table:table-cell>
          <table:table-cell office:value-type="float" office:value="1606174" calcext:value-type="float">
            <text:p>1606174</text:p>
          </table:table-cell>
          <table:table-cell office:value-type="float" office:value="12849392" calcext:value-type="float">
            <text:p>12849392</text:p>
          </table:table-cell>
          <table:table-cell office:value-type="float" office:value="803087" calcext:value-type="float">
            <text:p>803087</text:p>
          </table:table-cell>
          <table:table-cell office:value-type="float" office:value="60.0125" calcext:value-type="float">
            <text:p>60.0125</text:p>
          </table:table-cell>
          <table:table-cell office:value-type="float" office:value="3.22" calcext:value-type="float">
            <text:p>3.22</text:p>
          </table:table-cell>
          <table:table-cell office:value-type="float" office:value="15.68" calcext:value-type="float">
            <text:p>15.68</text:p>
          </table:table-cell>
          <table:table-cell office:value-type="float" office:value="158.78" calcext:value-type="float">
            <text:p>158.78</text:p>
          </table:table-cell>
          <table:table-cell office:value-type="float" office:value="37.41" calcext:value-type="float">
            <text:p>37.41</text:p>
          </table:table-cell>
          <table:table-cell table:formula="of:=STDEV([.A11];[.A26];[.A41];[.A56];[.A71];[.A86];[.A101];[.A116];[.A131];[.A146])" office:value-type="float" office:value="0" calcext:value-type="float">
            <text:p>0</text:p>
          </table:table-cell>
          <table:table-cell table:formula="of:=STDEV([.B11];[.B26];[.B41];[.B56];[.B71];[.B86];[.B101];[.B116];[.B131];[.B146])" office:value-type="float" office:value="30.6536918666141" calcext:value-type="float">
            <text:p>30.7</text:p>
          </table:table-cell>
          <table:table-cell table:formula="of:=STDEV([.C11];[.C26];[.C41];[.C56];[.C71];[.C86];[.C101];[.C116];[.C131];[.C146])" office:value-type="float" office:value="25714.0449689789" calcext:value-type="float">
            <text:p>25714.0</text:p>
          </table:table-cell>
          <table:table-cell table:formula="of:=STDEV([.D11];[.D26];[.D41];[.D56];[.D71];[.D86];[.D101];[.D116];[.D131];[.D146])" office:value-type="float" office:value="0" calcext:value-type="float">
            <text:p>0.0</text:p>
          </table:table-cell>
          <table:table-cell table:formula="of:=STDEV([.E11];[.E26];[.E41];[.E56];[.E71];[.E86];[.E101];[.E116];[.E131];[.E146])" office:value-type="float" office:value="3673.43499556841" calcext:value-type="float">
            <text:p>3673.4</text:p>
          </table:table-cell>
          <table:table-cell table:formula="of:=STDEV([.F11];[.F26];[.F41];[.F56];[.F71];[.F86];[.F101];[.F116];[.F131];[.F146])" office:value-type="float" office:value="29387.4799645473" calcext:value-type="float">
            <text:p>29387.5</text:p>
          </table:table-cell>
          <table:table-cell table:formula="of:=STDEV([.G11];[.G26];[.G41];[.G56];[.G71];[.G86];[.G101];[.G116];[.G131];[.G146])" office:value-type="float" office:value="1836.7174977842" calcext:value-type="float">
            <text:p>1836.7</text:p>
          </table:table-cell>
          <table:table-cell table:formula="of:=STDEV([.H11];[.H26];[.H41];[.H56];[.H71];[.H86];[.H101];[.H116];[.H131];[.H146])" office:value-type="float" office:value="0.000864163050458184" calcext:value-type="float">
            <text:p>0.001</text:p>
          </table:table-cell>
          <table:table-cell table:formula="of:=STDEV([.I11];[.I26];[.I41];[.I56];[.I71];[.I86];[.I101];[.I116];[.I131];[.I146])" office:value-type="float" office:value="0.167663684532791" calcext:value-type="float">
            <text:p>0.168</text:p>
          </table:table-cell>
          <table:table-cell table:formula="of:=STDEV([.J11];[.J26];[.J41];[.J56];[.J71];[.J86];[.J101];[.J116];[.J131];[.J146])" office:value-type="float" office:value="0.0372528895225293" calcext:value-type="float">
            <text:p>0.037</text:p>
          </table:table-cell>
          <table:table-cell table:formula="of:=STDEV([.K11];[.K26];[.K41];[.K56];[.K71];[.K86];[.K101];[.K116];[.K131];[.K146])" office:value-type="float" office:value="68.3294869242652" calcext:value-type="float">
            <text:p>68.329</text:p>
          </table:table-cell>
          <table:table-cell table:formula="of:=STDEV([.L11];[.L26];[.L41];[.L56];[.L71];[.L86];[.L101];[.L116];[.L131];[.L146])" office:value-type="float" office:value="1.89052491241043" calcext:value-type="float">
            <text:p>1.89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242.073199" calcext:value-type="float">
            <text:p>13242.073199</text:p>
          </table:table-cell>
          <table:table-cell office:value-type="float" office:value="11125492" calcext:value-type="float">
            <text:p>11125492</text:p>
          </table:table-cell>
          <table:table-cell office:value-type="float" office:value="0" calcext:value-type="float">
            <text:p>0</text:p>
          </table:table-cell>
          <table:table-cell office:value-type="float" office:value="1589356" calcext:value-type="float">
            <text:p>1589356</text:p>
          </table:table-cell>
          <table:table-cell office:value-type="float" office:value="12714848" calcext:value-type="float">
            <text:p>12714848</text:p>
          </table:table-cell>
          <table:table-cell office:value-type="float" office:value="794678" calcext:value-type="float">
            <text:p>794678</text:p>
          </table:table-cell>
          <table:table-cell office:value-type="float" office:value="60.0116" calcext:value-type="float">
            <text:p>60.0116</text:p>
          </table:table-cell>
          <table:table-cell office:value-type="float" office:value="3.08" calcext:value-type="float">
            <text:p>3.08</text:p>
          </table:table-cell>
          <table:table-cell office:value-type="float" office:value="17.36" calcext:value-type="float">
            <text:p>17.36</text:p>
          </table:table-cell>
          <table:table-cell office:value-type="float" office:value="218.83" calcext:value-type="float">
            <text:p>218.83</text:p>
          </table:table-cell>
          <table:table-cell office:value-type="float" office:value="42.83" calcext:value-type="float">
            <text:p>42.83</text:p>
          </table:table-cell>
          <table:table-cell table:formula="of:=STDEV([.A12];[.A27];[.A42];[.A57];[.A72];[.A87];[.A102];[.A117];[.A132];[.A147])" office:value-type="float" office:value="0" calcext:value-type="float">
            <text:p>0</text:p>
          </table:table-cell>
          <table:table-cell table:formula="of:=STDEV([.B12];[.B27];[.B42];[.B57];[.B72];[.B87];[.B102];[.B117];[.B132];[.B147])" office:value-type="float" office:value="81.4113936923138" calcext:value-type="float">
            <text:p>81.4</text:p>
          </table:table-cell>
          <table:table-cell table:formula="of:=STDEV([.C12];[.C27];[.C42];[.C57];[.C72];[.C87];[.C102];[.C117];[.C132];[.C147])" office:value-type="float" office:value="68473.494530041" calcext:value-type="float">
            <text:p>68473.5</text:p>
          </table:table-cell>
          <table:table-cell table:formula="of:=STDEV([.D12];[.D27];[.D42];[.D57];[.D72];[.D87];[.D102];[.D117];[.D132];[.D147])" office:value-type="float" office:value="0" calcext:value-type="float">
            <text:p>0.0</text:p>
          </table:table-cell>
          <table:table-cell table:formula="of:=STDEV([.E12];[.E27];[.E42];[.E57];[.E72];[.E87];[.E102];[.E117];[.E132];[.E147])" office:value-type="float" office:value="9781.92779000586" calcext:value-type="float">
            <text:p>9781.9</text:p>
          </table:table-cell>
          <table:table-cell table:formula="of:=STDEV([.F12];[.F27];[.F42];[.F57];[.F72];[.F87];[.F102];[.F117];[.F132];[.F147])" office:value-type="float" office:value="78255.4223200469" calcext:value-type="float">
            <text:p>78255.4</text:p>
          </table:table-cell>
          <table:table-cell table:formula="of:=STDEV([.G12];[.G27];[.G42];[.G57];[.G72];[.G87];[.G102];[.G117];[.G132];[.G147])" office:value-type="float" office:value="4890.96389500293" calcext:value-type="float">
            <text:p>4891.0</text:p>
          </table:table-cell>
          <table:table-cell table:formula="of:=STDEV([.H12];[.H27];[.H42];[.H57];[.H72];[.H87];[.H102];[.H117];[.H132];[.H147])" office:value-type="float" office:value="0.00126033505245478" calcext:value-type="float">
            <text:p>0.001</text:p>
          </table:table-cell>
          <table:table-cell table:formula="of:=STDEV([.I12];[.I27];[.I42];[.I57];[.I72];[.I87];[.I102];[.I117];[.I132];[.I147])" office:value-type="float" office:value="0.194904535036458" calcext:value-type="float">
            <text:p>0.195</text:p>
          </table:table-cell>
          <table:table-cell table:formula="of:=STDEV([.J12];[.J27];[.J42];[.J57];[.J72];[.J87];[.J102];[.J117];[.J132];[.J147])" office:value-type="float" office:value="0.10850499220466" calcext:value-type="float">
            <text:p>0.109</text:p>
          </table:table-cell>
          <table:table-cell table:formula="of:=STDEV([.K12];[.K27];[.K42];[.K57];[.K72];[.K87];[.K102];[.K117];[.K132];[.K147])" office:value-type="float" office:value="54.8898051756628" calcext:value-type="float">
            <text:p>54.890</text:p>
          </table:table-cell>
          <table:table-cell table:formula="of:=STDEV([.L12];[.L27];[.L42];[.L57];[.L72];[.L87];[.L102];[.L117];[.L132];[.L147])" office:value-type="float" office:value="1.32195310052967" calcext:value-type="float">
            <text:p>1.3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224.672819" calcext:value-type="float">
            <text:p>13224.672819</text:p>
          </table:table-cell>
          <table:table-cell office:value-type="float" office:value="11111058" calcext:value-type="float">
            <text:p>11111058</text:p>
          </table:table-cell>
          <table:table-cell office:value-type="float" office:value="0" calcext:value-type="float">
            <text:p>0</text:p>
          </table:table-cell>
          <table:table-cell office:value-type="float" office:value="1587294" calcext:value-type="float">
            <text:p>1587294</text:p>
          </table:table-cell>
          <table:table-cell office:value-type="float" office:value="12698352" calcext:value-type="float">
            <text:p>12698352</text:p>
          </table:table-cell>
          <table:table-cell office:value-type="float" office:value="793647" calcext:value-type="float">
            <text:p>793647</text:p>
          </table:table-cell>
          <table:table-cell office:value-type="float" office:value="60.0126" calcext:value-type="float">
            <text:p>60.0126</text:p>
          </table:table-cell>
          <table:table-cell office:value-type="float" office:value="2.96" calcext:value-type="float">
            <text:p>2.96</text:p>
          </table:table-cell>
          <table:table-cell office:value-type="float" office:value="18.89" calcext:value-type="float">
            <text:p>18.89</text:p>
          </table:table-cell>
          <table:table-cell office:value-type="float" office:value="167.46" calcext:value-type="float">
            <text:p>167.46</text:p>
          </table:table-cell>
          <table:table-cell office:value-type="float" office:value="47.2" calcext:value-type="float">
            <text:p>47.2</text:p>
          </table:table-cell>
          <table:table-cell table:formula="of:=STDEV([.A13];[.A28];[.A43];[.A58];[.A73];[.A88];[.A103];[.A118];[.A133];[.A148])" office:value-type="float" office:value="0" calcext:value-type="float">
            <text:p>0</text:p>
          </table:table-cell>
          <table:table-cell table:formula="of:=STDEV([.B13];[.B28];[.B43];[.B58];[.B73];[.B88];[.B103];[.B118];[.B133];[.B148])" office:value-type="float" office:value="28.817413246734" calcext:value-type="float">
            <text:p>28.8</text:p>
          </table:table-cell>
          <table:table-cell table:formula="of:=STDEV([.C13];[.C28];[.C43];[.C58];[.C73];[.C88];[.C103];[.C118];[.C133];[.C148])" office:value-type="float" office:value="24290.7627033634" calcext:value-type="float">
            <text:p>24290.8</text:p>
          </table:table-cell>
          <table:table-cell table:formula="of:=STDEV([.D13];[.D28];[.D43];[.D58];[.D73];[.D88];[.D103];[.D118];[.D133];[.D148])" office:value-type="float" office:value="0" calcext:value-type="float">
            <text:p>0.0</text:p>
          </table:table-cell>
          <table:table-cell table:formula="of:=STDEV([.E13];[.E28];[.E43];[.E58];[.E73];[.E88];[.E103];[.E118];[.E133];[.E148])" office:value-type="float" office:value="3470.10895762334" calcext:value-type="float">
            <text:p>3470.1</text:p>
          </table:table-cell>
          <table:table-cell table:formula="of:=STDEV([.F13];[.F28];[.F43];[.F58];[.F73];[.F88];[.F103];[.F118];[.F133];[.F148])" office:value-type="float" office:value="27760.8716609868" calcext:value-type="float">
            <text:p>27760.9</text:p>
          </table:table-cell>
          <table:table-cell table:formula="of:=STDEV([.G13];[.G28];[.G43];[.G58];[.G73];[.G88];[.G103];[.G118];[.G133];[.G148])" office:value-type="float" office:value="1735.05447881167" calcext:value-type="float">
            <text:p>1735.1</text:p>
          </table:table-cell>
          <table:table-cell table:formula="of:=STDEV([.H13];[.H28];[.H43];[.H58];[.H73];[.H88];[.H103];[.H118];[.H133];[.H148])" office:value-type="float" office:value="0.00147576722042836" calcext:value-type="float">
            <text:p>0.001</text:p>
          </table:table-cell>
          <table:table-cell table:formula="of:=STDEV([.I13];[.I28];[.I43];[.I58];[.I73];[.I88];[.I103];[.I118];[.I133];[.I148])" office:value-type="float" office:value="0.181597846291683" calcext:value-type="float">
            <text:p>0.182</text:p>
          </table:table-cell>
          <table:table-cell table:formula="of:=STDEV([.J13];[.J28];[.J43];[.J58];[.J73];[.J88];[.J103];[.J118];[.J133];[.J148])" office:value-type="float" office:value="0.0414862761779258" calcext:value-type="float">
            <text:p>0.041</text:p>
          </table:table-cell>
          <table:table-cell table:formula="of:=STDEV([.K13];[.K28];[.K43];[.K58];[.K73];[.K88];[.K103];[.K118];[.K133];[.K148])" office:value-type="float" office:value="39.7645188578964" calcext:value-type="float">
            <text:p>39.765</text:p>
          </table:table-cell>
          <table:table-cell table:formula="of:=STDEV([.L13];[.L28];[.L43];[.L58];[.L73];[.L88];[.L103];[.L118];[.L133];[.L148])" office:value-type="float" office:value="1.38398137431269" calcext:value-type="float">
            <text:p>1.38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093.104902" calcext:value-type="float">
            <text:p>13093.104902</text:p>
          </table:table-cell>
          <table:table-cell office:value-type="float" office:value="11000976" calcext:value-type="float">
            <text:p>11000976</text:p>
          </table:table-cell>
          <table:table-cell office:value-type="float" office:value="0" calcext:value-type="float">
            <text:p>0</text:p>
          </table:table-cell>
          <table:table-cell office:value-type="float" office:value="1571568" calcext:value-type="float">
            <text:p>1571568</text:p>
          </table:table-cell>
          <table:table-cell office:value-type="float" office:value="12572544" calcext:value-type="float">
            <text:p>12572544</text:p>
          </table:table-cell>
          <table:table-cell office:value-type="float" office:value="785784" calcext:value-type="float">
            <text:p>785784</text:p>
          </table:table-cell>
          <table:table-cell office:value-type="float" office:value="60.0151" calcext:value-type="float">
            <text:p>60.0151</text:p>
          </table:table-cell>
          <table:table-cell office:value-type="float" office:value="3.24" calcext:value-type="float">
            <text:p>3.24</text:p>
          </table:table-cell>
          <table:table-cell office:value-type="float" office:value="20.61" calcext:value-type="float">
            <text:p>20.61</text:p>
          </table:table-cell>
          <table:table-cell office:value-type="float" office:value="207.37" calcext:value-type="float">
            <text:p>207.37</text:p>
          </table:table-cell>
          <table:table-cell office:value-type="float" office:value="49.62" calcext:value-type="float">
            <text:p>49.62</text:p>
          </table:table-cell>
          <table:table-cell table:formula="of:=STDEV([.A14];[.A29];[.A44];[.A59];[.A74];[.A89];[.A104];[.A119];[.A134];[.A149])" office:value-type="float" office:value="0" calcext:value-type="float">
            <text:p>0</text:p>
          </table:table-cell>
          <table:table-cell table:formula="of:=STDEV([.B14];[.B29];[.B44];[.B59];[.B74];[.B89];[.B104];[.B119];[.B134];[.B149])" office:value-type="float" office:value="95.9277666838974" calcext:value-type="float">
            <text:p>95.9</text:p>
          </table:table-cell>
          <table:table-cell table:formula="of:=STDEV([.C14];[.C29];[.C44];[.C59];[.C74];[.C89];[.C104];[.C119];[.C134];[.C149])" office:value-type="float" office:value="80368.6488028759" calcext:value-type="float">
            <text:p>80368.6</text:p>
          </table:table-cell>
          <table:table-cell table:formula="of:=STDEV([.D14];[.D29];[.D44];[.D59];[.D74];[.D89];[.D104];[.D119];[.D134];[.D149])" office:value-type="float" office:value="0" calcext:value-type="float">
            <text:p>0.0</text:p>
          </table:table-cell>
          <table:table-cell table:formula="of:=STDEV([.E14];[.E29];[.E44];[.E59];[.E74];[.E89];[.E104];[.E119];[.E134];[.E149])" office:value-type="float" office:value="11481.235543268" calcext:value-type="float">
            <text:p>11481.2</text:p>
          </table:table-cell>
          <table:table-cell table:formula="of:=STDEV([.F14];[.F29];[.F44];[.F59];[.F74];[.F89];[.F104];[.F119];[.F134];[.F149])" office:value-type="float" office:value="91849.8843461438" calcext:value-type="float">
            <text:p>91849.9</text:p>
          </table:table-cell>
          <table:table-cell table:formula="of:=STDEV([.G14];[.G29];[.G44];[.G59];[.G74];[.G89];[.G104];[.G119];[.G134];[.G149])" office:value-type="float" office:value="5740.61777163399" calcext:value-type="float">
            <text:p>5740.6</text:p>
          </table:table-cell>
          <table:table-cell table:formula="of:=STDEV([.H14];[.H29];[.H44];[.H59];[.H74];[.H89];[.H104];[.H119];[.H134];[.H149])" office:value-type="float" office:value="0.00185319543851546" calcext:value-type="float">
            <text:p>0.002</text:p>
          </table:table-cell>
          <table:table-cell table:formula="of:=STDEV([.I14];[.I29];[.I44];[.I59];[.I74];[.I89];[.I104];[.I119];[.I134];[.I149])" office:value-type="float" office:value="0.136792624882419" calcext:value-type="float">
            <text:p>0.137</text:p>
          </table:table-cell>
          <table:table-cell table:formula="of:=STDEV([.J14];[.J29];[.J44];[.J59];[.J74];[.J89];[.J104];[.J119];[.J134];[.J149])" office:value-type="float" office:value="0.15220235068998" calcext:value-type="float">
            <text:p>0.152</text:p>
          </table:table-cell>
          <table:table-cell table:formula="of:=STDEV([.K14];[.K29];[.K44];[.K59];[.K74];[.K89];[.K104];[.K119];[.K134];[.K149])" office:value-type="float" office:value="34.1038787139137" calcext:value-type="float">
            <text:p>34.104</text:p>
          </table:table-cell>
          <table:table-cell table:formula="of:=STDEV([.L14];[.L29];[.L44];[.L59];[.L74];[.L89];[.L104];[.L119];[.L134];[.L149])" office:value-type="float" office:value="1.40014324663983" calcext:value-type="float">
            <text:p>1.4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988.721585" calcext:value-type="float">
            <text:p>12988.721585</text:p>
          </table:table-cell>
          <table:table-cell office:value-type="float" office:value="10913672" calcext:value-type="float">
            <text:p>10913672</text:p>
          </table:table-cell>
          <table:table-cell office:value-type="float" office:value="0" calcext:value-type="float">
            <text:p>0</text:p>
          </table:table-cell>
          <table:table-cell office:value-type="float" office:value="1559096" calcext:value-type="float">
            <text:p>1559096</text:p>
          </table:table-cell>
          <table:table-cell office:value-type="float" office:value="12472768" calcext:value-type="float">
            <text:p>12472768</text:p>
          </table:table-cell>
          <table:table-cell office:value-type="float" office:value="779548" calcext:value-type="float">
            <text:p>779548</text:p>
          </table:table-cell>
          <table:table-cell office:value-type="float" office:value="60.0173" calcext:value-type="float">
            <text:p>60.0173</text:p>
          </table:table-cell>
          <table:table-cell office:value-type="float" office:value="3.02" calcext:value-type="float">
            <text:p>3.02</text:p>
          </table:table-cell>
          <table:table-cell office:value-type="float" office:value="22.31" calcext:value-type="float">
            <text:p>22.31</text:p>
          </table:table-cell>
          <table:table-cell office:value-type="float" office:value="141.15" calcext:value-type="float">
            <text:p>141.15</text:p>
          </table:table-cell>
          <table:table-cell office:value-type="float" office:value="49.4" calcext:value-type="float">
            <text:p>49.4</text:p>
          </table:table-cell>
          <table:table-cell table:formula="of:=STDEV([.A15];[.A30];[.A45];[.A60];[.A75];[.A90];[.A105];[.A120];[.A135];[.A150])" office:value-type="float" office:value="0" calcext:value-type="float">
            <text:p>0</text:p>
          </table:table-cell>
          <table:table-cell table:formula="of:=STDEV([.B15];[.B30];[.B45];[.B60];[.B75];[.B90];[.B105];[.B120];[.B135];[.B150])" office:value-type="float" office:value="31.9126406943748" calcext:value-type="float">
            <text:p>31.9</text:p>
          </table:table-cell>
          <table:table-cell table:formula="of:=STDEV([.C15];[.C30];[.C45];[.C60];[.C75];[.C90];[.C105];[.C120];[.C135];[.C150])" office:value-type="float" office:value="26779.5405155171" calcext:value-type="float">
            <text:p>26779.5</text:p>
          </table:table-cell>
          <table:table-cell table:formula="of:=STDEV([.D15];[.D30];[.D45];[.D60];[.D75];[.D90];[.D105];[.D120];[.D135];[.D150])" office:value-type="float" office:value="0" calcext:value-type="float">
            <text:p>0.0</text:p>
          </table:table-cell>
          <table:table-cell table:formula="of:=STDEV([.E15];[.E30];[.E45];[.E60];[.E75];[.E90];[.E105];[.E120];[.E135];[.E150])" office:value-type="float" office:value="3825.64864507387" calcext:value-type="float">
            <text:p>3825.6</text:p>
          </table:table-cell>
          <table:table-cell table:formula="of:=STDEV([.F15];[.F30];[.F45];[.F60];[.F75];[.F90];[.F105];[.F120];[.F135];[.F150])" office:value-type="float" office:value="30605.189160591" calcext:value-type="float">
            <text:p>30605.2</text:p>
          </table:table-cell>
          <table:table-cell table:formula="of:=STDEV([.G15];[.G30];[.G45];[.G60];[.G75];[.G90];[.G105];[.G120];[.G135];[.G150])" office:value-type="float" office:value="1912.82432253694" calcext:value-type="float">
            <text:p>1912.8</text:p>
          </table:table-cell>
          <table:table-cell table:formula="of:=STDEV([.H15];[.H30];[.H45];[.H60];[.H75];[.H90];[.H105];[.H120];[.H135];[.H150])" office:value-type="float" office:value="0.00301973140821811" calcext:value-type="float">
            <text:p>0.003</text:p>
          </table:table-cell>
          <table:table-cell table:formula="of:=STDEV([.I15];[.I30];[.I45];[.I60];[.I75];[.I90];[.I105];[.I120];[.I135];[.I150])" office:value-type="float" office:value="0.106505085950547" calcext:value-type="float">
            <text:p>0.107</text:p>
          </table:table-cell>
          <table:table-cell table:formula="of:=STDEV([.J15];[.J30];[.J45];[.J60];[.J75];[.J90];[.J105];[.J120];[.J135];[.J150])" office:value-type="float" office:value="0.0541192099802729" calcext:value-type="float">
            <text:p>0.054</text:p>
          </table:table-cell>
          <table:table-cell table:formula="of:=STDEV([.K15];[.K30];[.K45];[.K60];[.K75];[.K90];[.K105];[.K120];[.K135];[.K150])" office:value-type="float" office:value="33.9406437606727" calcext:value-type="float">
            <text:p>33.941</text:p>
          </table:table-cell>
          <table:table-cell table:formula="of:=STDEV([.L15];[.L30];[.L45];[.L60];[.L75];[.L90];[.L105];[.L120];[.L135];[.L150])" office:value-type="float" office:value="1.78214758086978" calcext:value-type="float">
            <text:p>1.7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72.672669" calcext:value-type="float">
            <text:p>3472.672669</text:p>
          </table:table-cell>
          <table:table-cell office:value-type="float" office:value="2917152" calcext:value-type="float">
            <text:p>2917152</text:p>
          </table:table-cell>
          <table:table-cell office:value-type="float" office:value="0" calcext:value-type="float">
            <text:p>0</text:p>
          </table:table-cell>
          <table:table-cell office:value-type="float" office:value="416736" calcext:value-type="float">
            <text:p>416736</text:p>
          </table:table-cell>
          <table:table-cell office:value-type="float" office:value="3333888" calcext:value-type="float">
            <text:p>3333888</text:p>
          </table:table-cell>
          <table:table-cell office:value-type="float" office:value="208368" calcext:value-type="float">
            <text:p>208368</text:p>
          </table:table-cell>
          <table:table-cell office:value-type="float" office:value="60.0022" calcext:value-type="float">
            <text:p>60.0022</text:p>
          </table:table-cell>
          <table:table-cell office:value-type="float" office:value="2.15" calcext:value-type="float">
            <text:p>2.15</text:p>
          </table:table-cell>
          <table:table-cell office:value-type="float" office:value="2.87" calcext:value-type="float">
            <text:p>2.87</text:p>
          </table:table-cell>
          <table:table-cell office:value-type="float" office:value="12.98" calcext:value-type="float">
            <text:p>12.98</text:p>
          </table:table-cell>
          <table:table-cell office:value-type="float" office:value="3.32" calcext:value-type="float">
            <text:p>3.32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24.796222" calcext:value-type="float">
            <text:p>6724.796222</text:p>
          </table:table-cell>
          <table:table-cell office:value-type="float" office:value="5649196" calcext:value-type="float">
            <text:p>5649196</text:p>
          </table:table-cell>
          <table:table-cell office:value-type="float" office:value="0" calcext:value-type="float">
            <text:p>0</text:p>
          </table:table-cell>
          <table:table-cell office:value-type="float" office:value="807028" calcext:value-type="float">
            <text:p>807028</text:p>
          </table:table-cell>
          <table:table-cell office:value-type="float" office:value="6456224" calcext:value-type="float">
            <text:p>6456224</text:p>
          </table:table-cell>
          <table:table-cell office:value-type="float" office:value="403514" calcext:value-type="float">
            <text:p>403514</text:p>
          </table:table-cell>
          <table:table-cell office:value-type="float" office:value="60.0039" calcext:value-type="float">
            <text:p>60.0039</text:p>
          </table:table-cell>
          <table:table-cell office:value-type="float" office:value="2.47" calcext:value-type="float">
            <text:p>2.47</text:p>
          </table:table-cell>
          <table:table-cell office:value-type="float" office:value="4.45" calcext:value-type="float">
            <text:p>4.45</text:p>
          </table:table-cell>
          <table:table-cell office:value-type="float" office:value="21.91" calcext:value-type="float">
            <text:p>21.91</text:p>
          </table:table-cell>
          <table:table-cell office:value-type="float" office:value="6.48" calcext:value-type="float">
            <text:p>6.48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03.547722" calcext:value-type="float">
            <text:p>9603.547722</text:p>
          </table:table-cell>
          <table:table-cell office:value-type="float" office:value="8067612" calcext:value-type="float">
            <text:p>8067612</text:p>
          </table:table-cell>
          <table:table-cell office:value-type="float" office:value="0" calcext:value-type="float">
            <text:p>0</text:p>
          </table:table-cell>
          <table:table-cell office:value-type="float" office:value="1152516" calcext:value-type="float">
            <text:p>1152516</text:p>
          </table:table-cell>
          <table:table-cell office:value-type="float" office:value="9220128" calcext:value-type="float">
            <text:p>9220128</text:p>
          </table:table-cell>
          <table:table-cell office:value-type="float" office:value="576258" calcext:value-type="float">
            <text:p>576258</text:p>
          </table:table-cell>
          <table:table-cell office:value-type="float" office:value="60.0047" calcext:value-type="float">
            <text:p>60.0047</text:p>
          </table:table-cell>
          <table:table-cell office:value-type="float" office:value="2.51" calcext:value-type="float">
            <text:p>2.51</text:p>
          </table:table-cell>
          <table:table-cell office:value-type="float" office:value="5.2" calcext:value-type="float">
            <text:p>5.2</text:p>
          </table:table-cell>
          <table:table-cell office:value-type="float" office:value="32.66" calcext:value-type="float">
            <text:p>32.66</text:p>
          </table:table-cell>
          <table:table-cell office:value-type="float" office:value="8.63" calcext:value-type="float">
            <text:p>8.63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23.370563" calcext:value-type="float">
            <text:p>11623.370563</text:p>
          </table:table-cell>
          <table:table-cell office:value-type="float" office:value="9764510" calcext:value-type="float">
            <text:p>9764510</text:p>
          </table:table-cell>
          <table:table-cell office:value-type="float" office:value="0" calcext:value-type="float">
            <text:p>0</text:p>
          </table:table-cell>
          <table:table-cell office:value-type="float" office:value="1394930" calcext:value-type="float">
            <text:p>1394930</text:p>
          </table:table-cell>
          <table:table-cell office:value-type="float" office:value="11159440" calcext:value-type="float">
            <text:p>11159440</text:p>
          </table:table-cell>
          <table:table-cell office:value-type="float" office:value="697465" calcext:value-type="float">
            <text:p>697465</text:p>
          </table:table-cell>
          <table:table-cell office:value-type="float" office:value="60.0054" calcext:value-type="float">
            <text:p>60.0054</text:p>
          </table:table-cell>
          <table:table-cell office:value-type="float" office:value="2.61" calcext:value-type="float">
            <text:p>2.61</text:p>
          </table:table-cell>
          <table:table-cell office:value-type="float" office:value="6.01" calcext:value-type="float">
            <text:p>6.01</text:p>
          </table:table-cell>
          <table:table-cell office:value-type="float" office:value="95.28" calcext:value-type="float">
            <text:p>95.28</text:p>
          </table:table-cell>
          <table:table-cell office:value-type="float" office:value="11.06" calcext:value-type="float">
            <text:p>11.0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760.337162" calcext:value-type="float">
            <text:p>12760.337162</text:p>
          </table:table-cell>
          <table:table-cell office:value-type="float" office:value="10719898" calcext:value-type="float">
            <text:p>10719898</text:p>
          </table:table-cell>
          <table:table-cell office:value-type="float" office:value="0" calcext:value-type="float">
            <text:p>0</text:p>
          </table:table-cell>
          <table:table-cell office:value-type="float" office:value="1531414" calcext:value-type="float">
            <text:p>1531414</text:p>
          </table:table-cell>
          <table:table-cell office:value-type="float" office:value="12251312" calcext:value-type="float">
            <text:p>12251312</text:p>
          </table:table-cell>
          <table:table-cell office:value-type="float" office:value="765707" calcext:value-type="float">
            <text:p>765707</text:p>
          </table:table-cell>
          <table:table-cell office:value-type="float" office:value="60.0068" calcext:value-type="float">
            <text:p>60.0068</text:p>
          </table:table-cell>
          <table:table-cell office:value-type="float" office:value="2.91" calcext:value-type="float">
            <text:p>2.91</text:p>
          </table:table-cell>
          <table:table-cell office:value-type="float" office:value="7.05" calcext:value-type="float">
            <text:p>7.05</text:p>
          </table:table-cell>
          <table:table-cell office:value-type="float" office:value="101.19" calcext:value-type="float">
            <text:p>101.19</text:p>
          </table:table-cell>
          <table:table-cell office:value-type="float" office:value="16.91" calcext:value-type="float">
            <text:p>16.91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226.224678" calcext:value-type="float">
            <text:p>13226.224678</text:p>
          </table:table-cell>
          <table:table-cell office:value-type="float" office:value="11111436" calcext:value-type="float">
            <text:p>11111436</text:p>
          </table:table-cell>
          <table:table-cell office:value-type="float" office:value="0" calcext:value-type="float">
            <text:p>0</text:p>
          </table:table-cell>
          <table:table-cell office:value-type="float" office:value="1587348" calcext:value-type="float">
            <text:p>1587348</text:p>
          </table:table-cell>
          <table:table-cell office:value-type="float" office:value="12698784" calcext:value-type="float">
            <text:p>12698784</text:p>
          </table:table-cell>
          <table:table-cell office:value-type="float" office:value="793674" calcext:value-type="float">
            <text:p>793674</text:p>
          </table:table-cell>
          <table:table-cell office:value-type="float" office:value="60.0076" calcext:value-type="float">
            <text:p>60.0076</text:p>
          </table:table-cell>
          <table:table-cell office:value-type="float" office:value="3.12" calcext:value-type="float">
            <text:p>3.12</text:p>
          </table:table-cell>
          <table:table-cell office:value-type="float" office:value="8.31" calcext:value-type="float">
            <text:p>8.31</text:p>
          </table:table-cell>
          <table:table-cell office:value-type="float" office:value="104.09" calcext:value-type="float">
            <text:p>104.09</text:p>
          </table:table-cell>
          <table:table-cell office:value-type="float" office:value="19.64" calcext:value-type="float">
            <text:p>19.64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27.914146" calcext:value-type="float">
            <text:p>13127.914146</text:p>
          </table:table-cell>
          <table:table-cell office:value-type="float" office:value="11029102" calcext:value-type="float">
            <text:p>11029102</text:p>
          </table:table-cell>
          <table:table-cell office:value-type="float" office:value="0" calcext:value-type="float">
            <text:p>0</text:p>
          </table:table-cell>
          <table:table-cell office:value-type="float" office:value="1575586" calcext:value-type="float">
            <text:p>1575586</text:p>
          </table:table-cell>
          <table:table-cell office:value-type="float" office:value="12604688" calcext:value-type="float">
            <text:p>12604688</text:p>
          </table:table-cell>
          <table:table-cell office:value-type="float" office:value="787793" calcext:value-type="float">
            <text:p>787793</text:p>
          </table:table-cell>
          <table:table-cell office:value-type="float" office:value="60.009" calcext:value-type="float">
            <text:p>60.009</text:p>
          </table:table-cell>
          <table:table-cell office:value-type="float" office:value="2.76" calcext:value-type="float">
            <text:p>2.76</text:p>
          </table:table-cell>
          <table:table-cell office:value-type="float" office:value="9.89" calcext:value-type="float">
            <text:p>9.89</text:p>
          </table:table-cell>
          <table:table-cell office:value-type="float" office:value="147.14" calcext:value-type="float">
            <text:p>147.14</text:p>
          </table:table-cell>
          <table:table-cell office:value-type="float" office:value="23.51" calcext:value-type="float">
            <text:p>23.51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422.99136" calcext:value-type="float">
            <text:p>13422.99136</text:p>
          </table:table-cell>
          <table:table-cell office:value-type="float" office:value="11277098" calcext:value-type="float">
            <text:p>11277098</text:p>
          </table:table-cell>
          <table:table-cell office:value-type="float" office:value="0" calcext:value-type="float">
            <text:p>0</text:p>
          </table:table-cell>
          <table:table-cell office:value-type="float" office:value="1611014" calcext:value-type="float">
            <text:p>1611014</text:p>
          </table:table-cell>
          <table:table-cell office:value-type="float" office:value="12888112" calcext:value-type="float">
            <text:p>12888112</text:p>
          </table:table-cell>
          <table:table-cell office:value-type="float" office:value="805507" calcext:value-type="float">
            <text:p>805507</text:p>
          </table:table-cell>
          <table:table-cell office:value-type="float" office:value="60.0095" calcext:value-type="float">
            <text:p>60.0095</text:p>
          </table:table-cell>
          <table:table-cell office:value-type="float" office:value="3.22" calcext:value-type="float">
            <text:p>3.22</text:p>
          </table:table-cell>
          <table:table-cell office:value-type="float" office:value="11.17" calcext:value-type="float">
            <text:p>11.17</text:p>
          </table:table-cell>
          <table:table-cell office:value-type="float" office:value="125.41" calcext:value-type="float">
            <text:p>125.41</text:p>
          </table:table-cell>
          <table:table-cell office:value-type="float" office:value="26.27" calcext:value-type="float">
            <text:p>26.27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376.551099" calcext:value-type="float">
            <text:p>13376.551099</text:p>
          </table:table-cell>
          <table:table-cell office:value-type="float" office:value="11238906" calcext:value-type="float">
            <text:p>11238906</text:p>
          </table:table-cell>
          <table:table-cell office:value-type="float" office:value="0" calcext:value-type="float">
            <text:p>0</text:p>
          </table:table-cell>
          <table:table-cell office:value-type="float" office:value="1605558" calcext:value-type="float">
            <text:p>1605558</text:p>
          </table:table-cell>
          <table:table-cell office:value-type="float" office:value="12844464" calcext:value-type="float">
            <text:p>12844464</text:p>
          </table:table-cell>
          <table:table-cell office:value-type="float" office:value="802779" calcext:value-type="float">
            <text:p>802779</text:p>
          </table:table-cell>
          <table:table-cell office:value-type="float" office:value="60.0139" calcext:value-type="float">
            <text:p>60.0139</text:p>
          </table:table-cell>
          <table:table-cell office:value-type="float" office:value="2.91" calcext:value-type="float">
            <text:p>2.91</text:p>
          </table:table-cell>
          <table:table-cell office:value-type="float" office:value="12.7" calcext:value-type="float">
            <text:p>12.7</text:p>
          </table:table-cell>
          <table:table-cell office:value-type="float" office:value="130.15" calcext:value-type="float">
            <text:p>130.15</text:p>
          </table:table-cell>
          <table:table-cell office:value-type="float" office:value="31.51" calcext:value-type="float">
            <text:p>31.51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331.21155" calcext:value-type="float">
            <text:p>13331.21155</text:p>
          </table:table-cell>
          <table:table-cell office:value-type="float" office:value="11200532" calcext:value-type="float">
            <text:p>11200532</text:p>
          </table:table-cell>
          <table:table-cell office:value-type="float" office:value="0" calcext:value-type="float">
            <text:p>0</text:p>
          </table:table-cell>
          <table:table-cell office:value-type="float" office:value="1600076" calcext:value-type="float">
            <text:p>1600076</text:p>
          </table:table-cell>
          <table:table-cell office:value-type="float" office:value="12800608" calcext:value-type="float">
            <text:p>12800608</text:p>
          </table:table-cell>
          <table:table-cell office:value-type="float" office:value="800038" calcext:value-type="float">
            <text:p>800038</text:p>
          </table:table-cell>
          <table:table-cell office:value-type="float" office:value="60.0124" calcext:value-type="float">
            <text:p>60.0124</text:p>
          </table:table-cell>
          <table:table-cell office:value-type="float" office:value="2.84" calcext:value-type="float">
            <text:p>2.84</text:p>
          </table:table-cell>
          <table:table-cell office:value-type="float" office:value="14.24" calcext:value-type="float">
            <text:p>14.24</text:p>
          </table:table-cell>
          <table:table-cell office:value-type="float" office:value="277.05" calcext:value-type="float">
            <text:p>277.05</text:p>
          </table:table-cell>
          <table:table-cell office:value-type="float" office:value="34.83" calcext:value-type="float">
            <text:p>34.83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324.218672" calcext:value-type="float">
            <text:p>13324.218672</text:p>
          </table:table-cell>
          <table:table-cell office:value-type="float" office:value="11194806" calcext:value-type="float">
            <text:p>11194806</text:p>
          </table:table-cell>
          <table:table-cell office:value-type="float" office:value="0" calcext:value-type="float">
            <text:p>0</text:p>
          </table:table-cell>
          <table:table-cell office:value-type="float" office:value="1599258" calcext:value-type="float">
            <text:p>1599258</text:p>
          </table:table-cell>
          <table:table-cell office:value-type="float" office:value="12794064" calcext:value-type="float">
            <text:p>12794064</text:p>
          </table:table-cell>
          <table:table-cell office:value-type="float" office:value="799629" calcext:value-type="float">
            <text:p>799629</text:p>
          </table:table-cell>
          <table:table-cell office:value-type="float" office:value="60.0132" calcext:value-type="float">
            <text:p>60.0132</text:p>
          </table:table-cell>
          <table:table-cell office:value-type="float" office:value="2.83" calcext:value-type="float">
            <text:p>2.83</text:p>
          </table:table-cell>
          <table:table-cell office:value-type="float" office:value="15.75" calcext:value-type="float">
            <text:p>15.75</text:p>
          </table:table-cell>
          <table:table-cell office:value-type="float" office:value="238.63" calcext:value-type="float">
            <text:p>238.63</text:p>
          </table:table-cell>
          <table:table-cell office:value-type="float" office:value="39.3" calcext:value-type="float">
            <text:p>39.3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022.047147" calcext:value-type="float">
            <text:p>13022.047147</text:p>
          </table:table-cell>
          <table:table-cell office:value-type="float" office:value="10940762" calcext:value-type="float">
            <text:p>10940762</text:p>
          </table:table-cell>
          <table:table-cell office:value-type="float" office:value="0" calcext:value-type="float">
            <text:p>0</text:p>
          </table:table-cell>
          <table:table-cell office:value-type="float" office:value="1562966" calcext:value-type="float">
            <text:p>1562966</text:p>
          </table:table-cell>
          <table:table-cell office:value-type="float" office:value="12503728" calcext:value-type="float">
            <text:p>12503728</text:p>
          </table:table-cell>
          <table:table-cell office:value-type="float" office:value="781483" calcext:value-type="float">
            <text:p>781483</text:p>
          </table:table-cell>
          <table:table-cell office:value-type="float" office:value="60.0123" calcext:value-type="float">
            <text:p>60.0123</text:p>
          </table:table-cell>
          <table:table-cell office:value-type="float" office:value="2.74" calcext:value-type="float">
            <text:p>2.74</text:p>
          </table:table-cell>
          <table:table-cell office:value-type="float" office:value="17.65" calcext:value-type="float">
            <text:p>17.65</text:p>
          </table:table-cell>
          <table:table-cell office:value-type="float" office:value="266.49" calcext:value-type="float">
            <text:p>266.49</text:p>
          </table:table-cell>
          <table:table-cell office:value-type="float" office:value="44.02" calcext:value-type="float">
            <text:p>44.02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139.517446" calcext:value-type="float">
            <text:p>13139.517446</text:p>
          </table:table-cell>
          <table:table-cell office:value-type="float" office:value="11039770" calcext:value-type="float">
            <text:p>11039770</text:p>
          </table:table-cell>
          <table:table-cell office:value-type="float" office:value="0" calcext:value-type="float">
            <text:p>0</text:p>
          </table:table-cell>
          <table:table-cell office:value-type="float" office:value="1577110" calcext:value-type="float">
            <text:p>1577110</text:p>
          </table:table-cell>
          <table:table-cell office:value-type="float" office:value="12616880" calcext:value-type="float">
            <text:p>12616880</text:p>
          </table:table-cell>
          <table:table-cell office:value-type="float" office:value="788555" calcext:value-type="float">
            <text:p>788555</text:p>
          </table:table-cell>
          <table:table-cell office:value-type="float" office:value="60.014" calcext:value-type="float">
            <text:p>60.014</text:p>
          </table:table-cell>
          <table:table-cell office:value-type="float" office:value="2.78" calcext:value-type="float">
            <text:p>2.78</text:p>
          </table:table-cell>
          <table:table-cell office:value-type="float" office:value="19.01" calcext:value-type="float">
            <text:p>19.01</text:p>
          </table:table-cell>
          <table:table-cell office:value-type="float" office:value="249.84" calcext:value-type="float">
            <text:p>249.84</text:p>
          </table:table-cell>
          <table:table-cell office:value-type="float" office:value="46.35" calcext:value-type="float">
            <text:p>46.35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825.841021" calcext:value-type="float">
            <text:p>12825.841021</text:p>
          </table:table-cell>
          <table:table-cell office:value-type="float" office:value="10777172" calcext:value-type="float">
            <text:p>10777172</text:p>
          </table:table-cell>
          <table:table-cell office:value-type="float" office:value="0" calcext:value-type="float">
            <text:p>0</text:p>
          </table:table-cell>
          <table:table-cell office:value-type="float" office:value="1539596" calcext:value-type="float">
            <text:p>1539596</text:p>
          </table:table-cell>
          <table:table-cell office:value-type="float" office:value="12316768" calcext:value-type="float">
            <text:p>12316768</text:p>
          </table:table-cell>
          <table:table-cell office:value-type="float" office:value="769798" calcext:value-type="float">
            <text:p>769798</text:p>
          </table:table-cell>
          <table:table-cell office:value-type="float" office:value="60.0193" calcext:value-type="float">
            <text:p>60.0193</text:p>
          </table:table-cell>
          <table:table-cell office:value-type="float" office:value="3.01" calcext:value-type="float">
            <text:p>3.01</text:p>
          </table:table-cell>
          <table:table-cell office:value-type="float" office:value="21.03" calcext:value-type="float">
            <text:p>21.03</text:p>
          </table:table-cell>
          <table:table-cell office:value-type="float" office:value="249.37" calcext:value-type="float">
            <text:p>249.37</text:p>
          </table:table-cell>
          <table:table-cell office:value-type="float" office:value="47.3" calcext:value-type="float">
            <text:p>47.3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991.613917" calcext:value-type="float">
            <text:p>12991.613917</text:p>
          </table:table-cell>
          <table:table-cell office:value-type="float" office:value="10915884" calcext:value-type="float">
            <text:p>10915884</text:p>
          </table:table-cell>
          <table:table-cell office:value-type="float" office:value="0" calcext:value-type="float">
            <text:p>0</text:p>
          </table:table-cell>
          <table:table-cell office:value-type="float" office:value="1559412" calcext:value-type="float">
            <text:p>1559412</text:p>
          </table:table-cell>
          <table:table-cell office:value-type="float" office:value="12475296" calcext:value-type="float">
            <text:p>12475296</text:p>
          </table:table-cell>
          <table:table-cell office:value-type="float" office:value="779706" calcext:value-type="float">
            <text:p>779706</text:p>
          </table:table-cell>
          <table:table-cell office:value-type="float" office:value="60.0161" calcext:value-type="float">
            <text:p>60.0161</text:p>
          </table:table-cell>
          <table:table-cell office:value-type="float" office:value="2.98" calcext:value-type="float">
            <text:p>2.98</text:p>
          </table:table-cell>
          <table:table-cell office:value-type="float" office:value="22.3" calcext:value-type="float">
            <text:p>22.3</text:p>
          </table:table-cell>
          <table:table-cell office:value-type="float" office:value="220.55" calcext:value-type="float">
            <text:p>220.55</text:p>
          </table:table-cell>
          <table:table-cell office:value-type="float" office:value="53.42" calcext:value-type="float">
            <text:p>53.42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87.942169" calcext:value-type="float">
            <text:p>3387.942169</text:p>
          </table:table-cell>
          <table:table-cell office:value-type="float" office:value="2845990" calcext:value-type="float">
            <text:p>2845990</text:p>
          </table:table-cell>
          <table:table-cell office:value-type="float" office:value="0" calcext:value-type="float">
            <text:p>0</text:p>
          </table:table-cell>
          <table:table-cell office:value-type="float" office:value="406570" calcext:value-type="float">
            <text:p>406570</text:p>
          </table:table-cell>
          <table:table-cell office:value-type="float" office:value="3252560" calcext:value-type="float">
            <text:p>3252560</text:p>
          </table:table-cell>
          <table:table-cell office:value-type="float" office:value="203285" calcext:value-type="float">
            <text:p>203285</text:p>
          </table:table-cell>
          <table:table-cell office:value-type="float" office:value="60.0025" calcext:value-type="float">
            <text:p>60.0025</text:p>
          </table:table-cell>
          <table:table-cell office:value-type="float" office:value="2.14" calcext:value-type="float">
            <text:p>2.14</text:p>
          </table:table-cell>
          <table:table-cell office:value-type="float" office:value="2.94" calcext:value-type="float">
            <text:p>2.94</text:p>
          </table:table-cell>
          <table:table-cell office:value-type="float" office:value="13.68" calcext:value-type="float">
            <text:p>13.68</text:p>
          </table:table-cell>
          <table:table-cell office:value-type="float" office:value="3.4" calcext:value-type="float">
            <text:p>3.4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18.496631" calcext:value-type="float">
            <text:p>6718.496631</text:p>
          </table:table-cell>
          <table:table-cell office:value-type="float" office:value="5643904" calcext:value-type="float">
            <text:p>5643904</text:p>
          </table:table-cell>
          <table:table-cell office:value-type="float" office:value="0" calcext:value-type="float">
            <text:p>0</text:p>
          </table:table-cell>
          <table:table-cell office:value-type="float" office:value="806272" calcext:value-type="float">
            <text:p>806272</text:p>
          </table:table-cell>
          <table:table-cell office:value-type="float" office:value="6450176" calcext:value-type="float">
            <text:p>6450176</text:p>
          </table:table-cell>
          <table:table-cell office:value-type="float" office:value="403136" calcext:value-type="float">
            <text:p>403136</text:p>
          </table:table-cell>
          <table:table-cell office:value-type="float" office:value="60.0039" calcext:value-type="float">
            <text:p>60.0039</text:p>
          </table:table-cell>
          <table:table-cell office:value-type="float" office:value="2.56" calcext:value-type="float">
            <text:p>2.56</text:p>
          </table:table-cell>
          <table:table-cell office:value-type="float" office:value="4.46" calcext:value-type="float">
            <text:p>4.46</text:p>
          </table:table-cell>
          <table:table-cell office:value-type="float" office:value="25.17" calcext:value-type="float">
            <text:p>25.17</text:p>
          </table:table-cell>
          <table:table-cell office:value-type="float" office:value="6.9" calcext:value-type="float">
            <text:p>6.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692.508958" calcext:value-type="float">
            <text:p>8692.508958</text:p>
          </table:table-cell>
          <table:table-cell office:value-type="float" office:value="7302316" calcext:value-type="float">
            <text:p>7302316</text:p>
          </table:table-cell>
          <table:table-cell office:value-type="float" office:value="0" calcext:value-type="float">
            <text:p>0</text:p>
          </table:table-cell>
          <table:table-cell office:value-type="float" office:value="1043188" calcext:value-type="float">
            <text:p>1043188</text:p>
          </table:table-cell>
          <table:table-cell office:value-type="float" office:value="8345504" calcext:value-type="float">
            <text:p>8345504</text:p>
          </table:table-cell>
          <table:table-cell office:value-type="float" office:value="521594" calcext:value-type="float">
            <text:p>521594</text:p>
          </table:table-cell>
          <table:table-cell office:value-type="float" office:value="60.005" calcext:value-type="float">
            <text:p>60.005</text:p>
          </table:table-cell>
          <table:table-cell office:value-type="float" office:value="2.66" calcext:value-type="float">
            <text:p>2.66</text:p>
          </table:table-cell>
          <table:table-cell office:value-type="float" office:value="5.74" calcext:value-type="float">
            <text:p>5.74</text:p>
          </table:table-cell>
          <table:table-cell office:value-type="float" office:value="36.63" calcext:value-type="float">
            <text:p>36.63</text:p>
          </table:table-cell>
          <table:table-cell office:value-type="float" office:value="8.98" calcext:value-type="float">
            <text:p>8.98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96.391967" calcext:value-type="float">
            <text:p>11696.391967</text:p>
          </table:table-cell>
          <table:table-cell office:value-type="float" office:value="9825788" calcext:value-type="float">
            <text:p>9825788</text:p>
          </table:table-cell>
          <table:table-cell office:value-type="float" office:value="0" calcext:value-type="float">
            <text:p>0</text:p>
          </table:table-cell>
          <table:table-cell office:value-type="float" office:value="1403684" calcext:value-type="float">
            <text:p>1403684</text:p>
          </table:table-cell>
          <table:table-cell office:value-type="float" office:value="11229472" calcext:value-type="float">
            <text:p>11229472</text:p>
          </table:table-cell>
          <table:table-cell office:value-type="float" office:value="701842" calcext:value-type="float">
            <text:p>701842</text:p>
          </table:table-cell>
          <table:table-cell office:value-type="float" office:value="60.005" calcext:value-type="float">
            <text:p>60.005</text:p>
          </table:table-cell>
          <table:table-cell office:value-type="float" office:value="2.67" calcext:value-type="float">
            <text:p>2.67</text:p>
          </table:table-cell>
          <table:table-cell office:value-type="float" office:value="5.98" calcext:value-type="float">
            <text:p>5.98</text:p>
          </table:table-cell>
          <table:table-cell office:value-type="float" office:value="111.48" calcext:value-type="float">
            <text:p>111.48</text:p>
          </table:table-cell>
          <table:table-cell office:value-type="float" office:value="11.43" calcext:value-type="float">
            <text:p>11.43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692.759569" calcext:value-type="float">
            <text:p>12692.759569</text:p>
          </table:table-cell>
          <table:table-cell office:value-type="float" office:value="10663002" calcext:value-type="float">
            <text:p>10663002</text:p>
          </table:table-cell>
          <table:table-cell office:value-type="float" office:value="0" calcext:value-type="float">
            <text:p>0</text:p>
          </table:table-cell>
          <table:table-cell office:value-type="float" office:value="1523286" calcext:value-type="float">
            <text:p>1523286</text:p>
          </table:table-cell>
          <table:table-cell office:value-type="float" office:value="12186288" calcext:value-type="float">
            <text:p>12186288</text:p>
          </table:table-cell>
          <table:table-cell office:value-type="float" office:value="761643" calcext:value-type="float">
            <text:p>761643</text:p>
          </table:table-cell>
          <table:table-cell office:value-type="float" office:value="60.0061" calcext:value-type="float">
            <text:p>60.0061</text:p>
          </table:table-cell>
          <table:table-cell office:value-type="float" office:value="2.8" calcext:value-type="float">
            <text:p>2.8</text:p>
          </table:table-cell>
          <table:table-cell office:value-type="float" office:value="7.08" calcext:value-type="float">
            <text:p>7.08</text:p>
          </table:table-cell>
          <table:table-cell office:value-type="float" office:value="124.44" calcext:value-type="float">
            <text:p>124.44</text:p>
          </table:table-cell>
          <table:table-cell office:value-type="float" office:value="15.08" calcext:value-type="float">
            <text:p>15.08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170.356965" calcext:value-type="float">
            <text:p>13170.356965</text:p>
          </table:table-cell>
          <table:table-cell office:value-type="float" office:value="11064704" calcext:value-type="float">
            <text:p>11064704</text:p>
          </table:table-cell>
          <table:table-cell office:value-type="float" office:value="0" calcext:value-type="float">
            <text:p>0</text:p>
          </table:table-cell>
          <table:table-cell office:value-type="float" office:value="1580672" calcext:value-type="float">
            <text:p>1580672</text:p>
          </table:table-cell>
          <table:table-cell office:value-type="float" office:value="12645376" calcext:value-type="float">
            <text:p>12645376</text:p>
          </table:table-cell>
          <table:table-cell office:value-type="float" office:value="790336" calcext:value-type="float">
            <text:p>790336</text:p>
          </table:table-cell>
          <table:table-cell office:value-type="float" office:value="60.0087" calcext:value-type="float">
            <text:p>60.0087</text:p>
          </table:table-cell>
          <table:table-cell office:value-type="float" office:value="3.15" calcext:value-type="float">
            <text:p>3.15</text:p>
          </table:table-cell>
          <table:table-cell office:value-type="float" office:value="8.34" calcext:value-type="float">
            <text:p>8.34</text:p>
          </table:table-cell>
          <table:table-cell office:value-type="float" office:value="102.15" calcext:value-type="float">
            <text:p>102.15</text:p>
          </table:table-cell>
          <table:table-cell office:value-type="float" office:value="19.58" calcext:value-type="float">
            <text:p>19.58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314.041558" calcext:value-type="float">
            <text:p>13314.041558</text:p>
          </table:table-cell>
          <table:table-cell office:value-type="float" office:value="11185342" calcext:value-type="float">
            <text:p>11185342</text:p>
          </table:table-cell>
          <table:table-cell office:value-type="float" office:value="0" calcext:value-type="float">
            <text:p>0</text:p>
          </table:table-cell>
          <table:table-cell office:value-type="float" office:value="1597906" calcext:value-type="float">
            <text:p>1597906</text:p>
          </table:table-cell>
          <table:table-cell office:value-type="float" office:value="12783248" calcext:value-type="float">
            <text:p>12783248</text:p>
          </table:table-cell>
          <table:table-cell office:value-type="float" office:value="798953" calcext:value-type="float">
            <text:p>798953</text:p>
          </table:table-cell>
          <table:table-cell office:value-type="float" office:value="60.0083" calcext:value-type="float">
            <text:p>60.0083</text:p>
          </table:table-cell>
          <table:table-cell office:value-type="float" office:value="3.27" calcext:value-type="float">
            <text:p>3.27</text:p>
          </table:table-cell>
          <table:table-cell office:value-type="float" office:value="9.76" calcext:value-type="float">
            <text:p>9.76</text:p>
          </table:table-cell>
          <table:table-cell office:value-type="float" office:value="108.48" calcext:value-type="float">
            <text:p>108.48</text:p>
          </table:table-cell>
          <table:table-cell office:value-type="float" office:value="22.26" calcext:value-type="float">
            <text:p>22.26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28.895095" calcext:value-type="float">
            <text:p>13328.895095</text:p>
          </table:table-cell>
          <table:table-cell office:value-type="float" office:value="11197914" calcext:value-type="float">
            <text:p>11197914</text:p>
          </table:table-cell>
          <table:table-cell office:value-type="float" office:value="0" calcext:value-type="float">
            <text:p>0</text:p>
          </table:table-cell>
          <table:table-cell office:value-type="float" office:value="1599702" calcext:value-type="float">
            <text:p>1599702</text:p>
          </table:table-cell>
          <table:table-cell office:value-type="float" office:value="12797616" calcext:value-type="float">
            <text:p>12797616</text:p>
          </table:table-cell>
          <table:table-cell office:value-type="float" office:value="799851" calcext:value-type="float">
            <text:p>799851</text:p>
          </table:table-cell>
          <table:table-cell office:value-type="float" office:value="60.0088" calcext:value-type="float">
            <text:p>60.0088</text:p>
          </table:table-cell>
          <table:table-cell office:value-type="float" office:value="3.03" calcext:value-type="float">
            <text:p>3.03</text:p>
          </table:table-cell>
          <table:table-cell office:value-type="float" office:value="11.24" calcext:value-type="float">
            <text:p>11.24</text:p>
          </table:table-cell>
          <table:table-cell office:value-type="float" office:value="147.82" calcext:value-type="float">
            <text:p>147.82</text:p>
          </table:table-cell>
          <table:table-cell office:value-type="float" office:value="26.4" calcext:value-type="float">
            <text:p>26.4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431.10332" calcext:value-type="float">
            <text:p>13431.10332</text:p>
          </table:table-cell>
          <table:table-cell office:value-type="float" office:value="11284308" calcext:value-type="float">
            <text:p>11284308</text:p>
          </table:table-cell>
          <table:table-cell office:value-type="float" office:value="0" calcext:value-type="float">
            <text:p>0</text:p>
          </table:table-cell>
          <table:table-cell office:value-type="float" office:value="1612044" calcext:value-type="float">
            <text:p>1612044</text:p>
          </table:table-cell>
          <table:table-cell office:value-type="float" office:value="12896352" calcext:value-type="float">
            <text:p>12896352</text:p>
          </table:table-cell>
          <table:table-cell office:value-type="float" office:value="806022" calcext:value-type="float">
            <text:p>806022</text:p>
          </table:table-cell>
          <table:table-cell office:value-type="float" office:value="60.0116" calcext:value-type="float">
            <text:p>60.0116</text:p>
          </table:table-cell>
          <table:table-cell office:value-type="float" office:value="3.11" calcext:value-type="float">
            <text:p>3.11</text:p>
          </table:table-cell>
          <table:table-cell office:value-type="float" office:value="12.65" calcext:value-type="float">
            <text:p>12.65</text:p>
          </table:table-cell>
          <table:table-cell office:value-type="float" office:value="206.74" calcext:value-type="float">
            <text:p>206.74</text:p>
          </table:table-cell>
          <table:table-cell office:value-type="float" office:value="34.42" calcext:value-type="float">
            <text:p>34.42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364.688591" calcext:value-type="float">
            <text:p>13364.688591</text:p>
          </table:table-cell>
          <table:table-cell office:value-type="float" office:value="11228434" calcext:value-type="float">
            <text:p>11228434</text:p>
          </table:table-cell>
          <table:table-cell office:value-type="float" office:value="0" calcext:value-type="float">
            <text:p>0</text:p>
          </table:table-cell>
          <table:table-cell office:value-type="float" office:value="1604062" calcext:value-type="float">
            <text:p>1604062</text:p>
          </table:table-cell>
          <table:table-cell office:value-type="float" office:value="12832496" calcext:value-type="float">
            <text:p>12832496</text:p>
          </table:table-cell>
          <table:table-cell office:value-type="float" office:value="802031" calcext:value-type="float">
            <text:p>802031</text:p>
          </table:table-cell>
          <table:table-cell office:value-type="float" office:value="60.0112" calcext:value-type="float">
            <text:p>60.0112</text:p>
          </table:table-cell>
          <table:table-cell office:value-type="float" office:value="2.98" calcext:value-type="float">
            <text:p>2.98</text:p>
          </table:table-cell>
          <table:table-cell office:value-type="float" office:value="14.21" calcext:value-type="float">
            <text:p>14.21</text:p>
          </table:table-cell>
          <table:table-cell office:value-type="float" office:value="170.88" calcext:value-type="float">
            <text:p>170.88</text:p>
          </table:table-cell>
          <table:table-cell office:value-type="float" office:value="35.78" calcext:value-type="float">
            <text:p>35.78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370.742892" calcext:value-type="float">
            <text:p>13370.742892</text:p>
          </table:table-cell>
          <table:table-cell office:value-type="float" office:value="11233558" calcext:value-type="float">
            <text:p>11233558</text:p>
          </table:table-cell>
          <table:table-cell office:value-type="float" office:value="0" calcext:value-type="float">
            <text:p>0</text:p>
          </table:table-cell>
          <table:table-cell office:value-type="float" office:value="1604794" calcext:value-type="float">
            <text:p>1604794</text:p>
          </table:table-cell>
          <table:table-cell office:value-type="float" office:value="12838352" calcext:value-type="float">
            <text:p>12838352</text:p>
          </table:table-cell>
          <table:table-cell office:value-type="float" office:value="802397" calcext:value-type="float">
            <text:p>802397</text:p>
          </table:table-cell>
          <table:table-cell office:value-type="float" office:value="60.0114" calcext:value-type="float">
            <text:p>60.0114</text:p>
          </table:table-cell>
          <table:table-cell office:value-type="float" office:value="3.38" calcext:value-type="float">
            <text:p>3.38</text:p>
          </table:table-cell>
          <table:table-cell office:value-type="float" office:value="15.69" calcext:value-type="float">
            <text:p>15.69</text:p>
          </table:table-cell>
          <table:table-cell office:value-type="float" office:value="366.34" calcext:value-type="float">
            <text:p>366.34</text:p>
          </table:table-cell>
          <table:table-cell office:value-type="float" office:value="41.81" calcext:value-type="float">
            <text:p>41.81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255.421008" calcext:value-type="float">
            <text:p>13255.421008</text:p>
          </table:table-cell>
          <table:table-cell office:value-type="float" office:value="11136762" calcext:value-type="float">
            <text:p>11136762</text:p>
          </table:table-cell>
          <table:table-cell office:value-type="float" office:value="0" calcext:value-type="float">
            <text:p>0</text:p>
          </table:table-cell>
          <table:table-cell office:value-type="float" office:value="1590966" calcext:value-type="float">
            <text:p>1590966</text:p>
          </table:table-cell>
          <table:table-cell office:value-type="float" office:value="12727728" calcext:value-type="float">
            <text:p>12727728</text:p>
          </table:table-cell>
          <table:table-cell office:value-type="float" office:value="795483" calcext:value-type="float">
            <text:p>795483</text:p>
          </table:table-cell>
          <table:table-cell office:value-type="float" office:value="60.0119" calcext:value-type="float">
            <text:p>60.0119</text:p>
          </table:table-cell>
          <table:table-cell office:value-type="float" office:value="3.32" calcext:value-type="float">
            <text:p>3.32</text:p>
          </table:table-cell>
          <table:table-cell office:value-type="float" office:value="17.34" calcext:value-type="float">
            <text:p>17.34</text:p>
          </table:table-cell>
          <table:table-cell office:value-type="float" office:value="326.44" calcext:value-type="float">
            <text:p>326.44</text:p>
          </table:table-cell>
          <table:table-cell office:value-type="float" office:value="43.33" calcext:value-type="float">
            <text:p>43.33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222.61954" calcext:value-type="float">
            <text:p>13222.61954</text:p>
          </table:table-cell>
          <table:table-cell office:value-type="float" office:value="11109518" calcext:value-type="float">
            <text:p>11109518</text:p>
          </table:table-cell>
          <table:table-cell office:value-type="float" office:value="0" calcext:value-type="float">
            <text:p>0</text:p>
          </table:table-cell>
          <table:table-cell office:value-type="float" office:value="1587074" calcext:value-type="float">
            <text:p>1587074</text:p>
          </table:table-cell>
          <table:table-cell office:value-type="float" office:value="12696592" calcext:value-type="float">
            <text:p>12696592</text:p>
          </table:table-cell>
          <table:table-cell office:value-type="float" office:value="793537" calcext:value-type="float">
            <text:p>793537</text:p>
          </table:table-cell>
          <table:table-cell office:value-type="float" office:value="60.0136" calcext:value-type="float">
            <text:p>60.0136</text:p>
          </table:table-cell>
          <table:table-cell office:value-type="float" office:value="3.3" calcext:value-type="float">
            <text:p>3.3</text:p>
          </table:table-cell>
          <table:table-cell office:value-type="float" office:value="18.89" calcext:value-type="float">
            <text:p>18.89</text:p>
          </table:table-cell>
          <table:table-cell office:value-type="float" office:value="197.55" calcext:value-type="float">
            <text:p>197.55</text:p>
          </table:table-cell>
          <table:table-cell office:value-type="float" office:value="46.32" calcext:value-type="float">
            <text:p>46.32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149.760724" calcext:value-type="float">
            <text:p>13149.760724</text:p>
          </table:table-cell>
          <table:table-cell office:value-type="float" office:value="11048450" calcext:value-type="float">
            <text:p>11048450</text:p>
          </table:table-cell>
          <table:table-cell office:value-type="float" office:value="0" calcext:value-type="float">
            <text:p>0</text:p>
          </table:table-cell>
          <table:table-cell office:value-type="float" office:value="1578350" calcext:value-type="float">
            <text:p>1578350</text:p>
          </table:table-cell>
          <table:table-cell office:value-type="float" office:value="12626800" calcext:value-type="float">
            <text:p>12626800</text:p>
          </table:table-cell>
          <table:table-cell office:value-type="float" office:value="789175" calcext:value-type="float">
            <text:p>789175</text:p>
          </table:table-cell>
          <table:table-cell office:value-type="float" office:value="60.0144" calcext:value-type="float">
            <text:p>60.0144</text:p>
          </table:table-cell>
          <table:table-cell office:value-type="float" office:value="3.13" calcext:value-type="float">
            <text:p>3.13</text:p>
          </table:table-cell>
          <table:table-cell office:value-type="float" office:value="20.52" calcext:value-type="float">
            <text:p>20.52</text:p>
          </table:table-cell>
          <table:table-cell office:value-type="float" office:value="172.51" calcext:value-type="float">
            <text:p>172.51</text:p>
          </table:table-cell>
          <table:table-cell office:value-type="float" office:value="49.83" calcext:value-type="float">
            <text:p>49.83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960.837728" calcext:value-type="float">
            <text:p>12960.837728</text:p>
          </table:table-cell>
          <table:table-cell office:value-type="float" office:value="10890642" calcext:value-type="float">
            <text:p>10890642</text:p>
          </table:table-cell>
          <table:table-cell office:value-type="float" office:value="0" calcext:value-type="float">
            <text:p>0</text:p>
          </table:table-cell>
          <table:table-cell office:value-type="float" office:value="1555806" calcext:value-type="float">
            <text:p>1555806</text:p>
          </table:table-cell>
          <table:table-cell office:value-type="float" office:value="12446448" calcext:value-type="float">
            <text:p>12446448</text:p>
          </table:table-cell>
          <table:table-cell office:value-type="float" office:value="777903" calcext:value-type="float">
            <text:p>777903</text:p>
          </table:table-cell>
          <table:table-cell office:value-type="float" office:value="60.0195" calcext:value-type="float">
            <text:p>60.0195</text:p>
          </table:table-cell>
          <table:table-cell office:value-type="float" office:value="3.13" calcext:value-type="float">
            <text:p>3.13</text:p>
          </table:table-cell>
          <table:table-cell office:value-type="float" office:value="22.36" calcext:value-type="float">
            <text:p>22.36</text:p>
          </table:table-cell>
          <table:table-cell office:value-type="float" office:value="194.78" calcext:value-type="float">
            <text:p>194.78</text:p>
          </table:table-cell>
          <table:table-cell office:value-type="float" office:value="54.96" calcext:value-type="float">
            <text:p>54.96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94.963893" calcext:value-type="float">
            <text:p>3394.963893</text:p>
          </table:table-cell>
          <table:table-cell office:value-type="float" office:value="2851898" calcext:value-type="float">
            <text:p>2851898</text:p>
          </table:table-cell>
          <table:table-cell office:value-type="float" office:value="0" calcext:value-type="float">
            <text:p>0</text:p>
          </table:table-cell>
          <table:table-cell office:value-type="float" office:value="407414" calcext:value-type="float">
            <text:p>407414</text:p>
          </table:table-cell>
          <table:table-cell office:value-type="float" office:value="3259312" calcext:value-type="float">
            <text:p>3259312</text:p>
          </table:table-cell>
          <table:table-cell office:value-type="float" office:value="203707" calcext:value-type="float">
            <text:p>203707</text:p>
          </table:table-cell>
          <table:table-cell office:value-type="float" office:value="60.0027" calcext:value-type="float">
            <text:p>60.0027</text:p>
          </table:table-cell>
          <table:table-cell office:value-type="float" office:value="2.1" calcext:value-type="float">
            <text:p>2.1</text:p>
          </table:table-cell>
          <table:table-cell office:value-type="float" office:value="2.94" calcext:value-type="float">
            <text:p>2.94</text:p>
          </table:table-cell>
          <table:table-cell office:value-type="float" office:value="12.26" calcext:value-type="float">
            <text:p>12.26</text:p>
          </table:table-cell>
          <table:table-cell office:value-type="float" office:value="3.3" calcext:value-type="float">
            <text:p>3.3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00.692289" calcext:value-type="float">
            <text:p>6700.692289</text:p>
          </table:table-cell>
          <table:table-cell office:value-type="float" office:value="5628938" calcext:value-type="float">
            <text:p>5628938</text:p>
          </table:table-cell>
          <table:table-cell office:value-type="float" office:value="0" calcext:value-type="float">
            <text:p>0</text:p>
          </table:table-cell>
          <table:table-cell office:value-type="float" office:value="804134" calcext:value-type="float">
            <text:p>804134</text:p>
          </table:table-cell>
          <table:table-cell office:value-type="float" office:value="6433072" calcext:value-type="float">
            <text:p>6433072</text:p>
          </table:table-cell>
          <table:table-cell office:value-type="float" office:value="402067" calcext:value-type="float">
            <text:p>402067</text:p>
          </table:table-cell>
          <table:table-cell office:value-type="float" office:value="60.0038" calcext:value-type="float">
            <text:p>60.0038</text:p>
          </table:table-cell>
          <table:table-cell office:value-type="float" office:value="2.42" calcext:value-type="float">
            <text:p>2.42</text:p>
          </table:table-cell>
          <table:table-cell office:value-type="float" office:value="4.47" calcext:value-type="float">
            <text:p>4.47</text:p>
          </table:table-cell>
          <table:table-cell office:value-type="float" office:value="29.77" calcext:value-type="float">
            <text:p>29.77</text:p>
          </table:table-cell>
          <table:table-cell office:value-type="float" office:value="6.53" calcext:value-type="float">
            <text:p>6.53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879.602703" calcext:value-type="float">
            <text:p>8879.602703</text:p>
          </table:table-cell>
          <table:table-cell office:value-type="float" office:value="7459550" calcext:value-type="float">
            <text:p>7459550</text:p>
          </table:table-cell>
          <table:table-cell office:value-type="float" office:value="0" calcext:value-type="float">
            <text:p>0</text:p>
          </table:table-cell>
          <table:table-cell office:value-type="float" office:value="1065650" calcext:value-type="float">
            <text:p>1065650</text:p>
          </table:table-cell>
          <table:table-cell office:value-type="float" office:value="8525200" calcext:value-type="float">
            <text:p>8525200</text:p>
          </table:table-cell>
          <table:table-cell office:value-type="float" office:value="532825" calcext:value-type="float">
            <text:p>532825</text:p>
          </table:table-cell>
          <table:table-cell office:value-type="float" office:value="60.0055" calcext:value-type="float">
            <text:p>60.0055</text:p>
          </table:table-cell>
          <table:table-cell office:value-type="float" office:value="2.54" calcext:value-type="float">
            <text:p>2.54</text:p>
          </table:table-cell>
          <table:table-cell office:value-type="float" office:value="5.62" calcext:value-type="float">
            <text:p>5.62</text:p>
          </table:table-cell>
          <table:table-cell office:value-type="float" office:value="76.44" calcext:value-type="float">
            <text:p>76.44</text:p>
          </table:table-cell>
          <table:table-cell office:value-type="float" office:value="11.01" calcext:value-type="float">
            <text:p>11.01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449.480708" calcext:value-type="float">
            <text:p>10449.480708</text:p>
          </table:table-cell>
          <table:table-cell office:value-type="float" office:value="8778266" calcext:value-type="float">
            <text:p>8778266</text:p>
          </table:table-cell>
          <table:table-cell office:value-type="float" office:value="0" calcext:value-type="float">
            <text:p>0</text:p>
          </table:table-cell>
          <table:table-cell office:value-type="float" office:value="1254038" calcext:value-type="float">
            <text:p>1254038</text:p>
          </table:table-cell>
          <table:table-cell office:value-type="float" office:value="10032304" calcext:value-type="float">
            <text:p>10032304</text:p>
          </table:table-cell>
          <table:table-cell office:value-type="float" office:value="627019" calcext:value-type="float">
            <text:p>627019</text:p>
          </table:table-cell>
          <table:table-cell office:value-type="float" office:value="60.0048" calcext:value-type="float">
            <text:p>60.0048</text:p>
          </table:table-cell>
          <table:table-cell office:value-type="float" office:value="2.59" calcext:value-type="float">
            <text:p>2.59</text:p>
          </table:table-cell>
          <table:table-cell office:value-type="float" office:value="6.69" calcext:value-type="float">
            <text:p>6.69</text:p>
          </table:table-cell>
          <table:table-cell office:value-type="float" office:value="137.05" calcext:value-type="float">
            <text:p>137.05</text:p>
          </table:table-cell>
          <table:table-cell office:value-type="float" office:value="16.02" calcext:value-type="float">
            <text:p>16.02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727.538763" calcext:value-type="float">
            <text:p>11727.538763</text:p>
          </table:table-cell>
          <table:table-cell office:value-type="float" office:value="9852052" calcext:value-type="float">
            <text:p>9852052</text:p>
          </table:table-cell>
          <table:table-cell office:value-type="float" office:value="0" calcext:value-type="float">
            <text:p>0</text:p>
          </table:table-cell>
          <table:table-cell office:value-type="float" office:value="1407436" calcext:value-type="float">
            <text:p>1407436</text:p>
          </table:table-cell>
          <table:table-cell office:value-type="float" office:value="11259488" calcext:value-type="float">
            <text:p>11259488</text:p>
          </table:table-cell>
          <table:table-cell office:value-type="float" office:value="703718" calcext:value-type="float">
            <text:p>703718</text:p>
          </table:table-cell>
          <table:table-cell office:value-type="float" office:value="60.0056" calcext:value-type="float">
            <text:p>60.0056</text:p>
          </table:table-cell>
          <table:table-cell office:value-type="float" office:value="2.67" calcext:value-type="float">
            <text:p>2.67</text:p>
          </table:table-cell>
          <table:table-cell office:value-type="float" office:value="7.67" calcext:value-type="float">
            <text:p>7.67</text:p>
          </table:table-cell>
          <table:table-cell office:value-type="float" office:value="156.25" calcext:value-type="float">
            <text:p>156.25</text:p>
          </table:table-cell>
          <table:table-cell office:value-type="float" office:value="16.57" calcext:value-type="float">
            <text:p>16.57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145.58638" calcext:value-type="float">
            <text:p>13145.58638</text:p>
          </table:table-cell>
          <table:table-cell office:value-type="float" office:value="11043452" calcext:value-type="float">
            <text:p>11043452</text:p>
          </table:table-cell>
          <table:table-cell office:value-type="float" office:value="0" calcext:value-type="float">
            <text:p>0</text:p>
          </table:table-cell>
          <table:table-cell office:value-type="float" office:value="1577636" calcext:value-type="float">
            <text:p>1577636</text:p>
          </table:table-cell>
          <table:table-cell office:value-type="float" office:value="12621088" calcext:value-type="float">
            <text:p>12621088</text:p>
          </table:table-cell>
          <table:table-cell office:value-type="float" office:value="788818" calcext:value-type="float">
            <text:p>788818</text:p>
          </table:table-cell>
          <table:table-cell office:value-type="float" office:value="60.0063" calcext:value-type="float">
            <text:p>60.0063</text:p>
          </table:table-cell>
          <table:table-cell office:value-type="float" office:value="2.81" calcext:value-type="float">
            <text:p>2.81</text:p>
          </table:table-cell>
          <table:table-cell office:value-type="float" office:value="8.36" calcext:value-type="float">
            <text:p>8.36</text:p>
          </table:table-cell>
          <table:table-cell office:value-type="float" office:value="124.26" calcext:value-type="float">
            <text:p>124.26</text:p>
          </table:table-cell>
          <table:table-cell office:value-type="float" office:value="18.5" calcext:value-type="float">
            <text:p>18.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238.484395" calcext:value-type="float">
            <text:p>13238.484395</text:p>
          </table:table-cell>
          <table:table-cell office:value-type="float" office:value="11121754" calcext:value-type="float">
            <text:p>11121754</text:p>
          </table:table-cell>
          <table:table-cell office:value-type="float" office:value="0" calcext:value-type="float">
            <text:p>0</text:p>
          </table:table-cell>
          <table:table-cell office:value-type="float" office:value="1588822" calcext:value-type="float">
            <text:p>1588822</text:p>
          </table:table-cell>
          <table:table-cell office:value-type="float" office:value="12710576" calcext:value-type="float">
            <text:p>12710576</text:p>
          </table:table-cell>
          <table:table-cell office:value-type="float" office:value="794411" calcext:value-type="float">
            <text:p>794411</text:p>
          </table:table-cell>
          <table:table-cell office:value-type="float" office:value="60.0077" calcext:value-type="float">
            <text:p>60.0077</text:p>
          </table:table-cell>
          <table:table-cell office:value-type="float" office:value="2.91" calcext:value-type="float">
            <text:p>2.91</text:p>
          </table:table-cell>
          <table:table-cell office:value-type="float" office:value="9.81" calcext:value-type="float">
            <text:p>9.81</text:p>
          </table:table-cell>
          <table:table-cell office:value-type="float" office:value="115.17" calcext:value-type="float">
            <text:p>115.17</text:p>
          </table:table-cell>
          <table:table-cell office:value-type="float" office:value="22.68" calcext:value-type="float">
            <text:p>22.68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483.594879" calcext:value-type="float">
            <text:p>13483.594879</text:p>
          </table:table-cell>
          <table:table-cell office:value-type="float" office:value="11327862" calcext:value-type="float">
            <text:p>11327862</text:p>
          </table:table-cell>
          <table:table-cell office:value-type="float" office:value="0" calcext:value-type="float">
            <text:p>0</text:p>
          </table:table-cell>
          <table:table-cell office:value-type="float" office:value="1618266" calcext:value-type="float">
            <text:p>1618266</text:p>
          </table:table-cell>
          <table:table-cell office:value-type="float" office:value="12946128" calcext:value-type="float">
            <text:p>12946128</text:p>
          </table:table-cell>
          <table:table-cell office:value-type="float" office:value="809133" calcext:value-type="float">
            <text:p>809133</text:p>
          </table:table-cell>
          <table:table-cell office:value-type="float" office:value="60.0087" calcext:value-type="float">
            <text:p>60.0087</text:p>
          </table:table-cell>
          <table:table-cell office:value-type="float" office:value="2.98" calcext:value-type="float">
            <text:p>2.98</text:p>
          </table:table-cell>
          <table:table-cell office:value-type="float" office:value="11.12" calcext:value-type="float">
            <text:p>11.12</text:p>
          </table:table-cell>
          <table:table-cell office:value-type="float" office:value="134.14" calcext:value-type="float">
            <text:p>134.14</text:p>
          </table:table-cell>
          <table:table-cell office:value-type="float" office:value="30.8" calcext:value-type="float">
            <text:p>30.8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432.333665" calcext:value-type="float">
            <text:p>13432.333665</text:p>
          </table:table-cell>
          <table:table-cell office:value-type="float" office:value="11285022" calcext:value-type="float">
            <text:p>11285022</text:p>
          </table:table-cell>
          <table:table-cell office:value-type="float" office:value="0" calcext:value-type="float">
            <text:p>0</text:p>
          </table:table-cell>
          <table:table-cell office:value-type="float" office:value="1612146" calcext:value-type="float">
            <text:p>1612146</text:p>
          </table:table-cell>
          <table:table-cell office:value-type="float" office:value="12897168" calcext:value-type="float">
            <text:p>12897168</text:p>
          </table:table-cell>
          <table:table-cell office:value-type="float" office:value="806073" calcext:value-type="float">
            <text:p>806073</text:p>
          </table:table-cell>
          <table:table-cell office:value-type="float" office:value="60.0099" calcext:value-type="float">
            <text:p>60.0099</text:p>
          </table:table-cell>
          <table:table-cell office:value-type="float" office:value="3.28" calcext:value-type="float">
            <text:p>3.28</text:p>
          </table:table-cell>
          <table:table-cell office:value-type="float" office:value="12.65" calcext:value-type="float">
            <text:p>12.65</text:p>
          </table:table-cell>
          <table:table-cell office:value-type="float" office:value="159.89" calcext:value-type="float">
            <text:p>159.89</text:p>
          </table:table-cell>
          <table:table-cell office:value-type="float" office:value="35.68" calcext:value-type="float">
            <text:p>35.68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287.53268" calcext:value-type="float">
            <text:p>13287.53268</text:p>
          </table:table-cell>
          <table:table-cell office:value-type="float" office:value="11164076" calcext:value-type="float">
            <text:p>11164076</text:p>
          </table:table-cell>
          <table:table-cell office:value-type="float" office:value="0" calcext:value-type="float">
            <text:p>0</text:p>
          </table:table-cell>
          <table:table-cell office:value-type="float" office:value="1594868" calcext:value-type="float">
            <text:p>1594868</text:p>
          </table:table-cell>
          <table:table-cell office:value-type="float" office:value="12758944" calcext:value-type="float">
            <text:p>12758944</text:p>
          </table:table-cell>
          <table:table-cell office:value-type="float" office:value="797434" calcext:value-type="float">
            <text:p>797434</text:p>
          </table:table-cell>
          <table:table-cell office:value-type="float" office:value="60.0137" calcext:value-type="float">
            <text:p>60.0137</text:p>
          </table:table-cell>
          <table:table-cell office:value-type="float" office:value="3.06" calcext:value-type="float">
            <text:p>3.06</text:p>
          </table:table-cell>
          <table:table-cell office:value-type="float" office:value="14.29" calcext:value-type="float">
            <text:p>14.29</text:p>
          </table:table-cell>
          <table:table-cell office:value-type="float" office:value="175.31" calcext:value-type="float">
            <text:p>175.31</text:p>
          </table:table-cell>
          <table:table-cell office:value-type="float" office:value="34.94" calcext:value-type="float">
            <text:p>34.94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366.032894" calcext:value-type="float">
            <text:p>13366.032894</text:p>
          </table:table-cell>
          <table:table-cell office:value-type="float" office:value="11229526" calcext:value-type="float">
            <text:p>11229526</text:p>
          </table:table-cell>
          <table:table-cell office:value-type="float" office:value="0" calcext:value-type="float">
            <text:p>0</text:p>
          </table:table-cell>
          <table:table-cell office:value-type="float" office:value="1604218" calcext:value-type="float">
            <text:p>1604218</text:p>
          </table:table-cell>
          <table:table-cell office:value-type="float" office:value="12833744" calcext:value-type="float">
            <text:p>12833744</text:p>
          </table:table-cell>
          <table:table-cell office:value-type="float" office:value="802109" calcext:value-type="float">
            <text:p>802109</text:p>
          </table:table-cell>
          <table:table-cell office:value-type="float" office:value="60.011" calcext:value-type="float">
            <text:p>60.011</text:p>
          </table:table-cell>
          <table:table-cell office:value-type="float" office:value="3.03" calcext:value-type="float">
            <text:p>3.03</text:p>
          </table:table-cell>
          <table:table-cell office:value-type="float" office:value="15.7" calcext:value-type="float">
            <text:p>15.7</text:p>
          </table:table-cell>
          <table:table-cell office:value-type="float" office:value="228.21" calcext:value-type="float">
            <text:p>228.21</text:p>
          </table:table-cell>
          <table:table-cell office:value-type="float" office:value="42.42" calcext:value-type="float">
            <text:p>42.42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272.027153" calcext:value-type="float">
            <text:p>13272.027153</text:p>
          </table:table-cell>
          <table:table-cell office:value-type="float" office:value="11151420" calcext:value-type="float">
            <text:p>11151420</text:p>
          </table:table-cell>
          <table:table-cell office:value-type="float" office:value="0" calcext:value-type="float">
            <text:p>0</text:p>
          </table:table-cell>
          <table:table-cell office:value-type="float" office:value="1593060" calcext:value-type="float">
            <text:p>1593060</text:p>
          </table:table-cell>
          <table:table-cell office:value-type="float" office:value="12744480" calcext:value-type="float">
            <text:p>12744480</text:p>
          </table:table-cell>
          <table:table-cell office:value-type="float" office:value="796530" calcext:value-type="float">
            <text:p>796530</text:p>
          </table:table-cell>
          <table:table-cell office:value-type="float" office:value="60.0157" calcext:value-type="float">
            <text:p>60.0157</text:p>
          </table:table-cell>
          <table:table-cell office:value-type="float" office:value="3.37" calcext:value-type="float">
            <text:p>3.37</text:p>
          </table:table-cell>
          <table:table-cell office:value-type="float" office:value="17.32" calcext:value-type="float">
            <text:p>17.32</text:p>
          </table:table-cell>
          <table:table-cell office:value-type="float" office:value="159.11" calcext:value-type="float">
            <text:p>159.11</text:p>
          </table:table-cell>
          <table:table-cell office:value-type="float" office:value="42.84" calcext:value-type="float">
            <text:p>42.84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241.749087" calcext:value-type="float">
            <text:p>13241.749087</text:p>
          </table:table-cell>
          <table:table-cell office:value-type="float" office:value="11126332" calcext:value-type="float">
            <text:p>11126332</text:p>
          </table:table-cell>
          <table:table-cell office:value-type="float" office:value="0" calcext:value-type="float">
            <text:p>0</text:p>
          </table:table-cell>
          <table:table-cell office:value-type="float" office:value="1589476" calcext:value-type="float">
            <text:p>1589476</text:p>
          </table:table-cell>
          <table:table-cell office:value-type="float" office:value="12715808" calcext:value-type="float">
            <text:p>12715808</text:p>
          </table:table-cell>
          <table:table-cell office:value-type="float" office:value="794738" calcext:value-type="float">
            <text:p>794738</text:p>
          </table:table-cell>
          <table:table-cell office:value-type="float" office:value="60.0176" calcext:value-type="float">
            <text:p>60.0176</text:p>
          </table:table-cell>
          <table:table-cell office:value-type="float" office:value="3.28" calcext:value-type="float">
            <text:p>3.28</text:p>
          </table:table-cell>
          <table:table-cell office:value-type="float" office:value="18.86" calcext:value-type="float">
            <text:p>18.86</text:p>
          </table:table-cell>
          <table:table-cell office:value-type="float" office:value="166.6" calcext:value-type="float">
            <text:p>166.6</text:p>
          </table:table-cell>
          <table:table-cell office:value-type="float" office:value="46.67" calcext:value-type="float">
            <text:p>46.67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132.0949" calcext:value-type="float">
            <text:p>13132.0949</text:p>
          </table:table-cell>
          <table:table-cell office:value-type="float" office:value="11034030" calcext:value-type="float">
            <text:p>11034030</text:p>
          </table:table-cell>
          <table:table-cell office:value-type="float" office:value="0" calcext:value-type="float">
            <text:p>0</text:p>
          </table:table-cell>
          <table:table-cell office:value-type="float" office:value="1576290" calcext:value-type="float">
            <text:p>1576290</text:p>
          </table:table-cell>
          <table:table-cell office:value-type="float" office:value="12610320" calcext:value-type="float">
            <text:p>12610320</text:p>
          </table:table-cell>
          <table:table-cell office:value-type="float" office:value="788145" calcext:value-type="float">
            <text:p>788145</text:p>
          </table:table-cell>
          <table:table-cell office:value-type="float" office:value="60.0167" calcext:value-type="float">
            <text:p>60.0167</text:p>
          </table:table-cell>
          <table:table-cell office:value-type="float" office:value="2.87" calcext:value-type="float">
            <text:p>2.87</text:p>
          </table:table-cell>
          <table:table-cell office:value-type="float" office:value="20.54" calcext:value-type="float">
            <text:p>20.54</text:p>
          </table:table-cell>
          <table:table-cell office:value-type="float" office:value="188.78" calcext:value-type="float">
            <text:p>188.78</text:p>
          </table:table-cell>
          <table:table-cell office:value-type="float" office:value="48.87" calcext:value-type="float">
            <text:p>48.87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059.266159" calcext:value-type="float">
            <text:p>13059.266159</text:p>
          </table:table-cell>
          <table:table-cell office:value-type="float" office:value="10972654" calcext:value-type="float">
            <text:p>10972654</text:p>
          </table:table-cell>
          <table:table-cell office:value-type="float" office:value="0" calcext:value-type="float">
            <text:p>0</text:p>
          </table:table-cell>
          <table:table-cell office:value-type="float" office:value="1567522" calcext:value-type="float">
            <text:p>1567522</text:p>
          </table:table-cell>
          <table:table-cell office:value-type="float" office:value="12540176" calcext:value-type="float">
            <text:p>12540176</text:p>
          </table:table-cell>
          <table:table-cell office:value-type="float" office:value="783761" calcext:value-type="float">
            <text:p>783761</text:p>
          </table:table-cell>
          <table:table-cell office:value-type="float" office:value="60.0157" calcext:value-type="float">
            <text:p>60.0157</text:p>
          </table:table-cell>
          <table:table-cell office:value-type="float" office:value="2.92" calcext:value-type="float">
            <text:p>2.92</text:p>
          </table:table-cell>
          <table:table-cell office:value-type="float" office:value="22.19" calcext:value-type="float">
            <text:p>22.19</text:p>
          </table:table-cell>
          <table:table-cell office:value-type="float" office:value="228.57" calcext:value-type="float">
            <text:p>228.57</text:p>
          </table:table-cell>
          <table:table-cell office:value-type="float" office:value="54.3" calcext:value-type="float">
            <text:p>54.3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98.347399" calcext:value-type="float">
            <text:p>3398.347399</text:p>
          </table:table-cell>
          <table:table-cell office:value-type="float" office:value="2854726" calcext:value-type="float">
            <text:p>2854726</text:p>
          </table:table-cell>
          <table:table-cell office:value-type="float" office:value="0" calcext:value-type="float">
            <text:p>0</text:p>
          </table:table-cell>
          <table:table-cell office:value-type="float" office:value="407818" calcext:value-type="float">
            <text:p>407818</text:p>
          </table:table-cell>
          <table:table-cell office:value-type="float" office:value="3262544" calcext:value-type="float">
            <text:p>3262544</text:p>
          </table:table-cell>
          <table:table-cell office:value-type="float" office:value="203909" calcext:value-type="float">
            <text:p>203909</text:p>
          </table:table-cell>
          <table:table-cell office:value-type="float" office:value="60.0024" calcext:value-type="float">
            <text:p>60.0024</text:p>
          </table:table-cell>
          <table:table-cell office:value-type="float" office:value="2.14" calcext:value-type="float">
            <text:p>2.14</text:p>
          </table:table-cell>
          <table:table-cell office:value-type="float" office:value="2.93" calcext:value-type="float">
            <text:p>2.93</text:p>
          </table:table-cell>
          <table:table-cell office:value-type="float" office:value="14.02" calcext:value-type="float">
            <text:p>14.02</text:p>
          </table:table-cell>
          <table:table-cell office:value-type="float" office:value="3.37" calcext:value-type="float">
            <text:p>3.37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99.420202" calcext:value-type="float">
            <text:p>6699.420202</text:p>
          </table:table-cell>
          <table:table-cell office:value-type="float" office:value="5627860" calcext:value-type="float">
            <text:p>5627860</text:p>
          </table:table-cell>
          <table:table-cell office:value-type="float" office:value="0" calcext:value-type="float">
            <text:p>0</text:p>
          </table:table-cell>
          <table:table-cell office:value-type="float" office:value="803980" calcext:value-type="float">
            <text:p>803980</text:p>
          </table:table-cell>
          <table:table-cell office:value-type="float" office:value="6431840" calcext:value-type="float">
            <text:p>6431840</text:p>
          </table:table-cell>
          <table:table-cell office:value-type="float" office:value="401990" calcext:value-type="float">
            <text:p>401990</text:p>
          </table:table-cell>
          <table:table-cell office:value-type="float" office:value="60.0037" calcext:value-type="float">
            <text:p>60.0037</text:p>
          </table:table-cell>
          <table:table-cell office:value-type="float" office:value="2.73" calcext:value-type="float">
            <text:p>2.73</text:p>
          </table:table-cell>
          <table:table-cell office:value-type="float" office:value="4.47" calcext:value-type="float">
            <text:p>4.47</text:p>
          </table:table-cell>
          <table:table-cell office:value-type="float" office:value="13.93" calcext:value-type="float">
            <text:p>13.93</text:p>
          </table:table-cell>
          <table:table-cell office:value-type="float" office:value="5.86" calcext:value-type="float">
            <text:p>5.86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90.101576" calcext:value-type="float">
            <text:p>9090.101576</text:p>
          </table:table-cell>
          <table:table-cell office:value-type="float" office:value="7636258" calcext:value-type="float">
            <text:p>7636258</text:p>
          </table:table-cell>
          <table:table-cell office:value-type="float" office:value="0" calcext:value-type="float">
            <text:p>0</text:p>
          </table:table-cell>
          <table:table-cell office:value-type="float" office:value="1090894" calcext:value-type="float">
            <text:p>1090894</text:p>
          </table:table-cell>
          <table:table-cell office:value-type="float" office:value="8727152" calcext:value-type="float">
            <text:p>8727152</text:p>
          </table:table-cell>
          <table:table-cell office:value-type="float" office:value="545447" calcext:value-type="float">
            <text:p>545447</text:p>
          </table:table-cell>
          <table:table-cell office:value-type="float" office:value="60.0045" calcext:value-type="float">
            <text:p>60.0045</text:p>
          </table:table-cell>
          <table:table-cell office:value-type="float" office:value="2.52" calcext:value-type="float">
            <text:p>2.52</text:p>
          </table:table-cell>
          <table:table-cell office:value-type="float" office:value="5.49" calcext:value-type="float">
            <text:p>5.49</text:p>
          </table:table-cell>
          <table:table-cell office:value-type="float" office:value="51.5" calcext:value-type="float">
            <text:p>51.5</text:p>
          </table:table-cell>
          <table:table-cell office:value-type="float" office:value="9.01" calcext:value-type="float">
            <text:p>9.01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761.060162" calcext:value-type="float">
            <text:p>11761.060162</text:p>
          </table:table-cell>
          <table:table-cell office:value-type="float" office:value="9880262" calcext:value-type="float">
            <text:p>9880262</text:p>
          </table:table-cell>
          <table:table-cell office:value-type="float" office:value="0" calcext:value-type="float">
            <text:p>0</text:p>
          </table:table-cell>
          <table:table-cell office:value-type="float" office:value="1411466" calcext:value-type="float">
            <text:p>1411466</text:p>
          </table:table-cell>
          <table:table-cell office:value-type="float" office:value="11291728" calcext:value-type="float">
            <text:p>11291728</text:p>
          </table:table-cell>
          <table:table-cell office:value-type="float" office:value="705733" calcext:value-type="float">
            <text:p>705733</text:p>
          </table:table-cell>
          <table:table-cell office:value-type="float" office:value="60.0059" calcext:value-type="float">
            <text:p>60.0059</text:p>
          </table:table-cell>
          <table:table-cell office:value-type="float" office:value="2.64" calcext:value-type="float">
            <text:p>2.64</text:p>
          </table:table-cell>
          <table:table-cell office:value-type="float" office:value="5.95" calcext:value-type="float">
            <text:p>5.95</text:p>
          </table:table-cell>
          <table:table-cell office:value-type="float" office:value="94.5" calcext:value-type="float">
            <text:p>94.5</text:p>
          </table:table-cell>
          <table:table-cell office:value-type="float" office:value="11.15" calcext:value-type="float">
            <text:p>11.15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837.516935" calcext:value-type="float">
            <text:p>12837.516935</text:p>
          </table:table-cell>
          <table:table-cell office:value-type="float" office:value="10784970" calcext:value-type="float">
            <text:p>10784970</text:p>
          </table:table-cell>
          <table:table-cell office:value-type="float" office:value="0" calcext:value-type="float">
            <text:p>0</text:p>
          </table:table-cell>
          <table:table-cell office:value-type="float" office:value="1540710" calcext:value-type="float">
            <text:p>1540710</text:p>
          </table:table-cell>
          <table:table-cell office:value-type="float" office:value="12325680" calcext:value-type="float">
            <text:p>12325680</text:p>
          </table:table-cell>
          <table:table-cell office:value-type="float" office:value="770355" calcext:value-type="float">
            <text:p>770355</text:p>
          </table:table-cell>
          <table:table-cell office:value-type="float" office:value="60.0081" calcext:value-type="float">
            <text:p>60.0081</text:p>
          </table:table-cell>
          <table:table-cell office:value-type="float" office:value="3.02" calcext:value-type="float">
            <text:p>3.02</text:p>
          </table:table-cell>
          <table:table-cell office:value-type="float" office:value="7" calcext:value-type="float">
            <text:p>7</text:p>
          </table:table-cell>
          <table:table-cell office:value-type="float" office:value="85.29" calcext:value-type="float">
            <text:p>85.29</text:p>
          </table:table-cell>
          <table:table-cell office:value-type="float" office:value="16.9" calcext:value-type="float">
            <text:p>16.9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025.893905" calcext:value-type="float">
            <text:p>13025.893905</text:p>
          </table:table-cell>
          <table:table-cell office:value-type="float" office:value="10942918" calcext:value-type="float">
            <text:p>10942918</text:p>
          </table:table-cell>
          <table:table-cell office:value-type="float" office:value="0" calcext:value-type="float">
            <text:p>0</text:p>
          </table:table-cell>
          <table:table-cell office:value-type="float" office:value="1563274" calcext:value-type="float">
            <text:p>1563274</text:p>
          </table:table-cell>
          <table:table-cell office:value-type="float" office:value="12506192" calcext:value-type="float">
            <text:p>12506192</text:p>
          </table:table-cell>
          <table:table-cell office:value-type="float" office:value="781637" calcext:value-type="float">
            <text:p>781637</text:p>
          </table:table-cell>
          <table:table-cell office:value-type="float" office:value="60.0064" calcext:value-type="float">
            <text:p>60.0064</text:p>
          </table:table-cell>
          <table:table-cell office:value-type="float" office:value="3.01" calcext:value-type="float">
            <text:p>3.01</text:p>
          </table:table-cell>
          <table:table-cell office:value-type="float" office:value="8.44" calcext:value-type="float">
            <text:p>8.44</text:p>
          </table:table-cell>
          <table:table-cell office:value-type="float" office:value="111.9" calcext:value-type="float">
            <text:p>111.9</text:p>
          </table:table-cell>
          <table:table-cell office:value-type="float" office:value="18.89" calcext:value-type="float">
            <text:p>18.89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313.035871" calcext:value-type="float">
            <text:p>13313.035871</text:p>
          </table:table-cell>
          <table:table-cell office:value-type="float" office:value="11184348" calcext:value-type="float">
            <text:p>11184348</text:p>
          </table:table-cell>
          <table:table-cell office:value-type="float" office:value="0" calcext:value-type="float">
            <text:p>0</text:p>
          </table:table-cell>
          <table:table-cell office:value-type="float" office:value="1597764" calcext:value-type="float">
            <text:p>1597764</text:p>
          </table:table-cell>
          <table:table-cell office:value-type="float" office:value="12782112" calcext:value-type="float">
            <text:p>12782112</text:p>
          </table:table-cell>
          <table:table-cell office:value-type="float" office:value="798882" calcext:value-type="float">
            <text:p>798882</text:p>
          </table:table-cell>
          <table:table-cell office:value-type="float" office:value="60.0075" calcext:value-type="float">
            <text:p>60.0075</text:p>
          </table:table-cell>
          <table:table-cell office:value-type="float" office:value="3.16" calcext:value-type="float">
            <text:p>3.16</text:p>
          </table:table-cell>
          <table:table-cell office:value-type="float" office:value="9.76" calcext:value-type="float">
            <text:p>9.76</text:p>
          </table:table-cell>
          <table:table-cell office:value-type="float" office:value="111.88" calcext:value-type="float">
            <text:p>111.88</text:p>
          </table:table-cell>
          <table:table-cell office:value-type="float" office:value="22.32" calcext:value-type="float">
            <text:p>22.32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26.834341" calcext:value-type="float">
            <text:p>13326.834341</text:p>
          </table:table-cell>
          <table:table-cell office:value-type="float" office:value="11196276" calcext:value-type="float">
            <text:p>11196276</text:p>
          </table:table-cell>
          <table:table-cell office:value-type="float" office:value="0" calcext:value-type="float">
            <text:p>0</text:p>
          </table:table-cell>
          <table:table-cell office:value-type="float" office:value="1599468" calcext:value-type="float">
            <text:p>1599468</text:p>
          </table:table-cell>
          <table:table-cell office:value-type="float" office:value="12795744" calcext:value-type="float">
            <text:p>12795744</text:p>
          </table:table-cell>
          <table:table-cell office:value-type="float" office:value="799734" calcext:value-type="float">
            <text:p>799734</text:p>
          </table:table-cell>
          <table:table-cell office:value-type="float" office:value="60.0093" calcext:value-type="float">
            <text:p>60.0093</text:p>
          </table:table-cell>
          <table:table-cell office:value-type="float" office:value="3.26" calcext:value-type="float">
            <text:p>3.26</text:p>
          </table:table-cell>
          <table:table-cell office:value-type="float" office:value="11.25" calcext:value-type="float">
            <text:p>11.25</text:p>
          </table:table-cell>
          <table:table-cell office:value-type="float" office:value="129.6" calcext:value-type="float">
            <text:p>129.6</text:p>
          </table:table-cell>
          <table:table-cell office:value-type="float" office:value="27.82" calcext:value-type="float">
            <text:p>27.82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352.852367" calcext:value-type="float">
            <text:p>13352.852367</text:p>
          </table:table-cell>
          <table:table-cell office:value-type="float" office:value="11218228" calcext:value-type="float">
            <text:p>11218228</text:p>
          </table:table-cell>
          <table:table-cell office:value-type="float" office:value="0" calcext:value-type="float">
            <text:p>0</text:p>
          </table:table-cell>
          <table:table-cell office:value-type="float" office:value="1602604" calcext:value-type="float">
            <text:p>1602604</text:p>
          </table:table-cell>
          <table:table-cell office:value-type="float" office:value="12820832" calcext:value-type="float">
            <text:p>12820832</text:p>
          </table:table-cell>
          <table:table-cell office:value-type="float" office:value="801302" calcext:value-type="float">
            <text:p>801302</text:p>
          </table:table-cell>
          <table:table-cell office:value-type="float" office:value="60.0098" calcext:value-type="float">
            <text:p>60.0098</text:p>
          </table:table-cell>
          <table:table-cell office:value-type="float" office:value="3.3" calcext:value-type="float">
            <text:p>3.3</text:p>
          </table:table-cell>
          <table:table-cell office:value-type="float" office:value="12.72" calcext:value-type="float">
            <text:p>12.72</text:p>
          </table:table-cell>
          <table:table-cell office:value-type="float" office:value="128.02" calcext:value-type="float">
            <text:p>128.02</text:p>
          </table:table-cell>
          <table:table-cell office:value-type="float" office:value="32.15" calcext:value-type="float">
            <text:p>32.15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372.414471" calcext:value-type="float">
            <text:p>13372.414471</text:p>
          </table:table-cell>
          <table:table-cell office:value-type="float" office:value="11235056" calcext:value-type="float">
            <text:p>11235056</text:p>
          </table:table-cell>
          <table:table-cell office:value-type="float" office:value="0" calcext:value-type="float">
            <text:p>0</text:p>
          </table:table-cell>
          <table:table-cell office:value-type="float" office:value="1605008" calcext:value-type="float">
            <text:p>1605008</text:p>
          </table:table-cell>
          <table:table-cell office:value-type="float" office:value="12840064" calcext:value-type="float">
            <text:p>12840064</text:p>
          </table:table-cell>
          <table:table-cell office:value-type="float" office:value="802504" calcext:value-type="float">
            <text:p>802504</text:p>
          </table:table-cell>
          <table:table-cell office:value-type="float" office:value="60.0119" calcext:value-type="float">
            <text:p>60.0119</text:p>
          </table:table-cell>
          <table:table-cell office:value-type="float" office:value="3.32" calcext:value-type="float">
            <text:p>3.32</text:p>
          </table:table-cell>
          <table:table-cell office:value-type="float" office:value="14.2" calcext:value-type="float">
            <text:p>14.2</text:p>
          </table:table-cell>
          <table:table-cell office:value-type="float" office:value="151.4" calcext:value-type="float">
            <text:p>151.4</text:p>
          </table:table-cell>
          <table:table-cell office:value-type="float" office:value="35.13" calcext:value-type="float">
            <text:p>35.13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345.264102" calcext:value-type="float">
            <text:p>13345.264102</text:p>
          </table:table-cell>
          <table:table-cell office:value-type="float" office:value="11212432" calcext:value-type="float">
            <text:p>11212432</text:p>
          </table:table-cell>
          <table:table-cell office:value-type="float" office:value="0" calcext:value-type="float">
            <text:p>0</text:p>
          </table:table-cell>
          <table:table-cell office:value-type="float" office:value="1601776" calcext:value-type="float">
            <text:p>1601776</text:p>
          </table:table-cell>
          <table:table-cell office:value-type="float" office:value="12814208" calcext:value-type="float">
            <text:p>12814208</text:p>
          </table:table-cell>
          <table:table-cell office:value-type="float" office:value="800888" calcext:value-type="float">
            <text:p>800888</text:p>
          </table:table-cell>
          <table:table-cell office:value-type="float" office:value="60.0129" calcext:value-type="float">
            <text:p>60.0129</text:p>
          </table:table-cell>
          <table:table-cell office:value-type="float" office:value="3.01" calcext:value-type="float">
            <text:p>3.01</text:p>
          </table:table-cell>
          <table:table-cell office:value-type="float" office:value="15.72" calcext:value-type="float">
            <text:p>15.72</text:p>
          </table:table-cell>
          <table:table-cell office:value-type="float" office:value="153.59" calcext:value-type="float">
            <text:p>153.59</text:p>
          </table:table-cell>
          <table:table-cell office:value-type="float" office:value="37.34" calcext:value-type="float">
            <text:p>37.34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276.57972" calcext:value-type="float">
            <text:p>13276.57972</text:p>
          </table:table-cell>
          <table:table-cell office:value-type="float" office:value="11154892" calcext:value-type="float">
            <text:p>11154892</text:p>
          </table:table-cell>
          <table:table-cell office:value-type="float" office:value="0" calcext:value-type="float">
            <text:p>0</text:p>
          </table:table-cell>
          <table:table-cell office:value-type="float" office:value="1593556" calcext:value-type="float">
            <text:p>1593556</text:p>
          </table:table-cell>
          <table:table-cell office:value-type="float" office:value="12748448" calcext:value-type="float">
            <text:p>12748448</text:p>
          </table:table-cell>
          <table:table-cell office:value-type="float" office:value="796778" calcext:value-type="float">
            <text:p>796778</text:p>
          </table:table-cell>
          <table:table-cell office:value-type="float" office:value="60.0138" calcext:value-type="float">
            <text:p>60.0138</text:p>
          </table:table-cell>
          <table:table-cell office:value-type="float" office:value="2.92" calcext:value-type="float">
            <text:p>2.92</text:p>
          </table:table-cell>
          <table:table-cell office:value-type="float" office:value="17.31" calcext:value-type="float">
            <text:p>17.31</text:p>
          </table:table-cell>
          <table:table-cell office:value-type="float" office:value="198.98" calcext:value-type="float">
            <text:p>198.98</text:p>
          </table:table-cell>
          <table:table-cell office:value-type="float" office:value="41.18" calcext:value-type="float">
            <text:p>41.18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203.956292" calcext:value-type="float">
            <text:p>13203.956292</text:p>
          </table:table-cell>
          <table:table-cell office:value-type="float" office:value="11094244" calcext:value-type="float">
            <text:p>11094244</text:p>
          </table:table-cell>
          <table:table-cell office:value-type="float" office:value="0" calcext:value-type="float">
            <text:p>0</text:p>
          </table:table-cell>
          <table:table-cell office:value-type="float" office:value="1584892" calcext:value-type="float">
            <text:p>1584892</text:p>
          </table:table-cell>
          <table:table-cell office:value-type="float" office:value="12679136" calcext:value-type="float">
            <text:p>12679136</text:p>
          </table:table-cell>
          <table:table-cell office:value-type="float" office:value="792446" calcext:value-type="float">
            <text:p>792446</text:p>
          </table:table-cell>
          <table:table-cell office:value-type="float" office:value="60.0158" calcext:value-type="float">
            <text:p>60.0158</text:p>
          </table:table-cell>
          <table:table-cell office:value-type="float" office:value="2.97" calcext:value-type="float">
            <text:p>2.97</text:p>
          </table:table-cell>
          <table:table-cell office:value-type="float" office:value="18.92" calcext:value-type="float">
            <text:p>18.92</text:p>
          </table:table-cell>
          <table:table-cell office:value-type="float" office:value="202.96" calcext:value-type="float">
            <text:p>202.96</text:p>
          </table:table-cell>
          <table:table-cell office:value-type="float" office:value="47.86" calcext:value-type="float">
            <text:p>47.86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140.701048" calcext:value-type="float">
            <text:p>13140.701048</text:p>
          </table:table-cell>
          <table:table-cell office:value-type="float" office:value="11041114" calcext:value-type="float">
            <text:p>11041114</text:p>
          </table:table-cell>
          <table:table-cell office:value-type="float" office:value="0" calcext:value-type="float">
            <text:p>0</text:p>
          </table:table-cell>
          <table:table-cell office:value-type="float" office:value="1577302" calcext:value-type="float">
            <text:p>1577302</text:p>
          </table:table-cell>
          <table:table-cell office:value-type="float" office:value="12618416" calcext:value-type="float">
            <text:p>12618416</text:p>
          </table:table-cell>
          <table:table-cell office:value-type="float" office:value="788651" calcext:value-type="float">
            <text:p>788651</text:p>
          </table:table-cell>
          <table:table-cell office:value-type="float" office:value="60.0159" calcext:value-type="float">
            <text:p>60.0159</text:p>
          </table:table-cell>
          <table:table-cell office:value-type="float" office:value="2.82" calcext:value-type="float">
            <text:p>2.82</text:p>
          </table:table-cell>
          <table:table-cell office:value-type="float" office:value="20.53" calcext:value-type="float">
            <text:p>20.53</text:p>
          </table:table-cell>
          <table:table-cell office:value-type="float" office:value="194.41" calcext:value-type="float">
            <text:p>194.41</text:p>
          </table:table-cell>
          <table:table-cell office:value-type="float" office:value="48.49" calcext:value-type="float">
            <text:p>48.49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030.712015" calcext:value-type="float">
            <text:p>13030.712015</text:p>
          </table:table-cell>
          <table:table-cell office:value-type="float" office:value="10948644" calcext:value-type="float">
            <text:p>10948644</text:p>
          </table:table-cell>
          <table:table-cell office:value-type="float" office:value="0" calcext:value-type="float">
            <text:p>0</text:p>
          </table:table-cell>
          <table:table-cell office:value-type="float" office:value="1564092" calcext:value-type="float">
            <text:p>1564092</text:p>
          </table:table-cell>
          <table:table-cell office:value-type="float" office:value="12512736" calcext:value-type="float">
            <text:p>12512736</text:p>
          </table:table-cell>
          <table:table-cell office:value-type="float" office:value="782046" calcext:value-type="float">
            <text:p>782046</text:p>
          </table:table-cell>
          <table:table-cell office:value-type="float" office:value="60.0156" calcext:value-type="float">
            <text:p>60.0156</text:p>
          </table:table-cell>
          <table:table-cell office:value-type="float" office:value="3.03" calcext:value-type="float">
            <text:p>3.03</text:p>
          </table:table-cell>
          <table:table-cell office:value-type="float" office:value="22.24" calcext:value-type="float">
            <text:p>22.24</text:p>
          </table:table-cell>
          <table:table-cell office:value-type="float" office:value="220.49" calcext:value-type="float">
            <text:p>220.49</text:p>
          </table:table-cell>
          <table:table-cell office:value-type="float" office:value="52.54" calcext:value-type="float">
            <text:p>52.5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61.137684" calcext:value-type="float">
            <text:p>3361.137684</text:p>
          </table:table-cell>
          <table:table-cell office:value-type="float" office:value="2823478" calcext:value-type="float">
            <text:p>2823478</text:p>
          </table:table-cell>
          <table:table-cell office:value-type="float" office:value="0" calcext:value-type="float">
            <text:p>0</text:p>
          </table:table-cell>
          <table:table-cell office:value-type="float" office:value="403354" calcext:value-type="float">
            <text:p>403354</text:p>
          </table:table-cell>
          <table:table-cell office:value-type="float" office:value="3226832" calcext:value-type="float">
            <text:p>3226832</text:p>
          </table:table-cell>
          <table:table-cell office:value-type="float" office:value="201677" calcext:value-type="float">
            <text:p>201677</text:p>
          </table:table-cell>
          <table:table-cell office:value-type="float" office:value="60.0026" calcext:value-type="float">
            <text:p>60.0026</text:p>
          </table:table-cell>
          <table:table-cell office:value-type="float" office:value="2.19" calcext:value-type="float">
            <text:p>2.19</text:p>
          </table:table-cell>
          <table:table-cell office:value-type="float" office:value="2.97" calcext:value-type="float">
            <text:p>2.97</text:p>
          </table:table-cell>
          <table:table-cell office:value-type="float" office:value="14.03" calcext:value-type="float">
            <text:p>14.03</text:p>
          </table:table-cell>
          <table:table-cell office:value-type="float" office:value="3.38" calcext:value-type="float">
            <text:p>3.38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58.667009" calcext:value-type="float">
            <text:p>6758.667009</text:p>
          </table:table-cell>
          <table:table-cell office:value-type="float" office:value="5677602" calcext:value-type="float">
            <text:p>5677602</text:p>
          </table:table-cell>
          <table:table-cell office:value-type="float" office:value="0" calcext:value-type="float">
            <text:p>0</text:p>
          </table:table-cell>
          <table:table-cell office:value-type="float" office:value="811086" calcext:value-type="float">
            <text:p>811086</text:p>
          </table:table-cell>
          <table:table-cell office:value-type="float" office:value="6488688" calcext:value-type="float">
            <text:p>6488688</text:p>
          </table:table-cell>
          <table:table-cell office:value-type="float" office:value="405543" calcext:value-type="float">
            <text:p>405543</text:p>
          </table:table-cell>
          <table:table-cell office:value-type="float" office:value="60.0034" calcext:value-type="float">
            <text:p>60.0034</text:p>
          </table:table-cell>
          <table:table-cell office:value-type="float" office:value="2.49" calcext:value-type="float">
            <text:p>2.49</text:p>
          </table:table-cell>
          <table:table-cell office:value-type="float" office:value="4.43" calcext:value-type="float">
            <text:p>4.43</text:p>
          </table:table-cell>
          <table:table-cell office:value-type="float" office:value="27.2" calcext:value-type="float">
            <text:p>27.2</text:p>
          </table:table-cell>
          <table:table-cell office:value-type="float" office:value="6.69" calcext:value-type="float">
            <text:p>6.6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28.196411" calcext:value-type="float">
            <text:p>9628.196411</text:p>
          </table:table-cell>
          <table:table-cell office:value-type="float" office:value="8088332" calcext:value-type="float">
            <text:p>8088332</text:p>
          </table:table-cell>
          <table:table-cell office:value-type="float" office:value="0" calcext:value-type="float">
            <text:p>0</text:p>
          </table:table-cell>
          <table:table-cell office:value-type="float" office:value="1155476" calcext:value-type="float">
            <text:p>1155476</text:p>
          </table:table-cell>
          <table:table-cell office:value-type="float" office:value="9243808" calcext:value-type="float">
            <text:p>9243808</text:p>
          </table:table-cell>
          <table:table-cell office:value-type="float" office:value="577738" calcext:value-type="float">
            <text:p>577738</text:p>
          </table:table-cell>
          <table:table-cell office:value-type="float" office:value="60.0048" calcext:value-type="float">
            <text:p>60.0048</text:p>
          </table:table-cell>
          <table:table-cell office:value-type="float" office:value="2.57" calcext:value-type="float">
            <text:p>2.57</text:p>
          </table:table-cell>
          <table:table-cell office:value-type="float" office:value="5.18" calcext:value-type="float">
            <text:p>5.18</text:p>
          </table:table-cell>
          <table:table-cell office:value-type="float" office:value="36.98" calcext:value-type="float">
            <text:p>36.98</text:p>
          </table:table-cell>
          <table:table-cell office:value-type="float" office:value="8.87" calcext:value-type="float">
            <text:p>8.87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549.803937" calcext:value-type="float">
            <text:p>11549.803937</text:p>
          </table:table-cell>
          <table:table-cell office:value-type="float" office:value="9702854" calcext:value-type="float">
            <text:p>9702854</text:p>
          </table:table-cell>
          <table:table-cell office:value-type="float" office:value="0" calcext:value-type="float">
            <text:p>0</text:p>
          </table:table-cell>
          <table:table-cell office:value-type="float" office:value="1386122" calcext:value-type="float">
            <text:p>1386122</text:p>
          </table:table-cell>
          <table:table-cell office:value-type="float" office:value="11088976" calcext:value-type="float">
            <text:p>11088976</text:p>
          </table:table-cell>
          <table:table-cell office:value-type="float" office:value="693061" calcext:value-type="float">
            <text:p>693061</text:p>
          </table:table-cell>
          <table:table-cell office:value-type="float" office:value="60.0063" calcext:value-type="float">
            <text:p>60.0063</text:p>
          </table:table-cell>
          <table:table-cell office:value-type="float" office:value="2.5" calcext:value-type="float">
            <text:p>2.5</text:p>
          </table:table-cell>
          <table:table-cell office:value-type="float" office:value="6.05" calcext:value-type="float">
            <text:p>6.05</text:p>
          </table:table-cell>
          <table:table-cell office:value-type="float" office:value="105.38" calcext:value-type="float">
            <text:p>105.38</text:p>
          </table:table-cell>
          <table:table-cell office:value-type="float" office:value="11.91" calcext:value-type="float">
            <text:p>11.91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469.578144" calcext:value-type="float">
            <text:p>12469.578144</text:p>
          </table:table-cell>
          <table:table-cell office:value-type="float" office:value="10475528" calcext:value-type="float">
            <text:p>10475528</text:p>
          </table:table-cell>
          <table:table-cell office:value-type="float" office:value="0" calcext:value-type="float">
            <text:p>0</text:p>
          </table:table-cell>
          <table:table-cell office:value-type="float" office:value="1496504" calcext:value-type="float">
            <text:p>1496504</text:p>
          </table:table-cell>
          <table:table-cell office:value-type="float" office:value="11972032" calcext:value-type="float">
            <text:p>11972032</text:p>
          </table:table-cell>
          <table:table-cell office:value-type="float" office:value="748252" calcext:value-type="float">
            <text:p>748252</text:p>
          </table:table-cell>
          <table:table-cell office:value-type="float" office:value="60.0062" calcext:value-type="float">
            <text:p>60.0062</text:p>
          </table:table-cell>
          <table:table-cell office:value-type="float" office:value="2.67" calcext:value-type="float">
            <text:p>2.67</text:p>
          </table:table-cell>
          <table:table-cell office:value-type="float" office:value="7.21" calcext:value-type="float">
            <text:p>7.21</text:p>
          </table:table-cell>
          <table:table-cell office:value-type="float" office:value="136.52" calcext:value-type="float">
            <text:p>136.52</text:p>
          </table:table-cell>
          <table:table-cell office:value-type="float" office:value="15.25" calcext:value-type="float">
            <text:p>15.25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027.806849" calcext:value-type="float">
            <text:p>13027.806849</text:p>
          </table:table-cell>
          <table:table-cell office:value-type="float" office:value="10944598" calcext:value-type="float">
            <text:p>10944598</text:p>
          </table:table-cell>
          <table:table-cell office:value-type="float" office:value="0" calcext:value-type="float">
            <text:p>0</text:p>
          </table:table-cell>
          <table:table-cell office:value-type="float" office:value="1563514" calcext:value-type="float">
            <text:p>1563514</text:p>
          </table:table-cell>
          <table:table-cell office:value-type="float" office:value="12508112" calcext:value-type="float">
            <text:p>12508112</text:p>
          </table:table-cell>
          <table:table-cell office:value-type="float" office:value="781757" calcext:value-type="float">
            <text:p>781757</text:p>
          </table:table-cell>
          <table:table-cell office:value-type="float" office:value="60.0068" calcext:value-type="float">
            <text:p>60.0068</text:p>
          </table:table-cell>
          <table:table-cell office:value-type="float" office:value="2.83" calcext:value-type="float">
            <text:p>2.83</text:p>
          </table:table-cell>
          <table:table-cell office:value-type="float" office:value="8.44" calcext:value-type="float">
            <text:p>8.44</text:p>
          </table:table-cell>
          <table:table-cell office:value-type="float" office:value="123.88" calcext:value-type="float">
            <text:p>123.88</text:p>
          </table:table-cell>
          <table:table-cell office:value-type="float" office:value="19.25" calcext:value-type="float">
            <text:p>19.2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300.321783" calcext:value-type="float">
            <text:p>13300.321783</text:p>
          </table:table-cell>
          <table:table-cell office:value-type="float" office:value="11174002" calcext:value-type="float">
            <text:p>11174002</text:p>
          </table:table-cell>
          <table:table-cell office:value-type="float" office:value="0" calcext:value-type="float">
            <text:p>0</text:p>
          </table:table-cell>
          <table:table-cell office:value-type="float" office:value="1596286" calcext:value-type="float">
            <text:p>1596286</text:p>
          </table:table-cell>
          <table:table-cell office:value-type="float" office:value="12770288" calcext:value-type="float">
            <text:p>12770288</text:p>
          </table:table-cell>
          <table:table-cell office:value-type="float" office:value="798143" calcext:value-type="float">
            <text:p>798143</text:p>
          </table:table-cell>
          <table:table-cell office:value-type="float" office:value="60.0093" calcext:value-type="float">
            <text:p>60.0093</text:p>
          </table:table-cell>
          <table:table-cell office:value-type="float" office:value="2.85" calcext:value-type="float">
            <text:p>2.85</text:p>
          </table:table-cell>
          <table:table-cell office:value-type="float" office:value="9.77" calcext:value-type="float">
            <text:p>9.77</text:p>
          </table:table-cell>
          <table:table-cell office:value-type="float" office:value="109.86" calcext:value-type="float">
            <text:p>109.86</text:p>
          </table:table-cell>
          <table:table-cell office:value-type="float" office:value="22.48" calcext:value-type="float">
            <text:p>22.48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252.539224" calcext:value-type="float">
            <text:p>13252.539224</text:p>
          </table:table-cell>
          <table:table-cell office:value-type="float" office:value="11133710" calcext:value-type="float">
            <text:p>11133710</text:p>
          </table:table-cell>
          <table:table-cell office:value-type="float" office:value="0" calcext:value-type="float">
            <text:p>0</text:p>
          </table:table-cell>
          <table:table-cell office:value-type="float" office:value="1590530" calcext:value-type="float">
            <text:p>1590530</text:p>
          </table:table-cell>
          <table:table-cell office:value-type="float" office:value="12724240" calcext:value-type="float">
            <text:p>12724240</text:p>
          </table:table-cell>
          <table:table-cell office:value-type="float" office:value="795265" calcext:value-type="float">
            <text:p>795265</text:p>
          </table:table-cell>
          <table:table-cell office:value-type="float" office:value="60.0085" calcext:value-type="float">
            <text:p>60.0085</text:p>
          </table:table-cell>
          <table:table-cell office:value-type="float" office:value="3.26" calcext:value-type="float">
            <text:p>3.26</text:p>
          </table:table-cell>
          <table:table-cell office:value-type="float" office:value="11.31" calcext:value-type="float">
            <text:p>11.31</text:p>
          </table:table-cell>
          <table:table-cell office:value-type="float" office:value="157.72" calcext:value-type="float">
            <text:p>157.72</text:p>
          </table:table-cell>
          <table:table-cell office:value-type="float" office:value="28.93" calcext:value-type="float">
            <text:p>28.93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388.184754" calcext:value-type="float">
            <text:p>13388.184754</text:p>
          </table:table-cell>
          <table:table-cell office:value-type="float" office:value="11248062" calcext:value-type="float">
            <text:p>11248062</text:p>
          </table:table-cell>
          <table:table-cell office:value-type="float" office:value="0" calcext:value-type="float">
            <text:p>0</text:p>
          </table:table-cell>
          <table:table-cell office:value-type="float" office:value="1606866" calcext:value-type="float">
            <text:p>1606866</text:p>
          </table:table-cell>
          <table:table-cell office:value-type="float" office:value="12854928" calcext:value-type="float">
            <text:p>12854928</text:p>
          </table:table-cell>
          <table:table-cell office:value-type="float" office:value="803433" calcext:value-type="float">
            <text:p>803433</text:p>
          </table:table-cell>
          <table:table-cell office:value-type="float" office:value="60.0106" calcext:value-type="float">
            <text:p>60.0106</text:p>
          </table:table-cell>
          <table:table-cell office:value-type="float" office:value="3.21" calcext:value-type="float">
            <text:p>3.21</text:p>
          </table:table-cell>
          <table:table-cell office:value-type="float" office:value="12.69" calcext:value-type="float">
            <text:p>12.69</text:p>
          </table:table-cell>
          <table:table-cell office:value-type="float" office:value="140.77" calcext:value-type="float">
            <text:p>140.77</text:p>
          </table:table-cell>
          <table:table-cell office:value-type="float" office:value="32.29" calcext:value-type="float">
            <text:p>32.29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327.684378" calcext:value-type="float">
            <text:p>13327.684378</text:p>
          </table:table-cell>
          <table:table-cell office:value-type="float" office:value="11197326" calcext:value-type="float">
            <text:p>11197326</text:p>
          </table:table-cell>
          <table:table-cell office:value-type="float" office:value="0" calcext:value-type="float">
            <text:p>0</text:p>
          </table:table-cell>
          <table:table-cell office:value-type="float" office:value="1599618" calcext:value-type="float">
            <text:p>1599618</text:p>
          </table:table-cell>
          <table:table-cell office:value-type="float" office:value="12796944" calcext:value-type="float">
            <text:p>12796944</text:p>
          </table:table-cell>
          <table:table-cell office:value-type="float" office:value="799809" calcext:value-type="float">
            <text:p>799809</text:p>
          </table:table-cell>
          <table:table-cell office:value-type="float" office:value="60.0111" calcext:value-type="float">
            <text:p>60.0111</text:p>
          </table:table-cell>
          <table:table-cell office:value-type="float" office:value="3.08" calcext:value-type="float">
            <text:p>3.08</text:p>
          </table:table-cell>
          <table:table-cell office:value-type="float" office:value="14.24" calcext:value-type="float">
            <text:p>14.24</text:p>
          </table:table-cell>
          <table:table-cell office:value-type="float" office:value="157.03" calcext:value-type="float">
            <text:p>157.03</text:p>
          </table:table-cell>
          <table:table-cell office:value-type="float" office:value="36.47" calcext:value-type="float">
            <text:p>36.47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314.531945" calcext:value-type="float">
            <text:p>13314.531945</text:p>
          </table:table-cell>
          <table:table-cell office:value-type="float" office:value="11186686" calcext:value-type="float">
            <text:p>11186686</text:p>
          </table:table-cell>
          <table:table-cell office:value-type="float" office:value="0" calcext:value-type="float">
            <text:p>0</text:p>
          </table:table-cell>
          <table:table-cell office:value-type="float" office:value="1598098" calcext:value-type="float">
            <text:p>1598098</text:p>
          </table:table-cell>
          <table:table-cell office:value-type="float" office:value="12784784" calcext:value-type="float">
            <text:p>12784784</text:p>
          </table:table-cell>
          <table:table-cell office:value-type="float" office:value="799049" calcext:value-type="float">
            <text:p>799049</text:p>
          </table:table-cell>
          <table:table-cell office:value-type="float" office:value="60.0133" calcext:value-type="float">
            <text:p>60.0133</text:p>
          </table:table-cell>
          <table:table-cell office:value-type="float" office:value="2.99" calcext:value-type="float">
            <text:p>2.99</text:p>
          </table:table-cell>
          <table:table-cell office:value-type="float" office:value="15.76" calcext:value-type="float">
            <text:p>15.76</text:p>
          </table:table-cell>
          <table:table-cell office:value-type="float" office:value="145.62" calcext:value-type="float">
            <text:p>145.62</text:p>
          </table:table-cell>
          <table:table-cell office:value-type="float" office:value="39.15" calcext:value-type="float">
            <text:p>39.15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297.058706" calcext:value-type="float">
            <text:p>13297.058706</text:p>
          </table:table-cell>
          <table:table-cell office:value-type="float" office:value="11172210" calcext:value-type="float">
            <text:p>11172210</text:p>
          </table:table-cell>
          <table:table-cell office:value-type="float" office:value="0" calcext:value-type="float">
            <text:p>0</text:p>
          </table:table-cell>
          <table:table-cell office:value-type="float" office:value="1596030" calcext:value-type="float">
            <text:p>1596030</text:p>
          </table:table-cell>
          <table:table-cell office:value-type="float" office:value="12768240" calcext:value-type="float">
            <text:p>12768240</text:p>
          </table:table-cell>
          <table:table-cell office:value-type="float" office:value="798015" calcext:value-type="float">
            <text:p>798015</text:p>
          </table:table-cell>
          <table:table-cell office:value-type="float" office:value="60.0144" calcext:value-type="float">
            <text:p>60.0144</text:p>
          </table:table-cell>
          <table:table-cell office:value-type="float" office:value="3.15" calcext:value-type="float">
            <text:p>3.15</text:p>
          </table:table-cell>
          <table:table-cell office:value-type="float" office:value="17.28" calcext:value-type="float">
            <text:p>17.28</text:p>
          </table:table-cell>
          <table:table-cell office:value-type="float" office:value="235.22" calcext:value-type="float">
            <text:p>235.22</text:p>
          </table:table-cell>
          <table:table-cell office:value-type="float" office:value="42.03" calcext:value-type="float">
            <text:p>42.03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181.671249" calcext:value-type="float">
            <text:p>13181.671249</text:p>
          </table:table-cell>
          <table:table-cell office:value-type="float" office:value="11075372" calcext:value-type="float">
            <text:p>11075372</text:p>
          </table:table-cell>
          <table:table-cell office:value-type="float" office:value="0" calcext:value-type="float">
            <text:p>0</text:p>
          </table:table-cell>
          <table:table-cell office:value-type="float" office:value="1582196" calcext:value-type="float">
            <text:p>1582196</text:p>
          </table:table-cell>
          <table:table-cell office:value-type="float" office:value="12657568" calcext:value-type="float">
            <text:p>12657568</text:p>
          </table:table-cell>
          <table:table-cell office:value-type="float" office:value="791098" calcext:value-type="float">
            <text:p>791098</text:p>
          </table:table-cell>
          <table:table-cell office:value-type="float" office:value="60.015" calcext:value-type="float">
            <text:p>60.015</text:p>
          </table:table-cell>
          <table:table-cell office:value-type="float" office:value="3.09" calcext:value-type="float">
            <text:p>3.09</text:p>
          </table:table-cell>
          <table:table-cell office:value-type="float" office:value="18.95" calcext:value-type="float">
            <text:p>18.95</text:p>
          </table:table-cell>
          <table:table-cell office:value-type="float" office:value="238.67" calcext:value-type="float">
            <text:p>238.67</text:p>
          </table:table-cell>
          <table:table-cell office:value-type="float" office:value="46.75" calcext:value-type="float">
            <text:p>46.75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142.279647" calcext:value-type="float">
            <text:p>13142.279647</text:p>
          </table:table-cell>
          <table:table-cell office:value-type="float" office:value="11041870" calcext:value-type="float">
            <text:p>11041870</text:p>
          </table:table-cell>
          <table:table-cell office:value-type="float" office:value="0" calcext:value-type="float">
            <text:p>0</text:p>
          </table:table-cell>
          <table:table-cell office:value-type="float" office:value="1577410" calcext:value-type="float">
            <text:p>1577410</text:p>
          </table:table-cell>
          <table:table-cell office:value-type="float" office:value="12619280" calcext:value-type="float">
            <text:p>12619280</text:p>
          </table:table-cell>
          <table:table-cell office:value-type="float" office:value="788705" calcext:value-type="float">
            <text:p>788705</text:p>
          </table:table-cell>
          <table:table-cell office:value-type="float" office:value="60.0128" calcext:value-type="float">
            <text:p>60.0128</text:p>
          </table:table-cell>
          <table:table-cell office:value-type="float" office:value="3.1" calcext:value-type="float">
            <text:p>3.1</text:p>
          </table:table-cell>
          <table:table-cell office:value-type="float" office:value="20.53" calcext:value-type="float">
            <text:p>20.53</text:p>
          </table:table-cell>
          <table:table-cell office:value-type="float" office:value="219.06" calcext:value-type="float">
            <text:p>219.06</text:p>
          </table:table-cell>
          <table:table-cell office:value-type="float" office:value="49.14" calcext:value-type="float">
            <text:p>49.14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007.425598" calcext:value-type="float">
            <text:p>13007.425598</text:p>
          </table:table-cell>
          <table:table-cell office:value-type="float" office:value="10930262" calcext:value-type="float">
            <text:p>10930262</text:p>
          </table:table-cell>
          <table:table-cell office:value-type="float" office:value="0" calcext:value-type="float">
            <text:p>0</text:p>
          </table:table-cell>
          <table:table-cell office:value-type="float" office:value="1561466" calcext:value-type="float">
            <text:p>1561466</text:p>
          </table:table-cell>
          <table:table-cell office:value-type="float" office:value="12491728" calcext:value-type="float">
            <text:p>12491728</text:p>
          </table:table-cell>
          <table:table-cell office:value-type="float" office:value="780733" calcext:value-type="float">
            <text:p>780733</text:p>
          </table:table-cell>
          <table:table-cell office:value-type="float" office:value="60.0221" calcext:value-type="float">
            <text:p>60.0221</text:p>
          </table:table-cell>
          <table:table-cell office:value-type="float" office:value="3.03" calcext:value-type="float">
            <text:p>3.03</text:p>
          </table:table-cell>
          <table:table-cell office:value-type="float" office:value="22.28" calcext:value-type="float">
            <text:p>22.28</text:p>
          </table:table-cell>
          <table:table-cell office:value-type="float" office:value="191.4" calcext:value-type="float">
            <text:p>191.4</text:p>
          </table:table-cell>
          <table:table-cell office:value-type="float" office:value="52.34" calcext:value-type="float">
            <text:p>52.3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32.323158" calcext:value-type="float">
            <text:p>3432.323158</text:p>
          </table:table-cell>
          <table:table-cell office:value-type="float" office:value="2883286" calcext:value-type="float">
            <text:p>2883286</text:p>
          </table:table-cell>
          <table:table-cell office:value-type="float" office:value="0" calcext:value-type="float">
            <text:p>0</text:p>
          </table:table-cell>
          <table:table-cell office:value-type="float" office:value="411898" calcext:value-type="float">
            <text:p>411898</text:p>
          </table:table-cell>
          <table:table-cell office:value-type="float" office:value="3295184" calcext:value-type="float">
            <text:p>3295184</text:p>
          </table:table-cell>
          <table:table-cell office:value-type="float" office:value="205949" calcext:value-type="float">
            <text:p>205949</text:p>
          </table:table-cell>
          <table:table-cell office:value-type="float" office:value="60.0028" calcext:value-type="float">
            <text:p>60.0028</text:p>
          </table:table-cell>
          <table:table-cell office:value-type="float" office:value="2.08" calcext:value-type="float">
            <text:p>2.08</text:p>
          </table:table-cell>
          <table:table-cell office:value-type="float" office:value="2.9" calcext:value-type="float">
            <text:p>2.9</text:p>
          </table:table-cell>
          <table:table-cell office:value-type="float" office:value="14.93" calcext:value-type="float">
            <text:p>14.93</text:p>
          </table:table-cell>
          <table:table-cell office:value-type="float" office:value="3.3" calcext:value-type="float">
            <text:p>3.3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99.409703" calcext:value-type="float">
            <text:p>6599.409703</text:p>
          </table:table-cell>
          <table:table-cell office:value-type="float" office:value="5543846" calcext:value-type="float">
            <text:p>5543846</text:p>
          </table:table-cell>
          <table:table-cell office:value-type="float" office:value="0" calcext:value-type="float">
            <text:p>0</text:p>
          </table:table-cell>
          <table:table-cell office:value-type="float" office:value="791978" calcext:value-type="float">
            <text:p>791978</text:p>
          </table:table-cell>
          <table:table-cell office:value-type="float" office:value="6335824" calcext:value-type="float">
            <text:p>6335824</text:p>
          </table:table-cell>
          <table:table-cell office:value-type="float" office:value="395989" calcext:value-type="float">
            <text:p>395989</text:p>
          </table:table-cell>
          <table:table-cell office:value-type="float" office:value="60.0037" calcext:value-type="float">
            <text:p>60.0037</text:p>
          </table:table-cell>
          <table:table-cell office:value-type="float" office:value="2.91" calcext:value-type="float">
            <text:p>2.91</text:p>
          </table:table-cell>
          <table:table-cell office:value-type="float" office:value="4.53" calcext:value-type="float">
            <text:p>4.53</text:p>
          </table:table-cell>
          <table:table-cell office:value-type="float" office:value="23.59" calcext:value-type="float">
            <text:p>23.59</text:p>
          </table:table-cell>
          <table:table-cell office:value-type="float" office:value="6.04" calcext:value-type="float">
            <text:p>6.04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49.58728" calcext:value-type="float">
            <text:p>8549.58728</text:p>
          </table:table-cell>
          <table:table-cell office:value-type="float" office:value="7182168" calcext:value-type="float">
            <text:p>7182168</text:p>
          </table:table-cell>
          <table:table-cell office:value-type="float" office:value="0" calcext:value-type="float">
            <text:p>0</text:p>
          </table:table-cell>
          <table:table-cell office:value-type="float" office:value="1026024" calcext:value-type="float">
            <text:p>1026024</text:p>
          </table:table-cell>
          <table:table-cell office:value-type="float" office:value="8208192" calcext:value-type="float">
            <text:p>8208192</text:p>
          </table:table-cell>
          <table:table-cell office:value-type="float" office:value="513012" calcext:value-type="float">
            <text:p>513012</text:p>
          </table:table-cell>
          <table:table-cell office:value-type="float" office:value="60.0043" calcext:value-type="float">
            <text:p>60.0043</text:p>
          </table:table-cell>
          <table:table-cell office:value-type="float" office:value="2.44" calcext:value-type="float">
            <text:p>2.44</text:p>
          </table:table-cell>
          <table:table-cell office:value-type="float" office:value="5.84" calcext:value-type="float">
            <text:p>5.84</text:p>
          </table:table-cell>
          <table:table-cell office:value-type="float" office:value="49.51" calcext:value-type="float">
            <text:p>49.51</text:p>
          </table:table-cell>
          <table:table-cell office:value-type="float" office:value="9.01" calcext:value-type="float">
            <text:p>9.01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545.052004" calcext:value-type="float">
            <text:p>11545.052004</text:p>
          </table:table-cell>
          <table:table-cell office:value-type="float" office:value="9698668" calcext:value-type="float">
            <text:p>9698668</text:p>
          </table:table-cell>
          <table:table-cell office:value-type="float" office:value="0" calcext:value-type="float">
            <text:p>0</text:p>
          </table:table-cell>
          <table:table-cell office:value-type="float" office:value="1385524" calcext:value-type="float">
            <text:p>1385524</text:p>
          </table:table-cell>
          <table:table-cell office:value-type="float" office:value="11084192" calcext:value-type="float">
            <text:p>11084192</text:p>
          </table:table-cell>
          <table:table-cell office:value-type="float" office:value="692762" calcext:value-type="float">
            <text:p>692762</text:p>
          </table:table-cell>
          <table:table-cell office:value-type="float" office:value="60.0051" calcext:value-type="float">
            <text:p>60.0051</text:p>
          </table:table-cell>
          <table:table-cell office:value-type="float" office:value="2.59" calcext:value-type="float">
            <text:p>2.59</text:p>
          </table:table-cell>
          <table:table-cell office:value-type="float" office:value="6.06" calcext:value-type="float">
            <text:p>6.06</text:p>
          </table:table-cell>
          <table:table-cell office:value-type="float" office:value="95.61" calcext:value-type="float">
            <text:p>95.61</text:p>
          </table:table-cell>
          <table:table-cell office:value-type="float" office:value="11.28" calcext:value-type="float">
            <text:p>11.2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699.434556" calcext:value-type="float">
            <text:p>12699.434556</text:p>
          </table:table-cell>
          <table:table-cell office:value-type="float" office:value="10668574" calcext:value-type="float">
            <text:p>10668574</text:p>
          </table:table-cell>
          <table:table-cell office:value-type="float" office:value="0" calcext:value-type="float">
            <text:p>0</text:p>
          </table:table-cell>
          <table:table-cell office:value-type="float" office:value="1524082" calcext:value-type="float">
            <text:p>1524082</text:p>
          </table:table-cell>
          <table:table-cell office:value-type="float" office:value="12192656" calcext:value-type="float">
            <text:p>12192656</text:p>
          </table:table-cell>
          <table:table-cell office:value-type="float" office:value="762041" calcext:value-type="float">
            <text:p>762041</text:p>
          </table:table-cell>
          <table:table-cell office:value-type="float" office:value="60.0059" calcext:value-type="float">
            <text:p>60.0059</text:p>
          </table:table-cell>
          <table:table-cell office:value-type="float" office:value="2.93" calcext:value-type="float">
            <text:p>2.93</text:p>
          </table:table-cell>
          <table:table-cell office:value-type="float" office:value="7.08" calcext:value-type="float">
            <text:p>7.08</text:p>
          </table:table-cell>
          <table:table-cell office:value-type="float" office:value="94.33" calcext:value-type="float">
            <text:p>94.33</text:p>
          </table:table-cell>
          <table:table-cell office:value-type="float" office:value="15.38" calcext:value-type="float">
            <text:p>15.38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842.463813" calcext:value-type="float">
            <text:p>12842.463813</text:p>
          </table:table-cell>
          <table:table-cell office:value-type="float" office:value="10789072" calcext:value-type="float">
            <text:p>10789072</text:p>
          </table:table-cell>
          <table:table-cell office:value-type="float" office:value="0" calcext:value-type="float">
            <text:p>0</text:p>
          </table:table-cell>
          <table:table-cell office:value-type="float" office:value="1541296" calcext:value-type="float">
            <text:p>1541296</text:p>
          </table:table-cell>
          <table:table-cell office:value-type="float" office:value="12330368" calcext:value-type="float">
            <text:p>12330368</text:p>
          </table:table-cell>
          <table:table-cell office:value-type="float" office:value="770648" calcext:value-type="float">
            <text:p>770648</text:p>
          </table:table-cell>
          <table:table-cell office:value-type="float" office:value="60.0078" calcext:value-type="float">
            <text:p>60.0078</text:p>
          </table:table-cell>
          <table:table-cell office:value-type="float" office:value="2.67" calcext:value-type="float">
            <text:p>2.67</text:p>
          </table:table-cell>
          <table:table-cell office:value-type="float" office:value="8.56" calcext:value-type="float">
            <text:p>8.56</text:p>
          </table:table-cell>
          <table:table-cell office:value-type="float" office:value="112.8" calcext:value-type="float">
            <text:p>112.8</text:p>
          </table:table-cell>
          <table:table-cell office:value-type="float" office:value="19.61" calcext:value-type="float">
            <text:p>19.61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90.409375" calcext:value-type="float">
            <text:p>13190.409375</text:p>
          </table:table-cell>
          <table:table-cell office:value-type="float" office:value="11081532" calcext:value-type="float">
            <text:p>11081532</text:p>
          </table:table-cell>
          <table:table-cell office:value-type="float" office:value="0" calcext:value-type="float">
            <text:p>0</text:p>
          </table:table-cell>
          <table:table-cell office:value-type="float" office:value="1583076" calcext:value-type="float">
            <text:p>1583076</text:p>
          </table:table-cell>
          <table:table-cell office:value-type="float" office:value="12664608" calcext:value-type="float">
            <text:p>12664608</text:p>
          </table:table-cell>
          <table:table-cell office:value-type="float" office:value="791538" calcext:value-type="float">
            <text:p>791538</text:p>
          </table:table-cell>
          <table:table-cell office:value-type="float" office:value="60.0086" calcext:value-type="float">
            <text:p>60.0086</text:p>
          </table:table-cell>
          <table:table-cell office:value-type="float" office:value="2.95" calcext:value-type="float">
            <text:p>2.95</text:p>
          </table:table-cell>
          <table:table-cell office:value-type="float" office:value="9.85" calcext:value-type="float">
            <text:p>9.85</text:p>
          </table:table-cell>
          <table:table-cell office:value-type="float" office:value="135.72" calcext:value-type="float">
            <text:p>135.72</text:p>
          </table:table-cell>
          <table:table-cell office:value-type="float" office:value="23.71" calcext:value-type="float">
            <text:p>23.71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83.831651" calcext:value-type="float">
            <text:p>13383.831651</text:p>
          </table:table-cell>
          <table:table-cell office:value-type="float" office:value="11244030" calcext:value-type="float">
            <text:p>11244030</text:p>
          </table:table-cell>
          <table:table-cell office:value-type="float" office:value="0" calcext:value-type="float">
            <text:p>0</text:p>
          </table:table-cell>
          <table:table-cell office:value-type="float" office:value="1606290" calcext:value-type="float">
            <text:p>1606290</text:p>
          </table:table-cell>
          <table:table-cell office:value-type="float" office:value="12850320" calcext:value-type="float">
            <text:p>12850320</text:p>
          </table:table-cell>
          <table:table-cell office:value-type="float" office:value="803145" calcext:value-type="float">
            <text:p>803145</text:p>
          </table:table-cell>
          <table:table-cell office:value-type="float" office:value="60.0086" calcext:value-type="float">
            <text:p>60.0086</text:p>
          </table:table-cell>
          <table:table-cell office:value-type="float" office:value="2.89" calcext:value-type="float">
            <text:p>2.89</text:p>
          </table:table-cell>
          <table:table-cell office:value-type="float" office:value="11.2" calcext:value-type="float">
            <text:p>11.2</text:p>
          </table:table-cell>
          <table:table-cell office:value-type="float" office:value="111.14" calcext:value-type="float">
            <text:p>111.14</text:p>
          </table:table-cell>
          <table:table-cell office:value-type="float" office:value="27.44" calcext:value-type="float">
            <text:p>27.44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362.293918" calcext:value-type="float">
            <text:p>13362.293918</text:p>
          </table:table-cell>
          <table:table-cell office:value-type="float" office:value="11226684" calcext:value-type="float">
            <text:p>11226684</text:p>
          </table:table-cell>
          <table:table-cell office:value-type="float" office:value="0" calcext:value-type="float">
            <text:p>0</text:p>
          </table:table-cell>
          <table:table-cell office:value-type="float" office:value="1603812" calcext:value-type="float">
            <text:p>1603812</text:p>
          </table:table-cell>
          <table:table-cell office:value-type="float" office:value="12830496" calcext:value-type="float">
            <text:p>12830496</text:p>
          </table:table-cell>
          <table:table-cell office:value-type="float" office:value="801906" calcext:value-type="float">
            <text:p>801906</text:p>
          </table:table-cell>
          <table:table-cell office:value-type="float" office:value="60.0126" calcext:value-type="float">
            <text:p>60.0126</text:p>
          </table:table-cell>
          <table:table-cell office:value-type="float" office:value="2.81" calcext:value-type="float">
            <text:p>2.81</text:p>
          </table:table-cell>
          <table:table-cell office:value-type="float" office:value="12.71" calcext:value-type="float">
            <text:p>12.71</text:p>
          </table:table-cell>
          <table:table-cell office:value-type="float" office:value="250.24" calcext:value-type="float">
            <text:p>250.24</text:p>
          </table:table-cell>
          <table:table-cell office:value-type="float" office:value="31.35" calcext:value-type="float">
            <text:p>31.35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336.382784" calcext:value-type="float">
            <text:p>13336.382784</text:p>
          </table:table-cell>
          <table:table-cell office:value-type="float" office:value="11204578" calcext:value-type="float">
            <text:p>11204578</text:p>
          </table:table-cell>
          <table:table-cell office:value-type="float" office:value="0" calcext:value-type="float">
            <text:p>0</text:p>
          </table:table-cell>
          <table:table-cell office:value-type="float" office:value="1600654" calcext:value-type="float">
            <text:p>1600654</text:p>
          </table:table-cell>
          <table:table-cell office:value-type="float" office:value="12805232" calcext:value-type="float">
            <text:p>12805232</text:p>
          </table:table-cell>
          <table:table-cell office:value-type="float" office:value="800327" calcext:value-type="float">
            <text:p>800327</text:p>
          </table:table-cell>
          <table:table-cell office:value-type="float" office:value="60.0108" calcext:value-type="float">
            <text:p>60.0108</text:p>
          </table:table-cell>
          <table:table-cell office:value-type="float" office:value="3.22" calcext:value-type="float">
            <text:p>3.22</text:p>
          </table:table-cell>
          <table:table-cell office:value-type="float" office:value="14.24" calcext:value-type="float">
            <text:p>14.24</text:p>
          </table:table-cell>
          <table:table-cell office:value-type="float" office:value="185.11" calcext:value-type="float">
            <text:p>185.11</text:p>
          </table:table-cell>
          <table:table-cell office:value-type="float" office:value="38.88" calcext:value-type="float">
            <text:p>38.88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308.294231" calcext:value-type="float">
            <text:p>13308.294231</text:p>
          </table:table-cell>
          <table:table-cell office:value-type="float" office:value="11181352" calcext:value-type="float">
            <text:p>11181352</text:p>
          </table:table-cell>
          <table:table-cell office:value-type="float" office:value="0" calcext:value-type="float">
            <text:p>0</text:p>
          </table:table-cell>
          <table:table-cell office:value-type="float" office:value="1597336" calcext:value-type="float">
            <text:p>1597336</text:p>
          </table:table-cell>
          <table:table-cell office:value-type="float" office:value="12778688" calcext:value-type="float">
            <text:p>12778688</text:p>
          </table:table-cell>
          <table:table-cell office:value-type="float" office:value="798668" calcext:value-type="float">
            <text:p>798668</text:p>
          </table:table-cell>
          <table:table-cell office:value-type="float" office:value="60.0128" calcext:value-type="float">
            <text:p>60.0128</text:p>
          </table:table-cell>
          <table:table-cell office:value-type="float" office:value="3" calcext:value-type="float">
            <text:p>3</text:p>
          </table:table-cell>
          <table:table-cell office:value-type="float" office:value="15.77" calcext:value-type="float">
            <text:p>15.77</text:p>
          </table:table-cell>
          <table:table-cell office:value-type="float" office:value="160.67" calcext:value-type="float">
            <text:p>160.67</text:p>
          </table:table-cell>
          <table:table-cell office:value-type="float" office:value="40.56" calcext:value-type="float">
            <text:p>40.56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309.316195" calcext:value-type="float">
            <text:p>13309.316195</text:p>
          </table:table-cell>
          <table:table-cell office:value-type="float" office:value="11182192" calcext:value-type="float">
            <text:p>11182192</text:p>
          </table:table-cell>
          <table:table-cell office:value-type="float" office:value="0" calcext:value-type="float">
            <text:p>0</text:p>
          </table:table-cell>
          <table:table-cell office:value-type="float" office:value="1597456" calcext:value-type="float">
            <text:p>1597456</text:p>
          </table:table-cell>
          <table:table-cell office:value-type="float" office:value="12779648" calcext:value-type="float">
            <text:p>12779648</text:p>
          </table:table-cell>
          <table:table-cell office:value-type="float" office:value="798728" calcext:value-type="float">
            <text:p>798728</text:p>
          </table:table-cell>
          <table:table-cell office:value-type="float" office:value="60.0127" calcext:value-type="float">
            <text:p>60.0127</text:p>
          </table:table-cell>
          <table:table-cell office:value-type="float" office:value="3.18" calcext:value-type="float">
            <text:p>3.18</text:p>
          </table:table-cell>
          <table:table-cell office:value-type="float" office:value="17.27" calcext:value-type="float">
            <text:p>17.27</text:p>
          </table:table-cell>
          <table:table-cell office:value-type="float" office:value="204.62" calcext:value-type="float">
            <text:p>204.62</text:p>
          </table:table-cell>
          <table:table-cell office:value-type="float" office:value="46.1" calcext:value-type="float">
            <text:p>46.1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192.424586" calcext:value-type="float">
            <text:p>13192.424586</text:p>
          </table:table-cell>
          <table:table-cell office:value-type="float" office:value="11084444" calcext:value-type="float">
            <text:p>11084444</text:p>
          </table:table-cell>
          <table:table-cell office:value-type="float" office:value="0" calcext:value-type="float">
            <text:p>0</text:p>
          </table:table-cell>
          <table:table-cell office:value-type="float" office:value="1583492" calcext:value-type="float">
            <text:p>1583492</text:p>
          </table:table-cell>
          <table:table-cell office:value-type="float" office:value="12667936" calcext:value-type="float">
            <text:p>12667936</text:p>
          </table:table-cell>
          <table:table-cell office:value-type="float" office:value="791746" calcext:value-type="float">
            <text:p>791746</text:p>
          </table:table-cell>
          <table:table-cell office:value-type="float" office:value="60.0152" calcext:value-type="float">
            <text:p>60.0152</text:p>
          </table:table-cell>
          <table:table-cell office:value-type="float" office:value="3.3" calcext:value-type="float">
            <text:p>3.3</text:p>
          </table:table-cell>
          <table:table-cell office:value-type="float" office:value="18.93" calcext:value-type="float">
            <text:p>18.93</text:p>
          </table:table-cell>
          <table:table-cell office:value-type="float" office:value="235.37" calcext:value-type="float">
            <text:p>235.37</text:p>
          </table:table-cell>
          <table:table-cell office:value-type="float" office:value="46.03" calcext:value-type="float">
            <text:p>46.03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075.993808" calcext:value-type="float">
            <text:p>13075.993808</text:p>
          </table:table-cell>
          <table:table-cell office:value-type="float" office:value="10986416" calcext:value-type="float">
            <text:p>10986416</text:p>
          </table:table-cell>
          <table:table-cell office:value-type="float" office:value="0" calcext:value-type="float">
            <text:p>0</text:p>
          </table:table-cell>
          <table:table-cell office:value-type="float" office:value="1569488" calcext:value-type="float">
            <text:p>1569488</text:p>
          </table:table-cell>
          <table:table-cell office:value-type="float" office:value="12555904" calcext:value-type="float">
            <text:p>12555904</text:p>
          </table:table-cell>
          <table:table-cell office:value-type="float" office:value="784744" calcext:value-type="float">
            <text:p>784744</text:p>
          </table:table-cell>
          <table:table-cell office:value-type="float" office:value="60.0141" calcext:value-type="float">
            <text:p>60.0141</text:p>
          </table:table-cell>
          <table:table-cell office:value-type="float" office:value="3.02" calcext:value-type="float">
            <text:p>3.02</text:p>
          </table:table-cell>
          <table:table-cell office:value-type="float" office:value="20.63" calcext:value-type="float">
            <text:p>20.63</text:p>
          </table:table-cell>
          <table:table-cell office:value-type="float" office:value="277.36" calcext:value-type="float">
            <text:p>277.36</text:p>
          </table:table-cell>
          <table:table-cell office:value-type="float" office:value="49.85" calcext:value-type="float">
            <text:p>49.85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053.901094" calcext:value-type="float">
            <text:p>13053.901094</text:p>
          </table:table-cell>
          <table:table-cell office:value-type="float" office:value="10969462" calcext:value-type="float">
            <text:p>10969462</text:p>
          </table:table-cell>
          <table:table-cell office:value-type="float" office:value="0" calcext:value-type="float">
            <text:p>0</text:p>
          </table:table-cell>
          <table:table-cell office:value-type="float" office:value="1567066" calcext:value-type="float">
            <text:p>1567066</text:p>
          </table:table-cell>
          <table:table-cell office:value-type="float" office:value="12536528" calcext:value-type="float">
            <text:p>12536528</text:p>
          </table:table-cell>
          <table:table-cell office:value-type="float" office:value="783533" calcext:value-type="float">
            <text:p>783533</text:p>
          </table:table-cell>
          <table:table-cell office:value-type="float" office:value="60.0229" calcext:value-type="float">
            <text:p>60.0229</text:p>
          </table:table-cell>
          <table:table-cell office:value-type="float" office:value="3.19" calcext:value-type="float">
            <text:p>3.19</text:p>
          </table:table-cell>
          <table:table-cell office:value-type="float" office:value="22.2" calcext:value-type="float">
            <text:p>22.2</text:p>
          </table:table-cell>
          <table:table-cell office:value-type="float" office:value="273.6" calcext:value-type="float">
            <text:p>273.6</text:p>
          </table:table-cell>
          <table:table-cell office:value-type="float" office:value="52.89" calcext:value-type="float">
            <text:p>52.89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80.676042" calcext:value-type="float">
            <text:p>3380.676042</text:p>
          </table:table-cell>
          <table:table-cell office:value-type="float" office:value="2839872" calcext:value-type="float">
            <text:p>2839872</text:p>
          </table:table-cell>
          <table:table-cell office:value-type="float" office:value="0" calcext:value-type="float">
            <text:p>0</text:p>
          </table:table-cell>
          <table:table-cell office:value-type="float" office:value="405696" calcext:value-type="float">
            <text:p>405696</text:p>
          </table:table-cell>
          <table:table-cell office:value-type="float" office:value="3245568" calcext:value-type="float">
            <text:p>3245568</text:p>
          </table:table-cell>
          <table:table-cell office:value-type="float" office:value="202848" calcext:value-type="float">
            <text:p>202848</text:p>
          </table:table-cell>
          <table:table-cell office:value-type="float" office:value="60.0022" calcext:value-type="float">
            <text:p>60.0022</text:p>
          </table:table-cell>
          <table:table-cell office:value-type="float" office:value="2.25" calcext:value-type="float">
            <text:p>2.25</text:p>
          </table:table-cell>
          <table:table-cell office:value-type="float" office:value="2.95" calcext:value-type="float">
            <text:p>2.95</text:p>
          </table:table-cell>
          <table:table-cell office:value-type="float" office:value="14.53" calcext:value-type="float">
            <text:p>14.53</text:p>
          </table:table-cell>
          <table:table-cell office:value-type="float" office:value="3.39" calcext:value-type="float">
            <text:p>3.39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30.279199" calcext:value-type="float">
            <text:p>6730.279199</text:p>
          </table:table-cell>
          <table:table-cell office:value-type="float" office:value="5653802" calcext:value-type="float">
            <text:p>5653802</text:p>
          </table:table-cell>
          <table:table-cell office:value-type="float" office:value="0" calcext:value-type="float">
            <text:p>0</text:p>
          </table:table-cell>
          <table:table-cell office:value-type="float" office:value="807686" calcext:value-type="float">
            <text:p>807686</text:p>
          </table:table-cell>
          <table:table-cell office:value-type="float" office:value="6461488" calcext:value-type="float">
            <text:p>6461488</text:p>
          </table:table-cell>
          <table:table-cell office:value-type="float" office:value="403843" calcext:value-type="float">
            <text:p>403843</text:p>
          </table:table-cell>
          <table:table-cell office:value-type="float" office:value="60.0039" calcext:value-type="float">
            <text:p>60.0039</text:p>
          </table:table-cell>
          <table:table-cell office:value-type="float" office:value="2.47" calcext:value-type="float">
            <text:p>2.47</text:p>
          </table:table-cell>
          <table:table-cell office:value-type="float" office:value="4.45" calcext:value-type="float">
            <text:p>4.45</text:p>
          </table:table-cell>
          <table:table-cell office:value-type="float" office:value="25.55" calcext:value-type="float">
            <text:p>25.55</text:p>
          </table:table-cell>
          <table:table-cell office:value-type="float" office:value="6.75" calcext:value-type="float">
            <text:p>6.75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10.180437" calcext:value-type="float">
            <text:p>9110.180437</text:p>
          </table:table-cell>
          <table:table-cell office:value-type="float" office:value="7653100" calcext:value-type="float">
            <text:p>7653100</text:p>
          </table:table-cell>
          <table:table-cell office:value-type="float" office:value="0" calcext:value-type="float">
            <text:p>0</text:p>
          </table:table-cell>
          <table:table-cell office:value-type="float" office:value="1093300" calcext:value-type="float">
            <text:p>1093300</text:p>
          </table:table-cell>
          <table:table-cell office:value-type="float" office:value="8746400" calcext:value-type="float">
            <text:p>8746400</text:p>
          </table:table-cell>
          <table:table-cell office:value-type="float" office:value="546650" calcext:value-type="float">
            <text:p>546650</text:p>
          </table:table-cell>
          <table:table-cell office:value-type="float" office:value="60.0043" calcext:value-type="float">
            <text:p>60.0043</text:p>
          </table:table-cell>
          <table:table-cell office:value-type="float" office:value="2.53" calcext:value-type="float">
            <text:p>2.53</text:p>
          </table:table-cell>
          <table:table-cell office:value-type="float" office:value="5.48" calcext:value-type="float">
            <text:p>5.48</text:p>
          </table:table-cell>
          <table:table-cell office:value-type="float" office:value="39.68" calcext:value-type="float">
            <text:p>39.68</text:p>
          </table:table-cell>
          <table:table-cell office:value-type="float" office:value="8.72" calcext:value-type="float">
            <text:p>8.72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72.710607" calcext:value-type="float">
            <text:p>11672.710607</text:p>
          </table:table-cell>
          <table:table-cell office:value-type="float" office:value="9805894" calcext:value-type="float">
            <text:p>9805894</text:p>
          </table:table-cell>
          <table:table-cell office:value-type="float" office:value="0" calcext:value-type="float">
            <text:p>0</text:p>
          </table:table-cell>
          <table:table-cell office:value-type="float" office:value="1400842" calcext:value-type="float">
            <text:p>1400842</text:p>
          </table:table-cell>
          <table:table-cell office:value-type="float" office:value="11206736" calcext:value-type="float">
            <text:p>11206736</text:p>
          </table:table-cell>
          <table:table-cell office:value-type="float" office:value="700421" calcext:value-type="float">
            <text:p>700421</text:p>
          </table:table-cell>
          <table:table-cell office:value-type="float" office:value="60.005" calcext:value-type="float">
            <text:p>60.005</text:p>
          </table:table-cell>
          <table:table-cell office:value-type="float" office:value="2.6" calcext:value-type="float">
            <text:p>2.6</text:p>
          </table:table-cell>
          <table:table-cell office:value-type="float" office:value="5.99" calcext:value-type="float">
            <text:p>5.99</text:p>
          </table:table-cell>
          <table:table-cell office:value-type="float" office:value="104.9" calcext:value-type="float">
            <text:p>104.9</text:p>
          </table:table-cell>
          <table:table-cell office:value-type="float" office:value="11.99" calcext:value-type="float">
            <text:p>11.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416.195741" calcext:value-type="float">
            <text:p>12416.195741</text:p>
          </table:table-cell>
          <table:table-cell office:value-type="float" office:value="10430630" calcext:value-type="float">
            <text:p>10430630</text:p>
          </table:table-cell>
          <table:table-cell office:value-type="float" office:value="0" calcext:value-type="float">
            <text:p>0</text:p>
          </table:table-cell>
          <table:table-cell office:value-type="float" office:value="1490090" calcext:value-type="float">
            <text:p>1490090</text:p>
          </table:table-cell>
          <table:table-cell office:value-type="float" office:value="11920720" calcext:value-type="float">
            <text:p>11920720</text:p>
          </table:table-cell>
          <table:table-cell office:value-type="float" office:value="745045" calcext:value-type="float">
            <text:p>745045</text:p>
          </table:table-cell>
          <table:table-cell office:value-type="float" office:value="60.0059" calcext:value-type="float">
            <text:p>60.0059</text:p>
          </table:table-cell>
          <table:table-cell office:value-type="float" office:value="2.63" calcext:value-type="float">
            <text:p>2.63</text:p>
          </table:table-cell>
          <table:table-cell office:value-type="float" office:value="7.24" calcext:value-type="float">
            <text:p>7.24</text:p>
          </table:table-cell>
          <table:table-cell office:value-type="float" office:value="113.12" calcext:value-type="float">
            <text:p>113.12</text:p>
          </table:table-cell>
          <table:table-cell office:value-type="float" office:value="15.3" calcext:value-type="float">
            <text:p>15.3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865.929664" calcext:value-type="float">
            <text:p>12865.929664</text:p>
          </table:table-cell>
          <table:table-cell office:value-type="float" office:value="10808966" calcext:value-type="float">
            <text:p>10808966</text:p>
          </table:table-cell>
          <table:table-cell office:value-type="float" office:value="0" calcext:value-type="float">
            <text:p>0</text:p>
          </table:table-cell>
          <table:table-cell office:value-type="float" office:value="1544138" calcext:value-type="float">
            <text:p>1544138</text:p>
          </table:table-cell>
          <table:table-cell office:value-type="float" office:value="12353104" calcext:value-type="float">
            <text:p>12353104</text:p>
          </table:table-cell>
          <table:table-cell office:value-type="float" office:value="772069" calcext:value-type="float">
            <text:p>772069</text:p>
          </table:table-cell>
          <table:table-cell office:value-type="float" office:value="60.0088" calcext:value-type="float">
            <text:p>60.0088</text:p>
          </table:table-cell>
          <table:table-cell office:value-type="float" office:value="2.6" calcext:value-type="float">
            <text:p>2.6</text:p>
          </table:table-cell>
          <table:table-cell office:value-type="float" office:value="8.54" calcext:value-type="float">
            <text:p>8.54</text:p>
          </table:table-cell>
          <table:table-cell office:value-type="float" office:value="167.48" calcext:value-type="float">
            <text:p>167.48</text:p>
          </table:table-cell>
          <table:table-cell office:value-type="float" office:value="19.32" calcext:value-type="float">
            <text:p>19.32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065.887442" calcext:value-type="float">
            <text:p>13065.887442</text:p>
          </table:table-cell>
          <table:table-cell office:value-type="float" office:value="10976882" calcext:value-type="float">
            <text:p>10976882</text:p>
          </table:table-cell>
          <table:table-cell office:value-type="float" office:value="0" calcext:value-type="float">
            <text:p>0</text:p>
          </table:table-cell>
          <table:table-cell office:value-type="float" office:value="1568126" calcext:value-type="float">
            <text:p>1568126</text:p>
          </table:table-cell>
          <table:table-cell office:value-type="float" office:value="12545008" calcext:value-type="float">
            <text:p>12545008</text:p>
          </table:table-cell>
          <table:table-cell office:value-type="float" office:value="784063" calcext:value-type="float">
            <text:p>784063</text:p>
          </table:table-cell>
          <table:table-cell office:value-type="float" office:value="60.0084" calcext:value-type="float">
            <text:p>60.0084</text:p>
          </table:table-cell>
          <table:table-cell office:value-type="float" office:value="2.51" calcext:value-type="float">
            <text:p>2.51</text:p>
          </table:table-cell>
          <table:table-cell office:value-type="float" office:value="9.94" calcext:value-type="float">
            <text:p>9.94</text:p>
          </table:table-cell>
          <table:table-cell office:value-type="float" office:value="243.24" calcext:value-type="float">
            <text:p>243.24</text:p>
          </table:table-cell>
          <table:table-cell office:value-type="float" office:value="23.08" calcext:value-type="float">
            <text:p>23.08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284.518515" calcext:value-type="float">
            <text:p>13284.518515</text:p>
          </table:table-cell>
          <table:table-cell office:value-type="float" office:value="11160688" calcext:value-type="float">
            <text:p>11160688</text:p>
          </table:table-cell>
          <table:table-cell office:value-type="float" office:value="0" calcext:value-type="float">
            <text:p>0</text:p>
          </table:table-cell>
          <table:table-cell office:value-type="float" office:value="1594384" calcext:value-type="float">
            <text:p>1594384</text:p>
          </table:table-cell>
          <table:table-cell office:value-type="float" office:value="12755072" calcext:value-type="float">
            <text:p>12755072</text:p>
          </table:table-cell>
          <table:table-cell office:value-type="float" office:value="797192" calcext:value-type="float">
            <text:p>797192</text:p>
          </table:table-cell>
          <table:table-cell office:value-type="float" office:value="60.0091" calcext:value-type="float">
            <text:p>60.0091</text:p>
          </table:table-cell>
          <table:table-cell office:value-type="float" office:value="2.94" calcext:value-type="float">
            <text:p>2.94</text:p>
          </table:table-cell>
          <table:table-cell office:value-type="float" office:value="11.28" calcext:value-type="float">
            <text:p>11.28</text:p>
          </table:table-cell>
          <table:table-cell office:value-type="float" office:value="137.3" calcext:value-type="float">
            <text:p>137.3</text:p>
          </table:table-cell>
          <table:table-cell office:value-type="float" office:value="27.66" calcext:value-type="float">
            <text:p>27.66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363.90041" calcext:value-type="float">
            <text:p>13363.90041</text:p>
          </table:table-cell>
          <table:table-cell office:value-type="float" office:value="11227566" calcext:value-type="float">
            <text:p>11227566</text:p>
          </table:table-cell>
          <table:table-cell office:value-type="float" office:value="0" calcext:value-type="float">
            <text:p>0</text:p>
          </table:table-cell>
          <table:table-cell office:value-type="float" office:value="1603938" calcext:value-type="float">
            <text:p>1603938</text:p>
          </table:table-cell>
          <table:table-cell office:value-type="float" office:value="12831504" calcext:value-type="float">
            <text:p>12831504</text:p>
          </table:table-cell>
          <table:table-cell office:value-type="float" office:value="801969" calcext:value-type="float">
            <text:p>801969</text:p>
          </table:table-cell>
          <table:table-cell office:value-type="float" office:value="60.0101" calcext:value-type="float">
            <text:p>60.0101</text:p>
          </table:table-cell>
          <table:table-cell office:value-type="float" office:value="3.34" calcext:value-type="float">
            <text:p>3.34</text:p>
          </table:table-cell>
          <table:table-cell office:value-type="float" office:value="12.71" calcext:value-type="float">
            <text:p>12.71</text:p>
          </table:table-cell>
          <table:table-cell office:value-type="float" office:value="164.03" calcext:value-type="float">
            <text:p>164.03</text:p>
          </table:table-cell>
          <table:table-cell office:value-type="float" office:value="33.11" calcext:value-type="float">
            <text:p>33.11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352.268561" calcext:value-type="float">
            <text:p>13352.268561</text:p>
          </table:table-cell>
          <table:table-cell office:value-type="float" office:value="11218074" calcext:value-type="float">
            <text:p>11218074</text:p>
          </table:table-cell>
          <table:table-cell office:value-type="float" office:value="0" calcext:value-type="float">
            <text:p>0</text:p>
          </table:table-cell>
          <table:table-cell office:value-type="float" office:value="1602582" calcext:value-type="float">
            <text:p>1602582</text:p>
          </table:table-cell>
          <table:table-cell office:value-type="float" office:value="12820656" calcext:value-type="float">
            <text:p>12820656</text:p>
          </table:table-cell>
          <table:table-cell office:value-type="float" office:value="801291" calcext:value-type="float">
            <text:p>801291</text:p>
          </table:table-cell>
          <table:table-cell office:value-type="float" office:value="60.0116" calcext:value-type="float">
            <text:p>60.0116</text:p>
          </table:table-cell>
          <table:table-cell office:value-type="float" office:value="3.32" calcext:value-type="float">
            <text:p>3.32</text:p>
          </table:table-cell>
          <table:table-cell office:value-type="float" office:value="14.22" calcext:value-type="float">
            <text:p>14.22</text:p>
          </table:table-cell>
          <table:table-cell office:value-type="float" office:value="168.46" calcext:value-type="float">
            <text:p>168.46</text:p>
          </table:table-cell>
          <table:table-cell office:value-type="float" office:value="36.84" calcext:value-type="float">
            <text:p>36.84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340.326333" calcext:value-type="float">
            <text:p>13340.326333</text:p>
          </table:table-cell>
          <table:table-cell office:value-type="float" office:value="11208190" calcext:value-type="float">
            <text:p>11208190</text:p>
          </table:table-cell>
          <table:table-cell office:value-type="float" office:value="0" calcext:value-type="float">
            <text:p>0</text:p>
          </table:table-cell>
          <table:table-cell office:value-type="float" office:value="1601170" calcext:value-type="float">
            <text:p>1601170</text:p>
          </table:table-cell>
          <table:table-cell office:value-type="float" office:value="12809360" calcext:value-type="float">
            <text:p>12809360</text:p>
          </table:table-cell>
          <table:table-cell office:value-type="float" office:value="800585" calcext:value-type="float">
            <text:p>800585</text:p>
          </table:table-cell>
          <table:table-cell office:value-type="float" office:value="60.0124" calcext:value-type="float">
            <text:p>60.0124</text:p>
          </table:table-cell>
          <table:table-cell office:value-type="float" office:value="3.28" calcext:value-type="float">
            <text:p>3.28</text:p>
          </table:table-cell>
          <table:table-cell office:value-type="float" office:value="15.73" calcext:value-type="float">
            <text:p>15.73</text:p>
          </table:table-cell>
          <table:table-cell office:value-type="float" office:value="167.63" calcext:value-type="float">
            <text:p>167.63</text:p>
          </table:table-cell>
          <table:table-cell office:value-type="float" office:value="41.25" calcext:value-type="float">
            <text:p>41.25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260.115376" calcext:value-type="float">
            <text:p>13260.115376</text:p>
          </table:table-cell>
          <table:table-cell office:value-type="float" office:value="11140836" calcext:value-type="float">
            <text:p>11140836</text:p>
          </table:table-cell>
          <table:table-cell office:value-type="float" office:value="0" calcext:value-type="float">
            <text:p>0</text:p>
          </table:table-cell>
          <table:table-cell office:value-type="float" office:value="1591548" calcext:value-type="float">
            <text:p>1591548</text:p>
          </table:table-cell>
          <table:table-cell office:value-type="float" office:value="12732384" calcext:value-type="float">
            <text:p>12732384</text:p>
          </table:table-cell>
          <table:table-cell office:value-type="float" office:value="795774" calcext:value-type="float">
            <text:p>795774</text:p>
          </table:table-cell>
          <table:table-cell office:value-type="float" office:value="60.0126" calcext:value-type="float">
            <text:p>60.0126</text:p>
          </table:table-cell>
          <table:table-cell office:value-type="float" office:value="2.88" calcext:value-type="float">
            <text:p>2.88</text:p>
          </table:table-cell>
          <table:table-cell office:value-type="float" office:value="17.33" calcext:value-type="float">
            <text:p>17.33</text:p>
          </table:table-cell>
          <table:table-cell office:value-type="float" office:value="255.01" calcext:value-type="float">
            <text:p>255.01</text:p>
          </table:table-cell>
          <table:table-cell office:value-type="float" office:value="43.23" calcext:value-type="float">
            <text:p>43.23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194.857781" calcext:value-type="float">
            <text:p>13194.857781</text:p>
          </table:table-cell>
          <table:table-cell office:value-type="float" office:value="11086082" calcext:value-type="float">
            <text:p>11086082</text:p>
          </table:table-cell>
          <table:table-cell office:value-type="float" office:value="0" calcext:value-type="float">
            <text:p>0</text:p>
          </table:table-cell>
          <table:table-cell office:value-type="float" office:value="1583726" calcext:value-type="float">
            <text:p>1583726</text:p>
          </table:table-cell>
          <table:table-cell office:value-type="float" office:value="12669808" calcext:value-type="float">
            <text:p>12669808</text:p>
          </table:table-cell>
          <table:table-cell office:value-type="float" office:value="791863" calcext:value-type="float">
            <text:p>791863</text:p>
          </table:table-cell>
          <table:table-cell office:value-type="float" office:value="60.013" calcext:value-type="float">
            <text:p>60.013</text:p>
          </table:table-cell>
          <table:table-cell office:value-type="float" office:value="2.98" calcext:value-type="float">
            <text:p>2.98</text:p>
          </table:table-cell>
          <table:table-cell office:value-type="float" office:value="18.93" calcext:value-type="float">
            <text:p>18.93</text:p>
          </table:table-cell>
          <table:table-cell office:value-type="float" office:value="264.99" calcext:value-type="float">
            <text:p>264.99</text:p>
          </table:table-cell>
          <table:table-cell office:value-type="float" office:value="44.89" calcext:value-type="float">
            <text:p>44.89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119.128473" calcext:value-type="float">
            <text:p>13119.128473</text:p>
          </table:table-cell>
          <table:table-cell office:value-type="float" office:value="11022676" calcext:value-type="float">
            <text:p>11022676</text:p>
          </table:table-cell>
          <table:table-cell office:value-type="float" office:value="0" calcext:value-type="float">
            <text:p>0</text:p>
          </table:table-cell>
          <table:table-cell office:value-type="float" office:value="1574668" calcext:value-type="float">
            <text:p>1574668</text:p>
          </table:table-cell>
          <table:table-cell office:value-type="float" office:value="12597344" calcext:value-type="float">
            <text:p>12597344</text:p>
          </table:table-cell>
          <table:table-cell office:value-type="float" office:value="787334" calcext:value-type="float">
            <text:p>787334</text:p>
          </table:table-cell>
          <table:table-cell office:value-type="float" office:value="60.0142" calcext:value-type="float">
            <text:p>60.0142</text:p>
          </table:table-cell>
          <table:table-cell office:value-type="float" office:value="2.87" calcext:value-type="float">
            <text:p>2.87</text:p>
          </table:table-cell>
          <table:table-cell office:value-type="float" office:value="20.56" calcext:value-type="float">
            <text:p>20.56</text:p>
          </table:table-cell>
          <table:table-cell office:value-type="float" office:value="243.72" calcext:value-type="float">
            <text:p>243.72</text:p>
          </table:table-cell>
          <table:table-cell office:value-type="float" office:value="48.26" calcext:value-type="float">
            <text:p>48.26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982.028785" calcext:value-type="float">
            <text:p>12982.028785</text:p>
          </table:table-cell>
          <table:table-cell office:value-type="float" office:value="10908212" calcext:value-type="float">
            <text:p>10908212</text:p>
          </table:table-cell>
          <table:table-cell office:value-type="float" office:value="0" calcext:value-type="float">
            <text:p>0</text:p>
          </table:table-cell>
          <table:table-cell office:value-type="float" office:value="1558316" calcext:value-type="float">
            <text:p>1558316</text:p>
          </table:table-cell>
          <table:table-cell office:value-type="float" office:value="12466528" calcext:value-type="float">
            <text:p>12466528</text:p>
          </table:table-cell>
          <table:table-cell office:value-type="float" office:value="779158" calcext:value-type="float">
            <text:p>779158</text:p>
          </table:table-cell>
          <table:table-cell office:value-type="float" office:value="60.0182" calcext:value-type="float">
            <text:p>60.0182</text:p>
          </table:table-cell>
          <table:table-cell office:value-type="float" office:value="2.91" calcext:value-type="float">
            <text:p>2.91</text:p>
          </table:table-cell>
          <table:table-cell office:value-type="float" office:value="22.32" calcext:value-type="float">
            <text:p>22.32</text:p>
          </table:table-cell>
          <table:table-cell office:value-type="float" office:value="206.55" calcext:value-type="float">
            <text:p>206.55</text:p>
          </table:table-cell>
          <table:table-cell office:value-type="float" office:value="54.22" calcext:value-type="float">
            <text:p>54.22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53.438018" calcext:value-type="float">
            <text:p>3353.438018</text:p>
          </table:table-cell>
          <table:table-cell office:value-type="float" office:value="2817010" calcext:value-type="float">
            <text:p>2817010</text:p>
          </table:table-cell>
          <table:table-cell office:value-type="float" office:value="0" calcext:value-type="float">
            <text:p>0</text:p>
          </table:table-cell>
          <table:table-cell office:value-type="float" office:value="402430" calcext:value-type="float">
            <text:p>402430</text:p>
          </table:table-cell>
          <table:table-cell office:value-type="float" office:value="3219440" calcext:value-type="float">
            <text:p>3219440</text:p>
          </table:table-cell>
          <table:table-cell office:value-type="float" office:value="201215" calcext:value-type="float">
            <text:p>201215</text:p>
          </table:table-cell>
          <table:table-cell office:value-type="float" office:value="60.0026" calcext:value-type="float">
            <text:p>60.0026</text:p>
          </table:table-cell>
          <table:table-cell office:value-type="float" office:value="2.04" calcext:value-type="float">
            <text:p>2.04</text:p>
          </table:table-cell>
          <table:table-cell office:value-type="float" office:value="2.97" calcext:value-type="float">
            <text:p>2.97</text:p>
          </table:table-cell>
          <table:table-cell office:value-type="float" office:value="14.47" calcext:value-type="float">
            <text:p>14.47</text:p>
          </table:table-cell>
          <table:table-cell office:value-type="float" office:value="3.39" calcext:value-type="float">
            <text:p>3.39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09.09197" calcext:value-type="float">
            <text:p>6709.09197</text:p>
          </table:table-cell>
          <table:table-cell office:value-type="float" office:value="5635966" calcext:value-type="float">
            <text:p>5635966</text:p>
          </table:table-cell>
          <table:table-cell office:value-type="float" office:value="0" calcext:value-type="float">
            <text:p>0</text:p>
          </table:table-cell>
          <table:table-cell office:value-type="float" office:value="805138" calcext:value-type="float">
            <text:p>805138</text:p>
          </table:table-cell>
          <table:table-cell office:value-type="float" office:value="6441104" calcext:value-type="float">
            <text:p>6441104</text:p>
          </table:table-cell>
          <table:table-cell office:value-type="float" office:value="402569" calcext:value-type="float">
            <text:p>402569</text:p>
          </table:table-cell>
          <table:table-cell office:value-type="float" office:value="60.0035" calcext:value-type="float">
            <text:p>60.0035</text:p>
          </table:table-cell>
          <table:table-cell office:value-type="float" office:value="2.56" calcext:value-type="float">
            <text:p>2.56</text:p>
          </table:table-cell>
          <table:table-cell office:value-type="float" office:value="4.46" calcext:value-type="float">
            <text:p>4.46</text:p>
          </table:table-cell>
          <table:table-cell office:value-type="float" office:value="15.87" calcext:value-type="float">
            <text:p>15.87</text:p>
          </table:table-cell>
          <table:table-cell office:value-type="float" office:value="5.76" calcext:value-type="float">
            <text:p>5.76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70.435619" calcext:value-type="float">
            <text:p>9270.435619</text:p>
          </table:table-cell>
          <table:table-cell office:value-type="float" office:value="7787724" calcext:value-type="float">
            <text:p>7787724</text:p>
          </table:table-cell>
          <table:table-cell office:value-type="float" office:value="0" calcext:value-type="float">
            <text:p>0</text:p>
          </table:table-cell>
          <table:table-cell office:value-type="float" office:value="1112532" calcext:value-type="float">
            <text:p>1112532</text:p>
          </table:table-cell>
          <table:table-cell office:value-type="float" office:value="8900256" calcext:value-type="float">
            <text:p>8900256</text:p>
          </table:table-cell>
          <table:table-cell office:value-type="float" office:value="556266" calcext:value-type="float">
            <text:p>556266</text:p>
          </table:table-cell>
          <table:table-cell office:value-type="float" office:value="60.0043" calcext:value-type="float">
            <text:p>60.0043</text:p>
          </table:table-cell>
          <table:table-cell office:value-type="float" office:value="2.61" calcext:value-type="float">
            <text:p>2.61</text:p>
          </table:table-cell>
          <table:table-cell office:value-type="float" office:value="5.38" calcext:value-type="float">
            <text:p>5.38</text:p>
          </table:table-cell>
          <table:table-cell office:value-type="float" office:value="42.25" calcext:value-type="float">
            <text:p>42.25</text:p>
          </table:table-cell>
          <table:table-cell office:value-type="float" office:value="9.08" calcext:value-type="float">
            <text:p>9.08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67.513811" calcext:value-type="float">
            <text:p>11667.513811</text:p>
          </table:table-cell>
          <table:table-cell office:value-type="float" office:value="9801610" calcext:value-type="float">
            <text:p>9801610</text:p>
          </table:table-cell>
          <table:table-cell office:value-type="float" office:value="0" calcext:value-type="float">
            <text:p>0</text:p>
          </table:table-cell>
          <table:table-cell office:value-type="float" office:value="1400230" calcext:value-type="float">
            <text:p>1400230</text:p>
          </table:table-cell>
          <table:table-cell office:value-type="float" office:value="11201840" calcext:value-type="float">
            <text:p>11201840</text:p>
          </table:table-cell>
          <table:table-cell office:value-type="float" office:value="700115" calcext:value-type="float">
            <text:p>700115</text:p>
          </table:table-cell>
          <table:table-cell office:value-type="float" office:value="60.0055" calcext:value-type="float">
            <text:p>60.0055</text:p>
          </table:table-cell>
          <table:table-cell office:value-type="float" office:value="2.8" calcext:value-type="float">
            <text:p>2.8</text:p>
          </table:table-cell>
          <table:table-cell office:value-type="float" office:value="5.99" calcext:value-type="float">
            <text:p>5.99</text:p>
          </table:table-cell>
          <table:table-cell office:value-type="float" office:value="60.1" calcext:value-type="float">
            <text:p>60.1</text:p>
          </table:table-cell>
          <table:table-cell office:value-type="float" office:value="10.54" calcext:value-type="float">
            <text:p>10.54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699.634536" calcext:value-type="float">
            <text:p>12699.634536</text:p>
          </table:table-cell>
          <table:table-cell office:value-type="float" office:value="10668742" calcext:value-type="float">
            <text:p>10668742</text:p>
          </table:table-cell>
          <table:table-cell office:value-type="float" office:value="0" calcext:value-type="float">
            <text:p>0</text:p>
          </table:table-cell>
          <table:table-cell office:value-type="float" office:value="1524106" calcext:value-type="float">
            <text:p>1524106</text:p>
          </table:table-cell>
          <table:table-cell office:value-type="float" office:value="12192848" calcext:value-type="float">
            <text:p>12192848</text:p>
          </table:table-cell>
          <table:table-cell office:value-type="float" office:value="762053" calcext:value-type="float">
            <text:p>762053</text:p>
          </table:table-cell>
          <table:table-cell office:value-type="float" office:value="60.0059" calcext:value-type="float">
            <text:p>60.0059</text:p>
          </table:table-cell>
          <table:table-cell office:value-type="float" office:value="2.82" calcext:value-type="float">
            <text:p>2.82</text:p>
          </table:table-cell>
          <table:table-cell office:value-type="float" office:value="7.08" calcext:value-type="float">
            <text:p>7.08</text:p>
          </table:table-cell>
          <table:table-cell office:value-type="float" office:value="113.42" calcext:value-type="float">
            <text:p>113.42</text:p>
          </table:table-cell>
          <table:table-cell office:value-type="float" office:value="15.01" calcext:value-type="float">
            <text:p>15.01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107.04269" calcext:value-type="float">
            <text:p>13107.04269</text:p>
          </table:table-cell>
          <table:table-cell office:value-type="float" office:value="11011182" calcext:value-type="float">
            <text:p>11011182</text:p>
          </table:table-cell>
          <table:table-cell office:value-type="float" office:value="0" calcext:value-type="float">
            <text:p>0</text:p>
          </table:table-cell>
          <table:table-cell office:value-type="float" office:value="1573026" calcext:value-type="float">
            <text:p>1573026</text:p>
          </table:table-cell>
          <table:table-cell office:value-type="float" office:value="12584208" calcext:value-type="float">
            <text:p>12584208</text:p>
          </table:table-cell>
          <table:table-cell office:value-type="float" office:value="786513" calcext:value-type="float">
            <text:p>786513</text:p>
          </table:table-cell>
          <table:table-cell office:value-type="float" office:value="60.0069" calcext:value-type="float">
            <text:p>60.0069</text:p>
          </table:table-cell>
          <table:table-cell office:value-type="float" office:value="3.07" calcext:value-type="float">
            <text:p>3.07</text:p>
          </table:table-cell>
          <table:table-cell office:value-type="float" office:value="8.38" calcext:value-type="float">
            <text:p>8.38</text:p>
          </table:table-cell>
          <table:table-cell office:value-type="float" office:value="108.03" calcext:value-type="float">
            <text:p>108.03</text:p>
          </table:table-cell>
          <table:table-cell office:value-type="float" office:value="20.5" calcext:value-type="float">
            <text:p>20.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293.404991" calcext:value-type="float">
            <text:p>13293.404991</text:p>
          </table:table-cell>
          <table:table-cell office:value-type="float" office:value="11167856" calcext:value-type="float">
            <text:p>11167856</text:p>
          </table:table-cell>
          <table:table-cell office:value-type="float" office:value="0" calcext:value-type="float">
            <text:p>0</text:p>
          </table:table-cell>
          <table:table-cell office:value-type="float" office:value="1595408" calcext:value-type="float">
            <text:p>1595408</text:p>
          </table:table-cell>
          <table:table-cell office:value-type="float" office:value="12763264" calcext:value-type="float">
            <text:p>12763264</text:p>
          </table:table-cell>
          <table:table-cell office:value-type="float" office:value="797704" calcext:value-type="float">
            <text:p>797704</text:p>
          </table:table-cell>
          <table:table-cell office:value-type="float" office:value="60.0075" calcext:value-type="float">
            <text:p>60.0075</text:p>
          </table:table-cell>
          <table:table-cell office:value-type="float" office:value="3.25" calcext:value-type="float">
            <text:p>3.25</text:p>
          </table:table-cell>
          <table:table-cell office:value-type="float" office:value="9.77" calcext:value-type="float">
            <text:p>9.77</text:p>
          </table:table-cell>
          <table:table-cell office:value-type="float" office:value="108.54" calcext:value-type="float">
            <text:p>108.54</text:p>
          </table:table-cell>
          <table:table-cell office:value-type="float" office:value="24.61" calcext:value-type="float">
            <text:p>24.61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84.080346" calcext:value-type="float">
            <text:p>13384.080346</text:p>
          </table:table-cell>
          <table:table-cell office:value-type="float" office:value="11244520" calcext:value-type="float">
            <text:p>11244520</text:p>
          </table:table-cell>
          <table:table-cell office:value-type="float" office:value="0" calcext:value-type="float">
            <text:p>0</text:p>
          </table:table-cell>
          <table:table-cell office:value-type="float" office:value="1606360" calcext:value-type="float">
            <text:p>1606360</text:p>
          </table:table-cell>
          <table:table-cell office:value-type="float" office:value="12850880" calcext:value-type="float">
            <text:p>12850880</text:p>
          </table:table-cell>
          <table:table-cell office:value-type="float" office:value="803180" calcext:value-type="float">
            <text:p>803180</text:p>
          </table:table-cell>
          <table:table-cell office:value-type="float" office:value="60.0101" calcext:value-type="float">
            <text:p>60.0101</text:p>
          </table:table-cell>
          <table:table-cell office:value-type="float" office:value="3.05" calcext:value-type="float">
            <text:p>3.05</text:p>
          </table:table-cell>
          <table:table-cell office:value-type="float" office:value="11.2" calcext:value-type="float">
            <text:p>11.2</text:p>
          </table:table-cell>
          <table:table-cell office:value-type="float" office:value="115.69" calcext:value-type="float">
            <text:p>115.69</text:p>
          </table:table-cell>
          <table:table-cell office:value-type="float" office:value="27.04" calcext:value-type="float">
            <text:p>27.04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384.047019" calcext:value-type="float">
            <text:p>13384.047019</text:p>
          </table:table-cell>
          <table:table-cell office:value-type="float" office:value="11244492" calcext:value-type="float">
            <text:p>11244492</text:p>
          </table:table-cell>
          <table:table-cell office:value-type="float" office:value="0" calcext:value-type="float">
            <text:p>0</text:p>
          </table:table-cell>
          <table:table-cell office:value-type="float" office:value="1606356" calcext:value-type="float">
            <text:p>1606356</text:p>
          </table:table-cell>
          <table:table-cell office:value-type="float" office:value="12850848" calcext:value-type="float">
            <text:p>12850848</text:p>
          </table:table-cell>
          <table:table-cell office:value-type="float" office:value="803178" calcext:value-type="float">
            <text:p>803178</text:p>
          </table:table-cell>
          <table:table-cell office:value-type="float" office:value="60.0101" calcext:value-type="float">
            <text:p>60.0101</text:p>
          </table:table-cell>
          <table:table-cell office:value-type="float" office:value="3.35" calcext:value-type="float">
            <text:p>3.35</text:p>
          </table:table-cell>
          <table:table-cell office:value-type="float" office:value="12.69" calcext:value-type="float">
            <text:p>12.69</text:p>
          </table:table-cell>
          <table:table-cell office:value-type="float" office:value="161.46" calcext:value-type="float">
            <text:p>161.46</text:p>
          </table:table-cell>
          <table:table-cell office:value-type="float" office:value="31.7" calcext:value-type="float">
            <text:p>31.7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366.693662" calcext:value-type="float">
            <text:p>13366.693662</text:p>
          </table:table-cell>
          <table:table-cell office:value-type="float" office:value="11230156" calcext:value-type="float">
            <text:p>11230156</text:p>
          </table:table-cell>
          <table:table-cell office:value-type="float" office:value="0" calcext:value-type="float">
            <text:p>0</text:p>
          </table:table-cell>
          <table:table-cell office:value-type="float" office:value="1604308" calcext:value-type="float">
            <text:p>1604308</text:p>
          </table:table-cell>
          <table:table-cell office:value-type="float" office:value="12834464" calcext:value-type="float">
            <text:p>12834464</text:p>
          </table:table-cell>
          <table:table-cell office:value-type="float" office:value="802154" calcext:value-type="float">
            <text:p>802154</text:p>
          </table:table-cell>
          <table:table-cell office:value-type="float" office:value="60.0114" calcext:value-type="float">
            <text:p>60.0114</text:p>
          </table:table-cell>
          <table:table-cell office:value-type="float" office:value="2.9" calcext:value-type="float">
            <text:p>2.9</text:p>
          </table:table-cell>
          <table:table-cell office:value-type="float" office:value="14.2" calcext:value-type="float">
            <text:p>14.2</text:p>
          </table:table-cell>
          <table:table-cell office:value-type="float" office:value="143.66" calcext:value-type="float">
            <text:p>143.66</text:p>
          </table:table-cell>
          <table:table-cell office:value-type="float" office:value="35.27" calcext:value-type="float">
            <text:p>35.27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365.227114" calcext:value-type="float">
            <text:p>13365.227114</text:p>
          </table:table-cell>
          <table:table-cell office:value-type="float" office:value="11228980" calcext:value-type="float">
            <text:p>11228980</text:p>
          </table:table-cell>
          <table:table-cell office:value-type="float" office:value="0" calcext:value-type="float">
            <text:p>0</text:p>
          </table:table-cell>
          <table:table-cell office:value-type="float" office:value="1604140" calcext:value-type="float">
            <text:p>1604140</text:p>
          </table:table-cell>
          <table:table-cell office:value-type="float" office:value="12833120" calcext:value-type="float">
            <text:p>12833120</text:p>
          </table:table-cell>
          <table:table-cell office:value-type="float" office:value="802070" calcext:value-type="float">
            <text:p>802070</text:p>
          </table:table-cell>
          <table:table-cell office:value-type="float" office:value="60.0117" calcext:value-type="float">
            <text:p>60.0117</text:p>
          </table:table-cell>
          <table:table-cell office:value-type="float" office:value="3.18" calcext:value-type="float">
            <text:p>3.18</text:p>
          </table:table-cell>
          <table:table-cell office:value-type="float" office:value="15.7" calcext:value-type="float">
            <text:p>15.7</text:p>
          </table:table-cell>
          <table:table-cell office:value-type="float" office:value="251.62" calcext:value-type="float">
            <text:p>251.62</text:p>
          </table:table-cell>
          <table:table-cell office:value-type="float" office:value="40.45" calcext:value-type="float">
            <text:p>40.45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277.028772" calcext:value-type="float">
            <text:p>13277.028772</text:p>
          </table:table-cell>
          <table:table-cell office:value-type="float" office:value="11155102" calcext:value-type="float">
            <text:p>11155102</text:p>
          </table:table-cell>
          <table:table-cell office:value-type="float" office:value="0" calcext:value-type="float">
            <text:p>0</text:p>
          </table:table-cell>
          <table:table-cell office:value-type="float" office:value="1593586" calcext:value-type="float">
            <text:p>1593586</text:p>
          </table:table-cell>
          <table:table-cell office:value-type="float" office:value="12748688" calcext:value-type="float">
            <text:p>12748688</text:p>
          </table:table-cell>
          <table:table-cell office:value-type="float" office:value="796793" calcext:value-type="float">
            <text:p>796793</text:p>
          </table:table-cell>
          <table:table-cell office:value-type="float" office:value="60.0129" calcext:value-type="float">
            <text:p>60.0129</text:p>
          </table:table-cell>
          <table:table-cell office:value-type="float" office:value="3.03" calcext:value-type="float">
            <text:p>3.03</text:p>
          </table:table-cell>
          <table:table-cell office:value-type="float" office:value="17.31" calcext:value-type="float">
            <text:p>17.31</text:p>
          </table:table-cell>
          <table:table-cell office:value-type="float" office:value="152.71" calcext:value-type="float">
            <text:p>152.71</text:p>
          </table:table-cell>
          <table:table-cell office:value-type="float" office:value="42.43" calcext:value-type="float">
            <text:p>42.43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224.305762" calcext:value-type="float">
            <text:p>13224.305762</text:p>
          </table:table-cell>
          <table:table-cell office:value-type="float" office:value="11111268" calcext:value-type="float">
            <text:p>11111268</text:p>
          </table:table-cell>
          <table:table-cell office:value-type="float" office:value="0" calcext:value-type="float">
            <text:p>0</text:p>
          </table:table-cell>
          <table:table-cell office:value-type="float" office:value="1587324" calcext:value-type="float">
            <text:p>1587324</text:p>
          </table:table-cell>
          <table:table-cell office:value-type="float" office:value="12698592" calcext:value-type="float">
            <text:p>12698592</text:p>
          </table:table-cell>
          <table:table-cell office:value-type="float" office:value="793662" calcext:value-type="float">
            <text:p>793662</text:p>
          </table:table-cell>
          <table:table-cell office:value-type="float" office:value="60.0154" calcext:value-type="float">
            <text:p>60.0154</text:p>
          </table:table-cell>
          <table:table-cell office:value-type="float" office:value="3.18" calcext:value-type="float">
            <text:p>3.18</text:p>
          </table:table-cell>
          <table:table-cell office:value-type="float" office:value="18.89" calcext:value-type="float">
            <text:p>18.89</text:p>
          </table:table-cell>
          <table:table-cell office:value-type="float" office:value="154.45" calcext:value-type="float">
            <text:p>154.45</text:p>
          </table:table-cell>
          <table:table-cell office:value-type="float" office:value="44.3" calcext:value-type="float">
            <text:p>44.3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119.660897" calcext:value-type="float">
            <text:p>13119.660897</text:p>
          </table:table-cell>
          <table:table-cell office:value-type="float" office:value="11023656" calcext:value-type="float">
            <text:p>11023656</text:p>
          </table:table-cell>
          <table:table-cell office:value-type="float" office:value="0" calcext:value-type="float">
            <text:p>0</text:p>
          </table:table-cell>
          <table:table-cell office:value-type="float" office:value="1574808" calcext:value-type="float">
            <text:p>1574808</text:p>
          </table:table-cell>
          <table:table-cell office:value-type="float" office:value="12598464" calcext:value-type="float">
            <text:p>12598464</text:p>
          </table:table-cell>
          <table:table-cell office:value-type="float" office:value="787404" calcext:value-type="float">
            <text:p>787404</text:p>
          </table:table-cell>
          <table:table-cell office:value-type="float" office:value="60.0171" calcext:value-type="float">
            <text:p>60.0171</text:p>
          </table:table-cell>
          <table:table-cell office:value-type="float" office:value="3.07" calcext:value-type="float">
            <text:p>3.07</text:p>
          </table:table-cell>
          <table:table-cell office:value-type="float" office:value="20.56" calcext:value-type="float">
            <text:p>20.56</text:p>
          </table:table-cell>
          <table:table-cell office:value-type="float" office:value="203.35" calcext:value-type="float">
            <text:p>203.35</text:p>
          </table:table-cell>
          <table:table-cell office:value-type="float" office:value="52.39" calcext:value-type="float">
            <text:p>52.39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011.978732" calcext:value-type="float">
            <text:p>13011.978732</text:p>
          </table:table-cell>
          <table:table-cell office:value-type="float" office:value="10932740" calcext:value-type="float">
            <text:p>10932740</text:p>
          </table:table-cell>
          <table:table-cell office:value-type="float" office:value="0" calcext:value-type="float">
            <text:p>0</text:p>
          </table:table-cell>
          <table:table-cell office:value-type="float" office:value="1561820" calcext:value-type="float">
            <text:p>1561820</text:p>
          </table:table-cell>
          <table:table-cell office:value-type="float" office:value="12494560" calcext:value-type="float">
            <text:p>12494560</text:p>
          </table:table-cell>
          <table:table-cell office:value-type="float" office:value="780910" calcext:value-type="float">
            <text:p>780910</text:p>
          </table:table-cell>
          <table:table-cell office:value-type="float" office:value="60.0147" calcext:value-type="float">
            <text:p>60.0147</text:p>
          </table:table-cell>
          <table:table-cell office:value-type="float" office:value="3.22" calcext:value-type="float">
            <text:p>3.22</text:p>
          </table:table-cell>
          <table:table-cell office:value-type="float" office:value="22.27" calcext:value-type="float">
            <text:p>22.27</text:p>
          </table:table-cell>
          <table:table-cell office:value-type="float" office:value="216.88" calcext:value-type="float">
            <text:p>216.88</text:p>
          </table:table-cell>
          <table:table-cell office:value-type="float" office:value="54.91" calcext:value-type="float">
            <text:p>54.91</text:p>
          </table:table-cell>
          <table:table-cell table:number-columns-repeated="12"/>
        </table:table-row>
        <table:table-row table:style-name="ro1" table:number-rows-repeated="1048425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Docker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29.268065" calcext:value-type="float">
            <text:p>3429.268065</text:p>
          </table:table-cell>
          <table:table-cell office:value-type="float" office:value="2880710" calcext:value-type="float">
            <text:p>2880710</text:p>
          </table:table-cell>
          <table:table-cell office:value-type="float" office:value="0" calcext:value-type="float">
            <text:p>0</text:p>
          </table:table-cell>
          <table:table-cell office:value-type="float" office:value="411530" calcext:value-type="float">
            <text:p>411530</text:p>
          </table:table-cell>
          <table:table-cell office:value-type="float" office:value="3292240" calcext:value-type="float">
            <text:p>3292240</text:p>
          </table:table-cell>
          <table:table-cell office:value-type="float" office:value="205765" calcext:value-type="float">
            <text:p>205765</text:p>
          </table:table-cell>
          <table:table-cell office:value-type="float" office:value="60.0026" calcext:value-type="float">
            <text:p>60.0026</text:p>
          </table:table-cell>
          <table:table-cell office:value-type="float" office:value="2.29" calcext:value-type="float">
            <text:p>2.29</text:p>
          </table:table-cell>
          <table:table-cell office:value-type="float" office:value="2.91" calcext:value-type="float">
            <text:p>2.91</text:p>
          </table:table-cell>
          <table:table-cell office:value-type="float" office:value="24.95" calcext:value-type="float">
            <text:p>24.95</text:p>
          </table:table-cell>
          <table:table-cell office:value-type="float" office:value="3.3" calcext:value-type="float">
            <text:p>3.3</text:p>
          </table:table-cell>
          <table:table-cell table:formula="of:=AVERAGE([.A1];[.A16];[.A31];[.A46];[.A61];[.A76];[.A91];[.A106];[.A121];[.A136])" office:value-type="float" office:value="10" calcext:value-type="float">
            <text:p>10</text:p>
          </table:table-cell>
          <table:table-cell table:style-name="ce1" table:formula="of:=AVERAGE([.B1];[.B16];[.B31];[.B46];[.B61];[.B76];[.B91];[.B106];[.B121];[.B136])" office:value-type="float" office:value="3370.0941113" calcext:value-type="float">
            <text:p>3370.1</text:p>
          </table:table-cell>
          <table:table-cell table:style-name="ce1" table:formula="of:=AVERAGE([.C1];[.C16];[.C31];[.C46];[.C61];[.C76];[.C91];[.C106];[.C121];[.C136])" office:value-type="float" office:value="2830993.2" calcext:value-type="float">
            <text:p>2830993.2</text:p>
          </table:table-cell>
          <table:table-cell table:style-name="ce1" table:formula="of:=AVERAGE([.D1];[.D16];[.D31];[.D46];[.D61];[.D76];[.D91];[.D106];[.D121];[.D136])" office:value-type="float" office:value="0" calcext:value-type="float">
            <text:p>0.0</text:p>
          </table:table-cell>
          <table:table-cell table:style-name="ce1" table:formula="of:=AVERAGE([.E1];[.E16];[.E31];[.E46];[.E61];[.E76];[.E91];[.E106];[.E121];[.E136])" office:value-type="float" office:value="404427.6" calcext:value-type="float">
            <text:p>404427.6</text:p>
          </table:table-cell>
          <table:table-cell table:style-name="ce1" table:formula="of:=AVERAGE([.F1];[.F16];[.F31];[.F46];[.F61];[.F76];[.F91];[.F106];[.F121];[.F136])" office:value-type="float" office:value="3235420.8" calcext:value-type="float">
            <text:p>3235420.8</text:p>
          </table:table-cell>
          <table:table-cell table:style-name="ce1" table:formula="of:=AVERAGE([.G1];[.G16];[.G31];[.G46];[.G61];[.G76];[.G91];[.G106];[.G121];[.G136])" office:value-type="float" office:value="202213.8" calcext:value-type="float">
            <text:p>202213.8</text:p>
          </table:table-cell>
          <table:table-cell table:style-name="ce2" table:formula="of:=AVERAGE([.H1];[.H16];[.H31];[.H46];[.H61];[.H76];[.H91];[.H106];[.H121];[.H136])" office:value-type="float" office:value="60.00242" calcext:value-type="float">
            <text:p>60.002</text:p>
          </table:table-cell>
          <table:table-cell table:style-name="ce2" table:formula="of:=AVERAGE([.I1];[.I16];[.I31];[.I46];[.I61];[.I76];[.I91];[.I106];[.I121];[.I136])" office:value-type="float" office:value="2.218" calcext:value-type="float">
            <text:p>2.218</text:p>
          </table:table-cell>
          <table:table-cell table:style-name="ce2" table:formula="of:=AVERAGE([.J1];[.J16];[.J31];[.J46];[.J61];[.J76];[.J91];[.J106];[.J121];[.J136])" office:value-type="float" office:value="2.958" calcext:value-type="float">
            <text:p>2.958</text:p>
          </table:table-cell>
          <table:table-cell table:style-name="ce2" table:formula="of:=AVERAGE([.K1];[.K16];[.K31];[.K46];[.K61];[.K76];[.K91];[.K106];[.K121];[.K136])" office:value-type="float" office:value="16.355" calcext:value-type="float">
            <text:p>16.355</text:p>
          </table:table-cell>
          <table:table-cell table:style-name="ce2" table:formula="of:=AVERAGE([.L1];[.L16];[.L31];[.L46];[.L61];[.L76];[.L91];[.L106];[.L121];[.L136])" office:value-type="float" office:value="3.365" calcext:value-type="float">
            <text:p>3.3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72.0052" calcext:value-type="float">
            <text:p>6672.0052</text:p>
          </table:table-cell>
          <table:table-cell office:value-type="float" office:value="5604858" calcext:value-type="float">
            <text:p>5604858</text:p>
          </table:table-cell>
          <table:table-cell office:value-type="float" office:value="0" calcext:value-type="float">
            <text:p>0</text:p>
          </table:table-cell>
          <table:table-cell office:value-type="float" office:value="800694" calcext:value-type="float">
            <text:p>800694</text:p>
          </table:table-cell>
          <table:table-cell office:value-type="float" office:value="6405552" calcext:value-type="float">
            <text:p>6405552</text:p>
          </table:table-cell>
          <table:table-cell office:value-type="float" office:value="400347" calcext:value-type="float">
            <text:p>400347</text:p>
          </table:table-cell>
          <table:table-cell office:value-type="float" office:value="60.004" calcext:value-type="float">
            <text:p>60.004</text:p>
          </table:table-cell>
          <table:table-cell office:value-type="float" office:value="2.71" calcext:value-type="float">
            <text:p>2.71</text:p>
          </table:table-cell>
          <table:table-cell office:value-type="float" office:value="4.49" calcext:value-type="float">
            <text:p>4.49</text:p>
          </table:table-cell>
          <table:table-cell office:value-type="float" office:value="21.12" calcext:value-type="float">
            <text:p>21.12</text:p>
          </table:table-cell>
          <table:table-cell office:value-type="float" office:value="6.46" calcext:value-type="float">
            <text:p>6.46</text:p>
          </table:table-cell>
          <table:table-cell table:formula="of:=AVERAGE([.A2];[.A17];[.A32];[.A47];[.A62];[.A77];[.A92];[.A107];[.A122];[.A137])" office:value-type="float" office:value="30" calcext:value-type="float">
            <text:p>30</text:p>
          </table:table-cell>
          <table:table-cell table:style-name="ce1" table:formula="of:=AVERAGE([.B2];[.B17];[.B32];[.B47];[.B62];[.B77];[.B92];[.B107];[.B122];[.B137])" office:value-type="float" office:value="6583.2930454" calcext:value-type="float">
            <text:p>6583.3</text:p>
          </table:table-cell>
          <table:table-cell table:style-name="ce1" table:formula="of:=AVERAGE([.C2];[.C17];[.C32];[.C47];[.C62];[.C77];[.C92];[.C107];[.C122];[.C137])" office:value-type="float" office:value="5530316.4" calcext:value-type="float">
            <text:p>5530316.4</text:p>
          </table:table-cell>
          <table:table-cell table:style-name="ce1" table:formula="of:=AVERAGE([.D2];[.D17];[.D32];[.D47];[.D62];[.D77];[.D92];[.D107];[.D122];[.D137])" office:value-type="float" office:value="0" calcext:value-type="float">
            <text:p>0.0</text:p>
          </table:table-cell>
          <table:table-cell table:style-name="ce1" table:formula="of:=AVERAGE([.E2];[.E17];[.E32];[.E47];[.E62];[.E77];[.E92];[.E107];[.E122];[.E137])" office:value-type="float" office:value="790045.2" calcext:value-type="float">
            <text:p>790045.2</text:p>
          </table:table-cell>
          <table:table-cell table:style-name="ce1" table:formula="of:=AVERAGE([.F2];[.F17];[.F32];[.F47];[.F62];[.F77];[.F92];[.F107];[.F122];[.F137])" office:value-type="float" office:value="6320361.6" calcext:value-type="float">
            <text:p>6320361.6</text:p>
          </table:table-cell>
          <table:table-cell table:style-name="ce1" table:formula="of:=AVERAGE([.G2];[.G17];[.G32];[.G47];[.G62];[.G77];[.G92];[.G107];[.G122];[.G137])" office:value-type="float" office:value="395022.6" calcext:value-type="float">
            <text:p>395022.6</text:p>
          </table:table-cell>
          <table:table-cell table:style-name="ce2" table:formula="of:=AVERAGE([.H2];[.H17];[.H32];[.H47];[.H62];[.H77];[.H92];[.H107];[.H122];[.H137])" office:value-type="float" office:value="60.0038" calcext:value-type="float">
            <text:p>60.004</text:p>
          </table:table-cell>
          <table:table-cell table:style-name="ce2" table:formula="of:=AVERAGE([.I2];[.I17];[.I32];[.I47];[.I62];[.I77];[.I92];[.I107];[.I122];[.I137])" office:value-type="float" office:value="2.651" calcext:value-type="float">
            <text:p>2.651</text:p>
          </table:table-cell>
          <table:table-cell table:style-name="ce2" table:formula="of:=AVERAGE([.J2];[.J17];[.J32];[.J47];[.J62];[.J77];[.J92];[.J107];[.J122];[.J137])" office:value-type="float" office:value="4.547" calcext:value-type="float">
            <text:p>4.547</text:p>
          </table:table-cell>
          <table:table-cell table:style-name="ce2" table:formula="of:=AVERAGE([.K2];[.K17];[.K32];[.K47];[.K62];[.K77];[.K92];[.K107];[.K122];[.K137])" office:value-type="float" office:value="22.667" calcext:value-type="float">
            <text:p>22.667</text:p>
          </table:table-cell>
          <table:table-cell table:style-name="ce2" table:formula="of:=AVERAGE([.L2];[.L17];[.L32];[.L47];[.L62];[.L77];[.L92];[.L107];[.L122];[.L137])" office:value-type="float" office:value="6.695" calcext:value-type="float">
            <text:p>6.6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79.626698" calcext:value-type="float">
            <text:p>8079.626698</text:p>
          </table:table-cell>
          <table:table-cell office:value-type="float" office:value="6787452" calcext:value-type="float">
            <text:p>6787452</text:p>
          </table:table-cell>
          <table:table-cell office:value-type="float" office:value="0" calcext:value-type="float">
            <text:p>0</text:p>
          </table:table-cell>
          <table:table-cell office:value-type="float" office:value="969636" calcext:value-type="float">
            <text:p>969636</text:p>
          </table:table-cell>
          <table:table-cell office:value-type="float" office:value="7757088" calcext:value-type="float">
            <text:p>7757088</text:p>
          </table:table-cell>
          <table:table-cell office:value-type="float" office:value="484818" calcext:value-type="float">
            <text:p>484818</text:p>
          </table:table-cell>
          <table:table-cell office:value-type="float" office:value="60.005" calcext:value-type="float">
            <text:p>60.005</text:p>
          </table:table-cell>
          <table:table-cell office:value-type="float" office:value="2.48" calcext:value-type="float">
            <text:p>2.48</text:p>
          </table:table-cell>
          <table:table-cell office:value-type="float" office:value="6.18" calcext:value-type="float">
            <text:p>6.18</text:p>
          </table:table-cell>
          <table:table-cell office:value-type="float" office:value="33.99" calcext:value-type="float">
            <text:p>33.99</text:p>
          </table:table-cell>
          <table:table-cell office:value-type="float" office:value="10.59" calcext:value-type="float">
            <text:p>10.59</text:p>
          </table:table-cell>
          <table:table-cell table:formula="of:=AVERAGE([.A3];[.A18];[.A33];[.A48];[.A63];[.A78];[.A93];[.A108];[.A123];[.A138])" office:value-type="float" office:value="50" calcext:value-type="float">
            <text:p>50</text:p>
          </table:table-cell>
          <table:table-cell table:style-name="ce1" table:formula="of:=AVERAGE([.B3];[.B18];[.B33];[.B48];[.B63];[.B78];[.B93];[.B108];[.B123];[.B138])" office:value-type="float" office:value="7977.3047393" calcext:value-type="float">
            <text:p>7977.3</text:p>
          </table:table-cell>
          <table:table-cell table:style-name="ce1" table:formula="of:=AVERAGE([.C3];[.C18];[.C33];[.C48];[.C63];[.C78];[.C93];[.C108];[.C123];[.C138])" office:value-type="float" office:value="6701506" calcext:value-type="float">
            <text:p>6701506.0</text:p>
          </table:table-cell>
          <table:table-cell table:style-name="ce1" table:formula="of:=AVERAGE([.D3];[.D18];[.D33];[.D48];[.D63];[.D78];[.D93];[.D108];[.D123];[.D138])" office:value-type="float" office:value="0" calcext:value-type="float">
            <text:p>0.0</text:p>
          </table:table-cell>
          <table:table-cell table:style-name="ce1" table:formula="of:=AVERAGE([.E3];[.E18];[.E33];[.E48];[.E63];[.E78];[.E93];[.E108];[.E123];[.E138])" office:value-type="float" office:value="957358" calcext:value-type="float">
            <text:p>957358.0</text:p>
          </table:table-cell>
          <table:table-cell table:style-name="ce1" table:formula="of:=AVERAGE([.F3];[.F18];[.F33];[.F48];[.F63];[.F78];[.F93];[.F108];[.F123];[.F138])" office:value-type="float" office:value="7658864" calcext:value-type="float">
            <text:p>7658864.0</text:p>
          </table:table-cell>
          <table:table-cell table:style-name="ce1" table:formula="of:=AVERAGE([.G3];[.G18];[.G33];[.G48];[.G63];[.G78];[.G93];[.G108];[.G123];[.G138])" office:value-type="float" office:value="478679" calcext:value-type="float">
            <text:p>478679.0</text:p>
          </table:table-cell>
          <table:table-cell table:style-name="ce2" table:formula="of:=AVERAGE([.H3];[.H18];[.H33];[.H48];[.H63];[.H78];[.H93];[.H108];[.H123];[.H138])" office:value-type="float" office:value="60.00512" calcext:value-type="float">
            <text:p>60.005</text:p>
          </table:table-cell>
          <table:table-cell table:style-name="ce2" table:formula="of:=AVERAGE([.I3];[.I18];[.I33];[.I48];[.I63];[.I78];[.I93];[.I108];[.I123];[.I138])" office:value-type="float" office:value="2.551" calcext:value-type="float">
            <text:p>2.551</text:p>
          </table:table-cell>
          <table:table-cell table:style-name="ce2" table:formula="of:=AVERAGE([.J3];[.J18];[.J33];[.J48];[.J63];[.J78];[.J93];[.J108];[.J123];[.J138])" office:value-type="float" office:value="6.262" calcext:value-type="float">
            <text:p>6.262</text:p>
          </table:table-cell>
          <table:table-cell table:style-name="ce2" table:formula="of:=AVERAGE([.K3];[.K18];[.K33];[.K48];[.K63];[.K78];[.K93];[.K108];[.K123];[.K138])" office:value-type="float" office:value="56.514" calcext:value-type="float">
            <text:p>56.514</text:p>
          </table:table-cell>
          <table:table-cell table:style-name="ce2" table:formula="of:=AVERAGE([.L3];[.L18];[.L33];[.L48];[.L63];[.L78];[.L93];[.L108];[.L123];[.L138])" office:value-type="float" office:value="11.991" calcext:value-type="float">
            <text:p>11.9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74.477127" calcext:value-type="float">
            <text:p>11074.477127</text:p>
          </table:table-cell>
          <table:table-cell office:value-type="float" office:value="9303336" calcext:value-type="float">
            <text:p>9303336</text:p>
          </table:table-cell>
          <table:table-cell office:value-type="float" office:value="0" calcext:value-type="float">
            <text:p>0</text:p>
          </table:table-cell>
          <table:table-cell office:value-type="float" office:value="1329048" calcext:value-type="float">
            <text:p>1329048</text:p>
          </table:table-cell>
          <table:table-cell office:value-type="float" office:value="10632384" calcext:value-type="float">
            <text:p>10632384</text:p>
          </table:table-cell>
          <table:table-cell office:value-type="float" office:value="664524" calcext:value-type="float">
            <text:p>664524</text:p>
          </table:table-cell>
          <table:table-cell office:value-type="float" office:value="60.005" calcext:value-type="float">
            <text:p>60.005</text:p>
          </table:table-cell>
          <table:table-cell office:value-type="float" office:value="2.48" calcext:value-type="float">
            <text:p>2.48</text:p>
          </table:table-cell>
          <table:table-cell office:value-type="float" office:value="6.31" calcext:value-type="float">
            <text:p>6.31</text:p>
          </table:table-cell>
          <table:table-cell office:value-type="float" office:value="70.53" calcext:value-type="float">
            <text:p>70.53</text:p>
          </table:table-cell>
          <table:table-cell office:value-type="float" office:value="14.08" calcext:value-type="float">
            <text:p>14.08</text:p>
          </table:table-cell>
          <table:table-cell table:formula="of:=AVERAGE([.A4];[.A19];[.A34];[.A49];[.A64];[.A79];[.A94];[.A109];[.A124];[.A139])" office:value-type="float" office:value="70" calcext:value-type="float">
            <text:p>70</text:p>
          </table:table-cell>
          <table:table-cell table:style-name="ce1" table:formula="of:=AVERAGE([.B4];[.B19];[.B34];[.B49];[.B64];[.B79];[.B94];[.B109];[.B124];[.B139])" office:value-type="float" office:value="10452.0713787" calcext:value-type="float">
            <text:p>10452.1</text:p>
          </table:table-cell>
          <table:table-cell table:style-name="ce1" table:formula="of:=AVERAGE([.C4];[.C19];[.C34];[.C49];[.C64];[.C79];[.C94];[.C109];[.C124];[.C139])" office:value-type="float" office:value="8780648.8" calcext:value-type="float">
            <text:p>8780648.8</text:p>
          </table:table-cell>
          <table:table-cell table:style-name="ce1" table:formula="of:=AVERAGE([.D4];[.D19];[.D34];[.D49];[.D64];[.D79];[.D94];[.D109];[.D124];[.D139])" office:value-type="float" office:value="0" calcext:value-type="float">
            <text:p>0.0</text:p>
          </table:table-cell>
          <table:table-cell table:style-name="ce1" table:formula="of:=AVERAGE([.E4];[.E19];[.E34];[.E49];[.E64];[.E79];[.E94];[.E109];[.E124];[.E139])" office:value-type="float" office:value="1254378.4" calcext:value-type="float">
            <text:p>1254378.4</text:p>
          </table:table-cell>
          <table:table-cell table:style-name="ce1" table:formula="of:=AVERAGE([.F4];[.F19];[.F34];[.F49];[.F64];[.F79];[.F94];[.F109];[.F124];[.F139])" office:value-type="float" office:value="10035027.2" calcext:value-type="float">
            <text:p>10035027.2</text:p>
          </table:table-cell>
          <table:table-cell table:style-name="ce1" table:formula="of:=AVERAGE([.G4];[.G19];[.G34];[.G49];[.G64];[.G79];[.G94];[.G109];[.G124];[.G139])" office:value-type="float" office:value="627189.2" calcext:value-type="float">
            <text:p>627189.2</text:p>
          </table:table-cell>
          <table:table-cell table:style-name="ce2" table:formula="of:=AVERAGE([.H4];[.H19];[.H34];[.H49];[.H64];[.H79];[.H94];[.H109];[.H124];[.H139])" office:value-type="float" office:value="60.00626" calcext:value-type="float">
            <text:p>60.006</text:p>
          </table:table-cell>
          <table:table-cell table:style-name="ce2" table:formula="of:=AVERAGE([.I4];[.I19];[.I34];[.I49];[.I64];[.I79];[.I94];[.I109];[.I124];[.I139])" office:value-type="float" office:value="2.586" calcext:value-type="float">
            <text:p>2.586</text:p>
          </table:table-cell>
          <table:table-cell table:style-name="ce2" table:formula="of:=AVERAGE([.J4];[.J19];[.J34];[.J49];[.J64];[.J79];[.J94];[.J109];[.J124];[.J139])" office:value-type="float" office:value="6.717" calcext:value-type="float">
            <text:p>6.717</text:p>
          </table:table-cell>
          <table:table-cell table:style-name="ce2" table:formula="of:=AVERAGE([.K4];[.K19];[.K34];[.K49];[.K64];[.K79];[.K94];[.K109];[.K124];[.K139])" office:value-type="float" office:value="98.813" calcext:value-type="float">
            <text:p>98.813</text:p>
          </table:table-cell>
          <table:table-cell table:style-name="ce2" table:formula="of:=AVERAGE([.L4];[.L19];[.L34];[.L49];[.L64];[.L79];[.L94];[.L109];[.L124];[.L139])" office:value-type="float" office:value="14.688" calcext:value-type="float">
            <text:p>14.6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499.559228" calcext:value-type="float">
            <text:p>11499.559228</text:p>
          </table:table-cell>
          <table:table-cell office:value-type="float" office:value="9660966" calcext:value-type="float">
            <text:p>9660966</text:p>
          </table:table-cell>
          <table:table-cell office:value-type="float" office:value="0" calcext:value-type="float">
            <text:p>0</text:p>
          </table:table-cell>
          <table:table-cell office:value-type="float" office:value="1380138" calcext:value-type="float">
            <text:p>1380138</text:p>
          </table:table-cell>
          <table:table-cell office:value-type="float" office:value="11041104" calcext:value-type="float">
            <text:p>11041104</text:p>
          </table:table-cell>
          <table:table-cell office:value-type="float" office:value="690069" calcext:value-type="float">
            <text:p>690069</text:p>
          </table:table-cell>
          <table:table-cell office:value-type="float" office:value="60.0083" calcext:value-type="float">
            <text:p>60.0083</text:p>
          </table:table-cell>
          <table:table-cell office:value-type="float" office:value="2.56" calcext:value-type="float">
            <text:p>2.56</text:p>
          </table:table-cell>
          <table:table-cell office:value-type="float" office:value="7.82" calcext:value-type="float">
            <text:p>7.82</text:p>
          </table:table-cell>
          <table:table-cell office:value-type="float" office:value="127.69" calcext:value-type="float">
            <text:p>127.69</text:p>
          </table:table-cell>
          <table:table-cell office:value-type="float" office:value="18.16" calcext:value-type="float">
            <text:p>18.16</text:p>
          </table:table-cell>
          <table:table-cell table:formula="of:=AVERAGE([.A5];[.A20];[.A35];[.A50];[.A65];[.A80];[.A95];[.A110];[.A125];[.A140])" office:value-type="float" office:value="90" calcext:value-type="float">
            <text:p>90</text:p>
          </table:table-cell>
          <table:table-cell table:style-name="ce1" table:formula="of:=AVERAGE([.B5];[.B20];[.B35];[.B50];[.B65];[.B80];[.B95];[.B110];[.B125];[.B140])" office:value-type="float" office:value="11658.1175159" calcext:value-type="float">
            <text:p>11658.1</text:p>
          </table:table-cell>
          <table:table-cell table:style-name="ce1" table:formula="of:=AVERAGE([.C5];[.C20];[.C35];[.C50];[.C65];[.C80];[.C95];[.C110];[.C125];[.C140])" office:value-type="float" office:value="9793922.6" calcext:value-type="float">
            <text:p>9793922.6</text:p>
          </table:table-cell>
          <table:table-cell table:style-name="ce1" table:formula="of:=AVERAGE([.D5];[.D20];[.D35];[.D50];[.D65];[.D80];[.D95];[.D110];[.D125];[.D140])" office:value-type="float" office:value="0" calcext:value-type="float">
            <text:p>0.0</text:p>
          </table:table-cell>
          <table:table-cell table:style-name="ce1" table:formula="of:=AVERAGE([.E5];[.E20];[.E35];[.E50];[.E65];[.E80];[.E95];[.E110];[.E125];[.E140])" office:value-type="float" office:value="1399131.8" calcext:value-type="float">
            <text:p>1399131.8</text:p>
          </table:table-cell>
          <table:table-cell table:style-name="ce1" table:formula="of:=AVERAGE([.F5];[.F20];[.F35];[.F50];[.F65];[.F80];[.F95];[.F110];[.F125];[.F140])" office:value-type="float" office:value="11193054.4" calcext:value-type="float">
            <text:p>11193054.4</text:p>
          </table:table-cell>
          <table:table-cell table:style-name="ce1" table:formula="of:=AVERAGE([.G5];[.G20];[.G35];[.G50];[.G65];[.G80];[.G95];[.G110];[.G125];[.G140])" office:value-type="float" office:value="699565.9" calcext:value-type="float">
            <text:p>699565.9</text:p>
          </table:table-cell>
          <table:table-cell table:style-name="ce2" table:formula="of:=AVERAGE([.H5];[.H20];[.H35];[.H50];[.H65];[.H80];[.H95];[.H110];[.H125];[.H140])" office:value-type="float" office:value="60.00676" calcext:value-type="float">
            <text:p>60.007</text:p>
          </table:table-cell>
          <table:table-cell table:style-name="ce2" table:formula="of:=AVERAGE([.I5];[.I20];[.I35];[.I50];[.I65];[.I80];[.I95];[.I110];[.I125];[.I140])" office:value-type="float" office:value="2.63" calcext:value-type="float">
            <text:p>2.630</text:p>
          </table:table-cell>
          <table:table-cell table:style-name="ce2" table:formula="of:=AVERAGE([.J5];[.J20];[.J35];[.J50];[.J65];[.J80];[.J95];[.J110];[.J125];[.J140])" office:value-type="float" office:value="7.732" calcext:value-type="float">
            <text:p>7.732</text:p>
          </table:table-cell>
          <table:table-cell table:style-name="ce2" table:formula="of:=AVERAGE([.K5];[.K20];[.K35];[.K50];[.K65];[.K80];[.K95];[.K110];[.K125];[.K140])" office:value-type="float" office:value="111.78" calcext:value-type="float">
            <text:p>111.780</text:p>
          </table:table-cell>
          <table:table-cell table:style-name="ce2" table:formula="of:=AVERAGE([.L5];[.L20];[.L35];[.L50];[.L65];[.L80];[.L95];[.L110];[.L125];[.L140])" office:value-type="float" office:value="18.538" calcext:value-type="float">
            <text:p>18.5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440.223441" calcext:value-type="float">
            <text:p>12440.223441</text:p>
          </table:table-cell>
          <table:table-cell office:value-type="float" office:value="10450972" calcext:value-type="float">
            <text:p>10450972</text:p>
          </table:table-cell>
          <table:table-cell office:value-type="float" office:value="0" calcext:value-type="float">
            <text:p>0</text:p>
          </table:table-cell>
          <table:table-cell office:value-type="float" office:value="1492996" calcext:value-type="float">
            <text:p>1492996</text:p>
          </table:table-cell>
          <table:table-cell office:value-type="float" office:value="11943968" calcext:value-type="float">
            <text:p>11943968</text:p>
          </table:table-cell>
          <table:table-cell office:value-type="float" office:value="746498" calcext:value-type="float">
            <text:p>746498</text:p>
          </table:table-cell>
          <table:table-cell office:value-type="float" office:value="60.0068" calcext:value-type="float">
            <text:p>60.0068</text:p>
          </table:table-cell>
          <table:table-cell office:value-type="float" office:value="2.71" calcext:value-type="float">
            <text:p>2.71</text:p>
          </table:table-cell>
          <table:table-cell office:value-type="float" office:value="8.83" calcext:value-type="float">
            <text:p>8.83</text:p>
          </table:table-cell>
          <table:table-cell office:value-type="float" office:value="109.43" calcext:value-type="float">
            <text:p>109.43</text:p>
          </table:table-cell>
          <table:table-cell office:value-type="float" office:value="25.24" calcext:value-type="float">
            <text:p>25.24</text:p>
          </table:table-cell>
          <table:table-cell table:formula="of:=AVERAGE([.A6];[.A21];[.A36];[.A51];[.A66];[.A81];[.A96];[.A111];[.A126];[.A141])" office:value-type="float" office:value="110" calcext:value-type="float">
            <text:p>110</text:p>
          </table:table-cell>
          <table:table-cell table:style-name="ce1" table:formula="of:=AVERAGE([.B6];[.B21];[.B36];[.B51];[.B66];[.B81];[.B96];[.B111];[.B126];[.B141])" office:value-type="float" office:value="12230.2405953" calcext:value-type="float">
            <text:p>12230.2</text:p>
          </table:table-cell>
          <table:table-cell table:style-name="ce1" table:formula="of:=AVERAGE([.C6];[.C21];[.C36];[.C51];[.C66];[.C81];[.C96];[.C111];[.C126];[.C141])" office:value-type="float" office:value="10274735.8" calcext:value-type="float">
            <text:p>10274735.8</text:p>
          </table:table-cell>
          <table:table-cell table:style-name="ce1" table:formula="of:=AVERAGE([.D6];[.D21];[.D36];[.D51];[.D66];[.D81];[.D96];[.D111];[.D126];[.D141])" office:value-type="float" office:value="0" calcext:value-type="float">
            <text:p>0.0</text:p>
          </table:table-cell>
          <table:table-cell table:style-name="ce1" table:formula="of:=AVERAGE([.E6];[.E21];[.E36];[.E51];[.E66];[.E81];[.E96];[.E111];[.E126];[.E141])" office:value-type="float" office:value="1467819.4" calcext:value-type="float">
            <text:p>1467819.4</text:p>
          </table:table-cell>
          <table:table-cell table:style-name="ce1" table:formula="of:=AVERAGE([.F6];[.F21];[.F36];[.F51];[.F66];[.F81];[.F96];[.F111];[.F126];[.F141])" office:value-type="float" office:value="11742555.2" calcext:value-type="float">
            <text:p>11742555.2</text:p>
          </table:table-cell>
          <table:table-cell table:style-name="ce1" table:formula="of:=AVERAGE([.G6];[.G21];[.G36];[.G51];[.G66];[.G81];[.G96];[.G111];[.G126];[.G141])" office:value-type="float" office:value="733909.7" calcext:value-type="float">
            <text:p>733909.7</text:p>
          </table:table-cell>
          <table:table-cell table:style-name="ce2" table:formula="of:=AVERAGE([.H6];[.H21];[.H36];[.H51];[.H66];[.H81];[.H96];[.H111];[.H126];[.H141])" office:value-type="float" office:value="60.00779" calcext:value-type="float">
            <text:p>60.008</text:p>
          </table:table-cell>
          <table:table-cell table:style-name="ce2" table:formula="of:=AVERAGE([.I6];[.I21];[.I36];[.I51];[.I66];[.I81];[.I96];[.I111];[.I126];[.I141])" office:value-type="float" office:value="2.703" calcext:value-type="float">
            <text:p>2.703</text:p>
          </table:table-cell>
          <table:table-cell table:style-name="ce2" table:formula="of:=AVERAGE([.J6];[.J21];[.J36];[.J51];[.J66];[.J81];[.J96];[.J111];[.J126];[.J141])" office:value-type="float" office:value="8.996" calcext:value-type="float">
            <text:p>8.996</text:p>
          </table:table-cell>
          <table:table-cell table:style-name="ce2" table:formula="of:=AVERAGE([.K6];[.K21];[.K36];[.K51];[.K66];[.K81];[.K96];[.K111];[.K126];[.K141])" office:value-type="float" office:value="141.633" calcext:value-type="float">
            <text:p>141.633</text:p>
          </table:table-cell>
          <table:table-cell table:style-name="ce2" table:formula="of:=AVERAGE([.L6];[.L21];[.L36];[.L51];[.L66];[.L81];[.L96];[.L111];[.L126];[.L141])" office:value-type="float" office:value="23.177" calcext:value-type="float">
            <text:p>23.17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728.642178" calcext:value-type="float">
            <text:p>12728.642178</text:p>
          </table:table-cell>
          <table:table-cell office:value-type="float" office:value="10693984" calcext:value-type="float">
            <text:p>10693984</text:p>
          </table:table-cell>
          <table:table-cell office:value-type="float" office:value="0" calcext:value-type="float">
            <text:p>0</text:p>
          </table:table-cell>
          <table:table-cell office:value-type="float" office:value="1527712" calcext:value-type="float">
            <text:p>1527712</text:p>
          </table:table-cell>
          <table:table-cell office:value-type="float" office:value="12221696" calcext:value-type="float">
            <text:p>12221696</text:p>
          </table:table-cell>
          <table:table-cell office:value-type="float" office:value="763856" calcext:value-type="float">
            <text:p>763856</text:p>
          </table:table-cell>
          <table:table-cell office:value-type="float" office:value="60.0108" calcext:value-type="float">
            <text:p>60.0108</text:p>
          </table:table-cell>
          <table:table-cell office:value-type="float" office:value="2.72" calcext:value-type="float">
            <text:p>2.72</text:p>
          </table:table-cell>
          <table:table-cell office:value-type="float" office:value="10.2" calcext:value-type="float">
            <text:p>10.2</text:p>
          </table:table-cell>
          <table:table-cell office:value-type="float" office:value="130.43" calcext:value-type="float">
            <text:p>130.43</text:p>
          </table:table-cell>
          <table:table-cell office:value-type="float" office:value="25.48" calcext:value-type="float">
            <text:p>25.48</text:p>
          </table:table-cell>
          <table:table-cell table:formula="of:=AVERAGE([.A7];[.A22];[.A37];[.A52];[.A67];[.A82];[.A97];[.A112];[.A127];[.A142])" office:value-type="float" office:value="130" calcext:value-type="float">
            <text:p>130</text:p>
          </table:table-cell>
          <table:table-cell table:style-name="ce1" table:formula="of:=AVERAGE([.B7];[.B22];[.B37];[.B52];[.B67];[.B82];[.B97];[.B112];[.B127];[.B142])" office:value-type="float" office:value="12775.3713107" calcext:value-type="float">
            <text:p>12775.4</text:p>
          </table:table-cell>
          <table:table-cell table:style-name="ce1" table:formula="of:=AVERAGE([.C7];[.C22];[.C37];[.C52];[.C67];[.C82];[.C97];[.C112];[.C127];[.C142])" office:value-type="float" office:value="10732853.6" calcext:value-type="float">
            <text:p>10732853.6</text:p>
          </table:table-cell>
          <table:table-cell table:style-name="ce1" table:formula="of:=AVERAGE([.D7];[.D22];[.D37];[.D52];[.D67];[.D82];[.D97];[.D112];[.D127];[.D142])" office:value-type="float" office:value="0" calcext:value-type="float">
            <text:p>0.0</text:p>
          </table:table-cell>
          <table:table-cell table:style-name="ce1" table:formula="of:=AVERAGE([.E7];[.E22];[.E37];[.E52];[.E67];[.E82];[.E97];[.E112];[.E127];[.E142])" office:value-type="float" office:value="1533264.8" calcext:value-type="float">
            <text:p>1533264.8</text:p>
          </table:table-cell>
          <table:table-cell table:style-name="ce1" table:formula="of:=AVERAGE([.F7];[.F22];[.F37];[.F52];[.F67];[.F82];[.F97];[.F112];[.F127];[.F142])" office:value-type="float" office:value="12266118.4" calcext:value-type="float">
            <text:p>12266118.4</text:p>
          </table:table-cell>
          <table:table-cell table:style-name="ce1" table:formula="of:=AVERAGE([.G7];[.G22];[.G37];[.G52];[.G67];[.G82];[.G97];[.G112];[.G127];[.G142])" office:value-type="float" office:value="766632.4" calcext:value-type="float">
            <text:p>766632.4</text:p>
          </table:table-cell>
          <table:table-cell table:style-name="ce2" table:formula="of:=AVERAGE([.H7];[.H22];[.H37];[.H52];[.H67];[.H82];[.H97];[.H112];[.H127];[.H142])" office:value-type="float" office:value="60.00862" calcext:value-type="float">
            <text:p>60.009</text:p>
          </table:table-cell>
          <table:table-cell table:style-name="ce2" table:formula="of:=AVERAGE([.I7];[.I22];[.I37];[.I52];[.I67];[.I82];[.I97];[.I112];[.I127];[.I142])" office:value-type="float" office:value="2.8" calcext:value-type="float">
            <text:p>2.800</text:p>
          </table:table-cell>
          <table:table-cell table:style-name="ce2" table:formula="of:=AVERAGE([.J7];[.J22];[.J37];[.J52];[.J67];[.J82];[.J97];[.J112];[.J127];[.J142])" office:value-type="float" office:value="10.168" calcext:value-type="float">
            <text:p>10.168</text:p>
          </table:table-cell>
          <table:table-cell table:style-name="ce2" table:formula="of:=AVERAGE([.K7];[.K22];[.K37];[.K52];[.K67];[.K82];[.K97];[.K112];[.K127];[.K142])" office:value-type="float" office:value="147.982" calcext:value-type="float">
            <text:p>147.982</text:p>
          </table:table-cell>
          <table:table-cell table:style-name="ce2" table:formula="of:=AVERAGE([.L7];[.L22];[.L37];[.L52];[.L67];[.L82];[.L97];[.L112];[.L127];[.L142])" office:value-type="float" office:value="26.872" calcext:value-type="float">
            <text:p>26.8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825.342865" calcext:value-type="float">
            <text:p>12825.342865</text:p>
          </table:table-cell>
          <table:table-cell office:value-type="float" office:value="10774904" calcext:value-type="float">
            <text:p>10774904</text:p>
          </table:table-cell>
          <table:table-cell office:value-type="float" office:value="0" calcext:value-type="float">
            <text:p>0</text:p>
          </table:table-cell>
          <table:table-cell office:value-type="float" office:value="1539272" calcext:value-type="float">
            <text:p>1539272</text:p>
          </table:table-cell>
          <table:table-cell office:value-type="float" office:value="12314176" calcext:value-type="float">
            <text:p>12314176</text:p>
          </table:table-cell>
          <table:table-cell office:value-type="float" office:value="769636" calcext:value-type="float">
            <text:p>769636</text:p>
          </table:table-cell>
          <table:table-cell office:value-type="float" office:value="60.009" calcext:value-type="float">
            <text:p>60.009</text:p>
          </table:table-cell>
          <table:table-cell office:value-type="float" office:value="2.81" calcext:value-type="float">
            <text:p>2.81</text:p>
          </table:table-cell>
          <table:table-cell office:value-type="float" office:value="11.69" calcext:value-type="float">
            <text:p>11.69</text:p>
          </table:table-cell>
          <table:table-cell office:value-type="float" office:value="151.05" calcext:value-type="float">
            <text:p>151.05</text:p>
          </table:table-cell>
          <table:table-cell office:value-type="float" office:value="34.88" calcext:value-type="float">
            <text:p>34.88</text:p>
          </table:table-cell>
          <table:table-cell table:formula="of:=AVERAGE([.A8];[.A23];[.A38];[.A53];[.A68];[.A83];[.A98];[.A113];[.A128];[.A143])" office:value-type="float" office:value="150" calcext:value-type="float">
            <text:p>150</text:p>
          </table:table-cell>
          <table:table-cell table:style-name="ce1" table:formula="of:=AVERAGE([.B8];[.B23];[.B38];[.B53];[.B68];[.B83];[.B98];[.B113];[.B128];[.B143])" office:value-type="float" office:value="12949.8296686" calcext:value-type="float">
            <text:p>12949.8</text:p>
          </table:table-cell>
          <table:table-cell table:style-name="ce1" table:formula="of:=AVERAGE([.C8];[.C23];[.C38];[.C53];[.C68];[.C83];[.C98];[.C113];[.C128];[.C143])" office:value-type="float" office:value="10879764" calcext:value-type="float">
            <text:p>10879764.0</text:p>
          </table:table-cell>
          <table:table-cell table:style-name="ce1" table:formula="of:=AVERAGE([.D8];[.D23];[.D38];[.D53];[.D68];[.D83];[.D98];[.D113];[.D128];[.D143])" office:value-type="float" office:value="0" calcext:value-type="float">
            <text:p>0.0</text:p>
          </table:table-cell>
          <table:table-cell table:style-name="ce1" table:formula="of:=AVERAGE([.E8];[.E23];[.E38];[.E53];[.E68];[.E83];[.E98];[.E113];[.E128];[.E143])" office:value-type="float" office:value="1554252" calcext:value-type="float">
            <text:p>1554252.0</text:p>
          </table:table-cell>
          <table:table-cell table:style-name="ce1" table:formula="of:=AVERAGE([.F8];[.F23];[.F38];[.F53];[.F68];[.F83];[.F98];[.F113];[.F128];[.F143])" office:value-type="float" office:value="12434016" calcext:value-type="float">
            <text:p>12434016.0</text:p>
          </table:table-cell>
          <table:table-cell table:style-name="ce1" table:formula="of:=AVERAGE([.G8];[.G23];[.G38];[.G53];[.G68];[.G83];[.G98];[.G113];[.G128];[.G143])" office:value-type="float" office:value="777126" calcext:value-type="float">
            <text:p>777126.0</text:p>
          </table:table-cell>
          <table:table-cell table:style-name="ce2" table:formula="of:=AVERAGE([.H8];[.H23];[.H38];[.H53];[.H68];[.H83];[.H98];[.H113];[.H128];[.H143])" office:value-type="float" office:value="60.01052" calcext:value-type="float">
            <text:p>60.011</text:p>
          </table:table-cell>
          <table:table-cell table:style-name="ce2" table:formula="of:=AVERAGE([.I8];[.I23];[.I38];[.I53];[.I68];[.I83];[.I98];[.I113];[.I128];[.I143])" office:value-type="float" office:value="2.847" calcext:value-type="float">
            <text:p>2.847</text:p>
          </table:table-cell>
          <table:table-cell table:style-name="ce2" table:formula="of:=AVERAGE([.J8];[.J23];[.J38];[.J53];[.J68];[.J83];[.J98];[.J113];[.J128];[.J143])" office:value-type="float" office:value="11.576" calcext:value-type="float">
            <text:p>11.576</text:p>
          </table:table-cell>
          <table:table-cell table:style-name="ce2" table:formula="of:=AVERAGE([.K8];[.K23];[.K38];[.K53];[.K68];[.K83];[.K98];[.K113];[.K128];[.K143])" office:value-type="float" office:value="164.816" calcext:value-type="float">
            <text:p>164.816</text:p>
          </table:table-cell>
          <table:table-cell table:style-name="ce2" table:formula="of:=AVERAGE([.L8];[.L23];[.L38];[.L53];[.L68];[.L83];[.L98];[.L113];[.L128];[.L143])" office:value-type="float" office:value="31.761" calcext:value-type="float">
            <text:p>31.76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980.686874" calcext:value-type="float">
            <text:p>12980.686874</text:p>
          </table:table-cell>
          <table:table-cell office:value-type="float" office:value="10905776" calcext:value-type="float">
            <text:p>10905776</text:p>
          </table:table-cell>
          <table:table-cell office:value-type="float" office:value="0" calcext:value-type="float">
            <text:p>0</text:p>
          </table:table-cell>
          <table:table-cell office:value-type="float" office:value="1557968" calcext:value-type="float">
            <text:p>1557968</text:p>
          </table:table-cell>
          <table:table-cell office:value-type="float" office:value="12463744" calcext:value-type="float">
            <text:p>12463744</text:p>
          </table:table-cell>
          <table:table-cell office:value-type="float" office:value="778984" calcext:value-type="float">
            <text:p>778984</text:p>
          </table:table-cell>
          <table:table-cell office:value-type="float" office:value="60.011" calcext:value-type="float">
            <text:p>60.011</text:p>
          </table:table-cell>
          <table:table-cell office:value-type="float" office:value="2.81" calcext:value-type="float">
            <text:p>2.81</text:p>
          </table:table-cell>
          <table:table-cell office:value-type="float" office:value="13.09" calcext:value-type="float">
            <text:p>13.09</text:p>
          </table:table-cell>
          <table:table-cell office:value-type="float" office:value="230.82" calcext:value-type="float">
            <text:p>230.82</text:p>
          </table:table-cell>
          <table:table-cell office:value-type="float" office:value="36.2" calcext:value-type="float">
            <text:p>36.2</text:p>
          </table:table-cell>
          <table:table-cell table:formula="of:=AVERAGE([.A9];[.A24];[.A39];[.A54];[.A69];[.A84];[.A99];[.A114];[.A129];[.A144])" office:value-type="float" office:value="170" calcext:value-type="float">
            <text:p>170</text:p>
          </table:table-cell>
          <table:table-cell table:style-name="ce1" table:formula="of:=AVERAGE([.B9];[.B24];[.B39];[.B54];[.B69];[.B84];[.B99];[.B114];[.B129];[.B144])" office:value-type="float" office:value="13056.644758" calcext:value-type="float">
            <text:p>13056.6</text:p>
          </table:table-cell>
          <table:table-cell table:style-name="ce1" table:formula="of:=AVERAGE([.C9];[.C24];[.C39];[.C54];[.C69];[.C84];[.C99];[.C114];[.C129];[.C144])" office:value-type="float" office:value="10969569.8" calcext:value-type="float">
            <text:p>10969569.8</text:p>
          </table:table-cell>
          <table:table-cell table:style-name="ce1" table:formula="of:=AVERAGE([.D9];[.D24];[.D39];[.D54];[.D69];[.D84];[.D99];[.D114];[.D129];[.D144])" office:value-type="float" office:value="0" calcext:value-type="float">
            <text:p>0.0</text:p>
          </table:table-cell>
          <table:table-cell table:style-name="ce1" table:formula="of:=AVERAGE([.E9];[.E24];[.E39];[.E54];[.E69];[.E84];[.E99];[.E114];[.E129];[.E144])" office:value-type="float" office:value="1567081.4" calcext:value-type="float">
            <text:p>1567081.4</text:p>
          </table:table-cell>
          <table:table-cell table:style-name="ce1" table:formula="of:=AVERAGE([.F9];[.F24];[.F39];[.F54];[.F69];[.F84];[.F99];[.F114];[.F129];[.F144])" office:value-type="float" office:value="12536651.2" calcext:value-type="float">
            <text:p>12536651.2</text:p>
          </table:table-cell>
          <table:table-cell table:style-name="ce1" table:formula="of:=AVERAGE([.G9];[.G24];[.G39];[.G54];[.G69];[.G84];[.G99];[.G114];[.G129];[.G144])" office:value-type="float" office:value="783540.7" calcext:value-type="float">
            <text:p>783540.7</text:p>
          </table:table-cell>
          <table:table-cell table:style-name="ce2" table:formula="of:=AVERAGE([.H9];[.H24];[.H39];[.H54];[.H69];[.H84];[.H99];[.H114];[.H129];[.H144])" office:value-type="float" office:value="60.01088" calcext:value-type="float">
            <text:p>60.011</text:p>
          </table:table-cell>
          <table:table-cell table:style-name="ce2" table:formula="of:=AVERAGE([.I9];[.I24];[.I39];[.I54];[.I69];[.I84];[.I99];[.I114];[.I129];[.I144])" office:value-type="float" office:value="2.897" calcext:value-type="float">
            <text:p>2.897</text:p>
          </table:table-cell>
          <table:table-cell table:style-name="ce2" table:formula="of:=AVERAGE([.J9];[.J24];[.J39];[.J54];[.J69];[.J84];[.J99];[.J114];[.J129];[.J144])" office:value-type="float" office:value="13.011" calcext:value-type="float">
            <text:p>13.011</text:p>
          </table:table-cell>
          <table:table-cell table:style-name="ce2" table:formula="of:=AVERAGE([.K9];[.K24];[.K39];[.K54];[.K69];[.K84];[.K99];[.K114];[.K129];[.K144])" office:value-type="float" office:value="185.063" calcext:value-type="float">
            <text:p>185.063</text:p>
          </table:table-cell>
          <table:table-cell table:style-name="ce2" table:formula="of:=AVERAGE([.L9];[.L24];[.L39];[.L54];[.L69];[.L84];[.L99];[.L114];[.L129];[.L144])" office:value-type="float" office:value="37.229" calcext:value-type="float">
            <text:p>37.22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085.26504" calcext:value-type="float">
            <text:p>13085.26504</text:p>
          </table:table-cell>
          <table:table-cell office:value-type="float" office:value="10993766" calcext:value-type="float">
            <text:p>10993766</text:p>
          </table:table-cell>
          <table:table-cell office:value-type="float" office:value="0" calcext:value-type="float">
            <text:p>0</text:p>
          </table:table-cell>
          <table:table-cell office:value-type="float" office:value="1570538" calcext:value-type="float">
            <text:p>1570538</text:p>
          </table:table-cell>
          <table:table-cell office:value-type="float" office:value="12564304" calcext:value-type="float">
            <text:p>12564304</text:p>
          </table:table-cell>
          <table:table-cell office:value-type="float" office:value="785269" calcext:value-type="float">
            <text:p>785269</text:p>
          </table:table-cell>
          <table:table-cell office:value-type="float" office:value="60.0117" calcext:value-type="float">
            <text:p>60.0117</text:p>
          </table:table-cell>
          <table:table-cell office:value-type="float" office:value="2.8" calcext:value-type="float">
            <text:p>2.8</text:p>
          </table:table-cell>
          <table:table-cell office:value-type="float" office:value="14.51" calcext:value-type="float">
            <text:p>14.51</text:p>
          </table:table-cell>
          <table:table-cell office:value-type="float" office:value="236.38" calcext:value-type="float">
            <text:p>236.38</text:p>
          </table:table-cell>
          <table:table-cell office:value-type="float" office:value="38.7" calcext:value-type="float">
            <text:p>38.7</text:p>
          </table:table-cell>
          <table:table-cell table:formula="of:=AVERAGE([.A10];[.A25];[.A40];[.A55];[.A70];[.A85];[.A100];[.A115];[.A130];[.A145])" office:value-type="float" office:value="190" calcext:value-type="float">
            <text:p>190</text:p>
          </table:table-cell>
          <table:table-cell table:style-name="ce1" table:formula="of:=AVERAGE([.B10];[.B25];[.B40];[.B55];[.B70];[.B85];[.B100];[.B115];[.B130];[.B145])" office:value-type="float" office:value="13125.8546593" calcext:value-type="float">
            <text:p>13125.9</text:p>
          </table:table-cell>
          <table:table-cell table:style-name="ce1" table:formula="of:=AVERAGE([.C10];[.C25];[.C40];[.C55];[.C70];[.C85];[.C100];[.C115];[.C130];[.C145])" office:value-type="float" office:value="11027917.6" calcext:value-type="float">
            <text:p>11027917.6</text:p>
          </table:table-cell>
          <table:table-cell table:style-name="ce1" table:formula="of:=AVERAGE([.D10];[.D25];[.D40];[.D55];[.D70];[.D85];[.D100];[.D115];[.D130];[.D145])" office:value-type="float" office:value="0" calcext:value-type="float">
            <text:p>0.0</text:p>
          </table:table-cell>
          <table:table-cell table:style-name="ce1" table:formula="of:=AVERAGE([.E10];[.E25];[.E40];[.E55];[.E70];[.E85];[.E100];[.E115];[.E130];[.E145])" office:value-type="float" office:value="1575416.8" calcext:value-type="float">
            <text:p>1575416.8</text:p>
          </table:table-cell>
          <table:table-cell table:style-name="ce1" table:formula="of:=AVERAGE([.F10];[.F25];[.F40];[.F55];[.F70];[.F85];[.F100];[.F115];[.F130];[.F145])" office:value-type="float" office:value="12603334.4" calcext:value-type="float">
            <text:p>12603334.4</text:p>
          </table:table-cell>
          <table:table-cell table:style-name="ce1" table:formula="of:=AVERAGE([.G10];[.G25];[.G40];[.G55];[.G70];[.G85];[.G100];[.G115];[.G130];[.G145])" office:value-type="float" office:value="787708.4" calcext:value-type="float">
            <text:p>787708.4</text:p>
          </table:table-cell>
          <table:table-cell table:style-name="ce2" table:formula="of:=AVERAGE([.H10];[.H25];[.H40];[.H55];[.H70];[.H85];[.H100];[.H115];[.H130];[.H145])" office:value-type="float" office:value="60.01197" calcext:value-type="float">
            <text:p>60.012</text:p>
          </table:table-cell>
          <table:table-cell table:style-name="ce2" table:formula="of:=AVERAGE([.I10];[.I25];[.I40];[.I55];[.I70];[.I85];[.I100];[.I115];[.I130];[.I145])" office:value-type="float" office:value="2.934" calcext:value-type="float">
            <text:p>2.934</text:p>
          </table:table-cell>
          <table:table-cell table:style-name="ce2" table:formula="of:=AVERAGE([.J10];[.J25];[.J40];[.J55];[.J70];[.J85];[.J100];[.J115];[.J130];[.J145])" office:value-type="float" office:value="14.465" calcext:value-type="float">
            <text:p>14.465</text:p>
          </table:table-cell>
          <table:table-cell table:style-name="ce2" table:formula="of:=AVERAGE([.K10];[.K25];[.K40];[.K55];[.K70];[.K85];[.K100];[.K115];[.K130];[.K145])" office:value-type="float" office:value="213.805" calcext:value-type="float">
            <text:p>213.805</text:p>
          </table:table-cell>
          <table:table-cell table:style-name="ce2" table:formula="of:=AVERAGE([.L10];[.L25];[.L40];[.L55];[.L70];[.L85];[.L100];[.L115];[.L130];[.L145])" office:value-type="float" office:value="39.512" calcext:value-type="float">
            <text:p>39.51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107.573771" calcext:value-type="float">
            <text:p>13107.573771</text:p>
          </table:table-cell>
          <table:table-cell office:value-type="float" office:value="11012876" calcext:value-type="float">
            <text:p>11012876</text:p>
          </table:table-cell>
          <table:table-cell office:value-type="float" office:value="0" calcext:value-type="float">
            <text:p>0</text:p>
          </table:table-cell>
          <table:table-cell office:value-type="float" office:value="1573268" calcext:value-type="float">
            <text:p>1573268</text:p>
          </table:table-cell>
          <table:table-cell office:value-type="float" office:value="12586144" calcext:value-type="float">
            <text:p>12586144</text:p>
          </table:table-cell>
          <table:table-cell office:value-type="float" office:value="786634" calcext:value-type="float">
            <text:p>786634</text:p>
          </table:table-cell>
          <table:table-cell office:value-type="float" office:value="60.0137" calcext:value-type="float">
            <text:p>60.0137</text:p>
          </table:table-cell>
          <table:table-cell office:value-type="float" office:value="3.15" calcext:value-type="float">
            <text:p>3.15</text:p>
          </table:table-cell>
          <table:table-cell office:value-type="float" office:value="16.01" calcext:value-type="float">
            <text:p>16.01</text:p>
          </table:table-cell>
          <table:table-cell office:value-type="float" office:value="181.99" calcext:value-type="float">
            <text:p>181.99</text:p>
          </table:table-cell>
          <table:table-cell office:value-type="float" office:value="44.08" calcext:value-type="float">
            <text:p>44.08</text:p>
          </table:table-cell>
          <table:table-cell table:formula="of:=AVERAGE([.A11];[.A26];[.A41];[.A56];[.A71];[.A86];[.A101];[.A116];[.A131];[.A146])" office:value-type="float" office:value="210" calcext:value-type="float">
            <text:p>210</text:p>
          </table:table-cell>
          <table:table-cell table:style-name="ce1" table:formula="of:=AVERAGE([.B11];[.B26];[.B41];[.B56];[.B71];[.B86];[.B101];[.B116];[.B131];[.B146])" office:value-type="float" office:value="13096.974102" calcext:value-type="float">
            <text:p>13097.0</text:p>
          </table:table-cell>
          <table:table-cell table:style-name="ce1" table:formula="of:=AVERAGE([.C11];[.C26];[.C41];[.C56];[.C71];[.C86];[.C101];[.C116];[.C131];[.C146])" office:value-type="float" office:value="11003832" calcext:value-type="float">
            <text:p>11003832.0</text:p>
          </table:table-cell>
          <table:table-cell table:style-name="ce1" table:formula="of:=AVERAGE([.D11];[.D26];[.D41];[.D56];[.D71];[.D86];[.D101];[.D116];[.D131];[.D146])" office:value-type="float" office:value="0" calcext:value-type="float">
            <text:p>0.0</text:p>
          </table:table-cell>
          <table:table-cell table:style-name="ce1" table:formula="of:=AVERAGE([.E11];[.E26];[.E41];[.E56];[.E71];[.E86];[.E101];[.E116];[.E131];[.E146])" office:value-type="float" office:value="1571976" calcext:value-type="float">
            <text:p>1571976.0</text:p>
          </table:table-cell>
          <table:table-cell table:style-name="ce1" table:formula="of:=AVERAGE([.F11];[.F26];[.F41];[.F56];[.F71];[.F86];[.F101];[.F116];[.F131];[.F146])" office:value-type="float" office:value="12575808" calcext:value-type="float">
            <text:p>12575808.0</text:p>
          </table:table-cell>
          <table:table-cell table:style-name="ce1" table:formula="of:=AVERAGE([.G11];[.G26];[.G41];[.G56];[.G71];[.G86];[.G101];[.G116];[.G131];[.G146])" office:value-type="float" office:value="785988" calcext:value-type="float">
            <text:p>785988.0</text:p>
          </table:table-cell>
          <table:table-cell table:style-name="ce2" table:formula="of:=AVERAGE([.H11];[.H26];[.H41];[.H56];[.H71];[.H86];[.H101];[.H116];[.H131];[.H146])" office:value-type="float" office:value="60.01295" calcext:value-type="float">
            <text:p>60.013</text:p>
          </table:table-cell>
          <table:table-cell table:style-name="ce2" table:formula="of:=AVERAGE([.I11];[.I26];[.I41];[.I56];[.I71];[.I86];[.I101];[.I116];[.I131];[.I146])" office:value-type="float" office:value="3.015" calcext:value-type="float">
            <text:p>3.015</text:p>
          </table:table-cell>
          <table:table-cell table:style-name="ce2" table:formula="of:=AVERAGE([.J11];[.J26];[.J41];[.J56];[.J71];[.J86];[.J101];[.J116];[.J131];[.J146])" office:value-type="float" office:value="16.023" calcext:value-type="float">
            <text:p>16.023</text:p>
          </table:table-cell>
          <table:table-cell table:style-name="ce2" table:formula="of:=AVERAGE([.K11];[.K26];[.K41];[.K56];[.K71];[.K86];[.K101];[.K116];[.K131];[.K146])" office:value-type="float" office:value="206.073" calcext:value-type="float">
            <text:p>206.073</text:p>
          </table:table-cell>
          <table:table-cell table:style-name="ce2" table:formula="of:=AVERAGE([.L11];[.L26];[.L41];[.L56];[.L71];[.L86];[.L101];[.L116];[.L131];[.L146])" office:value-type="float" office:value="46.444" calcext:value-type="float">
            <text:p>46.44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099.0377" calcext:value-type="float">
            <text:p>13099.0377</text:p>
          </table:table-cell>
          <table:table-cell office:value-type="float" office:value="11005484" calcext:value-type="float">
            <text:p>11005484</text:p>
          </table:table-cell>
          <table:table-cell office:value-type="float" office:value="0" calcext:value-type="float">
            <text:p>0</text:p>
          </table:table-cell>
          <table:table-cell office:value-type="float" office:value="1572212" calcext:value-type="float">
            <text:p>1572212</text:p>
          </table:table-cell>
          <table:table-cell office:value-type="float" office:value="12577696" calcext:value-type="float">
            <text:p>12577696</text:p>
          </table:table-cell>
          <table:table-cell office:value-type="float" office:value="786106" calcext:value-type="float">
            <text:p>786106</text:p>
          </table:table-cell>
          <table:table-cell office:value-type="float" office:value="60.0125" calcext:value-type="float">
            <text:p>60.0125</text:p>
          </table:table-cell>
          <table:table-cell office:value-type="float" office:value="3.14" calcext:value-type="float">
            <text:p>3.14</text:p>
          </table:table-cell>
          <table:table-cell office:value-type="float" office:value="17.55" calcext:value-type="float">
            <text:p>17.55</text:p>
          </table:table-cell>
          <table:table-cell office:value-type="float" office:value="192.39" calcext:value-type="float">
            <text:p>192.39</text:p>
          </table:table-cell>
          <table:table-cell office:value-type="float" office:value="49.82" calcext:value-type="float">
            <text:p>49.82</text:p>
          </table:table-cell>
          <table:table-cell table:formula="of:=AVERAGE([.A12];[.A27];[.A42];[.A57];[.A72];[.A87];[.A102];[.A117];[.A132];[.A147])" office:value-type="float" office:value="230" calcext:value-type="float">
            <text:p>230</text:p>
          </table:table-cell>
          <table:table-cell table:style-name="ce1" table:formula="of:=AVERAGE([.B12];[.B27];[.B42];[.B57];[.B72];[.B87];[.B102];[.B117];[.B132];[.B147])" office:value-type="float" office:value="13095.9762464" calcext:value-type="float">
            <text:p>13096.0</text:p>
          </table:table-cell>
          <table:table-cell table:style-name="ce1" table:formula="of:=AVERAGE([.C12];[.C27];[.C42];[.C57];[.C72];[.C87];[.C102];[.C117];[.C132];[.C147])" office:value-type="float" office:value="11003274.8" calcext:value-type="float">
            <text:p>11003274.8</text:p>
          </table:table-cell>
          <table:table-cell table:style-name="ce1" table:formula="of:=AVERAGE([.D12];[.D27];[.D42];[.D57];[.D72];[.D87];[.D102];[.D117];[.D132];[.D147])" office:value-type="float" office:value="0" calcext:value-type="float">
            <text:p>0.0</text:p>
          </table:table-cell>
          <table:table-cell table:style-name="ce1" table:formula="of:=AVERAGE([.E12];[.E27];[.E42];[.E57];[.E72];[.E87];[.E102];[.E117];[.E132];[.E147])" office:value-type="float" office:value="1571896.4" calcext:value-type="float">
            <text:p>1571896.4</text:p>
          </table:table-cell>
          <table:table-cell table:style-name="ce1" table:formula="of:=AVERAGE([.F12];[.F27];[.F42];[.F57];[.F72];[.F87];[.F102];[.F117];[.F132];[.F147])" office:value-type="float" office:value="12575171.2" calcext:value-type="float">
            <text:p>12575171.2</text:p>
          </table:table-cell>
          <table:table-cell table:style-name="ce1" table:formula="of:=AVERAGE([.G12];[.G27];[.G42];[.G57];[.G72];[.G87];[.G102];[.G117];[.G132];[.G147])" office:value-type="float" office:value="785948.2" calcext:value-type="float">
            <text:p>785948.2</text:p>
          </table:table-cell>
          <table:table-cell table:style-name="ce2" table:formula="of:=AVERAGE([.H12];[.H27];[.H42];[.H57];[.H72];[.H87];[.H102];[.H117];[.H132];[.H147])" office:value-type="float" office:value="60.01448" calcext:value-type="float">
            <text:p>60.014</text:p>
          </table:table-cell>
          <table:table-cell table:style-name="ce2" table:formula="of:=AVERAGE([.I12];[.I27];[.I42];[.I57];[.I72];[.I87];[.I102];[.I117];[.I132];[.I147])" office:value-type="float" office:value="2.964" calcext:value-type="float">
            <text:p>2.964</text:p>
          </table:table-cell>
          <table:table-cell table:style-name="ce2" table:formula="of:=AVERAGE([.J12];[.J27];[.J42];[.J57];[.J72];[.J87];[.J102];[.J117];[.J132];[.J147])" office:value-type="float" office:value="17.549" calcext:value-type="float">
            <text:p>17.549</text:p>
          </table:table-cell>
          <table:table-cell table:style-name="ce2" table:formula="of:=AVERAGE([.K12];[.K27];[.K42];[.K57];[.K72];[.K87];[.K102];[.K117];[.K132];[.K147])" office:value-type="float" office:value="228.388" calcext:value-type="float">
            <text:p>228.388</text:p>
          </table:table-cell>
          <table:table-cell table:style-name="ce2" table:formula="of:=AVERAGE([.L12];[.L27];[.L42];[.L57];[.L72];[.L87];[.L102];[.L117];[.L132];[.L147])" office:value-type="float" office:value="49.298" calcext:value-type="float">
            <text:p>49.2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859.958679" calcext:value-type="float">
            <text:p>12859.958679</text:p>
          </table:table-cell>
          <table:table-cell office:value-type="float" office:value="10805606" calcext:value-type="float">
            <text:p>10805606</text:p>
          </table:table-cell>
          <table:table-cell office:value-type="float" office:value="0" calcext:value-type="float">
            <text:p>0</text:p>
          </table:table-cell>
          <table:table-cell office:value-type="float" office:value="1543658" calcext:value-type="float">
            <text:p>1543658</text:p>
          </table:table-cell>
          <table:table-cell office:value-type="float" office:value="12349264" calcext:value-type="float">
            <text:p>12349264</text:p>
          </table:table-cell>
          <table:table-cell office:value-type="float" office:value="771829" calcext:value-type="float">
            <text:p>771829</text:p>
          </table:table-cell>
          <table:table-cell office:value-type="float" office:value="60.018" calcext:value-type="float">
            <text:p>60.018</text:p>
          </table:table-cell>
          <table:table-cell office:value-type="float" office:value="2.68" calcext:value-type="float">
            <text:p>2.68</text:p>
          </table:table-cell>
          <table:table-cell office:value-type="float" office:value="19.42" calcext:value-type="float">
            <text:p>19.42</text:p>
          </table:table-cell>
          <table:table-cell office:value-type="float" office:value="256.2" calcext:value-type="float">
            <text:p>256.2</text:p>
          </table:table-cell>
          <table:table-cell office:value-type="float" office:value="52.39" calcext:value-type="float">
            <text:p>52.39</text:p>
          </table:table-cell>
          <table:table-cell table:formula="of:=AVERAGE([.A13];[.A28];[.A43];[.A58];[.A73];[.A88];[.A103];[.A118];[.A133];[.A148])" office:value-type="float" office:value="250" calcext:value-type="float">
            <text:p>250</text:p>
          </table:table-cell>
          <table:table-cell table:style-name="ce1" table:formula="of:=AVERAGE([.B13];[.B28];[.B43];[.B58];[.B73];[.B88];[.B103];[.B118];[.B133];[.B148])" office:value-type="float" office:value="13027.5840784" calcext:value-type="float">
            <text:p>13027.6</text:p>
          </table:table-cell>
          <table:table-cell table:style-name="ce1" table:formula="of:=AVERAGE([.C13];[.C28];[.C43];[.C58];[.C73];[.C88];[.C103];[.C118];[.C133];[.C148])" office:value-type="float" office:value="10946020.4" calcext:value-type="float">
            <text:p>10946020.4</text:p>
          </table:table-cell>
          <table:table-cell table:style-name="ce1" table:formula="of:=AVERAGE([.D13];[.D28];[.D43];[.D58];[.D73];[.D88];[.D103];[.D118];[.D133];[.D148])" office:value-type="float" office:value="0" calcext:value-type="float">
            <text:p>0.0</text:p>
          </table:table-cell>
          <table:table-cell table:style-name="ce1" table:formula="of:=AVERAGE([.E13];[.E28];[.E43];[.E58];[.E73];[.E88];[.E103];[.E118];[.E133];[.E148])" office:value-type="float" office:value="1563717.2" calcext:value-type="float">
            <text:p>1563717.2</text:p>
          </table:table-cell>
          <table:table-cell table:style-name="ce1" table:formula="of:=AVERAGE([.F13];[.F28];[.F43];[.F58];[.F73];[.F88];[.F103];[.F118];[.F133];[.F148])" office:value-type="float" office:value="12509737.6" calcext:value-type="float">
            <text:p>12509737.6</text:p>
          </table:table-cell>
          <table:table-cell table:style-name="ce1" table:formula="of:=AVERAGE([.G13];[.G28];[.G43];[.G58];[.G73];[.G88];[.G103];[.G118];[.G133];[.G148])" office:value-type="float" office:value="781858.6" calcext:value-type="float">
            <text:p>781858.6</text:p>
          </table:table-cell>
          <table:table-cell table:style-name="ce2" table:formula="of:=AVERAGE([.H13];[.H28];[.H43];[.H58];[.H73];[.H88];[.H103];[.H118];[.H133];[.H148])" office:value-type="float" office:value="60.01563" calcext:value-type="float">
            <text:p>60.016</text:p>
          </table:table-cell>
          <table:table-cell table:style-name="ce2" table:formula="of:=AVERAGE([.I13];[.I28];[.I43];[.I58];[.I73];[.I88];[.I103];[.I118];[.I133];[.I148])" office:value-type="float" office:value="2.902" calcext:value-type="float">
            <text:p>2.902</text:p>
          </table:table-cell>
          <table:table-cell table:style-name="ce2" table:formula="of:=AVERAGE([.J13];[.J28];[.J43];[.J58];[.J73];[.J88];[.J103];[.J118];[.J133];[.J148])" office:value-type="float" office:value="19.174" calcext:value-type="float">
            <text:p>19.174</text:p>
          </table:table-cell>
          <table:table-cell table:style-name="ce2" table:formula="of:=AVERAGE([.K13];[.K28];[.K43];[.K58];[.K73];[.K88];[.K103];[.K118];[.K133];[.K148])" office:value-type="float" office:value="227.534" calcext:value-type="float">
            <text:p>227.534</text:p>
          </table:table-cell>
          <table:table-cell table:style-name="ce2" table:formula="of:=AVERAGE([.L13];[.L28];[.L43];[.L58];[.L73];[.L88];[.L103];[.L118];[.L133];[.L148])" office:value-type="float" office:value="53.714" calcext:value-type="float">
            <text:p>53.71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975.912989" calcext:value-type="float">
            <text:p>12975.912989</text:p>
          </table:table-cell>
          <table:table-cell office:value-type="float" office:value="10903382" calcext:value-type="float">
            <text:p>10903382</text:p>
          </table:table-cell>
          <table:table-cell office:value-type="float" office:value="0" calcext:value-type="float">
            <text:p>0</text:p>
          </table:table-cell>
          <table:table-cell office:value-type="float" office:value="1557626" calcext:value-type="float">
            <text:p>1557626</text:p>
          </table:table-cell>
          <table:table-cell office:value-type="float" office:value="12461008" calcext:value-type="float">
            <text:p>12461008</text:p>
          </table:table-cell>
          <table:table-cell office:value-type="float" office:value="778813" calcext:value-type="float">
            <text:p>778813</text:p>
          </table:table-cell>
          <table:table-cell office:value-type="float" office:value="60.0199" calcext:value-type="float">
            <text:p>60.0199</text:p>
          </table:table-cell>
          <table:table-cell office:value-type="float" office:value="3.03" calcext:value-type="float">
            <text:p>3.03</text:p>
          </table:table-cell>
          <table:table-cell office:value-type="float" office:value="20.79" calcext:value-type="float">
            <text:p>20.79</text:p>
          </table:table-cell>
          <table:table-cell office:value-type="float" office:value="247.33" calcext:value-type="float">
            <text:p>247.33</text:p>
          </table:table-cell>
          <table:table-cell office:value-type="float" office:value="59.05" calcext:value-type="float">
            <text:p>59.05</text:p>
          </table:table-cell>
          <table:table-cell table:formula="of:=AVERAGE([.A14];[.A29];[.A44];[.A59];[.A74];[.A89];[.A104];[.A119];[.A134];[.A149])" office:value-type="float" office:value="270" calcext:value-type="float">
            <text:p>270</text:p>
          </table:table-cell>
          <table:table-cell table:style-name="ce1" table:formula="of:=AVERAGE([.B14];[.B29];[.B44];[.B59];[.B74];[.B89];[.B104];[.B119];[.B134];[.B149])" office:value-type="float" office:value="12974.4340896" calcext:value-type="float">
            <text:p>12974.4</text:p>
          </table:table-cell>
          <table:table-cell table:style-name="ce1" table:formula="of:=AVERAGE([.C14];[.C29];[.C44];[.C59];[.C74];[.C89];[.C104];[.C119];[.C134];[.C149])" office:value-type="float" office:value="10901599.8" calcext:value-type="float">
            <text:p>10901599.8</text:p>
          </table:table-cell>
          <table:table-cell table:style-name="ce1" table:formula="of:=AVERAGE([.D14];[.D29];[.D44];[.D59];[.D74];[.D89];[.D104];[.D119];[.D134];[.D149])" office:value-type="float" office:value="0" calcext:value-type="float">
            <text:p>0.0</text:p>
          </table:table-cell>
          <table:table-cell table:style-name="ce1" table:formula="of:=AVERAGE([.E14];[.E29];[.E44];[.E59];[.E74];[.E89];[.E104];[.E119];[.E134];[.E149])" office:value-type="float" office:value="1557371.4" calcext:value-type="float">
            <text:p>1557371.4</text:p>
          </table:table-cell>
          <table:table-cell table:style-name="ce1" table:formula="of:=AVERAGE([.F14];[.F29];[.F44];[.F59];[.F74];[.F89];[.F104];[.F119];[.F134];[.F149])" office:value-type="float" office:value="12458971.2" calcext:value-type="float">
            <text:p>12458971.2</text:p>
          </table:table-cell>
          <table:table-cell table:style-name="ce1" table:formula="of:=AVERAGE([.G14];[.G29];[.G44];[.G59];[.G74];[.G89];[.G104];[.G119];[.G134];[.G149])" office:value-type="float" office:value="778685.7" calcext:value-type="float">
            <text:p>778685.7</text:p>
          </table:table-cell>
          <table:table-cell table:style-name="ce2" table:formula="of:=AVERAGE([.H14];[.H29];[.H44];[.H59];[.H74];[.H89];[.H104];[.H119];[.H134];[.H149])" office:value-type="float" office:value="60.01693" calcext:value-type="float">
            <text:p>60.017</text:p>
          </table:table-cell>
          <table:table-cell table:style-name="ce2" table:formula="of:=AVERAGE([.I14];[.I29];[.I44];[.I59];[.I74];[.I89];[.I104];[.I119];[.I134];[.I149])" office:value-type="float" office:value="2.952" calcext:value-type="float">
            <text:p>2.952</text:p>
          </table:table-cell>
          <table:table-cell table:style-name="ce2" table:formula="of:=AVERAGE([.J14];[.J29];[.J44];[.J59];[.J74];[.J89];[.J104];[.J119];[.J134];[.J149])" office:value-type="float" office:value="20.793" calcext:value-type="float">
            <text:p>20.793</text:p>
          </table:table-cell>
          <table:table-cell table:style-name="ce2" table:formula="of:=AVERAGE([.K14];[.K29];[.K44];[.K59];[.K74];[.K89];[.K104];[.K119];[.K134];[.K149])" office:value-type="float" office:value="271.461" calcext:value-type="float">
            <text:p>271.461</text:p>
          </table:table-cell>
          <table:table-cell table:style-name="ce2" table:formula="of:=AVERAGE([.L14];[.L29];[.L44];[.L59];[.L74];[.L89];[.L104];[.L119];[.L134];[.L149])" office:value-type="float" office:value="59.028" calcext:value-type="float">
            <text:p>59.02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836.500811" calcext:value-type="float">
            <text:p>12836.500811</text:p>
          </table:table-cell>
          <table:table-cell office:value-type="float" office:value="10785572" calcext:value-type="float">
            <text:p>10785572</text:p>
          </table:table-cell>
          <table:table-cell office:value-type="float" office:value="0" calcext:value-type="float">
            <text:p>0</text:p>
          </table:table-cell>
          <table:table-cell office:value-type="float" office:value="1540796" calcext:value-type="float">
            <text:p>1540796</text:p>
          </table:table-cell>
          <table:table-cell office:value-type="float" office:value="12326368" calcext:value-type="float">
            <text:p>12326368</text:p>
          </table:table-cell>
          <table:table-cell office:value-type="float" office:value="770398" calcext:value-type="float">
            <text:p>770398</text:p>
          </table:table-cell>
          <table:table-cell office:value-type="float" office:value="60.0162" calcext:value-type="float">
            <text:p>60.0162</text:p>
          </table:table-cell>
          <table:table-cell office:value-type="float" office:value="2.86" calcext:value-type="float">
            <text:p>2.86</text:p>
          </table:table-cell>
          <table:table-cell office:value-type="float" office:value="22.57" calcext:value-type="float">
            <text:p>22.57</text:p>
          </table:table-cell>
          <table:table-cell office:value-type="float" office:value="310.4" calcext:value-type="float">
            <text:p>310.4</text:p>
          </table:table-cell>
          <table:table-cell office:value-type="float" office:value="63.68" calcext:value-type="float">
            <text:p>63.68</text:p>
          </table:table-cell>
          <table:table-cell table:formula="of:=AVERAGE([.A15];[.A30];[.A45];[.A60];[.A75];[.A90];[.A105];[.A120];[.A135];[.A150])" office:value-type="float" office:value="290" calcext:value-type="float">
            <text:p>290</text:p>
          </table:table-cell>
          <table:table-cell table:style-name="ce1" table:formula="of:=AVERAGE([.B15];[.B30];[.B45];[.B60];[.B75];[.B90];[.B105];[.B120];[.B135];[.B150])" office:value-type="float" office:value="12876.8169068" calcext:value-type="float">
            <text:p>12876.8</text:p>
          </table:table-cell>
          <table:table-cell table:style-name="ce1" table:formula="of:=AVERAGE([.C15];[.C30];[.C45];[.C60];[.C75];[.C90];[.C105];[.C120];[.C135];[.C150])" office:value-type="float" office:value="10819895.8" calcext:value-type="float">
            <text:p>10819895.8</text:p>
          </table:table-cell>
          <table:table-cell table:style-name="ce1" table:formula="of:=AVERAGE([.D15];[.D30];[.D45];[.D60];[.D75];[.D90];[.D105];[.D120];[.D135];[.D150])" office:value-type="float" office:value="0" calcext:value-type="float">
            <text:p>0.0</text:p>
          </table:table-cell>
          <table:table-cell table:style-name="ce1" table:formula="of:=AVERAGE([.E15];[.E30];[.E45];[.E60];[.E75];[.E90];[.E105];[.E120];[.E135];[.E150])" office:value-type="float" office:value="1545699.4" calcext:value-type="float">
            <text:p>1545699.4</text:p>
          </table:table-cell>
          <table:table-cell table:style-name="ce1" table:formula="of:=AVERAGE([.F15];[.F30];[.F45];[.F60];[.F75];[.F90];[.F105];[.F120];[.F135];[.F150])" office:value-type="float" office:value="12365595.2" calcext:value-type="float">
            <text:p>12365595.2</text:p>
          </table:table-cell>
          <table:table-cell table:style-name="ce1" table:formula="of:=AVERAGE([.G15];[.G30];[.G45];[.G60];[.G75];[.G90];[.G105];[.G120];[.G135];[.G150])" office:value-type="float" office:value="772849.7" calcext:value-type="float">
            <text:p>772849.7</text:p>
          </table:table-cell>
          <table:table-cell table:style-name="ce2" table:formula="of:=AVERAGE([.H15];[.H30];[.H45];[.H60];[.H75];[.H90];[.H105];[.H120];[.H135];[.H150])" office:value-type="float" office:value="60.01869" calcext:value-type="float">
            <text:p>60.019</text:p>
          </table:table-cell>
          <table:table-cell table:style-name="ce2" table:formula="of:=AVERAGE([.I15];[.I30];[.I45];[.I60];[.I75];[.I90];[.I105];[.I120];[.I135];[.I150])" office:value-type="float" office:value="2.893" calcext:value-type="float">
            <text:p>2.893</text:p>
          </table:table-cell>
          <table:table-cell table:style-name="ce2" table:formula="of:=AVERAGE([.J15];[.J30];[.J45];[.J60];[.J75];[.J90];[.J105];[.J120];[.J135];[.J150])" office:value-type="float" office:value="22.504" calcext:value-type="float">
            <text:p>22.504</text:p>
          </table:table-cell>
          <table:table-cell table:style-name="ce2" table:formula="of:=AVERAGE([.K15];[.K30];[.K45];[.K60];[.K75];[.K90];[.K105];[.K120];[.K135];[.K150])" office:value-type="float" office:value="270.294" calcext:value-type="float">
            <text:p>270.294</text:p>
          </table:table-cell>
          <table:table-cell table:style-name="ce2" table:formula="of:=AVERAGE([.L15];[.L30];[.L45];[.L60];[.L75];[.L90];[.L105];[.L120];[.L135];[.L150])" office:value-type="float" office:value="62.767" calcext:value-type="float">
            <text:p>62.7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45.793988" calcext:value-type="float">
            <text:p>3345.793988</text:p>
          </table:table-cell>
          <table:table-cell office:value-type="float" office:value="2810570" calcext:value-type="float">
            <text:p>2810570</text:p>
          </table:table-cell>
          <table:table-cell office:value-type="float" office:value="0" calcext:value-type="float">
            <text:p>0</text:p>
          </table:table-cell>
          <table:table-cell office:value-type="float" office:value="401510" calcext:value-type="float">
            <text:p>401510</text:p>
          </table:table-cell>
          <table:table-cell office:value-type="float" office:value="3212080" calcext:value-type="float">
            <text:p>3212080</text:p>
          </table:table-cell>
          <table:table-cell office:value-type="float" office:value="200755" calcext:value-type="float">
            <text:p>200755</text:p>
          </table:table-cell>
          <table:table-cell office:value-type="float" office:value="60.0022" calcext:value-type="float">
            <text:p>60.0022</text:p>
          </table:table-cell>
          <table:table-cell office:value-type="float" office:value="2.27" calcext:value-type="float">
            <text:p>2.27</text:p>
          </table:table-cell>
          <table:table-cell office:value-type="float" office:value="2.98" calcext:value-type="float">
            <text:p>2.98</text:p>
          </table:table-cell>
          <table:table-cell office:value-type="float" office:value="16.55" calcext:value-type="float">
            <text:p>16.55</text:p>
          </table:table-cell>
          <table:table-cell office:value-type="float" office:value="3.43" calcext:value-type="float">
            <text:p>3.43</text:p>
          </table:table-cell>
          <table:table-cell table:formula="of:=STDEV([.A1];[.A16];[.A31];[.A46];[.A61];[.A76];[.A91];[.A106];[.A121];[.A136])" office:value-type="float" office:value="0" calcext:value-type="float">
            <text:p>0</text:p>
          </table:table-cell>
          <table:table-cell table:style-name="ce1" table:formula="of:=STDEV([.B1];[.B16];[.B31];[.B46];[.B61];[.B76];[.B91];[.B106];[.B121];[.B136])" office:value-type="float" office:value="34.3546043141081" calcext:value-type="float">
            <text:p>34.4</text:p>
          </table:table-cell>
          <table:table-cell table:style-name="ce1" table:formula="of:=STDEV([.C1];[.C16];[.C31];[.C46];[.C61];[.C76];[.C91];[.C106];[.C121];[.C136])" office:value-type="float" office:value="28855.5451740023" calcext:value-type="float">
            <text:p>28855.5</text:p>
          </table:table-cell>
          <table:table-cell table:style-name="ce1" table:formula="of:=STDEV([.D1];[.D16];[.D31];[.D46];[.D61];[.D76];[.D91];[.D106];[.D121];[.D136])" office:value-type="float" office:value="0" calcext:value-type="float">
            <text:p>0.0</text:p>
          </table:table-cell>
          <table:table-cell table:style-name="ce1" table:formula="of:=STDEV([.E1];[.E16];[.E31];[.E46];[.E61];[.E76];[.E91];[.E106];[.E121];[.E136])" office:value-type="float" office:value="4122.22073914319" calcext:value-type="float">
            <text:p>4122.2</text:p>
          </table:table-cell>
          <table:table-cell table:style-name="ce1" table:formula="of:=STDEV([.F1];[.F16];[.F31];[.F46];[.F61];[.F76];[.F91];[.F106];[.F121];[.F136])" office:value-type="float" office:value="32977.7659131455" calcext:value-type="float">
            <text:p>32977.8</text:p>
          </table:table-cell>
          <table:table-cell table:style-name="ce1" table:formula="of:=STDEV([.G1];[.G16];[.G31];[.G46];[.G61];[.G76];[.G91];[.G106];[.G121];[.G136])" office:value-type="float" office:value="2061.11036957159" calcext:value-type="float">
            <text:p>2061.1</text:p>
          </table:table-cell>
          <table:table-cell table:style-name="ce2" table:formula="of:=STDEV([.H1];[.H16];[.H31];[.H46];[.H61];[.H76];[.H91];[.H106];[.H121];[.H136])" office:value-type="float" office:value="0.000426354052140007" calcext:value-type="float">
            <text:p>0.000</text:p>
          </table:table-cell>
          <table:table-cell table:style-name="ce2" table:formula="of:=STDEV([.I1];[.I16];[.I31];[.I46];[.I61];[.I76];[.I91];[.I106];[.I121];[.I136])" office:value-type="float" office:value="0.0692499498595888" calcext:value-type="float">
            <text:p>0.069</text:p>
          </table:table-cell>
          <table:table-cell table:style-name="ce2" table:formula="of:=STDEV([.J1];[.J16];[.J31];[.J46];[.J61];[.J76];[.J91];[.J106];[.J121];[.J136])" office:value-type="float" office:value="0.029739610697594" calcext:value-type="float">
            <text:p>0.030</text:p>
          </table:table-cell>
          <table:table-cell table:style-name="ce2" table:formula="of:=STDEV([.K1];[.K16];[.K31];[.K46];[.K61];[.K76];[.K91];[.K106];[.K121];[.K136])" office:value-type="float" office:value="3.64630787387888" calcext:value-type="float">
            <text:p>3.646</text:p>
          </table:table-cell>
          <table:table-cell table:style-name="ce2" table:formula="of:=STDEV([.L1];[.L16];[.L31];[.L46];[.L61];[.L76];[.L91];[.L106];[.L121];[.L136])" office:value-type="float" office:value="0.0368932393686312" calcext:value-type="float">
            <text:p>0.0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02.10337" calcext:value-type="float">
            <text:p>6702.10337</text:p>
          </table:table-cell>
          <table:table-cell office:value-type="float" office:value="5630114" calcext:value-type="float">
            <text:p>5630114</text:p>
          </table:table-cell>
          <table:table-cell office:value-type="float" office:value="0" calcext:value-type="float">
            <text:p>0</text:p>
          </table:table-cell>
          <table:table-cell office:value-type="float" office:value="804302" calcext:value-type="float">
            <text:p>804302</text:p>
          </table:table-cell>
          <table:table-cell office:value-type="float" office:value="6434416" calcext:value-type="float">
            <text:p>6434416</text:p>
          </table:table-cell>
          <table:table-cell office:value-type="float" office:value="402151" calcext:value-type="float">
            <text:p>402151</text:p>
          </table:table-cell>
          <table:table-cell office:value-type="float" office:value="60.0037" calcext:value-type="float">
            <text:p>60.0037</text:p>
          </table:table-cell>
          <table:table-cell office:value-type="float" office:value="2.73" calcext:value-type="float">
            <text:p>2.73</text:p>
          </table:table-cell>
          <table:table-cell office:value-type="float" office:value="4.47" calcext:value-type="float">
            <text:p>4.47</text:p>
          </table:table-cell>
          <table:table-cell office:value-type="float" office:value="15.91" calcext:value-type="float">
            <text:p>15.91</text:p>
          </table:table-cell>
          <table:table-cell office:value-type="float" office:value="5.56" calcext:value-type="float">
            <text:p>5.56</text:p>
          </table:table-cell>
          <table:table-cell table:formula="of:=STDEV([.A2];[.A17];[.A32];[.A47];[.A62];[.A77];[.A92];[.A107];[.A122];[.A137])" office:value-type="float" office:value="0" calcext:value-type="float">
            <text:p>0</text:p>
          </table:table-cell>
          <table:table-cell table:style-name="ce1" table:formula="of:=STDEV([.B2];[.B17];[.B32];[.B47];[.B62];[.B77];[.B92];[.B107];[.B122];[.B137])" office:value-type="float" office:value="104.25980932153" calcext:value-type="float">
            <text:p>104.3</text:p>
          </table:table-cell>
          <table:table-cell table:style-name="ce1" table:formula="of:=STDEV([.C2];[.C17];[.C32];[.C47];[.C62];[.C77];[.C92];[.C107];[.C122];[.C137])" office:value-type="float" office:value="87584.404602646" calcext:value-type="float">
            <text:p>87584.4</text:p>
          </table:table-cell>
          <table:table-cell table:style-name="ce1" table:formula="of:=STDEV([.D2];[.D17];[.D32];[.D47];[.D62];[.D77];[.D92];[.D107];[.D122];[.D137])" office:value-type="float" office:value="0" calcext:value-type="float">
            <text:p>0.0</text:p>
          </table:table-cell>
          <table:table-cell table:style-name="ce1" table:formula="of:=STDEV([.E2];[.E17];[.E32];[.E47];[.E62];[.E77];[.E92];[.E107];[.E122];[.E137])" office:value-type="float" office:value="12512.057800378" calcext:value-type="float">
            <text:p>12512.1</text:p>
          </table:table-cell>
          <table:table-cell table:style-name="ce1" table:formula="of:=STDEV([.F2];[.F17];[.F32];[.F47];[.F62];[.F77];[.F92];[.F107];[.F122];[.F137])" office:value-type="float" office:value="100096.462403024" calcext:value-type="float">
            <text:p>100096.5</text:p>
          </table:table-cell>
          <table:table-cell table:style-name="ce1" table:formula="of:=STDEV([.G2];[.G17];[.G32];[.G47];[.G62];[.G77];[.G92];[.G107];[.G122];[.G137])" office:value-type="float" office:value="6256.028900189" calcext:value-type="float">
            <text:p>6256.0</text:p>
          </table:table-cell>
          <table:table-cell table:style-name="ce2" table:formula="of:=STDEV([.H2];[.H17];[.H32];[.H47];[.H62];[.H77];[.H92];[.H107];[.H122];[.H137])" office:value-type="float" office:value="0.000559761854123725" calcext:value-type="float">
            <text:p>0.001</text:p>
          </table:table-cell>
          <table:table-cell table:style-name="ce2" table:formula="of:=STDEV([.I2];[.I17];[.I32];[.I47];[.I62];[.I77];[.I92];[.I107];[.I122];[.I137])" office:value-type="float" office:value="0.108058626063201" calcext:value-type="float">
            <text:p>0.108</text:p>
          </table:table-cell>
          <table:table-cell table:style-name="ce2" table:formula="of:=STDEV([.J2];[.J17];[.J32];[.J47];[.J62];[.J77];[.J92];[.J107];[.J122];[.J137])" office:value-type="float" office:value="0.0704035983928853" calcext:value-type="float">
            <text:p>0.070</text:p>
          </table:table-cell>
          <table:table-cell table:style-name="ce2" table:formula="of:=STDEV([.K2];[.K17];[.K32];[.K47];[.K62];[.K77];[.K92];[.K107];[.K122];[.K137])" office:value-type="float" office:value="5.05935448232062" calcext:value-type="float">
            <text:p>5.059</text:p>
          </table:table-cell>
          <table:table-cell table:style-name="ce2" table:formula="of:=STDEV([.L2];[.L17];[.L32];[.L47];[.L62];[.L77];[.L92];[.L107];[.L122];[.L137])" office:value-type="float" office:value="0.801127677436971" calcext:value-type="float">
            <text:p>0.8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861.374654" calcext:value-type="float">
            <text:p>7861.374654</text:p>
          </table:table-cell>
          <table:table-cell office:value-type="float" office:value="6604094" calcext:value-type="float">
            <text:p>6604094</text:p>
          </table:table-cell>
          <table:table-cell office:value-type="float" office:value="0" calcext:value-type="float">
            <text:p>0</text:p>
          </table:table-cell>
          <table:table-cell office:value-type="float" office:value="943442" calcext:value-type="float">
            <text:p>943442</text:p>
          </table:table-cell>
          <table:table-cell office:value-type="float" office:value="7547536" calcext:value-type="float">
            <text:p>7547536</text:p>
          </table:table-cell>
          <table:table-cell office:value-type="float" office:value="471721" calcext:value-type="float">
            <text:p>471721</text:p>
          </table:table-cell>
          <table:table-cell office:value-type="float" office:value="60.0049" calcext:value-type="float">
            <text:p>60.0049</text:p>
          </table:table-cell>
          <table:table-cell office:value-type="float" office:value="2.56" calcext:value-type="float">
            <text:p>2.56</text:p>
          </table:table-cell>
          <table:table-cell office:value-type="float" office:value="6.35" calcext:value-type="float">
            <text:p>6.35</text:p>
          </table:table-cell>
          <table:table-cell office:value-type="float" office:value="39.61" calcext:value-type="float">
            <text:p>39.61</text:p>
          </table:table-cell>
          <table:table-cell office:value-type="float" office:value="10.32" calcext:value-type="float">
            <text:p>10.32</text:p>
          </table:table-cell>
          <table:table-cell table:formula="of:=STDEV([.A3];[.A18];[.A33];[.A48];[.A63];[.A78];[.A93];[.A108];[.A123];[.A138])" office:value-type="float" office:value="0" calcext:value-type="float">
            <text:p>0</text:p>
          </table:table-cell>
          <table:table-cell table:style-name="ce1" table:formula="of:=STDEV([.B3];[.B18];[.B33];[.B48];[.B63];[.B78];[.B93];[.B108];[.B123];[.B138])" office:value-type="float" office:value="241.590449341862" calcext:value-type="float">
            <text:p>241.6</text:p>
          </table:table-cell>
          <table:table-cell table:style-name="ce1" table:formula="of:=STDEV([.C3];[.C18];[.C33];[.C48];[.C63];[.C78];[.C93];[.C108];[.C123];[.C138])" office:value-type="float" office:value="202887.290273853" calcext:value-type="float">
            <text:p>202887.3</text:p>
          </table:table-cell>
          <table:table-cell table:style-name="ce1" table:formula="of:=STDEV([.D3];[.D18];[.D33];[.D48];[.D63];[.D78];[.D93];[.D108];[.D123];[.D138])" office:value-type="float" office:value="0" calcext:value-type="float">
            <text:p>0.0</text:p>
          </table:table-cell>
          <table:table-cell table:style-name="ce1" table:formula="of:=STDEV([.E3];[.E18];[.E33];[.E48];[.E63];[.E78];[.E93];[.E108];[.E123];[.E138])" office:value-type="float" office:value="28983.8986105504" calcext:value-type="float">
            <text:p>28983.9</text:p>
          </table:table-cell>
          <table:table-cell table:style-name="ce1" table:formula="of:=STDEV([.F3];[.F18];[.F33];[.F48];[.F63];[.F78];[.F93];[.F108];[.F123];[.F138])" office:value-type="float" office:value="231871.188884403" calcext:value-type="float">
            <text:p>231871.2</text:p>
          </table:table-cell>
          <table:table-cell table:style-name="ce1" table:formula="of:=STDEV([.G3];[.G18];[.G33];[.G48];[.G63];[.G78];[.G93];[.G108];[.G123];[.G138])" office:value-type="float" office:value="14491.9493052752" calcext:value-type="float">
            <text:p>14491.9</text:p>
          </table:table-cell>
          <table:table-cell table:style-name="ce2" table:formula="of:=STDEV([.H3];[.H18];[.H33];[.H48];[.H63];[.H78];[.H93];[.H108];[.H123];[.H138])" office:value-type="float" office:value="0.000823002632640067" calcext:value-type="float">
            <text:p>0.001</text:p>
          </table:table-cell>
          <table:table-cell table:style-name="ce2" table:formula="of:=STDEV([.I3];[.I18];[.I33];[.I48];[.I63];[.I78];[.I93];[.I108];[.I123];[.I138])" office:value-type="float" office:value="0.0515213008807468" calcext:value-type="float">
            <text:p>0.052</text:p>
          </table:table-cell>
          <table:table-cell table:style-name="ce2" table:formula="of:=STDEV([.J3];[.J18];[.J33];[.J48];[.J63];[.J78];[.J93];[.J108];[.J123];[.J138])" office:value-type="float" office:value="0.187486295795483" calcext:value-type="float">
            <text:p>0.187</text:p>
          </table:table-cell>
          <table:table-cell table:style-name="ce2" table:formula="of:=STDEV([.K3];[.K18];[.K33];[.K48];[.K63];[.K78];[.K93];[.K108];[.K123];[.K138])" office:value-type="float" office:value="26.6068438146613" calcext:value-type="float">
            <text:p>26.607</text:p>
          </table:table-cell>
          <table:table-cell table:style-name="ce2" table:formula="of:=STDEV([.L3];[.L18];[.L33];[.L48];[.L63];[.L78];[.L93];[.L108];[.L123];[.L138])" office:value-type="float" office:value="1.99976915334412" calcext:value-type="float">
            <text:p>2.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07.945713" calcext:value-type="float">
            <text:p>11007.945713</text:p>
          </table:table-cell>
          <table:table-cell office:value-type="float" office:value="9247784" calcext:value-type="float">
            <text:p>9247784</text:p>
          </table:table-cell>
          <table:table-cell office:value-type="float" office:value="0" calcext:value-type="float">
            <text:p>0</text:p>
          </table:table-cell>
          <table:table-cell office:value-type="float" office:value="1321112" calcext:value-type="float">
            <text:p>1321112</text:p>
          </table:table-cell>
          <table:table-cell office:value-type="float" office:value="10568896" calcext:value-type="float">
            <text:p>10568896</text:p>
          </table:table-cell>
          <table:table-cell office:value-type="float" office:value="660556" calcext:value-type="float">
            <text:p>660556</text:p>
          </table:table-cell>
          <table:table-cell office:value-type="float" office:value="60.0072" calcext:value-type="float">
            <text:p>60.0072</text:p>
          </table:table-cell>
          <table:table-cell office:value-type="float" office:value="2.65" calcext:value-type="float">
            <text:p>2.65</text:p>
          </table:table-cell>
          <table:table-cell office:value-type="float" office:value="6.35" calcext:value-type="float">
            <text:p>6.35</text:p>
          </table:table-cell>
          <table:table-cell office:value-type="float" office:value="63.66" calcext:value-type="float">
            <text:p>63.66</text:p>
          </table:table-cell>
          <table:table-cell office:value-type="float" office:value="12.84" calcext:value-type="float">
            <text:p>12.84</text:p>
          </table:table-cell>
          <table:table-cell table:formula="of:=STDEV([.A4];[.A19];[.A34];[.A49];[.A64];[.A79];[.A94];[.A109];[.A124];[.A139])" office:value-type="float" office:value="0" calcext:value-type="float">
            <text:p>0</text:p>
          </table:table-cell>
          <table:table-cell table:style-name="ce1" table:formula="of:=STDEV([.B4];[.B19];[.B34];[.B49];[.B64];[.B79];[.B94];[.B109];[.B124];[.B139])" office:value-type="float" office:value="700.178649548447" calcext:value-type="float">
            <text:p>700.2</text:p>
          </table:table-cell>
          <table:table-cell table:style-name="ce1" table:formula="of:=STDEV([.C4];[.C19];[.C34];[.C49];[.C64];[.C79];[.C94];[.C109];[.C124];[.C139])" office:value-type="float" office:value="588098.022859153" calcext:value-type="float">
            <text:p>588098.0</text:p>
          </table:table-cell>
          <table:table-cell table:style-name="ce1" table:formula="of:=STDEV([.D4];[.D19];[.D34];[.D49];[.D64];[.D79];[.D94];[.D109];[.D124];[.D139])" office:value-type="float" office:value="0" calcext:value-type="float">
            <text:p>0.0</text:p>
          </table:table-cell>
          <table:table-cell table:style-name="ce1" table:formula="of:=STDEV([.E4];[.E19];[.E34];[.E49];[.E64];[.E79];[.E94];[.E109];[.E124];[.E139])" office:value-type="float" office:value="84014.0032655932" calcext:value-type="float">
            <text:p>84014.0</text:p>
          </table:table-cell>
          <table:table-cell table:style-name="ce1" table:formula="of:=STDEV([.F4];[.F19];[.F34];[.F49];[.F64];[.F79];[.F94];[.F109];[.F124];[.F139])" office:value-type="float" office:value="672112.026124746" calcext:value-type="float">
            <text:p>672112.0</text:p>
          </table:table-cell>
          <table:table-cell table:style-name="ce1" table:formula="of:=STDEV([.G4];[.G19];[.G34];[.G49];[.G64];[.G79];[.G94];[.G109];[.G124];[.G139])" office:value-type="float" office:value="42007.0016327966" calcext:value-type="float">
            <text:p>42007.0</text:p>
          </table:table-cell>
          <table:table-cell table:style-name="ce2" table:formula="of:=STDEV([.H4];[.H19];[.H34];[.H49];[.H64];[.H79];[.H94];[.H109];[.H124];[.H139])" office:value-type="float" office:value="0.00123035676849256" calcext:value-type="float">
            <text:p>0.001</text:p>
          </table:table-cell>
          <table:table-cell table:style-name="ce2" table:formula="of:=STDEV([.I4];[.I19];[.I34];[.I49];[.I64];[.I79];[.I94];[.I109];[.I124];[.I139])" office:value-type="float" office:value="0.126596471778113" calcext:value-type="float">
            <text:p>0.127</text:p>
          </table:table-cell>
          <table:table-cell table:style-name="ce2" table:formula="of:=STDEV([.J4];[.J19];[.J34];[.J49];[.J64];[.J79];[.J94];[.J109];[.J124];[.J139])" office:value-type="float" office:value="0.471853319958179" calcext:value-type="float">
            <text:p>0.472</text:p>
          </table:table-cell>
          <table:table-cell table:style-name="ce2" table:formula="of:=STDEV([.K4];[.K19];[.K34];[.K49];[.K64];[.K79];[.K94];[.K109];[.K124];[.K139])" office:value-type="float" office:value="52.0625164905936" calcext:value-type="float">
            <text:p>52.063</text:p>
          </table:table-cell>
          <table:table-cell table:style-name="ce2" table:formula="of:=STDEV([.L4];[.L19];[.L34];[.L49];[.L64];[.L79];[.L94];[.L109];[.L124];[.L139])" office:value-type="float" office:value="3.08108855222739" calcext:value-type="float">
            <text:p>3.0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074.505759" calcext:value-type="float">
            <text:p>12074.505759</text:p>
          </table:table-cell>
          <table:table-cell office:value-type="float" office:value="10143616" calcext:value-type="float">
            <text:p>10143616</text:p>
          </table:table-cell>
          <table:table-cell office:value-type="float" office:value="0" calcext:value-type="float">
            <text:p>0</text:p>
          </table:table-cell>
          <table:table-cell office:value-type="float" office:value="1449088" calcext:value-type="float">
            <text:p>1449088</text:p>
          </table:table-cell>
          <table:table-cell office:value-type="float" office:value="11592704" calcext:value-type="float">
            <text:p>11592704</text:p>
          </table:table-cell>
          <table:table-cell office:value-type="float" office:value="724544" calcext:value-type="float">
            <text:p>724544</text:p>
          </table:table-cell>
          <table:table-cell office:value-type="float" office:value="60.0061" calcext:value-type="float">
            <text:p>60.0061</text:p>
          </table:table-cell>
          <table:table-cell office:value-type="float" office:value="2.7" calcext:value-type="float">
            <text:p>2.7</text:p>
          </table:table-cell>
          <table:table-cell office:value-type="float" office:value="7.45" calcext:value-type="float">
            <text:p>7.45</text:p>
          </table:table-cell>
          <table:table-cell office:value-type="float" office:value="72.03" calcext:value-type="float">
            <text:p>72.03</text:p>
          </table:table-cell>
          <table:table-cell office:value-type="float" office:value="15.96" calcext:value-type="float">
            <text:p>15.96</text:p>
          </table:table-cell>
          <table:table-cell table:formula="of:=STDEV([.A5];[.A20];[.A35];[.A50];[.A65];[.A80];[.A95];[.A110];[.A125];[.A140])" office:value-type="float" office:value="0" calcext:value-type="float">
            <text:p>0</text:p>
          </table:table-cell>
          <table:table-cell table:style-name="ce1" table:formula="of:=STDEV([.B5];[.B20];[.B35];[.B50];[.B65];[.B80];[.B95];[.B110];[.B125];[.B140])" office:value-type="float" office:value="593.307702487268" calcext:value-type="float">
            <text:p>593.3</text:p>
          </table:table-cell>
          <table:table-cell table:style-name="ce1" table:formula="of:=STDEV([.C5];[.C20];[.C35];[.C50];[.C65];[.C80];[.C95];[.C110];[.C125];[.C140])" office:value-type="float" office:value="498443.499145133" calcext:value-type="float">
            <text:p>498443.5</text:p>
          </table:table-cell>
          <table:table-cell table:style-name="ce1" table:formula="of:=STDEV([.D5];[.D20];[.D35];[.D50];[.D65];[.D80];[.D95];[.D110];[.D125];[.D140])" office:value-type="float" office:value="0" calcext:value-type="float">
            <text:p>0.0</text:p>
          </table:table-cell>
          <table:table-cell table:style-name="ce1" table:formula="of:=STDEV([.E5];[.E20];[.E35];[.E50];[.E65];[.E80];[.E95];[.E110];[.E125];[.E140])" office:value-type="float" office:value="71206.2141635905" calcext:value-type="float">
            <text:p>71206.2</text:p>
          </table:table-cell>
          <table:table-cell table:style-name="ce1" table:formula="of:=STDEV([.F5];[.F20];[.F35];[.F50];[.F65];[.F80];[.F95];[.F110];[.F125];[.F140])" office:value-type="float" office:value="569649.713308724" calcext:value-type="float">
            <text:p>569649.7</text:p>
          </table:table-cell>
          <table:table-cell table:style-name="ce1" table:formula="of:=STDEV([.G5];[.G20];[.G35];[.G50];[.G65];[.G80];[.G95];[.G110];[.G125];[.G140])" office:value-type="float" office:value="35603.1070817952" calcext:value-type="float">
            <text:p>35603.1</text:p>
          </table:table-cell>
          <table:table-cell table:style-name="ce2" table:formula="of:=STDEV([.H5];[.H20];[.H35];[.H50];[.H65];[.H80];[.H95];[.H110];[.H125];[.H140])" office:value-type="float" office:value="0.00103730419839135" calcext:value-type="float">
            <text:p>0.001</text:p>
          </table:table-cell>
          <table:table-cell table:style-name="ce2" table:formula="of:=STDEV([.I5];[.I20];[.I35];[.I50];[.I65];[.I80];[.I95];[.I110];[.I125];[.I140])" office:value-type="float" office:value="0.0705533682950558" calcext:value-type="float">
            <text:p>0.071</text:p>
          </table:table-cell>
          <table:table-cell table:style-name="ce2" table:formula="of:=STDEV([.J5];[.J20];[.J35];[.J50];[.J65];[.J80];[.J95];[.J110];[.J125];[.J140])" office:value-type="float" office:value="0.409330075991383" calcext:value-type="float">
            <text:p>0.409</text:p>
          </table:table-cell>
          <table:table-cell table:style-name="ce2" table:formula="of:=STDEV([.K5];[.K20];[.K35];[.K50];[.K65];[.K80];[.K95];[.K110];[.K125];[.K140])" office:value-type="float" office:value="47.0255861798187" calcext:value-type="float">
            <text:p>47.026</text:p>
          </table:table-cell>
          <table:table-cell table:style-name="ce2" table:formula="of:=STDEV([.L5];[.L20];[.L35];[.L50];[.L65];[.L80];[.L95];[.L110];[.L125];[.L140])" office:value-type="float" office:value="2.2637373228064" calcext:value-type="float">
            <text:p>2.26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750.392873" calcext:value-type="float">
            <text:p>12750.392873</text:p>
          </table:table-cell>
          <table:table-cell office:value-type="float" office:value="10711526" calcext:value-type="float">
            <text:p>10711526</text:p>
          </table:table-cell>
          <table:table-cell office:value-type="float" office:value="0" calcext:value-type="float">
            <text:p>0</text:p>
          </table:table-cell>
          <table:table-cell office:value-type="float" office:value="1530218" calcext:value-type="float">
            <text:p>1530218</text:p>
          </table:table-cell>
          <table:table-cell office:value-type="float" office:value="12241744" calcext:value-type="float">
            <text:p>12241744</text:p>
          </table:table-cell>
          <table:table-cell office:value-type="float" office:value="765109" calcext:value-type="float">
            <text:p>765109</text:p>
          </table:table-cell>
          <table:table-cell office:value-type="float" office:value="60.0067" calcext:value-type="float">
            <text:p>60.0067</text:p>
          </table:table-cell>
          <table:table-cell office:value-type="float" office:value="2.73" calcext:value-type="float">
            <text:p>2.73</text:p>
          </table:table-cell>
          <table:table-cell office:value-type="float" office:value="8.62" calcext:value-type="float">
            <text:p>8.62</text:p>
          </table:table-cell>
          <table:table-cell office:value-type="float" office:value="93.75" calcext:value-type="float">
            <text:p>93.75</text:p>
          </table:table-cell>
          <table:table-cell office:value-type="float" office:value="20.67" calcext:value-type="float">
            <text:p>20.67</text:p>
          </table:table-cell>
          <table:table-cell table:formula="of:=STDEV([.A6];[.A21];[.A36];[.A51];[.A66];[.A81];[.A96];[.A111];[.A126];[.A141])" office:value-type="float" office:value="0" calcext:value-type="float">
            <text:p>0</text:p>
          </table:table-cell>
          <table:table-cell table:style-name="ce1" table:formula="of:=STDEV([.B6];[.B21];[.B36];[.B51];[.B66];[.B81];[.B96];[.B111];[.B126];[.B141])" office:value-type="float" office:value="454.309560872367" calcext:value-type="float">
            <text:p>454.3</text:p>
          </table:table-cell>
          <table:table-cell table:style-name="ce1" table:formula="of:=STDEV([.C6];[.C21];[.C36];[.C51];[.C66];[.C81];[.C96];[.C111];[.C126];[.C141])" office:value-type="float" office:value="381665.753507437" calcext:value-type="float">
            <text:p>381665.8</text:p>
          </table:table-cell>
          <table:table-cell table:style-name="ce1" table:formula="of:=STDEV([.D6];[.D21];[.D36];[.D51];[.D66];[.D81];[.D96];[.D111];[.D126];[.D141])" office:value-type="float" office:value="0" calcext:value-type="float">
            <text:p>0.0</text:p>
          </table:table-cell>
          <table:table-cell table:style-name="ce1" table:formula="of:=STDEV([.E6];[.E21];[.E36];[.E51];[.E66];[.E81];[.E96];[.E111];[.E126];[.E141])" office:value-type="float" office:value="54523.6790724911" calcext:value-type="float">
            <text:p>54523.7</text:p>
          </table:table-cell>
          <table:table-cell table:style-name="ce1" table:formula="of:=STDEV([.F6];[.F21];[.F36];[.F51];[.F66];[.F81];[.F96];[.F111];[.F126];[.F141])" office:value-type="float" office:value="436189.432579929" calcext:value-type="float">
            <text:p>436189.4</text:p>
          </table:table-cell>
          <table:table-cell table:style-name="ce1" table:formula="of:=STDEV([.G6];[.G21];[.G36];[.G51];[.G66];[.G81];[.G96];[.G111];[.G126];[.G141])" office:value-type="float" office:value="27261.8395362455" calcext:value-type="float">
            <text:p>27261.8</text:p>
          </table:table-cell>
          <table:table-cell table:style-name="ce2" table:formula="of:=STDEV([.H6];[.H21];[.H36];[.H51];[.H66];[.H81];[.H96];[.H111];[.H126];[.H141])" office:value-type="float" office:value="0.000883742043811428" calcext:value-type="float">
            <text:p>0.001</text:p>
          </table:table-cell>
          <table:table-cell table:style-name="ce2" table:formula="of:=STDEV([.I6];[.I21];[.I36];[.I51];[.I66];[.I81];[.I96];[.I111];[.I126];[.I141])" office:value-type="float" office:value="0.0838053299816505" calcext:value-type="float">
            <text:p>0.084</text:p>
          </table:table-cell>
          <table:table-cell table:style-name="ce2" table:formula="of:=STDEV([.J6];[.J21];[.J36];[.J51];[.J66];[.J81];[.J96];[.J111];[.J126];[.J141])" office:value-type="float" office:value="0.347729141079024" calcext:value-type="float">
            <text:p>0.348</text:p>
          </table:table-cell>
          <table:table-cell table:style-name="ce2" table:formula="of:=STDEV([.K6];[.K21];[.K36];[.K51];[.K66];[.K81];[.K96];[.K111];[.K126];[.K141])" office:value-type="float" office:value="61.26447784447" calcext:value-type="float">
            <text:p>61.264</text:p>
          </table:table-cell>
          <table:table-cell table:style-name="ce2" table:formula="of:=STDEV([.L6];[.L21];[.L36];[.L51];[.L66];[.L81];[.L96];[.L111];[.L126];[.L141])" office:value-type="float" office:value="1.64842045607302" calcext:value-type="float">
            <text:p>1.6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838.197701" calcext:value-type="float">
            <text:p>12838.197701</text:p>
          </table:table-cell>
          <table:table-cell office:value-type="float" office:value="10785488" calcext:value-type="float">
            <text:p>10785488</text:p>
          </table:table-cell>
          <table:table-cell office:value-type="float" office:value="0" calcext:value-type="float">
            <text:p>0</text:p>
          </table:table-cell>
          <table:table-cell office:value-type="float" office:value="1540784" calcext:value-type="float">
            <text:p>1540784</text:p>
          </table:table-cell>
          <table:table-cell office:value-type="float" office:value="12326272" calcext:value-type="float">
            <text:p>12326272</text:p>
          </table:table-cell>
          <table:table-cell office:value-type="float" office:value="770392" calcext:value-type="float">
            <text:p>770392</text:p>
          </table:table-cell>
          <table:table-cell office:value-type="float" office:value="60.0078" calcext:value-type="float">
            <text:p>60.0078</text:p>
          </table:table-cell>
          <table:table-cell office:value-type="float" office:value="2.86" calcext:value-type="float">
            <text:p>2.86</text:p>
          </table:table-cell>
          <table:table-cell office:value-type="float" office:value="10.12" calcext:value-type="float">
            <text:p>10.12</text:p>
          </table:table-cell>
          <table:table-cell office:value-type="float" office:value="148.35" calcext:value-type="float">
            <text:p>148.35</text:p>
          </table:table-cell>
          <table:table-cell office:value-type="float" office:value="26.14" calcext:value-type="float">
            <text:p>26.14</text:p>
          </table:table-cell>
          <table:table-cell table:formula="of:=STDEV([.A7];[.A22];[.A37];[.A52];[.A67];[.A82];[.A97];[.A112];[.A127];[.A142])" office:value-type="float" office:value="0" calcext:value-type="float">
            <text:p>0</text:p>
          </table:table-cell>
          <table:table-cell table:style-name="ce1" table:formula="of:=STDEV([.B7];[.B22];[.B37];[.B52];[.B67];[.B82];[.B97];[.B112];[.B127];[.B142])" office:value-type="float" office:value="126.668794409494" calcext:value-type="float">
            <text:p>126.7</text:p>
          </table:table-cell>
          <table:table-cell table:style-name="ce1" table:formula="of:=STDEV([.C7];[.C22];[.C37];[.C52];[.C67];[.C82];[.C97];[.C112];[.C127];[.C142])" office:value-type="float" office:value="106412.917531661" calcext:value-type="float">
            <text:p>106412.9</text:p>
          </table:table-cell>
          <table:table-cell table:style-name="ce1" table:formula="of:=STDEV([.D7];[.D22];[.D37];[.D52];[.D67];[.D82];[.D97];[.D112];[.D127];[.D142])" office:value-type="float" office:value="0" calcext:value-type="float">
            <text:p>0.0</text:p>
          </table:table-cell>
          <table:table-cell table:style-name="ce1" table:formula="of:=STDEV([.E7];[.E22];[.E37];[.E52];[.E67];[.E82];[.E97];[.E112];[.E127];[.E142])" office:value-type="float" office:value="15201.8453616658" calcext:value-type="float">
            <text:p>15201.8</text:p>
          </table:table-cell>
          <table:table-cell table:style-name="ce1" table:formula="of:=STDEV([.F7];[.F22];[.F37];[.F52];[.F67];[.F82];[.F97];[.F112];[.F127];[.F142])" office:value-type="float" office:value="121614.762893326" calcext:value-type="float">
            <text:p>121614.8</text:p>
          </table:table-cell>
          <table:table-cell table:style-name="ce1" table:formula="of:=STDEV([.G7];[.G22];[.G37];[.G52];[.G67];[.G82];[.G97];[.G112];[.G127];[.G142])" office:value-type="float" office:value="7600.9226808329" calcext:value-type="float">
            <text:p>7600.9</text:p>
          </table:table-cell>
          <table:table-cell table:style-name="ce2" table:formula="of:=STDEV([.H7];[.H22];[.H37];[.H52];[.H67];[.H82];[.H97];[.H112];[.H127];[.H142])" office:value-type="float" office:value="0.000862554346114282" calcext:value-type="float">
            <text:p>0.001</text:p>
          </table:table-cell>
          <table:table-cell table:style-name="ce2" table:formula="of:=STDEV([.I7];[.I22];[.I37];[.I52];[.I67];[.I82];[.I97];[.I112];[.I127];[.I142])" office:value-type="float" office:value="0.16904963110808" calcext:value-type="float">
            <text:p>0.169</text:p>
          </table:table-cell>
          <table:table-cell table:style-name="ce2" table:formula="of:=STDEV([.J7];[.J22];[.J37];[.J52];[.J67];[.J82];[.J97];[.J112];[.J127];[.J142])" office:value-type="float" office:value="0.100088849417794" calcext:value-type="float">
            <text:p>0.100</text:p>
          </table:table-cell>
          <table:table-cell table:style-name="ce2" table:formula="of:=STDEV([.K7];[.K22];[.K37];[.K52];[.K67];[.K82];[.K97];[.K112];[.K127];[.K142])" office:value-type="float" office:value="33.4760056026867" calcext:value-type="float">
            <text:p>33.476</text:p>
          </table:table-cell>
          <table:table-cell table:style-name="ce2" table:formula="of:=STDEV([.L7];[.L22];[.L37];[.L52];[.L67];[.L82];[.L97];[.L112];[.L127];[.L142])" office:value-type="float" office:value="2.49790045171273" calcext:value-type="float">
            <text:p>2.4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135.122254" calcext:value-type="float">
            <text:p>13135.122254</text:p>
          </table:table-cell>
          <table:table-cell office:value-type="float" office:value="11035360" calcext:value-type="float">
            <text:p>11035360</text:p>
          </table:table-cell>
          <table:table-cell office:value-type="float" office:value="0" calcext:value-type="float">
            <text:p>0</text:p>
          </table:table-cell>
          <table:table-cell office:value-type="float" office:value="1576480" calcext:value-type="float">
            <text:p>1576480</text:p>
          </table:table-cell>
          <table:table-cell office:value-type="float" office:value="12611840" calcext:value-type="float">
            <text:p>12611840</text:p>
          </table:table-cell>
          <table:table-cell office:value-type="float" office:value="788240" calcext:value-type="float">
            <text:p>788240</text:p>
          </table:table-cell>
          <table:table-cell office:value-type="float" office:value="60.0101" calcext:value-type="float">
            <text:p>60.0101</text:p>
          </table:table-cell>
          <table:table-cell office:value-type="float" office:value="2.92" calcext:value-type="float">
            <text:p>2.92</text:p>
          </table:table-cell>
          <table:table-cell office:value-type="float" office:value="11.41" calcext:value-type="float">
            <text:p>11.41</text:p>
          </table:table-cell>
          <table:table-cell office:value-type="float" office:value="140.57" calcext:value-type="float">
            <text:p>140.57</text:p>
          </table:table-cell>
          <table:table-cell office:value-type="float" office:value="30.02" calcext:value-type="float">
            <text:p>30.02</text:p>
          </table:table-cell>
          <table:table-cell table:formula="of:=STDEV([.A8];[.A23];[.A38];[.A53];[.A68];[.A83];[.A98];[.A113];[.A128];[.A143])" office:value-type="float" office:value="0" calcext:value-type="float">
            <text:p>0</text:p>
          </table:table-cell>
          <table:table-cell table:style-name="ce1" table:formula="of:=STDEV([.B8];[.B23];[.B38];[.B53];[.B68];[.B83];[.B98];[.B113];[.B128];[.B143])" office:value-type="float" office:value="156.640278240772" calcext:value-type="float">
            <text:p>156.6</text:p>
          </table:table-cell>
          <table:table-cell table:style-name="ce1" table:formula="of:=STDEV([.C8];[.C23];[.C38];[.C53];[.C68];[.C83];[.C98];[.C113];[.C128];[.C143])" office:value-type="float" office:value="131586.471266785" calcext:value-type="float">
            <text:p>131586.5</text:p>
          </table:table-cell>
          <table:table-cell table:style-name="ce1" table:formula="of:=STDEV([.D8];[.D23];[.D38];[.D53];[.D68];[.D83];[.D98];[.D113];[.D128];[.D143])" office:value-type="float" office:value="0" calcext:value-type="float">
            <text:p>0.0</text:p>
          </table:table-cell>
          <table:table-cell table:style-name="ce1" table:formula="of:=STDEV([.E8];[.E23];[.E38];[.E53];[.E68];[.E83];[.E98];[.E113];[.E128];[.E143])" office:value-type="float" office:value="18798.0673238264" calcext:value-type="float">
            <text:p>18798.1</text:p>
          </table:table-cell>
          <table:table-cell table:style-name="ce1" table:formula="of:=STDEV([.F8];[.F23];[.F38];[.F53];[.F68];[.F83];[.F98];[.F113];[.F128];[.F143])" office:value-type="float" office:value="150384.538590611" calcext:value-type="float">
            <text:p>150384.5</text:p>
          </table:table-cell>
          <table:table-cell table:style-name="ce1" table:formula="of:=STDEV([.G8];[.G23];[.G38];[.G53];[.G68];[.G83];[.G98];[.G113];[.G128];[.G143])" office:value-type="float" office:value="9399.03366191322" calcext:value-type="float">
            <text:p>9399.0</text:p>
          </table:table-cell>
          <table:table-cell table:style-name="ce2" table:formula="of:=STDEV([.H8];[.H23];[.H38];[.H53];[.H68];[.H83];[.H98];[.H113];[.H128];[.H143])" office:value-type="float" office:value="0.00154833243631055" calcext:value-type="float">
            <text:p>0.002</text:p>
          </table:table-cell>
          <table:table-cell table:style-name="ce2" table:formula="of:=STDEV([.I8];[.I23];[.I38];[.I53];[.I68];[.I83];[.I98];[.I113];[.I128];[.I143])" office:value-type="float" office:value="0.123832323907954" calcext:value-type="float">
            <text:p>0.124</text:p>
          </table:table-cell>
          <table:table-cell table:style-name="ce2" table:formula="of:=STDEV([.J8];[.J23];[.J38];[.J53];[.J68];[.J83];[.J98];[.J113];[.J128];[.J143])" office:value-type="float" office:value="0.140412091913608" calcext:value-type="float">
            <text:p>0.140</text:p>
          </table:table-cell>
          <table:table-cell table:style-name="ce2" table:formula="of:=STDEV([.K8];[.K23];[.K38];[.K53];[.K68];[.K83];[.K98];[.K113];[.K128];[.K143])" office:value-type="float" office:value="29.2680410459372" calcext:value-type="float">
            <text:p>29.268</text:p>
          </table:table-cell>
          <table:table-cell table:style-name="ce2" table:formula="of:=STDEV([.L8];[.L23];[.L38];[.L53];[.L68];[.L83];[.L98];[.L113];[.L128];[.L143])" office:value-type="float" office:value="2.95596741073601" calcext:value-type="float">
            <text:p>2.9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987.90242" calcext:value-type="float">
            <text:p>12987.90242</text:p>
          </table:table-cell>
          <table:table-cell office:value-type="float" office:value="10912020" calcext:value-type="float">
            <text:p>10912020</text:p>
          </table:table-cell>
          <table:table-cell office:value-type="float" office:value="0" calcext:value-type="float">
            <text:p>0</text:p>
          </table:table-cell>
          <table:table-cell office:value-type="float" office:value="1558860" calcext:value-type="float">
            <text:p>1558860</text:p>
          </table:table-cell>
          <table:table-cell office:value-type="float" office:value="12470880" calcext:value-type="float">
            <text:p>12470880</text:p>
          </table:table-cell>
          <table:table-cell office:value-type="float" office:value="779430" calcext:value-type="float">
            <text:p>779430</text:p>
          </table:table-cell>
          <table:table-cell office:value-type="float" office:value="60.012" calcext:value-type="float">
            <text:p>60.012</text:p>
          </table:table-cell>
          <table:table-cell office:value-type="float" office:value="2.85" calcext:value-type="float">
            <text:p>2.85</text:p>
          </table:table-cell>
          <table:table-cell office:value-type="float" office:value="13.08" calcext:value-type="float">
            <text:p>13.08</text:p>
          </table:table-cell>
          <table:table-cell office:value-type="float" office:value="207.04" calcext:value-type="float">
            <text:p>207.04</text:p>
          </table:table-cell>
          <table:table-cell office:value-type="float" office:value="36.22" calcext:value-type="float">
            <text:p>36.22</text:p>
          </table:table-cell>
          <table:table-cell table:formula="of:=STDEV([.A9];[.A24];[.A39];[.A54];[.A69];[.A84];[.A99];[.A114];[.A129];[.A144])" office:value-type="float" office:value="0" calcext:value-type="float">
            <text:p>0</text:p>
          </table:table-cell>
          <table:table-cell table:style-name="ce1" table:formula="of:=STDEV([.B9];[.B24];[.B39];[.B54];[.B69];[.B84];[.B99];[.B114];[.B129];[.B144])" office:value-type="float" office:value="77.0827504208113" calcext:value-type="float">
            <text:p>77.1</text:p>
          </table:table-cell>
          <table:table-cell table:style-name="ce1" table:formula="of:=STDEV([.C9];[.C24];[.C39];[.C54];[.C69];[.C84];[.C99];[.C114];[.C129];[.C144])" office:value-type="float" office:value="64651.3347422585" calcext:value-type="float">
            <text:p>64651.3</text:p>
          </table:table-cell>
          <table:table-cell table:style-name="ce1" table:formula="of:=STDEV([.D9];[.D24];[.D39];[.D54];[.D69];[.D84];[.D99];[.D114];[.D129];[.D144])" office:value-type="float" office:value="0" calcext:value-type="float">
            <text:p>0.0</text:p>
          </table:table-cell>
          <table:table-cell table:style-name="ce1" table:formula="of:=STDEV([.E9];[.E24];[.E39];[.E54];[.E69];[.E84];[.E99];[.E114];[.E129];[.E144])" office:value-type="float" office:value="9235.90496317978" calcext:value-type="float">
            <text:p>9235.9</text:p>
          </table:table-cell>
          <table:table-cell table:style-name="ce1" table:formula="of:=STDEV([.F9];[.F24];[.F39];[.F54];[.F69];[.F84];[.F99];[.F114];[.F129];[.F144])" office:value-type="float" office:value="73887.2397054382" calcext:value-type="float">
            <text:p>73887.2</text:p>
          </table:table-cell>
          <table:table-cell table:style-name="ce1" table:formula="of:=STDEV([.G9];[.G24];[.G39];[.G54];[.G69];[.G84];[.G99];[.G114];[.G129];[.G144])" office:value-type="float" office:value="4617.95248158989" calcext:value-type="float">
            <text:p>4618.0</text:p>
          </table:table-cell>
          <table:table-cell table:style-name="ce2" table:formula="of:=STDEV([.H9];[.H24];[.H39];[.H54];[.H69];[.H84];[.H99];[.H114];[.H129];[.H144])" office:value-type="float" office:value="0.000961249187256468" calcext:value-type="float">
            <text:p>0.001</text:p>
          </table:table-cell>
          <table:table-cell table:style-name="ce2" table:formula="of:=STDEV([.I9];[.I24];[.I39];[.I54];[.I69];[.I84];[.I99];[.I114];[.I129];[.I144])" office:value-type="float" office:value="0.0816564619474649" calcext:value-type="float">
            <text:p>0.082</text:p>
          </table:table-cell>
          <table:table-cell table:style-name="ce2" table:formula="of:=STDEV([.J9];[.J24];[.J39];[.J54];[.J69];[.J84];[.J99];[.J114];[.J129];[.J144])" office:value-type="float" office:value="0.0773807326004203" calcext:value-type="float">
            <text:p>0.077</text:p>
          </table:table-cell>
          <table:table-cell table:style-name="ce2" table:formula="of:=STDEV([.K9];[.K24];[.K39];[.K54];[.K69];[.K84];[.K99];[.K114];[.K129];[.K144])" office:value-type="float" office:value="25.7784699356308" calcext:value-type="float">
            <text:p>25.778</text:p>
          </table:table-cell>
          <table:table-cell table:style-name="ce2" table:formula="of:=STDEV([.L9];[.L24];[.L39];[.L54];[.L69];[.L84];[.L99];[.L114];[.L129];[.L144])" office:value-type="float" office:value="2.92503162376067" calcext:value-type="float">
            <text:p>2.9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142.142519" calcext:value-type="float">
            <text:p>13142.142519</text:p>
          </table:table-cell>
          <table:table-cell office:value-type="float" office:value="11041534" calcext:value-type="float">
            <text:p>11041534</text:p>
          </table:table-cell>
          <table:table-cell office:value-type="float" office:value="0" calcext:value-type="float">
            <text:p>0</text:p>
          </table:table-cell>
          <table:table-cell office:value-type="float" office:value="1577362" calcext:value-type="float">
            <text:p>1577362</text:p>
          </table:table-cell>
          <table:table-cell office:value-type="float" office:value="12618896" calcext:value-type="float">
            <text:p>12618896</text:p>
          </table:table-cell>
          <table:table-cell office:value-type="float" office:value="788681" calcext:value-type="float">
            <text:p>788681</text:p>
          </table:table-cell>
          <table:table-cell office:value-type="float" office:value="60.0116" calcext:value-type="float">
            <text:p>60.0116</text:p>
          </table:table-cell>
          <table:table-cell office:value-type="float" office:value="2.85" calcext:value-type="float">
            <text:p>2.85</text:p>
          </table:table-cell>
          <table:table-cell office:value-type="float" office:value="14.45" calcext:value-type="float">
            <text:p>14.45</text:p>
          </table:table-cell>
          <table:table-cell office:value-type="float" office:value="191.5" calcext:value-type="float">
            <text:p>191.5</text:p>
          </table:table-cell>
          <table:table-cell office:value-type="float" office:value="40.29" calcext:value-type="float">
            <text:p>40.29</text:p>
          </table:table-cell>
          <table:table-cell table:formula="of:=STDEV([.A10];[.A25];[.A40];[.A55];[.A70];[.A85];[.A100];[.A115];[.A130];[.A145])" office:value-type="float" office:value="0" calcext:value-type="float">
            <text:p>0</text:p>
          </table:table-cell>
          <table:table-cell table:style-name="ce1" table:formula="of:=STDEV([.B10];[.B25];[.B40];[.B55];[.B70];[.B85];[.B100];[.B115];[.B130];[.B145])" office:value-type="float" office:value="52.3114941230338" calcext:value-type="float">
            <text:p>52.3</text:p>
          </table:table-cell>
          <table:table-cell table:style-name="ce1" table:formula="of:=STDEV([.C10];[.C25];[.C40];[.C55];[.C70];[.C85];[.C100];[.C115];[.C130];[.C145])" office:value-type="float" office:value="43967.3437885691" calcext:value-type="float">
            <text:p>43967.3</text:p>
          </table:table-cell>
          <table:table-cell table:style-name="ce1" table:formula="of:=STDEV([.D10];[.D25];[.D40];[.D55];[.D70];[.D85];[.D100];[.D115];[.D130];[.D145])" office:value-type="float" office:value="0" calcext:value-type="float">
            <text:p>0.0</text:p>
          </table:table-cell>
          <table:table-cell table:style-name="ce1" table:formula="of:=STDEV([.E10];[.E25];[.E40];[.E55];[.E70];[.E85];[.E100];[.E115];[.E130];[.E145])" office:value-type="float" office:value="6281.04911265272" calcext:value-type="float">
            <text:p>6281.0</text:p>
          </table:table-cell>
          <table:table-cell table:style-name="ce1" table:formula="of:=STDEV([.F10];[.F25];[.F40];[.F55];[.F70];[.F85];[.F100];[.F115];[.F130];[.F145])" office:value-type="float" office:value="50248.3929012218" calcext:value-type="float">
            <text:p>50248.4</text:p>
          </table:table-cell>
          <table:table-cell table:style-name="ce1" table:formula="of:=STDEV([.G10];[.G25];[.G40];[.G55];[.G70];[.G85];[.G100];[.G115];[.G130];[.G145])" office:value-type="float" office:value="3140.52455632636" calcext:value-type="float">
            <text:p>3140.5</text:p>
          </table:table-cell>
          <table:table-cell table:style-name="ce2" table:formula="of:=STDEV([.H10];[.H25];[.H40];[.H55];[.H70];[.H85];[.H100];[.H115];[.H130];[.H145])" office:value-type="float" office:value="0.0014606315224735" calcext:value-type="float">
            <text:p>0.001</text:p>
          </table:table-cell>
          <table:table-cell table:style-name="ce2" table:formula="of:=STDEV([.I10];[.I25];[.I40];[.I55];[.I70];[.I85];[.I100];[.I115];[.I130];[.I145])" office:value-type="float" office:value="0.13167299562848" calcext:value-type="float">
            <text:p>0.132</text:p>
          </table:table-cell>
          <table:table-cell table:style-name="ce2" table:formula="of:=STDEV([.J10];[.J25];[.J40];[.J55];[.J70];[.J85];[.J100];[.J115];[.J130];[.J145])" office:value-type="float" office:value="0.0566176258382103" calcext:value-type="float">
            <text:p>0.057</text:p>
          </table:table-cell>
          <table:table-cell table:style-name="ce2" table:formula="of:=STDEV([.K10];[.K25];[.K40];[.K55];[.K70];[.K85];[.K100];[.K115];[.K130];[.K145])" office:value-type="float" office:value="38.2951982049389" calcext:value-type="float">
            <text:p>38.295</text:p>
          </table:table-cell>
          <table:table-cell table:style-name="ce2" table:formula="of:=STDEV([.L10];[.L25];[.L40];[.L55];[.L70];[.L85];[.L100];[.L115];[.L130];[.L145])" office:value-type="float" office:value="1.08248479589015" calcext:value-type="float">
            <text:p>1.08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180.797174" calcext:value-type="float">
            <text:p>13180.797174</text:p>
          </table:table-cell>
          <table:table-cell office:value-type="float" office:value="11074084" calcext:value-type="float">
            <text:p>11074084</text:p>
          </table:table-cell>
          <table:table-cell office:value-type="float" office:value="0" calcext:value-type="float">
            <text:p>0</text:p>
          </table:table-cell>
          <table:table-cell office:value-type="float" office:value="1582012" calcext:value-type="float">
            <text:p>1582012</text:p>
          </table:table-cell>
          <table:table-cell office:value-type="float" office:value="12656096" calcext:value-type="float">
            <text:p>12656096</text:p>
          </table:table-cell>
          <table:table-cell office:value-type="float" office:value="791006" calcext:value-type="float">
            <text:p>791006</text:p>
          </table:table-cell>
          <table:table-cell office:value-type="float" office:value="60.012" calcext:value-type="float">
            <text:p>60.012</text:p>
          </table:table-cell>
          <table:table-cell office:value-type="float" office:value="3.03" calcext:value-type="float">
            <text:p>3.03</text:p>
          </table:table-cell>
          <table:table-cell office:value-type="float" office:value="15.92" calcext:value-type="float">
            <text:p>15.92</text:p>
          </table:table-cell>
          <table:table-cell office:value-type="float" office:value="186.02" calcext:value-type="float">
            <text:p>186.02</text:p>
          </table:table-cell>
          <table:table-cell office:value-type="float" office:value="44.22" calcext:value-type="float">
            <text:p>44.22</text:p>
          </table:table-cell>
          <table:table-cell table:formula="of:=STDEV([.A11];[.A26];[.A41];[.A56];[.A71];[.A86];[.A101];[.A116];[.A131];[.A146])" office:value-type="float" office:value="0" calcext:value-type="float">
            <text:p>0</text:p>
          </table:table-cell>
          <table:table-cell table:style-name="ce1" table:formula="of:=STDEV([.B11];[.B26];[.B41];[.B56];[.B71];[.B86];[.B101];[.B116];[.B131];[.B146])" office:value-type="float" office:value="66.5525189124895" calcext:value-type="float">
            <text:p>66.6</text:p>
          </table:table-cell>
          <table:table-cell table:style-name="ce1" table:formula="of:=STDEV([.C11];[.C26];[.C41];[.C56];[.C71];[.C86];[.C101];[.C116];[.C131];[.C146])" office:value-type="float" office:value="55758.2019796191" calcext:value-type="float">
            <text:p>55758.2</text:p>
          </table:table-cell>
          <table:table-cell table:style-name="ce1" table:formula="of:=STDEV([.D11];[.D26];[.D41];[.D56];[.D71];[.D86];[.D101];[.D116];[.D131];[.D146])" office:value-type="float" office:value="0" calcext:value-type="float">
            <text:p>0.0</text:p>
          </table:table-cell>
          <table:table-cell table:style-name="ce1" table:formula="of:=STDEV([.E11];[.E26];[.E41];[.E56];[.E71];[.E86];[.E101];[.E116];[.E131];[.E146])" office:value-type="float" office:value="7965.45742565987" calcext:value-type="float">
            <text:p>7965.5</text:p>
          </table:table-cell>
          <table:table-cell table:style-name="ce1" table:formula="of:=STDEV([.F11];[.F26];[.F41];[.F56];[.F71];[.F86];[.F101];[.F116];[.F131];[.F146])" office:value-type="float" office:value="63723.659405279" calcext:value-type="float">
            <text:p>63723.7</text:p>
          </table:table-cell>
          <table:table-cell table:style-name="ce1" table:formula="of:=STDEV([.G11];[.G26];[.G41];[.G56];[.G71];[.G86];[.G101];[.G116];[.G131];[.G146])" office:value-type="float" office:value="3982.72871282994" calcext:value-type="float">
            <text:p>3982.7</text:p>
          </table:table-cell>
          <table:table-cell table:style-name="ce2" table:formula="of:=STDEV([.H11];[.H26];[.H41];[.H56];[.H71];[.H86];[.H101];[.H116];[.H131];[.H146])" office:value-type="float" office:value="0.00143546353334106" calcext:value-type="float">
            <text:p>0.001</text:p>
          </table:table-cell>
          <table:table-cell table:style-name="ce2" table:formula="of:=STDEV([.I11];[.I26];[.I41];[.I56];[.I71];[.I86];[.I101];[.I116];[.I131];[.I146])" office:value-type="float" office:value="0.138021737418423" calcext:value-type="float">
            <text:p>0.138</text:p>
          </table:table-cell>
          <table:table-cell table:style-name="ce2" table:formula="of:=STDEV([.J11];[.J26];[.J41];[.J56];[.J71];[.J86];[.J101];[.J116];[.J131];[.J146])" office:value-type="float" office:value="0.0811103500725336" calcext:value-type="float">
            <text:p>0.081</text:p>
          </table:table-cell>
          <table:table-cell table:style-name="ce2" table:formula="of:=STDEV([.K11];[.K26];[.K41];[.K56];[.K71];[.K86];[.K101];[.K116];[.K131];[.K146])" office:value-type="float" office:value="36.2462252594054" calcext:value-type="float">
            <text:p>36.246</text:p>
          </table:table-cell>
          <table:table-cell table:style-name="ce2" table:formula="of:=STDEV([.L11];[.L26];[.L41];[.L56];[.L71];[.L86];[.L101];[.L116];[.L131];[.L146])" office:value-type="float" office:value="2.31779205279507" calcext:value-type="float">
            <text:p>2.3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117.175901" calcext:value-type="float">
            <text:p>13117.175901</text:p>
          </table:table-cell>
          <table:table-cell office:value-type="float" office:value="11021164" calcext:value-type="float">
            <text:p>11021164</text:p>
          </table:table-cell>
          <table:table-cell office:value-type="float" office:value="0" calcext:value-type="float">
            <text:p>0</text:p>
          </table:table-cell>
          <table:table-cell office:value-type="float" office:value="1574452" calcext:value-type="float">
            <text:p>1574452</text:p>
          </table:table-cell>
          <table:table-cell office:value-type="float" office:value="12595616" calcext:value-type="float">
            <text:p>12595616</text:p>
          </table:table-cell>
          <table:table-cell office:value-type="float" office:value="787226" calcext:value-type="float">
            <text:p>787226</text:p>
          </table:table-cell>
          <table:table-cell office:value-type="float" office:value="60.0149" calcext:value-type="float">
            <text:p>60.0149</text:p>
          </table:table-cell>
          <table:table-cell office:value-type="float" office:value="3.12" calcext:value-type="float">
            <text:p>3.12</text:p>
          </table:table-cell>
          <table:table-cell office:value-type="float" office:value="17.52" calcext:value-type="float">
            <text:p>17.52</text:p>
          </table:table-cell>
          <table:table-cell office:value-type="float" office:value="241.21" calcext:value-type="float">
            <text:p>241.21</text:p>
          </table:table-cell>
          <table:table-cell office:value-type="float" office:value="52.01" calcext:value-type="float">
            <text:p>52.01</text:p>
          </table:table-cell>
          <table:table-cell table:formula="of:=STDEV([.A12];[.A27];[.A42];[.A57];[.A72];[.A87];[.A102];[.A117];[.A132];[.A147])" office:value-type="float" office:value="0" calcext:value-type="float">
            <text:p>0</text:p>
          </table:table-cell>
          <table:table-cell table:style-name="ce1" table:formula="of:=STDEV([.B12];[.B27];[.B42];[.B57];[.B72];[.B87];[.B102];[.B117];[.B132];[.B147])" office:value-type="float" office:value="19.4369542450414" calcext:value-type="float">
            <text:p>19.4</text:p>
          </table:table-cell>
          <table:table-cell table:style-name="ce1" table:formula="of:=STDEV([.C12];[.C27];[.C42];[.C57];[.C72];[.C87];[.C102];[.C117];[.C132];[.C147])" office:value-type="float" office:value="16286.6396561381" calcext:value-type="float">
            <text:p>16286.6</text:p>
          </table:table-cell>
          <table:table-cell table:style-name="ce1" table:formula="of:=STDEV([.D12];[.D27];[.D42];[.D57];[.D72];[.D87];[.D102];[.D117];[.D132];[.D147])" office:value-type="float" office:value="0" calcext:value-type="float">
            <text:p>0.0</text:p>
          </table:table-cell>
          <table:table-cell table:style-name="ce1" table:formula="of:=STDEV([.E12];[.E27];[.E42];[.E57];[.E72];[.E87];[.E102];[.E117];[.E132];[.E147])" office:value-type="float" office:value="2326.66280801972" calcext:value-type="float">
            <text:p>2326.7</text:p>
          </table:table-cell>
          <table:table-cell table:style-name="ce1" table:formula="of:=STDEV([.F12];[.F27];[.F42];[.F57];[.F72];[.F87];[.F102];[.F117];[.F132];[.F147])" office:value-type="float" office:value="18613.3024641578" calcext:value-type="float">
            <text:p>18613.3</text:p>
          </table:table-cell>
          <table:table-cell table:style-name="ce1" table:formula="of:=STDEV([.G12];[.G27];[.G42];[.G57];[.G72];[.G87];[.G102];[.G117];[.G132];[.G147])" office:value-type="float" office:value="1163.33140400986" calcext:value-type="float">
            <text:p>1163.3</text:p>
          </table:table-cell>
          <table:table-cell table:style-name="ce2" table:formula="of:=STDEV([.H12];[.H27];[.H42];[.H57];[.H72];[.H87];[.H102];[.H117];[.H132];[.H147])" office:value-type="float" office:value="0.00173512727679234" calcext:value-type="float">
            <text:p>0.002</text:p>
          </table:table-cell>
          <table:table-cell table:style-name="ce2" table:formula="of:=STDEV([.I12];[.I27];[.I42];[.I57];[.I72];[.I87];[.I102];[.I117];[.I132];[.I147])" office:value-type="float" office:value="0.1171134302954" calcext:value-type="float">
            <text:p>0.117</text:p>
          </table:table-cell>
          <table:table-cell table:style-name="ce2" table:formula="of:=STDEV([.J12];[.J27];[.J42];[.J57];[.J72];[.J87];[.J102];[.J117];[.J132];[.J147])" office:value-type="float" office:value="0.0268535120814961" calcext:value-type="float">
            <text:p>0.027</text:p>
          </table:table-cell>
          <table:table-cell table:style-name="ce2" table:formula="of:=STDEV([.K12];[.K27];[.K42];[.K57];[.K72];[.K87];[.K102];[.K117];[.K132];[.K147])" office:value-type="float" office:value="29.6600186558719" calcext:value-type="float">
            <text:p>29.660</text:p>
          </table:table-cell>
          <table:table-cell table:style-name="ce2" table:formula="of:=STDEV([.L12];[.L27];[.L42];[.L57];[.L72];[.L87];[.L102];[.L117];[.L132];[.L147])" office:value-type="float" office:value="1.90063030480826" calcext:value-type="float">
            <text:p>1.9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099.129902" calcext:value-type="float">
            <text:p>13099.129902</text:p>
          </table:table-cell>
          <table:table-cell office:value-type="float" office:value="11006240" calcext:value-type="float">
            <text:p>11006240</text:p>
          </table:table-cell>
          <table:table-cell office:value-type="float" office:value="0" calcext:value-type="float">
            <text:p>0</text:p>
          </table:table-cell>
          <table:table-cell office:value-type="float" office:value="1572320" calcext:value-type="float">
            <text:p>1572320</text:p>
          </table:table-cell>
          <table:table-cell office:value-type="float" office:value="12578560" calcext:value-type="float">
            <text:p>12578560</text:p>
          </table:table-cell>
          <table:table-cell office:value-type="float" office:value="786160" calcext:value-type="float">
            <text:p>786160</text:p>
          </table:table-cell>
          <table:table-cell office:value-type="float" office:value="60.0162" calcext:value-type="float">
            <text:p>60.0162</text:p>
          </table:table-cell>
          <table:table-cell office:value-type="float" office:value="3.04" calcext:value-type="float">
            <text:p>3.04</text:p>
          </table:table-cell>
          <table:table-cell office:value-type="float" office:value="19.07" calcext:value-type="float">
            <text:p>19.07</text:p>
          </table:table-cell>
          <table:table-cell office:value-type="float" office:value="188.5" calcext:value-type="float">
            <text:p>188.5</text:p>
          </table:table-cell>
          <table:table-cell office:value-type="float" office:value="52.29" calcext:value-type="float">
            <text:p>52.29</text:p>
          </table:table-cell>
          <table:table-cell table:formula="of:=STDEV([.A13];[.A28];[.A43];[.A58];[.A73];[.A88];[.A103];[.A118];[.A133];[.A148])" office:value-type="float" office:value="0" calcext:value-type="float">
            <text:p>0</text:p>
          </table:table-cell>
          <table:table-cell table:style-name="ce1" table:formula="of:=STDEV([.B13];[.B28];[.B43];[.B58];[.B73];[.B88];[.B103];[.B118];[.B133];[.B148])" office:value-type="float" office:value="85.8552872064161" calcext:value-type="float">
            <text:p>85.9</text:p>
          </table:table-cell>
          <table:table-cell table:style-name="ce1" table:formula="of:=STDEV([.C13];[.C28];[.C43];[.C58];[.C73];[.C88];[.C103];[.C118];[.C133];[.C148])" office:value-type="float" office:value="71984.2121134905" calcext:value-type="float">
            <text:p>71984.2</text:p>
          </table:table-cell>
          <table:table-cell table:style-name="ce1" table:formula="of:=STDEV([.D13];[.D28];[.D43];[.D58];[.D73];[.D88];[.D103];[.D118];[.D133];[.D148])" office:value-type="float" office:value="0" calcext:value-type="float">
            <text:p>0.0</text:p>
          </table:table-cell>
          <table:table-cell table:style-name="ce1" table:formula="of:=STDEV([.E13];[.E28];[.E43];[.E58];[.E73];[.E88];[.E103];[.E118];[.E133];[.E148])" office:value-type="float" office:value="10283.4588733558" calcext:value-type="float">
            <text:p>10283.5</text:p>
          </table:table-cell>
          <table:table-cell table:style-name="ce1" table:formula="of:=STDEV([.F13];[.F28];[.F43];[.F58];[.F73];[.F88];[.F103];[.F118];[.F133];[.F148])" office:value-type="float" office:value="82267.6709868463" calcext:value-type="float">
            <text:p>82267.7</text:p>
          </table:table-cell>
          <table:table-cell table:style-name="ce1" table:formula="of:=STDEV([.G13];[.G28];[.G43];[.G58];[.G73];[.G88];[.G103];[.G118];[.G133];[.G148])" office:value-type="float" office:value="5141.7294366779" calcext:value-type="float">
            <text:p>5141.7</text:p>
          </table:table-cell>
          <table:table-cell table:style-name="ce2" table:formula="of:=STDEV([.H13];[.H28];[.H43];[.H58];[.H73];[.H88];[.H103];[.H118];[.H133];[.H148])" office:value-type="float" office:value="0.00270885379614475" calcext:value-type="float">
            <text:p>0.003</text:p>
          </table:table-cell>
          <table:table-cell table:style-name="ce2" table:formula="of:=STDEV([.I13];[.I28];[.I43];[.I58];[.I73];[.I88];[.I103];[.I118];[.I133];[.I148])" office:value-type="float" office:value="0.124257796536073" calcext:value-type="float">
            <text:p>0.124</text:p>
          </table:table-cell>
          <table:table-cell table:style-name="ce2" table:formula="of:=STDEV([.J13];[.J28];[.J43];[.J58];[.J73];[.J88];[.J103];[.J118];[.J133];[.J148])" office:value-type="float" office:value="0.12781931691954" calcext:value-type="float">
            <text:p>0.128</text:p>
          </table:table-cell>
          <table:table-cell table:style-name="ce2" table:formula="of:=STDEV([.K13];[.K28];[.K43];[.K58];[.K73];[.K88];[.K103];[.K118];[.K133];[.K148])" office:value-type="float" office:value="37.4425884076764" calcext:value-type="float">
            <text:p>37.443</text:p>
          </table:table-cell>
          <table:table-cell table:style-name="ce2" table:formula="of:=STDEV([.L13];[.L28];[.L43];[.L58];[.L73];[.L88];[.L103];[.L118];[.L133];[.L148])" office:value-type="float" office:value="2.57863098906722" calcext:value-type="float">
            <text:p>2.57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007.389511" calcext:value-type="float">
            <text:p>13007.389511</text:p>
          </table:table-cell>
          <table:table-cell office:value-type="float" office:value="10929394" calcext:value-type="float">
            <text:p>10929394</text:p>
          </table:table-cell>
          <table:table-cell office:value-type="float" office:value="0" calcext:value-type="float">
            <text:p>0</text:p>
          </table:table-cell>
          <table:table-cell office:value-type="float" office:value="1561342" calcext:value-type="float">
            <text:p>1561342</text:p>
          </table:table-cell>
          <table:table-cell office:value-type="float" office:value="12490736" calcext:value-type="float">
            <text:p>12490736</text:p>
          </table:table-cell>
          <table:table-cell office:value-type="float" office:value="780671" calcext:value-type="float">
            <text:p>780671</text:p>
          </table:table-cell>
          <table:table-cell office:value-type="float" office:value="60.0175" calcext:value-type="float">
            <text:p>60.0175</text:p>
          </table:table-cell>
          <table:table-cell office:value-type="float" office:value="3.26" calcext:value-type="float">
            <text:p>3.26</text:p>
          </table:table-cell>
          <table:table-cell office:value-type="float" office:value="20.74" calcext:value-type="float">
            <text:p>20.74</text:p>
          </table:table-cell>
          <table:table-cell office:value-type="float" office:value="183.99" calcext:value-type="float">
            <text:p>183.99</text:p>
          </table:table-cell>
          <table:table-cell office:value-type="float" office:value="57.38" calcext:value-type="float">
            <text:p>57.38</text:p>
          </table:table-cell>
          <table:table-cell table:formula="of:=STDEV([.A14];[.A29];[.A44];[.A59];[.A74];[.A89];[.A104];[.A119];[.A134];[.A149])" office:value-type="float" office:value="0" calcext:value-type="float">
            <text:p>0</text:p>
          </table:table-cell>
          <table:table-cell table:style-name="ce1" table:formula="of:=STDEV([.B14];[.B29];[.B44];[.B59];[.B74];[.B89];[.B104];[.B119];[.B134];[.B149])" office:value-type="float" office:value="31.3290494372502" calcext:value-type="float">
            <text:p>31.3</text:p>
          </table:table-cell>
          <table:table-cell table:style-name="ce1" table:formula="of:=STDEV([.C14];[.C29];[.C44];[.C59];[.C74];[.C89];[.C104];[.C119];[.C134];[.C149])" office:value-type="float" office:value="26309.1767758366" calcext:value-type="float">
            <text:p>26309.2</text:p>
          </table:table-cell>
          <table:table-cell table:style-name="ce1" table:formula="of:=STDEV([.D14];[.D29];[.D44];[.D59];[.D74];[.D89];[.D104];[.D119];[.D134];[.D149])" office:value-type="float" office:value="0" calcext:value-type="float">
            <text:p>0.0</text:p>
          </table:table-cell>
          <table:table-cell table:style-name="ce1" table:formula="of:=STDEV([.E14];[.E29];[.E44];[.E59];[.E74];[.E89];[.E104];[.E119];[.E134];[.E149])" office:value-type="float" office:value="3758.45382511952" calcext:value-type="float">
            <text:p>3758.5</text:p>
          </table:table-cell>
          <table:table-cell table:style-name="ce1" table:formula="of:=STDEV([.F14];[.F29];[.F44];[.F59];[.F74];[.F89];[.F104];[.F119];[.F134];[.F149])" office:value-type="float" office:value="30067.6306009562" calcext:value-type="float">
            <text:p>30067.6</text:p>
          </table:table-cell>
          <table:table-cell table:style-name="ce1" table:formula="of:=STDEV([.G14];[.G29];[.G44];[.G59];[.G74];[.G89];[.G104];[.G119];[.G134];[.G149])" office:value-type="float" office:value="1879.22691255976" calcext:value-type="float">
            <text:p>1879.2</text:p>
          </table:table-cell>
          <table:table-cell table:style-name="ce2" table:formula="of:=STDEV([.H14];[.H29];[.H44];[.H59];[.H74];[.H89];[.H104];[.H119];[.H134];[.H149])" office:value-type="float" office:value="0.00165264098406806" calcext:value-type="float">
            <text:p>0.002</text:p>
          </table:table-cell>
          <table:table-cell table:style-name="ce2" table:formula="of:=STDEV([.I14];[.I29];[.I44];[.I59];[.I74];[.I89];[.I104];[.I119];[.I134];[.I149])" office:value-type="float" office:value="0.16484335999164" calcext:value-type="float">
            <text:p>0.165</text:p>
          </table:table-cell>
          <table:table-cell table:style-name="ce2" table:formula="of:=STDEV([.J14];[.J29];[.J44];[.J59];[.J74];[.J89];[.J104];[.J119];[.J134];[.J149])" office:value-type="float" office:value="0.0514349643292923" calcext:value-type="float">
            <text:p>0.051</text:p>
          </table:table-cell>
          <table:table-cell table:style-name="ce2" table:formula="of:=STDEV([.K14];[.K29];[.K44];[.K59];[.K74];[.K89];[.K104];[.K119];[.K134];[.K149])" office:value-type="float" office:value="64.3602740568021" calcext:value-type="float">
            <text:p>64.360</text:p>
          </table:table-cell>
          <table:table-cell table:style-name="ce2" table:formula="of:=STDEV([.L14];[.L29];[.L44];[.L59];[.L74];[.L89];[.L104];[.L119];[.L134];[.L149])" office:value-type="float" office:value="3.23368314258937" calcext:value-type="float">
            <text:p>3.23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890.723539" calcext:value-type="float">
            <text:p>12890.723539</text:p>
          </table:table-cell>
          <table:table-cell office:value-type="float" office:value="10831366" calcext:value-type="float">
            <text:p>10831366</text:p>
          </table:table-cell>
          <table:table-cell office:value-type="float" office:value="0" calcext:value-type="float">
            <text:p>0</text:p>
          </table:table-cell>
          <table:table-cell office:value-type="float" office:value="1547338" calcext:value-type="float">
            <text:p>1547338</text:p>
          </table:table-cell>
          <table:table-cell office:value-type="float" office:value="12378704" calcext:value-type="float">
            <text:p>12378704</text:p>
          </table:table-cell>
          <table:table-cell office:value-type="float" office:value="773669" calcext:value-type="float">
            <text:p>773669</text:p>
          </table:table-cell>
          <table:table-cell office:value-type="float" office:value="60.0175" calcext:value-type="float">
            <text:p>60.0175</text:p>
          </table:table-cell>
          <table:table-cell office:value-type="float" office:value="2.86" calcext:value-type="float">
            <text:p>2.86</text:p>
          </table:table-cell>
          <table:table-cell office:value-type="float" office:value="22.48" calcext:value-type="float">
            <text:p>22.48</text:p>
          </table:table-cell>
          <table:table-cell office:value-type="float" office:value="242.27" calcext:value-type="float">
            <text:p>242.27</text:p>
          </table:table-cell>
          <table:table-cell office:value-type="float" office:value="65.81" calcext:value-type="float">
            <text:p>65.81</text:p>
          </table:table-cell>
          <table:table-cell table:formula="of:=STDEV([.A15];[.A30];[.A45];[.A60];[.A75];[.A90];[.A105];[.A120];[.A135];[.A150])" office:value-type="float" office:value="0" calcext:value-type="float">
            <text:p>0</text:p>
          </table:table-cell>
          <table:table-cell table:style-name="ce1" table:formula="of:=STDEV([.B15];[.B30];[.B45];[.B60];[.B75];[.B90];[.B105];[.B120];[.B135];[.B150])" office:value-type="float" office:value="21.3323775821344" calcext:value-type="float">
            <text:p>21.3</text:p>
          </table:table-cell>
          <table:table-cell table:style-name="ce1" table:formula="of:=STDEV([.C15];[.C30];[.C45];[.C60];[.C75];[.C90];[.C105];[.C120];[.C135];[.C150])" office:value-type="float" office:value="18095.4343769054" calcext:value-type="float">
            <text:p>18095.4</text:p>
          </table:table-cell>
          <table:table-cell table:style-name="ce1" table:formula="of:=STDEV([.D15];[.D30];[.D45];[.D60];[.D75];[.D90];[.D105];[.D120];[.D135];[.D150])" office:value-type="float" office:value="0" calcext:value-type="float">
            <text:p>0.0</text:p>
          </table:table-cell>
          <table:table-cell table:style-name="ce1" table:formula="of:=STDEV([.E15];[.E30];[.E45];[.E60];[.E75];[.E90];[.E105];[.E120];[.E135];[.E150])" office:value-type="float" office:value="2585.06205384363" calcext:value-type="float">
            <text:p>2585.1</text:p>
          </table:table-cell>
          <table:table-cell table:style-name="ce1" table:formula="of:=STDEV([.F15];[.F30];[.F45];[.F60];[.F75];[.F90];[.F105];[.F120];[.F135];[.F150])" office:value-type="float" office:value="20680.496430749" calcext:value-type="float">
            <text:p>20680.5</text:p>
          </table:table-cell>
          <table:table-cell table:style-name="ce1" table:formula="of:=STDEV([.G15];[.G30];[.G45];[.G60];[.G75];[.G90];[.G105];[.G120];[.G135];[.G150])" office:value-type="float" office:value="1292.53102692181" calcext:value-type="float">
            <text:p>1292.5</text:p>
          </table:table-cell>
          <table:table-cell table:style-name="ce2" table:formula="of:=STDEV([.H15];[.H30];[.H45];[.H60];[.H75];[.H90];[.H105];[.H120];[.H135];[.H150])" office:value-type="float" office:value="0.00200967106208457" calcext:value-type="float">
            <text:p>0.002</text:p>
          </table:table-cell>
          <table:table-cell table:style-name="ce2" table:formula="of:=STDEV([.I15];[.I30];[.I45];[.I60];[.I75];[.I90];[.I105];[.I120];[.I135];[.I150])" office:value-type="float" office:value="0.13752171545695" calcext:value-type="float">
            <text:p>0.138</text:p>
          </table:table-cell>
          <table:table-cell table:style-name="ce2" table:formula="of:=STDEV([.J15];[.J30];[.J45];[.J60];[.J75];[.J90];[.J105];[.J120];[.J135];[.J150])" office:value-type="float" office:value="0.0359629438913634" calcext:value-type="float">
            <text:p>0.036</text:p>
          </table:table-cell>
          <table:table-cell table:style-name="ce2" table:formula="of:=STDEV([.K15];[.K30];[.K45];[.K60];[.K75];[.K90];[.K105];[.K120];[.K135];[.K150])" office:value-type="float" office:value="52.307195425996" calcext:value-type="float">
            <text:p>52.307</text:p>
          </table:table-cell>
          <table:table-cell table:style-name="ce2" table:formula="of:=STDEV([.L15];[.L30];[.L45];[.L60];[.L75];[.L90];[.L105];[.L120];[.L135];[.L150])" office:value-type="float" office:value="2.19700326202155" calcext:value-type="float">
            <text:p>2.1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41.3885" calcext:value-type="float">
            <text:p>3341.3885</text:p>
          </table:table-cell>
          <table:table-cell office:value-type="float" office:value="2806902" calcext:value-type="float">
            <text:p>2806902</text:p>
          </table:table-cell>
          <table:table-cell office:value-type="float" office:value="0" calcext:value-type="float">
            <text:p>0</text:p>
          </table:table-cell>
          <table:table-cell office:value-type="float" office:value="400986" calcext:value-type="float">
            <text:p>400986</text:p>
          </table:table-cell>
          <table:table-cell office:value-type="float" office:value="3207888" calcext:value-type="float">
            <text:p>3207888</text:p>
          </table:table-cell>
          <table:table-cell office:value-type="float" office:value="200493" calcext:value-type="float">
            <text:p>200493</text:p>
          </table:table-cell>
          <table:table-cell office:value-type="float" office:value="60.0029" calcext:value-type="float">
            <text:p>60.0029</text:p>
          </table:table-cell>
          <table:table-cell office:value-type="float" office:value="2.26" calcext:value-type="float">
            <text:p>2.26</text:p>
          </table:table-cell>
          <table:table-cell office:value-type="float" office:value="2.98" calcext:value-type="float">
            <text:p>2.98</text:p>
          </table:table-cell>
          <table:table-cell office:value-type="float" office:value="14.24" calcext:value-type="float">
            <text:p>14.24</text:p>
          </table:table-cell>
          <table:table-cell office:value-type="float" office:value="3.34" calcext:value-type="float">
            <text:p>3.34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09.75313" calcext:value-type="float">
            <text:p>6609.75313</text:p>
          </table:table-cell>
          <table:table-cell office:value-type="float" office:value="5552498" calcext:value-type="float">
            <text:p>5552498</text:p>
          </table:table-cell>
          <table:table-cell office:value-type="float" office:value="0" calcext:value-type="float">
            <text:p>0</text:p>
          </table:table-cell>
          <table:table-cell office:value-type="float" office:value="793214" calcext:value-type="float">
            <text:p>793214</text:p>
          </table:table-cell>
          <table:table-cell office:value-type="float" office:value="6345712" calcext:value-type="float">
            <text:p>6345712</text:p>
          </table:table-cell>
          <table:table-cell office:value-type="float" office:value="396607" calcext:value-type="float">
            <text:p>396607</text:p>
          </table:table-cell>
          <table:table-cell office:value-type="float" office:value="60.0033" calcext:value-type="float">
            <text:p>60.0033</text:p>
          </table:table-cell>
          <table:table-cell office:value-type="float" office:value="2.56" calcext:value-type="float">
            <text:p>2.56</text:p>
          </table:table-cell>
          <table:table-cell office:value-type="float" office:value="4.53" calcext:value-type="float">
            <text:p>4.53</text:p>
          </table:table-cell>
          <table:table-cell office:value-type="float" office:value="20.27" calcext:value-type="float">
            <text:p>20.27</text:p>
          </table:table-cell>
          <table:table-cell office:value-type="float" office:value="6.78" calcext:value-type="float">
            <text:p>6.78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290.969632" calcext:value-type="float">
            <text:p>8290.969632</text:p>
          </table:table-cell>
          <table:table-cell office:value-type="float" office:value="6964902" calcext:value-type="float">
            <text:p>6964902</text:p>
          </table:table-cell>
          <table:table-cell office:value-type="float" office:value="0" calcext:value-type="float">
            <text:p>0</text:p>
          </table:table-cell>
          <table:table-cell office:value-type="float" office:value="994986" calcext:value-type="float">
            <text:p>994986</text:p>
          </table:table-cell>
          <table:table-cell office:value-type="float" office:value="7959888" calcext:value-type="float">
            <text:p>7959888</text:p>
          </table:table-cell>
          <table:table-cell office:value-type="float" office:value="497493" calcext:value-type="float">
            <text:p>497493</text:p>
          </table:table-cell>
          <table:table-cell office:value-type="float" office:value="60.0042" calcext:value-type="float">
            <text:p>60.0042</text:p>
          </table:table-cell>
          <table:table-cell office:value-type="float" office:value="2.55" calcext:value-type="float">
            <text:p>2.55</text:p>
          </table:table-cell>
          <table:table-cell office:value-type="float" office:value="6.02" calcext:value-type="float">
            <text:p>6.02</text:p>
          </table:table-cell>
          <table:table-cell office:value-type="float" office:value="46.26" calcext:value-type="float">
            <text:p>46.26</text:p>
          </table:table-cell>
          <table:table-cell office:value-type="float" office:value="10.7" calcext:value-type="float">
            <text:p>10.7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543.49076" calcext:value-type="float">
            <text:p>10543.49076</text:p>
          </table:table-cell>
          <table:table-cell office:value-type="float" office:value="8857226" calcext:value-type="float">
            <text:p>8857226</text:p>
          </table:table-cell>
          <table:table-cell office:value-type="float" office:value="0" calcext:value-type="float">
            <text:p>0</text:p>
          </table:table-cell>
          <table:table-cell office:value-type="float" office:value="1265318" calcext:value-type="float">
            <text:p>1265318</text:p>
          </table:table-cell>
          <table:table-cell office:value-type="float" office:value="10122544" calcext:value-type="float">
            <text:p>10122544</text:p>
          </table:table-cell>
          <table:table-cell office:value-type="float" office:value="632659" calcext:value-type="float">
            <text:p>632659</text:p>
          </table:table-cell>
          <table:table-cell office:value-type="float" office:value="60.0047" calcext:value-type="float">
            <text:p>60.0047</text:p>
          </table:table-cell>
          <table:table-cell office:value-type="float" office:value="2.63" calcext:value-type="float">
            <text:p>2.63</text:p>
          </table:table-cell>
          <table:table-cell office:value-type="float" office:value="6.63" calcext:value-type="float">
            <text:p>6.63</text:p>
          </table:table-cell>
          <table:table-cell office:value-type="float" office:value="107.84" calcext:value-type="float">
            <text:p>107.84</text:p>
          </table:table-cell>
          <table:table-cell office:value-type="float" office:value="13.1" calcext:value-type="float">
            <text:p>13.1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991.844244" calcext:value-type="float">
            <text:p>11991.844244</text:p>
          </table:table-cell>
          <table:table-cell office:value-type="float" office:value="10074274" calcext:value-type="float">
            <text:p>10074274</text:p>
          </table:table-cell>
          <table:table-cell office:value-type="float" office:value="0" calcext:value-type="float">
            <text:p>0</text:p>
          </table:table-cell>
          <table:table-cell office:value-type="float" office:value="1439182" calcext:value-type="float">
            <text:p>1439182</text:p>
          </table:table-cell>
          <table:table-cell office:value-type="float" office:value="11513456" calcext:value-type="float">
            <text:p>11513456</text:p>
          </table:table-cell>
          <table:table-cell office:value-type="float" office:value="719591" calcext:value-type="float">
            <text:p>719591</text:p>
          </table:table-cell>
          <table:table-cell office:value-type="float" office:value="60.0067" calcext:value-type="float">
            <text:p>60.0067</text:p>
          </table:table-cell>
          <table:table-cell office:value-type="float" office:value="2.61" calcext:value-type="float">
            <text:p>2.61</text:p>
          </table:table-cell>
          <table:table-cell office:value-type="float" office:value="7.5" calcext:value-type="float">
            <text:p>7.5</text:p>
          </table:table-cell>
          <table:table-cell office:value-type="float" office:value="103.21" calcext:value-type="float">
            <text:p>103.21</text:p>
          </table:table-cell>
          <table:table-cell office:value-type="float" office:value="19.73" calcext:value-type="float">
            <text:p>19.73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238.001836" calcext:value-type="float">
            <text:p>12238.001836</text:p>
          </table:table-cell>
          <table:table-cell office:value-type="float" office:value="10281138" calcext:value-type="float">
            <text:p>10281138</text:p>
          </table:table-cell>
          <table:table-cell office:value-type="float" office:value="0" calcext:value-type="float">
            <text:p>0</text:p>
          </table:table-cell>
          <table:table-cell office:value-type="float" office:value="1468734" calcext:value-type="float">
            <text:p>1468734</text:p>
          </table:table-cell>
          <table:table-cell office:value-type="float" office:value="11749872" calcext:value-type="float">
            <text:p>11749872</text:p>
          </table:table-cell>
          <table:table-cell office:value-type="float" office:value="734367" calcext:value-type="float">
            <text:p>734367</text:p>
          </table:table-cell>
          <table:table-cell office:value-type="float" office:value="60.0071" calcext:value-type="float">
            <text:p>60.0071</text:p>
          </table:table-cell>
          <table:table-cell office:value-type="float" office:value="2.62" calcext:value-type="float">
            <text:p>2.62</text:p>
          </table:table-cell>
          <table:table-cell office:value-type="float" office:value="8.98" calcext:value-type="float">
            <text:p>8.98</text:p>
          </table:table-cell>
          <table:table-cell office:value-type="float" office:value="123.68" calcext:value-type="float">
            <text:p>123.68</text:p>
          </table:table-cell>
          <table:table-cell office:value-type="float" office:value="23.65" calcext:value-type="float">
            <text:p>23.6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67.29447" calcext:value-type="float">
            <text:p>12967.29447</text:p>
          </table:table-cell>
          <table:table-cell office:value-type="float" office:value="10894016" calcext:value-type="float">
            <text:p>10894016</text:p>
          </table:table-cell>
          <table:table-cell office:value-type="float" office:value="0" calcext:value-type="float">
            <text:p>0</text:p>
          </table:table-cell>
          <table:table-cell office:value-type="float" office:value="1556288" calcext:value-type="float">
            <text:p>1556288</text:p>
          </table:table-cell>
          <table:table-cell office:value-type="float" office:value="12450304" calcext:value-type="float">
            <text:p>12450304</text:p>
          </table:table-cell>
          <table:table-cell office:value-type="float" office:value="778144" calcext:value-type="float">
            <text:p>778144</text:p>
          </table:table-cell>
          <table:table-cell office:value-type="float" office:value="60.0082" calcext:value-type="float">
            <text:p>60.0082</text:p>
          </table:table-cell>
          <table:table-cell office:value-type="float" office:value="3" calcext:value-type="float">
            <text:p>3</text:p>
          </table:table-cell>
          <table:table-cell office:value-type="float" office:value="10.02" calcext:value-type="float">
            <text:p>10.02</text:p>
          </table:table-cell>
          <table:table-cell office:value-type="float" office:value="128.76" calcext:value-type="float">
            <text:p>128.76</text:p>
          </table:table-cell>
          <table:table-cell office:value-type="float" office:value="24.39" calcext:value-type="float">
            <text:p>24.3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900.161304" calcext:value-type="float">
            <text:p>12900.161304</text:p>
          </table:table-cell>
          <table:table-cell office:value-type="float" office:value="10838086" calcext:value-type="float">
            <text:p>10838086</text:p>
          </table:table-cell>
          <table:table-cell office:value-type="float" office:value="0" calcext:value-type="float">
            <text:p>0</text:p>
          </table:table-cell>
          <table:table-cell office:value-type="float" office:value="1548298" calcext:value-type="float">
            <text:p>1548298</text:p>
          </table:table-cell>
          <table:table-cell office:value-type="float" office:value="12386384" calcext:value-type="float">
            <text:p>12386384</text:p>
          </table:table-cell>
          <table:table-cell office:value-type="float" office:value="774149" calcext:value-type="float">
            <text:p>774149</text:p>
          </table:table-cell>
          <table:table-cell office:value-type="float" office:value="60.0108" calcext:value-type="float">
            <text:p>60.0108</text:p>
          </table:table-cell>
          <table:table-cell office:value-type="float" office:value="2.78" calcext:value-type="float">
            <text:p>2.78</text:p>
          </table:table-cell>
          <table:table-cell office:value-type="float" office:value="11.62" calcext:value-type="float">
            <text:p>11.62</text:p>
          </table:table-cell>
          <table:table-cell office:value-type="float" office:value="181.24" calcext:value-type="float">
            <text:p>181.24</text:p>
          </table:table-cell>
          <table:table-cell office:value-type="float" office:value="37.36" calcext:value-type="float">
            <text:p>37.36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975.135139" calcext:value-type="float">
            <text:p>12975.135139</text:p>
          </table:table-cell>
          <table:table-cell office:value-type="float" office:value="10901366" calcext:value-type="float">
            <text:p>10901366</text:p>
          </table:table-cell>
          <table:table-cell office:value-type="float" office:value="0" calcext:value-type="float">
            <text:p>0</text:p>
          </table:table-cell>
          <table:table-cell office:value-type="float" office:value="1557338" calcext:value-type="float">
            <text:p>1557338</text:p>
          </table:table-cell>
          <table:table-cell office:value-type="float" office:value="12458704" calcext:value-type="float">
            <text:p>12458704</text:p>
          </table:table-cell>
          <table:table-cell office:value-type="float" office:value="778669" calcext:value-type="float">
            <text:p>778669</text:p>
          </table:table-cell>
          <table:table-cell office:value-type="float" office:value="60.0124" calcext:value-type="float">
            <text:p>60.0124</text:p>
          </table:table-cell>
          <table:table-cell office:value-type="float" office:value="2.9" calcext:value-type="float">
            <text:p>2.9</text:p>
          </table:table-cell>
          <table:table-cell office:value-type="float" office:value="13.09" calcext:value-type="float">
            <text:p>13.09</text:p>
          </table:table-cell>
          <table:table-cell office:value-type="float" office:value="165.78" calcext:value-type="float">
            <text:p>165.78</text:p>
          </table:table-cell>
          <table:table-cell office:value-type="float" office:value="42.56" calcext:value-type="float">
            <text:p>42.56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133.317892" calcext:value-type="float">
            <text:p>13133.317892</text:p>
          </table:table-cell>
          <table:table-cell office:value-type="float" office:value="11034506" calcext:value-type="float">
            <text:p>11034506</text:p>
          </table:table-cell>
          <table:table-cell office:value-type="float" office:value="0" calcext:value-type="float">
            <text:p>0</text:p>
          </table:table-cell>
          <table:table-cell office:value-type="float" office:value="1576358" calcext:value-type="float">
            <text:p>1576358</text:p>
          </table:table-cell>
          <table:table-cell office:value-type="float" office:value="12610864" calcext:value-type="float">
            <text:p>12610864</text:p>
          </table:table-cell>
          <table:table-cell office:value-type="float" office:value="788179" calcext:value-type="float">
            <text:p>788179</text:p>
          </table:table-cell>
          <table:table-cell office:value-type="float" office:value="60.0137" calcext:value-type="float">
            <text:p>60.0137</text:p>
          </table:table-cell>
          <table:table-cell office:value-type="float" office:value="2.95" calcext:value-type="float">
            <text:p>2.95</text:p>
          </table:table-cell>
          <table:table-cell office:value-type="float" office:value="14.46" calcext:value-type="float">
            <text:p>14.46</text:p>
          </table:table-cell>
          <table:table-cell office:value-type="float" office:value="234.41" calcext:value-type="float">
            <text:p>234.41</text:p>
          </table:table-cell>
          <table:table-cell office:value-type="float" office:value="39.62" calcext:value-type="float">
            <text:p>39.62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036.910403" calcext:value-type="float">
            <text:p>13036.910403</text:p>
          </table:table-cell>
          <table:table-cell office:value-type="float" office:value="10953852" calcext:value-type="float">
            <text:p>10953852</text:p>
          </table:table-cell>
          <table:table-cell office:value-type="float" office:value="0" calcext:value-type="float">
            <text:p>0</text:p>
          </table:table-cell>
          <table:table-cell office:value-type="float" office:value="1564836" calcext:value-type="float">
            <text:p>1564836</text:p>
          </table:table-cell>
          <table:table-cell office:value-type="float" office:value="12518688" calcext:value-type="float">
            <text:p>12518688</text:p>
          </table:table-cell>
          <table:table-cell office:value-type="float" office:value="782418" calcext:value-type="float">
            <text:p>782418</text:p>
          </table:table-cell>
          <table:table-cell office:value-type="float" office:value="60.0156" calcext:value-type="float">
            <text:p>60.0156</text:p>
          </table:table-cell>
          <table:table-cell office:value-type="float" office:value="2.83" calcext:value-type="float">
            <text:p>2.83</text:p>
          </table:table-cell>
          <table:table-cell office:value-type="float" office:value="16.1" calcext:value-type="float">
            <text:p>16.1</text:p>
          </table:table-cell>
          <table:table-cell office:value-type="float" office:value="291.35" calcext:value-type="float">
            <text:p>291.35</text:p>
          </table:table-cell>
          <table:table-cell office:value-type="float" office:value="50.31" calcext:value-type="float">
            <text:p>50.31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077.160201" calcext:value-type="float">
            <text:p>13077.160201</text:p>
          </table:table-cell>
          <table:table-cell office:value-type="float" office:value="10987396" calcext:value-type="float">
            <text:p>10987396</text:p>
          </table:table-cell>
          <table:table-cell office:value-type="float" office:value="0" calcext:value-type="float">
            <text:p>0</text:p>
          </table:table-cell>
          <table:table-cell office:value-type="float" office:value="1569628" calcext:value-type="float">
            <text:p>1569628</text:p>
          </table:table-cell>
          <table:table-cell office:value-type="float" office:value="12557024" calcext:value-type="float">
            <text:p>12557024</text:p>
          </table:table-cell>
          <table:table-cell office:value-type="float" office:value="784814" calcext:value-type="float">
            <text:p>784814</text:p>
          </table:table-cell>
          <table:table-cell office:value-type="float" office:value="60.0141" calcext:value-type="float">
            <text:p>60.0141</text:p>
          </table:table-cell>
          <table:table-cell office:value-type="float" office:value="2.74" calcext:value-type="float">
            <text:p>2.74</text:p>
          </table:table-cell>
          <table:table-cell office:value-type="float" office:value="17.57" calcext:value-type="float">
            <text:p>17.57</text:p>
          </table:table-cell>
          <table:table-cell office:value-type="float" office:value="261.18" calcext:value-type="float">
            <text:p>261.18</text:p>
          </table:table-cell>
          <table:table-cell office:value-type="float" office:value="46.98" calcext:value-type="float">
            <text:p>46.98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039.24313" calcext:value-type="float">
            <text:p>13039.24313</text:p>
          </table:table-cell>
          <table:table-cell office:value-type="float" office:value="10955812" calcext:value-type="float">
            <text:p>10955812</text:p>
          </table:table-cell>
          <table:table-cell office:value-type="float" office:value="0" calcext:value-type="float">
            <text:p>0</text:p>
          </table:table-cell>
          <table:table-cell office:value-type="float" office:value="1565116" calcext:value-type="float">
            <text:p>1565116</text:p>
          </table:table-cell>
          <table:table-cell office:value-type="float" office:value="12520928" calcext:value-type="float">
            <text:p>12520928</text:p>
          </table:table-cell>
          <table:table-cell office:value-type="float" office:value="782558" calcext:value-type="float">
            <text:p>782558</text:p>
          </table:table-cell>
          <table:table-cell office:value-type="float" office:value="60.0156" calcext:value-type="float">
            <text:p>60.0156</text:p>
          </table:table-cell>
          <table:table-cell office:value-type="float" office:value="2.94" calcext:value-type="float">
            <text:p>2.94</text:p>
          </table:table-cell>
          <table:table-cell office:value-type="float" office:value="19.16" calcext:value-type="float">
            <text:p>19.16</text:p>
          </table:table-cell>
          <table:table-cell office:value-type="float" office:value="217.92" calcext:value-type="float">
            <text:p>217.92</text:p>
          </table:table-cell>
          <table:table-cell office:value-type="float" office:value="55.15" calcext:value-type="float">
            <text:p>55.15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967.480284" calcext:value-type="float">
            <text:p>12967.480284</text:p>
          </table:table-cell>
          <table:table-cell office:value-type="float" office:value="10895570" calcext:value-type="float">
            <text:p>10895570</text:p>
          </table:table-cell>
          <table:table-cell office:value-type="float" office:value="0" calcext:value-type="float">
            <text:p>0</text:p>
          </table:table-cell>
          <table:table-cell office:value-type="float" office:value="1556510" calcext:value-type="float">
            <text:p>1556510</text:p>
          </table:table-cell>
          <table:table-cell office:value-type="float" office:value="12452080" calcext:value-type="float">
            <text:p>12452080</text:p>
          </table:table-cell>
          <table:table-cell office:value-type="float" office:value="778255" calcext:value-type="float">
            <text:p>778255</text:p>
          </table:table-cell>
          <table:table-cell office:value-type="float" office:value="60.0159" calcext:value-type="float">
            <text:p>60.0159</text:p>
          </table:table-cell>
          <table:table-cell office:value-type="float" office:value="3.01" calcext:value-type="float">
            <text:p>3.01</text:p>
          </table:table-cell>
          <table:table-cell office:value-type="float" office:value="20.81" calcext:value-type="float">
            <text:p>20.81</text:p>
          </table:table-cell>
          <table:table-cell office:value-type="float" office:value="308.87" calcext:value-type="float">
            <text:p>308.87</text:p>
          </table:table-cell>
          <table:table-cell office:value-type="float" office:value="57.21" calcext:value-type="float">
            <text:p>57.21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874.08449" calcext:value-type="float">
            <text:p>12874.08449</text:p>
          </table:table-cell>
          <table:table-cell office:value-type="float" office:value="10818052" calcext:value-type="float">
            <text:p>10818052</text:p>
          </table:table-cell>
          <table:table-cell office:value-type="float" office:value="0" calcext:value-type="float">
            <text:p>0</text:p>
          </table:table-cell>
          <table:table-cell office:value-type="float" office:value="1545436" calcext:value-type="float">
            <text:p>1545436</text:p>
          </table:table-cell>
          <table:table-cell office:value-type="float" office:value="12363488" calcext:value-type="float">
            <text:p>12363488</text:p>
          </table:table-cell>
          <table:table-cell office:value-type="float" office:value="772718" calcext:value-type="float">
            <text:p>772718</text:p>
          </table:table-cell>
          <table:table-cell office:value-type="float" office:value="60.0212" calcext:value-type="float">
            <text:p>60.0212</text:p>
          </table:table-cell>
          <table:table-cell office:value-type="float" office:value="2.72" calcext:value-type="float">
            <text:p>2.72</text:p>
          </table:table-cell>
          <table:table-cell office:value-type="float" office:value="22.51" calcext:value-type="float">
            <text:p>22.51</text:p>
          </table:table-cell>
          <table:table-cell office:value-type="float" office:value="323.69" calcext:value-type="float">
            <text:p>323.69</text:p>
          </table:table-cell>
          <table:table-cell office:value-type="float" office:value="60.86" calcext:value-type="float">
            <text:p>60.86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92.925593" calcext:value-type="float">
            <text:p>3392.925593</text:p>
          </table:table-cell>
          <table:table-cell office:value-type="float" office:value="2850162" calcext:value-type="float">
            <text:p>2850162</text:p>
          </table:table-cell>
          <table:table-cell office:value-type="float" office:value="0" calcext:value-type="float">
            <text:p>0</text:p>
          </table:table-cell>
          <table:table-cell office:value-type="float" office:value="407166" calcext:value-type="float">
            <text:p>407166</text:p>
          </table:table-cell>
          <table:table-cell office:value-type="float" office:value="3257328" calcext:value-type="float">
            <text:p>3257328</text:p>
          </table:table-cell>
          <table:table-cell office:value-type="float" office:value="203583" calcext:value-type="float">
            <text:p>203583</text:p>
          </table:table-cell>
          <table:table-cell office:value-type="float" office:value="60.0022" calcext:value-type="float">
            <text:p>60.0022</text:p>
          </table:table-cell>
          <table:table-cell office:value-type="float" office:value="2.07" calcext:value-type="float">
            <text:p>2.07</text:p>
          </table:table-cell>
          <table:table-cell office:value-type="float" office:value="2.94" calcext:value-type="float">
            <text:p>2.94</text:p>
          </table:table-cell>
          <table:table-cell office:value-type="float" office:value="15.05" calcext:value-type="float">
            <text:p>15.05</text:p>
          </table:table-cell>
          <table:table-cell office:value-type="float" office:value="3.41" calcext:value-type="float">
            <text:p>3.41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61.020443" calcext:value-type="float">
            <text:p>6561.020443</text:p>
          </table:table-cell>
          <table:table-cell office:value-type="float" office:value="5511744" calcext:value-type="float">
            <text:p>5511744</text:p>
          </table:table-cell>
          <table:table-cell office:value-type="float" office:value="0" calcext:value-type="float">
            <text:p>0</text:p>
          </table:table-cell>
          <table:table-cell office:value-type="float" office:value="787392" calcext:value-type="float">
            <text:p>787392</text:p>
          </table:table-cell>
          <table:table-cell office:value-type="float" office:value="6299136" calcext:value-type="float">
            <text:p>6299136</text:p>
          </table:table-cell>
          <table:table-cell office:value-type="float" office:value="393696" calcext:value-type="float">
            <text:p>393696</text:p>
          </table:table-cell>
          <table:table-cell office:value-type="float" office:value="60.0053" calcext:value-type="float">
            <text:p>60.0053</text:p>
          </table:table-cell>
          <table:table-cell office:value-type="float" office:value="2.56" calcext:value-type="float">
            <text:p>2.56</text:p>
          </table:table-cell>
          <table:table-cell office:value-type="float" office:value="4.56" calcext:value-type="float">
            <text:p>4.56</text:p>
          </table:table-cell>
          <table:table-cell office:value-type="float" office:value="28.51" calcext:value-type="float">
            <text:p>28.51</text:p>
          </table:table-cell>
          <table:table-cell office:value-type="float" office:value="7.62" calcext:value-type="float">
            <text:p>7.62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933.262451" calcext:value-type="float">
            <text:p>7933.262451</text:p>
          </table:table-cell>
          <table:table-cell office:value-type="float" office:value="6664518" calcext:value-type="float">
            <text:p>6664518</text:p>
          </table:table-cell>
          <table:table-cell office:value-type="float" office:value="0" calcext:value-type="float">
            <text:p>0</text:p>
          </table:table-cell>
          <table:table-cell office:value-type="float" office:value="952074" calcext:value-type="float">
            <text:p>952074</text:p>
          </table:table-cell>
          <table:table-cell office:value-type="float" office:value="7616592" calcext:value-type="float">
            <text:p>7616592</text:p>
          </table:table-cell>
          <table:table-cell office:value-type="float" office:value="476037" calcext:value-type="float">
            <text:p>476037</text:p>
          </table:table-cell>
          <table:table-cell office:value-type="float" office:value="60.0052" calcext:value-type="float">
            <text:p>60.0052</text:p>
          </table:table-cell>
          <table:table-cell office:value-type="float" office:value="2.48" calcext:value-type="float">
            <text:p>2.48</text:p>
          </table:table-cell>
          <table:table-cell office:value-type="float" office:value="6.29" calcext:value-type="float">
            <text:p>6.29</text:p>
          </table:table-cell>
          <table:table-cell office:value-type="float" office:value="105.41" calcext:value-type="float">
            <text:p>105.41</text:p>
          </table:table-cell>
          <table:table-cell office:value-type="float" office:value="12.74" calcext:value-type="float">
            <text:p>12.74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10.483864" calcext:value-type="float">
            <text:p>10610.483864</text:p>
          </table:table-cell>
          <table:table-cell office:value-type="float" office:value="8913772" calcext:value-type="float">
            <text:p>8913772</text:p>
          </table:table-cell>
          <table:table-cell office:value-type="float" office:value="0" calcext:value-type="float">
            <text:p>0</text:p>
          </table:table-cell>
          <table:table-cell office:value-type="float" office:value="1273396" calcext:value-type="float">
            <text:p>1273396</text:p>
          </table:table-cell>
          <table:table-cell office:value-type="float" office:value="10187168" calcext:value-type="float">
            <text:p>10187168</text:p>
          </table:table-cell>
          <table:table-cell office:value-type="float" office:value="636698" calcext:value-type="float">
            <text:p>636698</text:p>
          </table:table-cell>
          <table:table-cell office:value-type="float" office:value="60.0065" calcext:value-type="float">
            <text:p>60.0065</text:p>
          </table:table-cell>
          <table:table-cell office:value-type="float" office:value="2.65" calcext:value-type="float">
            <text:p>2.65</text:p>
          </table:table-cell>
          <table:table-cell office:value-type="float" office:value="6.59" calcext:value-type="float">
            <text:p>6.59</text:p>
          </table:table-cell>
          <table:table-cell office:value-type="float" office:value="111.22" calcext:value-type="float">
            <text:p>111.22</text:p>
          </table:table-cell>
          <table:table-cell office:value-type="float" office:value="12.79" calcext:value-type="float">
            <text:p>12.7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053.207037" calcext:value-type="float">
            <text:p>12053.207037</text:p>
          </table:table-cell>
          <table:table-cell office:value-type="float" office:value="10125892" calcext:value-type="float">
            <text:p>10125892</text:p>
          </table:table-cell>
          <table:table-cell office:value-type="float" office:value="0" calcext:value-type="float">
            <text:p>0</text:p>
          </table:table-cell>
          <table:table-cell office:value-type="float" office:value="1446556" calcext:value-type="float">
            <text:p>1446556</text:p>
          </table:table-cell>
          <table:table-cell office:value-type="float" office:value="11572448" calcext:value-type="float">
            <text:p>11572448</text:p>
          </table:table-cell>
          <table:table-cell office:value-type="float" office:value="723278" calcext:value-type="float">
            <text:p>723278</text:p>
          </table:table-cell>
          <table:table-cell office:value-type="float" office:value="60.0071" calcext:value-type="float">
            <text:p>60.0071</text:p>
          </table:table-cell>
          <table:table-cell office:value-type="float" office:value="2.59" calcext:value-type="float">
            <text:p>2.59</text:p>
          </table:table-cell>
          <table:table-cell office:value-type="float" office:value="7.46" calcext:value-type="float">
            <text:p>7.46</text:p>
          </table:table-cell>
          <table:table-cell office:value-type="float" office:value="74.03" calcext:value-type="float">
            <text:p>74.03</text:p>
          </table:table-cell>
          <table:table-cell office:value-type="float" office:value="18.19" calcext:value-type="float">
            <text:p>18.19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251.901833" calcext:value-type="float">
            <text:p>11251.901833</text:p>
          </table:table-cell>
          <table:table-cell office:value-type="float" office:value="9452842" calcext:value-type="float">
            <text:p>9452842</text:p>
          </table:table-cell>
          <table:table-cell office:value-type="float" office:value="0" calcext:value-type="float">
            <text:p>0</text:p>
          </table:table-cell>
          <table:table-cell office:value-type="float" office:value="1350406" calcext:value-type="float">
            <text:p>1350406</text:p>
          </table:table-cell>
          <table:table-cell office:value-type="float" office:value="10803248" calcext:value-type="float">
            <text:p>10803248</text:p>
          </table:table-cell>
          <table:table-cell office:value-type="float" office:value="675203" calcext:value-type="float">
            <text:p>675203</text:p>
          </table:table-cell>
          <table:table-cell office:value-type="float" office:value="60.0079" calcext:value-type="float">
            <text:p>60.0079</text:p>
          </table:table-cell>
          <table:table-cell office:value-type="float" office:value="2.59" calcext:value-type="float">
            <text:p>2.59</text:p>
          </table:table-cell>
          <table:table-cell office:value-type="float" office:value="9.77" calcext:value-type="float">
            <text:p>9.77</text:p>
          </table:table-cell>
          <table:table-cell office:value-type="float" office:value="211.63" calcext:value-type="float">
            <text:p>211.63</text:p>
          </table:table-cell>
          <table:table-cell office:value-type="float" office:value="24.84" calcext:value-type="float">
            <text:p>24.84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578.447612" calcext:value-type="float">
            <text:p>12578.447612</text:p>
          </table:table-cell>
          <table:table-cell office:value-type="float" office:value="10567340" calcext:value-type="float">
            <text:p>10567340</text:p>
          </table:table-cell>
          <table:table-cell office:value-type="float" office:value="0" calcext:value-type="float">
            <text:p>0</text:p>
          </table:table-cell>
          <table:table-cell office:value-type="float" office:value="1509620" calcext:value-type="float">
            <text:p>1509620</text:p>
          </table:table-cell>
          <table:table-cell office:value-type="float" office:value="12076960" calcext:value-type="float">
            <text:p>12076960</text:p>
          </table:table-cell>
          <table:table-cell office:value-type="float" office:value="754810" calcext:value-type="float">
            <text:p>754810</text:p>
          </table:table-cell>
          <table:table-cell office:value-type="float" office:value="60.0082" calcext:value-type="float">
            <text:p>60.0082</text:p>
          </table:table-cell>
          <table:table-cell office:value-type="float" office:value="2.69" calcext:value-type="float">
            <text:p>2.69</text:p>
          </table:table-cell>
          <table:table-cell office:value-type="float" office:value="10.33" calcext:value-type="float">
            <text:p>10.33</text:p>
          </table:table-cell>
          <table:table-cell office:value-type="float" office:value="165.77" calcext:value-type="float">
            <text:p>165.77</text:p>
          </table:table-cell>
          <table:table-cell office:value-type="float" office:value="30.77" calcext:value-type="float">
            <text:p>30.77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771.07972" calcext:value-type="float">
            <text:p>12771.07972</text:p>
          </table:table-cell>
          <table:table-cell office:value-type="float" office:value="10729334" calcext:value-type="float">
            <text:p>10729334</text:p>
          </table:table-cell>
          <table:table-cell office:value-type="float" office:value="0" calcext:value-type="float">
            <text:p>0</text:p>
          </table:table-cell>
          <table:table-cell office:value-type="float" office:value="1532762" calcext:value-type="float">
            <text:p>1532762</text:p>
          </table:table-cell>
          <table:table-cell office:value-type="float" office:value="12262096" calcext:value-type="float">
            <text:p>12262096</text:p>
          </table:table-cell>
          <table:table-cell office:value-type="float" office:value="766381" calcext:value-type="float">
            <text:p>766381</text:p>
          </table:table-cell>
          <table:table-cell office:value-type="float" office:value="60.0091" calcext:value-type="float">
            <text:p>60.0091</text:p>
          </table:table-cell>
          <table:table-cell office:value-type="float" office:value="2.76" calcext:value-type="float">
            <text:p>2.76</text:p>
          </table:table-cell>
          <table:table-cell office:value-type="float" office:value="11.74" calcext:value-type="float">
            <text:p>11.74</text:p>
          </table:table-cell>
          <table:table-cell office:value-type="float" office:value="206.65" calcext:value-type="float">
            <text:p>206.65</text:p>
          </table:table-cell>
          <table:table-cell office:value-type="float" office:value="31.19" calcext:value-type="float">
            <text:p>31.19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142.750492" calcext:value-type="float">
            <text:p>13142.750492</text:p>
          </table:table-cell>
          <table:table-cell office:value-type="float" office:value="11041548" calcext:value-type="float">
            <text:p>11041548</text:p>
          </table:table-cell>
          <table:table-cell office:value-type="float" office:value="0" calcext:value-type="float">
            <text:p>0</text:p>
          </table:table-cell>
          <table:table-cell office:value-type="float" office:value="1577364" calcext:value-type="float">
            <text:p>1577364</text:p>
          </table:table-cell>
          <table:table-cell office:value-type="float" office:value="12618912" calcext:value-type="float">
            <text:p>12618912</text:p>
          </table:table-cell>
          <table:table-cell office:value-type="float" office:value="788682" calcext:value-type="float">
            <text:p>788682</text:p>
          </table:table-cell>
          <table:table-cell office:value-type="float" office:value="60.0089" calcext:value-type="float">
            <text:p>60.0089</text:p>
          </table:table-cell>
          <table:table-cell office:value-type="float" office:value="2.88" calcext:value-type="float">
            <text:p>2.88</text:p>
          </table:table-cell>
          <table:table-cell office:value-type="float" office:value="12.92" calcext:value-type="float">
            <text:p>12.92</text:p>
          </table:table-cell>
          <table:table-cell office:value-type="float" office:value="195.88" calcext:value-type="float">
            <text:p>195.88</text:p>
          </table:table-cell>
          <table:table-cell office:value-type="float" office:value="34.71" calcext:value-type="float">
            <text:p>34.71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085.434337" calcext:value-type="float">
            <text:p>13085.434337</text:p>
          </table:table-cell>
          <table:table-cell office:value-type="float" office:value="10993780" calcext:value-type="float">
            <text:p>10993780</text:p>
          </table:table-cell>
          <table:table-cell office:value-type="float" office:value="0" calcext:value-type="float">
            <text:p>0</text:p>
          </table:table-cell>
          <table:table-cell office:value-type="float" office:value="1570540" calcext:value-type="float">
            <text:p>1570540</text:p>
          </table:table-cell>
          <table:table-cell office:value-type="float" office:value="12564320" calcext:value-type="float">
            <text:p>12564320</text:p>
          </table:table-cell>
          <table:table-cell office:value-type="float" office:value="785270" calcext:value-type="float">
            <text:p>785270</text:p>
          </table:table-cell>
          <table:table-cell office:value-type="float" office:value="60.011" calcext:value-type="float">
            <text:p>60.011</text:p>
          </table:table-cell>
          <table:table-cell office:value-type="float" office:value="2.82" calcext:value-type="float">
            <text:p>2.82</text:p>
          </table:table-cell>
          <table:table-cell office:value-type="float" office:value="14.51" calcext:value-type="float">
            <text:p>14.51</text:p>
          </table:table-cell>
          <table:table-cell office:value-type="float" office:value="293.17" calcext:value-type="float">
            <text:p>293.17</text:p>
          </table:table-cell>
          <table:table-cell office:value-type="float" office:value="40.06" calcext:value-type="float">
            <text:p>40.06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103.056399" calcext:value-type="float">
            <text:p>13103.056399</text:p>
          </table:table-cell>
          <table:table-cell office:value-type="float" office:value="11008732" calcext:value-type="float">
            <text:p>11008732</text:p>
          </table:table-cell>
          <table:table-cell office:value-type="float" office:value="0" calcext:value-type="float">
            <text:p>0</text:p>
          </table:table-cell>
          <table:table-cell office:value-type="float" office:value="1572676" calcext:value-type="float">
            <text:p>1572676</text:p>
          </table:table-cell>
          <table:table-cell office:value-type="float" office:value="12581408" calcext:value-type="float">
            <text:p>12581408</text:p>
          </table:table-cell>
          <table:table-cell office:value-type="float" office:value="786338" calcext:value-type="float">
            <text:p>786338</text:p>
          </table:table-cell>
          <table:table-cell office:value-type="float" office:value="60.0118" calcext:value-type="float">
            <text:p>60.0118</text:p>
          </table:table-cell>
          <table:table-cell office:value-type="float" office:value="2.88" calcext:value-type="float">
            <text:p>2.88</text:p>
          </table:table-cell>
          <table:table-cell office:value-type="float" office:value="16.01" calcext:value-type="float">
            <text:p>16.01</text:p>
          </table:table-cell>
          <table:table-cell office:value-type="float" office:value="204.32" calcext:value-type="float">
            <text:p>204.32</text:p>
          </table:table-cell>
          <table:table-cell office:value-type="float" office:value="45.8" calcext:value-type="float">
            <text:p>45.8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104.387136" calcext:value-type="float">
            <text:p>13104.387136</text:p>
          </table:table-cell>
          <table:table-cell office:value-type="float" office:value="11010272" calcext:value-type="float">
            <text:p>11010272</text:p>
          </table:table-cell>
          <table:table-cell office:value-type="float" office:value="0" calcext:value-type="float">
            <text:p>0</text:p>
          </table:table-cell>
          <table:table-cell office:value-type="float" office:value="1572896" calcext:value-type="float">
            <text:p>1572896</text:p>
          </table:table-cell>
          <table:table-cell office:value-type="float" office:value="12583168" calcext:value-type="float">
            <text:p>12583168</text:p>
          </table:table-cell>
          <table:table-cell office:value-type="float" office:value="786448" calcext:value-type="float">
            <text:p>786448</text:p>
          </table:table-cell>
          <table:table-cell office:value-type="float" office:value="60.0141" calcext:value-type="float">
            <text:p>60.0141</text:p>
          </table:table-cell>
          <table:table-cell office:value-type="float" office:value="2.95" calcext:value-type="float">
            <text:p>2.95</text:p>
          </table:table-cell>
          <table:table-cell office:value-type="float" office:value="17.54" calcext:value-type="float">
            <text:p>17.54</text:p>
          </table:table-cell>
          <table:table-cell office:value-type="float" office:value="203.45" calcext:value-type="float">
            <text:p>203.45</text:p>
          </table:table-cell>
          <table:table-cell office:value-type="float" office:value="50.49" calcext:value-type="float">
            <text:p>50.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069.129261" calcext:value-type="float">
            <text:p>13069.129261</text:p>
          </table:table-cell>
          <table:table-cell office:value-type="float" office:value="10981362" calcext:value-type="float">
            <text:p>10981362</text:p>
          </table:table-cell>
          <table:table-cell office:value-type="float" office:value="0" calcext:value-type="float">
            <text:p>0</text:p>
          </table:table-cell>
          <table:table-cell office:value-type="float" office:value="1568766" calcext:value-type="float">
            <text:p>1568766</text:p>
          </table:table-cell>
          <table:table-cell office:value-type="float" office:value="12550128" calcext:value-type="float">
            <text:p>12550128</text:p>
          </table:table-cell>
          <table:table-cell office:value-type="float" office:value="784383" calcext:value-type="float">
            <text:p>784383</text:p>
          </table:table-cell>
          <table:table-cell office:value-type="float" office:value="60.018" calcext:value-type="float">
            <text:p>60.018</text:p>
          </table:table-cell>
          <table:table-cell office:value-type="float" office:value="2.97" calcext:value-type="float">
            <text:p>2.97</text:p>
          </table:table-cell>
          <table:table-cell office:value-type="float" office:value="19.11" calcext:value-type="float">
            <text:p>19.11</text:p>
          </table:table-cell>
          <table:table-cell office:value-type="float" office:value="198.15" calcext:value-type="float">
            <text:p>198.15</text:p>
          </table:table-cell>
          <table:table-cell office:value-type="float" office:value="54.4" calcext:value-type="float">
            <text:p>54.4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943.64843" calcext:value-type="float">
            <text:p>12943.64843</text:p>
          </table:table-cell>
          <table:table-cell office:value-type="float" office:value="10875256" calcext:value-type="float">
            <text:p>10875256</text:p>
          </table:table-cell>
          <table:table-cell office:value-type="float" office:value="0" calcext:value-type="float">
            <text:p>0</text:p>
          </table:table-cell>
          <table:table-cell office:value-type="float" office:value="1553608" calcext:value-type="float">
            <text:p>1553608</text:p>
          </table:table-cell>
          <table:table-cell office:value-type="float" office:value="12428864" calcext:value-type="float">
            <text:p>12428864</text:p>
          </table:table-cell>
          <table:table-cell office:value-type="float" office:value="776804" calcext:value-type="float">
            <text:p>776804</text:p>
          </table:table-cell>
          <table:table-cell office:value-type="float" office:value="60.0143" calcext:value-type="float">
            <text:p>60.0143</text:p>
          </table:table-cell>
          <table:table-cell office:value-type="float" office:value="2.79" calcext:value-type="float">
            <text:p>2.79</text:p>
          </table:table-cell>
          <table:table-cell office:value-type="float" office:value="20.84" calcext:value-type="float">
            <text:p>20.84</text:p>
          </table:table-cell>
          <table:table-cell office:value-type="float" office:value="331.41" calcext:value-type="float">
            <text:p>331.41</text:p>
          </table:table-cell>
          <table:table-cell office:value-type="float" office:value="57.07" calcext:value-type="float">
            <text:p>57.07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866.62579" calcext:value-type="float">
            <text:p>12866.62579</text:p>
          </table:table-cell>
          <table:table-cell office:value-type="float" office:value="10811136" calcext:value-type="float">
            <text:p>10811136</text:p>
          </table:table-cell>
          <table:table-cell office:value-type="float" office:value="0" calcext:value-type="float">
            <text:p>0</text:p>
          </table:table-cell>
          <table:table-cell office:value-type="float" office:value="1544448" calcext:value-type="float">
            <text:p>1544448</text:p>
          </table:table-cell>
          <table:table-cell office:value-type="float" office:value="12355584" calcext:value-type="float">
            <text:p>12355584</text:p>
          </table:table-cell>
          <table:table-cell office:value-type="float" office:value="772224" calcext:value-type="float">
            <text:p>772224</text:p>
          </table:table-cell>
          <table:table-cell office:value-type="float" office:value="60.0176" calcext:value-type="float">
            <text:p>60.0176</text:p>
          </table:table-cell>
          <table:table-cell office:value-type="float" office:value="2.76" calcext:value-type="float">
            <text:p>2.76</text:p>
          </table:table-cell>
          <table:table-cell office:value-type="float" office:value="22.52" calcext:value-type="float">
            <text:p>22.52</text:p>
          </table:table-cell>
          <table:table-cell office:value-type="float" office:value="321.75" calcext:value-type="float">
            <text:p>321.75</text:p>
          </table:table-cell>
          <table:table-cell office:value-type="float" office:value="62.32" calcext:value-type="float">
            <text:p>62.32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14.113839" calcext:value-type="float">
            <text:p>3414.113839</text:p>
          </table:table-cell>
          <table:table-cell office:value-type="float" office:value="2867956" calcext:value-type="float">
            <text:p>2867956</text:p>
          </table:table-cell>
          <table:table-cell office:value-type="float" office:value="0" calcext:value-type="float">
            <text:p>0</text:p>
          </table:table-cell>
          <table:table-cell office:value-type="float" office:value="409708" calcext:value-type="float">
            <text:p>409708</text:p>
          </table:table-cell>
          <table:table-cell office:value-type="float" office:value="3277664" calcext:value-type="float">
            <text:p>3277664</text:p>
          </table:table-cell>
          <table:table-cell office:value-type="float" office:value="204854" calcext:value-type="float">
            <text:p>204854</text:p>
          </table:table-cell>
          <table:table-cell office:value-type="float" office:value="60.0021" calcext:value-type="float">
            <text:p>60.0021</text:p>
          </table:table-cell>
          <table:table-cell office:value-type="float" office:value="2.27" calcext:value-type="float">
            <text:p>2.27</text:p>
          </table:table-cell>
          <table:table-cell office:value-type="float" office:value="2.92" calcext:value-type="float">
            <text:p>2.92</text:p>
          </table:table-cell>
          <table:table-cell office:value-type="float" office:value="14.38" calcext:value-type="float">
            <text:p>14.38</text:p>
          </table:table-cell>
          <table:table-cell office:value-type="float" office:value="3.34" calcext:value-type="float">
            <text:p>3.34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78.366262" calcext:value-type="float">
            <text:p>6578.366262</text:p>
          </table:table-cell>
          <table:table-cell office:value-type="float" office:value="5526150" calcext:value-type="float">
            <text:p>5526150</text:p>
          </table:table-cell>
          <table:table-cell office:value-type="float" office:value="0" calcext:value-type="float">
            <text:p>0</text:p>
          </table:table-cell>
          <table:table-cell office:value-type="float" office:value="789450" calcext:value-type="float">
            <text:p>789450</text:p>
          </table:table-cell>
          <table:table-cell office:value-type="float" office:value="6315600" calcext:value-type="float">
            <text:p>6315600</text:p>
          </table:table-cell>
          <table:table-cell office:value-type="float" office:value="394725" calcext:value-type="float">
            <text:p>394725</text:p>
          </table:table-cell>
          <table:table-cell office:value-type="float" office:value="60.0035" calcext:value-type="float">
            <text:p>60.0035</text:p>
          </table:table-cell>
          <table:table-cell office:value-type="float" office:value="2.77" calcext:value-type="float">
            <text:p>2.77</text:p>
          </table:table-cell>
          <table:table-cell office:value-type="float" office:value="4.55" calcext:value-type="float">
            <text:p>4.55</text:p>
          </table:table-cell>
          <table:table-cell office:value-type="float" office:value="16.54" calcext:value-type="float">
            <text:p>16.54</text:p>
          </table:table-cell>
          <table:table-cell office:value-type="float" office:value="6.41" calcext:value-type="float">
            <text:p>6.41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945.320768" calcext:value-type="float">
            <text:p>7945.320768</text:p>
          </table:table-cell>
          <table:table-cell office:value-type="float" office:value="6674570" calcext:value-type="float">
            <text:p>6674570</text:p>
          </table:table-cell>
          <table:table-cell office:value-type="float" office:value="0" calcext:value-type="float">
            <text:p>0</text:p>
          </table:table-cell>
          <table:table-cell office:value-type="float" office:value="953510" calcext:value-type="float">
            <text:p>953510</text:p>
          </table:table-cell>
          <table:table-cell office:value-type="float" office:value="7628080" calcext:value-type="float">
            <text:p>7628080</text:p>
          </table:table-cell>
          <table:table-cell office:value-type="float" office:value="476755" calcext:value-type="float">
            <text:p>476755</text:p>
          </table:table-cell>
          <table:table-cell office:value-type="float" office:value="60.0045" calcext:value-type="float">
            <text:p>60.0045</text:p>
          </table:table-cell>
          <table:table-cell office:value-type="float" office:value="2.53" calcext:value-type="float">
            <text:p>2.53</text:p>
          </table:table-cell>
          <table:table-cell office:value-type="float" office:value="6.28" calcext:value-type="float">
            <text:p>6.28</text:p>
          </table:table-cell>
          <table:table-cell office:value-type="float" office:value="27.4" calcext:value-type="float">
            <text:p>27.4</text:p>
          </table:table-cell>
          <table:table-cell office:value-type="float" office:value="10.05" calcext:value-type="float">
            <text:p>10.05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742.32453" calcext:value-type="float">
            <text:p>10742.32453</text:p>
          </table:table-cell>
          <table:table-cell office:value-type="float" office:value="9024470" calcext:value-type="float">
            <text:p>9024470</text:p>
          </table:table-cell>
          <table:table-cell office:value-type="float" office:value="0" calcext:value-type="float">
            <text:p>0</text:p>
          </table:table-cell>
          <table:table-cell office:value-type="float" office:value="1289210" calcext:value-type="float">
            <text:p>1289210</text:p>
          </table:table-cell>
          <table:table-cell office:value-type="float" office:value="10313680" calcext:value-type="float">
            <text:p>10313680</text:p>
          </table:table-cell>
          <table:table-cell office:value-type="float" office:value="644605" calcext:value-type="float">
            <text:p>644605</text:p>
          </table:table-cell>
          <table:table-cell office:value-type="float" office:value="60.0061" calcext:value-type="float">
            <text:p>60.0061</text:p>
          </table:table-cell>
          <table:table-cell office:value-type="float" office:value="2.68" calcext:value-type="float">
            <text:p>2.68</text:p>
          </table:table-cell>
          <table:table-cell office:value-type="float" office:value="6.51" calcext:value-type="float">
            <text:p>6.51</text:p>
          </table:table-cell>
          <table:table-cell office:value-type="float" office:value="64.84" calcext:value-type="float">
            <text:p>64.84</text:p>
          </table:table-cell>
          <table:table-cell office:value-type="float" office:value="12.65" calcext:value-type="float">
            <text:p>12.65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088.657588" calcext:value-type="float">
            <text:p>12088.657588</text:p>
          </table:table-cell>
          <table:table-cell office:value-type="float" office:value="10155894" calcext:value-type="float">
            <text:p>10155894</text:p>
          </table:table-cell>
          <table:table-cell office:value-type="float" office:value="0" calcext:value-type="float">
            <text:p>0</text:p>
          </table:table-cell>
          <table:table-cell office:value-type="float" office:value="1450842" calcext:value-type="float">
            <text:p>1450842</text:p>
          </table:table-cell>
          <table:table-cell office:value-type="float" office:value="11606736" calcext:value-type="float">
            <text:p>11606736</text:p>
          </table:table-cell>
          <table:table-cell office:value-type="float" office:value="725421" calcext:value-type="float">
            <text:p>725421</text:p>
          </table:table-cell>
          <table:table-cell office:value-type="float" office:value="60.0084" calcext:value-type="float">
            <text:p>60.0084</text:p>
          </table:table-cell>
          <table:table-cell office:value-type="float" office:value="2.69" calcext:value-type="float">
            <text:p>2.69</text:p>
          </table:table-cell>
          <table:table-cell office:value-type="float" office:value="7.44" calcext:value-type="float">
            <text:p>7.44</text:p>
          </table:table-cell>
          <table:table-cell office:value-type="float" office:value="62.17" calcext:value-type="float">
            <text:p>62.17</text:p>
          </table:table-cell>
          <table:table-cell office:value-type="float" office:value="16.31" calcext:value-type="float">
            <text:p>16.31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495.796401" calcext:value-type="float">
            <text:p>12495.796401</text:p>
          </table:table-cell>
          <table:table-cell office:value-type="float" office:value="10497886" calcext:value-type="float">
            <text:p>10497886</text:p>
          </table:table-cell>
          <table:table-cell office:value-type="float" office:value="0" calcext:value-type="float">
            <text:p>0</text:p>
          </table:table-cell>
          <table:table-cell office:value-type="float" office:value="1499698" calcext:value-type="float">
            <text:p>1499698</text:p>
          </table:table-cell>
          <table:table-cell office:value-type="float" office:value="11997584" calcext:value-type="float">
            <text:p>11997584</text:p>
          </table:table-cell>
          <table:table-cell office:value-type="float" office:value="749849" calcext:value-type="float">
            <text:p>749849</text:p>
          </table:table-cell>
          <table:table-cell office:value-type="float" office:value="60.0081" calcext:value-type="float">
            <text:p>60.0081</text:p>
          </table:table-cell>
          <table:table-cell office:value-type="float" office:value="2.71" calcext:value-type="float">
            <text:p>2.71</text:p>
          </table:table-cell>
          <table:table-cell office:value-type="float" office:value="8.79" calcext:value-type="float">
            <text:p>8.79</text:p>
          </table:table-cell>
          <table:table-cell office:value-type="float" office:value="129.22" calcext:value-type="float">
            <text:p>129.22</text:p>
          </table:table-cell>
          <table:table-cell office:value-type="float" office:value="23.6" calcext:value-type="float">
            <text:p>23.6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27.69703" calcext:value-type="float">
            <text:p>12927.69703</text:p>
          </table:table-cell>
          <table:table-cell office:value-type="float" office:value="10860822" calcext:value-type="float">
            <text:p>10860822</text:p>
          </table:table-cell>
          <table:table-cell office:value-type="float" office:value="0" calcext:value-type="float">
            <text:p>0</text:p>
          </table:table-cell>
          <table:table-cell office:value-type="float" office:value="1551546" calcext:value-type="float">
            <text:p>1551546</text:p>
          </table:table-cell>
          <table:table-cell office:value-type="float" office:value="12412368" calcext:value-type="float">
            <text:p>12412368</text:p>
          </table:table-cell>
          <table:table-cell office:value-type="float" office:value="775773" calcext:value-type="float">
            <text:p>775773</text:p>
          </table:table-cell>
          <table:table-cell office:value-type="float" office:value="60.0086" calcext:value-type="float">
            <text:p>60.0086</text:p>
          </table:table-cell>
          <table:table-cell office:value-type="float" office:value="3.12" calcext:value-type="float">
            <text:p>3.12</text:p>
          </table:table-cell>
          <table:table-cell office:value-type="float" office:value="10.05" calcext:value-type="float">
            <text:p>10.05</text:p>
          </table:table-cell>
          <table:table-cell office:value-type="float" office:value="116.51" calcext:value-type="float">
            <text:p>116.51</text:p>
          </table:table-cell>
          <table:table-cell office:value-type="float" office:value="24.66" calcext:value-type="float">
            <text:p>24.66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887.297305" calcext:value-type="float">
            <text:p>12887.297305</text:p>
          </table:table-cell>
          <table:table-cell office:value-type="float" office:value="10827152" calcext:value-type="float">
            <text:p>10827152</text:p>
          </table:table-cell>
          <table:table-cell office:value-type="float" office:value="0" calcext:value-type="float">
            <text:p>0</text:p>
          </table:table-cell>
          <table:table-cell office:value-type="float" office:value="1546736" calcext:value-type="float">
            <text:p>1546736</text:p>
          </table:table-cell>
          <table:table-cell office:value-type="float" office:value="12373888" calcext:value-type="float">
            <text:p>12373888</text:p>
          </table:table-cell>
          <table:table-cell office:value-type="float" office:value="773368" calcext:value-type="float">
            <text:p>773368</text:p>
          </table:table-cell>
          <table:table-cell office:value-type="float" office:value="60.0101" calcext:value-type="float">
            <text:p>60.0101</text:p>
          </table:table-cell>
          <table:table-cell office:value-type="float" office:value="2.79" calcext:value-type="float">
            <text:p>2.79</text:p>
          </table:table-cell>
          <table:table-cell office:value-type="float" office:value="11.63" calcext:value-type="float">
            <text:p>11.63</text:p>
          </table:table-cell>
          <table:table-cell office:value-type="float" office:value="163" calcext:value-type="float">
            <text:p>163</text:p>
          </table:table-cell>
          <table:table-cell office:value-type="float" office:value="35.19" calcext:value-type="float">
            <text:p>35.19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035.595556" calcext:value-type="float">
            <text:p>13035.595556</text:p>
          </table:table-cell>
          <table:table-cell office:value-type="float" office:value="10951780" calcext:value-type="float">
            <text:p>10951780</text:p>
          </table:table-cell>
          <table:table-cell office:value-type="float" office:value="0" calcext:value-type="float">
            <text:p>0</text:p>
          </table:table-cell>
          <table:table-cell office:value-type="float" office:value="1564540" calcext:value-type="float">
            <text:p>1564540</text:p>
          </table:table-cell>
          <table:table-cell office:value-type="float" office:value="12516320" calcext:value-type="float">
            <text:p>12516320</text:p>
          </table:table-cell>
          <table:table-cell office:value-type="float" office:value="782270" calcext:value-type="float">
            <text:p>782270</text:p>
          </table:table-cell>
          <table:table-cell office:value-type="float" office:value="60.0103" calcext:value-type="float">
            <text:p>60.0103</text:p>
          </table:table-cell>
          <table:table-cell office:value-type="float" office:value="3.05" calcext:value-type="float">
            <text:p>3.05</text:p>
          </table:table-cell>
          <table:table-cell office:value-type="float" office:value="13.03" calcext:value-type="float">
            <text:p>13.03</text:p>
          </table:table-cell>
          <table:table-cell office:value-type="float" office:value="153.3" calcext:value-type="float">
            <text:p>153.3</text:p>
          </table:table-cell>
          <table:table-cell office:value-type="float" office:value="39.97" calcext:value-type="float">
            <text:p>39.97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224.307319" calcext:value-type="float">
            <text:p>13224.307319</text:p>
          </table:table-cell>
          <table:table-cell office:value-type="float" office:value="11110862" calcext:value-type="float">
            <text:p>11110862</text:p>
          </table:table-cell>
          <table:table-cell office:value-type="float" office:value="0" calcext:value-type="float">
            <text:p>0</text:p>
          </table:table-cell>
          <table:table-cell office:value-type="float" office:value="1587266" calcext:value-type="float">
            <text:p>1587266</text:p>
          </table:table-cell>
          <table:table-cell office:value-type="float" office:value="12698128" calcext:value-type="float">
            <text:p>12698128</text:p>
          </table:table-cell>
          <table:table-cell office:value-type="float" office:value="793633" calcext:value-type="float">
            <text:p>793633</text:p>
          </table:table-cell>
          <table:table-cell office:value-type="float" office:value="60.0132" calcext:value-type="float">
            <text:p>60.0132</text:p>
          </table:table-cell>
          <table:table-cell office:value-type="float" office:value="3.05" calcext:value-type="float">
            <text:p>3.05</text:p>
          </table:table-cell>
          <table:table-cell office:value-type="float" office:value="14.36" calcext:value-type="float">
            <text:p>14.36</text:p>
          </table:table-cell>
          <table:table-cell office:value-type="float" office:value="150.26" calcext:value-type="float">
            <text:p>150.26</text:p>
          </table:table-cell>
          <table:table-cell office:value-type="float" office:value="37.37" calcext:value-type="float">
            <text:p>37.37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135.496772" calcext:value-type="float">
            <text:p>13135.496772</text:p>
          </table:table-cell>
          <table:table-cell office:value-type="float" office:value="11036116" calcext:value-type="float">
            <text:p>11036116</text:p>
          </table:table-cell>
          <table:table-cell office:value-type="float" office:value="0" calcext:value-type="float">
            <text:p>0</text:p>
          </table:table-cell>
          <table:table-cell office:value-type="float" office:value="1576588" calcext:value-type="float">
            <text:p>1576588</text:p>
          </table:table-cell>
          <table:table-cell office:value-type="float" office:value="12612704" calcext:value-type="float">
            <text:p>12612704</text:p>
          </table:table-cell>
          <table:table-cell office:value-type="float" office:value="788294" calcext:value-type="float">
            <text:p>788294</text:p>
          </table:table-cell>
          <table:table-cell office:value-type="float" office:value="60.0125" calcext:value-type="float">
            <text:p>60.0125</text:p>
          </table:table-cell>
          <table:table-cell office:value-type="float" office:value="2.96" calcext:value-type="float">
            <text:p>2.96</text:p>
          </table:table-cell>
          <table:table-cell office:value-type="float" office:value="15.98" calcext:value-type="float">
            <text:p>15.98</text:p>
          </table:table-cell>
          <table:table-cell office:value-type="float" office:value="190.09" calcext:value-type="float">
            <text:p>190.09</text:p>
          </table:table-cell>
          <table:table-cell office:value-type="float" office:value="49.53" calcext:value-type="float">
            <text:p>49.53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106.712479" calcext:value-type="float">
            <text:p>13106.712479</text:p>
          </table:table-cell>
          <table:table-cell office:value-type="float" office:value="11012134" calcext:value-type="float">
            <text:p>11012134</text:p>
          </table:table-cell>
          <table:table-cell office:value-type="float" office:value="0" calcext:value-type="float">
            <text:p>0</text:p>
          </table:table-cell>
          <table:table-cell office:value-type="float" office:value="1573162" calcext:value-type="float">
            <text:p>1573162</text:p>
          </table:table-cell>
          <table:table-cell office:value-type="float" office:value="12585296" calcext:value-type="float">
            <text:p>12585296</text:p>
          </table:table-cell>
          <table:table-cell office:value-type="float" office:value="786581" calcext:value-type="float">
            <text:p>786581</text:p>
          </table:table-cell>
          <table:table-cell office:value-type="float" office:value="60.0136" calcext:value-type="float">
            <text:p>60.0136</text:p>
          </table:table-cell>
          <table:table-cell office:value-type="float" office:value="2.89" calcext:value-type="float">
            <text:p>2.89</text:p>
          </table:table-cell>
          <table:table-cell office:value-type="float" office:value="17.53" calcext:value-type="float">
            <text:p>17.53</text:p>
          </table:table-cell>
          <table:table-cell office:value-type="float" office:value="246.22" calcext:value-type="float">
            <text:p>246.22</text:p>
          </table:table-cell>
          <table:table-cell office:value-type="float" office:value="46.77" calcext:value-type="float">
            <text:p>46.77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017.457398" calcext:value-type="float">
            <text:p>13017.457398</text:p>
          </table:table-cell>
          <table:table-cell office:value-type="float" office:value="10938382" calcext:value-type="float">
            <text:p>10938382</text:p>
          </table:table-cell>
          <table:table-cell office:value-type="float" office:value="0" calcext:value-type="float">
            <text:p>0</text:p>
          </table:table-cell>
          <table:table-cell office:value-type="float" office:value="1562626" calcext:value-type="float">
            <text:p>1562626</text:p>
          </table:table-cell>
          <table:table-cell office:value-type="float" office:value="12501008" calcext:value-type="float">
            <text:p>12501008</text:p>
          </table:table-cell>
          <table:table-cell office:value-type="float" office:value="781313" calcext:value-type="float">
            <text:p>781313</text:p>
          </table:table-cell>
          <table:table-cell office:value-type="float" office:value="60.0204" calcext:value-type="float">
            <text:p>60.0204</text:p>
          </table:table-cell>
          <table:table-cell office:value-type="float" office:value="2.88" calcext:value-type="float">
            <text:p>2.88</text:p>
          </table:table-cell>
          <table:table-cell office:value-type="float" office:value="19.19" calcext:value-type="float">
            <text:p>19.19</text:p>
          </table:table-cell>
          <table:table-cell office:value-type="float" office:value="275.13" calcext:value-type="float">
            <text:p>275.13</text:p>
          </table:table-cell>
          <table:table-cell office:value-type="float" office:value="60.35" calcext:value-type="float">
            <text:p>60.35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990.119137" calcext:value-type="float">
            <text:p>12990.119137</text:p>
          </table:table-cell>
          <table:table-cell office:value-type="float" office:value="10914428" calcext:value-type="float">
            <text:p>10914428</text:p>
          </table:table-cell>
          <table:table-cell office:value-type="float" office:value="0" calcext:value-type="float">
            <text:p>0</text:p>
          </table:table-cell>
          <table:table-cell office:value-type="float" office:value="1559204" calcext:value-type="float">
            <text:p>1559204</text:p>
          </table:table-cell>
          <table:table-cell office:value-type="float" office:value="12473632" calcext:value-type="float">
            <text:p>12473632</text:p>
          </table:table-cell>
          <table:table-cell office:value-type="float" office:value="779602" calcext:value-type="float">
            <text:p>779602</text:p>
          </table:table-cell>
          <table:table-cell office:value-type="float" office:value="60.015" calcext:value-type="float">
            <text:p>60.015</text:p>
          </table:table-cell>
          <table:table-cell office:value-type="float" office:value="2.8" calcext:value-type="float">
            <text:p>2.8</text:p>
          </table:table-cell>
          <table:table-cell office:value-type="float" office:value="20.77" calcext:value-type="float">
            <text:p>20.77</text:p>
          </table:table-cell>
          <table:table-cell office:value-type="float" office:value="345.17" calcext:value-type="float">
            <text:p>345.17</text:p>
          </table:table-cell>
          <table:table-cell office:value-type="float" office:value="56.83" calcext:value-type="float">
            <text:p>56.83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856.728693" calcext:value-type="float">
            <text:p>12856.728693</text:p>
          </table:table-cell>
          <table:table-cell office:value-type="float" office:value="10802820" calcext:value-type="float">
            <text:p>10802820</text:p>
          </table:table-cell>
          <table:table-cell office:value-type="float" office:value="0" calcext:value-type="float">
            <text:p>0</text:p>
          </table:table-cell>
          <table:table-cell office:value-type="float" office:value="1543260" calcext:value-type="float">
            <text:p>1543260</text:p>
          </table:table-cell>
          <table:table-cell office:value-type="float" office:value="12346080" calcext:value-type="float">
            <text:p>12346080</text:p>
          </table:table-cell>
          <table:table-cell office:value-type="float" office:value="771630" calcext:value-type="float">
            <text:p>771630</text:p>
          </table:table-cell>
          <table:table-cell office:value-type="float" office:value="60.0176" calcext:value-type="float">
            <text:p>60.0176</text:p>
          </table:table-cell>
          <table:table-cell office:value-type="float" office:value="2.9" calcext:value-type="float">
            <text:p>2.9</text:p>
          </table:table-cell>
          <table:table-cell office:value-type="float" office:value="22.54" calcext:value-type="float">
            <text:p>22.54</text:p>
          </table:table-cell>
          <table:table-cell office:value-type="float" office:value="350.04" calcext:value-type="float">
            <text:p>350.04</text:p>
          </table:table-cell>
          <table:table-cell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86.242504" calcext:value-type="float">
            <text:p>3386.242504</text:p>
          </table:table-cell>
          <table:table-cell office:value-type="float" office:value="2844548" calcext:value-type="float">
            <text:p>2844548</text:p>
          </table:table-cell>
          <table:table-cell office:value-type="float" office:value="0" calcext:value-type="float">
            <text:p>0</text:p>
          </table:table-cell>
          <table:table-cell office:value-type="float" office:value="406364" calcext:value-type="float">
            <text:p>406364</text:p>
          </table:table-cell>
          <table:table-cell office:value-type="float" office:value="3250912" calcext:value-type="float">
            <text:p>3250912</text:p>
          </table:table-cell>
          <table:table-cell office:value-type="float" office:value="203182" calcext:value-type="float">
            <text:p>203182</text:p>
          </table:table-cell>
          <table:table-cell office:value-type="float" office:value="60.0022" calcext:value-type="float">
            <text:p>60.0022</text:p>
          </table:table-cell>
          <table:table-cell office:value-type="float" office:value="2.15" calcext:value-type="float">
            <text:p>2.15</text:p>
          </table:table-cell>
          <table:table-cell office:value-type="float" office:value="2.94" calcext:value-type="float">
            <text:p>2.94</text:p>
          </table:table-cell>
          <table:table-cell office:value-type="float" office:value="16.26" calcext:value-type="float">
            <text:p>16.26</text:p>
          </table:table-cell>
          <table:table-cell office:value-type="float" office:value="3.36" calcext:value-type="float">
            <text:p>3.36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30.04753" calcext:value-type="float">
            <text:p>6430.04753</text:p>
          </table:table-cell>
          <table:table-cell office:value-type="float" office:value="5401564" calcext:value-type="float">
            <text:p>5401564</text:p>
          </table:table-cell>
          <table:table-cell office:value-type="float" office:value="0" calcext:value-type="float">
            <text:p>0</text:p>
          </table:table-cell>
          <table:table-cell office:value-type="float" office:value="771652" calcext:value-type="float">
            <text:p>771652</text:p>
          </table:table-cell>
          <table:table-cell office:value-type="float" office:value="6173216" calcext:value-type="float">
            <text:p>6173216</text:p>
          </table:table-cell>
          <table:table-cell office:value-type="float" office:value="385826" calcext:value-type="float">
            <text:p>385826</text:p>
          </table:table-cell>
          <table:table-cell office:value-type="float" office:value="60.0036" calcext:value-type="float">
            <text:p>60.0036</text:p>
          </table:table-cell>
          <table:table-cell office:value-type="float" office:value="2.65" calcext:value-type="float">
            <text:p>2.65</text:p>
          </table:table-cell>
          <table:table-cell office:value-type="float" office:value="4.65" calcext:value-type="float">
            <text:p>4.65</text:p>
          </table:table-cell>
          <table:table-cell office:value-type="float" office:value="26.99" calcext:value-type="float">
            <text:p>26.99</text:p>
          </table:table-cell>
          <table:table-cell office:value-type="float" office:value="7.63" calcext:value-type="float">
            <text:p>7.63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97.262931" calcext:value-type="float">
            <text:p>7797.262931</text:p>
          </table:table-cell>
          <table:table-cell office:value-type="float" office:value="6550334" calcext:value-type="float">
            <text:p>6550334</text:p>
          </table:table-cell>
          <table:table-cell office:value-type="float" office:value="0" calcext:value-type="float">
            <text:p>0</text:p>
          </table:table-cell>
          <table:table-cell office:value-type="float" office:value="935762" calcext:value-type="float">
            <text:p>935762</text:p>
          </table:table-cell>
          <table:table-cell office:value-type="float" office:value="7486096" calcext:value-type="float">
            <text:p>7486096</text:p>
          </table:table-cell>
          <table:table-cell office:value-type="float" office:value="467881" calcext:value-type="float">
            <text:p>467881</text:p>
          </table:table-cell>
          <table:table-cell office:value-type="float" office:value="60.0058" calcext:value-type="float">
            <text:p>60.0058</text:p>
          </table:table-cell>
          <table:table-cell office:value-type="float" office:value="2.52" calcext:value-type="float">
            <text:p>2.52</text:p>
          </table:table-cell>
          <table:table-cell office:value-type="float" office:value="6.4" calcext:value-type="float">
            <text:p>6.4</text:p>
          </table:table-cell>
          <table:table-cell office:value-type="float" office:value="74.15" calcext:value-type="float">
            <text:p>74.15</text:p>
          </table:table-cell>
          <table:table-cell office:value-type="float" office:value="14.09" calcext:value-type="float">
            <text:p>14.09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319.262753" calcext:value-type="float">
            <text:p>9319.262753</text:p>
          </table:table-cell>
          <table:table-cell office:value-type="float" office:value="7829094" calcext:value-type="float">
            <text:p>7829094</text:p>
          </table:table-cell>
          <table:table-cell office:value-type="float" office:value="0" calcext:value-type="float">
            <text:p>0</text:p>
          </table:table-cell>
          <table:table-cell office:value-type="float" office:value="1118442" calcext:value-type="float">
            <text:p>1118442</text:p>
          </table:table-cell>
          <table:table-cell office:value-type="float" office:value="8947536" calcext:value-type="float">
            <text:p>8947536</text:p>
          </table:table-cell>
          <table:table-cell office:value-type="float" office:value="559221" calcext:value-type="float">
            <text:p>559221</text:p>
          </table:table-cell>
          <table:table-cell office:value-type="float" office:value="60.007" calcext:value-type="float">
            <text:p>60.007</text:p>
          </table:table-cell>
          <table:table-cell office:value-type="float" office:value="2.63" calcext:value-type="float">
            <text:p>2.63</text:p>
          </table:table-cell>
          <table:table-cell office:value-type="float" office:value="7.5" calcext:value-type="float">
            <text:p>7.5</text:p>
          </table:table-cell>
          <table:table-cell office:value-type="float" office:value="119.48" calcext:value-type="float">
            <text:p>119.48</text:p>
          </table:table-cell>
          <table:table-cell office:value-type="float" office:value="19.8" calcext:value-type="float">
            <text:p>19.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650.645096" calcext:value-type="float">
            <text:p>10650.645096</text:p>
          </table:table-cell>
          <table:table-cell office:value-type="float" office:value="8947526" calcext:value-type="float">
            <text:p>8947526</text:p>
          </table:table-cell>
          <table:table-cell office:value-type="float" office:value="0" calcext:value-type="float">
            <text:p>0</text:p>
          </table:table-cell>
          <table:table-cell office:value-type="float" office:value="1278218" calcext:value-type="float">
            <text:p>1278218</text:p>
          </table:table-cell>
          <table:table-cell office:value-type="float" office:value="10225744" calcext:value-type="float">
            <text:p>10225744</text:p>
          </table:table-cell>
          <table:table-cell office:value-type="float" office:value="639109" calcext:value-type="float">
            <text:p>639109</text:p>
          </table:table-cell>
          <table:table-cell office:value-type="float" office:value="60.0066" calcext:value-type="float">
            <text:p>60.0066</text:p>
          </table:table-cell>
          <table:table-cell office:value-type="float" office:value="2.57" calcext:value-type="float">
            <text:p>2.57</text:p>
          </table:table-cell>
          <table:table-cell office:value-type="float" office:value="8.44" calcext:value-type="float">
            <text:p>8.44</text:p>
          </table:table-cell>
          <table:table-cell office:value-type="float" office:value="198.06" calcext:value-type="float">
            <text:p>198.06</text:p>
          </table:table-cell>
          <table:table-cell office:value-type="float" office:value="22.48" calcext:value-type="float">
            <text:p>22.48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863.200433" calcext:value-type="float">
            <text:p>11863.200433</text:p>
          </table:table-cell>
          <table:table-cell office:value-type="float" office:value="9966334" calcext:value-type="float">
            <text:p>9966334</text:p>
          </table:table-cell>
          <table:table-cell office:value-type="float" office:value="0" calcext:value-type="float">
            <text:p>0</text:p>
          </table:table-cell>
          <table:table-cell office:value-type="float" office:value="1423762" calcext:value-type="float">
            <text:p>1423762</text:p>
          </table:table-cell>
          <table:table-cell office:value-type="float" office:value="11390096" calcext:value-type="float">
            <text:p>11390096</text:p>
          </table:table-cell>
          <table:table-cell office:value-type="float" office:value="711881" calcext:value-type="float">
            <text:p>711881</text:p>
          </table:table-cell>
          <table:table-cell office:value-type="float" office:value="60.0075" calcext:value-type="float">
            <text:p>60.0075</text:p>
          </table:table-cell>
          <table:table-cell office:value-type="float" office:value="2.77" calcext:value-type="float">
            <text:p>2.77</text:p>
          </table:table-cell>
          <table:table-cell office:value-type="float" office:value="9.26" calcext:value-type="float">
            <text:p>9.26</text:p>
          </table:table-cell>
          <table:table-cell office:value-type="float" office:value="284.08" calcext:value-type="float">
            <text:p>284.08</text:p>
          </table:table-cell>
          <table:table-cell office:value-type="float" office:value="22.5" calcext:value-type="float">
            <text:p>22.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819.950941" calcext:value-type="float">
            <text:p>12819.950941</text:p>
          </table:table-cell>
          <table:table-cell office:value-type="float" office:value="10770410" calcext:value-type="float">
            <text:p>10770410</text:p>
          </table:table-cell>
          <table:table-cell office:value-type="float" office:value="0" calcext:value-type="float">
            <text:p>0</text:p>
          </table:table-cell>
          <table:table-cell office:value-type="float" office:value="1538630" calcext:value-type="float">
            <text:p>1538630</text:p>
          </table:table-cell>
          <table:table-cell office:value-type="float" office:value="12309040" calcext:value-type="float">
            <text:p>12309040</text:p>
          </table:table-cell>
          <table:table-cell office:value-type="float" office:value="769315" calcext:value-type="float">
            <text:p>769315</text:p>
          </table:table-cell>
          <table:table-cell office:value-type="float" office:value="60.0092" calcext:value-type="float">
            <text:p>60.0092</text:p>
          </table:table-cell>
          <table:table-cell office:value-type="float" office:value="2.83" calcext:value-type="float">
            <text:p>2.83</text:p>
          </table:table-cell>
          <table:table-cell office:value-type="float" office:value="10.13" calcext:value-type="float">
            <text:p>10.13</text:p>
          </table:table-cell>
          <table:table-cell office:value-type="float" office:value="161.11" calcext:value-type="float">
            <text:p>161.11</text:p>
          </table:table-cell>
          <table:table-cell office:value-type="float" office:value="26.67" calcext:value-type="float">
            <text:p>26.67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056.603522" calcext:value-type="float">
            <text:p>13056.603522</text:p>
          </table:table-cell>
          <table:table-cell office:value-type="float" office:value="10969448" calcext:value-type="float">
            <text:p>10969448</text:p>
          </table:table-cell>
          <table:table-cell office:value-type="float" office:value="0" calcext:value-type="float">
            <text:p>0</text:p>
          </table:table-cell>
          <table:table-cell office:value-type="float" office:value="1567064" calcext:value-type="float">
            <text:p>1567064</text:p>
          </table:table-cell>
          <table:table-cell office:value-type="float" office:value="12536512" calcext:value-type="float">
            <text:p>12536512</text:p>
          </table:table-cell>
          <table:table-cell office:value-type="float" office:value="783532" calcext:value-type="float">
            <text:p>783532</text:p>
          </table:table-cell>
          <table:table-cell office:value-type="float" office:value="60.0104" calcext:value-type="float">
            <text:p>60.0104</text:p>
          </table:table-cell>
          <table:table-cell office:value-type="float" office:value="2.87" calcext:value-type="float">
            <text:p>2.87</text:p>
          </table:table-cell>
          <table:table-cell office:value-type="float" office:value="11.48" calcext:value-type="float">
            <text:p>11.48</text:p>
          </table:table-cell>
          <table:table-cell office:value-type="float" office:value="180.45" calcext:value-type="float">
            <text:p>180.45</text:p>
          </table:table-cell>
          <table:table-cell office:value-type="float" office:value="29.25" calcext:value-type="float">
            <text:p>29.25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128.902442" calcext:value-type="float">
            <text:p>13128.902442</text:p>
          </table:table-cell>
          <table:table-cell office:value-type="float" office:value="11030208" calcext:value-type="float">
            <text:p>11030208</text:p>
          </table:table-cell>
          <table:table-cell office:value-type="float" office:value="0" calcext:value-type="float">
            <text:p>0</text:p>
          </table:table-cell>
          <table:table-cell office:value-type="float" office:value="1575744" calcext:value-type="float">
            <text:p>1575744</text:p>
          </table:table-cell>
          <table:table-cell office:value-type="float" office:value="12605952" calcext:value-type="float">
            <text:p>12605952</text:p>
          </table:table-cell>
          <table:table-cell office:value-type="float" office:value="787872" calcext:value-type="float">
            <text:p>787872</text:p>
          </table:table-cell>
          <table:table-cell office:value-type="float" office:value="60.0105" calcext:value-type="float">
            <text:p>60.0105</text:p>
          </table:table-cell>
          <table:table-cell office:value-type="float" office:value="2.9" calcext:value-type="float">
            <text:p>2.9</text:p>
          </table:table-cell>
          <table:table-cell office:value-type="float" office:value="12.94" calcext:value-type="float">
            <text:p>12.94</text:p>
          </table:table-cell>
          <table:table-cell office:value-type="float" office:value="192.16" calcext:value-type="float">
            <text:p>192.16</text:p>
          </table:table-cell>
          <table:table-cell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173.26246" calcext:value-type="float">
            <text:p>13173.26246</text:p>
          </table:table-cell>
          <table:table-cell office:value-type="float" office:value="11067938" calcext:value-type="float">
            <text:p>11067938</text:p>
          </table:table-cell>
          <table:table-cell office:value-type="float" office:value="0" calcext:value-type="float">
            <text:p>0</text:p>
          </table:table-cell>
          <table:table-cell office:value-type="float" office:value="1581134" calcext:value-type="float">
            <text:p>1581134</text:p>
          </table:table-cell>
          <table:table-cell office:value-type="float" office:value="12649072" calcext:value-type="float">
            <text:p>12649072</text:p>
          </table:table-cell>
          <table:table-cell office:value-type="float" office:value="790567" calcext:value-type="float">
            <text:p>790567</text:p>
          </table:table-cell>
          <table:table-cell office:value-type="float" office:value="60.013" calcext:value-type="float">
            <text:p>60.013</text:p>
          </table:table-cell>
          <table:table-cell office:value-type="float" office:value="2.97" calcext:value-type="float">
            <text:p>2.97</text:p>
          </table:table-cell>
          <table:table-cell office:value-type="float" office:value="14.41" calcext:value-type="float">
            <text:p>14.41</text:p>
          </table:table-cell>
          <table:table-cell office:value-type="float" office:value="194.3" calcext:value-type="float">
            <text:p>194.3</text:p>
          </table:table-cell>
          <table:table-cell office:value-type="float" office:value="39.85" calcext:value-type="float">
            <text:p>39.85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108.453089" calcext:value-type="float">
            <text:p>13108.453089</text:p>
          </table:table-cell>
          <table:table-cell office:value-type="float" office:value="11013156" calcext:value-type="float">
            <text:p>11013156</text:p>
          </table:table-cell>
          <table:table-cell office:value-type="float" office:value="0" calcext:value-type="float">
            <text:p>0</text:p>
          </table:table-cell>
          <table:table-cell office:value-type="float" office:value="1573308" calcext:value-type="float">
            <text:p>1573308</text:p>
          </table:table-cell>
          <table:table-cell office:value-type="float" office:value="12586464" calcext:value-type="float">
            <text:p>12586464</text:p>
          </table:table-cell>
          <table:table-cell office:value-type="float" office:value="786654" calcext:value-type="float">
            <text:p>786654</text:p>
          </table:table-cell>
          <table:table-cell office:value-type="float" office:value="60.0112" calcext:value-type="float">
            <text:p>60.0112</text:p>
          </table:table-cell>
          <table:table-cell office:value-type="float" office:value="3.16" calcext:value-type="float">
            <text:p>3.16</text:p>
          </table:table-cell>
          <table:table-cell office:value-type="float" office:value="16.01" calcext:value-type="float">
            <text:p>16.01</text:p>
          </table:table-cell>
          <table:table-cell office:value-type="float" office:value="175.28" calcext:value-type="float">
            <text:p>175.28</text:p>
          </table:table-cell>
          <table:table-cell office:value-type="float" office:value="48.8" calcext:value-type="float">
            <text:p>48.8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073.841852" calcext:value-type="float">
            <text:p>13073.841852</text:p>
          </table:table-cell>
          <table:table-cell office:value-type="float" office:value="10984974" calcext:value-type="float">
            <text:p>10984974</text:p>
          </table:table-cell>
          <table:table-cell office:value-type="float" office:value="0" calcext:value-type="float">
            <text:p>0</text:p>
          </table:table-cell>
          <table:table-cell office:value-type="float" office:value="1569282" calcext:value-type="float">
            <text:p>1569282</text:p>
          </table:table-cell>
          <table:table-cell office:value-type="float" office:value="12554256" calcext:value-type="float">
            <text:p>12554256</text:p>
          </table:table-cell>
          <table:table-cell office:value-type="float" office:value="784641" calcext:value-type="float">
            <text:p>784641</text:p>
          </table:table-cell>
          <table:table-cell office:value-type="float" office:value="60.0161" calcext:value-type="float">
            <text:p>60.0161</text:p>
          </table:table-cell>
          <table:table-cell office:value-type="float" office:value="3" calcext:value-type="float">
            <text:p>3</text:p>
          </table:table-cell>
          <table:table-cell office:value-type="float" office:value="17.58" calcext:value-type="float">
            <text:p>17.58</text:p>
          </table:table-cell>
          <table:table-cell office:value-type="float" office:value="286.22" calcext:value-type="float">
            <text:p>286.22</text:p>
          </table:table-cell>
          <table:table-cell office:value-type="float" office:value="49.36" calcext:value-type="float">
            <text:p>49.36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056.333193" calcext:value-type="float">
            <text:p>13056.333193</text:p>
          </table:table-cell>
          <table:table-cell office:value-type="float" office:value="10969294" calcext:value-type="float">
            <text:p>10969294</text:p>
          </table:table-cell>
          <table:table-cell office:value-type="float" office:value="0" calcext:value-type="float">
            <text:p>0</text:p>
          </table:table-cell>
          <table:table-cell office:value-type="float" office:value="1567042" calcext:value-type="float">
            <text:p>1567042</text:p>
          </table:table-cell>
          <table:table-cell office:value-type="float" office:value="12536336" calcext:value-type="float">
            <text:p>12536336</text:p>
          </table:table-cell>
          <table:table-cell office:value-type="float" office:value="783521" calcext:value-type="float">
            <text:p>783521</text:p>
          </table:table-cell>
          <table:table-cell office:value-type="float" office:value="60.0108" calcext:value-type="float">
            <text:p>60.0108</text:p>
          </table:table-cell>
          <table:table-cell office:value-type="float" office:value="2.92" calcext:value-type="float">
            <text:p>2.92</text:p>
          </table:table-cell>
          <table:table-cell office:value-type="float" office:value="19.13" calcext:value-type="float">
            <text:p>19.13</text:p>
          </table:table-cell>
          <table:table-cell office:value-type="float" office:value="177.22" calcext:value-type="float">
            <text:p>177.22</text:p>
          </table:table-cell>
          <table:table-cell office:value-type="float" office:value="52.59" calcext:value-type="float">
            <text:p>52.59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987.23522" calcext:value-type="float">
            <text:p>12987.23522</text:p>
          </table:table-cell>
          <table:table-cell office:value-type="float" office:value="10912314" calcext:value-type="float">
            <text:p>10912314</text:p>
          </table:table-cell>
          <table:table-cell office:value-type="float" office:value="0" calcext:value-type="float">
            <text:p>0</text:p>
          </table:table-cell>
          <table:table-cell office:value-type="float" office:value="1558902" calcext:value-type="float">
            <text:p>1558902</text:p>
          </table:table-cell>
          <table:table-cell office:value-type="float" office:value="12471216" calcext:value-type="float">
            <text:p>12471216</text:p>
          </table:table-cell>
          <table:table-cell office:value-type="float" office:value="779451" calcext:value-type="float">
            <text:p>779451</text:p>
          </table:table-cell>
          <table:table-cell office:value-type="float" office:value="60.0167" calcext:value-type="float">
            <text:p>60.0167</text:p>
          </table:table-cell>
          <table:table-cell office:value-type="float" office:value="3.12" calcext:value-type="float">
            <text:p>3.12</text:p>
          </table:table-cell>
          <table:table-cell office:value-type="float" office:value="20.77" calcext:value-type="float">
            <text:p>20.77</text:p>
          </table:table-cell>
          <table:table-cell office:value-type="float" office:value="193.03" calcext:value-type="float">
            <text:p>193.03</text:p>
          </table:table-cell>
          <table:table-cell office:value-type="float" office:value="56.97" calcext:value-type="float">
            <text:p>56.97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886.127792" calcext:value-type="float">
            <text:p>12886.127792</text:p>
          </table:table-cell>
          <table:table-cell office:value-type="float" office:value="10827306" calcext:value-type="float">
            <text:p>10827306</text:p>
          </table:table-cell>
          <table:table-cell office:value-type="float" office:value="0" calcext:value-type="float">
            <text:p>0</text:p>
          </table:table-cell>
          <table:table-cell office:value-type="float" office:value="1546758" calcext:value-type="float">
            <text:p>1546758</text:p>
          </table:table-cell>
          <table:table-cell office:value-type="float" office:value="12374064" calcext:value-type="float">
            <text:p>12374064</text:p>
          </table:table-cell>
          <table:table-cell office:value-type="float" office:value="773379" calcext:value-type="float">
            <text:p>773379</text:p>
          </table:table-cell>
          <table:table-cell office:value-type="float" office:value="60.0164" calcext:value-type="float">
            <text:p>60.0164</text:p>
          </table:table-cell>
          <table:table-cell office:value-type="float" office:value="3.05" calcext:value-type="float">
            <text:p>3.05</text:p>
          </table:table-cell>
          <table:table-cell office:value-type="float" office:value="22.49" calcext:value-type="float">
            <text:p>22.49</text:p>
          </table:table-cell>
          <table:table-cell office:value-type="float" office:value="215.42" calcext:value-type="float">
            <text:p>215.42</text:p>
          </table:table-cell>
          <table:table-cell office:value-type="float" office:value="63.96" calcext:value-type="float">
            <text:p>63.96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74.625851" calcext:value-type="float">
            <text:p>3374.625851</text:p>
          </table:table-cell>
          <table:table-cell office:value-type="float" office:value="2834818" calcext:value-type="float">
            <text:p>2834818</text:p>
          </table:table-cell>
          <table:table-cell office:value-type="float" office:value="0" calcext:value-type="float">
            <text:p>0</text:p>
          </table:table-cell>
          <table:table-cell office:value-type="float" office:value="404974" calcext:value-type="float">
            <text:p>404974</text:p>
          </table:table-cell>
          <table:table-cell office:value-type="float" office:value="3239792" calcext:value-type="float">
            <text:p>3239792</text:p>
          </table:table-cell>
          <table:table-cell office:value-type="float" office:value="202487" calcext:value-type="float">
            <text:p>202487</text:p>
          </table:table-cell>
          <table:table-cell office:value-type="float" office:value="60.0028" calcext:value-type="float">
            <text:p>60.0028</text:p>
          </table:table-cell>
          <table:table-cell office:value-type="float" office:value="2.26" calcext:value-type="float">
            <text:p>2.26</text:p>
          </table:table-cell>
          <table:table-cell office:value-type="float" office:value="2.95" calcext:value-type="float">
            <text:p>2.95</text:p>
          </table:table-cell>
          <table:table-cell office:value-type="float" office:value="18.8" calcext:value-type="float">
            <text:p>18.8</text:p>
          </table:table-cell>
          <table:table-cell office:value-type="float" office:value="3.38" calcext:value-type="float">
            <text:p>3.38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13.008176" calcext:value-type="float">
            <text:p>6713.008176</text:p>
          </table:table-cell>
          <table:table-cell office:value-type="float" office:value="5639284" calcext:value-type="float">
            <text:p>5639284</text:p>
          </table:table-cell>
          <table:table-cell office:value-type="float" office:value="0" calcext:value-type="float">
            <text:p>0</text:p>
          </table:table-cell>
          <table:table-cell office:value-type="float" office:value="805612" calcext:value-type="float">
            <text:p>805612</text:p>
          </table:table-cell>
          <table:table-cell office:value-type="float" office:value="6444896" calcext:value-type="float">
            <text:p>6444896</text:p>
          </table:table-cell>
          <table:table-cell office:value-type="float" office:value="402806" calcext:value-type="float">
            <text:p>402806</text:p>
          </table:table-cell>
          <table:table-cell office:value-type="float" office:value="60.0038" calcext:value-type="float">
            <text:p>60.0038</text:p>
          </table:table-cell>
          <table:table-cell office:value-type="float" office:value="2.57" calcext:value-type="float">
            <text:p>2.57</text:p>
          </table:table-cell>
          <table:table-cell office:value-type="float" office:value="4.46" calcext:value-type="float">
            <text:p>4.46</text:p>
          </table:table-cell>
          <table:table-cell office:value-type="float" office:value="18.18" calcext:value-type="float">
            <text:p>18.18</text:p>
          </table:table-cell>
          <table:table-cell office:value-type="float" office:value="5.99" calcext:value-type="float">
            <text:p>5.9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147.675345" calcext:value-type="float">
            <text:p>8147.675345</text:p>
          </table:table-cell>
          <table:table-cell office:value-type="float" office:value="6844572" calcext:value-type="float">
            <text:p>6844572</text:p>
          </table:table-cell>
          <table:table-cell office:value-type="float" office:value="0" calcext:value-type="float">
            <text:p>0</text:p>
          </table:table-cell>
          <table:table-cell office:value-type="float" office:value="977796" calcext:value-type="float">
            <text:p>977796</text:p>
          </table:table-cell>
          <table:table-cell office:value-type="float" office:value="7822368" calcext:value-type="float">
            <text:p>7822368</text:p>
          </table:table-cell>
          <table:table-cell office:value-type="float" office:value="488898" calcext:value-type="float">
            <text:p>488898</text:p>
          </table:table-cell>
          <table:table-cell office:value-type="float" office:value="60.0046" calcext:value-type="float">
            <text:p>60.0046</text:p>
          </table:table-cell>
          <table:table-cell office:value-type="float" office:value="2.58" calcext:value-type="float">
            <text:p>2.58</text:p>
          </table:table-cell>
          <table:table-cell office:value-type="float" office:value="6.13" calcext:value-type="float">
            <text:p>6.13</text:p>
          </table:table-cell>
          <table:table-cell office:value-type="float" office:value="31.38" calcext:value-type="float">
            <text:p>31.38</text:p>
          </table:table-cell>
          <table:table-cell office:value-type="float" office:value="10.39" calcext:value-type="float">
            <text:p>10.39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65.805854" calcext:value-type="float">
            <text:p>11065.805854</text:p>
          </table:table-cell>
          <table:table-cell office:value-type="float" office:value="9296098" calcext:value-type="float">
            <text:p>9296098</text:p>
          </table:table-cell>
          <table:table-cell office:value-type="float" office:value="0" calcext:value-type="float">
            <text:p>0</text:p>
          </table:table-cell>
          <table:table-cell office:value-type="float" office:value="1328014" calcext:value-type="float">
            <text:p>1328014</text:p>
          </table:table-cell>
          <table:table-cell office:value-type="float" office:value="10624112" calcext:value-type="float">
            <text:p>10624112</text:p>
          </table:table-cell>
          <table:table-cell office:value-type="float" office:value="664007" calcext:value-type="float">
            <text:p>664007</text:p>
          </table:table-cell>
          <table:table-cell office:value-type="float" office:value="60.0053" calcext:value-type="float">
            <text:p>60.0053</text:p>
          </table:table-cell>
          <table:table-cell office:value-type="float" office:value="2.66" calcext:value-type="float">
            <text:p>2.66</text:p>
          </table:table-cell>
          <table:table-cell office:value-type="float" office:value="6.32" calcext:value-type="float">
            <text:p>6.32</text:p>
          </table:table-cell>
          <table:table-cell office:value-type="float" office:value="42.09" calcext:value-type="float">
            <text:p>42.09</text:p>
          </table:table-cell>
          <table:table-cell office:value-type="float" office:value="12.09" calcext:value-type="float">
            <text:p>12.0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181.155822" calcext:value-type="float">
            <text:p>12181.155822</text:p>
          </table:table-cell>
          <table:table-cell office:value-type="float" office:value="10233160" calcext:value-type="float">
            <text:p>10233160</text:p>
          </table:table-cell>
          <table:table-cell office:value-type="float" office:value="0" calcext:value-type="float">
            <text:p>0</text:p>
          </table:table-cell>
          <table:table-cell office:value-type="float" office:value="1461880" calcext:value-type="float">
            <text:p>1461880</text:p>
          </table:table-cell>
          <table:table-cell office:value-type="float" office:value="11695040" calcext:value-type="float">
            <text:p>11695040</text:p>
          </table:table-cell>
          <table:table-cell office:value-type="float" office:value="730940" calcext:value-type="float">
            <text:p>730940</text:p>
          </table:table-cell>
          <table:table-cell office:value-type="float" office:value="60.0058" calcext:value-type="float">
            <text:p>60.0058</text:p>
          </table:table-cell>
          <table:table-cell office:value-type="float" office:value="2.69" calcext:value-type="float">
            <text:p>2.69</text:p>
          </table:table-cell>
          <table:table-cell office:value-type="float" office:value="7.38" calcext:value-type="float">
            <text:p>7.38</text:p>
          </table:table-cell>
          <table:table-cell office:value-type="float" office:value="67.14" calcext:value-type="float">
            <text:p>67.14</text:p>
          </table:table-cell>
          <table:table-cell office:value-type="float" office:value="17.47" calcext:value-type="float">
            <text:p>17.47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538.461795" calcext:value-type="float">
            <text:p>12538.461795</text:p>
          </table:table-cell>
          <table:table-cell office:value-type="float" office:value="10533642" calcext:value-type="float">
            <text:p>10533642</text:p>
          </table:table-cell>
          <table:table-cell office:value-type="float" office:value="0" calcext:value-type="float">
            <text:p>0</text:p>
          </table:table-cell>
          <table:table-cell office:value-type="float" office:value="1504806" calcext:value-type="float">
            <text:p>1504806</text:p>
          </table:table-cell>
          <table:table-cell office:value-type="float" office:value="12038448" calcext:value-type="float">
            <text:p>12038448</text:p>
          </table:table-cell>
          <table:table-cell office:value-type="float" office:value="752403" calcext:value-type="float">
            <text:p>752403</text:p>
          </table:table-cell>
          <table:table-cell office:value-type="float" office:value="60.0076" calcext:value-type="float">
            <text:p>60.0076</text:p>
          </table:table-cell>
          <table:table-cell office:value-type="float" office:value="2.82" calcext:value-type="float">
            <text:p>2.82</text:p>
          </table:table-cell>
          <table:table-cell office:value-type="float" office:value="8.76" calcext:value-type="float">
            <text:p>8.76</text:p>
          </table:table-cell>
          <table:table-cell office:value-type="float" office:value="103.56" calcext:value-type="float">
            <text:p>103.56</text:p>
          </table:table-cell>
          <table:table-cell office:value-type="float" office:value="22.99" calcext:value-type="float">
            <text:p>22.99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779.632151" calcext:value-type="float">
            <text:p>12779.632151</text:p>
          </table:table-cell>
          <table:table-cell office:value-type="float" office:value="10736376" calcext:value-type="float">
            <text:p>10736376</text:p>
          </table:table-cell>
          <table:table-cell office:value-type="float" office:value="0" calcext:value-type="float">
            <text:p>0</text:p>
          </table:table-cell>
          <table:table-cell office:value-type="float" office:value="1533768" calcext:value-type="float">
            <text:p>1533768</text:p>
          </table:table-cell>
          <table:table-cell office:value-type="float" office:value="12270144" calcext:value-type="float">
            <text:p>12270144</text:p>
          </table:table-cell>
          <table:table-cell office:value-type="float" office:value="766884" calcext:value-type="float">
            <text:p>766884</text:p>
          </table:table-cell>
          <table:table-cell office:value-type="float" office:value="60.0083" calcext:value-type="float">
            <text:p>60.0083</text:p>
          </table:table-cell>
          <table:table-cell office:value-type="float" office:value="2.82" calcext:value-type="float">
            <text:p>2.82</text:p>
          </table:table-cell>
          <table:table-cell office:value-type="float" office:value="10.16" calcext:value-type="float">
            <text:p>10.16</text:p>
          </table:table-cell>
          <table:table-cell office:value-type="float" office:value="138.47" calcext:value-type="float">
            <text:p>138.47</text:p>
          </table:table-cell>
          <table:table-cell office:value-type="float" office:value="26.51" calcext:value-type="float">
            <text:p>26.51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082.168496" calcext:value-type="float">
            <text:p>13082.168496</text:p>
          </table:table-cell>
          <table:table-cell office:value-type="float" office:value="10990560" calcext:value-type="float">
            <text:p>10990560</text:p>
          </table:table-cell>
          <table:table-cell office:value-type="float" office:value="0" calcext:value-type="float">
            <text:p>0</text:p>
          </table:table-cell>
          <table:table-cell office:value-type="float" office:value="1570080" calcext:value-type="float">
            <text:p>1570080</text:p>
          </table:table-cell>
          <table:table-cell office:value-type="float" office:value="12560640" calcext:value-type="float">
            <text:p>12560640</text:p>
          </table:table-cell>
          <table:table-cell office:value-type="float" office:value="785040" calcext:value-type="float">
            <text:p>785040</text:p>
          </table:table-cell>
          <table:table-cell office:value-type="float" office:value="60.0084" calcext:value-type="float">
            <text:p>60.0084</text:p>
          </table:table-cell>
          <table:table-cell office:value-type="float" office:value="3.03" calcext:value-type="float">
            <text:p>3.03</text:p>
          </table:table-cell>
          <table:table-cell office:value-type="float" office:value="11.46" calcext:value-type="float">
            <text:p>11.46</text:p>
          </table:table-cell>
          <table:table-cell office:value-type="float" office:value="138.88" calcext:value-type="float">
            <text:p>138.88</text:p>
          </table:table-cell>
          <table:table-cell office:value-type="float" office:value="29.08" calcext:value-type="float">
            <text:p>29.08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168.068361" calcext:value-type="float">
            <text:p>13168.068361</text:p>
          </table:table-cell>
          <table:table-cell office:value-type="float" office:value="11063150" calcext:value-type="float">
            <text:p>11063150</text:p>
          </table:table-cell>
          <table:table-cell office:value-type="float" office:value="0" calcext:value-type="float">
            <text:p>0</text:p>
          </table:table-cell>
          <table:table-cell office:value-type="float" office:value="1580450" calcext:value-type="float">
            <text:p>1580450</text:p>
          </table:table-cell>
          <table:table-cell office:value-type="float" office:value="12643600" calcext:value-type="float">
            <text:p>12643600</text:p>
          </table:table-cell>
          <table:table-cell office:value-type="float" office:value="790225" calcext:value-type="float">
            <text:p>790225</text:p>
          </table:table-cell>
          <table:table-cell office:value-type="float" office:value="60.0107" calcext:value-type="float">
            <text:p>60.0107</text:p>
          </table:table-cell>
          <table:table-cell office:value-type="float" office:value="2.78" calcext:value-type="float">
            <text:p>2.78</text:p>
          </table:table-cell>
          <table:table-cell office:value-type="float" office:value="12.9" calcext:value-type="float">
            <text:p>12.9</text:p>
          </table:table-cell>
          <table:table-cell office:value-type="float" office:value="179.14" calcext:value-type="float">
            <text:p>179.14</text:p>
          </table:table-cell>
          <table:table-cell office:value-type="float" office:value="33.77" calcext:value-type="float">
            <text:p>33.77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081.600448" calcext:value-type="float">
            <text:p>13081.600448</text:p>
          </table:table-cell>
          <table:table-cell office:value-type="float" office:value="10990504" calcext:value-type="float">
            <text:p>10990504</text:p>
          </table:table-cell>
          <table:table-cell office:value-type="float" office:value="0" calcext:value-type="float">
            <text:p>0</text:p>
          </table:table-cell>
          <table:table-cell office:value-type="float" office:value="1570072" calcext:value-type="float">
            <text:p>1570072</text:p>
          </table:table-cell>
          <table:table-cell office:value-type="float" office:value="12560576" calcext:value-type="float">
            <text:p>12560576</text:p>
          </table:table-cell>
          <table:table-cell office:value-type="float" office:value="785036" calcext:value-type="float">
            <text:p>785036</text:p>
          </table:table-cell>
          <table:table-cell office:value-type="float" office:value="60.0107" calcext:value-type="float">
            <text:p>60.0107</text:p>
          </table:table-cell>
          <table:table-cell office:value-type="float" office:value="3.13" calcext:value-type="float">
            <text:p>3.13</text:p>
          </table:table-cell>
          <table:table-cell office:value-type="float" office:value="14.51" calcext:value-type="float">
            <text:p>14.51</text:p>
          </table:table-cell>
          <table:table-cell office:value-type="float" office:value="223.99" calcext:value-type="float">
            <text:p>223.99</text:p>
          </table:table-cell>
          <table:table-cell office:value-type="float" office:value="39.47" calcext:value-type="float">
            <text:p>39.47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099.434303" calcext:value-type="float">
            <text:p>13099.434303</text:p>
          </table:table-cell>
          <table:table-cell office:value-type="float" office:value="11006184" calcext:value-type="float">
            <text:p>11006184</text:p>
          </table:table-cell>
          <table:table-cell office:value-type="float" office:value="0" calcext:value-type="float">
            <text:p>0</text:p>
          </table:table-cell>
          <table:table-cell office:value-type="float" office:value="1572312" calcext:value-type="float">
            <text:p>1572312</text:p>
          </table:table-cell>
          <table:table-cell office:value-type="float" office:value="12578496" calcext:value-type="float">
            <text:p>12578496</text:p>
          </table:table-cell>
          <table:table-cell office:value-type="float" office:value="786156" calcext:value-type="float">
            <text:p>786156</text:p>
          </table:table-cell>
          <table:table-cell office:value-type="float" office:value="60.0145" calcext:value-type="float">
            <text:p>60.0145</text:p>
          </table:table-cell>
          <table:table-cell office:value-type="float" office:value="3.14" calcext:value-type="float">
            <text:p>3.14</text:p>
          </table:table-cell>
          <table:table-cell office:value-type="float" office:value="16.02" calcext:value-type="float">
            <text:p>16.02</text:p>
          </table:table-cell>
          <table:table-cell office:value-type="float" office:value="204.3" calcext:value-type="float">
            <text:p>204.3</text:p>
          </table:table-cell>
          <table:table-cell office:value-type="float" office:value="46.13" calcext:value-type="float">
            <text:p>46.13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073.293221" calcext:value-type="float">
            <text:p>13073.293221</text:p>
          </table:table-cell>
          <table:table-cell office:value-type="float" office:value="10984330" calcext:value-type="float">
            <text:p>10984330</text:p>
          </table:table-cell>
          <table:table-cell office:value-type="float" office:value="0" calcext:value-type="float">
            <text:p>0</text:p>
          </table:table-cell>
          <table:table-cell office:value-type="float" office:value="1569190" calcext:value-type="float">
            <text:p>1569190</text:p>
          </table:table-cell>
          <table:table-cell office:value-type="float" office:value="12553520" calcext:value-type="float">
            <text:p>12553520</text:p>
          </table:table-cell>
          <table:table-cell office:value-type="float" office:value="784595" calcext:value-type="float">
            <text:p>784595</text:p>
          </table:table-cell>
          <table:table-cell office:value-type="float" office:value="60.0151" calcext:value-type="float">
            <text:p>60.0151</text:p>
          </table:table-cell>
          <table:table-cell office:value-type="float" office:value="2.94" calcext:value-type="float">
            <text:p>2.94</text:p>
          </table:table-cell>
          <table:table-cell office:value-type="float" office:value="17.58" calcext:value-type="float">
            <text:p>17.58</text:p>
          </table:table-cell>
          <table:table-cell office:value-type="float" office:value="222.77" calcext:value-type="float">
            <text:p>222.77</text:p>
          </table:table-cell>
          <table:table-cell office:value-type="float" office:value="49.36" calcext:value-type="float">
            <text:p>49.36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884.564436" calcext:value-type="float">
            <text:p>12884.564436</text:p>
          </table:table-cell>
          <table:table-cell office:value-type="float" office:value="10825794" calcext:value-type="float">
            <text:p>10825794</text:p>
          </table:table-cell>
          <table:table-cell office:value-type="float" office:value="0" calcext:value-type="float">
            <text:p>0</text:p>
          </table:table-cell>
          <table:table-cell office:value-type="float" office:value="1546542" calcext:value-type="float">
            <text:p>1546542</text:p>
          </table:table-cell>
          <table:table-cell office:value-type="float" office:value="12372336" calcext:value-type="float">
            <text:p>12372336</text:p>
          </table:table-cell>
          <table:table-cell office:value-type="float" office:value="773271" calcext:value-type="float">
            <text:p>773271</text:p>
          </table:table-cell>
          <table:table-cell office:value-type="float" office:value="60.0153" calcext:value-type="float">
            <text:p>60.0153</text:p>
          </table:table-cell>
          <table:table-cell office:value-type="float" office:value="2.76" calcext:value-type="float">
            <text:p>2.76</text:p>
          </table:table-cell>
          <table:table-cell office:value-type="float" office:value="19.39" calcext:value-type="float">
            <text:p>19.39</text:p>
          </table:table-cell>
          <table:table-cell office:value-type="float" office:value="265.68" calcext:value-type="float">
            <text:p>265.68</text:p>
          </table:table-cell>
          <table:table-cell office:value-type="float" office:value="52.09" calcext:value-type="float">
            <text:p>52.09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944.206924" calcext:value-type="float">
            <text:p>12944.206924</text:p>
          </table:table-cell>
          <table:table-cell office:value-type="float" office:value="10876432" calcext:value-type="float">
            <text:p>10876432</text:p>
          </table:table-cell>
          <table:table-cell office:value-type="float" office:value="0" calcext:value-type="float">
            <text:p>0</text:p>
          </table:table-cell>
          <table:table-cell office:value-type="float" office:value="1553776" calcext:value-type="float">
            <text:p>1553776</text:p>
          </table:table-cell>
          <table:table-cell office:value-type="float" office:value="12430208" calcext:value-type="float">
            <text:p>12430208</text:p>
          </table:table-cell>
          <table:table-cell office:value-type="float" office:value="776888" calcext:value-type="float">
            <text:p>776888</text:p>
          </table:table-cell>
          <table:table-cell office:value-type="float" office:value="60.0182" calcext:value-type="float">
            <text:p>60.0182</text:p>
          </table:table-cell>
          <table:table-cell office:value-type="float" office:value="2.76" calcext:value-type="float">
            <text:p>2.76</text:p>
          </table:table-cell>
          <table:table-cell office:value-type="float" office:value="20.84" calcext:value-type="float">
            <text:p>20.84</text:p>
          </table:table-cell>
          <table:table-cell office:value-type="float" office:value="291.48" calcext:value-type="float">
            <text:p>291.48</text:p>
          </table:table-cell>
          <table:table-cell office:value-type="float" office:value="64.71" calcext:value-type="float">
            <text:p>64.71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901.255034" calcext:value-type="float">
            <text:p>12901.255034</text:p>
          </table:table-cell>
          <table:table-cell office:value-type="float" office:value="10841082" calcext:value-type="float">
            <text:p>10841082</text:p>
          </table:table-cell>
          <table:table-cell office:value-type="float" office:value="0" calcext:value-type="float">
            <text:p>0</text:p>
          </table:table-cell>
          <table:table-cell office:value-type="float" office:value="1548726" calcext:value-type="float">
            <text:p>1548726</text:p>
          </table:table-cell>
          <table:table-cell office:value-type="float" office:value="12389808" calcext:value-type="float">
            <text:p>12389808</text:p>
          </table:table-cell>
          <table:table-cell office:value-type="float" office:value="774363" calcext:value-type="float">
            <text:p>774363</text:p>
          </table:table-cell>
          <table:table-cell office:value-type="float" office:value="60.0223" calcext:value-type="float">
            <text:p>60.0223</text:p>
          </table:table-cell>
          <table:table-cell office:value-type="float" office:value="3.15" calcext:value-type="float">
            <text:p>3.15</text:p>
          </table:table-cell>
          <table:table-cell office:value-type="float" office:value="22.46" calcext:value-type="float">
            <text:p>22.46</text:p>
          </table:table-cell>
          <table:table-cell office:value-type="float" office:value="276.65" calcext:value-type="float">
            <text:p>276.65</text:p>
          </table:table-cell>
          <table:table-cell office:value-type="float" office:value="62.69" calcext:value-type="float">
            <text:p>62.69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37.433149" calcext:value-type="float">
            <text:p>3337.433149</text:p>
          </table:table-cell>
          <table:table-cell office:value-type="float" office:value="2803570" calcext:value-type="float">
            <text:p>2803570</text:p>
          </table:table-cell>
          <table:table-cell office:value-type="float" office:value="0" calcext:value-type="float">
            <text:p>0</text:p>
          </table:table-cell>
          <table:table-cell office:value-type="float" office:value="400510" calcext:value-type="float">
            <text:p>400510</text:p>
          </table:table-cell>
          <table:table-cell office:value-type="float" office:value="3204080" calcext:value-type="float">
            <text:p>3204080</text:p>
          </table:table-cell>
          <table:table-cell office:value-type="float" office:value="200255" calcext:value-type="float">
            <text:p>200255</text:p>
          </table:table-cell>
          <table:table-cell office:value-type="float" office:value="60.0027" calcext:value-type="float">
            <text:p>60.0027</text:p>
          </table:table-cell>
          <table:table-cell office:value-type="float" office:value="2.23" calcext:value-type="float">
            <text:p>2.23</text:p>
          </table:table-cell>
          <table:table-cell office:value-type="float" office:value="2.99" calcext:value-type="float">
            <text:p>2.99</text:p>
          </table:table-cell>
          <table:table-cell office:value-type="float" office:value="17.96" calcext:value-type="float">
            <text:p>17.96</text:p>
          </table:table-cell>
          <table:table-cell office:value-type="float" office:value="3.35" calcext:value-type="float">
            <text:p>3.3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43.662453" calcext:value-type="float">
            <text:p>6643.662453</text:p>
          </table:table-cell>
          <table:table-cell office:value-type="float" office:value="5581002" calcext:value-type="float">
            <text:p>5581002</text:p>
          </table:table-cell>
          <table:table-cell office:value-type="float" office:value="0" calcext:value-type="float">
            <text:p>0</text:p>
          </table:table-cell>
          <table:table-cell office:value-type="float" office:value="797286" calcext:value-type="float">
            <text:p>797286</text:p>
          </table:table-cell>
          <table:table-cell office:value-type="float" office:value="6378288" calcext:value-type="float">
            <text:p>6378288</text:p>
          </table:table-cell>
          <table:table-cell office:value-type="float" office:value="398643" calcext:value-type="float">
            <text:p>398643</text:p>
          </table:table-cell>
          <table:table-cell office:value-type="float" office:value="60.0035" calcext:value-type="float">
            <text:p>60.0035</text:p>
          </table:table-cell>
          <table:table-cell office:value-type="float" office:value="2.55" calcext:value-type="float">
            <text:p>2.55</text:p>
          </table:table-cell>
          <table:table-cell office:value-type="float" office:value="4.5" calcext:value-type="float">
            <text:p>4.5</text:p>
          </table:table-cell>
          <table:table-cell office:value-type="float" office:value="28.82" calcext:value-type="float">
            <text:p>28.82</text:p>
          </table:table-cell>
          <table:table-cell office:value-type="float" office:value="5.91" calcext:value-type="float">
            <text:p>5.91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47.696102" calcext:value-type="float">
            <text:p>7747.696102</text:p>
          </table:table-cell>
          <table:table-cell office:value-type="float" office:value="6508824" calcext:value-type="float">
            <text:p>6508824</text:p>
          </table:table-cell>
          <table:table-cell office:value-type="float" office:value="0" calcext:value-type="float">
            <text:p>0</text:p>
          </table:table-cell>
          <table:table-cell office:value-type="float" office:value="929832" calcext:value-type="float">
            <text:p>929832</text:p>
          </table:table-cell>
          <table:table-cell office:value-type="float" office:value="7438656" calcext:value-type="float">
            <text:p>7438656</text:p>
          </table:table-cell>
          <table:table-cell office:value-type="float" office:value="464916" calcext:value-type="float">
            <text:p>464916</text:p>
          </table:table-cell>
          <table:table-cell office:value-type="float" office:value="60.007" calcext:value-type="float">
            <text:p>60.007</text:p>
          </table:table-cell>
          <table:table-cell office:value-type="float" office:value="2.56" calcext:value-type="float">
            <text:p>2.56</text:p>
          </table:table-cell>
          <table:table-cell office:value-type="float" office:value="6.44" calcext:value-type="float">
            <text:p>6.44</text:p>
          </table:table-cell>
          <table:table-cell office:value-type="float" office:value="80.98" calcext:value-type="float">
            <text:p>80.98</text:p>
          </table:table-cell>
          <table:table-cell office:value-type="float" office:value="14.28" calcext:value-type="float">
            <text:p>14.28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93.796036" calcext:value-type="float">
            <text:p>9593.796036</text:p>
          </table:table-cell>
          <table:table-cell office:value-type="float" office:value="8059702" calcext:value-type="float">
            <text:p>8059702</text:p>
          </table:table-cell>
          <table:table-cell office:value-type="float" office:value="0" calcext:value-type="float">
            <text:p>0</text:p>
          </table:table-cell>
          <table:table-cell office:value-type="float" office:value="1151386" calcext:value-type="float">
            <text:p>1151386</text:p>
          </table:table-cell>
          <table:table-cell office:value-type="float" office:value="9211088" calcext:value-type="float">
            <text:p>9211088</text:p>
          </table:table-cell>
          <table:table-cell office:value-type="float" office:value="575693" calcext:value-type="float">
            <text:p>575693</text:p>
          </table:table-cell>
          <table:table-cell office:value-type="float" office:value="60.0068" calcext:value-type="float">
            <text:p>60.0068</text:p>
          </table:table-cell>
          <table:table-cell office:value-type="float" office:value="2.27" calcext:value-type="float">
            <text:p>2.27</text:p>
          </table:table-cell>
          <table:table-cell office:value-type="float" office:value="7.29" calcext:value-type="float">
            <text:p>7.29</text:p>
          </table:table-cell>
          <table:table-cell office:value-type="float" office:value="217.66" calcext:value-type="float">
            <text:p>217.66</text:p>
          </table:table-cell>
          <table:table-cell office:value-type="float" office:value="18.15" calcext:value-type="float">
            <text:p>18.15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226.948676" calcext:value-type="float">
            <text:p>11226.948676</text:p>
          </table:table-cell>
          <table:table-cell office:value-type="float" office:value="9431800" calcext:value-type="float">
            <text:p>9431800</text:p>
          </table:table-cell>
          <table:table-cell office:value-type="float" office:value="0" calcext:value-type="float">
            <text:p>0</text:p>
          </table:table-cell>
          <table:table-cell office:value-type="float" office:value="1347400" calcext:value-type="float">
            <text:p>1347400</text:p>
          </table:table-cell>
          <table:table-cell office:value-type="float" office:value="10779200" calcext:value-type="float">
            <text:p>10779200</text:p>
          </table:table-cell>
          <table:table-cell office:value-type="float" office:value="673700" calcext:value-type="float">
            <text:p>673700</text:p>
          </table:table-cell>
          <table:table-cell office:value-type="float" office:value="60.0074" calcext:value-type="float">
            <text:p>60.0074</text:p>
          </table:table-cell>
          <table:table-cell office:value-type="float" office:value="2.62" calcext:value-type="float">
            <text:p>2.62</text:p>
          </table:table-cell>
          <table:table-cell office:value-type="float" office:value="8.01" calcext:value-type="float">
            <text:p>8.01</text:p>
          </table:table-cell>
          <table:table-cell office:value-type="float" office:value="172.5" calcext:value-type="float">
            <text:p>172.5</text:p>
          </table:table-cell>
          <table:table-cell office:value-type="float" office:value="18.89" calcext:value-type="float">
            <text:p>18.89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879.722303" calcext:value-type="float">
            <text:p>11879.722303</text:p>
          </table:table-cell>
          <table:table-cell office:value-type="float" office:value="9980264" calcext:value-type="float">
            <text:p>9980264</text:p>
          </table:table-cell>
          <table:table-cell office:value-type="float" office:value="0" calcext:value-type="float">
            <text:p>0</text:p>
          </table:table-cell>
          <table:table-cell office:value-type="float" office:value="1425752" calcext:value-type="float">
            <text:p>1425752</text:p>
          </table:table-cell>
          <table:table-cell office:value-type="float" office:value="11406016" calcext:value-type="float">
            <text:p>11406016</text:p>
          </table:table-cell>
          <table:table-cell office:value-type="float" office:value="712876" calcext:value-type="float">
            <text:p>712876</text:p>
          </table:table-cell>
          <table:table-cell office:value-type="float" office:value="60.0078" calcext:value-type="float">
            <text:p>60.0078</text:p>
          </table:table-cell>
          <table:table-cell office:value-type="float" office:value="2.64" calcext:value-type="float">
            <text:p>2.64</text:p>
          </table:table-cell>
          <table:table-cell office:value-type="float" office:value="9.25" calcext:value-type="float">
            <text:p>9.25</text:p>
          </table:table-cell>
          <table:table-cell office:value-type="float" office:value="134.66" calcext:value-type="float">
            <text:p>134.66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582.551356" calcext:value-type="float">
            <text:p>12582.551356</text:p>
          </table:table-cell>
          <table:table-cell office:value-type="float" office:value="10570770" calcext:value-type="float">
            <text:p>10570770</text:p>
          </table:table-cell>
          <table:table-cell office:value-type="float" office:value="0" calcext:value-type="float">
            <text:p>0</text:p>
          </table:table-cell>
          <table:table-cell office:value-type="float" office:value="1510110" calcext:value-type="float">
            <text:p>1510110</text:p>
          </table:table-cell>
          <table:table-cell office:value-type="float" office:value="12080880" calcext:value-type="float">
            <text:p>12080880</text:p>
          </table:table-cell>
          <table:table-cell office:value-type="float" office:value="755055" calcext:value-type="float">
            <text:p>755055</text:p>
          </table:table-cell>
          <table:table-cell office:value-type="float" office:value="60.0081" calcext:value-type="float">
            <text:p>60.0081</text:p>
          </table:table-cell>
          <table:table-cell office:value-type="float" office:value="2.52" calcext:value-type="float">
            <text:p>2.52</text:p>
          </table:table-cell>
          <table:table-cell office:value-type="float" office:value="10.32" calcext:value-type="float">
            <text:p>10.32</text:p>
          </table:table-cell>
          <table:table-cell office:value-type="float" office:value="232.34" calcext:value-type="float">
            <text:p>232.34</text:p>
          </table:table-cell>
          <table:table-cell office:value-type="float" office:value="24.1" calcext:value-type="float">
            <text:p>24.1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685.401496" calcext:value-type="float">
            <text:p>12685.401496</text:p>
          </table:table-cell>
          <table:table-cell office:value-type="float" office:value="10658046" calcext:value-type="float">
            <text:p>10658046</text:p>
          </table:table-cell>
          <table:table-cell office:value-type="float" office:value="0" calcext:value-type="float">
            <text:p>0</text:p>
          </table:table-cell>
          <table:table-cell office:value-type="float" office:value="1522578" calcext:value-type="float">
            <text:p>1522578</text:p>
          </table:table-cell>
          <table:table-cell office:value-type="float" office:value="12180624" calcext:value-type="float">
            <text:p>12180624</text:p>
          </table:table-cell>
          <table:table-cell office:value-type="float" office:value="761289" calcext:value-type="float">
            <text:p>761289</text:p>
          </table:table-cell>
          <table:table-cell office:value-type="float" office:value="60.013" calcext:value-type="float">
            <text:p>60.013</text:p>
          </table:table-cell>
          <table:table-cell office:value-type="float" office:value="2.62" calcext:value-type="float">
            <text:p>2.62</text:p>
          </table:table-cell>
          <table:table-cell office:value-type="float" office:value="11.81" calcext:value-type="float">
            <text:p>11.81</text:p>
          </table:table-cell>
          <table:table-cell office:value-type="float" office:value="211.9" calcext:value-type="float">
            <text:p>211.9</text:p>
          </table:table-cell>
          <table:table-cell office:value-type="float" office:value="30.82" calcext:value-type="float">
            <text:p>30.82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071.290739" calcext:value-type="float">
            <text:p>13071.290739</text:p>
          </table:table-cell>
          <table:table-cell office:value-type="float" office:value="10981824" calcext:value-type="float">
            <text:p>10981824</text:p>
          </table:table-cell>
          <table:table-cell office:value-type="float" office:value="0" calcext:value-type="float">
            <text:p>0</text:p>
          </table:table-cell>
          <table:table-cell office:value-type="float" office:value="1568832" calcext:value-type="float">
            <text:p>1568832</text:p>
          </table:table-cell>
          <table:table-cell office:value-type="float" office:value="12550656" calcext:value-type="float">
            <text:p>12550656</text:p>
          </table:table-cell>
          <table:table-cell office:value-type="float" office:value="784416" calcext:value-type="float">
            <text:p>784416</text:p>
          </table:table-cell>
          <table:table-cell office:value-type="float" office:value="60.0106" calcext:value-type="float">
            <text:p>60.0106</text:p>
          </table:table-cell>
          <table:table-cell office:value-type="float" office:value="2.86" calcext:value-type="float">
            <text:p>2.86</text:p>
          </table:table-cell>
          <table:table-cell office:value-type="float" office:value="13" calcext:value-type="float">
            <text:p>13</text:p>
          </table:table-cell>
          <table:table-cell office:value-type="float" office:value="152.18" calcext:value-type="float">
            <text:p>152.18</text:p>
          </table:table-cell>
          <table:table-cell office:value-type="float" office:value="36.3" calcext:value-type="float">
            <text:p>36.3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131.041631" calcext:value-type="float">
            <text:p>13131.041631</text:p>
          </table:table-cell>
          <table:table-cell office:value-type="float" office:value="11032042" calcext:value-type="float">
            <text:p>11032042</text:p>
          </table:table-cell>
          <table:table-cell office:value-type="float" office:value="0" calcext:value-type="float">
            <text:p>0</text:p>
          </table:table-cell>
          <table:table-cell office:value-type="float" office:value="1576006" calcext:value-type="float">
            <text:p>1576006</text:p>
          </table:table-cell>
          <table:table-cell office:value-type="float" office:value="12608048" calcext:value-type="float">
            <text:p>12608048</text:p>
          </table:table-cell>
          <table:table-cell office:value-type="float" office:value="788003" calcext:value-type="float">
            <text:p>788003</text:p>
          </table:table-cell>
          <table:table-cell office:value-type="float" office:value="60.0107" calcext:value-type="float">
            <text:p>60.0107</text:p>
          </table:table-cell>
          <table:table-cell office:value-type="float" office:value="2.81" calcext:value-type="float">
            <text:p>2.81</text:p>
          </table:table-cell>
          <table:table-cell office:value-type="float" office:value="14.46" calcext:value-type="float">
            <text:p>14.46</text:p>
          </table:table-cell>
          <table:table-cell office:value-type="float" office:value="203.61" calcext:value-type="float">
            <text:p>203.61</text:p>
          </table:table-cell>
          <table:table-cell office:value-type="float" office:value="38.35" calcext:value-type="float">
            <text:p>38.35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941.925314" calcext:value-type="float">
            <text:p>12941.925314</text:p>
          </table:table-cell>
          <table:table-cell office:value-type="float" office:value="10873772" calcext:value-type="float">
            <text:p>10873772</text:p>
          </table:table-cell>
          <table:table-cell office:value-type="float" office:value="0" calcext:value-type="float">
            <text:p>0</text:p>
          </table:table-cell>
          <table:table-cell office:value-type="float" office:value="1553396" calcext:value-type="float">
            <text:p>1553396</text:p>
          </table:table-cell>
          <table:table-cell office:value-type="float" office:value="12427168" calcext:value-type="float">
            <text:p>12427168</text:p>
          </table:table-cell>
          <table:table-cell office:value-type="float" office:value="776698" calcext:value-type="float">
            <text:p>776698</text:p>
          </table:table-cell>
          <table:table-cell office:value-type="float" office:value="60.0141" calcext:value-type="float">
            <text:p>60.0141</text:p>
          </table:table-cell>
          <table:table-cell office:value-type="float" office:value="2.8" calcext:value-type="float">
            <text:p>2.8</text:p>
          </table:table-cell>
          <table:table-cell office:value-type="float" office:value="16.21" calcext:value-type="float">
            <text:p>16.21</text:p>
          </table:table-cell>
          <table:table-cell office:value-type="float" office:value="244.35" calcext:value-type="float">
            <text:p>244.35</text:p>
          </table:table-cell>
          <table:table-cell office:value-type="float" office:value="46.49" calcext:value-type="float">
            <text:p>46.49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076.04635" calcext:value-type="float">
            <text:p>13076.04635</text:p>
          </table:table-cell>
          <table:table-cell office:value-type="float" office:value="10986332" calcext:value-type="float">
            <text:p>10986332</text:p>
          </table:table-cell>
          <table:table-cell office:value-type="float" office:value="0" calcext:value-type="float">
            <text:p>0</text:p>
          </table:table-cell>
          <table:table-cell office:value-type="float" office:value="1569476" calcext:value-type="float">
            <text:p>1569476</text:p>
          </table:table-cell>
          <table:table-cell office:value-type="float" office:value="12555808" calcext:value-type="float">
            <text:p>12555808</text:p>
          </table:table-cell>
          <table:table-cell office:value-type="float" office:value="784738" calcext:value-type="float">
            <text:p>784738</text:p>
          </table:table-cell>
          <table:table-cell office:value-type="float" office:value="60.0134" calcext:value-type="float">
            <text:p>60.0134</text:p>
          </table:table-cell>
          <table:table-cell office:value-type="float" office:value="2.89" calcext:value-type="float">
            <text:p>2.89</text:p>
          </table:table-cell>
          <table:table-cell office:value-type="float" office:value="17.58" calcext:value-type="float">
            <text:p>17.58</text:p>
          </table:table-cell>
          <table:table-cell office:value-type="float" office:value="212.46" calcext:value-type="float">
            <text:p>212.46</text:p>
          </table:table-cell>
          <table:table-cell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089.7124" calcext:value-type="float">
            <text:p>13089.7124</text:p>
          </table:table-cell>
          <table:table-cell office:value-type="float" office:value="10997924" calcext:value-type="float">
            <text:p>10997924</text:p>
          </table:table-cell>
          <table:table-cell office:value-type="float" office:value="0" calcext:value-type="float">
            <text:p>0</text:p>
          </table:table-cell>
          <table:table-cell office:value-type="float" office:value="1571132" calcext:value-type="float">
            <text:p>1571132</text:p>
          </table:table-cell>
          <table:table-cell office:value-type="float" office:value="12569056" calcext:value-type="float">
            <text:p>12569056</text:p>
          </table:table-cell>
          <table:table-cell office:value-type="float" office:value="785566" calcext:value-type="float">
            <text:p>785566</text:p>
          </table:table-cell>
          <table:table-cell office:value-type="float" office:value="60.014" calcext:value-type="float">
            <text:p>60.014</text:p>
          </table:table-cell>
          <table:table-cell office:value-type="float" office:value="2.79" calcext:value-type="float">
            <text:p>2.79</text:p>
          </table:table-cell>
          <table:table-cell office:value-type="float" office:value="19.08" calcext:value-type="float">
            <text:p>19.08</text:p>
          </table:table-cell>
          <table:table-cell office:value-type="float" office:value="274.34" calcext:value-type="float">
            <text:p>274.34</text:p>
          </table:table-cell>
          <table:table-cell office:value-type="float" office:value="51.89" calcext:value-type="float">
            <text:p>51.89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916.546564" calcext:value-type="float">
            <text:p>12916.546564</text:p>
          </table:table-cell>
          <table:table-cell office:value-type="float" office:value="10853136" calcext:value-type="float">
            <text:p>10853136</text:p>
          </table:table-cell>
          <table:table-cell office:value-type="float" office:value="0" calcext:value-type="float">
            <text:p>0</text:p>
          </table:table-cell>
          <table:table-cell office:value-type="float" office:value="1550448" calcext:value-type="float">
            <text:p>1550448</text:p>
          </table:table-cell>
          <table:table-cell office:value-type="float" office:value="12403584" calcext:value-type="float">
            <text:p>12403584</text:p>
          </table:table-cell>
          <table:table-cell office:value-type="float" office:value="775224" calcext:value-type="float">
            <text:p>775224</text:p>
          </table:table-cell>
          <table:table-cell office:value-type="float" office:value="60.0179" calcext:value-type="float">
            <text:p>60.0179</text:p>
          </table:table-cell>
          <table:table-cell office:value-type="float" office:value="3.02" calcext:value-type="float">
            <text:p>3.02</text:p>
          </table:table-cell>
          <table:table-cell office:value-type="float" office:value="20.89" calcext:value-type="float">
            <text:p>20.89</text:p>
          </table:table-cell>
          <table:table-cell office:value-type="float" office:value="360.8" calcext:value-type="float">
            <text:p>360.8</text:p>
          </table:table-cell>
          <table:table-cell office:value-type="float" office:value="65.36" calcext:value-type="float">
            <text:p>65.36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897.67975" calcext:value-type="float">
            <text:p>12897.67975</text:p>
          </table:table-cell>
          <table:table-cell office:value-type="float" office:value="10837554" calcext:value-type="float">
            <text:p>10837554</text:p>
          </table:table-cell>
          <table:table-cell office:value-type="float" office:value="0" calcext:value-type="float">
            <text:p>0</text:p>
          </table:table-cell>
          <table:table-cell office:value-type="float" office:value="1548222" calcext:value-type="float">
            <text:p>1548222</text:p>
          </table:table-cell>
          <table:table-cell office:value-type="float" office:value="12385776" calcext:value-type="float">
            <text:p>12385776</text:p>
          </table:table-cell>
          <table:table-cell office:value-type="float" office:value="774111" calcext:value-type="float">
            <text:p>774111</text:p>
          </table:table-cell>
          <table:table-cell office:value-type="float" office:value="60.0194" calcext:value-type="float">
            <text:p>60.0194</text:p>
          </table:table-cell>
          <table:table-cell office:value-type="float" office:value="2.76" calcext:value-type="float">
            <text:p>2.76</text:p>
          </table:table-cell>
          <table:table-cell office:value-type="float" office:value="22.47" calcext:value-type="float">
            <text:p>22.47</text:p>
          </table:table-cell>
          <table:table-cell office:value-type="float" office:value="220.17" calcext:value-type="float">
            <text:p>220.17</text:p>
          </table:table-cell>
          <table:table-cell office:value-type="float" office:value="58.38" calcext:value-type="float">
            <text:p>58.38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35.322126" calcext:value-type="float">
            <text:p>3335.322126</text:p>
          </table:table-cell>
          <table:table-cell office:value-type="float" office:value="2801806" calcext:value-type="float">
            <text:p>2801806</text:p>
          </table:table-cell>
          <table:table-cell office:value-type="float" office:value="0" calcext:value-type="float">
            <text:p>0</text:p>
          </table:table-cell>
          <table:table-cell office:value-type="float" office:value="400258" calcext:value-type="float">
            <text:p>400258</text:p>
          </table:table-cell>
          <table:table-cell office:value-type="float" office:value="3202064" calcext:value-type="float">
            <text:p>3202064</text:p>
          </table:table-cell>
          <table:table-cell office:value-type="float" office:value="200129" calcext:value-type="float">
            <text:p>200129</text:p>
          </table:table-cell>
          <table:table-cell office:value-type="float" office:value="60.0029" calcext:value-type="float">
            <text:p>60.0029</text:p>
          </table:table-cell>
          <table:table-cell office:value-type="float" office:value="2.21" calcext:value-type="float">
            <text:p>2.21</text:p>
          </table:table-cell>
          <table:table-cell office:value-type="float" office:value="2.99" calcext:value-type="float">
            <text:p>2.99</text:p>
          </table:table-cell>
          <table:table-cell office:value-type="float" office:value="12.46" calcext:value-type="float">
            <text:p>12.46</text:p>
          </table:table-cell>
          <table:table-cell office:value-type="float" office:value="3.37" calcext:value-type="float">
            <text:p>3.37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83.77764" calcext:value-type="float">
            <text:p>6483.77764</text:p>
          </table:table-cell>
          <table:table-cell office:value-type="float" office:value="5446700" calcext:value-type="float">
            <text:p>5446700</text:p>
          </table:table-cell>
          <table:table-cell office:value-type="float" office:value="0" calcext:value-type="float">
            <text:p>0</text:p>
          </table:table-cell>
          <table:table-cell office:value-type="float" office:value="778100" calcext:value-type="float">
            <text:p>778100</text:p>
          </table:table-cell>
          <table:table-cell office:value-type="float" office:value="6224800" calcext:value-type="float">
            <text:p>6224800</text:p>
          </table:table-cell>
          <table:table-cell office:value-type="float" office:value="389050" calcext:value-type="float">
            <text:p>389050</text:p>
          </table:table-cell>
          <table:table-cell office:value-type="float" office:value="60.0036" calcext:value-type="float">
            <text:p>60.0036</text:p>
          </table:table-cell>
          <table:table-cell office:value-type="float" office:value="2.85" calcext:value-type="float">
            <text:p>2.85</text:p>
          </table:table-cell>
          <table:table-cell office:value-type="float" office:value="4.61" calcext:value-type="float">
            <text:p>4.61</text:p>
          </table:table-cell>
          <table:table-cell office:value-type="float" office:value="22.36" calcext:value-type="float">
            <text:p>22.36</text:p>
          </table:table-cell>
          <table:table-cell office:value-type="float" office:value="6.67" calcext:value-type="float">
            <text:p>6.67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362.922781" calcext:value-type="float">
            <text:p>8362.922781</text:p>
          </table:table-cell>
          <table:table-cell office:value-type="float" office:value="7025382" calcext:value-type="float">
            <text:p>7025382</text:p>
          </table:table-cell>
          <table:table-cell office:value-type="float" office:value="0" calcext:value-type="float">
            <text:p>0</text:p>
          </table:table-cell>
          <table:table-cell office:value-type="float" office:value="1003626" calcext:value-type="float">
            <text:p>1003626</text:p>
          </table:table-cell>
          <table:table-cell office:value-type="float" office:value="8029008" calcext:value-type="float">
            <text:p>8029008</text:p>
          </table:table-cell>
          <table:table-cell office:value-type="float" office:value="501813" calcext:value-type="float">
            <text:p>501813</text:p>
          </table:table-cell>
          <table:table-cell office:value-type="float" office:value="60.0045" calcext:value-type="float">
            <text:p>60.0045</text:p>
          </table:table-cell>
          <table:table-cell office:value-type="float" office:value="2.64" calcext:value-type="float">
            <text:p>2.64</text:p>
          </table:table-cell>
          <table:table-cell office:value-type="float" office:value="5.97" calcext:value-type="float">
            <text:p>5.97</text:p>
          </table:table-cell>
          <table:table-cell office:value-type="float" office:value="45.52" calcext:value-type="float">
            <text:p>45.52</text:p>
          </table:table-cell>
          <table:table-cell office:value-type="float" office:value="11.23" calcext:value-type="float">
            <text:p>11.23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7.691671" calcext:value-type="float">
            <text:p>11037.691671</text:p>
          </table:table-cell>
          <table:table-cell office:value-type="float" office:value="9272480" calcext:value-type="float">
            <text:p>9272480</text:p>
          </table:table-cell>
          <table:table-cell office:value-type="float" office:value="0" calcext:value-type="float">
            <text:p>0</text:p>
          </table:table-cell>
          <table:table-cell office:value-type="float" office:value="1324640" calcext:value-type="float">
            <text:p>1324640</text:p>
          </table:table-cell>
          <table:table-cell office:value-type="float" office:value="10597120" calcext:value-type="float">
            <text:p>10597120</text:p>
          </table:table-cell>
          <table:table-cell office:value-type="float" office:value="662320" calcext:value-type="float">
            <text:p>662320</text:p>
          </table:table-cell>
          <table:table-cell office:value-type="float" office:value="60.0053" calcext:value-type="float">
            <text:p>60.0053</text:p>
          </table:table-cell>
          <table:table-cell office:value-type="float" office:value="2.66" calcext:value-type="float">
            <text:p>2.66</text:p>
          </table:table-cell>
          <table:table-cell office:value-type="float" office:value="6.33" calcext:value-type="float">
            <text:p>6.33</text:p>
          </table:table-cell>
          <table:table-cell office:value-type="float" office:value="55.55" calcext:value-type="float">
            <text:p>55.55</text:p>
          </table:table-cell>
          <table:table-cell office:value-type="float" office:value="12.19" calcext:value-type="float">
            <text:p>12.1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084.268661" calcext:value-type="float">
            <text:p>12084.268661</text:p>
          </table:table-cell>
          <table:table-cell office:value-type="float" office:value="10151750" calcext:value-type="float">
            <text:p>10151750</text:p>
          </table:table-cell>
          <table:table-cell office:value-type="float" office:value="0" calcext:value-type="float">
            <text:p>0</text:p>
          </table:table-cell>
          <table:table-cell office:value-type="float" office:value="1450250" calcext:value-type="float">
            <text:p>1450250</text:p>
          </table:table-cell>
          <table:table-cell office:value-type="float" office:value="11602000" calcext:value-type="float">
            <text:p>11602000</text:p>
          </table:table-cell>
          <table:table-cell office:value-type="float" office:value="725125" calcext:value-type="float">
            <text:p>725125</text:p>
          </table:table-cell>
          <table:table-cell office:value-type="float" office:value="60.0057" calcext:value-type="float">
            <text:p>60.0057</text:p>
          </table:table-cell>
          <table:table-cell office:value-type="float" office:value="2.74" calcext:value-type="float">
            <text:p>2.74</text:p>
          </table:table-cell>
          <table:table-cell office:value-type="float" office:value="7.44" calcext:value-type="float">
            <text:p>7.44</text:p>
          </table:table-cell>
          <table:table-cell office:value-type="float" office:value="100.06" calcext:value-type="float">
            <text:p>100.06</text:p>
          </table:table-cell>
          <table:table-cell office:value-type="float" office:value="16.32" calcext:value-type="float">
            <text:p>16.32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633.066431" calcext:value-type="float">
            <text:p>12633.066431</text:p>
          </table:table-cell>
          <table:table-cell office:value-type="float" office:value="10613456" calcext:value-type="float">
            <text:p>10613456</text:p>
          </table:table-cell>
          <table:table-cell office:value-type="float" office:value="0" calcext:value-type="float">
            <text:p>0</text:p>
          </table:table-cell>
          <table:table-cell office:value-type="float" office:value="1516208" calcext:value-type="float">
            <text:p>1516208</text:p>
          </table:table-cell>
          <table:table-cell office:value-type="float" office:value="12129664" calcext:value-type="float">
            <text:p>12129664</text:p>
          </table:table-cell>
          <table:table-cell office:value-type="float" office:value="758104" calcext:value-type="float">
            <text:p>758104</text:p>
          </table:table-cell>
          <table:table-cell office:value-type="float" office:value="60.0095" calcext:value-type="float">
            <text:p>60.0095</text:p>
          </table:table-cell>
          <table:table-cell office:value-type="float" office:value="2.82" calcext:value-type="float">
            <text:p>2.82</text:p>
          </table:table-cell>
          <table:table-cell office:value-type="float" office:value="8.7" calcext:value-type="float">
            <text:p>8.7</text:p>
          </table:table-cell>
          <table:table-cell office:value-type="float" office:value="84.32" calcext:value-type="float">
            <text:p>84.32</text:p>
          </table:table-cell>
          <table:table-cell office:value-type="float" office:value="20.59" calcext:value-type="float">
            <text:p>20.59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772.110091" calcext:value-type="float">
            <text:p>12772.110091</text:p>
          </table:table-cell>
          <table:table-cell office:value-type="float" office:value="10730146" calcext:value-type="float">
            <text:p>10730146</text:p>
          </table:table-cell>
          <table:table-cell office:value-type="float" office:value="0" calcext:value-type="float">
            <text:p>0</text:p>
          </table:table-cell>
          <table:table-cell office:value-type="float" office:value="1532878" calcext:value-type="float">
            <text:p>1532878</text:p>
          </table:table-cell>
          <table:table-cell office:value-type="float" office:value="12263024" calcext:value-type="float">
            <text:p>12263024</text:p>
          </table:table-cell>
          <table:table-cell office:value-type="float" office:value="766439" calcext:value-type="float">
            <text:p>766439</text:p>
          </table:table-cell>
          <table:table-cell office:value-type="float" office:value="60.0088" calcext:value-type="float">
            <text:p>60.0088</text:p>
          </table:table-cell>
          <table:table-cell office:value-type="float" office:value="2.73" calcext:value-type="float">
            <text:p>2.73</text:p>
          </table:table-cell>
          <table:table-cell office:value-type="float" office:value="10.17" calcext:value-type="float">
            <text:p>10.17</text:p>
          </table:table-cell>
          <table:table-cell office:value-type="float" office:value="127.54" calcext:value-type="float">
            <text:p>127.54</text:p>
          </table:table-cell>
          <table:table-cell office:value-type="float" office:value="29.93" calcext:value-type="float">
            <text:p>29.93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053.064829" calcext:value-type="float">
            <text:p>13053.064829</text:p>
          </table:table-cell>
          <table:table-cell office:value-type="float" office:value="10966676" calcext:value-type="float">
            <text:p>10966676</text:p>
          </table:table-cell>
          <table:table-cell office:value-type="float" office:value="0" calcext:value-type="float">
            <text:p>0</text:p>
          </table:table-cell>
          <table:table-cell office:value-type="float" office:value="1566668" calcext:value-type="float">
            <text:p>1566668</text:p>
          </table:table-cell>
          <table:table-cell office:value-type="float" office:value="12533344" calcext:value-type="float">
            <text:p>12533344</text:p>
          </table:table-cell>
          <table:table-cell office:value-type="float" office:value="783334" calcext:value-type="float">
            <text:p>783334</text:p>
          </table:table-cell>
          <table:table-cell office:value-type="float" office:value="60.0115" calcext:value-type="float">
            <text:p>60.0115</text:p>
          </table:table-cell>
          <table:table-cell office:value-type="float" office:value="2.87" calcext:value-type="float">
            <text:p>2.87</text:p>
          </table:table-cell>
          <table:table-cell office:value-type="float" office:value="11.48" calcext:value-type="float">
            <text:p>11.48</text:p>
          </table:table-cell>
          <table:table-cell office:value-type="float" office:value="126.01" calcext:value-type="float">
            <text:p>126.01</text:p>
          </table:table-cell>
          <table:table-cell office:value-type="float" office:value="30.69" calcext:value-type="float">
            <text:p>30.69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967.567667" calcext:value-type="float">
            <text:p>12967.567667</text:p>
          </table:table-cell>
          <table:table-cell office:value-type="float" office:value="10894772" calcext:value-type="float">
            <text:p>10894772</text:p>
          </table:table-cell>
          <table:table-cell office:value-type="float" office:value="0" calcext:value-type="float">
            <text:p>0</text:p>
          </table:table-cell>
          <table:table-cell office:value-type="float" office:value="1556396" calcext:value-type="float">
            <text:p>1556396</text:p>
          </table:table-cell>
          <table:table-cell office:value-type="float" office:value="12451168" calcext:value-type="float">
            <text:p>12451168</text:p>
          </table:table-cell>
          <table:table-cell office:value-type="float" office:value="778198" calcext:value-type="float">
            <text:p>778198</text:p>
          </table:table-cell>
          <table:table-cell office:value-type="float" office:value="60.0111" calcext:value-type="float">
            <text:p>60.0111</text:p>
          </table:table-cell>
          <table:table-cell office:value-type="float" office:value="2.99" calcext:value-type="float">
            <text:p>2.99</text:p>
          </table:table-cell>
          <table:table-cell office:value-type="float" office:value="13.1" calcext:value-type="float">
            <text:p>13.1</text:p>
          </table:table-cell>
          <table:table-cell office:value-type="float" office:value="206.28" calcext:value-type="float">
            <text:p>206.28</text:p>
          </table:table-cell>
          <table:table-cell office:value-type="float" office:value="38.58" calcext:value-type="float">
            <text:p>38.58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155.279379" calcext:value-type="float">
            <text:p>13155.279379</text:p>
          </table:table-cell>
          <table:table-cell office:value-type="float" office:value="11052258" calcext:value-type="float">
            <text:p>11052258</text:p>
          </table:table-cell>
          <table:table-cell office:value-type="float" office:value="0" calcext:value-type="float">
            <text:p>0</text:p>
          </table:table-cell>
          <table:table-cell office:value-type="float" office:value="1578894" calcext:value-type="float">
            <text:p>1578894</text:p>
          </table:table-cell>
          <table:table-cell office:value-type="float" office:value="12631152" calcext:value-type="float">
            <text:p>12631152</text:p>
          </table:table-cell>
          <table:table-cell office:value-type="float" office:value="789447" calcext:value-type="float">
            <text:p>789447</text:p>
          </table:table-cell>
          <table:table-cell office:value-type="float" office:value="60.0099" calcext:value-type="float">
            <text:p>60.0099</text:p>
          </table:table-cell>
          <table:table-cell office:value-type="float" office:value="3.13" calcext:value-type="float">
            <text:p>3.13</text:p>
          </table:table-cell>
          <table:table-cell office:value-type="float" office:value="14.43" calcext:value-type="float">
            <text:p>14.43</text:p>
          </table:table-cell>
          <table:table-cell office:value-type="float" office:value="186.58" calcext:value-type="float">
            <text:p>186.58</text:p>
          </table:table-cell>
          <table:table-cell office:value-type="float" office:value="40.52" calcext:value-type="float">
            <text:p>40.52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155.312788" calcext:value-type="float">
            <text:p>13155.312788</text:p>
          </table:table-cell>
          <table:table-cell office:value-type="float" office:value="11052636" calcext:value-type="float">
            <text:p>11052636</text:p>
          </table:table-cell>
          <table:table-cell office:value-type="float" office:value="0" calcext:value-type="float">
            <text:p>0</text:p>
          </table:table-cell>
          <table:table-cell office:value-type="float" office:value="1578948" calcext:value-type="float">
            <text:p>1578948</text:p>
          </table:table-cell>
          <table:table-cell office:value-type="float" office:value="12631584" calcext:value-type="float">
            <text:p>12631584</text:p>
          </table:table-cell>
          <table:table-cell office:value-type="float" office:value="789474" calcext:value-type="float">
            <text:p>789474</text:p>
          </table:table-cell>
          <table:table-cell office:value-type="float" office:value="60.0118" calcext:value-type="float">
            <text:p>60.0118</text:p>
          </table:table-cell>
          <table:table-cell office:value-type="float" office:value="3.11" calcext:value-type="float">
            <text:p>3.11</text:p>
          </table:table-cell>
          <table:table-cell office:value-type="float" office:value="15.95" calcext:value-type="float">
            <text:p>15.95</text:p>
          </table:table-cell>
          <table:table-cell office:value-type="float" office:value="176.17" calcext:value-type="float">
            <text:p>176.17</text:p>
          </table:table-cell>
          <table:table-cell office:value-type="float" office:value="44.66" calcext:value-type="float">
            <text:p>44.66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125.888354" calcext:value-type="float">
            <text:p>13125.888354</text:p>
          </table:table-cell>
          <table:table-cell office:value-type="float" office:value="11028080" calcext:value-type="float">
            <text:p>11028080</text:p>
          </table:table-cell>
          <table:table-cell office:value-type="float" office:value="0" calcext:value-type="float">
            <text:p>0</text:p>
          </table:table-cell>
          <table:table-cell office:value-type="float" office:value="1575440" calcext:value-type="float">
            <text:p>1575440</text:p>
          </table:table-cell>
          <table:table-cell office:value-type="float" office:value="12603520" calcext:value-type="float">
            <text:p>12603520</text:p>
          </table:table-cell>
          <table:table-cell office:value-type="float" office:value="787720" calcext:value-type="float">
            <text:p>787720</text:p>
          </table:table-cell>
          <table:table-cell office:value-type="float" office:value="60.0127" calcext:value-type="float">
            <text:p>60.0127</text:p>
          </table:table-cell>
          <table:table-cell office:value-type="float" office:value="2.94" calcext:value-type="float">
            <text:p>2.94</text:p>
          </table:table-cell>
          <table:table-cell office:value-type="float" office:value="17.51" calcext:value-type="float">
            <text:p>17.51</text:p>
          </table:table-cell>
          <table:table-cell office:value-type="float" office:value="214.45" calcext:value-type="float">
            <text:p>214.45</text:p>
          </table:table-cell>
          <table:table-cell office:value-type="float" office:value="47.23" calcext:value-type="float">
            <text:p>47.23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095.807006" calcext:value-type="float">
            <text:p>13095.807006</text:p>
          </table:table-cell>
          <table:table-cell office:value-type="float" office:value="11003118" calcext:value-type="float">
            <text:p>11003118</text:p>
          </table:table-cell>
          <table:table-cell office:value-type="float" office:value="0" calcext:value-type="float">
            <text:p>0</text:p>
          </table:table-cell>
          <table:table-cell office:value-type="float" office:value="1571874" calcext:value-type="float">
            <text:p>1571874</text:p>
          </table:table-cell>
          <table:table-cell office:value-type="float" office:value="12574992" calcext:value-type="float">
            <text:p>12574992</text:p>
          </table:table-cell>
          <table:table-cell office:value-type="float" office:value="785937" calcext:value-type="float">
            <text:p>785937</text:p>
          </table:table-cell>
          <table:table-cell office:value-type="float" office:value="60.0144" calcext:value-type="float">
            <text:p>60.0144</text:p>
          </table:table-cell>
          <table:table-cell office:value-type="float" office:value="3.06" calcext:value-type="float">
            <text:p>3.06</text:p>
          </table:table-cell>
          <table:table-cell office:value-type="float" office:value="19.07" calcext:value-type="float">
            <text:p>19.07</text:p>
          </table:table-cell>
          <table:table-cell office:value-type="float" office:value="224.01" calcext:value-type="float">
            <text:p>224.01</text:p>
          </table:table-cell>
          <table:table-cell office:value-type="float" office:value="53.78" calcext:value-type="float">
            <text:p>53.78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012.769885" calcext:value-type="float">
            <text:p>13012.769885</text:p>
          </table:table-cell>
          <table:table-cell office:value-type="float" office:value="10933678" calcext:value-type="float">
            <text:p>10933678</text:p>
          </table:table-cell>
          <table:table-cell office:value-type="float" office:value="0" calcext:value-type="float">
            <text:p>0</text:p>
          </table:table-cell>
          <table:table-cell office:value-type="float" office:value="1561954" calcext:value-type="float">
            <text:p>1561954</text:p>
          </table:table-cell>
          <table:table-cell office:value-type="float" office:value="12495632" calcext:value-type="float">
            <text:p>12495632</text:p>
          </table:table-cell>
          <table:table-cell office:value-type="float" office:value="780977" calcext:value-type="float">
            <text:p>780977</text:p>
          </table:table-cell>
          <table:table-cell office:value-type="float" office:value="60.0162" calcext:value-type="float">
            <text:p>60.0162</text:p>
          </table:table-cell>
          <table:table-cell office:value-type="float" office:value="2.81" calcext:value-type="float">
            <text:p>2.81</text:p>
          </table:table-cell>
          <table:table-cell office:value-type="float" office:value="20.73" calcext:value-type="float">
            <text:p>20.73</text:p>
          </table:table-cell>
          <table:table-cell office:value-type="float" office:value="227.1" calcext:value-type="float">
            <text:p>227.1</text:p>
          </table:table-cell>
          <table:table-cell office:value-type="float" office:value="57.72" calcext:value-type="float">
            <text:p>57.72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861.45572" calcext:value-type="float">
            <text:p>12861.45572</text:p>
          </table:table-cell>
          <table:table-cell office:value-type="float" office:value="10807188" calcext:value-type="float">
            <text:p>10807188</text:p>
          </table:table-cell>
          <table:table-cell office:value-type="float" office:value="0" calcext:value-type="float">
            <text:p>0</text:p>
          </table:table-cell>
          <table:table-cell office:value-type="float" office:value="1543884" calcext:value-type="float">
            <text:p>1543884</text:p>
          </table:table-cell>
          <table:table-cell office:value-type="float" office:value="12351072" calcext:value-type="float">
            <text:p>12351072</text:p>
          </table:table-cell>
          <table:table-cell office:value-type="float" office:value="771942" calcext:value-type="float">
            <text:p>771942</text:p>
          </table:table-cell>
          <table:table-cell office:value-type="float" office:value="60.0198" calcext:value-type="float">
            <text:p>60.0198</text:p>
          </table:table-cell>
          <table:table-cell office:value-type="float" office:value="3" calcext:value-type="float">
            <text:p>3</text:p>
          </table:table-cell>
          <table:table-cell office:value-type="float" office:value="22.53" calcext:value-type="float">
            <text:p>22.53</text:p>
          </table:table-cell>
          <table:table-cell office:value-type="float" office:value="222.41" calcext:value-type="float">
            <text:p>222.41</text:p>
          </table:table-cell>
          <table:table-cell office:value-type="float" office:value="62.36" calcext:value-type="float">
            <text:p>62.36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43.827498" calcext:value-type="float">
            <text:p>3343.827498</text:p>
          </table:table-cell>
          <table:table-cell office:value-type="float" office:value="2808890" calcext:value-type="float">
            <text:p>2808890</text:p>
          </table:table-cell>
          <table:table-cell office:value-type="float" office:value="0" calcext:value-type="float">
            <text:p>0</text:p>
          </table:table-cell>
          <table:table-cell office:value-type="float" office:value="401270" calcext:value-type="float">
            <text:p>401270</text:p>
          </table:table-cell>
          <table:table-cell office:value-type="float" office:value="3210160" calcext:value-type="float">
            <text:p>3210160</text:p>
          </table:table-cell>
          <table:table-cell office:value-type="float" office:value="200635" calcext:value-type="float">
            <text:p>200635</text:p>
          </table:table-cell>
          <table:table-cell office:value-type="float" office:value="60.0016" calcext:value-type="float">
            <text:p>60.0016</text:p>
          </table:table-cell>
          <table:table-cell office:value-type="float" office:value="2.17" calcext:value-type="float">
            <text:p>2.17</text:p>
          </table:table-cell>
          <table:table-cell office:value-type="float" office:value="2.98" calcext:value-type="float">
            <text:p>2.98</text:p>
          </table:table-cell>
          <table:table-cell office:value-type="float" office:value="12.9" calcext:value-type="float">
            <text:p>12.9</text:p>
          </table:table-cell>
          <table:table-cell office:value-type="float" office:value="3.37" calcext:value-type="float">
            <text:p>3.37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39.18625" calcext:value-type="float">
            <text:p>6439.18625</text:p>
          </table:table-cell>
          <table:table-cell office:value-type="float" office:value="5409250" calcext:value-type="float">
            <text:p>5409250</text:p>
          </table:table-cell>
          <table:table-cell office:value-type="float" office:value="0" calcext:value-type="float">
            <text:p>0</text:p>
          </table:table-cell>
          <table:table-cell office:value-type="float" office:value="772750" calcext:value-type="float">
            <text:p>772750</text:p>
          </table:table-cell>
          <table:table-cell office:value-type="float" office:value="6182000" calcext:value-type="float">
            <text:p>6182000</text:p>
          </table:table-cell>
          <table:table-cell office:value-type="float" office:value="386375" calcext:value-type="float">
            <text:p>386375</text:p>
          </table:table-cell>
          <table:table-cell office:value-type="float" office:value="60.0037" calcext:value-type="float">
            <text:p>60.0037</text:p>
          </table:table-cell>
          <table:table-cell office:value-type="float" office:value="2.56" calcext:value-type="float">
            <text:p>2.56</text:p>
          </table:table-cell>
          <table:table-cell office:value-type="float" office:value="4.65" calcext:value-type="float">
            <text:p>4.65</text:p>
          </table:table-cell>
          <table:table-cell office:value-type="float" office:value="27.97" calcext:value-type="float">
            <text:p>27.97</text:p>
          </table:table-cell>
          <table:table-cell office:value-type="float" office:value="7.92" calcext:value-type="float">
            <text:p>7.92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06.936031" calcext:value-type="float">
            <text:p>7606.936031</text:p>
          </table:table-cell>
          <table:table-cell office:value-type="float" office:value="6390412" calcext:value-type="float">
            <text:p>6390412</text:p>
          </table:table-cell>
          <table:table-cell office:value-type="float" office:value="0" calcext:value-type="float">
            <text:p>0</text:p>
          </table:table-cell>
          <table:table-cell office:value-type="float" office:value="912916" calcext:value-type="float">
            <text:p>912916</text:p>
          </table:table-cell>
          <table:table-cell office:value-type="float" office:value="7303328" calcext:value-type="float">
            <text:p>7303328</text:p>
          </table:table-cell>
          <table:table-cell office:value-type="float" office:value="456458" calcext:value-type="float">
            <text:p>456458</text:p>
          </table:table-cell>
          <table:table-cell office:value-type="float" office:value="60.0055" calcext:value-type="float">
            <text:p>60.0055</text:p>
          </table:table-cell>
          <table:table-cell office:value-type="float" office:value="2.61" calcext:value-type="float">
            <text:p>2.61</text:p>
          </table:table-cell>
          <table:table-cell office:value-type="float" office:value="6.56" calcext:value-type="float">
            <text:p>6.56</text:p>
          </table:table-cell>
          <table:table-cell office:value-type="float" office:value="80.44" calcext:value-type="float">
            <text:p>80.44</text:p>
          </table:table-cell>
          <table:table-cell office:value-type="float" office:value="15.52" calcext:value-type="float">
            <text:p>15.52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25.435479" calcext:value-type="float">
            <text:p>9525.435479</text:p>
          </table:table-cell>
          <table:table-cell office:value-type="float" office:value="8002526" calcext:value-type="float">
            <text:p>8002526</text:p>
          </table:table-cell>
          <table:table-cell office:value-type="float" office:value="0" calcext:value-type="float">
            <text:p>0</text:p>
          </table:table-cell>
          <table:table-cell office:value-type="float" office:value="1143218" calcext:value-type="float">
            <text:p>1143218</text:p>
          </table:table-cell>
          <table:table-cell office:value-type="float" office:value="9145744" calcext:value-type="float">
            <text:p>9145744</text:p>
          </table:table-cell>
          <table:table-cell office:value-type="float" office:value="571609" calcext:value-type="float">
            <text:p>571609</text:p>
          </table:table-cell>
          <table:table-cell office:value-type="float" office:value="60.0087" calcext:value-type="float">
            <text:p>60.0087</text:p>
          </table:table-cell>
          <table:table-cell office:value-type="float" office:value="2.55" calcext:value-type="float">
            <text:p>2.55</text:p>
          </table:table-cell>
          <table:table-cell office:value-type="float" office:value="7.34" calcext:value-type="float">
            <text:p>7.34</text:p>
          </table:table-cell>
          <table:table-cell office:value-type="float" office:value="135.26" calcext:value-type="float">
            <text:p>135.26</text:p>
          </table:table-cell>
          <table:table-cell office:value-type="float" office:value="19.19" calcext:value-type="float">
            <text:p>19.1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730.383048" calcext:value-type="float">
            <text:p>10730.383048</text:p>
          </table:table-cell>
          <table:table-cell office:value-type="float" office:value="9014348" calcext:value-type="float">
            <text:p>9014348</text:p>
          </table:table-cell>
          <table:table-cell office:value-type="float" office:value="0" calcext:value-type="float">
            <text:p>0</text:p>
          </table:table-cell>
          <table:table-cell office:value-type="float" office:value="1287764" calcext:value-type="float">
            <text:p>1287764</text:p>
          </table:table-cell>
          <table:table-cell office:value-type="float" office:value="10302112" calcext:value-type="float">
            <text:p>10302112</text:p>
          </table:table-cell>
          <table:table-cell office:value-type="float" office:value="643882" calcext:value-type="float">
            <text:p>643882</text:p>
          </table:table-cell>
          <table:table-cell office:value-type="float" office:value="60.0055" calcext:value-type="float">
            <text:p>60.0055</text:p>
          </table:table-cell>
          <table:table-cell office:value-type="float" office:value="2.53" calcext:value-type="float">
            <text:p>2.53</text:p>
          </table:table-cell>
          <table:table-cell office:value-type="float" office:value="8.38" calcext:value-type="float">
            <text:p>8.38</text:p>
          </table:table-cell>
          <table:table-cell office:value-type="float" office:value="140.91" calcext:value-type="float">
            <text:p>140.91</text:p>
          </table:table-cell>
          <table:table-cell office:value-type="float" office:value="21.87" calcext:value-type="float">
            <text:p>21.87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211.638607" calcext:value-type="float">
            <text:p>12211.638607</text:p>
          </table:table-cell>
          <table:table-cell office:value-type="float" office:value="10259298" calcext:value-type="float">
            <text:p>10259298</text:p>
          </table:table-cell>
          <table:table-cell office:value-type="float" office:value="0" calcext:value-type="float">
            <text:p>0</text:p>
          </table:table-cell>
          <table:table-cell office:value-type="float" office:value="1465614" calcext:value-type="float">
            <text:p>1465614</text:p>
          </table:table-cell>
          <table:table-cell office:value-type="float" office:value="11724912" calcext:value-type="float">
            <text:p>11724912</text:p>
          </table:table-cell>
          <table:table-cell office:value-type="float" office:value="732807" calcext:value-type="float">
            <text:p>732807</text:p>
          </table:table-cell>
          <table:table-cell office:value-type="float" office:value="60.0089" calcext:value-type="float">
            <text:p>60.0089</text:p>
          </table:table-cell>
          <table:table-cell office:value-type="float" office:value="2.62" calcext:value-type="float">
            <text:p>2.62</text:p>
          </table:table-cell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float" office:value="22.69" calcext:value-type="float">
            <text:p>22.69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759.189577" calcext:value-type="float">
            <text:p>12759.189577</text:p>
          </table:table-cell>
          <table:table-cell office:value-type="float" office:value="10719184" calcext:value-type="float">
            <text:p>10719184</text:p>
          </table:table-cell>
          <table:table-cell office:value-type="float" office:value="0" calcext:value-type="float">
            <text:p>0</text:p>
          </table:table-cell>
          <table:table-cell office:value-type="float" office:value="1531312" calcext:value-type="float">
            <text:p>1531312</text:p>
          </table:table-cell>
          <table:table-cell office:value-type="float" office:value="12250496" calcext:value-type="float">
            <text:p>12250496</text:p>
          </table:table-cell>
          <table:table-cell office:value-type="float" office:value="765656" calcext:value-type="float">
            <text:p>765656</text:p>
          </table:table-cell>
          <table:table-cell office:value-type="float" office:value="60.0082" calcext:value-type="float">
            <text:p>60.0082</text:p>
          </table:table-cell>
          <table:table-cell office:value-type="float" office:value="2.71" calcext:value-type="float">
            <text:p>2.71</text:p>
          </table:table-cell>
          <table:table-cell office:value-type="float" office:value="10.18" calcext:value-type="float">
            <text:p>10.18</text:p>
          </table:table-cell>
          <table:table-cell office:value-type="float" office:value="130.54" calcext:value-type="float">
            <text:p>130.54</text:p>
          </table:table-cell>
          <table:table-cell office:value-type="float" office:value="30.07" calcext:value-type="float">
            <text:p>30.07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102.054895" calcext:value-type="float">
            <text:p>13102.054895</text:p>
          </table:table-cell>
          <table:table-cell office:value-type="float" office:value="11008074" calcext:value-type="float">
            <text:p>11008074</text:p>
          </table:table-cell>
          <table:table-cell office:value-type="float" office:value="0" calcext:value-type="float">
            <text:p>0</text:p>
          </table:table-cell>
          <table:table-cell office:value-type="float" office:value="1572582" calcext:value-type="float">
            <text:p>1572582</text:p>
          </table:table-cell>
          <table:table-cell office:value-type="float" office:value="12580656" calcext:value-type="float">
            <text:p>12580656</text:p>
          </table:table-cell>
          <table:table-cell office:value-type="float" office:value="786291" calcext:value-type="float">
            <text:p>786291</text:p>
          </table:table-cell>
          <table:table-cell office:value-type="float" office:value="60.0128" calcext:value-type="float">
            <text:p>60.0128</text:p>
          </table:table-cell>
          <table:table-cell office:value-type="float" office:value="3.02" calcext:value-type="float">
            <text:p>3.02</text:p>
          </table:table-cell>
          <table:table-cell office:value-type="float" office:value="11.44" calcext:value-type="float">
            <text:p>11.44</text:p>
          </table:table-cell>
          <table:table-cell office:value-type="float" office:value="148.41" calcext:value-type="float">
            <text:p>148.41</text:p>
          </table:table-cell>
          <table:table-cell office:value-type="float" office:value="29.13" calcext:value-type="float">
            <text:p>29.13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108.54789" calcext:value-type="float">
            <text:p>13108.54789</text:p>
          </table:table-cell>
          <table:table-cell office:value-type="float" office:value="11013254" calcext:value-type="float">
            <text:p>11013254</text:p>
          </table:table-cell>
          <table:table-cell office:value-type="float" office:value="0" calcext:value-type="float">
            <text:p>0</text:p>
          </table:table-cell>
          <table:table-cell office:value-type="float" office:value="1573322" calcext:value-type="float">
            <text:p>1573322</text:p>
          </table:table-cell>
          <table:table-cell office:value-type="float" office:value="12586576" calcext:value-type="float">
            <text:p>12586576</text:p>
          </table:table-cell>
          <table:table-cell office:value-type="float" office:value="786661" calcext:value-type="float">
            <text:p>786661</text:p>
          </table:table-cell>
          <table:table-cell office:value-type="float" office:value="60.0113" calcext:value-type="float">
            <text:p>60.0113</text:p>
          </table:table-cell>
          <table:table-cell office:value-type="float" office:value="2.95" calcext:value-type="float">
            <text:p>2.95</text:p>
          </table:table-cell>
          <table:table-cell office:value-type="float" office:value="12.96" calcext:value-type="float">
            <text:p>12.96</text:p>
          </table:table-cell>
          <table:table-cell office:value-type="float" office:value="168.05" calcext:value-type="float">
            <text:p>168.05</text:p>
          </table:table-cell>
          <table:table-cell office:value-type="float" office:value="39.98" calcext:value-type="float">
            <text:p>39.98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046.895568" calcext:value-type="float">
            <text:p>13046.895568</text:p>
          </table:table-cell>
          <table:table-cell office:value-type="float" office:value="10961986" calcext:value-type="float">
            <text:p>10961986</text:p>
          </table:table-cell>
          <table:table-cell office:value-type="float" office:value="0" calcext:value-type="float">
            <text:p>0</text:p>
          </table:table-cell>
          <table:table-cell office:value-type="float" office:value="1565998" calcext:value-type="float">
            <text:p>1565998</text:p>
          </table:table-cell>
          <table:table-cell office:value-type="float" office:value="12527984" calcext:value-type="float">
            <text:p>12527984</text:p>
          </table:table-cell>
          <table:table-cell office:value-type="float" office:value="782999" calcext:value-type="float">
            <text:p>782999</text:p>
          </table:table-cell>
          <table:table-cell office:value-type="float" office:value="60.0142" calcext:value-type="float">
            <text:p>60.0142</text:p>
          </table:table-cell>
          <table:table-cell office:value-type="float" office:value="2.83" calcext:value-type="float">
            <text:p>2.83</text:p>
          </table:table-cell>
          <table:table-cell office:value-type="float" office:value="14.55" calcext:value-type="float">
            <text:p>14.55</text:p>
          </table:table-cell>
          <table:table-cell office:value-type="float" office:value="223.85" calcext:value-type="float">
            <text:p>223.85</text:p>
          </table:table-cell>
          <table:table-cell office:value-type="float" office:value="40.89" calcext:value-type="float">
            <text:p>40.89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100.781007" calcext:value-type="float">
            <text:p>13100.781007</text:p>
          </table:table-cell>
          <table:table-cell office:value-type="float" office:value="11006912" calcext:value-type="float">
            <text:p>11006912</text:p>
          </table:table-cell>
          <table:table-cell office:value-type="float" office:value="0" calcext:value-type="float">
            <text:p>0</text:p>
          </table:table-cell>
          <table:table-cell office:value-type="float" office:value="1572416" calcext:value-type="float">
            <text:p>1572416</text:p>
          </table:table-cell>
          <table:table-cell office:value-type="float" office:value="12579328" calcext:value-type="float">
            <text:p>12579328</text:p>
          </table:table-cell>
          <table:table-cell office:value-type="float" office:value="786208" calcext:value-type="float">
            <text:p>786208</text:p>
          </table:table-cell>
          <table:table-cell office:value-type="float" office:value="60.0123" calcext:value-type="float">
            <text:p>60.0123</text:p>
          </table:table-cell>
          <table:table-cell office:value-type="float" office:value="3.09" calcext:value-type="float">
            <text:p>3.09</text:p>
          </table:table-cell>
          <table:table-cell office:value-type="float" office:value="16.02" calcext:value-type="float">
            <text:p>16.02</text:p>
          </table:table-cell>
          <table:table-cell office:value-type="float" office:value="206.86" calcext:value-type="float">
            <text:p>206.86</text:p>
          </table:table-cell>
          <table:table-cell office:value-type="float" office:value="44.42" calcext:value-type="float">
            <text:p>44.42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106.21927" calcext:value-type="float">
            <text:p>13106.21927</text:p>
          </table:table-cell>
          <table:table-cell office:value-type="float" office:value="11012582" calcext:value-type="float">
            <text:p>11012582</text:p>
          </table:table-cell>
          <table:table-cell office:value-type="float" office:value="0" calcext:value-type="float">
            <text:p>0</text:p>
          </table:table-cell>
          <table:table-cell office:value-type="float" office:value="1573226" calcext:value-type="float">
            <text:p>1573226</text:p>
          </table:table-cell>
          <table:table-cell office:value-type="float" office:value="12585808" calcext:value-type="float">
            <text:p>12585808</text:p>
          </table:table-cell>
          <table:table-cell office:value-type="float" office:value="786613" calcext:value-type="float">
            <text:p>786613</text:p>
          </table:table-cell>
          <table:table-cell office:value-type="float" office:value="60.0183" calcext:value-type="float">
            <text:p>60.0183</text:p>
          </table:table-cell>
          <table:table-cell office:value-type="float" office:value="3.03" calcext:value-type="float">
            <text:p>3.03</text:p>
          </table:table-cell>
          <table:table-cell office:value-type="float" office:value="17.53" calcext:value-type="float">
            <text:p>17.53</text:p>
          </table:table-cell>
          <table:table-cell office:value-type="float" office:value="203.53" calcext:value-type="float">
            <text:p>203.53</text:p>
          </table:table-cell>
          <table:table-cell office:value-type="float" office:value="48.96" calcext:value-type="float">
            <text:p>48.96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064.505379" calcext:value-type="float">
            <text:p>13064.505379</text:p>
          </table:table-cell>
          <table:table-cell office:value-type="float" office:value="10976672" calcext:value-type="float">
            <text:p>10976672</text:p>
          </table:table-cell>
          <table:table-cell office:value-type="float" office:value="0" calcext:value-type="float">
            <text:p>0</text:p>
          </table:table-cell>
          <table:table-cell office:value-type="float" office:value="1568096" calcext:value-type="float">
            <text:p>1568096</text:p>
          </table:table-cell>
          <table:table-cell office:value-type="float" office:value="12544768" calcext:value-type="float">
            <text:p>12544768</text:p>
          </table:table-cell>
          <table:table-cell office:value-type="float" office:value="784048" calcext:value-type="float">
            <text:p>784048</text:p>
          </table:table-cell>
          <table:table-cell office:value-type="float" office:value="60.0136" calcext:value-type="float">
            <text:p>60.0136</text:p>
          </table:table-cell>
          <table:table-cell office:value-type="float" office:value="2.98" calcext:value-type="float">
            <text:p>2.98</text:p>
          </table:table-cell>
          <table:table-cell office:value-type="float" office:value="19.12" calcext:value-type="float">
            <text:p>19.12</text:p>
          </table:table-cell>
          <table:table-cell office:value-type="float" office:value="198.19" calcext:value-type="float">
            <text:p>198.19</text:p>
          </table:table-cell>
          <table:table-cell office:value-type="float" office:value="52.21" calcext:value-type="float">
            <text:p>52.21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999.031952" calcext:value-type="float">
            <text:p>12999.031952</text:p>
          </table:table-cell>
          <table:table-cell office:value-type="float" office:value="10922408" calcext:value-type="float">
            <text:p>10922408</text:p>
          </table:table-cell>
          <table:table-cell office:value-type="float" office:value="0" calcext:value-type="float">
            <text:p>0</text:p>
          </table:table-cell>
          <table:table-cell office:value-type="float" office:value="1560344" calcext:value-type="float">
            <text:p>1560344</text:p>
          </table:table-cell>
          <table:table-cell office:value-type="float" office:value="12482752" calcext:value-type="float">
            <text:p>12482752</text:p>
          </table:table-cell>
          <table:table-cell office:value-type="float" office:value="780172" calcext:value-type="float">
            <text:p>780172</text:p>
          </table:table-cell>
          <table:table-cell office:value-type="float" office:value="60.0177" calcext:value-type="float">
            <text:p>60.0177</text:p>
          </table:table-cell>
          <table:table-cell office:value-type="float" office:value="2.92" calcext:value-type="float">
            <text:p>2.92</text:p>
          </table:table-cell>
          <table:table-cell office:value-type="float" office:value="20.75" calcext:value-type="float">
            <text:p>20.75</text:p>
          </table:table-cell>
          <table:table-cell office:value-type="float" office:value="225.43" calcext:value-type="float">
            <text:p>225.43</text:p>
          </table:table-cell>
          <table:table-cell office:value-type="float" office:value="57.98" calcext:value-type="float">
            <text:p>57.98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896.987449" calcext:value-type="float">
            <text:p>12896.987449</text:p>
          </table:table-cell>
          <table:table-cell office:value-type="float" office:value="10836882" calcext:value-type="float">
            <text:p>10836882</text:p>
          </table:table-cell>
          <table:table-cell office:value-type="float" office:value="0" calcext:value-type="float">
            <text:p>0</text:p>
          </table:table-cell>
          <table:table-cell office:value-type="float" office:value="1548126" calcext:value-type="float">
            <text:p>1548126</text:p>
          </table:table-cell>
          <table:table-cell office:value-type="float" office:value="12385008" calcext:value-type="float">
            <text:p>12385008</text:p>
          </table:table-cell>
          <table:table-cell office:value-type="float" office:value="774063" calcext:value-type="float">
            <text:p>774063</text:p>
          </table:table-cell>
          <table:table-cell office:value-type="float" office:value="60.0189" calcext:value-type="float">
            <text:p>60.0189</text:p>
          </table:table-cell>
          <table:table-cell office:value-type="float" office:value="2.87" calcext:value-type="float">
            <text:p>2.87</text:p>
          </table:table-cell>
          <table:table-cell office:value-type="float" office:value="22.47" calcext:value-type="float">
            <text:p>22.47</text:p>
          </table:table-cell>
          <table:table-cell office:value-type="float" office:value="220.14" calcext:value-type="float">
            <text:p>220.14</text:p>
          </table:table-cell>
          <table:table-cell office:value-type="float" office:value="65.61" calcext:value-type="float">
            <text:p>65.61</text:p>
          </table:table-cell>
          <table:table-cell table:number-columns-repeated="12"/>
        </table:table-row>
      </table:table>
      <table:table table:name="Docker Local FS" table:style-name="ta1">
        <table:table-column table:style-name="co1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85.114595" calcext:value-type="float">
            <text:p>3385.114595</text:p>
          </table:table-cell>
          <table:table-cell office:value-type="float" office:value="2843610" calcext:value-type="float">
            <text:p>2843610</text:p>
          </table:table-cell>
          <table:table-cell office:value-type="float" office:value="0" calcext:value-type="float">
            <text:p>0</text:p>
          </table:table-cell>
          <table:table-cell office:value-type="float" office:value="406230" calcext:value-type="float">
            <text:p>406230</text:p>
          </table:table-cell>
          <table:table-cell office:value-type="float" office:value="3249840" calcext:value-type="float">
            <text:p>3249840</text:p>
          </table:table-cell>
          <table:table-cell office:value-type="float" office:value="203115" calcext:value-type="float">
            <text:p>203115</text:p>
          </table:table-cell>
          <table:table-cell office:value-type="float" office:value="60.0024" calcext:value-type="float">
            <text:p>60.0024</text:p>
          </table:table-cell>
          <table:table-cell office:value-type="float" office:value="2.16" calcext:value-type="float">
            <text:p>2.16</text:p>
          </table:table-cell>
          <table:table-cell office:value-type="float" office:value="2.94" calcext:value-type="float">
            <text:p>2.94</text:p>
          </table:table-cell>
          <table:table-cell office:value-type="float" office:value="8.88" calcext:value-type="float">
            <text:p>8.88</text:p>
          </table:table-cell>
          <table:table-cell office:value-type="float" office:value="3.33" calcext:value-type="float">
            <text:p>3.33</text:p>
          </table:table-cell>
          <table:table-cell table:formula="of:=AVERAGE([.A1];[.A16];[.A31];[.A46];[.A61];[.A76];[.A91];[.A106];[.A121];[.A136])" office:value-type="float" office:value="10" calcext:value-type="float">
            <text:p>10</text:p>
          </table:table-cell>
          <table:table-cell table:style-name="ce1" table:formula="of:=AVERAGE([.B1];[.B16];[.B31];[.B46];[.B61];[.B76];[.B91];[.B106];[.B121];[.B136])" office:value-type="float" office:value="3383.7367548" calcext:value-type="float">
            <text:p>3383.7</text:p>
          </table:table-cell>
          <table:table-cell table:style-name="ce1" table:formula="of:=AVERAGE([.C1];[.C16];[.C31];[.C46];[.C61];[.C76];[.C91];[.C106];[.C121];[.C136])" office:value-type="float" office:value="2842459.2" calcext:value-type="float">
            <text:p>2842459.2</text:p>
          </table:table-cell>
          <table:table-cell table:style-name="ce1" table:formula="of:=AVERAGE([.D1];[.D16];[.D31];[.D46];[.D61];[.D76];[.D91];[.D106];[.D121];[.D136])" office:value-type="float" office:value="0" calcext:value-type="float">
            <text:p>0.0</text:p>
          </table:table-cell>
          <table:table-cell table:style-name="ce1" table:formula="of:=AVERAGE([.E1];[.E16];[.E31];[.E46];[.E61];[.E76];[.E91];[.E106];[.E121];[.E136])" office:value-type="float" office:value="406065.6" calcext:value-type="float">
            <text:p>406065.6</text:p>
          </table:table-cell>
          <table:table-cell table:style-name="ce1" table:formula="of:=AVERAGE([.F1];[.F16];[.F31];[.F46];[.F61];[.F76];[.F91];[.F106];[.F121];[.F136])" office:value-type="float" office:value="3248524.8" calcext:value-type="float">
            <text:p>3248524.8</text:p>
          </table:table-cell>
          <table:table-cell table:style-name="ce1" table:formula="of:=AVERAGE([.G1];[.G16];[.G31];[.G46];[.G61];[.G76];[.G91];[.G106];[.G121];[.G136])" office:value-type="float" office:value="203032.8" calcext:value-type="float">
            <text:p>203032.8</text:p>
          </table:table-cell>
          <table:table-cell table:style-name="ce2" table:formula="of:=AVERAGE([.H1];[.H16];[.H31];[.H46];[.H61];[.H76];[.H91];[.H106];[.H121];[.H136])" office:value-type="float" office:value="60.00254" calcext:value-type="float">
            <text:p>60.003</text:p>
          </table:table-cell>
          <table:table-cell table:style-name="ce2" table:formula="of:=AVERAGE([.I1];[.I16];[.I31];[.I46];[.I61];[.I76];[.I91];[.I106];[.I121];[.I136])" office:value-type="float" office:value="2.171" calcext:value-type="float">
            <text:p>2.171</text:p>
          </table:table-cell>
          <table:table-cell table:style-name="ce2" table:formula="of:=AVERAGE([.J1];[.J16];[.J31];[.J46];[.J61];[.J76];[.J91];[.J106];[.J121];[.J136])" office:value-type="float" office:value="2.946" calcext:value-type="float">
            <text:p>2.946</text:p>
          </table:table-cell>
          <table:table-cell table:style-name="ce2" table:formula="of:=AVERAGE([.K1];[.K16];[.K31];[.K46];[.K61];[.K76];[.K91];[.K106];[.K121];[.K136])" office:value-type="float" office:value="13.819" calcext:value-type="float">
            <text:p>13.819</text:p>
          </table:table-cell>
          <table:table-cell table:style-name="ce2" table:formula="of:=AVERAGE([.L1];[.L16];[.L31];[.L46];[.L61];[.L76];[.L91];[.L106];[.L121];[.L136])" office:value-type="float" office:value="3.359" calcext:value-type="float">
            <text:p>3.3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32.069636" calcext:value-type="float">
            <text:p>6532.069636</text:p>
          </table:table-cell>
          <table:table-cell office:value-type="float" office:value="5487286" calcext:value-type="float">
            <text:p>5487286</text:p>
          </table:table-cell>
          <table:table-cell office:value-type="float" office:value="0" calcext:value-type="float">
            <text:p>0</text:p>
          </table:table-cell>
          <table:table-cell office:value-type="float" office:value="783898" calcext:value-type="float">
            <text:p>783898</text:p>
          </table:table-cell>
          <table:table-cell office:value-type="float" office:value="6271184" calcext:value-type="float">
            <text:p>6271184</text:p>
          </table:table-cell>
          <table:table-cell office:value-type="float" office:value="391949" calcext:value-type="float">
            <text:p>391949</text:p>
          </table:table-cell>
          <table:table-cell office:value-type="float" office:value="60.0038" calcext:value-type="float">
            <text:p>60.0038</text:p>
          </table:table-cell>
          <table:table-cell office:value-type="float" office:value="2.6" calcext:value-type="float">
            <text:p>2.6</text:p>
          </table:table-cell>
          <table:table-cell office:value-type="float" office:value="4.58" calcext:value-type="float">
            <text:p>4.58</text:p>
          </table:table-cell>
          <table:table-cell office:value-type="float" office:value="27.75" calcext:value-type="float">
            <text:p>27.75</text:p>
          </table:table-cell>
          <table:table-cell office:value-type="float" office:value="6.7" calcext:value-type="float">
            <text:p>6.7</text:p>
          </table:table-cell>
          <table:table-cell table:formula="of:=AVERAGE([.A2];[.A17];[.A32];[.A47];[.A62];[.A77];[.A92];[.A107];[.A122];[.A137])" office:value-type="float" office:value="30" calcext:value-type="float">
            <text:p>30</text:p>
          </table:table-cell>
          <table:table-cell table:style-name="ce1" table:formula="of:=AVERAGE([.B2];[.B17];[.B32];[.B47];[.B62];[.B77];[.B92];[.B107];[.B122];[.B137])" office:value-type="float" office:value="6540.0276022" calcext:value-type="float">
            <text:p>6540.0</text:p>
          </table:table-cell>
          <table:table-cell table:style-name="ce1" table:formula="of:=AVERAGE([.C2];[.C17];[.C32];[.C47];[.C62];[.C77];[.C92];[.C107];[.C122];[.C137])" office:value-type="float" office:value="5493962.6" calcext:value-type="float">
            <text:p>5493962.6</text:p>
          </table:table-cell>
          <table:table-cell table:style-name="ce1" table:formula="of:=AVERAGE([.D2];[.D17];[.D32];[.D47];[.D62];[.D77];[.D92];[.D107];[.D122];[.D137])" office:value-type="float" office:value="0" calcext:value-type="float">
            <text:p>0.0</text:p>
          </table:table-cell>
          <table:table-cell table:style-name="ce1" table:formula="of:=AVERAGE([.E2];[.E17];[.E32];[.E47];[.E62];[.E77];[.E92];[.E107];[.E122];[.E137])" office:value-type="float" office:value="784851.8" calcext:value-type="float">
            <text:p>784851.8</text:p>
          </table:table-cell>
          <table:table-cell table:style-name="ce1" table:formula="of:=AVERAGE([.F2];[.F17];[.F32];[.F47];[.F62];[.F77];[.F92];[.F107];[.F122];[.F137])" office:value-type="float" office:value="6278814.4" calcext:value-type="float">
            <text:p>6278814.4</text:p>
          </table:table-cell>
          <table:table-cell table:style-name="ce1" table:formula="of:=AVERAGE([.G2];[.G17];[.G32];[.G47];[.G62];[.G77];[.G92];[.G107];[.G122];[.G137])" office:value-type="float" office:value="392425.9" calcext:value-type="float">
            <text:p>392425.9</text:p>
          </table:table-cell>
          <table:table-cell table:style-name="ce2" table:formula="of:=AVERAGE([.H2];[.H17];[.H32];[.H47];[.H62];[.H77];[.H92];[.H107];[.H122];[.H137])" office:value-type="float" office:value="60.00371" calcext:value-type="float">
            <text:p>60.004</text:p>
          </table:table-cell>
          <table:table-cell table:style-name="ce2" table:formula="of:=AVERAGE([.I2];[.I17];[.I32];[.I47];[.I62];[.I77];[.I92];[.I107];[.I122];[.I137])" office:value-type="float" office:value="2.645" calcext:value-type="float">
            <text:p>2.645</text:p>
          </table:table-cell>
          <table:table-cell table:style-name="ce2" table:formula="of:=AVERAGE([.J2];[.J17];[.J32];[.J47];[.J62];[.J77];[.J92];[.J107];[.J122];[.J137])" office:value-type="float" office:value="4.577" calcext:value-type="float">
            <text:p>4.577</text:p>
          </table:table-cell>
          <table:table-cell table:style-name="ce2" table:formula="of:=AVERAGE([.K2];[.K17];[.K32];[.K47];[.K62];[.K77];[.K92];[.K107];[.K122];[.K137])" office:value-type="float" office:value="26.543" calcext:value-type="float">
            <text:p>26.543</text:p>
          </table:table-cell>
          <table:table-cell table:style-name="ce2" table:formula="of:=AVERAGE([.L2];[.L17];[.L32];[.L47];[.L62];[.L77];[.L92];[.L107];[.L122];[.L137])" office:value-type="float" office:value="6.958" calcext:value-type="float">
            <text:p>6.9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969.33276" calcext:value-type="float">
            <text:p>7969.33276</text:p>
          </table:table-cell>
          <table:table-cell office:value-type="float" office:value="6694842" calcext:value-type="float">
            <text:p>6694842</text:p>
          </table:table-cell>
          <table:table-cell office:value-type="float" office:value="0" calcext:value-type="float">
            <text:p>0</text:p>
          </table:table-cell>
          <table:table-cell office:value-type="float" office:value="956406" calcext:value-type="float">
            <text:p>956406</text:p>
          </table:table-cell>
          <table:table-cell office:value-type="float" office:value="7651248" calcext:value-type="float">
            <text:p>7651248</text:p>
          </table:table-cell>
          <table:table-cell office:value-type="float" office:value="478203" calcext:value-type="float">
            <text:p>478203</text:p>
          </table:table-cell>
          <table:table-cell office:value-type="float" office:value="60.0054" calcext:value-type="float">
            <text:p>60.0054</text:p>
          </table:table-cell>
          <table:table-cell office:value-type="float" office:value="2.56" calcext:value-type="float">
            <text:p>2.56</text:p>
          </table:table-cell>
          <table:table-cell office:value-type="float" office:value="6.26" calcext:value-type="float">
            <text:p>6.26</text:p>
          </table:table-cell>
          <table:table-cell office:value-type="float" office:value="40.51" calcext:value-type="float">
            <text:p>40.51</text:p>
          </table:table-cell>
          <table:table-cell office:value-type="float" office:value="10.74" calcext:value-type="float">
            <text:p>10.74</text:p>
          </table:table-cell>
          <table:table-cell table:formula="of:=AVERAGE([.A3];[.A18];[.A33];[.A48];[.A63];[.A78];[.A93];[.A108];[.A123];[.A138])" office:value-type="float" office:value="50" calcext:value-type="float">
            <text:p>50</text:p>
          </table:table-cell>
          <table:table-cell table:style-name="ce1" table:formula="of:=AVERAGE([.B3];[.B18];[.B33];[.B48];[.B63];[.B78];[.B93];[.B108];[.B123];[.B138])" office:value-type="float" office:value="8139.8067447" calcext:value-type="float">
            <text:p>8139.8</text:p>
          </table:table-cell>
          <table:table-cell table:style-name="ce1" table:formula="of:=AVERAGE([.C3];[.C18];[.C33];[.C48];[.C63];[.C78];[.C93];[.C108];[.C123];[.C138])" office:value-type="float" office:value="6838021.4" calcext:value-type="float">
            <text:p>6838021.4</text:p>
          </table:table-cell>
          <table:table-cell table:style-name="ce1" table:formula="of:=AVERAGE([.D3];[.D18];[.D33];[.D48];[.D63];[.D78];[.D93];[.D108];[.D123];[.D138])" office:value-type="float" office:value="0" calcext:value-type="float">
            <text:p>0.0</text:p>
          </table:table-cell>
          <table:table-cell table:style-name="ce1" table:formula="of:=AVERAGE([.E3];[.E18];[.E33];[.E48];[.E63];[.E78];[.E93];[.E108];[.E123];[.E138])" office:value-type="float" office:value="976860.2" calcext:value-type="float">
            <text:p>976860.2</text:p>
          </table:table-cell>
          <table:table-cell table:style-name="ce1" table:formula="of:=AVERAGE([.F3];[.F18];[.F33];[.F48];[.F63];[.F78];[.F93];[.F108];[.F123];[.F138])" office:value-type="float" office:value="7814881.6" calcext:value-type="float">
            <text:p>7814881.6</text:p>
          </table:table-cell>
          <table:table-cell table:style-name="ce1" table:formula="of:=AVERAGE([.G3];[.G18];[.G33];[.G48];[.G63];[.G78];[.G93];[.G108];[.G123];[.G138])" office:value-type="float" office:value="488430.1" calcext:value-type="float">
            <text:p>488430.1</text:p>
          </table:table-cell>
          <table:table-cell table:style-name="ce2" table:formula="of:=AVERAGE([.H3];[.H18];[.H33];[.H48];[.H63];[.H78];[.H93];[.H108];[.H123];[.H138])" office:value-type="float" office:value="60.00512" calcext:value-type="float">
            <text:p>60.005</text:p>
          </table:table-cell>
          <table:table-cell table:style-name="ce2" table:formula="of:=AVERAGE([.I3];[.I18];[.I33];[.I48];[.I63];[.I78];[.I93];[.I108];[.I123];[.I138])" office:value-type="float" office:value="2.52" calcext:value-type="float">
            <text:p>2.520</text:p>
          </table:table-cell>
          <table:table-cell table:style-name="ce2" table:formula="of:=AVERAGE([.J3];[.J18];[.J33];[.J48];[.J63];[.J78];[.J93];[.J108];[.J123];[.J138])" office:value-type="float" office:value="6.144" calcext:value-type="float">
            <text:p>6.144</text:p>
          </table:table-cell>
          <table:table-cell table:style-name="ce2" table:formula="of:=AVERAGE([.K3];[.K18];[.K33];[.K48];[.K63];[.K78];[.K93];[.K108];[.K123];[.K138])" office:value-type="float" office:value="64.936" calcext:value-type="float">
            <text:p>64.936</text:p>
          </table:table-cell>
          <table:table-cell table:style-name="ce2" table:formula="of:=AVERAGE([.L3];[.L18];[.L33];[.L48];[.L63];[.L78];[.L93];[.L108];[.L123];[.L138])" office:value-type="float" office:value="12.482" calcext:value-type="float">
            <text:p>12.4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714.225006" calcext:value-type="float">
            <text:p>10714.225006</text:p>
          </table:table-cell>
          <table:table-cell office:value-type="float" office:value="9000894" calcext:value-type="float">
            <text:p>9000894</text:p>
          </table:table-cell>
          <table:table-cell office:value-type="float" office:value="0" calcext:value-type="float">
            <text:p>0</text:p>
          </table:table-cell>
          <table:table-cell office:value-type="float" office:value="1285842" calcext:value-type="float">
            <text:p>1285842</text:p>
          </table:table-cell>
          <table:table-cell office:value-type="float" office:value="10286736" calcext:value-type="float">
            <text:p>10286736</text:p>
          </table:table-cell>
          <table:table-cell office:value-type="float" office:value="642921" calcext:value-type="float">
            <text:p>642921</text:p>
          </table:table-cell>
          <table:table-cell office:value-type="float" office:value="60.0063" calcext:value-type="float">
            <text:p>60.0063</text:p>
          </table:table-cell>
          <table:table-cell office:value-type="float" office:value="2.71" calcext:value-type="float">
            <text:p>2.71</text:p>
          </table:table-cell>
          <table:table-cell office:value-type="float" office:value="6.53" calcext:value-type="float">
            <text:p>6.53</text:p>
          </table:table-cell>
          <table:table-cell office:value-type="float" office:value="86.48" calcext:value-type="float">
            <text:p>86.48</text:p>
          </table:table-cell>
          <table:table-cell office:value-type="float" office:value="12.59" calcext:value-type="float">
            <text:p>12.59</text:p>
          </table:table-cell>
          <table:table-cell table:formula="of:=AVERAGE([.A4];[.A19];[.A34];[.A49];[.A64];[.A79];[.A94];[.A109];[.A124];[.A139])" office:value-type="float" office:value="70" calcext:value-type="float">
            <text:p>70</text:p>
          </table:table-cell>
          <table:table-cell table:style-name="ce1" table:formula="of:=AVERAGE([.B4];[.B19];[.B34];[.B49];[.B64];[.B79];[.B94];[.B109];[.B124];[.B139])" office:value-type="float" office:value="10413.5805833" calcext:value-type="float">
            <text:p>10413.6</text:p>
          </table:table-cell>
          <table:table-cell table:style-name="ce1" table:formula="of:=AVERAGE([.C4];[.C19];[.C34];[.C49];[.C64];[.C79];[.C94];[.C109];[.C124];[.C139])" office:value-type="float" office:value="8748370.4" calcext:value-type="float">
            <text:p>8748370.4</text:p>
          </table:table-cell>
          <table:table-cell table:style-name="ce1" table:formula="of:=AVERAGE([.D4];[.D19];[.D34];[.D49];[.D64];[.D79];[.D94];[.D109];[.D124];[.D139])" office:value-type="float" office:value="0" calcext:value-type="float">
            <text:p>0.0</text:p>
          </table:table-cell>
          <table:table-cell table:style-name="ce1" table:formula="of:=AVERAGE([.E4];[.E19];[.E34];[.E49];[.E64];[.E79];[.E94];[.E109];[.E124];[.E139])" office:value-type="float" office:value="1249767.2" calcext:value-type="float">
            <text:p>1249767.2</text:p>
          </table:table-cell>
          <table:table-cell table:style-name="ce1" table:formula="of:=AVERAGE([.F4];[.F19];[.F34];[.F49];[.F64];[.F79];[.F94];[.F109];[.F124];[.F139])" office:value-type="float" office:value="9998137.6" calcext:value-type="float">
            <text:p>9998137.6</text:p>
          </table:table-cell>
          <table:table-cell table:style-name="ce1" table:formula="of:=AVERAGE([.G4];[.G19];[.G34];[.G49];[.G64];[.G79];[.G94];[.G109];[.G124];[.G139])" office:value-type="float" office:value="624883.6" calcext:value-type="float">
            <text:p>624883.6</text:p>
          </table:table-cell>
          <table:table-cell table:style-name="ce2" table:formula="of:=AVERAGE([.H4];[.H19];[.H34];[.H49];[.H64];[.H79];[.H94];[.H109];[.H124];[.H139])" office:value-type="float" office:value="60.00665" calcext:value-type="float">
            <text:p>60.007</text:p>
          </table:table-cell>
          <table:table-cell table:style-name="ce2" table:formula="of:=AVERAGE([.I4];[.I19];[.I34];[.I49];[.I64];[.I79];[.I94];[.I109];[.I124];[.I139])" office:value-type="float" office:value="2.617" calcext:value-type="float">
            <text:p>2.617</text:p>
          </table:table-cell>
          <table:table-cell table:style-name="ce2" table:formula="of:=AVERAGE([.J4];[.J19];[.J34];[.J49];[.J64];[.J79];[.J94];[.J109];[.J124];[.J139])" office:value-type="float" office:value="6.744" calcext:value-type="float">
            <text:p>6.744</text:p>
          </table:table-cell>
          <table:table-cell table:style-name="ce2" table:formula="of:=AVERAGE([.K4];[.K19];[.K34];[.K49];[.K64];[.K79];[.K94];[.K109];[.K124];[.K139])" office:value-type="float" office:value="112.985" calcext:value-type="float">
            <text:p>112.985</text:p>
          </table:table-cell>
          <table:table-cell table:style-name="ce2" table:formula="of:=AVERAGE([.L4];[.L19];[.L34];[.L49];[.L64];[.L79];[.L94];[.L109];[.L124];[.L139])" office:value-type="float" office:value="14.683" calcext:value-type="float">
            <text:p>14.6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811.021916" calcext:value-type="float">
            <text:p>11811.021916</text:p>
          </table:table-cell>
          <table:table-cell office:value-type="float" office:value="9922234" calcext:value-type="float">
            <text:p>9922234</text:p>
          </table:table-cell>
          <table:table-cell office:value-type="float" office:value="0" calcext:value-type="float">
            <text:p>0</text:p>
          </table:table-cell>
          <table:table-cell office:value-type="float" office:value="1417462" calcext:value-type="float">
            <text:p>1417462</text:p>
          </table:table-cell>
          <table:table-cell office:value-type="float" office:value="11339696" calcext:value-type="float">
            <text:p>11339696</text:p>
          </table:table-cell>
          <table:table-cell office:value-type="float" office:value="708731" calcext:value-type="float">
            <text:p>708731</text:p>
          </table:table-cell>
          <table:table-cell office:value-type="float" office:value="60.0059" calcext:value-type="float">
            <text:p>60.0059</text:p>
          </table:table-cell>
          <table:table-cell office:value-type="float" office:value="2.53" calcext:value-type="float">
            <text:p>2.53</text:p>
          </table:table-cell>
          <table:table-cell office:value-type="float" office:value="7.61" calcext:value-type="float">
            <text:p>7.61</text:p>
          </table:table-cell>
          <table:table-cell office:value-type="float" office:value="84.88" calcext:value-type="float">
            <text:p>84.88</text:p>
          </table:table-cell>
          <table:table-cell office:value-type="float" office:value="20.74" calcext:value-type="float">
            <text:p>20.74</text:p>
          </table:table-cell>
          <table:table-cell table:formula="of:=AVERAGE([.A5];[.A20];[.A35];[.A50];[.A65];[.A80];[.A95];[.A110];[.A125];[.A140])" office:value-type="float" office:value="90" calcext:value-type="float">
            <text:p>90</text:p>
          </table:table-cell>
          <table:table-cell table:style-name="ce1" table:formula="of:=AVERAGE([.B5];[.B20];[.B35];[.B50];[.B65];[.B80];[.B95];[.B110];[.B125];[.B140])" office:value-type="float" office:value="11689.4874121" calcext:value-type="float">
            <text:p>11689.5</text:p>
          </table:table-cell>
          <table:table-cell table:style-name="ce1" table:formula="of:=AVERAGE([.C5];[.C20];[.C35];[.C50];[.C65];[.C80];[.C95];[.C110];[.C125];[.C140])" office:value-type="float" office:value="9820270.6" calcext:value-type="float">
            <text:p>9820270.6</text:p>
          </table:table-cell>
          <table:table-cell table:style-name="ce1" table:formula="of:=AVERAGE([.D5];[.D20];[.D35];[.D50];[.D65];[.D80];[.D95];[.D110];[.D125];[.D140])" office:value-type="float" office:value="0" calcext:value-type="float">
            <text:p>0.0</text:p>
          </table:table-cell>
          <table:table-cell table:style-name="ce1" table:formula="of:=AVERAGE([.E5];[.E20];[.E35];[.E50];[.E65];[.E80];[.E95];[.E110];[.E125];[.E140])" office:value-type="float" office:value="1402895.8" calcext:value-type="float">
            <text:p>1402895.8</text:p>
          </table:table-cell>
          <table:table-cell table:style-name="ce1" table:formula="of:=AVERAGE([.F5];[.F20];[.F35];[.F50];[.F65];[.F80];[.F95];[.F110];[.F125];[.F140])" office:value-type="float" office:value="11223166.4" calcext:value-type="float">
            <text:p>11223166.4</text:p>
          </table:table-cell>
          <table:table-cell table:style-name="ce1" table:formula="of:=AVERAGE([.G5];[.G20];[.G35];[.G50];[.G65];[.G80];[.G95];[.G110];[.G125];[.G140])" office:value-type="float" office:value="701447.9" calcext:value-type="float">
            <text:p>701447.9</text:p>
          </table:table-cell>
          <table:table-cell table:style-name="ce2" table:formula="of:=AVERAGE([.H5];[.H20];[.H35];[.H50];[.H65];[.H80];[.H95];[.H110];[.H125];[.H140])" office:value-type="float" office:value="60.00673" calcext:value-type="float">
            <text:p>60.007</text:p>
          </table:table-cell>
          <table:table-cell table:style-name="ce2" table:formula="of:=AVERAGE([.I5];[.I20];[.I35];[.I50];[.I65];[.I80];[.I95];[.I110];[.I125];[.I140])" office:value-type="float" office:value="2.642" calcext:value-type="float">
            <text:p>2.642</text:p>
          </table:table-cell>
          <table:table-cell table:style-name="ce2" table:formula="of:=AVERAGE([.J5];[.J20];[.J35];[.J50];[.J65];[.J80];[.J95];[.J110];[.J125];[.J140])" office:value-type="float" office:value="7.701" calcext:value-type="float">
            <text:p>7.701</text:p>
          </table:table-cell>
          <table:table-cell table:style-name="ce2" table:formula="of:=AVERAGE([.K5];[.K20];[.K35];[.K50];[.K65];[.K80];[.K95];[.K110];[.K125];[.K140])" office:value-type="float" office:value="107.633" calcext:value-type="float">
            <text:p>107.633</text:p>
          </table:table-cell>
          <table:table-cell table:style-name="ce2" table:formula="of:=AVERAGE([.L5];[.L20];[.L35];[.L50];[.L65];[.L80];[.L95];[.L110];[.L125];[.L140])" office:value-type="float" office:value="18.572" calcext:value-type="float">
            <text:p>18.5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285.131969" calcext:value-type="float">
            <text:p>12285.131969</text:p>
          </table:table-cell>
          <table:table-cell office:value-type="float" office:value="10320646" calcext:value-type="float">
            <text:p>10320646</text:p>
          </table:table-cell>
          <table:table-cell office:value-type="float" office:value="0" calcext:value-type="float">
            <text:p>0</text:p>
          </table:table-cell>
          <table:table-cell office:value-type="float" office:value="1474378" calcext:value-type="float">
            <text:p>1474378</text:p>
          </table:table-cell>
          <table:table-cell office:value-type="float" office:value="11795024" calcext:value-type="float">
            <text:p>11795024</text:p>
          </table:table-cell>
          <table:table-cell office:value-type="float" office:value="737189" calcext:value-type="float">
            <text:p>737189</text:p>
          </table:table-cell>
          <table:table-cell office:value-type="float" office:value="60.0066" calcext:value-type="float">
            <text:p>60.0066</text:p>
          </table:table-cell>
          <table:table-cell office:value-type="float" office:value="2.78" calcext:value-type="float">
            <text:p>2.78</text:p>
          </table:table-cell>
          <table:table-cell office:value-type="float" office:value="8.95" calcext:value-type="float">
            <text:p>8.95</text:p>
          </table:table-cell>
          <table:table-cell office:value-type="float" office:value="138.95" calcext:value-type="float">
            <text:p>138.95</text:p>
          </table:table-cell>
          <table:table-cell office:value-type="float" office:value="22.19" calcext:value-type="float">
            <text:p>22.19</text:p>
          </table:table-cell>
          <table:table-cell table:formula="of:=AVERAGE([.A6];[.A21];[.A36];[.A51];[.A66];[.A81];[.A96];[.A111];[.A126];[.A141])" office:value-type="float" office:value="110" calcext:value-type="float">
            <text:p>110</text:p>
          </table:table-cell>
          <table:table-cell table:style-name="ce1" table:formula="of:=AVERAGE([.B6];[.B21];[.B36];[.B51];[.B66];[.B81];[.B96];[.B111];[.B126];[.B141])" office:value-type="float" office:value="12343.5595547" calcext:value-type="float">
            <text:p>12343.6</text:p>
          </table:table-cell>
          <table:table-cell table:style-name="ce1" table:formula="of:=AVERAGE([.C6];[.C21];[.C36];[.C51];[.C66];[.C81];[.C96];[.C111];[.C126];[.C141])" office:value-type="float" office:value="10369952.6" calcext:value-type="float">
            <text:p>10369952.6</text:p>
          </table:table-cell>
          <table:table-cell table:style-name="ce1" table:formula="of:=AVERAGE([.D6];[.D21];[.D36];[.D51];[.D66];[.D81];[.D96];[.D111];[.D126];[.D141])" office:value-type="float" office:value="0" calcext:value-type="float">
            <text:p>0.0</text:p>
          </table:table-cell>
          <table:table-cell table:style-name="ce1" table:formula="of:=AVERAGE([.E6];[.E21];[.E36];[.E51];[.E66];[.E81];[.E96];[.E111];[.E126];[.E141])" office:value-type="float" office:value="1481421.8" calcext:value-type="float">
            <text:p>1481421.8</text:p>
          </table:table-cell>
          <table:table-cell table:style-name="ce1" table:formula="of:=AVERAGE([.F6];[.F21];[.F36];[.F51];[.F66];[.F81];[.F96];[.F111];[.F126];[.F141])" office:value-type="float" office:value="11851374.4" calcext:value-type="float">
            <text:p>11851374.4</text:p>
          </table:table-cell>
          <table:table-cell table:style-name="ce1" table:formula="of:=AVERAGE([.G6];[.G21];[.G36];[.G51];[.G66];[.G81];[.G96];[.G111];[.G126];[.G141])" office:value-type="float" office:value="740710.9" calcext:value-type="float">
            <text:p>740710.9</text:p>
          </table:table-cell>
          <table:table-cell table:style-name="ce2" table:formula="of:=AVERAGE([.H6];[.H21];[.H36];[.H51];[.H66];[.H81];[.H96];[.H111];[.H126];[.H141])" office:value-type="float" office:value="60.00789" calcext:value-type="float">
            <text:p>60.008</text:p>
          </table:table-cell>
          <table:table-cell table:style-name="ce2" table:formula="of:=AVERAGE([.I6];[.I21];[.I36];[.I51];[.I66];[.I81];[.I96];[.I111];[.I126];[.I141])" office:value-type="float" office:value="2.757" calcext:value-type="float">
            <text:p>2.757</text:p>
          </table:table-cell>
          <table:table-cell table:style-name="ce2" table:formula="of:=AVERAGE([.J6];[.J21];[.J36];[.J51];[.J66];[.J81];[.J96];[.J111];[.J126];[.J141])" office:value-type="float" office:value="8.909" calcext:value-type="float">
            <text:p>8.909</text:p>
          </table:table-cell>
          <table:table-cell table:style-name="ce2" table:formula="of:=AVERAGE([.K6];[.K21];[.K36];[.K51];[.K66];[.K81];[.K96];[.K111];[.K126];[.K141])" office:value-type="float" office:value="126.626" calcext:value-type="float">
            <text:p>126.626</text:p>
          </table:table-cell>
          <table:table-cell table:style-name="ce2" table:formula="of:=AVERAGE([.L6];[.L21];[.L36];[.L51];[.L66];[.L81];[.L96];[.L111];[.L126];[.L141])" office:value-type="float" office:value="22.578" calcext:value-type="float">
            <text:p>22.57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648.349323" calcext:value-type="float">
            <text:p>12648.349323</text:p>
          </table:table-cell>
          <table:table-cell office:value-type="float" office:value="10626154" calcext:value-type="float">
            <text:p>10626154</text:p>
          </table:table-cell>
          <table:table-cell office:value-type="float" office:value="0" calcext:value-type="float">
            <text:p>0</text:p>
          </table:table-cell>
          <table:table-cell office:value-type="float" office:value="1518022" calcext:value-type="float">
            <text:p>1518022</text:p>
          </table:table-cell>
          <table:table-cell office:value-type="float" office:value="12144176" calcext:value-type="float">
            <text:p>12144176</text:p>
          </table:table-cell>
          <table:table-cell office:value-type="float" office:value="759011" calcext:value-type="float">
            <text:p>759011</text:p>
          </table:table-cell>
          <table:table-cell office:value-type="float" office:value="60.0087" calcext:value-type="float">
            <text:p>60.0087</text:p>
          </table:table-cell>
          <table:table-cell office:value-type="float" office:value="2.73" calcext:value-type="float">
            <text:p>2.73</text:p>
          </table:table-cell>
          <table:table-cell office:value-type="float" office:value="10.27" calcext:value-type="float">
            <text:p>10.27</text:p>
          </table:table-cell>
          <table:table-cell office:value-type="float" office:value="156.93" calcext:value-type="float">
            <text:p>156.93</text:p>
          </table:table-cell>
          <table:table-cell office:value-type="float" office:value="26.38" calcext:value-type="float">
            <text:p>26.38</text:p>
          </table:table-cell>
          <table:table-cell table:formula="of:=AVERAGE([.A7];[.A22];[.A37];[.A52];[.A67];[.A82];[.A97];[.A112];[.A127];[.A142])" office:value-type="float" office:value="130" calcext:value-type="float">
            <text:p>130</text:p>
          </table:table-cell>
          <table:table-cell table:style-name="ce1" table:formula="of:=AVERAGE([.B7];[.B22];[.B37];[.B52];[.B67];[.B82];[.B97];[.B112];[.B127];[.B142])" office:value-type="float" office:value="12617.292089" calcext:value-type="float">
            <text:p>12617.3</text:p>
          </table:table-cell>
          <table:table-cell table:style-name="ce1" table:formula="of:=AVERAGE([.C7];[.C22];[.C37];[.C52];[.C67];[.C82];[.C97];[.C112];[.C127];[.C142])" office:value-type="float" office:value="10600158.8" calcext:value-type="float">
            <text:p>10600158.8</text:p>
          </table:table-cell>
          <table:table-cell table:style-name="ce1" table:formula="of:=AVERAGE([.D7];[.D22];[.D37];[.D52];[.D67];[.D82];[.D97];[.D112];[.D127];[.D142])" office:value-type="float" office:value="0" calcext:value-type="float">
            <text:p>0.0</text:p>
          </table:table-cell>
          <table:table-cell table:style-name="ce1" table:formula="of:=AVERAGE([.E7];[.E22];[.E37];[.E52];[.E67];[.E82];[.E97];[.E112];[.E127];[.E142])" office:value-type="float" office:value="1514308.4" calcext:value-type="float">
            <text:p>1514308.4</text:p>
          </table:table-cell>
          <table:table-cell table:style-name="ce1" table:formula="of:=AVERAGE([.F7];[.F22];[.F37];[.F52];[.F67];[.F82];[.F97];[.F112];[.F127];[.F142])" office:value-type="float" office:value="12114467.2" calcext:value-type="float">
            <text:p>12114467.2</text:p>
          </table:table-cell>
          <table:table-cell table:style-name="ce1" table:formula="of:=AVERAGE([.G7];[.G22];[.G37];[.G52];[.G67];[.G82];[.G97];[.G112];[.G127];[.G142])" office:value-type="float" office:value="757154.2" calcext:value-type="float">
            <text:p>757154.2</text:p>
          </table:table-cell>
          <table:table-cell table:style-name="ce2" table:formula="of:=AVERAGE([.H7];[.H22];[.H37];[.H52];[.H67];[.H82];[.H97];[.H112];[.H127];[.H142])" office:value-type="float" office:value="60.00925" calcext:value-type="float">
            <text:p>60.009</text:p>
          </table:table-cell>
          <table:table-cell table:style-name="ce2" table:formula="of:=AVERAGE([.I7];[.I22];[.I37];[.I52];[.I67];[.I82];[.I97];[.I112];[.I127];[.I142])" office:value-type="float" office:value="2.807" calcext:value-type="float">
            <text:p>2.807</text:p>
          </table:table-cell>
          <table:table-cell table:style-name="ce2" table:formula="of:=AVERAGE([.J7];[.J22];[.J37];[.J52];[.J67];[.J82];[.J97];[.J112];[.J127];[.J142])" office:value-type="float" office:value="10.296" calcext:value-type="float">
            <text:p>10.296</text:p>
          </table:table-cell>
          <table:table-cell table:style-name="ce2" table:formula="of:=AVERAGE([.K7];[.K22];[.K37];[.K52];[.K67];[.K82];[.K97];[.K112];[.K127];[.K142])" office:value-type="float" office:value="158.575" calcext:value-type="float">
            <text:p>158.575</text:p>
          </table:table-cell>
          <table:table-cell table:style-name="ce2" table:formula="of:=AVERAGE([.L7];[.L22];[.L37];[.L52];[.L67];[.L82];[.L97];[.L112];[.L127];[.L142])" office:value-type="float" office:value="28.965" calcext:value-type="float">
            <text:p>28.9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876.820759" calcext:value-type="float">
            <text:p>12876.820759</text:p>
          </table:table-cell>
          <table:table-cell office:value-type="float" office:value="10818206" calcext:value-type="float">
            <text:p>10818206</text:p>
          </table:table-cell>
          <table:table-cell office:value-type="float" office:value="0" calcext:value-type="float">
            <text:p>0</text:p>
          </table:table-cell>
          <table:table-cell office:value-type="float" office:value="1545458" calcext:value-type="float">
            <text:p>1545458</text:p>
          </table:table-cell>
          <table:table-cell office:value-type="float" office:value="12363664" calcext:value-type="float">
            <text:p>12363664</text:p>
          </table:table-cell>
          <table:table-cell office:value-type="float" office:value="772729" calcext:value-type="float">
            <text:p>772729</text:p>
          </table:table-cell>
          <table:table-cell office:value-type="float" office:value="60.0093" calcext:value-type="float">
            <text:p>60.0093</text:p>
          </table:table-cell>
          <table:table-cell office:value-type="float" office:value="3" calcext:value-type="float">
            <text:p>3</text:p>
          </table:table-cell>
          <table:table-cell office:value-type="float" office:value="11.64" calcext:value-type="float">
            <text:p>11.64</text:p>
          </table:table-cell>
          <table:table-cell office:value-type="float" office:value="140.75" calcext:value-type="float">
            <text:p>140.75</text:p>
          </table:table-cell>
          <table:table-cell office:value-type="float" office:value="31.76" calcext:value-type="float">
            <text:p>31.76</text:p>
          </table:table-cell>
          <table:table-cell table:formula="of:=AVERAGE([.A8];[.A23];[.A38];[.A53];[.A68];[.A83];[.A98];[.A113];[.A128];[.A143])" office:value-type="float" office:value="150" calcext:value-type="float">
            <text:p>150</text:p>
          </table:table-cell>
          <table:table-cell table:style-name="ce1" table:formula="of:=AVERAGE([.B8];[.B23];[.B38];[.B53];[.B68];[.B83];[.B98];[.B113];[.B128];[.B143])" office:value-type="float" office:value="12786.9936609" calcext:value-type="float">
            <text:p>12787.0</text:p>
          </table:table-cell>
          <table:table-cell table:style-name="ce1" table:formula="of:=AVERAGE([.C8];[.C23];[.C38];[.C53];[.C68];[.C83];[.C98];[.C113];[.C128];[.C143])" office:value-type="float" office:value="10742874.8" calcext:value-type="float">
            <text:p>10742874.8</text:p>
          </table:table-cell>
          <table:table-cell table:style-name="ce1" table:formula="of:=AVERAGE([.D8];[.D23];[.D38];[.D53];[.D68];[.D83];[.D98];[.D113];[.D128];[.D143])" office:value-type="float" office:value="0" calcext:value-type="float">
            <text:p>0.0</text:p>
          </table:table-cell>
          <table:table-cell table:style-name="ce1" table:formula="of:=AVERAGE([.E8];[.E23];[.E38];[.E53];[.E68];[.E83];[.E98];[.E113];[.E128];[.E143])" office:value-type="float" office:value="1534696.4" calcext:value-type="float">
            <text:p>1534696.4</text:p>
          </table:table-cell>
          <table:table-cell table:style-name="ce1" table:formula="of:=AVERAGE([.F8];[.F23];[.F38];[.F53];[.F68];[.F83];[.F98];[.F113];[.F128];[.F143])" office:value-type="float" office:value="12277571.2" calcext:value-type="float">
            <text:p>12277571.2</text:p>
          </table:table-cell>
          <table:table-cell table:style-name="ce1" table:formula="of:=AVERAGE([.G8];[.G23];[.G38];[.G53];[.G68];[.G83];[.G98];[.G113];[.G128];[.G143])" office:value-type="float" office:value="767348.2" calcext:value-type="float">
            <text:p>767348.2</text:p>
          </table:table-cell>
          <table:table-cell table:style-name="ce2" table:formula="of:=AVERAGE([.H8];[.H23];[.H38];[.H53];[.H68];[.H83];[.H98];[.H113];[.H128];[.H143])" office:value-type="float" office:value="60.01006" calcext:value-type="float">
            <text:p>60.010</text:p>
          </table:table-cell>
          <table:table-cell table:style-name="ce2" table:formula="of:=AVERAGE([.I8];[.I23];[.I38];[.I53];[.I68];[.I83];[.I98];[.I113];[.I128];[.I143])" office:value-type="float" office:value="2.807" calcext:value-type="float">
            <text:p>2.807</text:p>
          </table:table-cell>
          <table:table-cell table:style-name="ce2" table:formula="of:=AVERAGE([.J8];[.J23];[.J38];[.J53];[.J68];[.J83];[.J98];[.J113];[.J128];[.J143])" office:value-type="float" office:value="11.722" calcext:value-type="float">
            <text:p>11.722</text:p>
          </table:table-cell>
          <table:table-cell table:style-name="ce2" table:formula="of:=AVERAGE([.K8];[.K23];[.K38];[.K53];[.K68];[.K83];[.K98];[.K113];[.K128];[.K143])" office:value-type="float" office:value="186.711" calcext:value-type="float">
            <text:p>186.711</text:p>
          </table:table-cell>
          <table:table-cell table:style-name="ce2" table:formula="of:=AVERAGE([.L8];[.L23];[.L38];[.L53];[.L68];[.L83];[.L98];[.L113];[.L128];[.L143])" office:value-type="float" office:value="32.97" calcext:value-type="float">
            <text:p>32.97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647.628316" calcext:value-type="float">
            <text:p>12647.628316</text:p>
          </table:table-cell>
          <table:table-cell office:value-type="float" office:value="10626168" calcext:value-type="float">
            <text:p>10626168</text:p>
          </table:table-cell>
          <table:table-cell office:value-type="float" office:value="0" calcext:value-type="float">
            <text:p>0</text:p>
          </table:table-cell>
          <table:table-cell office:value-type="float" office:value="1518024" calcext:value-type="float">
            <text:p>1518024</text:p>
          </table:table-cell>
          <table:table-cell office:value-type="float" office:value="12144192" calcext:value-type="float">
            <text:p>12144192</text:p>
          </table:table-cell>
          <table:table-cell office:value-type="float" office:value="759012" calcext:value-type="float">
            <text:p>759012</text:p>
          </table:table-cell>
          <table:table-cell office:value-type="float" office:value="60.0122" calcext:value-type="float">
            <text:p>60.0122</text:p>
          </table:table-cell>
          <table:table-cell office:value-type="float" office:value="2.62" calcext:value-type="float">
            <text:p>2.62</text:p>
          </table:table-cell>
          <table:table-cell office:value-type="float" office:value="13.43" calcext:value-type="float">
            <text:p>13.43</text:p>
          </table:table-cell>
          <table:table-cell office:value-type="float" office:value="271.3" calcext:value-type="float">
            <text:p>271.3</text:p>
          </table:table-cell>
          <table:table-cell office:value-type="float" office:value="36.22" calcext:value-type="float">
            <text:p>36.22</text:p>
          </table:table-cell>
          <table:table-cell table:formula="of:=AVERAGE([.A9];[.A24];[.A39];[.A54];[.A69];[.A84];[.A99];[.A114];[.A129];[.A144])" office:value-type="float" office:value="170" calcext:value-type="float">
            <text:p>170</text:p>
          </table:table-cell>
          <table:table-cell table:style-name="ce1" table:formula="of:=AVERAGE([.B9];[.B24];[.B39];[.B54];[.B69];[.B84];[.B99];[.B114];[.B129];[.B144])" office:value-type="float" office:value="12915.8097121" calcext:value-type="float">
            <text:p>12915.8</text:p>
          </table:table-cell>
          <table:table-cell table:style-name="ce1" table:formula="of:=AVERAGE([.C9];[.C24];[.C39];[.C54];[.C69];[.C84];[.C99];[.C114];[.C129];[.C144])" office:value-type="float" office:value="10851337" calcext:value-type="float">
            <text:p>10851337.0</text:p>
          </table:table-cell>
          <table:table-cell table:style-name="ce1" table:formula="of:=AVERAGE([.D9];[.D24];[.D39];[.D54];[.D69];[.D84];[.D99];[.D114];[.D129];[.D144])" office:value-type="float" office:value="0" calcext:value-type="float">
            <text:p>0.0</text:p>
          </table:table-cell>
          <table:table-cell table:style-name="ce1" table:formula="of:=AVERAGE([.E9];[.E24];[.E39];[.E54];[.E69];[.E84];[.E99];[.E114];[.E129];[.E144])" office:value-type="float" office:value="1550191" calcext:value-type="float">
            <text:p>1550191.0</text:p>
          </table:table-cell>
          <table:table-cell table:style-name="ce1" table:formula="of:=AVERAGE([.F9];[.F24];[.F39];[.F54];[.F69];[.F84];[.F99];[.F114];[.F129];[.F144])" office:value-type="float" office:value="12401528" calcext:value-type="float">
            <text:p>12401528.0</text:p>
          </table:table-cell>
          <table:table-cell table:style-name="ce1" table:formula="of:=AVERAGE([.G9];[.G24];[.G39];[.G54];[.G69];[.G84];[.G99];[.G114];[.G129];[.G144])" office:value-type="float" office:value="775095.5" calcext:value-type="float">
            <text:p>775095.5</text:p>
          </table:table-cell>
          <table:table-cell table:style-name="ce2" table:formula="of:=AVERAGE([.H9];[.H24];[.H39];[.H54];[.H69];[.H84];[.H99];[.H114];[.H129];[.H144])" office:value-type="float" office:value="60.01138" calcext:value-type="float">
            <text:p>60.011</text:p>
          </table:table-cell>
          <table:table-cell table:style-name="ce2" table:formula="of:=AVERAGE([.I9];[.I24];[.I39];[.I54];[.I69];[.I84];[.I99];[.I114];[.I129];[.I144])" office:value-type="float" office:value="2.829" calcext:value-type="float">
            <text:p>2.829</text:p>
          </table:table-cell>
          <table:table-cell table:style-name="ce2" table:formula="of:=AVERAGE([.J9];[.J24];[.J39];[.J54];[.J69];[.J84];[.J99];[.J114];[.J129];[.J144])" office:value-type="float" office:value="13.153" calcext:value-type="float">
            <text:p>13.153</text:p>
          </table:table-cell>
          <table:table-cell table:style-name="ce2" table:formula="of:=AVERAGE([.K9];[.K24];[.K39];[.K54];[.K69];[.K84];[.K99];[.K114];[.K129];[.K144])" office:value-type="float" office:value="205.393" calcext:value-type="float">
            <text:p>205.393</text:p>
          </table:table-cell>
          <table:table-cell table:style-name="ce2" table:formula="of:=AVERAGE([.L9];[.L24];[.L39];[.L54];[.L69];[.L84];[.L99];[.L114];[.L129];[.L144])" office:value-type="float" office:value="37.626" calcext:value-type="float">
            <text:p>37.6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772.822329" calcext:value-type="float">
            <text:p>12772.822329</text:p>
          </table:table-cell>
          <table:table-cell office:value-type="float" office:value="10731406" calcext:value-type="float">
            <text:p>10731406</text:p>
          </table:table-cell>
          <table:table-cell office:value-type="float" office:value="0" calcext:value-type="float">
            <text:p>0</text:p>
          </table:table-cell>
          <table:table-cell office:value-type="float" office:value="1533058" calcext:value-type="float">
            <text:p>1533058</text:p>
          </table:table-cell>
          <table:table-cell office:value-type="float" office:value="12264464" calcext:value-type="float">
            <text:p>12264464</text:p>
          </table:table-cell>
          <table:table-cell office:value-type="float" office:value="766529" calcext:value-type="float">
            <text:p>766529</text:p>
          </table:table-cell>
          <table:table-cell office:value-type="float" office:value="60.0125" calcext:value-type="float">
            <text:p>60.0125</text:p>
          </table:table-cell>
          <table:table-cell office:value-type="float" office:value="2.77" calcext:value-type="float">
            <text:p>2.77</text:p>
          </table:table-cell>
          <table:table-cell office:value-type="float" office:value="14.86" calcext:value-type="float">
            <text:p>14.86</text:p>
          </table:table-cell>
          <table:table-cell office:value-type="float" office:value="224.26" calcext:value-type="float">
            <text:p>224.26</text:p>
          </table:table-cell>
          <table:table-cell office:value-type="float" office:value="44.16" calcext:value-type="float">
            <text:p>44.16</text:p>
          </table:table-cell>
          <table:table-cell table:formula="of:=AVERAGE([.A10];[.A25];[.A40];[.A55];[.A70];[.A85];[.A100];[.A115];[.A130];[.A145])" office:value-type="float" office:value="190" calcext:value-type="float">
            <text:p>190</text:p>
          </table:table-cell>
          <table:table-cell table:style-name="ce1" table:formula="of:=AVERAGE([.B10];[.B25];[.B40];[.B55];[.B70];[.B85];[.B100];[.B115];[.B130];[.B145])" office:value-type="float" office:value="12959.1424938" calcext:value-type="float">
            <text:p>12959.1</text:p>
          </table:table-cell>
          <table:table-cell table:style-name="ce1" table:formula="of:=AVERAGE([.C10];[.C25];[.C40];[.C55];[.C70];[.C85];[.C100];[.C115];[.C130];[.C145])" office:value-type="float" office:value="10887798.6" calcext:value-type="float">
            <text:p>10887798.6</text:p>
          </table:table-cell>
          <table:table-cell table:style-name="ce1" table:formula="of:=AVERAGE([.D10];[.D25];[.D40];[.D55];[.D70];[.D85];[.D100];[.D115];[.D130];[.D145])" office:value-type="float" office:value="0" calcext:value-type="float">
            <text:p>0.0</text:p>
          </table:table-cell>
          <table:table-cell table:style-name="ce1" table:formula="of:=AVERAGE([.E10];[.E25];[.E40];[.E55];[.E70];[.E85];[.E100];[.E115];[.E130];[.E145])" office:value-type="float" office:value="1555399.8" calcext:value-type="float">
            <text:p>1555399.8</text:p>
          </table:table-cell>
          <table:table-cell table:style-name="ce1" table:formula="of:=AVERAGE([.F10];[.F25];[.F40];[.F55];[.F70];[.F85];[.F100];[.F115];[.F130];[.F145])" office:value-type="float" office:value="12443198.4" calcext:value-type="float">
            <text:p>12443198.4</text:p>
          </table:table-cell>
          <table:table-cell table:style-name="ce1" table:formula="of:=AVERAGE([.G10];[.G25];[.G40];[.G55];[.G70];[.G85];[.G100];[.G115];[.G130];[.G145])" office:value-type="float" office:value="777699.9" calcext:value-type="float">
            <text:p>777699.9</text:p>
          </table:table-cell>
          <table:table-cell table:style-name="ce2" table:formula="of:=AVERAGE([.H10];[.H25];[.H40];[.H55];[.H70];[.H85];[.H100];[.H115];[.H130];[.H145])" office:value-type="float" office:value="60.01168" calcext:value-type="float">
            <text:p>60.012</text:p>
          </table:table-cell>
          <table:table-cell table:style-name="ce2" table:formula="of:=AVERAGE([.I10];[.I25];[.I40];[.I55];[.I70];[.I85];[.I100];[.I115];[.I130];[.I145])" office:value-type="float" office:value="2.89" calcext:value-type="float">
            <text:p>2.890</text:p>
          </table:table-cell>
          <table:table-cell table:style-name="ce2" table:formula="of:=AVERAGE([.J10];[.J25];[.J40];[.J55];[.J70];[.J85];[.J100];[.J115];[.J130];[.J145])" office:value-type="float" office:value="14.65" calcext:value-type="float">
            <text:p>14.650</text:p>
          </table:table-cell>
          <table:table-cell table:style-name="ce2" table:formula="of:=AVERAGE([.K10];[.K25];[.K40];[.K55];[.K70];[.K85];[.K100];[.K115];[.K130];[.K145])" office:value-type="float" office:value="198.911" calcext:value-type="float">
            <text:p>198.911</text:p>
          </table:table-cell>
          <table:table-cell table:style-name="ce2" table:formula="of:=AVERAGE([.L10];[.L25];[.L40];[.L55];[.L70];[.L85];[.L100];[.L115];[.L130];[.L145])" office:value-type="float" office:value="42.682" calcext:value-type="float">
            <text:p>42.68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835.55677" calcext:value-type="float">
            <text:p>12835.55677</text:p>
          </table:table-cell>
          <table:table-cell office:value-type="float" office:value="10784060" calcext:value-type="float">
            <text:p>10784060</text:p>
          </table:table-cell>
          <table:table-cell office:value-type="float" office:value="0" calcext:value-type="float">
            <text:p>0</text:p>
          </table:table-cell>
          <table:table-cell office:value-type="float" office:value="1540580" calcext:value-type="float">
            <text:p>1540580</text:p>
          </table:table-cell>
          <table:table-cell office:value-type="float" office:value="12324640" calcext:value-type="float">
            <text:p>12324640</text:p>
          </table:table-cell>
          <table:table-cell office:value-type="float" office:value="770290" calcext:value-type="float">
            <text:p>770290</text:p>
          </table:table-cell>
          <table:table-cell office:value-type="float" office:value="60.0122" calcext:value-type="float">
            <text:p>60.0122</text:p>
          </table:table-cell>
          <table:table-cell office:value-type="float" office:value="2.67" calcext:value-type="float">
            <text:p>2.67</text:p>
          </table:table-cell>
          <table:table-cell office:value-type="float" office:value="16.35" calcext:value-type="float">
            <text:p>16.35</text:p>
          </table:table-cell>
          <table:table-cell office:value-type="float" office:value="282.6" calcext:value-type="float">
            <text:p>282.6</text:p>
          </table:table-cell>
          <table:table-cell office:value-type="float" office:value="45.78" calcext:value-type="float">
            <text:p>45.78</text:p>
          </table:table-cell>
          <table:table-cell table:formula="of:=AVERAGE([.A11];[.A26];[.A41];[.A56];[.A71];[.A86];[.A101];[.A116];[.A131];[.A146])" office:value-type="float" office:value="210" calcext:value-type="float">
            <text:p>210</text:p>
          </table:table-cell>
          <table:table-cell table:style-name="ce1" table:formula="of:=AVERAGE([.B11];[.B26];[.B41];[.B56];[.B71];[.B86];[.B101];[.B116];[.B131];[.B146])" office:value-type="float" office:value="12939.6229826" calcext:value-type="float">
            <text:p>12939.6</text:p>
          </table:table-cell>
          <table:table-cell table:style-name="ce1" table:formula="of:=AVERAGE([.C11];[.C26];[.C41];[.C56];[.C71];[.C86];[.C101];[.C116];[.C131];[.C146])" office:value-type="float" office:value="10871705.6" calcext:value-type="float">
            <text:p>10871705.6</text:p>
          </table:table-cell>
          <table:table-cell table:style-name="ce1" table:formula="of:=AVERAGE([.D11];[.D26];[.D41];[.D56];[.D71];[.D86];[.D101];[.D116];[.D131];[.D146])" office:value-type="float" office:value="0" calcext:value-type="float">
            <text:p>0.0</text:p>
          </table:table-cell>
          <table:table-cell table:style-name="ce1" table:formula="of:=AVERAGE([.E11];[.E26];[.E41];[.E56];[.E71];[.E86];[.E101];[.E116];[.E131];[.E146])" office:value-type="float" office:value="1553100.8" calcext:value-type="float">
            <text:p>1553100.8</text:p>
          </table:table-cell>
          <table:table-cell table:style-name="ce1" table:formula="of:=AVERAGE([.F11];[.F26];[.F41];[.F56];[.F71];[.F86];[.F101];[.F116];[.F131];[.F146])" office:value-type="float" office:value="12424806.4" calcext:value-type="float">
            <text:p>12424806.4</text:p>
          </table:table-cell>
          <table:table-cell table:style-name="ce1" table:formula="of:=AVERAGE([.G11];[.G26];[.G41];[.G56];[.G71];[.G86];[.G101];[.G116];[.G131];[.G146])" office:value-type="float" office:value="776550.4" calcext:value-type="float">
            <text:p>776550.4</text:p>
          </table:table-cell>
          <table:table-cell table:style-name="ce2" table:formula="of:=AVERAGE([.H11];[.H26];[.H41];[.H56];[.H71];[.H86];[.H101];[.H116];[.H131];[.H146])" office:value-type="float" office:value="60.01337" calcext:value-type="float">
            <text:p>60.013</text:p>
          </table:table-cell>
          <table:table-cell table:style-name="ce2" table:formula="of:=AVERAGE([.I11];[.I26];[.I41];[.I56];[.I71];[.I86];[.I101];[.I116];[.I131];[.I146])" office:value-type="float" office:value="2.884" calcext:value-type="float">
            <text:p>2.884</text:p>
          </table:table-cell>
          <table:table-cell table:style-name="ce2" table:formula="of:=AVERAGE([.J11];[.J26];[.J41];[.J56];[.J71];[.J86];[.J101];[.J116];[.J131];[.J146])" office:value-type="float" office:value="16.218" calcext:value-type="float">
            <text:p>16.218</text:p>
          </table:table-cell>
          <table:table-cell table:style-name="ce2" table:formula="of:=AVERAGE([.K11];[.K26];[.K41];[.K56];[.K71];[.K86];[.K101];[.K116];[.K131];[.K146])" office:value-type="float" office:value="239.782" calcext:value-type="float">
            <text:p>239.782</text:p>
          </table:table-cell>
          <table:table-cell table:style-name="ce2" table:formula="of:=AVERAGE([.L11];[.L26];[.L41];[.L56];[.L71];[.L86];[.L101];[.L116];[.L131];[.L146])" office:value-type="float" office:value="48.283" calcext:value-type="float">
            <text:p>48.28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917.282484" calcext:value-type="float">
            <text:p>12917.282484</text:p>
          </table:table-cell>
          <table:table-cell office:value-type="float" office:value="10853248" calcext:value-type="float">
            <text:p>10853248</text:p>
          </table:table-cell>
          <table:table-cell office:value-type="float" office:value="0" calcext:value-type="float">
            <text:p>0</text:p>
          </table:table-cell>
          <table:table-cell office:value-type="float" office:value="1550464" calcext:value-type="float">
            <text:p>1550464</text:p>
          </table:table-cell>
          <table:table-cell office:value-type="float" office:value="12403712" calcext:value-type="float">
            <text:p>12403712</text:p>
          </table:table-cell>
          <table:table-cell office:value-type="float" office:value="775232" calcext:value-type="float">
            <text:p>775232</text:p>
          </table:table-cell>
          <table:table-cell office:value-type="float" office:value="60.0151" calcext:value-type="float">
            <text:p>60.0151</text:p>
          </table:table-cell>
          <table:table-cell office:value-type="float" office:value="3.03" calcext:value-type="float">
            <text:p>3.03</text:p>
          </table:table-cell>
          <table:table-cell office:value-type="float" office:value="17.79" calcext:value-type="float">
            <text:p>17.79</text:p>
          </table:table-cell>
          <table:table-cell office:value-type="float" office:value="225.95" calcext:value-type="float">
            <text:p>225.95</text:p>
          </table:table-cell>
          <table:table-cell office:value-type="float" office:value="51.19" calcext:value-type="float">
            <text:p>51.19</text:p>
          </table:table-cell>
          <table:table-cell table:formula="of:=AVERAGE([.A12];[.A27];[.A42];[.A57];[.A72];[.A87];[.A102];[.A117];[.A132];[.A147])" office:value-type="float" office:value="230" calcext:value-type="float">
            <text:p>230</text:p>
          </table:table-cell>
          <table:table-cell table:style-name="ce1" table:formula="of:=AVERAGE([.B12];[.B27];[.B42];[.B57];[.B72];[.B87];[.B102];[.B117];[.B132];[.B147])" office:value-type="float" office:value="12948.7065126" calcext:value-type="float">
            <text:p>12948.7</text:p>
          </table:table-cell>
          <table:table-cell table:style-name="ce1" table:formula="of:=AVERAGE([.C12];[.C27];[.C42];[.C57];[.C72];[.C87];[.C102];[.C117];[.C132];[.C147])" office:value-type="float" office:value="10879386" calcext:value-type="float">
            <text:p>10879386.0</text:p>
          </table:table-cell>
          <table:table-cell table:style-name="ce1" table:formula="of:=AVERAGE([.D12];[.D27];[.D42];[.D57];[.D72];[.D87];[.D102];[.D117];[.D132];[.D147])" office:value-type="float" office:value="0" calcext:value-type="float">
            <text:p>0.0</text:p>
          </table:table-cell>
          <table:table-cell table:style-name="ce1" table:formula="of:=AVERAGE([.E12];[.E27];[.E42];[.E57];[.E72];[.E87];[.E102];[.E117];[.E132];[.E147])" office:value-type="float" office:value="1554198" calcext:value-type="float">
            <text:p>1554198.0</text:p>
          </table:table-cell>
          <table:table-cell table:style-name="ce1" table:formula="of:=AVERAGE([.F12];[.F27];[.F42];[.F57];[.F72];[.F87];[.F102];[.F117];[.F132];[.F147])" office:value-type="float" office:value="12433584" calcext:value-type="float">
            <text:p>12433584.0</text:p>
          </table:table-cell>
          <table:table-cell table:style-name="ce1" table:formula="of:=AVERAGE([.G12];[.G27];[.G42];[.G57];[.G72];[.G87];[.G102];[.G117];[.G132];[.G147])" office:value-type="float" office:value="777099" calcext:value-type="float">
            <text:p>777099.0</text:p>
          </table:table-cell>
          <table:table-cell table:style-name="ce2" table:formula="of:=AVERAGE([.H12];[.H27];[.H42];[.H57];[.H72];[.H87];[.H102];[.H117];[.H132];[.H147])" office:value-type="float" office:value="60.01364" calcext:value-type="float">
            <text:p>60.014</text:p>
          </table:table-cell>
          <table:table-cell table:style-name="ce2" table:formula="of:=AVERAGE([.I12];[.I27];[.I42];[.I57];[.I72];[.I87];[.I102];[.I117];[.I132];[.I147])" office:value-type="float" office:value="2.956" calcext:value-type="float">
            <text:p>2.956</text:p>
          </table:table-cell>
          <table:table-cell table:style-name="ce2" table:formula="of:=AVERAGE([.J12];[.J27];[.J42];[.J57];[.J72];[.J87];[.J102];[.J117];[.J132];[.J147])" office:value-type="float" office:value="17.749" calcext:value-type="float">
            <text:p>17.749</text:p>
          </table:table-cell>
          <table:table-cell table:style-name="ce2" table:formula="of:=AVERAGE([.K12];[.K27];[.K42];[.K57];[.K72];[.K87];[.K102];[.K117];[.K132];[.K147])" office:value-type="float" office:value="222.647" calcext:value-type="float">
            <text:p>222.647</text:p>
          </table:table-cell>
          <table:table-cell table:style-name="ce2" table:formula="of:=AVERAGE([.L12];[.L27];[.L42];[.L57];[.L72];[.L87];[.L102];[.L117];[.L132];[.L147])" office:value-type="float" office:value="52.124" calcext:value-type="float">
            <text:p>52.1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957.499379" calcext:value-type="float">
            <text:p>12957.499379</text:p>
          </table:table-cell>
          <table:table-cell office:value-type="float" office:value="10887982" calcext:value-type="float">
            <text:p>10887982</text:p>
          </table:table-cell>
          <table:table-cell office:value-type="float" office:value="0" calcext:value-type="float">
            <text:p>0</text:p>
          </table:table-cell>
          <table:table-cell office:value-type="float" office:value="1555426" calcext:value-type="float">
            <text:p>1555426</text:p>
          </table:table-cell>
          <table:table-cell office:value-type="float" office:value="12443408" calcext:value-type="float">
            <text:p>12443408</text:p>
          </table:table-cell>
          <table:table-cell office:value-type="float" office:value="777713" calcext:value-type="float">
            <text:p>777713</text:p>
          </table:table-cell>
          <table:table-cell office:value-type="float" office:value="60.0203" calcext:value-type="float">
            <text:p>60.0203</text:p>
          </table:table-cell>
          <table:table-cell office:value-type="float" office:value="3.13" calcext:value-type="float">
            <text:p>3.13</text:p>
          </table:table-cell>
          <table:table-cell office:value-type="float" office:value="19.28" calcext:value-type="float">
            <text:p>19.28</text:p>
          </table:table-cell>
          <table:table-cell office:value-type="float" office:value="243.43" calcext:value-type="float">
            <text:p>243.43</text:p>
          </table:table-cell>
          <table:table-cell office:value-type="float" office:value="57.72" calcext:value-type="float">
            <text:p>57.72</text:p>
          </table:table-cell>
          <table:table-cell table:formula="of:=AVERAGE([.A13];[.A28];[.A43];[.A58];[.A73];[.A88];[.A103];[.A118];[.A133];[.A148])" office:value-type="float" office:value="250" calcext:value-type="float">
            <text:p>250</text:p>
          </table:table-cell>
          <table:table-cell table:style-name="ce1" table:formula="of:=AVERAGE([.B13];[.B28];[.B43];[.B58];[.B73];[.B88];[.B103];[.B118];[.B133];[.B148])" office:value-type="float" office:value="12919.6623999" calcext:value-type="float">
            <text:p>12919.7</text:p>
          </table:table-cell>
          <table:table-cell table:style-name="ce1" table:formula="of:=AVERAGE([.C13];[.C28];[.C43];[.C58];[.C73];[.C88];[.C103];[.C118];[.C133];[.C148])" office:value-type="float" office:value="10855448.8" calcext:value-type="float">
            <text:p>10855448.8</text:p>
          </table:table-cell>
          <table:table-cell table:style-name="ce1" table:formula="of:=AVERAGE([.D13];[.D28];[.D43];[.D58];[.D73];[.D88];[.D103];[.D118];[.D133];[.D148])" office:value-type="float" office:value="0" calcext:value-type="float">
            <text:p>0.0</text:p>
          </table:table-cell>
          <table:table-cell table:style-name="ce1" table:formula="of:=AVERAGE([.E13];[.E28];[.E43];[.E58];[.E73];[.E88];[.E103];[.E118];[.E133];[.E148])" office:value-type="float" office:value="1550778.4" calcext:value-type="float">
            <text:p>1550778.4</text:p>
          </table:table-cell>
          <table:table-cell table:style-name="ce1" table:formula="of:=AVERAGE([.F13];[.F28];[.F43];[.F58];[.F73];[.F88];[.F103];[.F118];[.F133];[.F148])" office:value-type="float" office:value="12406227.2" calcext:value-type="float">
            <text:p>12406227.2</text:p>
          </table:table-cell>
          <table:table-cell table:style-name="ce1" table:formula="of:=AVERAGE([.G13];[.G28];[.G43];[.G58];[.G73];[.G88];[.G103];[.G118];[.G133];[.G148])" office:value-type="float" office:value="775389.2" calcext:value-type="float">
            <text:p>775389.2</text:p>
          </table:table-cell>
          <table:table-cell table:style-name="ce2" table:formula="of:=AVERAGE([.H13];[.H28];[.H43];[.H58];[.H73];[.H88];[.H103];[.H118];[.H133];[.H148])" office:value-type="float" office:value="60.01621" calcext:value-type="float">
            <text:p>60.016</text:p>
          </table:table-cell>
          <table:table-cell table:style-name="ce2" table:formula="of:=AVERAGE([.I13];[.I28];[.I43];[.I58];[.I73];[.I88];[.I103];[.I118];[.I133];[.I148])" office:value-type="float" office:value="2.901" calcext:value-type="float">
            <text:p>2.901</text:p>
          </table:table-cell>
          <table:table-cell table:style-name="ce2" table:formula="of:=AVERAGE([.J13];[.J28];[.J43];[.J58];[.J73];[.J88];[.J103];[.J118];[.J133];[.J148])" office:value-type="float" office:value="19.336" calcext:value-type="float">
            <text:p>19.336</text:p>
          </table:table-cell>
          <table:table-cell table:style-name="ce2" table:formula="of:=AVERAGE([.K13];[.K28];[.K43];[.K58];[.K73];[.K88];[.K103];[.K118];[.K133];[.K148])" office:value-type="float" office:value="236.184" calcext:value-type="float">
            <text:p>236.184</text:p>
          </table:table-cell>
          <table:table-cell table:style-name="ce2" table:formula="of:=AVERAGE([.L13];[.L28];[.L43];[.L58];[.L73];[.L88];[.L103];[.L118];[.L133];[.L148])" office:value-type="float" office:value="58.433" calcext:value-type="float">
            <text:p>58.43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795.631737" calcext:value-type="float">
            <text:p>12795.631737</text:p>
          </table:table-cell>
          <table:table-cell office:value-type="float" office:value="10750964" calcext:value-type="float">
            <text:p>10750964</text:p>
          </table:table-cell>
          <table:table-cell office:value-type="float" office:value="0" calcext:value-type="float">
            <text:p>0</text:p>
          </table:table-cell>
          <table:table-cell office:value-type="float" office:value="1535852" calcext:value-type="float">
            <text:p>1535852</text:p>
          </table:table-cell>
          <table:table-cell office:value-type="float" office:value="12286816" calcext:value-type="float">
            <text:p>12286816</text:p>
          </table:table-cell>
          <table:table-cell office:value-type="float" office:value="767926" calcext:value-type="float">
            <text:p>767926</text:p>
          </table:table-cell>
          <table:table-cell office:value-type="float" office:value="60.0147" calcext:value-type="float">
            <text:p>60.0147</text:p>
          </table:table-cell>
          <table:table-cell office:value-type="float" office:value="2.97" calcext:value-type="float">
            <text:p>2.97</text:p>
          </table:table-cell>
          <table:table-cell office:value-type="float" office:value="21.09" calcext:value-type="float">
            <text:p>21.09</text:p>
          </table:table-cell>
          <table:table-cell office:value-type="float" office:value="228.01" calcext:value-type="float">
            <text:p>228.01</text:p>
          </table:table-cell>
          <table:table-cell office:value-type="float" office:value="65.26" calcext:value-type="float">
            <text:p>65.26</text:p>
          </table:table-cell>
          <table:table-cell table:formula="of:=AVERAGE([.A14];[.A29];[.A44];[.A59];[.A74];[.A89];[.A104];[.A119];[.A134];[.A149])" office:value-type="float" office:value="270" calcext:value-type="float">
            <text:p>270</text:p>
          </table:table-cell>
          <table:table-cell table:style-name="ce1" table:formula="of:=AVERAGE([.B14];[.B29];[.B44];[.B59];[.B74];[.B89];[.B104];[.B119];[.B134];[.B149])" office:value-type="float" office:value="12836.4148837" calcext:value-type="float">
            <text:p>12836.4</text:p>
          </table:table-cell>
          <table:table-cell table:style-name="ce1" table:formula="of:=AVERAGE([.C14];[.C29];[.C44];[.C59];[.C74];[.C89];[.C104];[.C119];[.C134];[.C149])" office:value-type="float" office:value="10785510.4" calcext:value-type="float">
            <text:p>10785510.4</text:p>
          </table:table-cell>
          <table:table-cell table:style-name="ce1" table:formula="of:=AVERAGE([.D14];[.D29];[.D44];[.D59];[.D74];[.D89];[.D104];[.D119];[.D134];[.D149])" office:value-type="float" office:value="0" calcext:value-type="float">
            <text:p>0.0</text:p>
          </table:table-cell>
          <table:table-cell table:style-name="ce1" table:formula="of:=AVERAGE([.E14];[.E29];[.E44];[.E59];[.E74];[.E89];[.E104];[.E119];[.E134];[.E149])" office:value-type="float" office:value="1540787.2" calcext:value-type="float">
            <text:p>1540787.2</text:p>
          </table:table-cell>
          <table:table-cell table:style-name="ce1" table:formula="of:=AVERAGE([.F14];[.F29];[.F44];[.F59];[.F74];[.F89];[.F104];[.F119];[.F134];[.F149])" office:value-type="float" office:value="12326297.6" calcext:value-type="float">
            <text:p>12326297.6</text:p>
          </table:table-cell>
          <table:table-cell table:style-name="ce1" table:formula="of:=AVERAGE([.G14];[.G29];[.G44];[.G59];[.G74];[.G89];[.G104];[.G119];[.G134];[.G149])" office:value-type="float" office:value="770393.6" calcext:value-type="float">
            <text:p>770393.6</text:p>
          </table:table-cell>
          <table:table-cell table:style-name="ce2" table:formula="of:=AVERAGE([.H14];[.H29];[.H44];[.H59];[.H74];[.H89];[.H104];[.H119];[.H134];[.H149])" office:value-type="float" office:value="60.01626" calcext:value-type="float">
            <text:p>60.016</text:p>
          </table:table-cell>
          <table:table-cell table:style-name="ce2" table:formula="of:=AVERAGE([.I14];[.I29];[.I44];[.I59];[.I74];[.I89];[.I104];[.I119];[.I134];[.I149])" office:value-type="float" office:value="2.917" calcext:value-type="float">
            <text:p>2.917</text:p>
          </table:table-cell>
          <table:table-cell table:style-name="ce2" table:formula="of:=AVERAGE([.J14];[.J29];[.J44];[.J59];[.J74];[.J89];[.J104];[.J119];[.J134];[.J149])" office:value-type="float" office:value="21.018" calcext:value-type="float">
            <text:p>21.018</text:p>
          </table:table-cell>
          <table:table-cell table:style-name="ce2" table:formula="of:=AVERAGE([.K14];[.K29];[.K44];[.K59];[.K74];[.K89];[.K104];[.K119];[.K134];[.K149])" office:value-type="float" office:value="269.567" calcext:value-type="float">
            <text:p>269.567</text:p>
          </table:table-cell>
          <table:table-cell table:style-name="ce2" table:formula="of:=AVERAGE([.L14];[.L29];[.L44];[.L59];[.L74];[.L89];[.L104];[.L119];[.L134];[.L149])" office:value-type="float" office:value="62.552" calcext:value-type="float">
            <text:p>62.55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692.4115" calcext:value-type="float">
            <text:p>12692.4115</text:p>
          </table:table-cell>
          <table:table-cell office:value-type="float" office:value="10665606" calcext:value-type="float">
            <text:p>10665606</text:p>
          </table:table-cell>
          <table:table-cell office:value-type="float" office:value="0" calcext:value-type="float">
            <text:p>0</text:p>
          </table:table-cell>
          <table:table-cell office:value-type="float" office:value="1523658" calcext:value-type="float">
            <text:p>1523658</text:p>
          </table:table-cell>
          <table:table-cell office:value-type="float" office:value="12189264" calcext:value-type="float">
            <text:p>12189264</text:p>
          </table:table-cell>
          <table:table-cell office:value-type="float" office:value="761829" calcext:value-type="float">
            <text:p>761829</text:p>
          </table:table-cell>
          <table:table-cell office:value-type="float" office:value="60.0224" calcext:value-type="float">
            <text:p>60.0224</text:p>
          </table:table-cell>
          <table:table-cell office:value-type="float" office:value="3.14" calcext:value-type="float">
            <text:p>3.14</text:p>
          </table:table-cell>
          <table:table-cell office:value-type="float" office:value="22.83" calcext:value-type="float">
            <text:p>22.83</text:p>
          </table:table-cell>
          <table:table-cell office:value-type="float" office:value="402.63" calcext:value-type="float">
            <text:p>402.63</text:p>
          </table:table-cell>
          <table:table-cell office:value-type="float" office:value="63.96" calcext:value-type="float">
            <text:p>63.96</text:p>
          </table:table-cell>
          <table:table-cell table:formula="of:=AVERAGE([.A15];[.A30];[.A45];[.A60];[.A75];[.A90];[.A105];[.A120];[.A135];[.A150])" office:value-type="float" office:value="290" calcext:value-type="float">
            <text:p>290</text:p>
          </table:table-cell>
          <table:table-cell table:style-name="ce1" table:formula="of:=AVERAGE([.B15];[.B30];[.B45];[.B60];[.B75];[.B90];[.B105];[.B120];[.B135];[.B150])" office:value-type="float" office:value="12757.2229605" calcext:value-type="float">
            <text:p>12757.2</text:p>
          </table:table-cell>
          <table:table-cell table:style-name="ce1" table:formula="of:=AVERAGE([.C15];[.C30];[.C45];[.C60];[.C75];[.C90];[.C105];[.C120];[.C135];[.C150])" office:value-type="float" office:value="10719406.6" calcext:value-type="float">
            <text:p>10719406.6</text:p>
          </table:table-cell>
          <table:table-cell table:style-name="ce1" table:formula="of:=AVERAGE([.D15];[.D30];[.D45];[.D60];[.D75];[.D90];[.D105];[.D120];[.D135];[.D150])" office:value-type="float" office:value="0" calcext:value-type="float">
            <text:p>0.0</text:p>
          </table:table-cell>
          <table:table-cell table:style-name="ce1" table:formula="of:=AVERAGE([.E15];[.E30];[.E45];[.E60];[.E75];[.E90];[.E105];[.E120];[.E135];[.E150])" office:value-type="float" office:value="1531343.8" calcext:value-type="float">
            <text:p>1531343.8</text:p>
          </table:table-cell>
          <table:table-cell table:style-name="ce1" table:formula="of:=AVERAGE([.F15];[.F30];[.F45];[.F60];[.F75];[.F90];[.F105];[.F120];[.F135];[.F150])" office:value-type="float" office:value="12250750.4" calcext:value-type="float">
            <text:p>12250750.4</text:p>
          </table:table-cell>
          <table:table-cell table:style-name="ce1" table:formula="of:=AVERAGE([.G15];[.G30];[.G45];[.G60];[.G75];[.G90];[.G105];[.G120];[.G135];[.G150])" office:value-type="float" office:value="765671.9" calcext:value-type="float">
            <text:p>765671.9</text:p>
          </table:table-cell>
          <table:table-cell table:style-name="ce2" table:formula="of:=AVERAGE([.H15];[.H30];[.H45];[.H60];[.H75];[.H90];[.H105];[.H120];[.H135];[.H150])" office:value-type="float" office:value="60.0187" calcext:value-type="float">
            <text:p>60.019</text:p>
          </table:table-cell>
          <table:table-cell table:style-name="ce2" table:formula="of:=AVERAGE([.I15];[.I30];[.I45];[.I60];[.I75];[.I90];[.I105];[.I120];[.I135];[.I150])" office:value-type="float" office:value="2.942" calcext:value-type="float">
            <text:p>2.942</text:p>
          </table:table-cell>
          <table:table-cell table:style-name="ce2" table:formula="of:=AVERAGE([.J15];[.J30];[.J45];[.J60];[.J75];[.J90];[.J105];[.J120];[.J135];[.J150])" office:value-type="float" office:value="22.713" calcext:value-type="float">
            <text:p>22.713</text:p>
          </table:table-cell>
          <table:table-cell table:style-name="ce2" table:formula="of:=AVERAGE([.K15];[.K30];[.K45];[.K60];[.K75];[.K90];[.K105];[.K120];[.K135];[.K150])" office:value-type="float" office:value="291.808" calcext:value-type="float">
            <text:p>291.808</text:p>
          </table:table-cell>
          <table:table-cell table:style-name="ce2" table:formula="of:=AVERAGE([.L15];[.L30];[.L45];[.L60];[.L75];[.L90];[.L105];[.L120];[.L135];[.L150])" office:value-type="float" office:value="65.617" calcext:value-type="float">
            <text:p>65.6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43.739292" calcext:value-type="float">
            <text:p>3443.739292</text:p>
          </table:table-cell>
          <table:table-cell office:value-type="float" office:value="2892876" calcext:value-type="float">
            <text:p>2892876</text:p>
          </table:table-cell>
          <table:table-cell office:value-type="float" office:value="0" calcext:value-type="float">
            <text:p>0</text:p>
          </table:table-cell>
          <table:table-cell office:value-type="float" office:value="413268" calcext:value-type="float">
            <text:p>413268</text:p>
          </table:table-cell>
          <table:table-cell office:value-type="float" office:value="3306144" calcext:value-type="float">
            <text:p>3306144</text:p>
          </table:table-cell>
          <table:table-cell office:value-type="float" office:value="206634" calcext:value-type="float">
            <text:p>206634</text:p>
          </table:table-cell>
          <table:table-cell office:value-type="float" office:value="60.0028" calcext:value-type="float">
            <text:p>60.0028</text:p>
          </table:table-cell>
          <table:table-cell office:value-type="float" office:value="2.07" calcext:value-type="float">
            <text:p>2.07</text:p>
          </table:table-cell>
          <table:table-cell office:value-type="float" office:value="2.89" calcext:value-type="float">
            <text:p>2.89</text:p>
          </table:table-cell>
          <table:table-cell office:value-type="float" office:value="13.22" calcext:value-type="float">
            <text:p>13.22</text:p>
          </table:table-cell>
          <table:table-cell office:value-type="float" office:value="3.41" calcext:value-type="float">
            <text:p>3.41</text:p>
          </table:table-cell>
          <table:table-cell table:formula="of:=STDEV([.A1];[.A16];[.A31];[.A46];[.A61];[.A76];[.A91];[.A106];[.A121];[.A136])" office:value-type="float" office:value="0" calcext:value-type="float">
            <text:p>0</text:p>
          </table:table-cell>
          <table:table-cell table:style-name="ce1" table:formula="of:=STDEV([.B1];[.B16];[.B31];[.B46];[.B61];[.B76];[.B91];[.B106];[.B121];[.B136])" office:value-type="float" office:value="38.5929044670037" calcext:value-type="float">
            <text:p>38.6</text:p>
          </table:table-cell>
          <table:table-cell table:style-name="ce1" table:formula="of:=STDEV([.C1];[.C16];[.C31];[.C46];[.C61];[.C76];[.C91];[.C106];[.C121];[.C136])" office:value-type="float" office:value="32419.5202815971" calcext:value-type="float">
            <text:p>32419.5</text:p>
          </table:table-cell>
          <table:table-cell table:style-name="ce1" table:formula="of:=STDEV([.D1];[.D16];[.D31];[.D46];[.D61];[.D76];[.D91];[.D106];[.D121];[.D136])" office:value-type="float" office:value="0" calcext:value-type="float">
            <text:p>0.0</text:p>
          </table:table-cell>
          <table:table-cell table:style-name="ce1" table:formula="of:=STDEV([.E1];[.E16];[.E31];[.E46];[.E61];[.E76];[.E91];[.E106];[.E121];[.E136])" office:value-type="float" office:value="4631.36004022817" calcext:value-type="float">
            <text:p>4631.4</text:p>
          </table:table-cell>
          <table:table-cell table:style-name="ce1" table:formula="of:=STDEV([.F1];[.F16];[.F31];[.F46];[.F61];[.F76];[.F91];[.F106];[.F121];[.F136])" office:value-type="float" office:value="37050.8803218253" calcext:value-type="float">
            <text:p>37050.9</text:p>
          </table:table-cell>
          <table:table-cell table:style-name="ce1" table:formula="of:=STDEV([.G1];[.G16];[.G31];[.G46];[.G61];[.G76];[.G91];[.G106];[.G121];[.G136])" office:value-type="float" office:value="2315.68002011408" calcext:value-type="float">
            <text:p>2315.7</text:p>
          </table:table-cell>
          <table:table-cell table:style-name="ce2" table:formula="of:=STDEV([.H1];[.H16];[.H31];[.H46];[.H61];[.H76];[.H91];[.H106];[.H121];[.H136])" office:value-type="float" office:value="0.000353396220818654" calcext:value-type="float">
            <text:p>0.000</text:p>
          </table:table-cell>
          <table:table-cell table:style-name="ce2" table:formula="of:=STDEV([.I1];[.I16];[.I31];[.I46];[.I61];[.I76];[.I91];[.I106];[.I121];[.I136])" office:value-type="float" office:value="0.113377442396821" calcext:value-type="float">
            <text:p>0.113</text:p>
          </table:table-cell>
          <table:table-cell table:style-name="ce2" table:formula="of:=STDEV([.J1];[.J16];[.J31];[.J46];[.J61];[.J76];[.J91];[.J106];[.J121];[.J136])" office:value-type="float" office:value="0.0347051068928543" calcext:value-type="float">
            <text:p>0.035</text:p>
          </table:table-cell>
          <table:table-cell table:style-name="ce2" table:formula="of:=STDEV([.K1];[.K16];[.K31];[.K46];[.K61];[.K76];[.K91];[.K106];[.K121];[.K136])" office:value-type="float" office:value="2.59673491566279" calcext:value-type="float">
            <text:p>2.597</text:p>
          </table:table-cell>
          <table:table-cell table:style-name="ce2" table:formula="of:=STDEV([.L1];[.L16];[.L31];[.L46];[.L61];[.L76];[.L91];[.L106];[.L121];[.L136])" office:value-type="float" office:value="0.0460555220479707" calcext:value-type="float">
            <text:p>0.0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67.717824" calcext:value-type="float">
            <text:p>6467.717824</text:p>
          </table:table-cell>
          <table:table-cell office:value-type="float" office:value="5433218" calcext:value-type="float">
            <text:p>5433218</text:p>
          </table:table-cell>
          <table:table-cell office:value-type="float" office:value="0" calcext:value-type="float">
            <text:p>0</text:p>
          </table:table-cell>
          <table:table-cell office:value-type="float" office:value="776174" calcext:value-type="float">
            <text:p>776174</text:p>
          </table:table-cell>
          <table:table-cell office:value-type="float" office:value="6209392" calcext:value-type="float">
            <text:p>6209392</text:p>
          </table:table-cell>
          <table:table-cell office:value-type="float" office:value="388087" calcext:value-type="float">
            <text:p>388087</text:p>
          </table:table-cell>
          <table:table-cell office:value-type="float" office:value="60.0037" calcext:value-type="float">
            <text:p>60.0037</text:p>
          </table:table-cell>
          <table:table-cell office:value-type="float" office:value="2.8" calcext:value-type="float">
            <text:p>2.8</text:p>
          </table:table-cell>
          <table:table-cell office:value-type="float" office:value="4.63" calcext:value-type="float">
            <text:p>4.63</text:p>
          </table:table-cell>
          <table:table-cell office:value-type="float" office:value="33.84" calcext:value-type="float">
            <text:p>33.84</text:p>
          </table:table-cell>
          <table:table-cell office:value-type="float" office:value="7.31" calcext:value-type="float">
            <text:p>7.31</text:p>
          </table:table-cell>
          <table:table-cell table:formula="of:=STDEV([.A2];[.A17];[.A32];[.A47];[.A62];[.A77];[.A92];[.A107];[.A122];[.A137])" office:value-type="float" office:value="0" calcext:value-type="float">
            <text:p>0</text:p>
          </table:table-cell>
          <table:table-cell table:style-name="ce1" table:formula="of:=STDEV([.B2];[.B17];[.B32];[.B47];[.B62];[.B77];[.B92];[.B107];[.B122];[.B137])" office:value-type="float" office:value="75.6664175906584" calcext:value-type="float">
            <text:p>75.7</text:p>
          </table:table-cell>
          <table:table-cell table:style-name="ce1" table:formula="of:=STDEV([.C2];[.C17];[.C32];[.C47];[.C62];[.C77];[.C92];[.C107];[.C122];[.C137])" office:value-type="float" office:value="63537.5636440541" calcext:value-type="float">
            <text:p>63537.6</text:p>
          </table:table-cell>
          <table:table-cell table:style-name="ce1" table:formula="of:=STDEV([.D2];[.D17];[.D32];[.D47];[.D62];[.D77];[.D92];[.D107];[.D122];[.D137])" office:value-type="float" office:value="0" calcext:value-type="float">
            <text:p>0.0</text:p>
          </table:table-cell>
          <table:table-cell table:style-name="ce1" table:formula="of:=STDEV([.E2];[.E17];[.E32];[.E47];[.E62];[.E77];[.E92];[.E107];[.E122];[.E137])" office:value-type="float" office:value="9076.79480629344" calcext:value-type="float">
            <text:p>9076.8</text:p>
          </table:table-cell>
          <table:table-cell table:style-name="ce1" table:formula="of:=STDEV([.F2];[.F17];[.F32];[.F47];[.F62];[.F77];[.F92];[.F107];[.F122];[.F137])" office:value-type="float" office:value="72614.3584503475" calcext:value-type="float">
            <text:p>72614.4</text:p>
          </table:table-cell>
          <table:table-cell table:style-name="ce1" table:formula="of:=STDEV([.G2];[.G17];[.G32];[.G47];[.G62];[.G77];[.G92];[.G107];[.G122];[.G137])" office:value-type="float" office:value="4538.39740314672" calcext:value-type="float">
            <text:p>4538.4</text:p>
          </table:table-cell>
          <table:table-cell table:style-name="ce2" table:formula="of:=STDEV([.H2];[.H17];[.H32];[.H47];[.H62];[.H77];[.H92];[.H107];[.H122];[.H137])" office:value-type="float" office:value="0.000422821212545152" calcext:value-type="float">
            <text:p>0.000</text:p>
          </table:table-cell>
          <table:table-cell table:style-name="ce2" table:formula="of:=STDEV([.I2];[.I17];[.I32];[.I47];[.I62];[.I77];[.I92];[.I107];[.I122];[.I137])" office:value-type="float" office:value="0.161331267204401" calcext:value-type="float">
            <text:p>0.161</text:p>
          </table:table-cell>
          <table:table-cell table:style-name="ce2" table:formula="of:=STDEV([.J2];[.J17];[.J32];[.J47];[.J62];[.J77];[.J92];[.J107];[.J122];[.J137])" office:value-type="float" office:value="0.0529255241930688" calcext:value-type="float">
            <text:p>0.053</text:p>
          </table:table-cell>
          <table:table-cell table:style-name="ce2" table:formula="of:=STDEV([.K2];[.K17];[.K32];[.K47];[.K62];[.K77];[.K92];[.K107];[.K122];[.K137])" office:value-type="float" office:value="5.63409866596049" calcext:value-type="float">
            <text:p>5.634</text:p>
          </table:table-cell>
          <table:table-cell table:style-name="ce2" table:formula="of:=STDEV([.L2];[.L17];[.L32];[.L47];[.L62];[.L77];[.L92];[.L107];[.L122];[.L137])" office:value-type="float" office:value="0.806719006566447" calcext:value-type="float">
            <text:p>0.8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77.474102" calcext:value-type="float">
            <text:p>7777.474102</text:p>
          </table:table-cell>
          <table:table-cell office:value-type="float" office:value="6533688" calcext:value-type="float">
            <text:p>6533688</text:p>
          </table:table-cell>
          <table:table-cell office:value-type="float" office:value="0" calcext:value-type="float">
            <text:p>0</text:p>
          </table:table-cell>
          <table:table-cell office:value-type="float" office:value="933384" calcext:value-type="float">
            <text:p>933384</text:p>
          </table:table-cell>
          <table:table-cell office:value-type="float" office:value="7467072" calcext:value-type="float">
            <text:p>7467072</text:p>
          </table:table-cell>
          <table:table-cell office:value-type="float" office:value="466692" calcext:value-type="float">
            <text:p>466692</text:p>
          </table:table-cell>
          <table:table-cell office:value-type="float" office:value="60.0056" calcext:value-type="float">
            <text:p>60.0056</text:p>
          </table:table-cell>
          <table:table-cell office:value-type="float" office:value="2.56" calcext:value-type="float">
            <text:p>2.56</text:p>
          </table:table-cell>
          <table:table-cell office:value-type="float" office:value="6.42" calcext:value-type="float">
            <text:p>6.42</text:p>
          </table:table-cell>
          <table:table-cell office:value-type="float" office:value="85.12" calcext:value-type="float">
            <text:p>85.12</text:p>
          </table:table-cell>
          <table:table-cell office:value-type="float" office:value="13.79" calcext:value-type="float">
            <text:p>13.79</text:p>
          </table:table-cell>
          <table:table-cell table:formula="of:=STDEV([.A3];[.A18];[.A33];[.A48];[.A63];[.A78];[.A93];[.A108];[.A123];[.A138])" office:value-type="float" office:value="0" calcext:value-type="float">
            <text:p>0</text:p>
          </table:table-cell>
          <table:table-cell table:style-name="ce1" table:formula="of:=STDEV([.B3];[.B18];[.B33];[.B48];[.B63];[.B78];[.B93];[.B108];[.B123];[.B138])" office:value-type="float" office:value="381.812160180461" calcext:value-type="float">
            <text:p>381.8</text:p>
          </table:table-cell>
          <table:table-cell table:style-name="ce1" table:formula="of:=STDEV([.C3];[.C18];[.C33];[.C48];[.C63];[.C78];[.C93];[.C108];[.C123];[.C138])" office:value-type="float" office:value="320756.744935126" calcext:value-type="float">
            <text:p>320756.7</text:p>
          </table:table-cell>
          <table:table-cell table:style-name="ce1" table:formula="of:=STDEV([.D3];[.D18];[.D33];[.D48];[.D63];[.D78];[.D93];[.D108];[.D123];[.D138])" office:value-type="float" office:value="0" calcext:value-type="float">
            <text:p>0.0</text:p>
          </table:table-cell>
          <table:table-cell table:style-name="ce1" table:formula="of:=STDEV([.E3];[.E18];[.E33];[.E48];[.E63];[.E78];[.E93];[.E108];[.E123];[.E138])" office:value-type="float" office:value="45822.3921335895" calcext:value-type="float">
            <text:p>45822.4</text:p>
          </table:table-cell>
          <table:table-cell table:style-name="ce1" table:formula="of:=STDEV([.F3];[.F18];[.F33];[.F48];[.F63];[.F78];[.F93];[.F108];[.F123];[.F138])" office:value-type="float" office:value="366579.137068716" calcext:value-type="float">
            <text:p>366579.1</text:p>
          </table:table-cell>
          <table:table-cell table:style-name="ce1" table:formula="of:=STDEV([.G3];[.G18];[.G33];[.G48];[.G63];[.G78];[.G93];[.G108];[.G123];[.G138])" office:value-type="float" office:value="22911.1960667947" calcext:value-type="float">
            <text:p>22911.2</text:p>
          </table:table-cell>
          <table:table-cell table:style-name="ce2" table:formula="of:=STDEV([.H3];[.H18];[.H33];[.H48];[.H63];[.H78];[.H93];[.H108];[.H123];[.H138])" office:value-type="float" office:value="0.000426354052141452" calcext:value-type="float">
            <text:p>0.000</text:p>
          </table:table-cell>
          <table:table-cell table:style-name="ce2" table:formula="of:=STDEV([.I3];[.I18];[.I33];[.I48];[.I63];[.I78];[.I93];[.I108];[.I123];[.I138])" office:value-type="float" office:value="0.0489897948556636" calcext:value-type="float">
            <text:p>0.049</text:p>
          </table:table-cell>
          <table:table-cell table:style-name="ce2" table:formula="of:=STDEV([.J3];[.J18];[.J33];[.J48];[.J63];[.J78];[.J93];[.J108];[.J123];[.J138])" office:value-type="float" office:value="0.283321568383191" calcext:value-type="float">
            <text:p>0.283</text:p>
          </table:table-cell>
          <table:table-cell table:style-name="ce2" table:formula="of:=STDEV([.K3];[.K18];[.K33];[.K48];[.K63];[.K78];[.K93];[.K108];[.K123];[.K138])" office:value-type="float" office:value="22.3643849804897" calcext:value-type="float">
            <text:p>22.364</text:p>
          </table:table-cell>
          <table:table-cell table:style-name="ce2" table:formula="of:=STDEV([.L3];[.L18];[.L33];[.L48];[.L63];[.L78];[.L93];[.L108];[.L123];[.L138])" office:value-type="float" office:value="1.78392077552041" calcext:value-type="float">
            <text:p>1.7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575.18002" calcext:value-type="float">
            <text:p>10575.18002</text:p>
          </table:table-cell>
          <table:table-cell office:value-type="float" office:value="8884232" calcext:value-type="float">
            <text:p>8884232</text:p>
          </table:table-cell>
          <table:table-cell office:value-type="float" office:value="0" calcext:value-type="float">
            <text:p>0</text:p>
          </table:table-cell>
          <table:table-cell office:value-type="float" office:value="1269176" calcext:value-type="float">
            <text:p>1269176</text:p>
          </table:table-cell>
          <table:table-cell office:value-type="float" office:value="10153408" calcext:value-type="float">
            <text:p>10153408</text:p>
          </table:table-cell>
          <table:table-cell office:value-type="float" office:value="634588" calcext:value-type="float">
            <text:p>634588</text:p>
          </table:table-cell>
          <table:table-cell office:value-type="float" office:value="60.0073" calcext:value-type="float">
            <text:p>60.0073</text:p>
          </table:table-cell>
          <table:table-cell office:value-type="float" office:value="2.64" calcext:value-type="float">
            <text:p>2.64</text:p>
          </table:table-cell>
          <table:table-cell office:value-type="float" office:value="6.61" calcext:value-type="float">
            <text:p>6.61</text:p>
          </table:table-cell>
          <table:table-cell office:value-type="float" office:value="69.79" calcext:value-type="float">
            <text:p>69.79</text:p>
          </table:table-cell>
          <table:table-cell office:value-type="float" office:value="14.68" calcext:value-type="float">
            <text:p>14.68</text:p>
          </table:table-cell>
          <table:table-cell table:formula="of:=STDEV([.A4];[.A19];[.A34];[.A49];[.A64];[.A79];[.A94];[.A109];[.A124];[.A139])" office:value-type="float" office:value="0" calcext:value-type="float">
            <text:p>0</text:p>
          </table:table-cell>
          <table:table-cell table:style-name="ce1" table:formula="of:=STDEV([.B4];[.B19];[.B34];[.B49];[.B64];[.B79];[.B94];[.B109];[.B124];[.B139])" office:value-type="float" office:value="703.241597473736" calcext:value-type="float">
            <text:p>703.2</text:p>
          </table:table-cell>
          <table:table-cell table:style-name="ce1" table:formula="of:=STDEV([.C4];[.C19];[.C34];[.C49];[.C64];[.C79];[.C94];[.C109];[.C124];[.C139])" office:value-type="float" office:value="590684.209029044" calcext:value-type="float">
            <text:p>590684.2</text:p>
          </table:table-cell>
          <table:table-cell table:style-name="ce1" table:formula="of:=STDEV([.D4];[.D19];[.D34];[.D49];[.D64];[.D79];[.D94];[.D109];[.D124];[.D139])" office:value-type="float" office:value="0" calcext:value-type="float">
            <text:p>0.0</text:p>
          </table:table-cell>
          <table:table-cell table:style-name="ce1" table:formula="of:=STDEV([.E4];[.E19];[.E34];[.E49];[.E64];[.E79];[.E94];[.E109];[.E124];[.E139])" office:value-type="float" office:value="84383.4584327205" calcext:value-type="float">
            <text:p>84383.5</text:p>
          </table:table-cell>
          <table:table-cell table:style-name="ce1" table:formula="of:=STDEV([.F4];[.F19];[.F34];[.F49];[.F64];[.F79];[.F94];[.F109];[.F124];[.F139])" office:value-type="float" office:value="675067.667461764" calcext:value-type="float">
            <text:p>675067.7</text:p>
          </table:table-cell>
          <table:table-cell table:style-name="ce1" table:formula="of:=STDEV([.G4];[.G19];[.G34];[.G49];[.G64];[.G79];[.G94];[.G109];[.G124];[.G139])" office:value-type="float" office:value="42191.7292163602" calcext:value-type="float">
            <text:p>42191.7</text:p>
          </table:table-cell>
          <table:table-cell table:style-name="ce2" table:formula="of:=STDEV([.H4];[.H19];[.H34];[.H49];[.H64];[.H79];[.H94];[.H109];[.H124];[.H139])" office:value-type="float" office:value="0.00113063404040971" calcext:value-type="float">
            <text:p>0.001</text:p>
          </table:table-cell>
          <table:table-cell table:style-name="ce2" table:formula="of:=STDEV([.I4];[.I19];[.I34];[.I49];[.I64];[.I79];[.I94];[.I109];[.I124];[.I139])" office:value-type="float" office:value="0.0636046818682049" calcext:value-type="float">
            <text:p>0.064</text:p>
          </table:table-cell>
          <table:table-cell table:style-name="ce2" table:formula="of:=STDEV([.J4];[.J19];[.J34];[.J49];[.J64];[.J79];[.J94];[.J109];[.J124];[.J139])" office:value-type="float" office:value="0.479101009994529" calcext:value-type="float">
            <text:p>0.479</text:p>
          </table:table-cell>
          <table:table-cell table:style-name="ce2" table:formula="of:=STDEV([.K4];[.K19];[.K34];[.K49];[.K64];[.K79];[.K94];[.K109];[.K124];[.K139])" office:value-type="float" office:value="109.003198245638" calcext:value-type="float">
            <text:p>109.003</text:p>
          </table:table-cell>
          <table:table-cell table:style-name="ce2" table:formula="of:=STDEV([.L4];[.L19];[.L34];[.L49];[.L64];[.L79];[.L94];[.L109];[.L124];[.L139])" office:value-type="float" office:value="3.1554117533744" calcext:value-type="float">
            <text:p>3.1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350.404618" calcext:value-type="float">
            <text:p>11350.404618</text:p>
          </table:table-cell>
          <table:table-cell office:value-type="float" office:value="9535484" calcext:value-type="float">
            <text:p>9535484</text:p>
          </table:table-cell>
          <table:table-cell office:value-type="float" office:value="0" calcext:value-type="float">
            <text:p>0</text:p>
          </table:table-cell>
          <table:table-cell office:value-type="float" office:value="1362212" calcext:value-type="float">
            <text:p>1362212</text:p>
          </table:table-cell>
          <table:table-cell office:value-type="float" office:value="10897696" calcext:value-type="float">
            <text:p>10897696</text:p>
          </table:table-cell>
          <table:table-cell office:value-type="float" office:value="681106" calcext:value-type="float">
            <text:p>681106</text:p>
          </table:table-cell>
          <table:table-cell office:value-type="float" office:value="60.0072" calcext:value-type="float">
            <text:p>60.0072</text:p>
          </table:table-cell>
          <table:table-cell office:value-type="float" office:value="2.58" calcext:value-type="float">
            <text:p>2.58</text:p>
          </table:table-cell>
          <table:table-cell office:value-type="float" office:value="7.92" calcext:value-type="float">
            <text:p>7.92</text:p>
          </table:table-cell>
          <table:table-cell office:value-type="float" office:value="114.96" calcext:value-type="float">
            <text:p>114.96</text:p>
          </table:table-cell>
          <table:table-cell office:value-type="float" office:value="20.11" calcext:value-type="float">
            <text:p>20.11</text:p>
          </table:table-cell>
          <table:table-cell table:formula="of:=STDEV([.A5];[.A20];[.A35];[.A50];[.A65];[.A80];[.A95];[.A110];[.A125];[.A140])" office:value-type="float" office:value="0" calcext:value-type="float">
            <text:p>0</text:p>
          </table:table-cell>
          <table:table-cell table:style-name="ce1" table:formula="of:=STDEV([.B5];[.B20];[.B35];[.B50];[.B65];[.B80];[.B95];[.B110];[.B125];[.B140])" office:value-type="float" office:value="420.226183815789" calcext:value-type="float">
            <text:p>420.2</text:p>
          </table:table-cell>
          <table:table-cell table:style-name="ce1" table:formula="of:=STDEV([.C5];[.C20];[.C35];[.C50];[.C65];[.C80];[.C95];[.C110];[.C125];[.C140])" office:value-type="float" office:value="353024.557574556" calcext:value-type="float">
            <text:p>353024.6</text:p>
          </table:table-cell>
          <table:table-cell table:style-name="ce1" table:formula="of:=STDEV([.D5];[.D20];[.D35];[.D50];[.D65];[.D80];[.D95];[.D110];[.D125];[.D140])" office:value-type="float" office:value="0" calcext:value-type="float">
            <text:p>0.0</text:p>
          </table:table-cell>
          <table:table-cell table:style-name="ce1" table:formula="of:=STDEV([.E5];[.E20];[.E35];[.E50];[.E65];[.E80];[.E95];[.E110];[.E125];[.E140])" office:value-type="float" office:value="50432.079653508" calcext:value-type="float">
            <text:p>50432.1</text:p>
          </table:table-cell>
          <table:table-cell table:style-name="ce1" table:formula="of:=STDEV([.F5];[.F20];[.F35];[.F50];[.F65];[.F80];[.F95];[.F110];[.F125];[.F140])" office:value-type="float" office:value="403456.637228064" calcext:value-type="float">
            <text:p>403456.6</text:p>
          </table:table-cell>
          <table:table-cell table:style-name="ce1" table:formula="of:=STDEV([.G5];[.G20];[.G35];[.G50];[.G65];[.G80];[.G95];[.G110];[.G125];[.G140])" office:value-type="float" office:value="25216.039826754" calcext:value-type="float">
            <text:p>25216.0</text:p>
          </table:table-cell>
          <table:table-cell table:style-name="ce2" table:formula="of:=STDEV([.H5];[.H20];[.H35];[.H50];[.H65];[.H80];[.H95];[.H110];[.H125];[.H140])" office:value-type="float" office:value="0.000835397443668258" calcext:value-type="float">
            <text:p>0.001</text:p>
          </table:table-cell>
          <table:table-cell table:style-name="ce2" table:formula="of:=STDEV([.I5];[.I20];[.I35];[.I50];[.I65];[.I80];[.I95];[.I110];[.I125];[.I140])" office:value-type="float" office:value="0.0756894238905865" calcext:value-type="float">
            <text:p>0.076</text:p>
          </table:table-cell>
          <table:table-cell table:style-name="ce2" table:formula="of:=STDEV([.J5];[.J20];[.J35];[.J50];[.J65];[.J80];[.J95];[.J110];[.J125];[.J140])" office:value-type="float" office:value="0.289653049162078" calcext:value-type="float">
            <text:p>0.290</text:p>
          </table:table-cell>
          <table:table-cell table:style-name="ce2" table:formula="of:=STDEV([.K5];[.K20];[.K35];[.K50];[.K65];[.K80];[.K95];[.K110];[.K125];[.K140])" office:value-type="float" office:value="33.077330286601" calcext:value-type="float">
            <text:p>33.077</text:p>
          </table:table-cell>
          <table:table-cell table:style-name="ce2" table:formula="of:=STDEV([.L5];[.L20];[.L35];[.L50];[.L65];[.L80];[.L95];[.L110];[.L125];[.L140])" office:value-type="float" office:value="1.84439571555443" calcext:value-type="float">
            <text:p>1.8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374.865016" calcext:value-type="float">
            <text:p>12374.865016</text:p>
          </table:table-cell>
          <table:table-cell office:value-type="float" office:value="10396134" calcext:value-type="float">
            <text:p>10396134</text:p>
          </table:table-cell>
          <table:table-cell office:value-type="float" office:value="0" calcext:value-type="float">
            <text:p>0</text:p>
          </table:table-cell>
          <table:table-cell office:value-type="float" office:value="1485162" calcext:value-type="float">
            <text:p>1485162</text:p>
          </table:table-cell>
          <table:table-cell office:value-type="float" office:value="11881296" calcext:value-type="float">
            <text:p>11881296</text:p>
          </table:table-cell>
          <table:table-cell office:value-type="float" office:value="742581" calcext:value-type="float">
            <text:p>742581</text:p>
          </table:table-cell>
          <table:table-cell office:value-type="float" office:value="60.0072" calcext:value-type="float">
            <text:p>60.0072</text:p>
          </table:table-cell>
          <table:table-cell office:value-type="float" office:value="2.74" calcext:value-type="float">
            <text:p>2.74</text:p>
          </table:table-cell>
          <table:table-cell office:value-type="float" office:value="8.88" calcext:value-type="float">
            <text:p>8.88</text:p>
          </table:table-cell>
          <table:table-cell office:value-type="float" office:value="118.2" calcext:value-type="float">
            <text:p>118.2</text:p>
          </table:table-cell>
          <table:table-cell office:value-type="float" office:value="24.49" calcext:value-type="float">
            <text:p>24.49</text:p>
          </table:table-cell>
          <table:table-cell table:formula="of:=STDEV([.A6];[.A21];[.A36];[.A51];[.A66];[.A81];[.A96];[.A111];[.A126];[.A141])" office:value-type="float" office:value="0" calcext:value-type="float">
            <text:p>0</text:p>
          </table:table-cell>
          <table:table-cell table:style-name="ce1" table:formula="of:=STDEV([.B6];[.B21];[.B36];[.B51];[.B66];[.B81];[.B96];[.B111];[.B126];[.B141])" office:value-type="float" office:value="261.472461726427" calcext:value-type="float">
            <text:p>261.5</text:p>
          </table:table-cell>
          <table:table-cell table:style-name="ce1" table:formula="of:=STDEV([.C6];[.C21];[.C36];[.C51];[.C66];[.C81];[.C96];[.C111];[.C126];[.C141])" office:value-type="float" office:value="219619.648360119" calcext:value-type="float">
            <text:p>219619.6</text:p>
          </table:table-cell>
          <table:table-cell table:style-name="ce1" table:formula="of:=STDEV([.D6];[.D21];[.D36];[.D51];[.D66];[.D81];[.D96];[.D111];[.D126];[.D141])" office:value-type="float" office:value="0" calcext:value-type="float">
            <text:p>0.0</text:p>
          </table:table-cell>
          <table:table-cell table:style-name="ce1" table:formula="of:=STDEV([.E6];[.E21];[.E36];[.E51];[.E66];[.E81];[.E96];[.E111];[.E126];[.E141])" office:value-type="float" office:value="31374.235480017" calcext:value-type="float">
            <text:p>31374.2</text:p>
          </table:table-cell>
          <table:table-cell table:style-name="ce1" table:formula="of:=STDEV([.F6];[.F21];[.F36];[.F51];[.F66];[.F81];[.F96];[.F111];[.F126];[.F141])" office:value-type="float" office:value="250993.883840136" calcext:value-type="float">
            <text:p>250993.9</text:p>
          </table:table-cell>
          <table:table-cell table:style-name="ce1" table:formula="of:=STDEV([.G6];[.G21];[.G36];[.G51];[.G66];[.G81];[.G96];[.G111];[.G126];[.G141])" office:value-type="float" office:value="15687.1177400085" calcext:value-type="float">
            <text:p>15687.1</text:p>
          </table:table-cell>
          <table:table-cell table:style-name="ce2" table:formula="of:=STDEV([.H6];[.H21];[.H36];[.H51];[.H66];[.H81];[.H96];[.H111];[.H126];[.H141])" office:value-type="float" office:value="0.000732499525977263" calcext:value-type="float">
            <text:p>0.001</text:p>
          </table:table-cell>
          <table:table-cell table:style-name="ce2" table:formula="of:=STDEV([.I6];[.I21];[.I36];[.I51];[.I66];[.I81];[.I96];[.I111];[.I126];[.I141])" office:value-type="float" office:value="0.0711883261341197" calcext:value-type="float">
            <text:p>0.071</text:p>
          </table:table-cell>
          <table:table-cell table:style-name="ce2" table:formula="of:=STDEV([.J6];[.J21];[.J36];[.J51];[.J66];[.J81];[.J96];[.J111];[.J126];[.J141])" office:value-type="float" office:value="0.192322067838763" calcext:value-type="float">
            <text:p>0.192</text:p>
          </table:table-cell>
          <table:table-cell table:style-name="ce2" table:formula="of:=STDEV([.K6];[.K21];[.K36];[.K51];[.K66];[.K81];[.K96];[.K111];[.K126];[.K141])" office:value-type="float" office:value="40.4950955055054" calcext:value-type="float">
            <text:p>40.495</text:p>
          </table:table-cell>
          <table:table-cell table:style-name="ce2" table:formula="of:=STDEV([.L6];[.L21];[.L36];[.L51];[.L66];[.L81];[.L96];[.L111];[.L126];[.L141])" office:value-type="float" office:value="1.24562166540781" calcext:value-type="float">
            <text:p>1.24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443.198766" calcext:value-type="float">
            <text:p>12443.198766</text:p>
          </table:table-cell>
          <table:table-cell office:value-type="float" office:value="10454360" calcext:value-type="float">
            <text:p>10454360</text:p>
          </table:table-cell>
          <table:table-cell office:value-type="float" office:value="0" calcext:value-type="float">
            <text:p>0</text:p>
          </table:table-cell>
          <table:table-cell office:value-type="float" office:value="1493480" calcext:value-type="float">
            <text:p>1493480</text:p>
          </table:table-cell>
          <table:table-cell office:value-type="float" office:value="11947840" calcext:value-type="float">
            <text:p>11947840</text:p>
          </table:table-cell>
          <table:table-cell office:value-type="float" office:value="746740" calcext:value-type="float">
            <text:p>746740</text:p>
          </table:table-cell>
          <table:table-cell office:value-type="float" office:value="60.0119" calcext:value-type="float">
            <text:p>60.0119</text:p>
          </table:table-cell>
          <table:table-cell office:value-type="float" office:value="2.78" calcext:value-type="float">
            <text:p>2.78</text:p>
          </table:table-cell>
          <table:table-cell office:value-type="float" office:value="10.44" calcext:value-type="float">
            <text:p>10.44</text:p>
          </table:table-cell>
          <table:table-cell office:value-type="float" office:value="137.02" calcext:value-type="float">
            <text:p>137.02</text:p>
          </table:table-cell>
          <table:table-cell office:value-type="float" office:value="31.49" calcext:value-type="float">
            <text:p>31.49</text:p>
          </table:table-cell>
          <table:table-cell table:formula="of:=STDEV([.A7];[.A22];[.A37];[.A52];[.A67];[.A82];[.A97];[.A112];[.A127];[.A142])" office:value-type="float" office:value="0" calcext:value-type="float">
            <text:p>0</text:p>
          </table:table-cell>
          <table:table-cell table:style-name="ce1" table:formula="of:=STDEV([.B7];[.B22];[.B37];[.B52];[.B67];[.B82];[.B97];[.B112];[.B127];[.B142])" office:value-type="float" office:value="128.553096744128" calcext:value-type="float">
            <text:p>128.6</text:p>
          </table:table-cell>
          <table:table-cell table:style-name="ce1" table:formula="of:=STDEV([.C7];[.C22];[.C37];[.C52];[.C67];[.C82];[.C97];[.C112];[.C127];[.C142])" office:value-type="float" office:value="107948.43937609" calcext:value-type="float">
            <text:p>107948.4</text:p>
          </table:table-cell>
          <table:table-cell table:style-name="ce1" table:formula="of:=STDEV([.D7];[.D22];[.D37];[.D52];[.D67];[.D82];[.D97];[.D112];[.D127];[.D142])" office:value-type="float" office:value="0" calcext:value-type="float">
            <text:p>0.0</text:p>
          </table:table-cell>
          <table:table-cell table:style-name="ce1" table:formula="of:=STDEV([.E7];[.E22];[.E37];[.E52];[.E67];[.E82];[.E97];[.E112];[.E127];[.E142])" office:value-type="float" office:value="15421.2056251557" calcext:value-type="float">
            <text:p>15421.2</text:p>
          </table:table-cell>
          <table:table-cell table:style-name="ce1" table:formula="of:=STDEV([.F7];[.F22];[.F37];[.F52];[.F67];[.F82];[.F97];[.F112];[.F127];[.F142])" office:value-type="float" office:value="123369.645001245" calcext:value-type="float">
            <text:p>123369.6</text:p>
          </table:table-cell>
          <table:table-cell table:style-name="ce1" table:formula="of:=STDEV([.G7];[.G22];[.G37];[.G52];[.G67];[.G82];[.G97];[.G112];[.G127];[.G142])" office:value-type="float" office:value="7710.60281257784" calcext:value-type="float">
            <text:p>7710.6</text:p>
          </table:table-cell>
          <table:table-cell table:style-name="ce2" table:formula="of:=STDEV([.H7];[.H22];[.H37];[.H52];[.H67];[.H82];[.H97];[.H112];[.H127];[.H142])" office:value-type="float" office:value="0.0011423659658785" calcext:value-type="float">
            <text:p>0.001</text:p>
          </table:table-cell>
          <table:table-cell table:style-name="ce2" table:formula="of:=STDEV([.I7];[.I22];[.I37];[.I52];[.I67];[.I82];[.I97];[.I112];[.I127];[.I142])" office:value-type="float" office:value="0.0938142372516619" calcext:value-type="float">
            <text:p>0.094</text:p>
          </table:table-cell>
          <table:table-cell table:style-name="ce2" table:formula="of:=STDEV([.J7];[.J22];[.J37];[.J52];[.J67];[.J82];[.J97];[.J112];[.J127];[.J142])" office:value-type="float" office:value="0.105535670641626" calcext:value-type="float">
            <text:p>0.106</text:p>
          </table:table-cell>
          <table:table-cell table:style-name="ce2" table:formula="of:=STDEV([.K7];[.K22];[.K37];[.K52];[.K67];[.K82];[.K97];[.K112];[.K127];[.K142])" office:value-type="float" office:value="57.5325784519809" calcext:value-type="float">
            <text:p>57.533</text:p>
          </table:table-cell>
          <table:table-cell table:style-name="ce2" table:formula="of:=STDEV([.L7];[.L22];[.L37];[.L52];[.L67];[.L82];[.L97];[.L112];[.L127];[.L142])" office:value-type="float" office:value="2.09707335748339" calcext:value-type="float">
            <text:p>2.0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641.304438" calcext:value-type="float">
            <text:p>12641.304438</text:p>
          </table:table-cell>
          <table:table-cell office:value-type="float" office:value="10620554" calcext:value-type="float">
            <text:p>10620554</text:p>
          </table:table-cell>
          <table:table-cell office:value-type="float" office:value="0" calcext:value-type="float">
            <text:p>0</text:p>
          </table:table-cell>
          <table:table-cell office:value-type="float" office:value="1517222" calcext:value-type="float">
            <text:p>1517222</text:p>
          </table:table-cell>
          <table:table-cell office:value-type="float" office:value="12137776" calcext:value-type="float">
            <text:p>12137776</text:p>
          </table:table-cell>
          <table:table-cell office:value-type="float" office:value="758611" calcext:value-type="float">
            <text:p>758611</text:p>
          </table:table-cell>
          <table:table-cell office:value-type="float" office:value="60.0105" calcext:value-type="float">
            <text:p>60.0105</text:p>
          </table:table-cell>
          <table:table-cell office:value-type="float" office:value="2.64" calcext:value-type="float">
            <text:p>2.64</text:p>
          </table:table-cell>
          <table:table-cell office:value-type="float" office:value="11.86" calcext:value-type="float">
            <text:p>11.86</text:p>
          </table:table-cell>
          <table:table-cell office:value-type="float" office:value="300.22" calcext:value-type="float">
            <text:p>300.22</text:p>
          </table:table-cell>
          <table:table-cell office:value-type="float" office:value="33.48" calcext:value-type="float">
            <text:p>33.48</text:p>
          </table:table-cell>
          <table:table-cell table:formula="of:=STDEV([.A8];[.A23];[.A38];[.A53];[.A68];[.A83];[.A98];[.A113];[.A128];[.A143])" office:value-type="float" office:value="0" calcext:value-type="float">
            <text:p>0</text:p>
          </table:table-cell>
          <table:table-cell table:style-name="ce1" table:formula="of:=STDEV([.B8];[.B23];[.B38];[.B53];[.B68];[.B83];[.B98];[.B113];[.B128];[.B143])" office:value-type="float" office:value="103.877177132351" calcext:value-type="float">
            <text:p>103.9</text:p>
          </table:table-cell>
          <table:table-cell table:style-name="ce1" table:formula="of:=STDEV([.C8];[.C23];[.C38];[.C53];[.C68];[.C83];[.C98];[.C113];[.C128];[.C143])" office:value-type="float" office:value="87162.7989209464" calcext:value-type="float">
            <text:p>87162.8</text:p>
          </table:table-cell>
          <table:table-cell table:style-name="ce1" table:formula="of:=STDEV([.D8];[.D23];[.D38];[.D53];[.D68];[.D83];[.D98];[.D113];[.D128];[.D143])" office:value-type="float" office:value="0" calcext:value-type="float">
            <text:p>0.0</text:p>
          </table:table-cell>
          <table:table-cell table:style-name="ce1" table:formula="of:=STDEV([.E8];[.E23];[.E38];[.E53];[.E68];[.E83];[.E98];[.E113];[.E128];[.E143])" office:value-type="float" office:value="12451.8284172781" calcext:value-type="float">
            <text:p>12451.8</text:p>
          </table:table-cell>
          <table:table-cell table:style-name="ce1" table:formula="of:=STDEV([.F8];[.F23];[.F38];[.F53];[.F68];[.F83];[.F98];[.F113];[.F128];[.F143])" office:value-type="float" office:value="99614.6273382245" calcext:value-type="float">
            <text:p>99614.6</text:p>
          </table:table-cell>
          <table:table-cell table:style-name="ce1" table:formula="of:=STDEV([.G8];[.G23];[.G38];[.G53];[.G68];[.G83];[.G98];[.G113];[.G128];[.G143])" office:value-type="float" office:value="6225.91420863903" calcext:value-type="float">
            <text:p>6225.9</text:p>
          </table:table-cell>
          <table:table-cell table:style-name="ce2" table:formula="of:=STDEV([.H8];[.H23];[.H38];[.H53];[.H68];[.H83];[.H98];[.H113];[.H128];[.H143])" office:value-type="float" office:value="0.00124204133049868" calcext:value-type="float">
            <text:p>0.001</text:p>
          </table:table-cell>
          <table:table-cell table:style-name="ce2" table:formula="of:=STDEV([.I8];[.I23];[.I38];[.I53];[.I68];[.I83];[.I98];[.I113];[.I128];[.I143])" office:value-type="float" office:value="0.114314381325264" calcext:value-type="float">
            <text:p>0.114</text:p>
          </table:table-cell>
          <table:table-cell table:style-name="ce2" table:formula="of:=STDEV([.J8];[.J23];[.J38];[.J53];[.J68];[.J83];[.J98];[.J113];[.J128];[.J143])" office:value-type="float" office:value="0.0961249187255833" calcext:value-type="float">
            <text:p>0.096</text:p>
          </table:table-cell>
          <table:table-cell table:style-name="ce2" table:formula="of:=STDEV([.K8];[.K23];[.K38];[.K53];[.K68];[.K83];[.K98];[.K113];[.K128];[.K143])" office:value-type="float" office:value="51.7535966436687" calcext:value-type="float">
            <text:p>51.754</text:p>
          </table:table-cell>
          <table:table-cell table:style-name="ce2" table:formula="of:=STDEV([.L8];[.L23];[.L38];[.L53];[.L68];[.L83];[.L98];[.L113];[.L128];[.L143])" office:value-type="float" office:value="1.88709653524491" calcext:value-type="float">
            <text:p>1.8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887.62916" calcext:value-type="float">
            <text:p>12887.62916</text:p>
          </table:table-cell>
          <table:table-cell office:value-type="float" office:value="10827936" calcext:value-type="float">
            <text:p>10827936</text:p>
          </table:table-cell>
          <table:table-cell office:value-type="float" office:value="0" calcext:value-type="float">
            <text:p>0</text:p>
          </table:table-cell>
          <table:table-cell office:value-type="float" office:value="1546848" calcext:value-type="float">
            <text:p>1546848</text:p>
          </table:table-cell>
          <table:table-cell office:value-type="float" office:value="12374784" calcext:value-type="float">
            <text:p>12374784</text:p>
          </table:table-cell>
          <table:table-cell office:value-type="float" office:value="773424" calcext:value-type="float">
            <text:p>773424</text:p>
          </table:table-cell>
          <table:table-cell office:value-type="float" office:value="60.0129" calcext:value-type="float">
            <text:p>60.0129</text:p>
          </table:table-cell>
          <table:table-cell office:value-type="float" office:value="2.98" calcext:value-type="float">
            <text:p>2.98</text:p>
          </table:table-cell>
          <table:table-cell office:value-type="float" office:value="13.18" calcext:value-type="float">
            <text:p>13.18</text:p>
          </table:table-cell>
          <table:table-cell office:value-type="float" office:value="180.51" calcext:value-type="float">
            <text:p>180.51</text:p>
          </table:table-cell>
          <table:table-cell office:value-type="float" office:value="41.6" calcext:value-type="float">
            <text:p>41.6</text:p>
          </table:table-cell>
          <table:table-cell table:formula="of:=STDEV([.A9];[.A24];[.A39];[.A54];[.A69];[.A84];[.A99];[.A114];[.A129];[.A144])" office:value-type="float" office:value="0" calcext:value-type="float">
            <text:p>0</text:p>
          </table:table-cell>
          <table:table-cell table:style-name="ce1" table:formula="of:=STDEV([.B9];[.B24];[.B39];[.B54];[.B69];[.B84];[.B99];[.B114];[.B129];[.B144])" office:value-type="float" office:value="131.25508259075" calcext:value-type="float">
            <text:p>131.3</text:p>
          </table:table-cell>
          <table:table-cell table:style-name="ce1" table:formula="of:=STDEV([.C9];[.C24];[.C39];[.C54];[.C69];[.C84];[.C99];[.C114];[.C129];[.C144])" office:value-type="float" office:value="110176.036177464" calcext:value-type="float">
            <text:p>110176.0</text:p>
          </table:table-cell>
          <table:table-cell table:style-name="ce1" table:formula="of:=STDEV([.D9];[.D24];[.D39];[.D54];[.D69];[.D84];[.D99];[.D114];[.D129];[.D144])" office:value-type="float" office:value="0" calcext:value-type="float">
            <text:p>0.0</text:p>
          </table:table-cell>
          <table:table-cell table:style-name="ce1" table:formula="of:=STDEV([.E9];[.E24];[.E39];[.E54];[.E69];[.E84];[.E99];[.E114];[.E129];[.E144])" office:value-type="float" office:value="15739.4337396377" calcext:value-type="float">
            <text:p>15739.4</text:p>
          </table:table-cell>
          <table:table-cell table:style-name="ce1" table:formula="of:=STDEV([.F9];[.F24];[.F39];[.F54];[.F69];[.F84];[.F99];[.F114];[.F129];[.F144])" office:value-type="float" office:value="125915.469917101" calcext:value-type="float">
            <text:p>125915.5</text:p>
          </table:table-cell>
          <table:table-cell table:style-name="ce1" table:formula="of:=STDEV([.G9];[.G24];[.G39];[.G54];[.G69];[.G84];[.G99];[.G114];[.G129];[.G144])" office:value-type="float" office:value="7869.71686981883" calcext:value-type="float">
            <text:p>7869.7</text:p>
          </table:table-cell>
          <table:table-cell table:style-name="ce2" table:formula="of:=STDEV([.H9];[.H24];[.H39];[.H54];[.H69];[.H84];[.H99];[.H114];[.H129];[.H144])" office:value-type="float" office:value="0.00121271046283405" calcext:value-type="float">
            <text:p>0.001</text:p>
          </table:table-cell>
          <table:table-cell table:style-name="ce2" table:formula="of:=STDEV([.I9];[.I24];[.I39];[.I54];[.I69];[.I84];[.I99];[.I114];[.I129];[.I144])" office:value-type="float" office:value="0.18039770878072" calcext:value-type="float">
            <text:p>0.180</text:p>
          </table:table-cell>
          <table:table-cell table:style-name="ce2" table:formula="of:=STDEV([.J9];[.J24];[.J39];[.J54];[.J69];[.J84];[.J99];[.J114];[.J129];[.J144])" office:value-type="float" office:value="0.134416434180415" calcext:value-type="float">
            <text:p>0.134</text:p>
          </table:table-cell>
          <table:table-cell table:style-name="ce2" table:formula="of:=STDEV([.K9];[.K24];[.K39];[.K54];[.K69];[.K84];[.K99];[.K114];[.K129];[.K144])" office:value-type="float" office:value="44.4571266752837" calcext:value-type="float">
            <text:p>44.457</text:p>
          </table:table-cell>
          <table:table-cell table:style-name="ce2" table:formula="of:=STDEV([.L9];[.L24];[.L39];[.L54];[.L69];[.L84];[.L99];[.L114];[.L129];[.L144])" office:value-type="float" office:value="3.27604504106874" calcext:value-type="float">
            <text:p>3.27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870.675707" calcext:value-type="float">
            <text:p>12870.675707</text:p>
          </table:table-cell>
          <table:table-cell office:value-type="float" office:value="10813656" calcext:value-type="float">
            <text:p>10813656</text:p>
          </table:table-cell>
          <table:table-cell office:value-type="float" office:value="0" calcext:value-type="float">
            <text:p>0</text:p>
          </table:table-cell>
          <table:table-cell office:value-type="float" office:value="1544808" calcext:value-type="float">
            <text:p>1544808</text:p>
          </table:table-cell>
          <table:table-cell office:value-type="float" office:value="12358464" calcext:value-type="float">
            <text:p>12358464</text:p>
          </table:table-cell>
          <table:table-cell office:value-type="float" office:value="772404" calcext:value-type="float">
            <text:p>772404</text:p>
          </table:table-cell>
          <table:table-cell office:value-type="float" office:value="60.0127" calcext:value-type="float">
            <text:p>60.0127</text:p>
          </table:table-cell>
          <table:table-cell office:value-type="float" office:value="2.84" calcext:value-type="float">
            <text:p>2.84</text:p>
          </table:table-cell>
          <table:table-cell office:value-type="float" office:value="14.75" calcext:value-type="float">
            <text:p>14.75</text:p>
          </table:table-cell>
          <table:table-cell office:value-type="float" office:value="262.57" calcext:value-type="float">
            <text:p>262.57</text:p>
          </table:table-cell>
          <table:table-cell office:value-type="float" office:value="47.63" calcext:value-type="float">
            <text:p>47.63</text:p>
          </table:table-cell>
          <table:table-cell table:formula="of:=STDEV([.A10];[.A25];[.A40];[.A55];[.A70];[.A85];[.A100];[.A115];[.A130];[.A145])" office:value-type="float" office:value="0" calcext:value-type="float">
            <text:p>0</text:p>
          </table:table-cell>
          <table:table-cell table:style-name="ce1" table:formula="of:=STDEV([.B10];[.B25];[.B40];[.B55];[.B70];[.B85];[.B100];[.B115];[.B130];[.B145])" office:value-type="float" office:value="104.187204052946" calcext:value-type="float">
            <text:p>104.2</text:p>
          </table:table-cell>
          <table:table-cell table:style-name="ce1" table:formula="of:=STDEV([.C10];[.C25];[.C40];[.C55];[.C70];[.C85];[.C100];[.C115];[.C130];[.C145])" office:value-type="float" office:value="87510.6753007883" calcext:value-type="float">
            <text:p>87510.7</text:p>
          </table:table-cell>
          <table:table-cell table:style-name="ce1" table:formula="of:=STDEV([.D10];[.D25];[.D40];[.D55];[.D70];[.D85];[.D100];[.D115];[.D130];[.D145])" office:value-type="float" office:value="0" calcext:value-type="float">
            <text:p>0.0</text:p>
          </table:table-cell>
          <table:table-cell table:style-name="ce1" table:formula="of:=STDEV([.E10];[.E25];[.E40];[.E55];[.E70];[.E85];[.E100];[.E115];[.E130];[.E145])" office:value-type="float" office:value="12501.5250429698" calcext:value-type="float">
            <text:p>12501.5</text:p>
          </table:table-cell>
          <table:table-cell table:style-name="ce1" table:formula="of:=STDEV([.F10];[.F25];[.F40];[.F55];[.F70];[.F85];[.F100];[.F115];[.F130];[.F145])" office:value-type="float" office:value="100012.200343758" calcext:value-type="float">
            <text:p>100012.2</text:p>
          </table:table-cell>
          <table:table-cell table:style-name="ce1" table:formula="of:=STDEV([.G10];[.G25];[.G40];[.G55];[.G70];[.G85];[.G100];[.G115];[.G130];[.G145])" office:value-type="float" office:value="6250.76252148488" calcext:value-type="float">
            <text:p>6250.8</text:p>
          </table:table-cell>
          <table:table-cell table:style-name="ce2" table:formula="of:=STDEV([.H10];[.H25];[.H40];[.H55];[.H70];[.H85];[.H100];[.H115];[.H130];[.H145])" office:value-type="float" office:value="0.000936660735450603" calcext:value-type="float">
            <text:p>0.001</text:p>
          </table:table-cell>
          <table:table-cell table:style-name="ce2" table:formula="of:=STDEV([.I10];[.I25];[.I40];[.I55];[.I70];[.I85];[.I100];[.I115];[.I130];[.I145])" office:value-type="float" office:value="0.133416640641263" calcext:value-type="float">
            <text:p>0.133</text:p>
          </table:table-cell>
          <table:table-cell table:style-name="ce2" table:formula="of:=STDEV([.J10];[.J25];[.J40];[.J55];[.J70];[.J85];[.J100];[.J115];[.J130];[.J145])" office:value-type="float" office:value="0.11916375287813" calcext:value-type="float">
            <text:p>0.119</text:p>
          </table:table-cell>
          <table:table-cell table:style-name="ce2" table:formula="of:=STDEV([.K10];[.K25];[.K40];[.K55];[.K70];[.K85];[.K100];[.K115];[.K130];[.K145])" office:value-type="float" office:value="42.5427051979015" calcext:value-type="float">
            <text:p>42.543</text:p>
          </table:table-cell>
          <table:table-cell table:style-name="ce2" table:formula="of:=STDEV([.L10];[.L25];[.L40];[.L55];[.L70];[.L85];[.L100];[.L115];[.L130];[.L145])" office:value-type="float" office:value="2.08356958660425" calcext:value-type="float">
            <text:p>2.08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946.473353" calcext:value-type="float">
            <text:p>12946.473353</text:p>
          </table:table-cell>
          <table:table-cell office:value-type="float" office:value="10877412" calcext:value-type="float">
            <text:p>10877412</text:p>
          </table:table-cell>
          <table:table-cell office:value-type="float" office:value="0" calcext:value-type="float">
            <text:p>0</text:p>
          </table:table-cell>
          <table:table-cell office:value-type="float" office:value="1553916" calcext:value-type="float">
            <text:p>1553916</text:p>
          </table:table-cell>
          <table:table-cell office:value-type="float" office:value="12431328" calcext:value-type="float">
            <text:p>12431328</text:p>
          </table:table-cell>
          <table:table-cell office:value-type="float" office:value="776958" calcext:value-type="float">
            <text:p>776958</text:p>
          </table:table-cell>
          <table:table-cell office:value-type="float" office:value="60.0131" calcext:value-type="float">
            <text:p>60.0131</text:p>
          </table:table-cell>
          <table:table-cell office:value-type="float" office:value="2.85" calcext:value-type="float">
            <text:p>2.85</text:p>
          </table:table-cell>
          <table:table-cell office:value-type="float" office:value="16.21" calcext:value-type="float">
            <text:p>16.21</text:p>
          </table:table-cell>
          <table:table-cell office:value-type="float" office:value="305.02" calcext:value-type="float">
            <text:p>305.02</text:p>
          </table:table-cell>
          <table:table-cell office:value-type="float" office:value="45.44" calcext:value-type="float">
            <text:p>45.44</text:p>
          </table:table-cell>
          <table:table-cell table:formula="of:=STDEV([.A11];[.A26];[.A41];[.A56];[.A71];[.A86];[.A101];[.A116];[.A131];[.A146])" office:value-type="float" office:value="0" calcext:value-type="float">
            <text:p>0</text:p>
          </table:table-cell>
          <table:table-cell table:style-name="ce1" table:formula="of:=STDEV([.B11];[.B26];[.B41];[.B56];[.B71];[.B86];[.B101];[.B116];[.B131];[.B146])" office:value-type="float" office:value="58.1070376740286" calcext:value-type="float">
            <text:p>58.1</text:p>
          </table:table-cell>
          <table:table-cell table:style-name="ce1" table:formula="of:=STDEV([.C11];[.C26];[.C41];[.C56];[.C71];[.C86];[.C101];[.C116];[.C131];[.C146])" office:value-type="float" office:value="48884.614455766" calcext:value-type="float">
            <text:p>48884.6</text:p>
          </table:table-cell>
          <table:table-cell table:style-name="ce1" table:formula="of:=STDEV([.D11];[.D26];[.D41];[.D56];[.D71];[.D86];[.D101];[.D116];[.D131];[.D146])" office:value-type="float" office:value="0" calcext:value-type="float">
            <text:p>0.0</text:p>
          </table:table-cell>
          <table:table-cell table:style-name="ce1" table:formula="of:=STDEV([.E11];[.E26];[.E41];[.E56];[.E71];[.E86];[.E101];[.E116];[.E131];[.E146])" office:value-type="float" office:value="6983.51635082372" calcext:value-type="float">
            <text:p>6983.5</text:p>
          </table:table-cell>
          <table:table-cell table:style-name="ce1" table:formula="of:=STDEV([.F11];[.F26];[.F41];[.F56];[.F71];[.F86];[.F101];[.F116];[.F131];[.F146])" office:value-type="float" office:value="55868.1308065897" calcext:value-type="float">
            <text:p>55868.1</text:p>
          </table:table-cell>
          <table:table-cell table:style-name="ce1" table:formula="of:=STDEV([.G11];[.G26];[.G41];[.G56];[.G71];[.G86];[.G101];[.G116];[.G131];[.G146])" office:value-type="float" office:value="3491.75817541186" calcext:value-type="float">
            <text:p>3491.8</text:p>
          </table:table-cell>
          <table:table-cell table:style-name="ce2" table:formula="of:=STDEV([.H11];[.H26];[.H41];[.H56];[.H71];[.H86];[.H101];[.H116];[.H131];[.H146])" office:value-type="float" office:value="0.00107191417566876" calcext:value-type="float">
            <text:p>0.001</text:p>
          </table:table-cell>
          <table:table-cell table:style-name="ce2" table:formula="of:=STDEV([.I11];[.I26];[.I41];[.I56];[.I71];[.I86];[.I101];[.I116];[.I131];[.I146])" office:value-type="float" office:value="0.112960169971544" calcext:value-type="float">
            <text:p>0.113</text:p>
          </table:table-cell>
          <table:table-cell table:style-name="ce2" table:formula="of:=STDEV([.J11];[.J26];[.J41];[.J56];[.J71];[.J86];[.J101];[.J116];[.J131];[.J146])" office:value-type="float" office:value="0.0743564986325265" calcext:value-type="float">
            <text:p>0.074</text:p>
          </table:table-cell>
          <table:table-cell table:style-name="ce2" table:formula="of:=STDEV([.K11];[.K26];[.K41];[.K56];[.K71];[.K86];[.K101];[.K116];[.K131];[.K146])" office:value-type="float" office:value="34.4034367792263" calcext:value-type="float">
            <text:p>34.403</text:p>
          </table:table-cell>
          <table:table-cell table:style-name="ce2" table:formula="of:=STDEV([.L11];[.L26];[.L41];[.L56];[.L71];[.L86];[.L101];[.L116];[.L131];[.L146])" office:value-type="float" office:value="2.95565390396102" calcext:value-type="float">
            <text:p>2.95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948.012803" calcext:value-type="float">
            <text:p>12948.012803</text:p>
          </table:table-cell>
          <table:table-cell office:value-type="float" office:value="10879358" calcext:value-type="float">
            <text:p>10879358</text:p>
          </table:table-cell>
          <table:table-cell office:value-type="float" office:value="0" calcext:value-type="float">
            <text:p>0</text:p>
          </table:table-cell>
          <table:table-cell office:value-type="float" office:value="1554194" calcext:value-type="float">
            <text:p>1554194</text:p>
          </table:table-cell>
          <table:table-cell office:value-type="float" office:value="12433552" calcext:value-type="float">
            <text:p>12433552</text:p>
          </table:table-cell>
          <table:table-cell office:value-type="float" office:value="777097" calcext:value-type="float">
            <text:p>777097</text:p>
          </table:table-cell>
          <table:table-cell office:value-type="float" office:value="60.0167" calcext:value-type="float">
            <text:p>60.0167</text:p>
          </table:table-cell>
          <table:table-cell office:value-type="float" office:value="3.03" calcext:value-type="float">
            <text:p>3.03</text:p>
          </table:table-cell>
          <table:table-cell office:value-type="float" office:value="17.75" calcext:value-type="float">
            <text:p>17.75</text:p>
          </table:table-cell>
          <table:table-cell office:value-type="float" office:value="255.4" calcext:value-type="float">
            <text:p>255.4</text:p>
          </table:table-cell>
          <table:table-cell office:value-type="float" office:value="54.29" calcext:value-type="float">
            <text:p>54.29</text:p>
          </table:table-cell>
          <table:table-cell table:formula="of:=STDEV([.A12];[.A27];[.A42];[.A57];[.A72];[.A87];[.A102];[.A117];[.A132];[.A147])" office:value-type="float" office:value="0" calcext:value-type="float">
            <text:p>0</text:p>
          </table:table-cell>
          <table:table-cell table:style-name="ce1" table:formula="of:=STDEV([.B12];[.B27];[.B42];[.B57];[.B72];[.B87];[.B102];[.B117];[.B132];[.B147])" office:value-type="float" office:value="49.192485231214" calcext:value-type="float">
            <text:p>49.2</text:p>
          </table:table-cell>
          <table:table-cell table:style-name="ce1" table:formula="of:=STDEV([.C12];[.C27];[.C42];[.C57];[.C72];[.C87];[.C102];[.C117];[.C132];[.C147])" office:value-type="float" office:value="41286.0150333419" calcext:value-type="float">
            <text:p>41286.0</text:p>
          </table:table-cell>
          <table:table-cell table:style-name="ce1" table:formula="of:=STDEV([.D12];[.D27];[.D42];[.D57];[.D72];[.D87];[.D102];[.D117];[.D132];[.D147])" office:value-type="float" office:value="0" calcext:value-type="float">
            <text:p>0.0</text:p>
          </table:table-cell>
          <table:table-cell table:style-name="ce1" table:formula="of:=STDEV([.E12];[.E27];[.E42];[.E57];[.E72];[.E87];[.E102];[.E117];[.E132];[.E147])" office:value-type="float" office:value="5898.00214762027" calcext:value-type="float">
            <text:p>5898.0</text:p>
          </table:table-cell>
          <table:table-cell table:style-name="ce1" table:formula="of:=STDEV([.F12];[.F27];[.F42];[.F57];[.F72];[.F87];[.F102];[.F117];[.F132];[.F147])" office:value-type="float" office:value="47184.0171809622" calcext:value-type="float">
            <text:p>47184.0</text:p>
          </table:table-cell>
          <table:table-cell table:style-name="ce1" table:formula="of:=STDEV([.G12];[.G27];[.G42];[.G57];[.G72];[.G87];[.G102];[.G117];[.G132];[.G147])" office:value-type="float" office:value="2949.00107381014" calcext:value-type="float">
            <text:p>2949.0</text:p>
          </table:table-cell>
          <table:table-cell table:style-name="ce2" table:formula="of:=STDEV([.H12];[.H27];[.H42];[.H57];[.H72];[.H87];[.H102];[.H117];[.H132];[.H147])" office:value-type="float" office:value="0.00145311925028697" calcext:value-type="float">
            <text:p>0.001</text:p>
          </table:table-cell>
          <table:table-cell table:style-name="ce2" table:formula="of:=STDEV([.I12];[.I27];[.I42];[.I57];[.I72];[.I87];[.I102];[.I117];[.I132];[.I147])" office:value-type="float" office:value="0.15101140501447" calcext:value-type="float">
            <text:p>0.151</text:p>
          </table:table-cell>
          <table:table-cell table:style-name="ce2" table:formula="of:=STDEV([.J12];[.J27];[.J42];[.J57];[.J72];[.J87];[.J102];[.J117];[.J132];[.J147])" office:value-type="float" office:value="0.065565912552857" calcext:value-type="float">
            <text:p>0.066</text:p>
          </table:table-cell>
          <table:table-cell table:style-name="ce2" table:formula="of:=STDEV([.K12];[.K27];[.K42];[.K57];[.K72];[.K87];[.K102];[.K117];[.K132];[.K147])" office:value-type="float" office:value="28.9365297965507" calcext:value-type="float">
            <text:p>28.937</text:p>
          </table:table-cell>
          <table:table-cell table:style-name="ce2" table:formula="of:=STDEV([.L12];[.L27];[.L42];[.L57];[.L72];[.L87];[.L102];[.L117];[.L132];[.L147])" office:value-type="float" office:value="1.00465804021955" calcext:value-type="float">
            <text:p>1.0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936.711856" calcext:value-type="float">
            <text:p>12936.711856</text:p>
          </table:table-cell>
          <table:table-cell office:value-type="float" office:value="10869446" calcext:value-type="float">
            <text:p>10869446</text:p>
          </table:table-cell>
          <table:table-cell office:value-type="float" office:value="0" calcext:value-type="float">
            <text:p>0</text:p>
          </table:table-cell>
          <table:table-cell office:value-type="float" office:value="1552778" calcext:value-type="float">
            <text:p>1552778</text:p>
          </table:table-cell>
          <table:table-cell office:value-type="float" office:value="12422224" calcext:value-type="float">
            <text:p>12422224</text:p>
          </table:table-cell>
          <table:table-cell office:value-type="float" office:value="776389" calcext:value-type="float">
            <text:p>776389</text:p>
          </table:table-cell>
          <table:table-cell office:value-type="float" office:value="60.0144" calcext:value-type="float">
            <text:p>60.0144</text:p>
          </table:table-cell>
          <table:table-cell office:value-type="float" office:value="2.95" calcext:value-type="float">
            <text:p>2.95</text:p>
          </table:table-cell>
          <table:table-cell office:value-type="float" office:value="19.31" calcext:value-type="float">
            <text:p>19.31</text:p>
          </table:table-cell>
          <table:table-cell office:value-type="float" office:value="232.3" calcext:value-type="float">
            <text:p>232.3</text:p>
          </table:table-cell>
          <table:table-cell office:value-type="float" office:value="59.05" calcext:value-type="float">
            <text:p>59.05</text:p>
          </table:table-cell>
          <table:table-cell table:formula="of:=STDEV([.A13];[.A28];[.A43];[.A58];[.A73];[.A88];[.A103];[.A118];[.A133];[.A148])" office:value-type="float" office:value="0" calcext:value-type="float">
            <text:p>0</text:p>
          </table:table-cell>
          <table:table-cell table:style-name="ce1" table:formula="of:=STDEV([.B13];[.B28];[.B43];[.B58];[.B73];[.B88];[.B103];[.B118];[.B133];[.B148])" office:value-type="float" office:value="24.0465414106233" calcext:value-type="float">
            <text:p>24.0</text:p>
          </table:table-cell>
          <table:table-cell table:style-name="ce1" table:formula="of:=STDEV([.C13];[.C28];[.C43];[.C58];[.C73];[.C88];[.C103];[.C118];[.C133];[.C148])" office:value-type="float" office:value="20442.8336848556" calcext:value-type="float">
            <text:p>20442.8</text:p>
          </table:table-cell>
          <table:table-cell table:style-name="ce1" table:formula="of:=STDEV([.D13];[.D28];[.D43];[.D58];[.D73];[.D88];[.D103];[.D118];[.D133];[.D148])" office:value-type="float" office:value="0" calcext:value-type="float">
            <text:p>0.0</text:p>
          </table:table-cell>
          <table:table-cell table:style-name="ce1" table:formula="of:=STDEV([.E13];[.E28];[.E43];[.E58];[.E73];[.E88];[.E103];[.E118];[.E133];[.E148])" office:value-type="float" office:value="2920.40481212223" calcext:value-type="float">
            <text:p>2920.4</text:p>
          </table:table-cell>
          <table:table-cell table:style-name="ce1" table:formula="of:=STDEV([.F13];[.F28];[.F43];[.F58];[.F73];[.F88];[.F103];[.F118];[.F133];[.F148])" office:value-type="float" office:value="23363.2384969778" calcext:value-type="float">
            <text:p>23363.2</text:p>
          </table:table-cell>
          <table:table-cell table:style-name="ce1" table:formula="of:=STDEV([.G13];[.G28];[.G43];[.G58];[.G73];[.G88];[.G103];[.G118];[.G133];[.G148])" office:value-type="float" office:value="1460.20240606111" calcext:value-type="float">
            <text:p>1460.2</text:p>
          </table:table-cell>
          <table:table-cell table:style-name="ce2" table:formula="of:=STDEV([.H13];[.H28];[.H43];[.H58];[.H73];[.H88];[.H103];[.H118];[.H133];[.H148])" office:value-type="float" office:value="0.00205288415000305" calcext:value-type="float">
            <text:p>0.002</text:p>
          </table:table-cell>
          <table:table-cell table:style-name="ce2" table:formula="of:=STDEV([.I13];[.I28];[.I43];[.I58];[.I73];[.I88];[.I103];[.I118];[.I133];[.I148])" office:value-type="float" office:value="0.158426288503168" calcext:value-type="float">
            <text:p>0.158</text:p>
          </table:table-cell>
          <table:table-cell table:style-name="ce2" table:formula="of:=STDEV([.J13];[.J28];[.J43];[.J58];[.J73];[.J88];[.J103];[.J118];[.J133];[.J148])" office:value-type="float" office:value="0.0362705880232944" calcext:value-type="float">
            <text:p>0.036</text:p>
          </table:table-cell>
          <table:table-cell table:style-name="ce2" table:formula="of:=STDEV([.K13];[.K28];[.K43];[.K58];[.K73];[.K88];[.K103];[.K118];[.K133];[.K148])" office:value-type="float" office:value="23.2597989864248" calcext:value-type="float">
            <text:p>23.260</text:p>
          </table:table-cell>
          <table:table-cell table:style-name="ce2" table:formula="of:=STDEV([.L13];[.L28];[.L43];[.L58];[.L73];[.L88];[.L103];[.L118];[.L133];[.L148])" office:value-type="float" office:value="2.06325551818802" calcext:value-type="float">
            <text:p>2.06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881.846493" calcext:value-type="float">
            <text:p>12881.846493</text:p>
          </table:table-cell>
          <table:table-cell office:value-type="float" office:value="10823330" calcext:value-type="float">
            <text:p>10823330</text:p>
          </table:table-cell>
          <table:table-cell office:value-type="float" office:value="0" calcext:value-type="float">
            <text:p>0</text:p>
          </table:table-cell>
          <table:table-cell office:value-type="float" office:value="1546190" calcext:value-type="float">
            <text:p>1546190</text:p>
          </table:table-cell>
          <table:table-cell office:value-type="float" office:value="12369520" calcext:value-type="float">
            <text:p>12369520</text:p>
          </table:table-cell>
          <table:table-cell office:value-type="float" office:value="773095" calcext:value-type="float">
            <text:p>773095</text:p>
          </table:table-cell>
          <table:table-cell office:value-type="float" office:value="60.0143" calcext:value-type="float">
            <text:p>60.0143</text:p>
          </table:table-cell>
          <table:table-cell office:value-type="float" office:value="2.97" calcext:value-type="float">
            <text:p>2.97</text:p>
          </table:table-cell>
          <table:table-cell office:value-type="float" office:value="20.94" calcext:value-type="float">
            <text:p>20.94</text:p>
          </table:table-cell>
          <table:table-cell office:value-type="float" office:value="264.45" calcext:value-type="float">
            <text:p>264.45</text:p>
          </table:table-cell>
          <table:table-cell office:value-type="float" office:value="62.06" calcext:value-type="float">
            <text:p>62.06</text:p>
          </table:table-cell>
          <table:table-cell table:formula="of:=STDEV([.A14];[.A29];[.A44];[.A59];[.A74];[.A89];[.A104];[.A119];[.A134];[.A149])" office:value-type="float" office:value="0" calcext:value-type="float">
            <text:p>0</text:p>
          </table:table-cell>
          <table:table-cell table:style-name="ce1" table:formula="of:=STDEV([.B14];[.B29];[.B44];[.B59];[.B74];[.B89];[.B104];[.B119];[.B134];[.B149])" office:value-type="float" office:value="32.9273783633386" calcext:value-type="float">
            <text:p>32.9</text:p>
          </table:table-cell>
          <table:table-cell table:style-name="ce1" table:formula="of:=STDEV([.C14];[.C29];[.C44];[.C59];[.C74];[.C89];[.C104];[.C119];[.C134];[.C149])" office:value-type="float" office:value="27587.641062218" calcext:value-type="float">
            <text:p>27587.6</text:p>
          </table:table-cell>
          <table:table-cell table:style-name="ce1" table:formula="of:=STDEV([.D14];[.D29];[.D44];[.D59];[.D74];[.D89];[.D104];[.D119];[.D134];[.D149])" office:value-type="float" office:value="0" calcext:value-type="float">
            <text:p>0.0</text:p>
          </table:table-cell>
          <table:table-cell table:style-name="ce1" table:formula="of:=STDEV([.E14];[.E29];[.E44];[.E59];[.E74];[.E89];[.E104];[.E119];[.E134];[.E149])" office:value-type="float" office:value="3941.09158031686" calcext:value-type="float">
            <text:p>3941.1</text:p>
          </table:table-cell>
          <table:table-cell table:style-name="ce1" table:formula="of:=STDEV([.F14];[.F29];[.F44];[.F59];[.F74];[.F89];[.F104];[.F119];[.F134];[.F149])" office:value-type="float" office:value="31528.7326425349" calcext:value-type="float">
            <text:p>31528.7</text:p>
          </table:table-cell>
          <table:table-cell table:style-name="ce1" table:formula="of:=STDEV([.G14];[.G29];[.G44];[.G59];[.G74];[.G89];[.G104];[.G119];[.G134];[.G149])" office:value-type="float" office:value="1970.54579015843" calcext:value-type="float">
            <text:p>1970.5</text:p>
          </table:table-cell>
          <table:table-cell table:style-name="ce2" table:formula="of:=STDEV([.H14];[.H29];[.H44];[.H59];[.H74];[.H89];[.H104];[.H119];[.H134];[.H149])" office:value-type="float" office:value="0.00137695315824581" calcext:value-type="float">
            <text:p>0.001</text:p>
          </table:table-cell>
          <table:table-cell table:style-name="ce2" table:formula="of:=STDEV([.I14];[.I29];[.I44];[.I59];[.I74];[.I89];[.I104];[.I119];[.I134];[.I149])" office:value-type="float" office:value="0.107811564005599" calcext:value-type="float">
            <text:p>0.108</text:p>
          </table:table-cell>
          <table:table-cell table:style-name="ce2" table:formula="of:=STDEV([.J14];[.J29];[.J44];[.J59];[.J74];[.J89];[.J104];[.J119];[.J134];[.J149])" office:value-type="float" office:value="0.0547316686713969" calcext:value-type="float">
            <text:p>0.055</text:p>
          </table:table-cell>
          <table:table-cell table:style-name="ce2" table:formula="of:=STDEV([.K14];[.K29];[.K44];[.K59];[.K74];[.K89];[.K104];[.K119];[.K134];[.K149])" office:value-type="float" office:value="47.322895339712" calcext:value-type="float">
            <text:p>47.323</text:p>
          </table:table-cell>
          <table:table-cell table:style-name="ce2" table:formula="of:=STDEV([.L14];[.L29];[.L44];[.L59];[.L74];[.L89];[.L104];[.L119];[.L134];[.L149])" office:value-type="float" office:value="1.5462485066911" calcext:value-type="float">
            <text:p>1.54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741.428143" calcext:value-type="float">
            <text:p>12741.428143</text:p>
          </table:table-cell>
          <table:table-cell office:value-type="float" office:value="10706724" calcext:value-type="float">
            <text:p>10706724</text:p>
          </table:table-cell>
          <table:table-cell office:value-type="float" office:value="0" calcext:value-type="float">
            <text:p>0</text:p>
          </table:table-cell>
          <table:table-cell office:value-type="float" office:value="1529532" calcext:value-type="float">
            <text:p>1529532</text:p>
          </table:table-cell>
          <table:table-cell office:value-type="float" office:value="12236256" calcext:value-type="float">
            <text:p>12236256</text:p>
          </table:table-cell>
          <table:table-cell office:value-type="float" office:value="764766" calcext:value-type="float">
            <text:p>764766</text:p>
          </table:table-cell>
          <table:table-cell office:value-type="float" office:value="60.022" calcext:value-type="float">
            <text:p>60.022</text:p>
          </table:table-cell>
          <table:table-cell office:value-type="float" office:value="2.92" calcext:value-type="float">
            <text:p>2.92</text:p>
          </table:table-cell>
          <table:table-cell office:value-type="float" office:value="22.74" calcext:value-type="float">
            <text:p>22.74</text:p>
          </table:table-cell>
          <table:table-cell office:value-type="float" office:value="270.34" calcext:value-type="float">
            <text:p>270.34</text:p>
          </table:table-cell>
          <table:table-cell office:value-type="float" office:value="65.32" calcext:value-type="float">
            <text:p>65.32</text:p>
          </table:table-cell>
          <table:table-cell table:formula="of:=STDEV([.A15];[.A30];[.A45];[.A60];[.A75];[.A90];[.A105];[.A120];[.A135];[.A150])" office:value-type="float" office:value="0" calcext:value-type="float">
            <text:p>0</text:p>
          </table:table-cell>
          <table:table-cell table:style-name="ce1" table:formula="of:=STDEV([.B15];[.B30];[.B45];[.B60];[.B75];[.B90];[.B105];[.B120];[.B135];[.B150])" office:value-type="float" office:value="39.1310049389383" calcext:value-type="float">
            <text:p>39.1</text:p>
          </table:table-cell>
          <table:table-cell table:style-name="ce1" table:formula="of:=STDEV([.C15];[.C30];[.C45];[.C60];[.C75];[.C90];[.C105];[.C120];[.C135];[.C150])" office:value-type="float" office:value="32691.2157423231" calcext:value-type="float">
            <text:p>32691.2</text:p>
          </table:table-cell>
          <table:table-cell table:style-name="ce1" table:formula="of:=STDEV([.D15];[.D30];[.D45];[.D60];[.D75];[.D90];[.D105];[.D120];[.D135];[.D150])" office:value-type="float" office:value="0" calcext:value-type="float">
            <text:p>0.0</text:p>
          </table:table-cell>
          <table:table-cell table:style-name="ce1" table:formula="of:=STDEV([.E15];[.E30];[.E45];[.E60];[.E75];[.E90];[.E105];[.E120];[.E135];[.E150])" office:value-type="float" office:value="4670.17367747472" calcext:value-type="float">
            <text:p>4670.2</text:p>
          </table:table-cell>
          <table:table-cell table:style-name="ce1" table:formula="of:=STDEV([.F15];[.F30];[.F45];[.F60];[.F75];[.F90];[.F105];[.F120];[.F135];[.F150])" office:value-type="float" office:value="37361.3894197978" calcext:value-type="float">
            <text:p>37361.4</text:p>
          </table:table-cell>
          <table:table-cell table:style-name="ce1" table:formula="of:=STDEV([.G15];[.G30];[.G45];[.G60];[.G75];[.G90];[.G105];[.G120];[.G135];[.G150])" office:value-type="float" office:value="2335.08683873736" calcext:value-type="float">
            <text:p>2335.1</text:p>
          </table:table-cell>
          <table:table-cell table:style-name="ce2" table:formula="of:=STDEV([.H15];[.H30];[.H45];[.H60];[.H75];[.H90];[.H105];[.H120];[.H135];[.H150])" office:value-type="float" office:value="0.00223606797749927" calcext:value-type="float">
            <text:p>0.002</text:p>
          </table:table-cell>
          <table:table-cell table:style-name="ce2" table:formula="of:=STDEV([.I15];[.I30];[.I45];[.I60];[.I75];[.I90];[.I105];[.I120];[.I135];[.I150])" office:value-type="float" office:value="0.0962404396406325" calcext:value-type="float">
            <text:p>0.096</text:p>
          </table:table-cell>
          <table:table-cell table:style-name="ce2" table:formula="of:=STDEV([.J15];[.J30];[.J45];[.J60];[.J75];[.J90];[.J105];[.J120];[.J135];[.J150])" office:value-type="float" office:value="0.0692900505924981" calcext:value-type="float">
            <text:p>0.069</text:p>
          </table:table-cell>
          <table:table-cell table:style-name="ce2" table:formula="of:=STDEV([.K15];[.K30];[.K45];[.K60];[.K75];[.K90];[.K105];[.K120];[.K135];[.K150])" office:value-type="float" office:value="53.9191406542138" calcext:value-type="float">
            <text:p>53.919</text:p>
          </table:table-cell>
          <table:table-cell table:style-name="ce2" table:formula="of:=STDEV([.L15];[.L30];[.L45];[.L60];[.L75];[.L90];[.L105];[.L120];[.L135];[.L150])" office:value-type="float" office:value="1.53728512500302" calcext:value-type="float">
            <text:p>1.5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66.909712" calcext:value-type="float">
            <text:p>3366.909712</text:p>
          </table:table-cell>
          <table:table-cell office:value-type="float" office:value="2828322" calcext:value-type="float">
            <text:p>2828322</text:p>
          </table:table-cell>
          <table:table-cell office:value-type="float" office:value="0" calcext:value-type="float">
            <text:p>0</text:p>
          </table:table-cell>
          <table:table-cell office:value-type="float" office:value="404046" calcext:value-type="float">
            <text:p>404046</text:p>
          </table:table-cell>
          <table:table-cell office:value-type="float" office:value="3232368" calcext:value-type="float">
            <text:p>3232368</text:p>
          </table:table-cell>
          <table:table-cell office:value-type="float" office:value="202023" calcext:value-type="float">
            <text:p>202023</text:p>
          </table:table-cell>
          <table:table-cell office:value-type="float" office:value="60.0025" calcext:value-type="float">
            <text:p>60.0025</text:p>
          </table:table-cell>
          <table:table-cell office:value-type="float" office:value="2.33" calcext:value-type="float">
            <text:p>2.33</text:p>
          </table:table-cell>
          <table:table-cell office:value-type="float" office:value="2.96" calcext:value-type="float">
            <text:p>2.96</text:p>
          </table:table-cell>
          <table:table-cell office:value-type="float" office:value="13.05" calcext:value-type="float">
            <text:p>13.05</text:p>
          </table:table-cell>
          <table:table-cell office:value-type="float" office:value="3.31" calcext:value-type="float">
            <text:p>3.31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93.471214" calcext:value-type="float">
            <text:p>6493.471214</text:p>
          </table:table-cell>
          <table:table-cell office:value-type="float" office:value="5454834" calcext:value-type="float">
            <text:p>5454834</text:p>
          </table:table-cell>
          <table:table-cell office:value-type="float" office:value="0" calcext:value-type="float">
            <text:p>0</text:p>
          </table:table-cell>
          <table:table-cell office:value-type="float" office:value="779262" calcext:value-type="float">
            <text:p>779262</text:p>
          </table:table-cell>
          <table:table-cell office:value-type="float" office:value="6234096" calcext:value-type="float">
            <text:p>6234096</text:p>
          </table:table-cell>
          <table:table-cell office:value-type="float" office:value="389631" calcext:value-type="float">
            <text:p>389631</text:p>
          </table:table-cell>
          <table:table-cell office:value-type="float" office:value="60.0035" calcext:value-type="float">
            <text:p>60.0035</text:p>
          </table:table-cell>
          <table:table-cell office:value-type="float" office:value="2.83" calcext:value-type="float">
            <text:p>2.83</text:p>
          </table:table-cell>
          <table:table-cell office:value-type="float" office:value="4.61" calcext:value-type="float">
            <text:p>4.61</text:p>
          </table:table-cell>
          <table:table-cell office:value-type="float" office:value="25.3" calcext:value-type="float">
            <text:p>25.3</text:p>
          </table:table-cell>
          <table:table-cell office:value-type="float" office:value="6.43" calcext:value-type="float">
            <text:p>6.43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97.452204" calcext:value-type="float">
            <text:p>8097.452204</text:p>
          </table:table-cell>
          <table:table-cell office:value-type="float" office:value="6802404" calcext:value-type="float">
            <text:p>6802404</text:p>
          </table:table-cell>
          <table:table-cell office:value-type="float" office:value="0" calcext:value-type="float">
            <text:p>0</text:p>
          </table:table-cell>
          <table:table-cell office:value-type="float" office:value="971772" calcext:value-type="float">
            <text:p>971772</text:p>
          </table:table-cell>
          <table:table-cell office:value-type="float" office:value="7774176" calcext:value-type="float">
            <text:p>7774176</text:p>
          </table:table-cell>
          <table:table-cell office:value-type="float" office:value="485886" calcext:value-type="float">
            <text:p>485886</text:p>
          </table:table-cell>
          <table:table-cell office:value-type="float" office:value="60.0048" calcext:value-type="float">
            <text:p>60.0048</text:p>
          </table:table-cell>
          <table:table-cell office:value-type="float" office:value="2.6" calcext:value-type="float">
            <text:p>2.6</text:p>
          </table:table-cell>
          <table:table-cell office:value-type="float" office:value="6.16" calcext:value-type="float">
            <text:p>6.16</text:p>
          </table:table-cell>
          <table:table-cell office:value-type="float" office:value="59.8" calcext:value-type="float">
            <text:p>59.8</text:p>
          </table:table-cell>
          <table:table-cell office:value-type="float" office:value="10.73" calcext:value-type="float">
            <text:p>10.73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57.625808" calcext:value-type="float">
            <text:p>11057.625808</text:p>
          </table:table-cell>
          <table:table-cell office:value-type="float" office:value="9289350" calcext:value-type="float">
            <text:p>9289350</text:p>
          </table:table-cell>
          <table:table-cell office:value-type="float" office:value="0" calcext:value-type="float">
            <text:p>0</text:p>
          </table:table-cell>
          <table:table-cell office:value-type="float" office:value="1327050" calcext:value-type="float">
            <text:p>1327050</text:p>
          </table:table-cell>
          <table:table-cell office:value-type="float" office:value="10616400" calcext:value-type="float">
            <text:p>10616400</text:p>
          </table:table-cell>
          <table:table-cell office:value-type="float" office:value="663525" calcext:value-type="float">
            <text:p>663525</text:p>
          </table:table-cell>
          <table:table-cell office:value-type="float" office:value="60.0061" calcext:value-type="float">
            <text:p>60.0061</text:p>
          </table:table-cell>
          <table:table-cell office:value-type="float" office:value="2.64" calcext:value-type="float">
            <text:p>2.64</text:p>
          </table:table-cell>
          <table:table-cell office:value-type="float" office:value="6.32" calcext:value-type="float">
            <text:p>6.32</text:p>
          </table:table-cell>
          <table:table-cell office:value-type="float" office:value="48.94" calcext:value-type="float">
            <text:p>48.94</text:p>
          </table:table-cell>
          <table:table-cell office:value-type="float" office:value="12.1" calcext:value-type="float">
            <text:p>12.1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005.909389" calcext:value-type="float">
            <text:p>12005.909389</text:p>
          </table:table-cell>
          <table:table-cell office:value-type="float" office:value="10086006" calcext:value-type="float">
            <text:p>10086006</text:p>
          </table:table-cell>
          <table:table-cell office:value-type="float" office:value="0" calcext:value-type="float">
            <text:p>0</text:p>
          </table:table-cell>
          <table:table-cell office:value-type="float" office:value="1440858" calcext:value-type="float">
            <text:p>1440858</text:p>
          </table:table-cell>
          <table:table-cell office:value-type="float" office:value="11526864" calcext:value-type="float">
            <text:p>11526864</text:p>
          </table:table-cell>
          <table:table-cell office:value-type="float" office:value="720429" calcext:value-type="float">
            <text:p>720429</text:p>
          </table:table-cell>
          <table:table-cell office:value-type="float" office:value="60.0062" calcext:value-type="float">
            <text:p>60.0062</text:p>
          </table:table-cell>
          <table:table-cell office:value-type="float" office:value="2.71" calcext:value-type="float">
            <text:p>2.71</text:p>
          </table:table-cell>
          <table:table-cell office:value-type="float" office:value="7.49" calcext:value-type="float">
            <text:p>7.49</text:p>
          </table:table-cell>
          <table:table-cell office:value-type="float" office:value="105.48" calcext:value-type="float">
            <text:p>105.48</text:p>
          </table:table-cell>
          <table:table-cell office:value-type="float" office:value="17.27" calcext:value-type="float">
            <text:p>17.27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567.708542" calcext:value-type="float">
            <text:p>12567.708542</text:p>
          </table:table-cell>
          <table:table-cell office:value-type="float" office:value="10558142" calcext:value-type="float">
            <text:p>10558142</text:p>
          </table:table-cell>
          <table:table-cell office:value-type="float" office:value="0" calcext:value-type="float">
            <text:p>0</text:p>
          </table:table-cell>
          <table:table-cell office:value-type="float" office:value="1508306" calcext:value-type="float">
            <text:p>1508306</text:p>
          </table:table-cell>
          <table:table-cell office:value-type="float" office:value="12066448" calcext:value-type="float">
            <text:p>12066448</text:p>
          </table:table-cell>
          <table:table-cell office:value-type="float" office:value="754153" calcext:value-type="float">
            <text:p>754153</text:p>
          </table:table-cell>
          <table:table-cell office:value-type="float" office:value="60.0072" calcext:value-type="float">
            <text:p>60.0072</text:p>
          </table:table-cell>
          <table:table-cell office:value-type="float" office:value="2.75" calcext:value-type="float">
            <text:p>2.75</text:p>
          </table:table-cell>
          <table:table-cell office:value-type="float" office:value="8.74" calcext:value-type="float">
            <text:p>8.74</text:p>
          </table:table-cell>
          <table:table-cell office:value-type="float" office:value="89.66" calcext:value-type="float">
            <text:p>89.66</text:p>
          </table:table-cell>
          <table:table-cell office:value-type="float" office:value="21.85" calcext:value-type="float">
            <text:p>21.8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663.469326" calcext:value-type="float">
            <text:p>12663.469326</text:p>
          </table:table-cell>
          <table:table-cell office:value-type="float" office:value="10638768" calcext:value-type="float">
            <text:p>10638768</text:p>
          </table:table-cell>
          <table:table-cell office:value-type="float" office:value="0" calcext:value-type="float">
            <text:p>0</text:p>
          </table:table-cell>
          <table:table-cell office:value-type="float" office:value="1519824" calcext:value-type="float">
            <text:p>1519824</text:p>
          </table:table-cell>
          <table:table-cell office:value-type="float" office:value="12158592" calcext:value-type="float">
            <text:p>12158592</text:p>
          </table:table-cell>
          <table:table-cell office:value-type="float" office:value="759912" calcext:value-type="float">
            <text:p>759912</text:p>
          </table:table-cell>
          <table:table-cell office:value-type="float" office:value="60.0082" calcext:value-type="float">
            <text:p>60.0082</text:p>
          </table:table-cell>
          <table:table-cell office:value-type="float" office:value="2.81" calcext:value-type="float">
            <text:p>2.81</text:p>
          </table:table-cell>
          <table:table-cell office:value-type="float" office:value="10.26" calcext:value-type="float">
            <text:p>10.26</text:p>
          </table:table-cell>
          <table:table-cell office:value-type="float" office:value="157.57" calcext:value-type="float">
            <text:p>157.57</text:p>
          </table:table-cell>
          <table:table-cell office:value-type="float" office:value="30.86" calcext:value-type="float">
            <text:p>30.86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798.399648" calcext:value-type="float">
            <text:p>12798.399648</text:p>
          </table:table-cell>
          <table:table-cell office:value-type="float" office:value="10752770" calcext:value-type="float">
            <text:p>10752770</text:p>
          </table:table-cell>
          <table:table-cell office:value-type="float" office:value="0" calcext:value-type="float">
            <text:p>0</text:p>
          </table:table-cell>
          <table:table-cell office:value-type="float" office:value="1536110" calcext:value-type="float">
            <text:p>1536110</text:p>
          </table:table-cell>
          <table:table-cell office:value-type="float" office:value="12288880" calcext:value-type="float">
            <text:p>12288880</text:p>
          </table:table-cell>
          <table:table-cell office:value-type="float" office:value="768055" calcext:value-type="float">
            <text:p>768055</text:p>
          </table:table-cell>
          <table:table-cell office:value-type="float" office:value="60.0118" calcext:value-type="float">
            <text:p>60.0118</text:p>
          </table:table-cell>
          <table:table-cell office:value-type="float" office:value="2.9" calcext:value-type="float">
            <text:p>2.9</text:p>
          </table:table-cell>
          <table:table-cell office:value-type="float" office:value="11.71" calcext:value-type="float">
            <text:p>11.71</text:p>
          </table:table-cell>
          <table:table-cell office:value-type="float" office:value="162.57" calcext:value-type="float">
            <text:p>162.57</text:p>
          </table:table-cell>
          <table:table-cell office:value-type="float" office:value="35.74" calcext:value-type="float">
            <text:p>35.74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125.283288" calcext:value-type="float">
            <text:p>13125.283288</text:p>
          </table:table-cell>
          <table:table-cell office:value-type="float" office:value="11027002" calcext:value-type="float">
            <text:p>11027002</text:p>
          </table:table-cell>
          <table:table-cell office:value-type="float" office:value="0" calcext:value-type="float">
            <text:p>0</text:p>
          </table:table-cell>
          <table:table-cell office:value-type="float" office:value="1575286" calcext:value-type="float">
            <text:p>1575286</text:p>
          </table:table-cell>
          <table:table-cell office:value-type="float" office:value="12602288" calcext:value-type="float">
            <text:p>12602288</text:p>
          </table:table-cell>
          <table:table-cell office:value-type="float" office:value="787643" calcext:value-type="float">
            <text:p>787643</text:p>
          </table:table-cell>
          <table:table-cell office:value-type="float" office:value="60.0096" calcext:value-type="float">
            <text:p>60.0096</text:p>
          </table:table-cell>
          <table:table-cell office:value-type="float" office:value="3.02" calcext:value-type="float">
            <text:p>3.02</text:p>
          </table:table-cell>
          <table:table-cell office:value-type="float" office:value="12.94" calcext:value-type="float">
            <text:p>12.94</text:p>
          </table:table-cell>
          <table:table-cell office:value-type="float" office:value="162.2" calcext:value-type="float">
            <text:p>162.2</text:p>
          </table:table-cell>
          <table:table-cell office:value-type="float" office:value="34.65" calcext:value-type="float">
            <text:p>34.65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088.992498" calcext:value-type="float">
            <text:p>13088.992498</text:p>
          </table:table-cell>
          <table:table-cell office:value-type="float" office:value="10996916" calcext:value-type="float">
            <text:p>10996916</text:p>
          </table:table-cell>
          <table:table-cell office:value-type="float" office:value="0" calcext:value-type="float">
            <text:p>0</text:p>
          </table:table-cell>
          <table:table-cell office:value-type="float" office:value="1570988" calcext:value-type="float">
            <text:p>1570988</text:p>
          </table:table-cell>
          <table:table-cell office:value-type="float" office:value="12567904" calcext:value-type="float">
            <text:p>12567904</text:p>
          </table:table-cell>
          <table:table-cell office:value-type="float" office:value="785494" calcext:value-type="float">
            <text:p>785494</text:p>
          </table:table-cell>
          <table:table-cell office:value-type="float" office:value="60.0118" calcext:value-type="float">
            <text:p>60.0118</text:p>
          </table:table-cell>
          <table:table-cell office:value-type="float" office:value="2.97" calcext:value-type="float">
            <text:p>2.97</text:p>
          </table:table-cell>
          <table:table-cell office:value-type="float" office:value="14.5" calcext:value-type="float">
            <text:p>14.5</text:p>
          </table:table-cell>
          <table:table-cell office:value-type="float" office:value="145.68" calcext:value-type="float">
            <text:p>145.68</text:p>
          </table:table-cell>
          <table:table-cell office:value-type="float" office:value="40.51" calcext:value-type="float">
            <text:p>40.51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974.548763" calcext:value-type="float">
            <text:p>12974.548763</text:p>
          </table:table-cell>
          <table:table-cell office:value-type="float" office:value="10900946" calcext:value-type="float">
            <text:p>10900946</text:p>
          </table:table-cell>
          <table:table-cell office:value-type="float" office:value="0" calcext:value-type="float">
            <text:p>0</text:p>
          </table:table-cell>
          <table:table-cell office:value-type="float" office:value="1557278" calcext:value-type="float">
            <text:p>1557278</text:p>
          </table:table-cell>
          <table:table-cell office:value-type="float" office:value="12458224" calcext:value-type="float">
            <text:p>12458224</text:p>
          </table:table-cell>
          <table:table-cell office:value-type="float" office:value="778639" calcext:value-type="float">
            <text:p>778639</text:p>
          </table:table-cell>
          <table:table-cell office:value-type="float" office:value="60.0128" calcext:value-type="float">
            <text:p>60.0128</text:p>
          </table:table-cell>
          <table:table-cell office:value-type="float" office:value="2.96" calcext:value-type="float">
            <text:p>2.96</text:p>
          </table:table-cell>
          <table:table-cell office:value-type="float" office:value="16.17" calcext:value-type="float">
            <text:p>16.17</text:p>
          </table:table-cell>
          <table:table-cell office:value-type="float" office:value="184.18" calcext:value-type="float">
            <text:p>184.18</text:p>
          </table:table-cell>
          <table:table-cell office:value-type="float" office:value="47.16" calcext:value-type="float">
            <text:p>47.16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982.5187" calcext:value-type="float">
            <text:p>12982.5187</text:p>
          </table:table-cell>
          <table:table-cell office:value-type="float" office:value="10907624" calcext:value-type="float">
            <text:p>10907624</text:p>
          </table:table-cell>
          <table:table-cell office:value-type="float" office:value="0" calcext:value-type="float">
            <text:p>0</text:p>
          </table:table-cell>
          <table:table-cell office:value-type="float" office:value="1558232" calcext:value-type="float">
            <text:p>1558232</text:p>
          </table:table-cell>
          <table:table-cell office:value-type="float" office:value="12465856" calcext:value-type="float">
            <text:p>12465856</text:p>
          </table:table-cell>
          <table:table-cell office:value-type="float" office:value="779116" calcext:value-type="float">
            <text:p>779116</text:p>
          </table:table-cell>
          <table:table-cell office:value-type="float" office:value="60.0127" calcext:value-type="float">
            <text:p>60.0127</text:p>
          </table:table-cell>
          <table:table-cell office:value-type="float" office:value="3.1" calcext:value-type="float">
            <text:p>3.1</text:p>
          </table:table-cell>
          <table:table-cell office:value-type="float" office:value="17.7" calcext:value-type="float">
            <text:p>17.7</text:p>
          </table:table-cell>
          <table:table-cell office:value-type="float" office:value="189.3" calcext:value-type="float">
            <text:p>189.3</text:p>
          </table:table-cell>
          <table:table-cell office:value-type="float" office:value="52.62" calcext:value-type="float">
            <text:p>52.62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919.432559" calcext:value-type="float">
            <text:p>12919.432559</text:p>
          </table:table-cell>
          <table:table-cell office:value-type="float" office:value="10855362" calcext:value-type="float">
            <text:p>10855362</text:p>
          </table:table-cell>
          <table:table-cell office:value-type="float" office:value="0" calcext:value-type="float">
            <text:p>0</text:p>
          </table:table-cell>
          <table:table-cell office:value-type="float" office:value="1550766" calcext:value-type="float">
            <text:p>1550766</text:p>
          </table:table-cell>
          <table:table-cell office:value-type="float" office:value="12406128" calcext:value-type="float">
            <text:p>12406128</text:p>
          </table:table-cell>
          <table:table-cell office:value-type="float" office:value="775383" calcext:value-type="float">
            <text:p>775383</text:p>
          </table:table-cell>
          <table:table-cell office:value-type="float" office:value="60.0168" calcext:value-type="float">
            <text:p>60.0168</text:p>
          </table:table-cell>
          <table:table-cell office:value-type="float" office:value="2.79" calcext:value-type="float">
            <text:p>2.79</text:p>
          </table:table-cell>
          <table:table-cell office:value-type="float" office:value="19.34" calcext:value-type="float">
            <text:p>19.34</text:p>
          </table:table-cell>
          <table:table-cell office:value-type="float" office:value="285.59" calcext:value-type="float">
            <text:p>285.59</text:p>
          </table:table-cell>
          <table:table-cell office:value-type="float" office:value="60.92" calcext:value-type="float">
            <text:p>60.92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838.923815" calcext:value-type="float">
            <text:p>12838.923815</text:p>
          </table:table-cell>
          <table:table-cell office:value-type="float" office:value="10787518" calcext:value-type="float">
            <text:p>10787518</text:p>
          </table:table-cell>
          <table:table-cell office:value-type="float" office:value="0" calcext:value-type="float">
            <text:p>0</text:p>
          </table:table-cell>
          <table:table-cell office:value-type="float" office:value="1541074" calcext:value-type="float">
            <text:p>1541074</text:p>
          </table:table-cell>
          <table:table-cell office:value-type="float" office:value="12328592" calcext:value-type="float">
            <text:p>12328592</text:p>
          </table:table-cell>
          <table:table-cell office:value-type="float" office:value="770537" calcext:value-type="float">
            <text:p>770537</text:p>
          </table:table-cell>
          <table:table-cell office:value-type="float" office:value="60.0157" calcext:value-type="float">
            <text:p>60.0157</text:p>
          </table:table-cell>
          <table:table-cell office:value-type="float" office:value="2.81" calcext:value-type="float">
            <text:p>2.81</text:p>
          </table:table-cell>
          <table:table-cell office:value-type="float" office:value="21.01" calcext:value-type="float">
            <text:p>21.01</text:p>
          </table:table-cell>
          <table:table-cell office:value-type="float" office:value="307.99" calcext:value-type="float">
            <text:p>307.99</text:p>
          </table:table-cell>
          <table:table-cell office:value-type="float" office:value="62.1" calcext:value-type="float">
            <text:p>62.1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762.649934" calcext:value-type="float">
            <text:p>12762.649934</text:p>
          </table:table-cell>
          <table:table-cell office:value-type="float" office:value="10723860" calcext:value-type="float">
            <text:p>10723860</text:p>
          </table:table-cell>
          <table:table-cell office:value-type="float" office:value="0" calcext:value-type="float">
            <text:p>0</text:p>
          </table:table-cell>
          <table:table-cell office:value-type="float" office:value="1531980" calcext:value-type="float">
            <text:p>1531980</text:p>
          </table:table-cell>
          <table:table-cell office:value-type="float" office:value="12255840" calcext:value-type="float">
            <text:p>12255840</text:p>
          </table:table-cell>
          <table:table-cell office:value-type="float" office:value="765990" calcext:value-type="float">
            <text:p>765990</text:p>
          </table:table-cell>
          <table:table-cell office:value-type="float" office:value="60.0181" calcext:value-type="float">
            <text:p>60.0181</text:p>
          </table:table-cell>
          <table:table-cell office:value-type="float" office:value="2.89" calcext:value-type="float">
            <text:p>2.89</text:p>
          </table:table-cell>
          <table:table-cell office:value-type="float" office:value="22.7" calcext:value-type="float">
            <text:p>22.7</text:p>
          </table:table-cell>
          <table:table-cell office:value-type="float" office:value="265.89" calcext:value-type="float">
            <text:p>265.89</text:p>
          </table:table-cell>
          <table:table-cell office:value-type="float" office:value="63.71" calcext:value-type="float">
            <text:p>63.71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71.687802" calcext:value-type="float">
            <text:p>3371.687802</text:p>
          </table:table-cell>
          <table:table-cell office:value-type="float" office:value="2832298" calcext:value-type="float">
            <text:p>2832298</text:p>
          </table:table-cell>
          <table:table-cell office:value-type="float" office:value="0" calcext:value-type="float">
            <text:p>0</text:p>
          </table:table-cell>
          <table:table-cell office:value-type="float" office:value="404614" calcext:value-type="float">
            <text:p>404614</text:p>
          </table:table-cell>
          <table:table-cell office:value-type="float" office:value="3236912" calcext:value-type="float">
            <text:p>3236912</text:p>
          </table:table-cell>
          <table:table-cell office:value-type="float" office:value="202307" calcext:value-type="float">
            <text:p>202307</text:p>
          </table:table-cell>
          <table:table-cell office:value-type="float" office:value="60.0017" calcext:value-type="float">
            <text:p>60.0017</text:p>
          </table:table-cell>
          <table:table-cell office:value-type="float" office:value="2.27" calcext:value-type="float">
            <text:p>2.27</text:p>
          </table:table-cell>
          <table:table-cell office:value-type="float" office:value="2.96" calcext:value-type="float">
            <text:p>2.96</text:p>
          </table:table-cell>
          <table:table-cell office:value-type="float" office:value="14.32" calcext:value-type="float">
            <text:p>14.32</text:p>
          </table:table-cell>
          <table:table-cell office:value-type="float" office:value="3.41" calcext:value-type="float">
            <text:p>3.41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56.689932" calcext:value-type="float">
            <text:p>6556.689932</text:p>
          </table:table-cell>
          <table:table-cell office:value-type="float" office:value="5507950" calcext:value-type="float">
            <text:p>5507950</text:p>
          </table:table-cell>
          <table:table-cell office:value-type="float" office:value="0" calcext:value-type="float">
            <text:p>0</text:p>
          </table:table-cell>
          <table:table-cell office:value-type="float" office:value="786850" calcext:value-type="float">
            <text:p>786850</text:p>
          </table:table-cell>
          <table:table-cell office:value-type="float" office:value="6294800" calcext:value-type="float">
            <text:p>6294800</text:p>
          </table:table-cell>
          <table:table-cell office:value-type="float" office:value="393425" calcext:value-type="float">
            <text:p>393425</text:p>
          </table:table-cell>
          <table:table-cell office:value-type="float" office:value="60.0036" calcext:value-type="float">
            <text:p>60.0036</text:p>
          </table:table-cell>
          <table:table-cell office:value-type="float" office:value="2.53" calcext:value-type="float">
            <text:p>2.53</text:p>
          </table:table-cell>
          <table:table-cell office:value-type="float" office:value="4.57" calcext:value-type="float">
            <text:p>4.57</text:p>
          </table:table-cell>
          <table:table-cell office:value-type="float" office:value="34.02" calcext:value-type="float">
            <text:p>34.02</text:p>
          </table:table-cell>
          <table:table-cell office:value-type="float" office:value="7.48" calcext:value-type="float">
            <text:p>7.48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77.710191" calcext:value-type="float">
            <text:p>8077.710191</text:p>
          </table:table-cell>
          <table:table-cell office:value-type="float" office:value="6785842" calcext:value-type="float">
            <text:p>6785842</text:p>
          </table:table-cell>
          <table:table-cell office:value-type="float" office:value="0" calcext:value-type="float">
            <text:p>0</text:p>
          </table:table-cell>
          <table:table-cell office:value-type="float" office:value="969406" calcext:value-type="float">
            <text:p>969406</text:p>
          </table:table-cell>
          <table:table-cell office:value-type="float" office:value="7755248" calcext:value-type="float">
            <text:p>7755248</text:p>
          </table:table-cell>
          <table:table-cell office:value-type="float" office:value="484703" calcext:value-type="float">
            <text:p>484703</text:p>
          </table:table-cell>
          <table:table-cell office:value-type="float" office:value="60.005" calcext:value-type="float">
            <text:p>60.005</text:p>
          </table:table-cell>
          <table:table-cell office:value-type="float" office:value="2.47" calcext:value-type="float">
            <text:p>2.47</text:p>
          </table:table-cell>
          <table:table-cell office:value-type="float" office:value="6.18" calcext:value-type="float">
            <text:p>6.18</text:p>
          </table:table-cell>
          <table:table-cell office:value-type="float" office:value="68.8" calcext:value-type="float">
            <text:p>68.8</text:p>
          </table:table-cell>
          <table:table-cell office:value-type="float" office:value="12.7" calcext:value-type="float">
            <text:p>12.7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365.869998" calcext:value-type="float">
            <text:p>9365.869998</text:p>
          </table:table-cell>
          <table:table-cell office:value-type="float" office:value="7868406" calcext:value-type="float">
            <text:p>7868406</text:p>
          </table:table-cell>
          <table:table-cell office:value-type="float" office:value="0" calcext:value-type="float">
            <text:p>0</text:p>
          </table:table-cell>
          <table:table-cell office:value-type="float" office:value="1124058" calcext:value-type="float">
            <text:p>1124058</text:p>
          </table:table-cell>
          <table:table-cell office:value-type="float" office:value="8992464" calcext:value-type="float">
            <text:p>8992464</text:p>
          </table:table-cell>
          <table:table-cell office:value-type="float" office:value="562029" calcext:value-type="float">
            <text:p>562029</text:p>
          </table:table-cell>
          <table:table-cell office:value-type="float" office:value="60.0082" calcext:value-type="float">
            <text:p>60.0082</text:p>
          </table:table-cell>
          <table:table-cell office:value-type="float" office:value="2.5" calcext:value-type="float">
            <text:p>2.5</text:p>
          </table:table-cell>
          <table:table-cell office:value-type="float" office:value="7.47" calcext:value-type="float">
            <text:p>7.47</text:p>
          </table:table-cell>
          <table:table-cell office:value-type="float" office:value="126.48" calcext:value-type="float">
            <text:p>126.48</text:p>
          </table:table-cell>
          <table:table-cell office:value-type="float" office:value="19.99" calcext:value-type="float">
            <text:p>19.9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506.1535" calcext:value-type="float">
            <text:p>11506.1535</text:p>
          </table:table-cell>
          <table:table-cell office:value-type="float" office:value="9666216" calcext:value-type="float">
            <text:p>9666216</text:p>
          </table:table-cell>
          <table:table-cell office:value-type="float" office:value="0" calcext:value-type="float">
            <text:p>0</text:p>
          </table:table-cell>
          <table:table-cell office:value-type="float" office:value="1380888" calcext:value-type="float">
            <text:p>1380888</text:p>
          </table:table-cell>
          <table:table-cell office:value-type="float" office:value="11047104" calcext:value-type="float">
            <text:p>11047104</text:p>
          </table:table-cell>
          <table:table-cell office:value-type="float" office:value="690444" calcext:value-type="float">
            <text:p>690444</text:p>
          </table:table-cell>
          <table:table-cell office:value-type="float" office:value="60.0065" calcext:value-type="float">
            <text:p>60.0065</text:p>
          </table:table-cell>
          <table:table-cell office:value-type="float" office:value="2.64" calcext:value-type="float">
            <text:p>2.64</text:p>
          </table:table-cell>
          <table:table-cell office:value-type="float" office:value="7.81" calcext:value-type="float">
            <text:p>7.81</text:p>
          </table:table-cell>
          <table:table-cell office:value-type="float" office:value="123.86" calcext:value-type="float">
            <text:p>123.86</text:p>
          </table:table-cell>
          <table:table-cell office:value-type="float" office:value="17.49" calcext:value-type="float">
            <text:p>17.49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793.301927" calcext:value-type="float">
            <text:p>11793.301927</text:p>
          </table:table-cell>
          <table:table-cell office:value-type="float" office:value="9907744" calcext:value-type="float">
            <text:p>9907744</text:p>
          </table:table-cell>
          <table:table-cell office:value-type="float" office:value="0" calcext:value-type="float">
            <text:p>0</text:p>
          </table:table-cell>
          <table:table-cell office:value-type="float" office:value="1415392" calcext:value-type="float">
            <text:p>1415392</text:p>
          </table:table-cell>
          <table:table-cell office:value-type="float" office:value="11323136" calcext:value-type="float">
            <text:p>11323136</text:p>
          </table:table-cell>
          <table:table-cell office:value-type="float" office:value="707696" calcext:value-type="float">
            <text:p>707696</text:p>
          </table:table-cell>
          <table:table-cell office:value-type="float" office:value="60.0083" calcext:value-type="float">
            <text:p>60.0083</text:p>
          </table:table-cell>
          <table:table-cell office:value-type="float" office:value="2.68" calcext:value-type="float">
            <text:p>2.68</text:p>
          </table:table-cell>
          <table:table-cell office:value-type="float" office:value="9.32" calcext:value-type="float">
            <text:p>9.32</text:p>
          </table:table-cell>
          <table:table-cell office:value-type="float" office:value="195.08" calcext:value-type="float">
            <text:p>195.08</text:p>
          </table:table-cell>
          <table:table-cell office:value-type="float" office:value="23.86" calcext:value-type="float">
            <text:p>23.86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646.857878" calcext:value-type="float">
            <text:p>12646.857878</text:p>
          </table:table-cell>
          <table:table-cell office:value-type="float" office:value="10625202" calcext:value-type="float">
            <text:p>10625202</text:p>
          </table:table-cell>
          <table:table-cell office:value-type="float" office:value="0" calcext:value-type="float">
            <text:p>0</text:p>
          </table:table-cell>
          <table:table-cell office:value-type="float" office:value="1517886" calcext:value-type="float">
            <text:p>1517886</text:p>
          </table:table-cell>
          <table:table-cell office:value-type="float" office:value="12143088" calcext:value-type="float">
            <text:p>12143088</text:p>
          </table:table-cell>
          <table:table-cell office:value-type="float" office:value="758943" calcext:value-type="float">
            <text:p>758943</text:p>
          </table:table-cell>
          <table:table-cell office:value-type="float" office:value="60.0104" calcext:value-type="float">
            <text:p>60.0104</text:p>
          </table:table-cell>
          <table:table-cell office:value-type="float" office:value="2.8" calcext:value-type="float">
            <text:p>2.8</text:p>
          </table:table-cell>
          <table:table-cell office:value-type="float" office:value="10.27" calcext:value-type="float">
            <text:p>10.27</text:p>
          </table:table-cell>
          <table:table-cell office:value-type="float" office:value="143.73" calcext:value-type="float">
            <text:p>143.73</text:p>
          </table:table-cell>
          <table:table-cell office:value-type="float" office:value="29.77" calcext:value-type="float">
            <text:p>29.77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767.328086" calcext:value-type="float">
            <text:p>12767.328086</text:p>
          </table:table-cell>
          <table:table-cell office:value-type="float" office:value="10726772" calcext:value-type="float">
            <text:p>10726772</text:p>
          </table:table-cell>
          <table:table-cell office:value-type="float" office:value="0" calcext:value-type="float">
            <text:p>0</text:p>
          </table:table-cell>
          <table:table-cell office:value-type="float" office:value="1532396" calcext:value-type="float">
            <text:p>1532396</text:p>
          </table:table-cell>
          <table:table-cell office:value-type="float" office:value="12259168" calcext:value-type="float">
            <text:p>12259168</text:p>
          </table:table-cell>
          <table:table-cell office:value-type="float" office:value="766198" calcext:value-type="float">
            <text:p>766198</text:p>
          </table:table-cell>
          <table:table-cell office:value-type="float" office:value="60.0124" calcext:value-type="float">
            <text:p>60.0124</text:p>
          </table:table-cell>
          <table:table-cell office:value-type="float" office:value="2.89" calcext:value-type="float">
            <text:p>2.89</text:p>
          </table:table-cell>
          <table:table-cell office:value-type="float" office:value="11.74" calcext:value-type="float">
            <text:p>11.74</text:p>
          </table:table-cell>
          <table:table-cell office:value-type="float" office:value="130.19" calcext:value-type="float">
            <text:p>130.19</text:p>
          </table:table-cell>
          <table:table-cell office:value-type="float" office:value="34.43" calcext:value-type="float">
            <text:p>34.43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959.014317" calcext:value-type="float">
            <text:p>12959.014317</text:p>
          </table:table-cell>
          <table:table-cell office:value-type="float" office:value="10887604" calcext:value-type="float">
            <text:p>10887604</text:p>
          </table:table-cell>
          <table:table-cell office:value-type="float" office:value="0" calcext:value-type="float">
            <text:p>0</text:p>
          </table:table-cell>
          <table:table-cell office:value-type="float" office:value="1555372" calcext:value-type="float">
            <text:p>1555372</text:p>
          </table:table-cell>
          <table:table-cell office:value-type="float" office:value="12442976" calcext:value-type="float">
            <text:p>12442976</text:p>
          </table:table-cell>
          <table:table-cell office:value-type="float" office:value="777686" calcext:value-type="float">
            <text:p>777686</text:p>
          </table:table-cell>
          <table:table-cell office:value-type="float" office:value="60.0112" calcext:value-type="float">
            <text:p>60.0112</text:p>
          </table:table-cell>
          <table:table-cell office:value-type="float" office:value="2.72" calcext:value-type="float">
            <text:p>2.72</text:p>
          </table:table-cell>
          <table:table-cell office:value-type="float" office:value="13.11" calcext:value-type="float">
            <text:p>13.11</text:p>
          </table:table-cell>
          <table:table-cell office:value-type="float" office:value="214.92" calcext:value-type="float">
            <text:p>214.92</text:p>
          </table:table-cell>
          <table:table-cell office:value-type="float" office:value="37.4" calcext:value-type="float">
            <text:p>37.4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949.489597" calcext:value-type="float">
            <text:p>12949.489597</text:p>
          </table:table-cell>
          <table:table-cell office:value-type="float" office:value="10879638" calcext:value-type="float">
            <text:p>10879638</text:p>
          </table:table-cell>
          <table:table-cell office:value-type="float" office:value="0" calcext:value-type="float">
            <text:p>0</text:p>
          </table:table-cell>
          <table:table-cell office:value-type="float" office:value="1554234" calcext:value-type="float">
            <text:p>1554234</text:p>
          </table:table-cell>
          <table:table-cell office:value-type="float" office:value="12433872" calcext:value-type="float">
            <text:p>12433872</text:p>
          </table:table-cell>
          <table:table-cell office:value-type="float" office:value="777117" calcext:value-type="float">
            <text:p>777117</text:p>
          </table:table-cell>
          <table:table-cell office:value-type="float" office:value="60.0114" calcext:value-type="float">
            <text:p>60.0114</text:p>
          </table:table-cell>
          <table:table-cell office:value-type="float" office:value="2.94" calcext:value-type="float">
            <text:p>2.94</text:p>
          </table:table-cell>
          <table:table-cell office:value-type="float" office:value="14.66" calcext:value-type="float">
            <text:p>14.66</text:p>
          </table:table-cell>
          <table:table-cell office:value-type="float" office:value="227.93" calcext:value-type="float">
            <text:p>227.93</text:p>
          </table:table-cell>
          <table:table-cell office:value-type="float" office:value="41.66" calcext:value-type="float">
            <text:p>41.66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964.847733" calcext:value-type="float">
            <text:p>12964.847733</text:p>
          </table:table-cell>
          <table:table-cell office:value-type="float" office:value="10892868" calcext:value-type="float">
            <text:p>10892868</text:p>
          </table:table-cell>
          <table:table-cell office:value-type="float" office:value="0" calcext:value-type="float">
            <text:p>0</text:p>
          </table:table-cell>
          <table:table-cell office:value-type="float" office:value="1556124" calcext:value-type="float">
            <text:p>1556124</text:p>
          </table:table-cell>
          <table:table-cell office:value-type="float" office:value="12448992" calcext:value-type="float">
            <text:p>12448992</text:p>
          </table:table-cell>
          <table:table-cell office:value-type="float" office:value="778062" calcext:value-type="float">
            <text:p>778062</text:p>
          </table:table-cell>
          <table:table-cell office:value-type="float" office:value="60.0132" calcext:value-type="float">
            <text:p>60.0132</text:p>
          </table:table-cell>
          <table:table-cell office:value-type="float" office:value="2.91" calcext:value-type="float">
            <text:p>2.91</text:p>
          </table:table-cell>
          <table:table-cell office:value-type="float" office:value="16.19" calcext:value-type="float">
            <text:p>16.19</text:p>
          </table:table-cell>
          <table:table-cell office:value-type="float" office:value="246.42" calcext:value-type="float">
            <text:p>246.42</text:p>
          </table:table-cell>
          <table:table-cell office:value-type="float" office:value="46.25" calcext:value-type="float">
            <text:p>46.25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960.686262" calcext:value-type="float">
            <text:p>12960.686262</text:p>
          </table:table-cell>
          <table:table-cell office:value-type="float" office:value="10889172" calcext:value-type="float">
            <text:p>10889172</text:p>
          </table:table-cell>
          <table:table-cell office:value-type="float" office:value="0" calcext:value-type="float">
            <text:p>0</text:p>
          </table:table-cell>
          <table:table-cell office:value-type="float" office:value="1555596" calcext:value-type="float">
            <text:p>1555596</text:p>
          </table:table-cell>
          <table:table-cell office:value-type="float" office:value="12444768" calcext:value-type="float">
            <text:p>12444768</text:p>
          </table:table-cell>
          <table:table-cell office:value-type="float" office:value="777798" calcext:value-type="float">
            <text:p>777798</text:p>
          </table:table-cell>
          <table:table-cell office:value-type="float" office:value="60.0121" calcext:value-type="float">
            <text:p>60.0121</text:p>
          </table:table-cell>
          <table:table-cell office:value-type="float" office:value="2.96" calcext:value-type="float">
            <text:p>2.96</text:p>
          </table:table-cell>
          <table:table-cell office:value-type="float" office:value="17.73" calcext:value-type="float">
            <text:p>17.73</text:p>
          </table:table-cell>
          <table:table-cell office:value-type="float" office:value="240.81" calcext:value-type="float">
            <text:p>240.81</text:p>
          </table:table-cell>
          <table:table-cell office:value-type="float" office:value="51.87" calcext:value-type="float">
            <text:p>51.87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918.657019" calcext:value-type="float">
            <text:p>12918.657019</text:p>
          </table:table-cell>
          <table:table-cell office:value-type="float" office:value="10855054" calcext:value-type="float">
            <text:p>10855054</text:p>
          </table:table-cell>
          <table:table-cell office:value-type="float" office:value="0" calcext:value-type="float">
            <text:p>0</text:p>
          </table:table-cell>
          <table:table-cell office:value-type="float" office:value="1550722" calcext:value-type="float">
            <text:p>1550722</text:p>
          </table:table-cell>
          <table:table-cell office:value-type="float" office:value="12405776" calcext:value-type="float">
            <text:p>12405776</text:p>
          </table:table-cell>
          <table:table-cell office:value-type="float" office:value="775361" calcext:value-type="float">
            <text:p>775361</text:p>
          </table:table-cell>
          <table:table-cell office:value-type="float" office:value="60.0187" calcext:value-type="float">
            <text:p>60.0187</text:p>
          </table:table-cell>
          <table:table-cell office:value-type="float" office:value="3.16" calcext:value-type="float">
            <text:p>3.16</text:p>
          </table:table-cell>
          <table:table-cell office:value-type="float" office:value="19.34" calcext:value-type="float">
            <text:p>19.34</text:p>
          </table:table-cell>
          <table:table-cell office:value-type="float" office:value="213.33" calcext:value-type="float">
            <text:p>213.33</text:p>
          </table:table-cell>
          <table:table-cell office:value-type="float" office:value="57.41" calcext:value-type="float">
            <text:p>57.41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829.050957" calcext:value-type="float">
            <text:p>12829.050957</text:p>
          </table:table-cell>
          <table:table-cell office:value-type="float" office:value="10779510" calcext:value-type="float">
            <text:p>10779510</text:p>
          </table:table-cell>
          <table:table-cell office:value-type="float" office:value="0" calcext:value-type="float">
            <text:p>0</text:p>
          </table:table-cell>
          <table:table-cell office:value-type="float" office:value="1539930" calcext:value-type="float">
            <text:p>1539930</text:p>
          </table:table-cell>
          <table:table-cell office:value-type="float" office:value="12319440" calcext:value-type="float">
            <text:p>12319440</text:p>
          </table:table-cell>
          <table:table-cell office:value-type="float" office:value="769965" calcext:value-type="float">
            <text:p>769965</text:p>
          </table:table-cell>
          <table:table-cell office:value-type="float" office:value="60.0173" calcext:value-type="float">
            <text:p>60.0173</text:p>
          </table:table-cell>
          <table:table-cell office:value-type="float" office:value="2.83" calcext:value-type="float">
            <text:p>2.83</text:p>
          </table:table-cell>
          <table:table-cell office:value-type="float" office:value="21.03" calcext:value-type="float">
            <text:p>21.03</text:p>
          </table:table-cell>
          <table:table-cell office:value-type="float" office:value="301.67" calcext:value-type="float">
            <text:p>301.67</text:p>
          </table:table-cell>
          <table:table-cell office:value-type="float" office:value="61.36" calcext:value-type="float">
            <text:p>61.36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820.496159" calcext:value-type="float">
            <text:p>12820.496159</text:p>
          </table:table-cell>
          <table:table-cell office:value-type="float" office:value="10772286" calcext:value-type="float">
            <text:p>10772286</text:p>
          </table:table-cell>
          <table:table-cell office:value-type="float" office:value="0" calcext:value-type="float">
            <text:p>0</text:p>
          </table:table-cell>
          <table:table-cell office:value-type="float" office:value="1538898" calcext:value-type="float">
            <text:p>1538898</text:p>
          </table:table-cell>
          <table:table-cell office:value-type="float" office:value="12311184" calcext:value-type="float">
            <text:p>12311184</text:p>
          </table:table-cell>
          <table:table-cell office:value-type="float" office:value="769449" calcext:value-type="float">
            <text:p>769449</text:p>
          </table:table-cell>
          <table:table-cell office:value-type="float" office:value="60.0171" calcext:value-type="float">
            <text:p>60.0171</text:p>
          </table:table-cell>
          <table:table-cell office:value-type="float" office:value="3.06" calcext:value-type="float">
            <text:p>3.06</text:p>
          </table:table-cell>
          <table:table-cell office:value-type="float" office:value="22.6" calcext:value-type="float">
            <text:p>22.6</text:p>
          </table:table-cell>
          <table:table-cell office:value-type="float" office:value="243.36" calcext:value-type="float">
            <text:p>243.36</text:p>
          </table:table-cell>
          <table:table-cell office:value-type="float" office:value="66.22" calcext:value-type="float">
            <text:p>66.22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59.993334" calcext:value-type="float">
            <text:p>3359.993334</text:p>
          </table:table-cell>
          <table:table-cell office:value-type="float" office:value="2822512" calcext:value-type="float">
            <text:p>2822512</text:p>
          </table:table-cell>
          <table:table-cell office:value-type="float" office:value="0" calcext:value-type="float">
            <text:p>0</text:p>
          </table:table-cell>
          <table:table-cell office:value-type="float" office:value="403216" calcext:value-type="float">
            <text:p>403216</text:p>
          </table:table-cell>
          <table:table-cell office:value-type="float" office:value="3225728" calcext:value-type="float">
            <text:p>3225728</text:p>
          </table:table-cell>
          <table:table-cell office:value-type="float" office:value="201608" calcext:value-type="float">
            <text:p>201608</text:p>
          </table:table-cell>
          <table:table-cell office:value-type="float" office:value="60.0025" calcext:value-type="float">
            <text:p>60.0025</text:p>
          </table:table-cell>
          <table:table-cell office:value-type="float" office:value="2.1" calcext:value-type="float">
            <text:p>2.1</text:p>
          </table:table-cell>
          <table:table-cell office:value-type="float" office:value="2.97" calcext:value-type="float">
            <text:p>2.97</text:p>
          </table:table-cell>
          <table:table-cell office:value-type="float" office:value="18.53" calcext:value-type="float">
            <text:p>18.53</text:p>
          </table:table-cell>
          <table:table-cell office:value-type="float" office:value="3.4" calcext:value-type="float">
            <text:p>3.4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52.717434" calcext:value-type="float">
            <text:p>6652.717434</text:p>
          </table:table-cell>
          <table:table-cell office:value-type="float" office:value="5588590" calcext:value-type="float">
            <text:p>5588590</text:p>
          </table:table-cell>
          <table:table-cell office:value-type="float" office:value="0" calcext:value-type="float">
            <text:p>0</text:p>
          </table:table-cell>
          <table:table-cell office:value-type="float" office:value="798370" calcext:value-type="float">
            <text:p>798370</text:p>
          </table:table-cell>
          <table:table-cell office:value-type="float" office:value="6386960" calcext:value-type="float">
            <text:p>6386960</text:p>
          </table:table-cell>
          <table:table-cell office:value-type="float" office:value="399185" calcext:value-type="float">
            <text:p>399185</text:p>
          </table:table-cell>
          <table:table-cell office:value-type="float" office:value="60.0033" calcext:value-type="float">
            <text:p>60.0033</text:p>
          </table:table-cell>
          <table:table-cell office:value-type="float" office:value="2.78" calcext:value-type="float">
            <text:p>2.78</text:p>
          </table:table-cell>
          <table:table-cell office:value-type="float" office:value="4.5" calcext:value-type="float">
            <text:p>4.5</text:p>
          </table:table-cell>
          <table:table-cell office:value-type="float" office:value="17.55" calcext:value-type="float">
            <text:p>17.55</text:p>
          </table:table-cell>
          <table:table-cell office:value-type="float" office:value="5.74" calcext:value-type="float">
            <text:p>5.74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602.142474" calcext:value-type="float">
            <text:p>8602.142474</text:p>
          </table:table-cell>
          <table:table-cell office:value-type="float" office:value="7226450" calcext:value-type="float">
            <text:p>7226450</text:p>
          </table:table-cell>
          <table:table-cell office:value-type="float" office:value="0" calcext:value-type="float">
            <text:p>0</text:p>
          </table:table-cell>
          <table:table-cell office:value-type="float" office:value="1032350" calcext:value-type="float">
            <text:p>1032350</text:p>
          </table:table-cell>
          <table:table-cell office:value-type="float" office:value="8258800" calcext:value-type="float">
            <text:p>8258800</text:p>
          </table:table-cell>
          <table:table-cell office:value-type="float" office:value="516175" calcext:value-type="float">
            <text:p>516175</text:p>
          </table:table-cell>
          <table:table-cell office:value-type="float" office:value="60.0054" calcext:value-type="float">
            <text:p>60.0054</text:p>
          </table:table-cell>
          <table:table-cell office:value-type="float" office:value="2.47" calcext:value-type="float">
            <text:p>2.47</text:p>
          </table:table-cell>
          <table:table-cell office:value-type="float" office:value="5.8" calcext:value-type="float">
            <text:p>5.8</text:p>
          </table:table-cell>
          <table:table-cell office:value-type="float" office:value="66.58" calcext:value-type="float">
            <text:p>66.58</text:p>
          </table:table-cell>
          <table:table-cell office:value-type="float" office:value="11.3" calcext:value-type="float">
            <text:p>11.3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64.362706" calcext:value-type="float">
            <text:p>11064.362706</text:p>
          </table:table-cell>
          <table:table-cell office:value-type="float" office:value="9295118" calcext:value-type="float">
            <text:p>9295118</text:p>
          </table:table-cell>
          <table:table-cell office:value-type="float" office:value="0" calcext:value-type="float">
            <text:p>0</text:p>
          </table:table-cell>
          <table:table-cell office:value-type="float" office:value="1327874" calcext:value-type="float">
            <text:p>1327874</text:p>
          </table:table-cell>
          <table:table-cell office:value-type="float" office:value="10622992" calcext:value-type="float">
            <text:p>10622992</text:p>
          </table:table-cell>
          <table:table-cell office:value-type="float" office:value="663937" calcext:value-type="float">
            <text:p>663937</text:p>
          </table:table-cell>
          <table:table-cell office:value-type="float" office:value="60.0068" calcext:value-type="float">
            <text:p>60.0068</text:p>
          </table:table-cell>
          <table:table-cell office:value-type="float" office:value="2.65" calcext:value-type="float">
            <text:p>2.65</text:p>
          </table:table-cell>
          <table:table-cell office:value-type="float" office:value="6.32" calcext:value-type="float">
            <text:p>6.32</text:p>
          </table:table-cell>
          <table:table-cell office:value-type="float" office:value="48.24" calcext:value-type="float">
            <text:p>48.24</text:p>
          </table:table-cell>
          <table:table-cell office:value-type="float" office:value="12.25" calcext:value-type="float">
            <text:p>12.25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977.59254" calcext:value-type="float">
            <text:p>11977.59254</text:p>
          </table:table-cell>
          <table:table-cell office:value-type="float" office:value="10062318" calcext:value-type="float">
            <text:p>10062318</text:p>
          </table:table-cell>
          <table:table-cell office:value-type="float" office:value="0" calcext:value-type="float">
            <text:p>0</text:p>
          </table:table-cell>
          <table:table-cell office:value-type="float" office:value="1437474" calcext:value-type="float">
            <text:p>1437474</text:p>
          </table:table-cell>
          <table:table-cell office:value-type="float" office:value="11499792" calcext:value-type="float">
            <text:p>11499792</text:p>
          </table:table-cell>
          <table:table-cell office:value-type="float" office:value="718737" calcext:value-type="float">
            <text:p>718737</text:p>
          </table:table-cell>
          <table:table-cell office:value-type="float" office:value="60.0068" calcext:value-type="float">
            <text:p>60.0068</text:p>
          </table:table-cell>
          <table:table-cell office:value-type="float" office:value="2.72" calcext:value-type="float">
            <text:p>2.72</text:p>
          </table:table-cell>
          <table:table-cell office:value-type="float" office:value="7.51" calcext:value-type="float">
            <text:p>7.51</text:p>
          </table:table-cell>
          <table:table-cell office:value-type="float" office:value="99.13" calcext:value-type="float">
            <text:p>99.13</text:p>
          </table:table-cell>
          <table:table-cell office:value-type="float" office:value="16.35" calcext:value-type="float">
            <text:p>16.35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689.679192" calcext:value-type="float">
            <text:p>12689.679192</text:p>
          </table:table-cell>
          <table:table-cell office:value-type="float" office:value="10660734" calcext:value-type="float">
            <text:p>10660734</text:p>
          </table:table-cell>
          <table:table-cell office:value-type="float" office:value="0" calcext:value-type="float">
            <text:p>0</text:p>
          </table:table-cell>
          <table:table-cell office:value-type="float" office:value="1522962" calcext:value-type="float">
            <text:p>1522962</text:p>
          </table:table-cell>
          <table:table-cell office:value-type="float" office:value="12183696" calcext:value-type="float">
            <text:p>12183696</text:p>
          </table:table-cell>
          <table:table-cell office:value-type="float" office:value="761481" calcext:value-type="float">
            <text:p>761481</text:p>
          </table:table-cell>
          <table:table-cell office:value-type="float" office:value="60.0079" calcext:value-type="float">
            <text:p>60.0079</text:p>
          </table:table-cell>
          <table:table-cell office:value-type="float" office:value="2.8" calcext:value-type="float">
            <text:p>2.8</text:p>
          </table:table-cell>
          <table:table-cell office:value-type="float" office:value="8.66" calcext:value-type="float">
            <text:p>8.66</text:p>
          </table:table-cell>
          <table:table-cell office:value-type="float" office:value="81.29" calcext:value-type="float">
            <text:p>81.29</text:p>
          </table:table-cell>
          <table:table-cell office:value-type="float" office:value="21.12" calcext:value-type="float">
            <text:p>21.12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662.626148" calcext:value-type="float">
            <text:p>12662.626148</text:p>
          </table:table-cell>
          <table:table-cell office:value-type="float" office:value="10638166" calcext:value-type="float">
            <text:p>10638166</text:p>
          </table:table-cell>
          <table:table-cell office:value-type="float" office:value="0" calcext:value-type="float">
            <text:p>0</text:p>
          </table:table-cell>
          <table:table-cell office:value-type="float" office:value="1519738" calcext:value-type="float">
            <text:p>1519738</text:p>
          </table:table-cell>
          <table:table-cell office:value-type="float" office:value="12157904" calcext:value-type="float">
            <text:p>12157904</text:p>
          </table:table-cell>
          <table:table-cell office:value-type="float" office:value="759869" calcext:value-type="float">
            <text:p>759869</text:p>
          </table:table-cell>
          <table:table-cell office:value-type="float" office:value="60.0088" calcext:value-type="float">
            <text:p>60.0088</text:p>
          </table:table-cell>
          <table:table-cell office:value-type="float" office:value="2.97" calcext:value-type="float">
            <text:p>2.97</text:p>
          </table:table-cell>
          <table:table-cell office:value-type="float" office:value="10.26" calcext:value-type="float">
            <text:p>10.26</text:p>
          </table:table-cell>
          <table:table-cell office:value-type="float" office:value="122.83" calcext:value-type="float">
            <text:p>122.83</text:p>
          </table:table-cell>
          <table:table-cell office:value-type="float" office:value="28.75" calcext:value-type="float">
            <text:p>28.75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867.44133" calcext:value-type="float">
            <text:p>12867.44133</text:p>
          </table:table-cell>
          <table:table-cell office:value-type="float" office:value="10810254" calcext:value-type="float">
            <text:p>10810254</text:p>
          </table:table-cell>
          <table:table-cell office:value-type="float" office:value="0" calcext:value-type="float">
            <text:p>0</text:p>
          </table:table-cell>
          <table:table-cell office:value-type="float" office:value="1544322" calcext:value-type="float">
            <text:p>1544322</text:p>
          </table:table-cell>
          <table:table-cell office:value-type="float" office:value="12354576" calcext:value-type="float">
            <text:p>12354576</text:p>
          </table:table-cell>
          <table:table-cell office:value-type="float" office:value="772161" calcext:value-type="float">
            <text:p>772161</text:p>
          </table:table-cell>
          <table:table-cell office:value-type="float" office:value="60.0089" calcext:value-type="float">
            <text:p>60.0089</text:p>
          </table:table-cell>
          <table:table-cell office:value-type="float" office:value="2.87" calcext:value-type="float">
            <text:p>2.87</text:p>
          </table:table-cell>
          <table:table-cell office:value-type="float" office:value="11.65" calcext:value-type="float">
            <text:p>11.65</text:p>
          </table:table-cell>
          <table:table-cell office:value-type="float" office:value="176.66" calcext:value-type="float">
            <text:p>176.66</text:p>
          </table:table-cell>
          <table:table-cell office:value-type="float" office:value="36.08" calcext:value-type="float">
            <text:p>36.08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934.224032" calcext:value-type="float">
            <text:p>12934.224032</text:p>
          </table:table-cell>
          <table:table-cell office:value-type="float" office:value="10867066" calcext:value-type="float">
            <text:p>10867066</text:p>
          </table:table-cell>
          <table:table-cell office:value-type="float" office:value="0" calcext:value-type="float">
            <text:p>0</text:p>
          </table:table-cell>
          <table:table-cell office:value-type="float" office:value="1552438" calcext:value-type="float">
            <text:p>1552438</text:p>
          </table:table-cell>
          <table:table-cell office:value-type="float" office:value="12419504" calcext:value-type="float">
            <text:p>12419504</text:p>
          </table:table-cell>
          <table:table-cell office:value-type="float" office:value="776219" calcext:value-type="float">
            <text:p>776219</text:p>
          </table:table-cell>
          <table:table-cell office:value-type="float" office:value="60.0128" calcext:value-type="float">
            <text:p>60.0128</text:p>
          </table:table-cell>
          <table:table-cell office:value-type="float" office:value="3" calcext:value-type="float">
            <text:p>3</text:p>
          </table:table-cell>
          <table:table-cell office:value-type="float" office:value="13.13" calcext:value-type="float">
            <text:p>13.13</text:p>
          </table:table-cell>
          <table:table-cell office:value-type="float" office:value="185.22" calcext:value-type="float">
            <text:p>185.22</text:p>
          </table:table-cell>
          <table:table-cell office:value-type="float" office:value="38.33" calcext:value-type="float">
            <text:p>38.33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958.743955" calcext:value-type="float">
            <text:p>12958.743955</text:p>
          </table:table-cell>
          <table:table-cell office:value-type="float" office:value="10887268" calcext:value-type="float">
            <text:p>10887268</text:p>
          </table:table-cell>
          <table:table-cell office:value-type="float" office:value="0" calcext:value-type="float">
            <text:p>0</text:p>
          </table:table-cell>
          <table:table-cell office:value-type="float" office:value="1555324" calcext:value-type="float">
            <text:p>1555324</text:p>
          </table:table-cell>
          <table:table-cell office:value-type="float" office:value="12442592" calcext:value-type="float">
            <text:p>12442592</text:p>
          </table:table-cell>
          <table:table-cell office:value-type="float" office:value="777662" calcext:value-type="float">
            <text:p>777662</text:p>
          </table:table-cell>
          <table:table-cell office:value-type="float" office:value="60.0106" calcext:value-type="float">
            <text:p>60.0106</text:p>
          </table:table-cell>
          <table:table-cell office:value-type="float" office:value="2.92" calcext:value-type="float">
            <text:p>2.92</text:p>
          </table:table-cell>
          <table:table-cell office:value-type="float" office:value="14.65" calcext:value-type="float">
            <text:p>14.65</text:p>
          </table:table-cell>
          <table:table-cell office:value-type="float" office:value="166.99" calcext:value-type="float">
            <text:p>166.99</text:p>
          </table:table-cell>
          <table:table-cell office:value-type="float" office:value="41.07" calcext:value-type="float">
            <text:p>41.07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038.45199" calcext:value-type="float">
            <text:p>13038.45199</text:p>
          </table:table-cell>
          <table:table-cell office:value-type="float" office:value="10955056" calcext:value-type="float">
            <text:p>10955056</text:p>
          </table:table-cell>
          <table:table-cell office:value-type="float" office:value="0" calcext:value-type="float">
            <text:p>0</text:p>
          </table:table-cell>
          <table:table-cell office:value-type="float" office:value="1565008" calcext:value-type="float">
            <text:p>1565008</text:p>
          </table:table-cell>
          <table:table-cell office:value-type="float" office:value="12520064" calcext:value-type="float">
            <text:p>12520064</text:p>
          </table:table-cell>
          <table:table-cell office:value-type="float" office:value="782504" calcext:value-type="float">
            <text:p>782504</text:p>
          </table:table-cell>
          <table:table-cell office:value-type="float" office:value="60.0151" calcext:value-type="float">
            <text:p>60.0151</text:p>
          </table:table-cell>
          <table:table-cell office:value-type="float" office:value="3.09" calcext:value-type="float">
            <text:p>3.09</text:p>
          </table:table-cell>
          <table:table-cell office:value-type="float" office:value="16.09" calcext:value-type="float">
            <text:p>16.09</text:p>
          </table:table-cell>
          <table:table-cell office:value-type="float" office:value="227.56" calcext:value-type="float">
            <text:p>227.56</text:p>
          </table:table-cell>
          <table:table-cell office:value-type="float" office:value="46.57" calcext:value-type="float">
            <text:p>46.57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017.329867" calcext:value-type="float">
            <text:p>13017.329867</text:p>
          </table:table-cell>
          <table:table-cell office:value-type="float" office:value="10936744" calcext:value-type="float">
            <text:p>10936744</text:p>
          </table:table-cell>
          <table:table-cell office:value-type="float" office:value="0" calcext:value-type="float">
            <text:p>0</text:p>
          </table:table-cell>
          <table:table-cell office:value-type="float" office:value="1562392" calcext:value-type="float">
            <text:p>1562392</text:p>
          </table:table-cell>
          <table:table-cell office:value-type="float" office:value="12499136" calcext:value-type="float">
            <text:p>12499136</text:p>
          </table:table-cell>
          <table:table-cell office:value-type="float" office:value="781196" calcext:value-type="float">
            <text:p>781196</text:p>
          </table:table-cell>
          <table:table-cell office:value-type="float" office:value="60.012" calcext:value-type="float">
            <text:p>60.012</text:p>
          </table:table-cell>
          <table:table-cell office:value-type="float" office:value="2.71" calcext:value-type="float">
            <text:p>2.71</text:p>
          </table:table-cell>
          <table:table-cell office:value-type="float" office:value="17.66" calcext:value-type="float">
            <text:p>17.66</text:p>
          </table:table-cell>
          <table:table-cell office:value-type="float" office:value="192.17" calcext:value-type="float">
            <text:p>192.17</text:p>
          </table:table-cell>
          <table:table-cell office:value-type="float" office:value="50.98" calcext:value-type="float">
            <text:p>50.98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948.753836" calcext:value-type="float">
            <text:p>12948.753836</text:p>
          </table:table-cell>
          <table:table-cell office:value-type="float" office:value="10879890" calcext:value-type="float">
            <text:p>10879890</text:p>
          </table:table-cell>
          <table:table-cell office:value-type="float" office:value="0" calcext:value-type="float">
            <text:p>0</text:p>
          </table:table-cell>
          <table:table-cell office:value-type="float" office:value="1554270" calcext:value-type="float">
            <text:p>1554270</text:p>
          </table:table-cell>
          <table:table-cell office:value-type="float" office:value="12434160" calcext:value-type="float">
            <text:p>12434160</text:p>
          </table:table-cell>
          <table:table-cell office:value-type="float" office:value="777135" calcext:value-type="float">
            <text:p>777135</text:p>
          </table:table-cell>
          <table:table-cell office:value-type="float" office:value="60.0162" calcext:value-type="float">
            <text:p>60.0162</text:p>
          </table:table-cell>
          <table:table-cell office:value-type="float" office:value="3.02" calcext:value-type="float">
            <text:p>3.02</text:p>
          </table:table-cell>
          <table:table-cell office:value-type="float" office:value="19.29" calcext:value-type="float">
            <text:p>19.29</text:p>
          </table:table-cell>
          <table:table-cell office:value-type="float" office:value="225.62" calcext:value-type="float">
            <text:p>225.62</text:p>
          </table:table-cell>
          <table:table-cell office:value-type="float" office:value="55.97" calcext:value-type="float">
            <text:p>55.97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867.580654" calcext:value-type="float">
            <text:p>12867.580654</text:p>
          </table:table-cell>
          <table:table-cell office:value-type="float" office:value="10811542" calcext:value-type="float">
            <text:p>10811542</text:p>
          </table:table-cell>
          <table:table-cell office:value-type="float" office:value="0" calcext:value-type="float">
            <text:p>0</text:p>
          </table:table-cell>
          <table:table-cell office:value-type="float" office:value="1544506" calcext:value-type="float">
            <text:p>1544506</text:p>
          </table:table-cell>
          <table:table-cell office:value-type="float" office:value="12356048" calcext:value-type="float">
            <text:p>12356048</text:p>
          </table:table-cell>
          <table:table-cell office:value-type="float" office:value="772253" calcext:value-type="float">
            <text:p>772253</text:p>
          </table:table-cell>
          <table:table-cell office:value-type="float" office:value="60.0154" calcext:value-type="float">
            <text:p>60.0154</text:p>
          </table:table-cell>
          <table:table-cell office:value-type="float" office:value="2.82" calcext:value-type="float">
            <text:p>2.82</text:p>
          </table:table-cell>
          <table:table-cell office:value-type="float" office:value="20.97" calcext:value-type="float">
            <text:p>20.97</text:p>
          </table:table-cell>
          <table:table-cell office:value-type="float" office:value="221.96" calcext:value-type="float">
            <text:p>221.96</text:p>
          </table:table-cell>
          <table:table-cell office:value-type="float" office:value="62.64" calcext:value-type="float">
            <text:p>62.64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779.906825" calcext:value-type="float">
            <text:p>12779.906825</text:p>
          </table:table-cell>
          <table:table-cell office:value-type="float" office:value="10738056" calcext:value-type="float">
            <text:p>10738056</text:p>
          </table:table-cell>
          <table:table-cell office:value-type="float" office:value="0" calcext:value-type="float">
            <text:p>0</text:p>
          </table:table-cell>
          <table:table-cell office:value-type="float" office:value="1534008" calcext:value-type="float">
            <text:p>1534008</text:p>
          </table:table-cell>
          <table:table-cell office:value-type="float" office:value="12272064" calcext:value-type="float">
            <text:p>12272064</text:p>
          </table:table-cell>
          <table:table-cell office:value-type="float" office:value="767004" calcext:value-type="float">
            <text:p>767004</text:p>
          </table:table-cell>
          <table:table-cell office:value-type="float" office:value="60.0164" calcext:value-type="float">
            <text:p>60.0164</text:p>
          </table:table-cell>
          <table:table-cell office:value-type="float" office:value="2.89" calcext:value-type="float">
            <text:p>2.89</text:p>
          </table:table-cell>
          <table:table-cell office:value-type="float" office:value="22.67" calcext:value-type="float">
            <text:p>22.67</text:p>
          </table:table-cell>
          <table:table-cell office:value-type="float" office:value="255.13" calcext:value-type="float">
            <text:p>255.13</text:p>
          </table:table-cell>
          <table:table-cell office:value-type="float" office:value="64.91" calcext:value-type="float">
            <text:p>64.91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59.726546" calcext:value-type="float">
            <text:p>3359.726546</text:p>
          </table:table-cell>
          <table:table-cell office:value-type="float" office:value="2822302" calcext:value-type="float">
            <text:p>2822302</text:p>
          </table:table-cell>
          <table:table-cell office:value-type="float" office:value="0" calcext:value-type="float">
            <text:p>0</text:p>
          </table:table-cell>
          <table:table-cell office:value-type="float" office:value="403186" calcext:value-type="float">
            <text:p>403186</text:p>
          </table:table-cell>
          <table:table-cell office:value-type="float" office:value="3225488" calcext:value-type="float">
            <text:p>3225488</text:p>
          </table:table-cell>
          <table:table-cell office:value-type="float" office:value="201593" calcext:value-type="float">
            <text:p>201593</text:p>
          </table:table-cell>
          <table:table-cell office:value-type="float" office:value="60.0028" calcext:value-type="float">
            <text:p>60.0028</text:p>
          </table:table-cell>
          <table:table-cell office:value-type="float" office:value="2.08" calcext:value-type="float">
            <text:p>2.08</text:p>
          </table:table-cell>
          <table:table-cell office:value-type="float" office:value="2.97" calcext:value-type="float">
            <text:p>2.97</text:p>
          </table:table-cell>
          <table:table-cell office:value-type="float" office:value="16.29" calcext:value-type="float">
            <text:p>16.29</text:p>
          </table:table-cell>
          <table:table-cell office:value-type="float" office:value="3.31" calcext:value-type="float">
            <text:p>3.31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32.807474" calcext:value-type="float">
            <text:p>6632.807474</text:p>
          </table:table-cell>
          <table:table-cell office:value-type="float" office:value="5571874" calcext:value-type="float">
            <text:p>5571874</text:p>
          </table:table-cell>
          <table:table-cell office:value-type="float" office:value="0" calcext:value-type="float">
            <text:p>0</text:p>
          </table:table-cell>
          <table:table-cell office:value-type="float" office:value="795982" calcext:value-type="float">
            <text:p>795982</text:p>
          </table:table-cell>
          <table:table-cell office:value-type="float" office:value="6367856" calcext:value-type="float">
            <text:p>6367856</text:p>
          </table:table-cell>
          <table:table-cell office:value-type="float" office:value="397991" calcext:value-type="float">
            <text:p>397991</text:p>
          </table:table-cell>
          <table:table-cell office:value-type="float" office:value="60.0034" calcext:value-type="float">
            <text:p>60.0034</text:p>
          </table:table-cell>
          <table:table-cell office:value-type="float" office:value="2.77" calcext:value-type="float">
            <text:p>2.77</text:p>
          </table:table-cell>
          <table:table-cell office:value-type="float" office:value="4.51" calcext:value-type="float">
            <text:p>4.51</text:p>
          </table:table-cell>
          <table:table-cell office:value-type="float" office:value="20.66" calcext:value-type="float">
            <text:p>20.66</text:p>
          </table:table-cell>
          <table:table-cell office:value-type="float" office:value="5.87" calcext:value-type="float">
            <text:p>5.87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632.269246" calcext:value-type="float">
            <text:p>8632.269246</text:p>
          </table:table-cell>
          <table:table-cell office:value-type="float" office:value="7251650" calcext:value-type="float">
            <text:p>7251650</text:p>
          </table:table-cell>
          <table:table-cell office:value-type="float" office:value="0" calcext:value-type="float">
            <text:p>0</text:p>
          </table:table-cell>
          <table:table-cell office:value-type="float" office:value="1035950" calcext:value-type="float">
            <text:p>1035950</text:p>
          </table:table-cell>
          <table:table-cell office:value-type="float" office:value="8287600" calcext:value-type="float">
            <text:p>8287600</text:p>
          </table:table-cell>
          <table:table-cell office:value-type="float" office:value="517975" calcext:value-type="float">
            <text:p>517975</text:p>
          </table:table-cell>
          <table:table-cell office:value-type="float" office:value="60.0045" calcext:value-type="float">
            <text:p>60.0045</text:p>
          </table:table-cell>
          <table:table-cell office:value-type="float" office:value="2.45" calcext:value-type="float">
            <text:p>2.45</text:p>
          </table:table-cell>
          <table:table-cell office:value-type="float" office:value="5.78" calcext:value-type="float">
            <text:p>5.78</text:p>
          </table:table-cell>
          <table:table-cell office:value-type="float" office:value="41.01" calcext:value-type="float">
            <text:p>41.01</text:p>
          </table:table-cell>
          <table:table-cell office:value-type="float" office:value="10.69" calcext:value-type="float">
            <text:p>10.69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891.494184" calcext:value-type="float">
            <text:p>10891.494184</text:p>
          </table:table-cell>
          <table:table-cell office:value-type="float" office:value="9149770" calcext:value-type="float">
            <text:p>9149770</text:p>
          </table:table-cell>
          <table:table-cell office:value-type="float" office:value="0" calcext:value-type="float">
            <text:p>0</text:p>
          </table:table-cell>
          <table:table-cell office:value-type="float" office:value="1307110" calcext:value-type="float">
            <text:p>1307110</text:p>
          </table:table-cell>
          <table:table-cell office:value-type="float" office:value="10456880" calcext:value-type="float">
            <text:p>10456880</text:p>
          </table:table-cell>
          <table:table-cell office:value-type="float" office:value="653555" calcext:value-type="float">
            <text:p>653555</text:p>
          </table:table-cell>
          <table:table-cell office:value-type="float" office:value="60.006" calcext:value-type="float">
            <text:p>60.006</text:p>
          </table:table-cell>
          <table:table-cell office:value-type="float" office:value="2.6" calcext:value-type="float">
            <text:p>2.6</text:p>
          </table:table-cell>
          <table:table-cell office:value-type="float" office:value="6.42" calcext:value-type="float">
            <text:p>6.42</text:p>
          </table:table-cell>
          <table:table-cell office:value-type="float" office:value="65.86" calcext:value-type="float">
            <text:p>65.86</text:p>
          </table:table-cell>
          <table:table-cell office:value-type="float" office:value="12.82" calcext:value-type="float">
            <text:p>12.82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038.837702" calcext:value-type="float">
            <text:p>12038.837702</text:p>
          </table:table-cell>
          <table:table-cell office:value-type="float" office:value="10114090" calcext:value-type="float">
            <text:p>10114090</text:p>
          </table:table-cell>
          <table:table-cell office:value-type="float" office:value="0" calcext:value-type="float">
            <text:p>0</text:p>
          </table:table-cell>
          <table:table-cell office:value-type="float" office:value="1444870" calcext:value-type="float">
            <text:p>1444870</text:p>
          </table:table-cell>
          <table:table-cell office:value-type="float" office:value="11558960" calcext:value-type="float">
            <text:p>11558960</text:p>
          </table:table-cell>
          <table:table-cell office:value-type="float" office:value="722435" calcext:value-type="float">
            <text:p>722435</text:p>
          </table:table-cell>
          <table:table-cell office:value-type="float" office:value="60.0087" calcext:value-type="float">
            <text:p>60.0087</text:p>
          </table:table-cell>
          <table:table-cell office:value-type="float" office:value="2.74" calcext:value-type="float">
            <text:p>2.74</text:p>
          </table:table-cell>
          <table:table-cell office:value-type="float" office:value="7.47" calcext:value-type="float">
            <text:p>7.47</text:p>
          </table:table-cell>
          <table:table-cell office:value-type="float" office:value="84.78" calcext:value-type="float">
            <text:p>84.78</text:p>
          </table:table-cell>
          <table:table-cell office:value-type="float" office:value="17.31" calcext:value-type="float">
            <text:p>17.31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536.936619" calcext:value-type="float">
            <text:p>12536.936619</text:p>
          </table:table-cell>
          <table:table-cell office:value-type="float" office:value="10532466" calcext:value-type="float">
            <text:p>10532466</text:p>
          </table:table-cell>
          <table:table-cell office:value-type="float" office:value="0" calcext:value-type="float">
            <text:p>0</text:p>
          </table:table-cell>
          <table:table-cell office:value-type="float" office:value="1504638" calcext:value-type="float">
            <text:p>1504638</text:p>
          </table:table-cell>
          <table:table-cell office:value-type="float" office:value="12037104" calcext:value-type="float">
            <text:p>12037104</text:p>
          </table:table-cell>
          <table:table-cell office:value-type="float" office:value="752319" calcext:value-type="float">
            <text:p>752319</text:p>
          </table:table-cell>
          <table:table-cell office:value-type="float" office:value="60.0082" calcext:value-type="float">
            <text:p>60.0082</text:p>
          </table:table-cell>
          <table:table-cell office:value-type="float" office:value="2.83" calcext:value-type="float">
            <text:p>2.83</text:p>
          </table:table-cell>
          <table:table-cell office:value-type="float" office:value="8.77" calcext:value-type="float">
            <text:p>8.77</text:p>
          </table:table-cell>
          <table:table-cell office:value-type="float" office:value="113.5" calcext:value-type="float">
            <text:p>113.5</text:p>
          </table:table-cell>
          <table:table-cell office:value-type="float" office:value="21.37" calcext:value-type="float">
            <text:p>21.37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540.340387" calcext:value-type="float">
            <text:p>12540.340387</text:p>
          </table:table-cell>
          <table:table-cell office:value-type="float" office:value="10535308" calcext:value-type="float">
            <text:p>10535308</text:p>
          </table:table-cell>
          <table:table-cell office:value-type="float" office:value="0" calcext:value-type="float">
            <text:p>0</text:p>
          </table:table-cell>
          <table:table-cell office:value-type="float" office:value="1505044" calcext:value-type="float">
            <text:p>1505044</text:p>
          </table:table-cell>
          <table:table-cell office:value-type="float" office:value="12040352" calcext:value-type="float">
            <text:p>12040352</text:p>
          </table:table-cell>
          <table:table-cell office:value-type="float" office:value="752522" calcext:value-type="float">
            <text:p>752522</text:p>
          </table:table-cell>
          <table:table-cell office:value-type="float" office:value="60.0081" calcext:value-type="float">
            <text:p>60.0081</text:p>
          </table:table-cell>
          <table:table-cell office:value-type="float" office:value="2.8" calcext:value-type="float">
            <text:p>2.8</text:p>
          </table:table-cell>
          <table:table-cell office:value-type="float" office:value="10.36" calcext:value-type="float">
            <text:p>10.36</text:p>
          </table:table-cell>
          <table:table-cell office:value-type="float" office:value="152.3" calcext:value-type="float">
            <text:p>152.3</text:p>
          </table:table-cell>
          <table:table-cell office:value-type="float" office:value="31.12" calcext:value-type="float">
            <text:p>31.12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830.332682" calcext:value-type="float">
            <text:p>12830.332682</text:p>
          </table:table-cell>
          <table:table-cell office:value-type="float" office:value="10779132" calcext:value-type="float">
            <text:p>10779132</text:p>
          </table:table-cell>
          <table:table-cell office:value-type="float" office:value="0" calcext:value-type="float">
            <text:p>0</text:p>
          </table:table-cell>
          <table:table-cell office:value-type="float" office:value="1539876" calcext:value-type="float">
            <text:p>1539876</text:p>
          </table:table-cell>
          <table:table-cell office:value-type="float" office:value="12319008" calcext:value-type="float">
            <text:p>12319008</text:p>
          </table:table-cell>
          <table:table-cell office:value-type="float" office:value="769938" calcext:value-type="float">
            <text:p>769938</text:p>
          </table:table-cell>
          <table:table-cell office:value-type="float" office:value="60.0092" calcext:value-type="float">
            <text:p>60.0092</text:p>
          </table:table-cell>
          <table:table-cell office:value-type="float" office:value="2.85" calcext:value-type="float">
            <text:p>2.85</text:p>
          </table:table-cell>
          <table:table-cell office:value-type="float" office:value="11.68" calcext:value-type="float">
            <text:p>11.68</text:p>
          </table:table-cell>
          <table:table-cell office:value-type="float" office:value="182.59" calcext:value-type="float">
            <text:p>182.59</text:p>
          </table:table-cell>
          <table:table-cell office:value-type="float" office:value="32.44" calcext:value-type="float">
            <text:p>32.44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818.359814" calcext:value-type="float">
            <text:p>12818.359814</text:p>
          </table:table-cell>
          <table:table-cell office:value-type="float" office:value="10769486" calcext:value-type="float">
            <text:p>10769486</text:p>
          </table:table-cell>
          <table:table-cell office:value-type="float" office:value="0" calcext:value-type="float">
            <text:p>0</text:p>
          </table:table-cell>
          <table:table-cell office:value-type="float" office:value="1538498" calcext:value-type="float">
            <text:p>1538498</text:p>
          </table:table-cell>
          <table:table-cell office:value-type="float" office:value="12307984" calcext:value-type="float">
            <text:p>12307984</text:p>
          </table:table-cell>
          <table:table-cell office:value-type="float" office:value="769249" calcext:value-type="float">
            <text:p>769249</text:p>
          </table:table-cell>
          <table:table-cell office:value-type="float" office:value="60.0115" calcext:value-type="float">
            <text:p>60.0115</text:p>
          </table:table-cell>
          <table:table-cell office:value-type="float" office:value="2.72" calcext:value-type="float">
            <text:p>2.72</text:p>
          </table:table-cell>
          <table:table-cell office:value-type="float" office:value="13.25" calcext:value-type="float">
            <text:p>13.25</text:p>
          </table:table-cell>
          <table:table-cell office:value-type="float" office:value="266.33" calcext:value-type="float">
            <text:p>266.33</text:p>
          </table:table-cell>
          <table:table-cell office:value-type="float" office:value="37.71" calcext:value-type="float">
            <text:p>37.71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045.496657" calcext:value-type="float">
            <text:p>13045.496657</text:p>
          </table:table-cell>
          <table:table-cell office:value-type="float" office:value="10960628" calcext:value-type="float">
            <text:p>10960628</text:p>
          </table:table-cell>
          <table:table-cell office:value-type="float" office:value="0" calcext:value-type="float">
            <text:p>0</text:p>
          </table:table-cell>
          <table:table-cell office:value-type="float" office:value="1565804" calcext:value-type="float">
            <text:p>1565804</text:p>
          </table:table-cell>
          <table:table-cell office:value-type="float" office:value="12526432" calcext:value-type="float">
            <text:p>12526432</text:p>
          </table:table-cell>
          <table:table-cell office:value-type="float" office:value="782902" calcext:value-type="float">
            <text:p>782902</text:p>
          </table:table-cell>
          <table:table-cell office:value-type="float" office:value="60.0132" calcext:value-type="float">
            <text:p>60.0132</text:p>
          </table:table-cell>
          <table:table-cell office:value-type="float" office:value="3.1" calcext:value-type="float">
            <text:p>3.1</text:p>
          </table:table-cell>
          <table:table-cell office:value-type="float" office:value="14.55" calcext:value-type="float">
            <text:p>14.55</text:p>
          </table:table-cell>
          <table:table-cell office:value-type="float" office:value="172.15" calcext:value-type="float">
            <text:p>172.15</text:p>
          </table:table-cell>
          <table:table-cell office:value-type="float" office:value="42.29" calcext:value-type="float">
            <text:p>42.29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992.861523" calcext:value-type="float">
            <text:p>12992.861523</text:p>
          </table:table-cell>
          <table:table-cell office:value-type="float" office:value="10916332" calcext:value-type="float">
            <text:p>10916332</text:p>
          </table:table-cell>
          <table:table-cell office:value-type="float" office:value="0" calcext:value-type="float">
            <text:p>0</text:p>
          </table:table-cell>
          <table:table-cell office:value-type="float" office:value="1559476" calcext:value-type="float">
            <text:p>1559476</text:p>
          </table:table-cell>
          <table:table-cell office:value-type="float" office:value="12475808" calcext:value-type="float">
            <text:p>12475808</text:p>
          </table:table-cell>
          <table:table-cell office:value-type="float" office:value="779738" calcext:value-type="float">
            <text:p>779738</text:p>
          </table:table-cell>
          <table:table-cell office:value-type="float" office:value="60.0128" calcext:value-type="float">
            <text:p>60.0128</text:p>
          </table:table-cell>
          <table:table-cell office:value-type="float" office:value="2.98" calcext:value-type="float">
            <text:p>2.98</text:p>
          </table:table-cell>
          <table:table-cell office:value-type="float" office:value="16.15" calcext:value-type="float">
            <text:p>16.15</text:p>
          </table:table-cell>
          <table:table-cell office:value-type="float" office:value="235.71" calcext:value-type="float">
            <text:p>235.71</text:p>
          </table:table-cell>
          <table:table-cell office:value-type="float" office:value="51.35" calcext:value-type="float">
            <text:p>51.35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979.698003" calcext:value-type="float">
            <text:p>12979.698003</text:p>
          </table:table-cell>
          <table:table-cell office:value-type="float" office:value="10905454" calcext:value-type="float">
            <text:p>10905454</text:p>
          </table:table-cell>
          <table:table-cell office:value-type="float" office:value="0" calcext:value-type="float">
            <text:p>0</text:p>
          </table:table-cell>
          <table:table-cell office:value-type="float" office:value="1557922" calcext:value-type="float">
            <text:p>1557922</text:p>
          </table:table-cell>
          <table:table-cell office:value-type="float" office:value="12463376" calcext:value-type="float">
            <text:p>12463376</text:p>
          </table:table-cell>
          <table:table-cell office:value-type="float" office:value="778961" calcext:value-type="float">
            <text:p>778961</text:p>
          </table:table-cell>
          <table:table-cell office:value-type="float" office:value="60.0138" calcext:value-type="float">
            <text:p>60.0138</text:p>
          </table:table-cell>
          <table:table-cell office:value-type="float" office:value="2.83" calcext:value-type="float">
            <text:p>2.83</text:p>
          </table:table-cell>
          <table:table-cell office:value-type="float" office:value="17.71" calcext:value-type="float">
            <text:p>17.71</text:p>
          </table:table-cell>
          <table:table-cell office:value-type="float" office:value="184.78" calcext:value-type="float">
            <text:p>184.78</text:p>
          </table:table-cell>
          <table:table-cell office:value-type="float" office:value="52.97" calcext:value-type="float">
            <text:p>52.97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906.06052" calcext:value-type="float">
            <text:p>12906.06052</text:p>
          </table:table-cell>
          <table:table-cell office:value-type="float" office:value="10844036" calcext:value-type="float">
            <text:p>10844036</text:p>
          </table:table-cell>
          <table:table-cell office:value-type="float" office:value="0" calcext:value-type="float">
            <text:p>0</text:p>
          </table:table-cell>
          <table:table-cell office:value-type="float" office:value="1549148" calcext:value-type="float">
            <text:p>1549148</text:p>
          </table:table-cell>
          <table:table-cell office:value-type="float" office:value="12393184" calcext:value-type="float">
            <text:p>12393184</text:p>
          </table:table-cell>
          <table:table-cell office:value-type="float" office:value="774574" calcext:value-type="float">
            <text:p>774574</text:p>
          </table:table-cell>
          <table:table-cell office:value-type="float" office:value="60.0163" calcext:value-type="float">
            <text:p>60.0163</text:p>
          </table:table-cell>
          <table:table-cell office:value-type="float" office:value="2.88" calcext:value-type="float">
            <text:p>2.88</text:p>
          </table:table-cell>
          <table:table-cell office:value-type="float" office:value="19.36" calcext:value-type="float">
            <text:p>19.36</text:p>
          </table:table-cell>
          <table:table-cell office:value-type="float" office:value="235.66" calcext:value-type="float">
            <text:p>235.66</text:p>
          </table:table-cell>
          <table:table-cell office:value-type="float" office:value="59.44" calcext:value-type="float">
            <text:p>59.44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861.275144" calcext:value-type="float">
            <text:p>12861.275144</text:p>
          </table:table-cell>
          <table:table-cell office:value-type="float" office:value="10806208" calcext:value-type="float">
            <text:p>10806208</text:p>
          </table:table-cell>
          <table:table-cell office:value-type="float" office:value="0" calcext:value-type="float">
            <text:p>0</text:p>
          </table:table-cell>
          <table:table-cell office:value-type="float" office:value="1543744" calcext:value-type="float">
            <text:p>1543744</text:p>
          </table:table-cell>
          <table:table-cell office:value-type="float" office:value="12349952" calcext:value-type="float">
            <text:p>12349952</text:p>
          </table:table-cell>
          <table:table-cell office:value-type="float" office:value="771872" calcext:value-type="float">
            <text:p>771872</text:p>
          </table:table-cell>
          <table:table-cell office:value-type="float" office:value="60.0152" calcext:value-type="float">
            <text:p>60.0152</text:p>
          </table:table-cell>
          <table:table-cell office:value-type="float" office:value="3.07" calcext:value-type="float">
            <text:p>3.07</text:p>
          </table:table-cell>
          <table:table-cell office:value-type="float" office:value="20.98" calcext:value-type="float">
            <text:p>20.98</text:p>
          </table:table-cell>
          <table:table-cell office:value-type="float" office:value="213.15" calcext:value-type="float">
            <text:p>213.15</text:p>
          </table:table-cell>
          <table:table-cell office:value-type="float" office:value="62.45" calcext:value-type="float">
            <text:p>62.45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783.797158" calcext:value-type="float">
            <text:p>12783.797158</text:p>
          </table:table-cell>
          <table:table-cell office:value-type="float" office:value="10741808" calcext:value-type="float">
            <text:p>10741808</text:p>
          </table:table-cell>
          <table:table-cell office:value-type="float" office:value="0" calcext:value-type="float">
            <text:p>0</text:p>
          </table:table-cell>
          <table:table-cell office:value-type="float" office:value="1534544" calcext:value-type="float">
            <text:p>1534544</text:p>
          </table:table-cell>
          <table:table-cell office:value-type="float" office:value="12276352" calcext:value-type="float">
            <text:p>12276352</text:p>
          </table:table-cell>
          <table:table-cell office:value-type="float" office:value="767272" calcext:value-type="float">
            <text:p>767272</text:p>
          </table:table-cell>
          <table:table-cell office:value-type="float" office:value="60.0191" calcext:value-type="float">
            <text:p>60.0191</text:p>
          </table:table-cell>
          <table:table-cell office:value-type="float" office:value="2.9" calcext:value-type="float">
            <text:p>2.9</text:p>
          </table:table-cell>
          <table:table-cell office:value-type="float" office:value="22.67" calcext:value-type="float">
            <text:p>22.67</text:p>
          </table:table-cell>
          <table:table-cell office:value-type="float" office:value="304.89" calcext:value-type="float">
            <text:p>304.89</text:p>
          </table:table-cell>
          <table:table-cell office:value-type="float" office:value="68.93" calcext:value-type="float">
            <text:p>68.93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95.847499" calcext:value-type="float">
            <text:p>3395.847499</text:p>
          </table:table-cell>
          <table:table-cell office:value-type="float" office:value="2852626" calcext:value-type="float">
            <text:p>2852626</text:p>
          </table:table-cell>
          <table:table-cell office:value-type="float" office:value="0" calcext:value-type="float">
            <text:p>0</text:p>
          </table:table-cell>
          <table:table-cell office:value-type="float" office:value="407518" calcext:value-type="float">
            <text:p>407518</text:p>
          </table:table-cell>
          <table:table-cell office:value-type="float" office:value="3260144" calcext:value-type="float">
            <text:p>3260144</text:p>
          </table:table-cell>
          <table:table-cell office:value-type="float" office:value="203759" calcext:value-type="float">
            <text:p>203759</text:p>
          </table:table-cell>
          <table:table-cell office:value-type="float" office:value="60.0024" calcext:value-type="float">
            <text:p>60.0024</text:p>
          </table:table-cell>
          <table:table-cell office:value-type="float" office:value="2.05" calcext:value-type="float">
            <text:p>2.05</text:p>
          </table:table-cell>
          <table:table-cell office:value-type="float" office:value="2.94" calcext:value-type="float">
            <text:p>2.94</text:p>
          </table:table-cell>
          <table:table-cell office:value-type="float" office:value="11.83" calcext:value-type="float">
            <text:p>11.83</text:p>
          </table:table-cell>
          <table:table-cell office:value-type="float" office:value="3.32" calcext:value-type="float">
            <text:p>3.32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06.987441" calcext:value-type="float">
            <text:p>6406.987441</text:p>
          </table:table-cell>
          <table:table-cell office:value-type="float" office:value="5382300" calcext:value-type="float">
            <text:p>5382300</text:p>
          </table:table-cell>
          <table:table-cell office:value-type="float" office:value="0" calcext:value-type="float">
            <text:p>0</text:p>
          </table:table-cell>
          <table:table-cell office:value-type="float" office:value="768900" calcext:value-type="float">
            <text:p>768900</text:p>
          </table:table-cell>
          <table:table-cell office:value-type="float" office:value="6151200" calcext:value-type="float">
            <text:p>6151200</text:p>
          </table:table-cell>
          <table:table-cell office:value-type="float" office:value="384450" calcext:value-type="float">
            <text:p>384450</text:p>
          </table:table-cell>
          <table:table-cell office:value-type="float" office:value="60.0048" calcext:value-type="float">
            <text:p>60.0048</text:p>
          </table:table-cell>
          <table:table-cell office:value-type="float" office:value="2.77" calcext:value-type="float">
            <text:p>2.77</text:p>
          </table:table-cell>
          <table:table-cell office:value-type="float" office:value="4.67" calcext:value-type="float">
            <text:p>4.67</text:p>
          </table:table-cell>
          <table:table-cell office:value-type="float" office:value="22.61" calcext:value-type="float">
            <text:p>22.61</text:p>
          </table:table-cell>
          <table:table-cell office:value-type="float" office:value="7.82" calcext:value-type="float">
            <text:p>7.82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43.433641" calcext:value-type="float">
            <text:p>7643.433641</text:p>
          </table:table-cell>
          <table:table-cell office:value-type="float" office:value="6421030" calcext:value-type="float">
            <text:p>6421030</text:p>
          </table:table-cell>
          <table:table-cell office:value-type="float" office:value="0" calcext:value-type="float">
            <text:p>0</text:p>
          </table:table-cell>
          <table:table-cell office:value-type="float" office:value="917290" calcext:value-type="float">
            <text:p>917290</text:p>
          </table:table-cell>
          <table:table-cell office:value-type="float" office:value="7338320" calcext:value-type="float">
            <text:p>7338320</text:p>
          </table:table-cell>
          <table:table-cell office:value-type="float" office:value="458645" calcext:value-type="float">
            <text:p>458645</text:p>
          </table:table-cell>
          <table:table-cell office:value-type="float" office:value="60.0051" calcext:value-type="float">
            <text:p>60.0051</text:p>
          </table:table-cell>
          <table:table-cell office:value-type="float" office:value="2.5" calcext:value-type="float">
            <text:p>2.5</text:p>
          </table:table-cell>
          <table:table-cell office:value-type="float" office:value="6.53" calcext:value-type="float">
            <text:p>6.53</text:p>
          </table:table-cell>
          <table:table-cell office:value-type="float" office:value="86.37" calcext:value-type="float">
            <text:p>86.37</text:p>
          </table:table-cell>
          <table:table-cell office:value-type="float" office:value="15.23" calcext:value-type="float">
            <text:p>15.23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300.900204" calcext:value-type="float">
            <text:p>9300.900204</text:p>
          </table:table-cell>
          <table:table-cell office:value-type="float" office:value="7813876" calcext:value-type="float">
            <text:p>7813876</text:p>
          </table:table-cell>
          <table:table-cell office:value-type="float" office:value="0" calcext:value-type="float">
            <text:p>0</text:p>
          </table:table-cell>
          <table:table-cell office:value-type="float" office:value="1116268" calcext:value-type="float">
            <text:p>1116268</text:p>
          </table:table-cell>
          <table:table-cell office:value-type="float" office:value="8930144" calcext:value-type="float">
            <text:p>8930144</text:p>
          </table:table-cell>
          <table:table-cell office:value-type="float" office:value="558134" calcext:value-type="float">
            <text:p>558134</text:p>
          </table:table-cell>
          <table:table-cell office:value-type="float" office:value="60.0086" calcext:value-type="float">
            <text:p>60.0086</text:p>
          </table:table-cell>
          <table:table-cell office:value-type="float" office:value="2.56" calcext:value-type="float">
            <text:p>2.56</text:p>
          </table:table-cell>
          <table:table-cell office:value-type="float" office:value="7.52" calcext:value-type="float">
            <text:p>7.52</text:p>
          </table:table-cell>
          <table:table-cell office:value-type="float" office:value="409.54" calcext:value-type="float">
            <text:p>409.54</text:p>
          </table:table-cell>
          <table:table-cell office:value-type="float" office:value="19.87" calcext:value-type="float">
            <text:p>19.8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735.997467" calcext:value-type="float">
            <text:p>10735.997467</text:p>
          </table:table-cell>
          <table:table-cell office:value-type="float" office:value="9019290" calcext:value-type="float">
            <text:p>9019290</text:p>
          </table:table-cell>
          <table:table-cell office:value-type="float" office:value="0" calcext:value-type="float">
            <text:p>0</text:p>
          </table:table-cell>
          <table:table-cell office:value-type="float" office:value="1288470" calcext:value-type="float">
            <text:p>1288470</text:p>
          </table:table-cell>
          <table:table-cell office:value-type="float" office:value="10307760" calcext:value-type="float">
            <text:p>10307760</text:p>
          </table:table-cell>
          <table:table-cell office:value-type="float" office:value="644235" calcext:value-type="float">
            <text:p>644235</text:p>
          </table:table-cell>
          <table:table-cell office:value-type="float" office:value="60.007" calcext:value-type="float">
            <text:p>60.007</text:p>
          </table:table-cell>
          <table:table-cell office:value-type="float" office:value="2.54" calcext:value-type="float">
            <text:p>2.54</text:p>
          </table:table-cell>
          <table:table-cell office:value-type="float" office:value="8.38" calcext:value-type="float">
            <text:p>8.38</text:p>
          </table:table-cell>
          <table:table-cell office:value-type="float" office:value="190.85" calcext:value-type="float">
            <text:p>190.85</text:p>
          </table:table-cell>
          <table:table-cell office:value-type="float" office:value="21.59" calcext:value-type="float">
            <text:p>21.59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173.008824" calcext:value-type="float">
            <text:p>12173.008824</text:p>
          </table:table-cell>
          <table:table-cell office:value-type="float" office:value="10226776" calcext:value-type="float">
            <text:p>10226776</text:p>
          </table:table-cell>
          <table:table-cell office:value-type="float" office:value="0" calcext:value-type="float">
            <text:p>0</text:p>
          </table:table-cell>
          <table:table-cell office:value-type="float" office:value="1460968" calcext:value-type="float">
            <text:p>1460968</text:p>
          </table:table-cell>
          <table:table-cell office:value-type="float" office:value="11687744" calcext:value-type="float">
            <text:p>11687744</text:p>
          </table:table-cell>
          <table:table-cell office:value-type="float" office:value="730484" calcext:value-type="float">
            <text:p>730484</text:p>
          </table:table-cell>
          <table:table-cell office:value-type="float" office:value="60.0085" calcext:value-type="float">
            <text:p>60.0085</text:p>
          </table:table-cell>
          <table:table-cell office:value-type="float" office:value="2.65" calcext:value-type="float">
            <text:p>2.65</text:p>
          </table:table-cell>
          <table:table-cell office:value-type="float" office:value="9.03" calcext:value-type="float">
            <text:p>9.03</text:p>
          </table:table-cell>
          <table:table-cell office:value-type="float" office:value="192.58" calcext:value-type="float">
            <text:p>192.58</text:p>
          </table:table-cell>
          <table:table-cell office:value-type="float" office:value="21.89" calcext:value-type="float">
            <text:p>21.89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615.275144" calcext:value-type="float">
            <text:p>12615.275144</text:p>
          </table:table-cell>
          <table:table-cell office:value-type="float" office:value="10598350" calcext:value-type="float">
            <text:p>10598350</text:p>
          </table:table-cell>
          <table:table-cell office:value-type="float" office:value="0" calcext:value-type="float">
            <text:p>0</text:p>
          </table:table-cell>
          <table:table-cell office:value-type="float" office:value="1514050" calcext:value-type="float">
            <text:p>1514050</text:p>
          </table:table-cell>
          <table:table-cell office:value-type="float" office:value="12112400" calcext:value-type="float">
            <text:p>12112400</text:p>
          </table:table-cell>
          <table:table-cell office:value-type="float" office:value="757025" calcext:value-type="float">
            <text:p>757025</text:p>
          </table:table-cell>
          <table:table-cell office:value-type="float" office:value="60.0086" calcext:value-type="float">
            <text:p>60.0086</text:p>
          </table:table-cell>
          <table:table-cell office:value-type="float" office:value="2.72" calcext:value-type="float">
            <text:p>2.72</text:p>
          </table:table-cell>
          <table:table-cell office:value-type="float" office:value="10.3" calcext:value-type="float">
            <text:p>10.3</text:p>
          </table:table-cell>
          <table:table-cell office:value-type="float" office:value="152.12" calcext:value-type="float">
            <text:p>152.12</text:p>
          </table:table-cell>
          <table:table-cell office:value-type="float" office:value="26.92" calcext:value-type="float">
            <text:p>26.92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833.465535" calcext:value-type="float">
            <text:p>12833.465535</text:p>
          </table:table-cell>
          <table:table-cell office:value-type="float" office:value="10781764" calcext:value-type="float">
            <text:p>10781764</text:p>
          </table:table-cell>
          <table:table-cell office:value-type="float" office:value="0" calcext:value-type="float">
            <text:p>0</text:p>
          </table:table-cell>
          <table:table-cell office:value-type="float" office:value="1540252" calcext:value-type="float">
            <text:p>1540252</text:p>
          </table:table-cell>
          <table:table-cell office:value-type="float" office:value="12322016" calcext:value-type="float">
            <text:p>12322016</text:p>
          </table:table-cell>
          <table:table-cell office:value-type="float" office:value="770126" calcext:value-type="float">
            <text:p>770126</text:p>
          </table:table-cell>
          <table:table-cell office:value-type="float" office:value="60.0092" calcext:value-type="float">
            <text:p>60.0092</text:p>
          </table:table-cell>
          <table:table-cell office:value-type="float" office:value="2.76" calcext:value-type="float">
            <text:p>2.76</text:p>
          </table:table-cell>
          <table:table-cell office:value-type="float" office:value="11.68" calcext:value-type="float">
            <text:p>11.68</text:p>
          </table:table-cell>
          <table:table-cell office:value-type="float" office:value="178.19" calcext:value-type="float">
            <text:p>178.19</text:p>
          </table:table-cell>
          <table:table-cell office:value-type="float" office:value="31.43" calcext:value-type="float">
            <text:p>31.43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843.131047" calcext:value-type="float">
            <text:p>12843.131047</text:p>
          </table:table-cell>
          <table:table-cell office:value-type="float" office:value="10790136" calcext:value-type="float">
            <text:p>10790136</text:p>
          </table:table-cell>
          <table:table-cell office:value-type="float" office:value="0" calcext:value-type="float">
            <text:p>0</text:p>
          </table:table-cell>
          <table:table-cell office:value-type="float" office:value="1541448" calcext:value-type="float">
            <text:p>1541448</text:p>
          </table:table-cell>
          <table:table-cell office:value-type="float" office:value="12331584" calcext:value-type="float">
            <text:p>12331584</text:p>
          </table:table-cell>
          <table:table-cell office:value-type="float" office:value="770724" calcext:value-type="float">
            <text:p>770724</text:p>
          </table:table-cell>
          <table:table-cell office:value-type="float" office:value="60.0106" calcext:value-type="float">
            <text:p>60.0106</text:p>
          </table:table-cell>
          <table:table-cell office:value-type="float" office:value="2.86" calcext:value-type="float">
            <text:p>2.86</text:p>
          </table:table-cell>
          <table:table-cell office:value-type="float" office:value="13.23" calcext:value-type="float">
            <text:p>13.23</text:p>
          </table:table-cell>
          <table:table-cell office:value-type="float" office:value="181.74" calcext:value-type="float">
            <text:p>181.74</text:p>
          </table:table-cell>
          <table:table-cell office:value-type="float" office:value="44.58" calcext:value-type="float">
            <text:p>44.58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994.372783" calcext:value-type="float">
            <text:p>12994.372783</text:p>
          </table:table-cell>
          <table:table-cell office:value-type="float" office:value="10917438" calcext:value-type="float">
            <text:p>10917438</text:p>
          </table:table-cell>
          <table:table-cell office:value-type="float" office:value="0" calcext:value-type="float">
            <text:p>0</text:p>
          </table:table-cell>
          <table:table-cell office:value-type="float" office:value="1559634" calcext:value-type="float">
            <text:p>1559634</text:p>
          </table:table-cell>
          <table:table-cell office:value-type="float" office:value="12477072" calcext:value-type="float">
            <text:p>12477072</text:p>
          </table:table-cell>
          <table:table-cell office:value-type="float" office:value="779817" calcext:value-type="float">
            <text:p>779817</text:p>
          </table:table-cell>
          <table:table-cell office:value-type="float" office:value="60.0119" calcext:value-type="float">
            <text:p>60.0119</text:p>
          </table:table-cell>
          <table:table-cell office:value-type="float" office:value="3" calcext:value-type="float">
            <text:p>3</text:p>
          </table:table-cell>
          <table:table-cell office:value-type="float" office:value="14.61" calcext:value-type="float">
            <text:p>14.61</text:p>
          </table:table-cell>
          <table:table-cell office:value-type="float" office:value="208.22" calcext:value-type="float">
            <text:p>208.22</text:p>
          </table:table-cell>
          <table:table-cell office:value-type="float" office:value="43.27" calcext:value-type="float">
            <text:p>43.27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921.715657" calcext:value-type="float">
            <text:p>12921.715657</text:p>
          </table:table-cell>
          <table:table-cell office:value-type="float" office:value="10856412" calcext:value-type="float">
            <text:p>10856412</text:p>
          </table:table-cell>
          <table:table-cell office:value-type="float" office:value="0" calcext:value-type="float">
            <text:p>0</text:p>
          </table:table-cell>
          <table:table-cell office:value-type="float" office:value="1550916" calcext:value-type="float">
            <text:p>1550916</text:p>
          </table:table-cell>
          <table:table-cell office:value-type="float" office:value="12407328" calcext:value-type="float">
            <text:p>12407328</text:p>
          </table:table-cell>
          <table:table-cell office:value-type="float" office:value="775458" calcext:value-type="float">
            <text:p>775458</text:p>
          </table:table-cell>
          <table:table-cell office:value-type="float" office:value="60.012" calcext:value-type="float">
            <text:p>60.012</text:p>
          </table:table-cell>
          <table:table-cell office:value-type="float" office:value="2.81" calcext:value-type="float">
            <text:p>2.81</text:p>
          </table:table-cell>
          <table:table-cell office:value-type="float" office:value="16.24" calcext:value-type="float">
            <text:p>16.24</text:p>
          </table:table-cell>
          <table:table-cell office:value-type="float" office:value="235.9" calcext:value-type="float">
            <text:p>235.9</text:p>
          </table:table-cell>
          <table:table-cell office:value-type="float" office:value="49.8" calcext:value-type="float">
            <text:p>49.8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976.550511" calcext:value-type="float">
            <text:p>12976.550511</text:p>
          </table:table-cell>
          <table:table-cell office:value-type="float" office:value="10902864" calcext:value-type="float">
            <text:p>10902864</text:p>
          </table:table-cell>
          <table:table-cell office:value-type="float" office:value="0" calcext:value-type="float">
            <text:p>0</text:p>
          </table:table-cell>
          <table:table-cell office:value-type="float" office:value="1557552" calcext:value-type="float">
            <text:p>1557552</text:p>
          </table:table-cell>
          <table:table-cell office:value-type="float" office:value="12460416" calcext:value-type="float">
            <text:p>12460416</text:p>
          </table:table-cell>
          <table:table-cell office:value-type="float" office:value="778776" calcext:value-type="float">
            <text:p>778776</text:p>
          </table:table-cell>
          <table:table-cell office:value-type="float" office:value="60.0141" calcext:value-type="float">
            <text:p>60.0141</text:p>
          </table:table-cell>
          <table:table-cell office:value-type="float" office:value="3.05" calcext:value-type="float">
            <text:p>3.05</text:p>
          </table:table-cell>
          <table:table-cell office:value-type="float" office:value="17.71" calcext:value-type="float">
            <text:p>17.71</text:p>
          </table:table-cell>
          <table:table-cell office:value-type="float" office:value="247.39" calcext:value-type="float">
            <text:p>247.39</text:p>
          </table:table-cell>
          <table:table-cell office:value-type="float" office:value="52.15" calcext:value-type="float">
            <text:p>52.15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920.866234" calcext:value-type="float">
            <text:p>12920.866234</text:p>
          </table:table-cell>
          <table:table-cell office:value-type="float" office:value="10856440" calcext:value-type="float">
            <text:p>10856440</text:p>
          </table:table-cell>
          <table:table-cell office:value-type="float" office:value="0" calcext:value-type="float">
            <text:p>0</text:p>
          </table:table-cell>
          <table:table-cell office:value-type="float" office:value="1550920" calcext:value-type="float">
            <text:p>1550920</text:p>
          </table:table-cell>
          <table:table-cell office:value-type="float" office:value="12407360" calcext:value-type="float">
            <text:p>12407360</text:p>
          </table:table-cell>
          <table:table-cell office:value-type="float" office:value="775460" calcext:value-type="float">
            <text:p>775460</text:p>
          </table:table-cell>
          <table:table-cell office:value-type="float" office:value="60.0161" calcext:value-type="float">
            <text:p>60.0161</text:p>
          </table:table-cell>
          <table:table-cell office:value-type="float" office:value="2.82" calcext:value-type="float">
            <text:p>2.82</text:p>
          </table:table-cell>
          <table:table-cell office:value-type="float" office:value="19.33" calcext:value-type="float">
            <text:p>19.33</text:p>
          </table:table-cell>
          <table:table-cell office:value-type="float" office:value="214.88" calcext:value-type="float">
            <text:p>214.88</text:p>
          </table:table-cell>
          <table:table-cell office:value-type="float" office:value="58.16" calcext:value-type="float">
            <text:p>58.16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821.272845" calcext:value-type="float">
            <text:p>12821.272845</text:p>
          </table:table-cell>
          <table:table-cell office:value-type="float" office:value="10773154" calcext:value-type="float">
            <text:p>10773154</text:p>
          </table:table-cell>
          <table:table-cell office:value-type="float" office:value="0" calcext:value-type="float">
            <text:p>0</text:p>
          </table:table-cell>
          <table:table-cell office:value-type="float" office:value="1539022" calcext:value-type="float">
            <text:p>1539022</text:p>
          </table:table-cell>
          <table:table-cell office:value-type="float" office:value="12312176" calcext:value-type="float">
            <text:p>12312176</text:p>
          </table:table-cell>
          <table:table-cell office:value-type="float" office:value="769511" calcext:value-type="float">
            <text:p>769511</text:p>
          </table:table-cell>
          <table:table-cell office:value-type="float" office:value="60.0183" calcext:value-type="float">
            <text:p>60.0183</text:p>
          </table:table-cell>
          <table:table-cell office:value-type="float" office:value="3.1" calcext:value-type="float">
            <text:p>3.1</text:p>
          </table:table-cell>
          <table:table-cell office:value-type="float" office:value="21.04" calcext:value-type="float">
            <text:p>21.04</text:p>
          </table:table-cell>
          <table:table-cell office:value-type="float" office:value="255.07" calcext:value-type="float">
            <text:p>255.07</text:p>
          </table:table-cell>
          <table:table-cell office:value-type="float" office:value="62.3" calcext:value-type="float">
            <text:p>62.3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780.668476" calcext:value-type="float">
            <text:p>12780.668476</text:p>
          </table:table-cell>
          <table:table-cell office:value-type="float" office:value="10739358" calcext:value-type="float">
            <text:p>10739358</text:p>
          </table:table-cell>
          <table:table-cell office:value-type="float" office:value="0" calcext:value-type="float">
            <text:p>0</text:p>
          </table:table-cell>
          <table:table-cell office:value-type="float" office:value="1534194" calcext:value-type="float">
            <text:p>1534194</text:p>
          </table:table-cell>
          <table:table-cell office:value-type="float" office:value="12273552" calcext:value-type="float">
            <text:p>12273552</text:p>
          </table:table-cell>
          <table:table-cell office:value-type="float" office:value="767097" calcext:value-type="float">
            <text:p>767097</text:p>
          </table:table-cell>
          <table:table-cell office:value-type="float" office:value="60.0201" calcext:value-type="float">
            <text:p>60.0201</text:p>
          </table:table-cell>
          <table:table-cell office:value-type="float" office:value="2.93" calcext:value-type="float">
            <text:p>2.93</text:p>
          </table:table-cell>
          <table:table-cell office:value-type="float" office:value="22.67" calcext:value-type="float">
            <text:p>22.67</text:p>
          </table:table-cell>
          <table:table-cell office:value-type="float" office:value="319.01" calcext:value-type="float">
            <text:p>319.01</text:p>
          </table:table-cell>
          <table:table-cell office:value-type="float" office:value="65.81" calcext:value-type="float">
            <text:p>65.81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43.182841" calcext:value-type="float">
            <text:p>3343.182841</text:p>
          </table:table-cell>
          <table:table-cell office:value-type="float" office:value="2808414" calcext:value-type="float">
            <text:p>2808414</text:p>
          </table:table-cell>
          <table:table-cell office:value-type="float" office:value="0" calcext:value-type="float">
            <text:p>0</text:p>
          </table:table-cell>
          <table:table-cell office:value-type="float" office:value="401202" calcext:value-type="float">
            <text:p>401202</text:p>
          </table:table-cell>
          <table:table-cell office:value-type="float" office:value="3209616" calcext:value-type="float">
            <text:p>3209616</text:p>
          </table:table-cell>
          <table:table-cell office:value-type="float" office:value="200601" calcext:value-type="float">
            <text:p>200601</text:p>
          </table:table-cell>
          <table:table-cell office:value-type="float" office:value="60.003" calcext:value-type="float">
            <text:p>60.003</text:p>
          </table:table-cell>
          <table:table-cell office:value-type="float" office:value="2.16" calcext:value-type="float">
            <text:p>2.16</text:p>
          </table:table-cell>
          <table:table-cell office:value-type="float" office:value="2.98" calcext:value-type="float">
            <text:p>2.98</text:p>
          </table:table-cell>
          <table:table-cell office:value-type="float" office:value="12.69" calcext:value-type="float">
            <text:p>12.69</text:p>
          </table:table-cell>
          <table:table-cell office:value-type="float" office:value="3.31" calcext:value-type="float">
            <text:p>3.31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93.738074" calcext:value-type="float">
            <text:p>6593.738074</text:p>
          </table:table-cell>
          <table:table-cell office:value-type="float" office:value="5539100" calcext:value-type="float">
            <text:p>5539100</text:p>
          </table:table-cell>
          <table:table-cell office:value-type="float" office:value="0" calcext:value-type="float">
            <text:p>0</text:p>
          </table:table-cell>
          <table:table-cell office:value-type="float" office:value="791300" calcext:value-type="float">
            <text:p>791300</text:p>
          </table:table-cell>
          <table:table-cell office:value-type="float" office:value="6330400" calcext:value-type="float">
            <text:p>6330400</text:p>
          </table:table-cell>
          <table:table-cell office:value-type="float" office:value="395650" calcext:value-type="float">
            <text:p>395650</text:p>
          </table:table-cell>
          <table:table-cell office:value-type="float" office:value="60.0039" calcext:value-type="float">
            <text:p>60.0039</text:p>
          </table:table-cell>
          <table:table-cell office:value-type="float" office:value="2.48" calcext:value-type="float">
            <text:p>2.48</text:p>
          </table:table-cell>
          <table:table-cell office:value-type="float" office:value="4.54" calcext:value-type="float">
            <text:p>4.54</text:p>
          </table:table-cell>
          <table:table-cell office:value-type="float" office:value="31.47" calcext:value-type="float">
            <text:p>31.47</text:p>
          </table:table-cell>
          <table:table-cell office:value-type="float" office:value="7.9" calcext:value-type="float">
            <text:p>7.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862.947174" calcext:value-type="float">
            <text:p>7862.947174</text:p>
          </table:table-cell>
          <table:table-cell office:value-type="float" office:value="6605382" calcext:value-type="float">
            <text:p>6605382</text:p>
          </table:table-cell>
          <table:table-cell office:value-type="float" office:value="0" calcext:value-type="float">
            <text:p>0</text:p>
          </table:table-cell>
          <table:table-cell office:value-type="float" office:value="943626" calcext:value-type="float">
            <text:p>943626</text:p>
          </table:table-cell>
          <table:table-cell office:value-type="float" office:value="7549008" calcext:value-type="float">
            <text:p>7549008</text:p>
          </table:table-cell>
          <table:table-cell office:value-type="float" office:value="471813" calcext:value-type="float">
            <text:p>471813</text:p>
          </table:table-cell>
          <table:table-cell office:value-type="float" office:value="60.0046" calcext:value-type="float">
            <text:p>60.0046</text:p>
          </table:table-cell>
          <table:table-cell office:value-type="float" office:value="2.5" calcext:value-type="float">
            <text:p>2.5</text:p>
          </table:table-cell>
          <table:table-cell office:value-type="float" office:value="6.35" calcext:value-type="float">
            <text:p>6.35</text:p>
          </table:table-cell>
          <table:table-cell office:value-type="float" office:value="96" calcext:value-type="float">
            <text:p>96</text:p>
          </table:table-cell>
          <table:table-cell office:value-type="float" office:value="14.98" calcext:value-type="float">
            <text:p>14.98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499.593366" calcext:value-type="float">
            <text:p>10499.593366</text:p>
          </table:table-cell>
          <table:table-cell office:value-type="float" office:value="8820364" calcext:value-type="float">
            <text:p>8820364</text:p>
          </table:table-cell>
          <table:table-cell office:value-type="float" office:value="0" calcext:value-type="float">
            <text:p>0</text:p>
          </table:table-cell>
          <table:table-cell office:value-type="float" office:value="1260052" calcext:value-type="float">
            <text:p>1260052</text:p>
          </table:table-cell>
          <table:table-cell office:value-type="float" office:value="10080416" calcext:value-type="float">
            <text:p>10080416</text:p>
          </table:table-cell>
          <table:table-cell office:value-type="float" office:value="630026" calcext:value-type="float">
            <text:p>630026</text:p>
          </table:table-cell>
          <table:table-cell office:value-type="float" office:value="60.0048" calcext:value-type="float">
            <text:p>60.0048</text:p>
          </table:table-cell>
          <table:table-cell office:value-type="float" office:value="2.67" calcext:value-type="float">
            <text:p>2.67</text:p>
          </table:table-cell>
          <table:table-cell office:value-type="float" office:value="6.66" calcext:value-type="float">
            <text:p>6.66</text:p>
          </table:table-cell>
          <table:table-cell office:value-type="float" office:value="94.04" calcext:value-type="float">
            <text:p>94.04</text:p>
          </table:table-cell>
          <table:table-cell office:value-type="float" office:value="13.31" calcext:value-type="float">
            <text:p>13.31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625.663049" calcext:value-type="float">
            <text:p>11625.663049</text:p>
          </table:table-cell>
          <table:table-cell office:value-type="float" office:value="9766680" calcext:value-type="float">
            <text:p>9766680</text:p>
          </table:table-cell>
          <table:table-cell office:value-type="float" office:value="0" calcext:value-type="float">
            <text:p>0</text:p>
          </table:table-cell>
          <table:table-cell office:value-type="float" office:value="1395240" calcext:value-type="float">
            <text:p>1395240</text:p>
          </table:table-cell>
          <table:table-cell office:value-type="float" office:value="11161920" calcext:value-type="float">
            <text:p>11161920</text:p>
          </table:table-cell>
          <table:table-cell office:value-type="float" office:value="697620" calcext:value-type="float">
            <text:p>697620</text:p>
          </table:table-cell>
          <table:table-cell office:value-type="float" office:value="60.0069" calcext:value-type="float">
            <text:p>60.0069</text:p>
          </table:table-cell>
          <table:table-cell office:value-type="float" office:value="2.61" calcext:value-type="float">
            <text:p>2.61</text:p>
          </table:table-cell>
          <table:table-cell office:value-type="float" office:value="7.73" calcext:value-type="float">
            <text:p>7.73</text:p>
          </table:table-cell>
          <table:table-cell office:value-type="float" office:value="102.07" calcext:value-type="float">
            <text:p>102.07</text:p>
          </table:table-cell>
          <table:table-cell office:value-type="float" office:value="19.9" calcext:value-type="float">
            <text:p>19.9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313.226148" calcext:value-type="float">
            <text:p>12313.226148</text:p>
          </table:table-cell>
          <table:table-cell office:value-type="float" office:value="10344558" calcext:value-type="float">
            <text:p>10344558</text:p>
          </table:table-cell>
          <table:table-cell office:value-type="float" office:value="0" calcext:value-type="float">
            <text:p>0</text:p>
          </table:table-cell>
          <table:table-cell office:value-type="float" office:value="1477794" calcext:value-type="float">
            <text:p>1477794</text:p>
          </table:table-cell>
          <table:table-cell office:value-type="float" office:value="11822352" calcext:value-type="float">
            <text:p>11822352</text:p>
          </table:table-cell>
          <table:table-cell office:value-type="float" office:value="738897" calcext:value-type="float">
            <text:p>738897</text:p>
          </table:table-cell>
          <table:table-cell office:value-type="float" office:value="60.0084" calcext:value-type="float">
            <text:p>60.0084</text:p>
          </table:table-cell>
          <table:table-cell office:value-type="float" office:value="2.74" calcext:value-type="float">
            <text:p>2.74</text:p>
          </table:table-cell>
          <table:table-cell office:value-type="float" office:value="8.93" calcext:value-type="float">
            <text:p>8.93</text:p>
          </table:table-cell>
          <table:table-cell office:value-type="float" office:value="137.32" calcext:value-type="float">
            <text:p>137.32</text:p>
          </table:table-cell>
          <table:table-cell office:value-type="float" office:value="23.3" calcext:value-type="float">
            <text:p>23.3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414.300498" calcext:value-type="float">
            <text:p>12414.300498</text:p>
          </table:table-cell>
          <table:table-cell office:value-type="float" office:value="10429594" calcext:value-type="float">
            <text:p>10429594</text:p>
          </table:table-cell>
          <table:table-cell office:value-type="float" office:value="0" calcext:value-type="float">
            <text:p>0</text:p>
          </table:table-cell>
          <table:table-cell office:value-type="float" office:value="1489942" calcext:value-type="float">
            <text:p>1489942</text:p>
          </table:table-cell>
          <table:table-cell office:value-type="float" office:value="11919536" calcext:value-type="float">
            <text:p>11919536</text:p>
          </table:table-cell>
          <table:table-cell office:value-type="float" office:value="744971" calcext:value-type="float">
            <text:p>744971</text:p>
          </table:table-cell>
          <table:table-cell office:value-type="float" office:value="60.0091" calcext:value-type="float">
            <text:p>60.0091</text:p>
          </table:table-cell>
          <table:table-cell office:value-type="float" office:value="2.67" calcext:value-type="float">
            <text:p>2.67</text:p>
          </table:table-cell>
          <table:table-cell office:value-type="float" office:value="10.46" calcext:value-type="float">
            <text:p>10.46</text:p>
          </table:table-cell>
          <table:table-cell office:value-type="float" office:value="316.14" calcext:value-type="float">
            <text:p>316.14</text:p>
          </table:table-cell>
          <table:table-cell office:value-type="float" office:value="27.12" calcext:value-type="float">
            <text:p>27.12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905.790484" calcext:value-type="float">
            <text:p>12905.790484</text:p>
          </table:table-cell>
          <table:table-cell office:value-type="float" office:value="10842454" calcext:value-type="float">
            <text:p>10842454</text:p>
          </table:table-cell>
          <table:table-cell office:value-type="float" office:value="0" calcext:value-type="float">
            <text:p>0</text:p>
          </table:table-cell>
          <table:table-cell office:value-type="float" office:value="1548922" calcext:value-type="float">
            <text:p>1548922</text:p>
          </table:table-cell>
          <table:table-cell office:value-type="float" office:value="12391376" calcext:value-type="float">
            <text:p>12391376</text:p>
          </table:table-cell>
          <table:table-cell office:value-type="float" office:value="774461" calcext:value-type="float">
            <text:p>774461</text:p>
          </table:table-cell>
          <table:table-cell office:value-type="float" office:value="60.0088" calcext:value-type="float">
            <text:p>60.0088</text:p>
          </table:table-cell>
          <table:table-cell office:value-type="float" office:value="2.73" calcext:value-type="float">
            <text:p>2.73</text:p>
          </table:table-cell>
          <table:table-cell office:value-type="float" office:value="11.61" calcext:value-type="float">
            <text:p>11.61</text:p>
          </table:table-cell>
          <table:table-cell office:value-type="float" office:value="167.44" calcext:value-type="float">
            <text:p>167.44</text:p>
          </table:table-cell>
          <table:table-cell office:value-type="float" office:value="31.07" calcext:value-type="float">
            <text:p>31.07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951.201833" calcext:value-type="float">
            <text:p>12951.201833</text:p>
          </table:table-cell>
          <table:table-cell office:value-type="float" office:value="10881276" calcext:value-type="float">
            <text:p>10881276</text:p>
          </table:table-cell>
          <table:table-cell office:value-type="float" office:value="0" calcext:value-type="float">
            <text:p>0</text:p>
          </table:table-cell>
          <table:table-cell office:value-type="float" office:value="1554468" calcext:value-type="float">
            <text:p>1554468</text:p>
          </table:table-cell>
          <table:table-cell office:value-type="float" office:value="12435744" calcext:value-type="float">
            <text:p>12435744</text:p>
          </table:table-cell>
          <table:table-cell office:value-type="float" office:value="777234" calcext:value-type="float">
            <text:p>777234</text:p>
          </table:table-cell>
          <table:table-cell office:value-type="float" office:value="60.0125" calcext:value-type="float">
            <text:p>60.0125</text:p>
          </table:table-cell>
          <table:table-cell office:value-type="float" office:value="2.76" calcext:value-type="float">
            <text:p>2.76</text:p>
          </table:table-cell>
          <table:table-cell office:value-type="float" office:value="13.12" calcext:value-type="float">
            <text:p>13.12</text:p>
          </table:table-cell>
          <table:table-cell office:value-type="float" office:value="197.95" calcext:value-type="float">
            <text:p>197.95</text:p>
          </table:table-cell>
          <table:table-cell office:value-type="float" office:value="36.67" calcext:value-type="float">
            <text:p>36.67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849.946509" calcext:value-type="float">
            <text:p>12849.946509</text:p>
          </table:table-cell>
          <table:table-cell office:value-type="float" office:value="10795862" calcext:value-type="float">
            <text:p>10795862</text:p>
          </table:table-cell>
          <table:table-cell office:value-type="float" office:value="0" calcext:value-type="float">
            <text:p>0</text:p>
          </table:table-cell>
          <table:table-cell office:value-type="float" office:value="1542266" calcext:value-type="float">
            <text:p>1542266</text:p>
          </table:table-cell>
          <table:table-cell office:value-type="float" office:value="12338128" calcext:value-type="float">
            <text:p>12338128</text:p>
          </table:table-cell>
          <table:table-cell office:value-type="float" office:value="771133" calcext:value-type="float">
            <text:p>771133</text:p>
          </table:table-cell>
          <table:table-cell office:value-type="float" office:value="60.0106" calcext:value-type="float">
            <text:p>60.0106</text:p>
          </table:table-cell>
          <table:table-cell office:value-type="float" office:value="2.63" calcext:value-type="float">
            <text:p>2.63</text:p>
          </table:table-cell>
          <table:table-cell office:value-type="float" office:value="14.78" calcext:value-type="float">
            <text:p>14.78</text:p>
          </table:table-cell>
          <table:table-cell office:value-type="float" office:value="255.81" calcext:value-type="float">
            <text:p>255.81</text:p>
          </table:table-cell>
          <table:table-cell office:value-type="float" office:value="42.12" calcext:value-type="float">
            <text:p>42.12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924.102308" calcext:value-type="float">
            <text:p>12924.102308</text:p>
          </table:table-cell>
          <table:table-cell office:value-type="float" office:value="10858960" calcext:value-type="float">
            <text:p>10858960</text:p>
          </table:table-cell>
          <table:table-cell office:value-type="float" office:value="0" calcext:value-type="float">
            <text:p>0</text:p>
          </table:table-cell>
          <table:table-cell office:value-type="float" office:value="1551280" calcext:value-type="float">
            <text:p>1551280</text:p>
          </table:table-cell>
          <table:table-cell office:value-type="float" office:value="12410240" calcext:value-type="float">
            <text:p>12410240</text:p>
          </table:table-cell>
          <table:table-cell office:value-type="float" office:value="775640" calcext:value-type="float">
            <text:p>775640</text:p>
          </table:table-cell>
          <table:table-cell office:value-type="float" office:value="60.015" calcext:value-type="float">
            <text:p>60.015</text:p>
          </table:table-cell>
          <table:table-cell office:value-type="float" office:value="2.87" calcext:value-type="float">
            <text:p>2.87</text:p>
          </table:table-cell>
          <table:table-cell office:value-type="float" office:value="16.24" calcext:value-type="float">
            <text:p>16.24</text:p>
          </table:table-cell>
          <table:table-cell office:value-type="float" office:value="204.62" calcext:value-type="float">
            <text:p>204.62</text:p>
          </table:table-cell>
          <table:table-cell office:value-type="float" office:value="54.74" calcext:value-type="float">
            <text:p>54.74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882.416163" calcext:value-type="float">
            <text:p>12882.416163</text:p>
          </table:table-cell>
          <table:table-cell office:value-type="float" office:value="10823484" calcext:value-type="float">
            <text:p>10823484</text:p>
          </table:table-cell>
          <table:table-cell office:value-type="float" office:value="0" calcext:value-type="float">
            <text:p>0</text:p>
          </table:table-cell>
          <table:table-cell office:value-type="float" office:value="1546212" calcext:value-type="float">
            <text:p>1546212</text:p>
          </table:table-cell>
          <table:table-cell office:value-type="float" office:value="12369696" calcext:value-type="float">
            <text:p>12369696</text:p>
          </table:table-cell>
          <table:table-cell office:value-type="float" office:value="773106" calcext:value-type="float">
            <text:p>773106</text:p>
          </table:table-cell>
          <table:table-cell office:value-type="float" office:value="60.0125" calcext:value-type="float">
            <text:p>60.0125</text:p>
          </table:table-cell>
          <table:table-cell office:value-type="float" office:value="2.86" calcext:value-type="float">
            <text:p>2.86</text:p>
          </table:table-cell>
          <table:table-cell office:value-type="float" office:value="17.84" calcext:value-type="float">
            <text:p>17.84</text:p>
          </table:table-cell>
          <table:table-cell office:value-type="float" office:value="257.75" calcext:value-type="float">
            <text:p>257.75</text:p>
          </table:table-cell>
          <table:table-cell office:value-type="float" office:value="52.28" calcext:value-type="float">
            <text:p>52.28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876.547982" calcext:value-type="float">
            <text:p>12876.547982</text:p>
          </table:table-cell>
          <table:table-cell office:value-type="float" office:value="10818752" calcext:value-type="float">
            <text:p>10818752</text:p>
          </table:table-cell>
          <table:table-cell office:value-type="float" office:value="0" calcext:value-type="float">
            <text:p>0</text:p>
          </table:table-cell>
          <table:table-cell office:value-type="float" office:value="1545536" calcext:value-type="float">
            <text:p>1545536</text:p>
          </table:table-cell>
          <table:table-cell office:value-type="float" office:value="12364288" calcext:value-type="float">
            <text:p>12364288</text:p>
          </table:table-cell>
          <table:table-cell office:value-type="float" office:value="772768" calcext:value-type="float">
            <text:p>772768</text:p>
          </table:table-cell>
          <table:table-cell office:value-type="float" office:value="60.0136" calcext:value-type="float">
            <text:p>60.0136</text:p>
          </table:table-cell>
          <table:table-cell office:value-type="float" office:value="2.8" calcext:value-type="float">
            <text:p>2.8</text:p>
          </table:table-cell>
          <table:table-cell office:value-type="float" office:value="19.4" calcext:value-type="float">
            <text:p>19.4</text:p>
          </table:table-cell>
          <table:table-cell office:value-type="float" office:value="209.25" calcext:value-type="float">
            <text:p>209.25</text:p>
          </table:table-cell>
          <table:table-cell office:value-type="float" office:value="58.93" calcext:value-type="float">
            <text:p>58.93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853.620052" calcext:value-type="float">
            <text:p>12853.620052</text:p>
          </table:table-cell>
          <table:table-cell office:value-type="float" office:value="10800118" calcext:value-type="float">
            <text:p>10800118</text:p>
          </table:table-cell>
          <table:table-cell office:value-type="float" office:value="0" calcext:value-type="float">
            <text:p>0</text:p>
          </table:table-cell>
          <table:table-cell office:value-type="float" office:value="1542874" calcext:value-type="float">
            <text:p>1542874</text:p>
          </table:table-cell>
          <table:table-cell office:value-type="float" office:value="12342992" calcext:value-type="float">
            <text:p>12342992</text:p>
          </table:table-cell>
          <table:table-cell office:value-type="float" office:value="771437" calcext:value-type="float">
            <text:p>771437</text:p>
          </table:table-cell>
          <table:table-cell office:value-type="float" office:value="60.0171" calcext:value-type="float">
            <text:p>60.0171</text:p>
          </table:table-cell>
          <table:table-cell office:value-type="float" office:value="2.81" calcext:value-type="float">
            <text:p>2.81</text:p>
          </table:table-cell>
          <table:table-cell office:value-type="float" office:value="20.99" calcext:value-type="float">
            <text:p>20.99</text:p>
          </table:table-cell>
          <table:table-cell office:value-type="float" office:value="326.07" calcext:value-type="float">
            <text:p>326.07</text:p>
          </table:table-cell>
          <table:table-cell office:value-type="float" office:value="60.12" calcext:value-type="float">
            <text:p>60.12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768.158998" calcext:value-type="float">
            <text:p>12768.158998</text:p>
          </table:table-cell>
          <table:table-cell office:value-type="float" office:value="10728060" calcext:value-type="float">
            <text:p>10728060</text:p>
          </table:table-cell>
          <table:table-cell office:value-type="float" office:value="0" calcext:value-type="float">
            <text:p>0</text:p>
          </table:table-cell>
          <table:table-cell office:value-type="float" office:value="1532580" calcext:value-type="float">
            <text:p>1532580</text:p>
          </table:table-cell>
          <table:table-cell office:value-type="float" office:value="12260640" calcext:value-type="float">
            <text:p>12260640</text:p>
          </table:table-cell>
          <table:table-cell office:value-type="float" office:value="766290" calcext:value-type="float">
            <text:p>766290</text:p>
          </table:table-cell>
          <table:table-cell office:value-type="float" office:value="60.0157" calcext:value-type="float">
            <text:p>60.0157</text:p>
          </table:table-cell>
          <table:table-cell office:value-type="float" office:value="2.81" calcext:value-type="float">
            <text:p>2.81</text:p>
          </table:table-cell>
          <table:table-cell office:value-type="float" office:value="22.7" calcext:value-type="float">
            <text:p>22.7</text:p>
          </table:table-cell>
          <table:table-cell office:value-type="float" office:value="354.4" calcext:value-type="float">
            <text:p>354.4</text:p>
          </table:table-cell>
          <table:table-cell office:value-type="float" office:value="67.14" calcext:value-type="float">
            <text:p>67.1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53.199106" calcext:value-type="float">
            <text:p>3353.199106</text:p>
          </table:table-cell>
          <table:table-cell office:value-type="float" office:value="2816814" calcext:value-type="float">
            <text:p>2816814</text:p>
          </table:table-cell>
          <table:table-cell office:value-type="float" office:value="0" calcext:value-type="float">
            <text:p>0</text:p>
          </table:table-cell>
          <table:table-cell office:value-type="float" office:value="402402" calcext:value-type="float">
            <text:p>402402</text:p>
          </table:table-cell>
          <table:table-cell office:value-type="float" office:value="3219216" calcext:value-type="float">
            <text:p>3219216</text:p>
          </table:table-cell>
          <table:table-cell office:value-type="float" office:value="201201" calcext:value-type="float">
            <text:p>201201</text:p>
          </table:table-cell>
          <table:table-cell office:value-type="float" office:value="60.0027" calcext:value-type="float">
            <text:p>60.0027</text:p>
          </table:table-cell>
          <table:table-cell office:value-type="float" office:value="2.37" calcext:value-type="float">
            <text:p>2.37</text:p>
          </table:table-cell>
          <table:table-cell office:value-type="float" office:value="2.97" calcext:value-type="float">
            <text:p>2.97</text:p>
          </table:table-cell>
          <table:table-cell office:value-type="float" office:value="14.84" calcext:value-type="float">
            <text:p>14.84</text:p>
          </table:table-cell>
          <table:table-cell office:value-type="float" office:value="3.4" calcext:value-type="float">
            <text:p>3.4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61.806292" calcext:value-type="float">
            <text:p>6561.806292</text:p>
          </table:table-cell>
          <table:table-cell office:value-type="float" office:value="5512248" calcext:value-type="float">
            <text:p>5512248</text:p>
          </table:table-cell>
          <table:table-cell office:value-type="float" office:value="0" calcext:value-type="float">
            <text:p>0</text:p>
          </table:table-cell>
          <table:table-cell office:value-type="float" office:value="787464" calcext:value-type="float">
            <text:p>787464</text:p>
          </table:table-cell>
          <table:table-cell office:value-type="float" office:value="6299712" calcext:value-type="float">
            <text:p>6299712</text:p>
          </table:table-cell>
          <table:table-cell office:value-type="float" office:value="393732" calcext:value-type="float">
            <text:p>393732</text:p>
          </table:table-cell>
          <table:table-cell office:value-type="float" office:value="60.0036" calcext:value-type="float">
            <text:p>60.0036</text:p>
          </table:table-cell>
          <table:table-cell office:value-type="float" office:value="2.49" calcext:value-type="float">
            <text:p>2.49</text:p>
          </table:table-cell>
          <table:table-cell office:value-type="float" office:value="4.56" calcext:value-type="float">
            <text:p>4.56</text:p>
          </table:table-cell>
          <table:table-cell office:value-type="float" office:value="23.12" calcext:value-type="float">
            <text:p>23.12</text:p>
          </table:table-cell>
          <table:table-cell office:value-type="float" office:value="6.56" calcext:value-type="float">
            <text:p>6.56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05.099575" calcext:value-type="float">
            <text:p>8005.099575</text:p>
          </table:table-cell>
          <table:table-cell office:value-type="float" office:value="6724844" calcext:value-type="float">
            <text:p>6724844</text:p>
          </table:table-cell>
          <table:table-cell office:value-type="float" office:value="0" calcext:value-type="float">
            <text:p>0</text:p>
          </table:table-cell>
          <table:table-cell office:value-type="float" office:value="960692" calcext:value-type="float">
            <text:p>960692</text:p>
          </table:table-cell>
          <table:table-cell office:value-type="float" office:value="7685536" calcext:value-type="float">
            <text:p>7685536</text:p>
          </table:table-cell>
          <table:table-cell office:value-type="float" office:value="480346" calcext:value-type="float">
            <text:p>480346</text:p>
          </table:table-cell>
          <table:table-cell office:value-type="float" office:value="60.005" calcext:value-type="float">
            <text:p>60.005</text:p>
          </table:table-cell>
          <table:table-cell office:value-type="float" office:value="2.54" calcext:value-type="float">
            <text:p>2.54</text:p>
          </table:table-cell>
          <table:table-cell office:value-type="float" office:value="6.24" calcext:value-type="float">
            <text:p>6.24</text:p>
          </table:table-cell>
          <table:table-cell office:value-type="float" office:value="76.58" calcext:value-type="float">
            <text:p>76.58</text:p>
          </table:table-cell>
          <table:table-cell office:value-type="float" office:value="13.41" calcext:value-type="float">
            <text:p>13.41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658.12037" calcext:value-type="float">
            <text:p>9658.12037</text:p>
          </table:table-cell>
          <table:table-cell office:value-type="float" office:value="8113700" calcext:value-type="float">
            <text:p>8113700</text:p>
          </table:table-cell>
          <table:table-cell office:value-type="float" office:value="0" calcext:value-type="float">
            <text:p>0</text:p>
          </table:table-cell>
          <table:table-cell office:value-type="float" office:value="1159100" calcext:value-type="float">
            <text:p>1159100</text:p>
          </table:table-cell>
          <table:table-cell office:value-type="float" office:value="9272800" calcext:value-type="float">
            <text:p>9272800</text:p>
          </table:table-cell>
          <table:table-cell office:value-type="float" office:value="579550" calcext:value-type="float">
            <text:p>579550</text:p>
          </table:table-cell>
          <table:table-cell office:value-type="float" office:value="60.0065" calcext:value-type="float">
            <text:p>60.0065</text:p>
          </table:table-cell>
          <table:table-cell office:value-type="float" office:value="2.55" calcext:value-type="float">
            <text:p>2.55</text:p>
          </table:table-cell>
          <table:table-cell office:value-type="float" office:value="7.24" calcext:value-type="float">
            <text:p>7.24</text:p>
          </table:table-cell>
          <table:table-cell office:value-type="float" office:value="136.78" calcext:value-type="float">
            <text:p>136.78</text:p>
          </table:table-cell>
          <table:table-cell office:value-type="float" office:value="17.08" calcext:value-type="float">
            <text:p>17.0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698.302497" calcext:value-type="float">
            <text:p>11698.302497</text:p>
          </table:table-cell>
          <table:table-cell office:value-type="float" office:value="9827524" calcext:value-type="float">
            <text:p>9827524</text:p>
          </table:table-cell>
          <table:table-cell office:value-type="float" office:value="0" calcext:value-type="float">
            <text:p>0</text:p>
          </table:table-cell>
          <table:table-cell office:value-type="float" office:value="1403932" calcext:value-type="float">
            <text:p>1403932</text:p>
          </table:table-cell>
          <table:table-cell office:value-type="float" office:value="11231456" calcext:value-type="float">
            <text:p>11231456</text:p>
          </table:table-cell>
          <table:table-cell office:value-type="float" office:value="701966" calcext:value-type="float">
            <text:p>701966</text:p>
          </table:table-cell>
          <table:table-cell office:value-type="float" office:value="60.0058" calcext:value-type="float">
            <text:p>60.0058</text:p>
          </table:table-cell>
          <table:table-cell office:value-type="float" office:value="2.65" calcext:value-type="float">
            <text:p>2.65</text:p>
          </table:table-cell>
          <table:table-cell office:value-type="float" office:value="7.69" calcext:value-type="float">
            <text:p>7.69</text:p>
          </table:table-cell>
          <table:table-cell office:value-type="float" office:value="100.11" calcext:value-type="float">
            <text:p>100.11</text:p>
          </table:table-cell>
          <table:table-cell office:value-type="float" office:value="18.15" calcext:value-type="float">
            <text:p>18.15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163.008882" calcext:value-type="float">
            <text:p>12163.008882</text:p>
          </table:table-cell>
          <table:table-cell office:value-type="float" office:value="10218460" calcext:value-type="float">
            <text:p>10218460</text:p>
          </table:table-cell>
          <table:table-cell office:value-type="float" office:value="0" calcext:value-type="float">
            <text:p>0</text:p>
          </table:table-cell>
          <table:table-cell office:value-type="float" office:value="1459780" calcext:value-type="float">
            <text:p>1459780</text:p>
          </table:table-cell>
          <table:table-cell office:value-type="float" office:value="11678240" calcext:value-type="float">
            <text:p>11678240</text:p>
          </table:table-cell>
          <table:table-cell office:value-type="float" office:value="729890" calcext:value-type="float">
            <text:p>729890</text:p>
          </table:table-cell>
          <table:table-cell office:value-type="float" office:value="60.009" calcext:value-type="float">
            <text:p>60.009</text:p>
          </table:table-cell>
          <table:table-cell office:value-type="float" office:value="2.71" calcext:value-type="float">
            <text:p>2.71</text:p>
          </table:table-cell>
          <table:table-cell office:value-type="float" office:value="9.04" calcext:value-type="float">
            <text:p>9.04</text:p>
          </table:table-cell>
          <table:table-cell office:value-type="float" office:value="113.19" calcext:value-type="float">
            <text:p>113.19</text:p>
          </table:table-cell>
          <table:table-cell office:value-type="float" office:value="24.13" calcext:value-type="float">
            <text:p>24.13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671.56924" calcext:value-type="float">
            <text:p>12671.56924</text:p>
          </table:table-cell>
          <table:table-cell office:value-type="float" office:value="10645768" calcext:value-type="float">
            <text:p>10645768</text:p>
          </table:table-cell>
          <table:table-cell office:value-type="float" office:value="0" calcext:value-type="float">
            <text:p>0</text:p>
          </table:table-cell>
          <table:table-cell office:value-type="float" office:value="1520824" calcext:value-type="float">
            <text:p>1520824</text:p>
          </table:table-cell>
          <table:table-cell office:value-type="float" office:value="12166592" calcext:value-type="float">
            <text:p>12166592</text:p>
          </table:table-cell>
          <table:table-cell office:value-type="float" office:value="760412" calcext:value-type="float">
            <text:p>760412</text:p>
          </table:table-cell>
          <table:table-cell office:value-type="float" office:value="60.0093" calcext:value-type="float">
            <text:p>60.0093</text:p>
          </table:table-cell>
          <table:table-cell office:value-type="float" office:value="2.85" calcext:value-type="float">
            <text:p>2.85</text:p>
          </table:table-cell>
          <table:table-cell office:value-type="float" office:value="10.25" calcext:value-type="float">
            <text:p>10.25</text:p>
          </table:table-cell>
          <table:table-cell office:value-type="float" office:value="138.77" calcext:value-type="float">
            <text:p>138.77</text:p>
          </table:table-cell>
          <table:table-cell office:value-type="float" office:value="30.83" calcext:value-type="float">
            <text:p>30.83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767.755374" calcext:value-type="float">
            <text:p>12767.755374</text:p>
          </table:table-cell>
          <table:table-cell office:value-type="float" office:value="10726702" calcext:value-type="float">
            <text:p>10726702</text:p>
          </table:table-cell>
          <table:table-cell office:value-type="float" office:value="0" calcext:value-type="float">
            <text:p>0</text:p>
          </table:table-cell>
          <table:table-cell office:value-type="float" office:value="1532386" calcext:value-type="float">
            <text:p>1532386</text:p>
          </table:table-cell>
          <table:table-cell office:value-type="float" office:value="12259088" calcext:value-type="float">
            <text:p>12259088</text:p>
          </table:table-cell>
          <table:table-cell office:value-type="float" office:value="766193" calcext:value-type="float">
            <text:p>766193</text:p>
          </table:table-cell>
          <table:table-cell office:value-type="float" office:value="60.01" calcext:value-type="float">
            <text:p>60.01</text:p>
          </table:table-cell>
          <table:table-cell office:value-type="float" office:value="2.77" calcext:value-type="float">
            <text:p>2.77</text:p>
          </table:table-cell>
          <table:table-cell office:value-type="float" office:value="11.74" calcext:value-type="float">
            <text:p>11.74</text:p>
          </table:table-cell>
          <table:table-cell office:value-type="float" office:value="173.92" calcext:value-type="float">
            <text:p>173.92</text:p>
          </table:table-cell>
          <table:table-cell office:value-type="float" office:value="30.92" calcext:value-type="float">
            <text:p>30.92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056.716458" calcext:value-type="float">
            <text:p>13056.716458</text:p>
          </table:table-cell>
          <table:table-cell office:value-type="float" office:value="10969616" calcext:value-type="float">
            <text:p>10969616</text:p>
          </table:table-cell>
          <table:table-cell office:value-type="float" office:value="0" calcext:value-type="float">
            <text:p>0</text:p>
          </table:table-cell>
          <table:table-cell office:value-type="float" office:value="1567088" calcext:value-type="float">
            <text:p>1567088</text:p>
          </table:table-cell>
          <table:table-cell office:value-type="float" office:value="12536704" calcext:value-type="float">
            <text:p>12536704</text:p>
          </table:table-cell>
          <table:table-cell office:value-type="float" office:value="783544" calcext:value-type="float">
            <text:p>783544</text:p>
          </table:table-cell>
          <table:table-cell office:value-type="float" office:value="60.0108" calcext:value-type="float">
            <text:p>60.0108</text:p>
          </table:table-cell>
          <table:table-cell office:value-type="float" office:value="3.06" calcext:value-type="float">
            <text:p>3.06</text:p>
          </table:table-cell>
          <table:table-cell office:value-type="float" office:value="13.01" calcext:value-type="float">
            <text:p>13.01</text:p>
          </table:table-cell>
          <table:table-cell office:value-type="float" office:value="142.16" calcext:value-type="float">
            <text:p>142.16</text:p>
          </table:table-cell>
          <table:table-cell office:value-type="float" office:value="33.77" calcext:value-type="float">
            <text:p>33.77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091.309021" calcext:value-type="float">
            <text:p>13091.309021</text:p>
          </table:table-cell>
          <table:table-cell office:value-type="float" office:value="10998624" calcext:value-type="float">
            <text:p>10998624</text:p>
          </table:table-cell>
          <table:table-cell office:value-type="float" office:value="0" calcext:value-type="float">
            <text:p>0</text:p>
          </table:table-cell>
          <table:table-cell office:value-type="float" office:value="1571232" calcext:value-type="float">
            <text:p>1571232</text:p>
          </table:table-cell>
          <table:table-cell office:value-type="float" office:value="12569856" calcext:value-type="float">
            <text:p>12569856</text:p>
          </table:table-cell>
          <table:table-cell office:value-type="float" office:value="785616" calcext:value-type="float">
            <text:p>785616</text:p>
          </table:table-cell>
          <table:table-cell office:value-type="float" office:value="60.0105" calcext:value-type="float">
            <text:p>60.0105</text:p>
          </table:table-cell>
          <table:table-cell office:value-type="float" office:value="2.93" calcext:value-type="float">
            <text:p>2.93</text:p>
          </table:table-cell>
          <table:table-cell office:value-type="float" office:value="14.5" calcext:value-type="float">
            <text:p>14.5</text:p>
          </table:table-cell>
          <table:table-cell office:value-type="float" office:value="151.71" calcext:value-type="float">
            <text:p>151.71</text:p>
          </table:table-cell>
          <table:table-cell office:value-type="float" office:value="40.95" calcext:value-type="float">
            <text:p>40.95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922.968742" calcext:value-type="float">
            <text:p>12922.968742</text:p>
          </table:table-cell>
          <table:table-cell office:value-type="float" office:value="10857700" calcext:value-type="float">
            <text:p>10857700</text:p>
          </table:table-cell>
          <table:table-cell office:value-type="float" office:value="0" calcext:value-type="float">
            <text:p>0</text:p>
          </table:table-cell>
          <table:table-cell office:value-type="float" office:value="1551100" calcext:value-type="float">
            <text:p>1551100</text:p>
          </table:table-cell>
          <table:table-cell office:value-type="float" office:value="12408800" calcext:value-type="float">
            <text:p>12408800</text:p>
          </table:table-cell>
          <table:table-cell office:value-type="float" office:value="775550" calcext:value-type="float">
            <text:p>775550</text:p>
          </table:table-cell>
          <table:table-cell office:value-type="float" office:value="60.0133" calcext:value-type="float">
            <text:p>60.0133</text:p>
          </table:table-cell>
          <table:table-cell office:value-type="float" office:value="2.88" calcext:value-type="float">
            <text:p>2.88</text:p>
          </table:table-cell>
          <table:table-cell office:value-type="float" office:value="16.24" calcext:value-type="float">
            <text:p>16.24</text:p>
          </table:table-cell>
          <table:table-cell office:value-type="float" office:value="239.11" calcext:value-type="float">
            <text:p>239.11</text:p>
          </table:table-cell>
          <table:table-cell office:value-type="float" office:value="46.82" calcext:value-type="float">
            <text:p>46.82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857.135716" calcext:value-type="float">
            <text:p>12857.135716</text:p>
          </table:table-cell>
          <table:table-cell office:value-type="float" office:value="10802442" calcext:value-type="float">
            <text:p>10802442</text:p>
          </table:table-cell>
          <table:table-cell office:value-type="float" office:value="0" calcext:value-type="float">
            <text:p>0</text:p>
          </table:table-cell>
          <table:table-cell office:value-type="float" office:value="1543206" calcext:value-type="float">
            <text:p>1543206</text:p>
          </table:table-cell>
          <table:table-cell office:value-type="float" office:value="12345648" calcext:value-type="float">
            <text:p>12345648</text:p>
          </table:table-cell>
          <table:table-cell office:value-type="float" office:value="771603" calcext:value-type="float">
            <text:p>771603</text:p>
          </table:table-cell>
          <table:table-cell office:value-type="float" office:value="60.0136" calcext:value-type="float">
            <text:p>60.0136</text:p>
          </table:table-cell>
          <table:table-cell office:value-type="float" office:value="2.8" calcext:value-type="float">
            <text:p>2.8</text:p>
          </table:table-cell>
          <table:table-cell office:value-type="float" office:value="17.87" calcext:value-type="float">
            <text:p>17.87</text:p>
          </table:table-cell>
          <table:table-cell office:value-type="float" office:value="235.52" calcext:value-type="float">
            <text:p>235.52</text:p>
          </table:table-cell>
          <table:table-cell office:value-type="float" office:value="51.79" calcext:value-type="float">
            <text:p>51.7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895.598042" calcext:value-type="float">
            <text:p>12895.598042</text:p>
          </table:table-cell>
          <table:table-cell office:value-type="float" office:value="10834866" calcext:value-type="float">
            <text:p>10834866</text:p>
          </table:table-cell>
          <table:table-cell office:value-type="float" office:value="0" calcext:value-type="float">
            <text:p>0</text:p>
          </table:table-cell>
          <table:table-cell office:value-type="float" office:value="1547838" calcext:value-type="float">
            <text:p>1547838</text:p>
          </table:table-cell>
          <table:table-cell office:value-type="float" office:value="12382704" calcext:value-type="float">
            <text:p>12382704</text:p>
          </table:table-cell>
          <table:table-cell office:value-type="float" office:value="773919" calcext:value-type="float">
            <text:p>773919</text:p>
          </table:table-cell>
          <table:table-cell office:value-type="float" office:value="60.0142" calcext:value-type="float">
            <text:p>60.0142</text:p>
          </table:table-cell>
          <table:table-cell office:value-type="float" office:value="2.76" calcext:value-type="float">
            <text:p>2.76</text:p>
          </table:table-cell>
          <table:table-cell office:value-type="float" office:value="19.37" calcext:value-type="float">
            <text:p>19.37</text:p>
          </table:table-cell>
          <table:table-cell office:value-type="float" office:value="258.46" calcext:value-type="float">
            <text:p>258.46</text:p>
          </table:table-cell>
          <table:table-cell office:value-type="float" office:value="54.99" calcext:value-type="float">
            <text:p>54.99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774.456486" calcext:value-type="float">
            <text:p>12774.456486</text:p>
          </table:table-cell>
          <table:table-cell office:value-type="float" office:value="10733548" calcext:value-type="float">
            <text:p>10733548</text:p>
          </table:table-cell>
          <table:table-cell office:value-type="float" office:value="0" calcext:value-type="float">
            <text:p>0</text:p>
          </table:table-cell>
          <table:table-cell office:value-type="float" office:value="1533364" calcext:value-type="float">
            <text:p>1533364</text:p>
          </table:table-cell>
          <table:table-cell office:value-type="float" office:value="12266912" calcext:value-type="float">
            <text:p>12266912</text:p>
          </table:table-cell>
          <table:table-cell office:value-type="float" office:value="766682" calcext:value-type="float">
            <text:p>766682</text:p>
          </table:table-cell>
          <table:table-cell office:value-type="float" office:value="60.0168" calcext:value-type="float">
            <text:p>60.0168</text:p>
          </table:table-cell>
          <table:table-cell office:value-type="float" office:value="2.92" calcext:value-type="float">
            <text:p>2.92</text:p>
          </table:table-cell>
          <table:table-cell office:value-type="float" office:value="21.12" calcext:value-type="float">
            <text:p>21.12</text:p>
          </table:table-cell>
          <table:table-cell office:value-type="float" office:value="344.84" calcext:value-type="float">
            <text:p>344.84</text:p>
          </table:table-cell>
          <table:table-cell office:value-type="float" office:value="62.19" calcext:value-type="float">
            <text:p>62.19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741.792517" calcext:value-type="float">
            <text:p>12741.792517</text:p>
          </table:table-cell>
          <table:table-cell office:value-type="float" office:value="10706388" calcext:value-type="float">
            <text:p>10706388</text:p>
          </table:table-cell>
          <table:table-cell office:value-type="float" office:value="0" calcext:value-type="float">
            <text:p>0</text:p>
          </table:table-cell>
          <table:table-cell office:value-type="float" office:value="1529484" calcext:value-type="float">
            <text:p>1529484</text:p>
          </table:table-cell>
          <table:table-cell office:value-type="float" office:value="12235872" calcext:value-type="float">
            <text:p>12235872</text:p>
          </table:table-cell>
          <table:table-cell office:value-type="float" office:value="764742" calcext:value-type="float">
            <text:p>764742</text:p>
          </table:table-cell>
          <table:table-cell office:value-type="float" office:value="60.0184" calcext:value-type="float">
            <text:p>60.0184</text:p>
          </table:table-cell>
          <table:table-cell office:value-type="float" office:value="2.99" calcext:value-type="float">
            <text:p>2.99</text:p>
          </table:table-cell>
          <table:table-cell office:value-type="float" office:value="22.74" calcext:value-type="float">
            <text:p>22.74</text:p>
          </table:table-cell>
          <table:table-cell office:value-type="float" office:value="229.6" calcext:value-type="float">
            <text:p>229.6</text:p>
          </table:table-cell>
          <table:table-cell office:value-type="float" office:value="64.95" calcext:value-type="float">
            <text:p>64.95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57.966821" calcext:value-type="float">
            <text:p>3457.966821</text:p>
          </table:table-cell>
          <table:table-cell office:value-type="float" office:value="2904818" calcext:value-type="float">
            <text:p>2904818</text:p>
          </table:table-cell>
          <table:table-cell office:value-type="float" office:value="0" calcext:value-type="float">
            <text:p>0</text:p>
          </table:table-cell>
          <table:table-cell office:value-type="float" office:value="414974" calcext:value-type="float">
            <text:p>414974</text:p>
          </table:table-cell>
          <table:table-cell office:value-type="float" office:value="3319792" calcext:value-type="float">
            <text:p>3319792</text:p>
          </table:table-cell>
          <table:table-cell office:value-type="float" office:value="207487" calcext:value-type="float">
            <text:p>207487</text:p>
          </table:table-cell>
          <table:table-cell office:value-type="float" office:value="60.0026" calcext:value-type="float">
            <text:p>60.0026</text:p>
          </table:table-cell>
          <table:table-cell office:value-type="float" office:value="2.12" calcext:value-type="float">
            <text:p>2.12</text:p>
          </table:table-cell>
          <table:table-cell office:value-type="float" office:value="2.88" calcext:value-type="float">
            <text:p>2.88</text:p>
          </table:table-cell>
          <table:table-cell office:value-type="float" office:value="14.54" calcext:value-type="float">
            <text:p>14.54</text:p>
          </table:table-cell>
          <table:table-cell office:value-type="float" office:value="3.39" calcext:value-type="float">
            <text:p>3.39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02.270701" calcext:value-type="float">
            <text:p>6502.270701</text:p>
          </table:table-cell>
          <table:table-cell office:value-type="float" office:value="5462226" calcext:value-type="float">
            <text:p>5462226</text:p>
          </table:table-cell>
          <table:table-cell office:value-type="float" office:value="0" calcext:value-type="float">
            <text:p>0</text:p>
          </table:table-cell>
          <table:table-cell office:value-type="float" office:value="780318" calcext:value-type="float">
            <text:p>780318</text:p>
          </table:table-cell>
          <table:table-cell office:value-type="float" office:value="6242544" calcext:value-type="float">
            <text:p>6242544</text:p>
          </table:table-cell>
          <table:table-cell office:value-type="float" office:value="390159" calcext:value-type="float">
            <text:p>390159</text:p>
          </table:table-cell>
          <table:table-cell office:value-type="float" office:value="60.0035" calcext:value-type="float">
            <text:p>60.0035</text:p>
          </table:table-cell>
          <table:table-cell office:value-type="float" office:value="2.4" calcext:value-type="float">
            <text:p>2.4</text:p>
          </table:table-cell>
          <table:table-cell office:value-type="float" office:value="4.6" calcext:value-type="float">
            <text:p>4.6</text:p>
          </table:table-cell>
          <table:table-cell office:value-type="float" office:value="29.11" calcext:value-type="float">
            <text:p>29.11</text:p>
          </table:table-cell>
          <table:table-cell office:value-type="float" office:value="7.77" calcext:value-type="float">
            <text:p>7.77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30.20608" calcext:value-type="float">
            <text:p>8730.20608</text:p>
          </table:table-cell>
          <table:table-cell office:value-type="float" office:value="7334082" calcext:value-type="float">
            <text:p>7334082</text:p>
          </table:table-cell>
          <table:table-cell office:value-type="float" office:value="0" calcext:value-type="float">
            <text:p>0</text:p>
          </table:table-cell>
          <table:table-cell office:value-type="float" office:value="1047726" calcext:value-type="float">
            <text:p>1047726</text:p>
          </table:table-cell>
          <table:table-cell office:value-type="float" office:value="8381808" calcext:value-type="float">
            <text:p>8381808</text:p>
          </table:table-cell>
          <table:table-cell office:value-type="float" office:value="523863" calcext:value-type="float">
            <text:p>523863</text:p>
          </table:table-cell>
          <table:table-cell office:value-type="float" office:value="60.0058" calcext:value-type="float">
            <text:p>60.0058</text:p>
          </table:table-cell>
          <table:table-cell office:value-type="float" office:value="2.55" calcext:value-type="float">
            <text:p>2.55</text:p>
          </table:table-cell>
          <table:table-cell office:value-type="float" office:value="5.72" calcext:value-type="float">
            <text:p>5.72</text:p>
          </table:table-cell>
          <table:table-cell office:value-type="float" office:value="28.59" calcext:value-type="float">
            <text:p>28.59</text:p>
          </table:table-cell>
          <table:table-cell office:value-type="float" office:value="11.25" calcext:value-type="float">
            <text:p>11.25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08.434171" calcext:value-type="float">
            <text:p>11008.434171</text:p>
          </table:table-cell>
          <table:table-cell office:value-type="float" office:value="9247994" calcext:value-type="float">
            <text:p>9247994</text:p>
          </table:table-cell>
          <table:table-cell office:value-type="float" office:value="0" calcext:value-type="float">
            <text:p>0</text:p>
          </table:table-cell>
          <table:table-cell office:value-type="float" office:value="1321142" calcext:value-type="float">
            <text:p>1321142</text:p>
          </table:table-cell>
          <table:table-cell office:value-type="float" office:value="10569136" calcext:value-type="float">
            <text:p>10569136</text:p>
          </table:table-cell>
          <table:table-cell office:value-type="float" office:value="660571" calcext:value-type="float">
            <text:p>660571</text:p>
          </table:table-cell>
          <table:table-cell office:value-type="float" office:value="60.0059" calcext:value-type="float">
            <text:p>60.0059</text:p>
          </table:table-cell>
          <table:table-cell office:value-type="float" office:value="2.65" calcext:value-type="float">
            <text:p>2.65</text:p>
          </table:table-cell>
          <table:table-cell office:value-type="float" office:value="6.35" calcext:value-type="float">
            <text:p>6.35</text:p>
          </table:table-cell>
          <table:table-cell office:value-type="float" office:value="43.7" calcext:value-type="float">
            <text:p>43.7</text:p>
          </table:table-cell>
          <table:table-cell office:value-type="float" office:value="12.14" calcext:value-type="float">
            <text:p>12.14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144.991443" calcext:value-type="float">
            <text:p>12144.991443</text:p>
          </table:table-cell>
          <table:table-cell office:value-type="float" office:value="10202864" calcext:value-type="float">
            <text:p>10202864</text:p>
          </table:table-cell>
          <table:table-cell office:value-type="float" office:value="0" calcext:value-type="float">
            <text:p>0</text:p>
          </table:table-cell>
          <table:table-cell office:value-type="float" office:value="1457552" calcext:value-type="float">
            <text:p>1457552</text:p>
          </table:table-cell>
          <table:table-cell office:value-type="float" office:value="11660416" calcext:value-type="float">
            <text:p>11660416</text:p>
          </table:table-cell>
          <table:table-cell office:value-type="float" office:value="728776" calcext:value-type="float">
            <text:p>728776</text:p>
          </table:table-cell>
          <table:table-cell office:value-type="float" office:value="60.0063" calcext:value-type="float">
            <text:p>60.0063</text:p>
          </table:table-cell>
          <table:table-cell office:value-type="float" office:value="2.7" calcext:value-type="float">
            <text:p>2.7</text:p>
          </table:table-cell>
          <table:table-cell office:value-type="float" office:value="7.4" calcext:value-type="float">
            <text:p>7.4</text:p>
          </table:table-cell>
          <table:table-cell office:value-type="float" office:value="70.21" calcext:value-type="float">
            <text:p>70.21</text:p>
          </table:table-cell>
          <table:table-cell office:value-type="float" office:value="16.81" calcext:value-type="float">
            <text:p>16.81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538.728428" calcext:value-type="float">
            <text:p>12538.728428</text:p>
          </table:table-cell>
          <table:table-cell office:value-type="float" office:value="10533866" calcext:value-type="float">
            <text:p>10533866</text:p>
          </table:table-cell>
          <table:table-cell office:value-type="float" office:value="0" calcext:value-type="float">
            <text:p>0</text:p>
          </table:table-cell>
          <table:table-cell office:value-type="float" office:value="1504838" calcext:value-type="float">
            <text:p>1504838</text:p>
          </table:table-cell>
          <table:table-cell office:value-type="float" office:value="12038704" calcext:value-type="float">
            <text:p>12038704</text:p>
          </table:table-cell>
          <table:table-cell office:value-type="float" office:value="752419" calcext:value-type="float">
            <text:p>752419</text:p>
          </table:table-cell>
          <table:table-cell office:value-type="float" office:value="60.0076" calcext:value-type="float">
            <text:p>60.0076</text:p>
          </table:table-cell>
          <table:table-cell office:value-type="float" office:value="2.89" calcext:value-type="float">
            <text:p>2.89</text:p>
          </table:table-cell>
          <table:table-cell office:value-type="float" office:value="8.77" calcext:value-type="float">
            <text:p>8.77</text:p>
          </table:table-cell>
          <table:table-cell office:value-type="float" office:value="86.49" calcext:value-type="float">
            <text:p>86.49</text:p>
          </table:table-cell>
          <table:table-cell office:value-type="float" office:value="21.58" calcext:value-type="float">
            <text:p>21.58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866.93418" calcext:value-type="float">
            <text:p>12866.93418</text:p>
          </table:table-cell>
          <table:table-cell office:value-type="float" office:value="10809918" calcext:value-type="float">
            <text:p>10809918</text:p>
          </table:table-cell>
          <table:table-cell office:value-type="float" office:value="0" calcext:value-type="float">
            <text:p>0</text:p>
          </table:table-cell>
          <table:table-cell office:value-type="float" office:value="1544274" calcext:value-type="float">
            <text:p>1544274</text:p>
          </table:table-cell>
          <table:table-cell office:value-type="float" office:value="12354192" calcext:value-type="float">
            <text:p>12354192</text:p>
          </table:table-cell>
          <table:table-cell office:value-type="float" office:value="772137" calcext:value-type="float">
            <text:p>772137</text:p>
          </table:table-cell>
          <table:table-cell office:value-type="float" office:value="60.0094" calcext:value-type="float">
            <text:p>60.0094</text:p>
          </table:table-cell>
          <table:table-cell office:value-type="float" office:value="2.94" calcext:value-type="float">
            <text:p>2.94</text:p>
          </table:table-cell>
          <table:table-cell office:value-type="float" office:value="10.09" calcext:value-type="float">
            <text:p>10.09</text:p>
          </table:table-cell>
          <table:table-cell office:value-type="float" office:value="108.34" calcext:value-type="float">
            <text:p>108.34</text:p>
          </table:table-cell>
          <table:table-cell office:value-type="float" office:value="26.41" calcext:value-type="float">
            <text:p>26.41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581.298273" calcext:value-type="float">
            <text:p>12581.298273</text:p>
          </table:table-cell>
          <table:table-cell office:value-type="float" office:value="10570140" calcext:value-type="float">
            <text:p>10570140</text:p>
          </table:table-cell>
          <table:table-cell office:value-type="float" office:value="0" calcext:value-type="float">
            <text:p>0</text:p>
          </table:table-cell>
          <table:table-cell office:value-type="float" office:value="1510020" calcext:value-type="float">
            <text:p>1510020</text:p>
          </table:table-cell>
          <table:table-cell office:value-type="float" office:value="12080160" calcext:value-type="float">
            <text:p>12080160</text:p>
          </table:table-cell>
          <table:table-cell office:value-type="float" office:value="755010" calcext:value-type="float">
            <text:p>755010</text:p>
          </table:table-cell>
          <table:table-cell office:value-type="float" office:value="60.0105" calcext:value-type="float">
            <text:p>60.0105</text:p>
          </table:table-cell>
          <table:table-cell office:value-type="float" office:value="2.66" calcext:value-type="float">
            <text:p>2.66</text:p>
          </table:table-cell>
          <table:table-cell office:value-type="float" office:value="11.91" calcext:value-type="float">
            <text:p>11.91</text:p>
          </table:table-cell>
          <table:table-cell office:value-type="float" office:value="254.58" calcext:value-type="float">
            <text:p>254.58</text:p>
          </table:table-cell>
          <table:table-cell office:value-type="float" office:value="32.35" calcext:value-type="float">
            <text:p>32.35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934.908856" calcext:value-type="float">
            <text:p>12934.908856</text:p>
          </table:table-cell>
          <table:table-cell office:value-type="float" office:value="10867080" calcext:value-type="float">
            <text:p>10867080</text:p>
          </table:table-cell>
          <table:table-cell office:value-type="float" office:value="0" calcext:value-type="float">
            <text:p>0</text:p>
          </table:table-cell>
          <table:table-cell office:value-type="float" office:value="1552440" calcext:value-type="float">
            <text:p>1552440</text:p>
          </table:table-cell>
          <table:table-cell office:value-type="float" office:value="12419520" calcext:value-type="float">
            <text:p>12419520</text:p>
          </table:table-cell>
          <table:table-cell office:value-type="float" office:value="776220" calcext:value-type="float">
            <text:p>776220</text:p>
          </table:table-cell>
          <table:table-cell office:value-type="float" office:value="60.0097" calcext:value-type="float">
            <text:p>60.0097</text:p>
          </table:table-cell>
          <table:table-cell office:value-type="float" office:value="2.55" calcext:value-type="float">
            <text:p>2.55</text:p>
          </table:table-cell>
          <table:table-cell office:value-type="float" office:value="13.13" calcext:value-type="float">
            <text:p>13.13</text:p>
          </table:table-cell>
          <table:table-cell office:value-type="float" office:value="251.6" calcext:value-type="float">
            <text:p>251.6</text:p>
          </table:table-cell>
          <table:table-cell office:value-type="float" office:value="35.33" calcext:value-type="float">
            <text:p>35.33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969.575882" calcext:value-type="float">
            <text:p>12969.575882</text:p>
          </table:table-cell>
          <table:table-cell office:value-type="float" office:value="10896550" calcext:value-type="float">
            <text:p>10896550</text:p>
          </table:table-cell>
          <table:table-cell office:value-type="float" office:value="0" calcext:value-type="float">
            <text:p>0</text:p>
          </table:table-cell>
          <table:table-cell office:value-type="float" office:value="1556650" calcext:value-type="float">
            <text:p>1556650</text:p>
          </table:table-cell>
          <table:table-cell office:value-type="float" office:value="12453200" calcext:value-type="float">
            <text:p>12453200</text:p>
          </table:table-cell>
          <table:table-cell office:value-type="float" office:value="778325" calcext:value-type="float">
            <text:p>778325</text:p>
          </table:table-cell>
          <table:table-cell office:value-type="float" office:value="60.0116" calcext:value-type="float">
            <text:p>60.0116</text:p>
          </table:table-cell>
          <table:table-cell office:value-type="float" office:value="2.8" calcext:value-type="float">
            <text:p>2.8</text:p>
          </table:table-cell>
          <table:table-cell office:value-type="float" office:value="14.64" calcext:value-type="float">
            <text:p>14.64</text:p>
          </table:table-cell>
          <table:table-cell office:value-type="float" office:value="173.79" calcext:value-type="float">
            <text:p>173.79</text:p>
          </table:table-cell>
          <table:table-cell office:value-type="float" office:value="43.16" calcext:value-type="float">
            <text:p>43.16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874.702987" calcext:value-type="float">
            <text:p>12874.702987</text:p>
          </table:table-cell>
          <table:table-cell office:value-type="float" office:value="10817310" calcext:value-type="float">
            <text:p>10817310</text:p>
          </table:table-cell>
          <table:table-cell office:value-type="float" office:value="0" calcext:value-type="float">
            <text:p>0</text:p>
          </table:table-cell>
          <table:table-cell office:value-type="float" office:value="1545330" calcext:value-type="float">
            <text:p>1545330</text:p>
          </table:table-cell>
          <table:table-cell office:value-type="float" office:value="12362640" calcext:value-type="float">
            <text:p>12362640</text:p>
          </table:table-cell>
          <table:table-cell office:value-type="float" office:value="772665" calcext:value-type="float">
            <text:p>772665</text:p>
          </table:table-cell>
          <table:table-cell office:value-type="float" office:value="60.0142" calcext:value-type="float">
            <text:p>60.0142</text:p>
          </table:table-cell>
          <table:table-cell office:value-type="float" office:value="2.82" calcext:value-type="float">
            <text:p>2.82</text:p>
          </table:table-cell>
          <table:table-cell office:value-type="float" office:value="16.3" calcext:value-type="float">
            <text:p>16.3</text:p>
          </table:table-cell>
          <table:table-cell office:value-type="float" office:value="236.7" calcext:value-type="float">
            <text:p>236.7</text:p>
          </table:table-cell>
          <table:table-cell office:value-type="float" office:value="48.92" calcext:value-type="float">
            <text:p>48.92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965.434617" calcext:value-type="float">
            <text:p>12965.434617</text:p>
          </table:table-cell>
          <table:table-cell office:value-type="float" office:value="10893470" calcext:value-type="float">
            <text:p>10893470</text:p>
          </table:table-cell>
          <table:table-cell office:value-type="float" office:value="0" calcext:value-type="float">
            <text:p>0</text:p>
          </table:table-cell>
          <table:table-cell office:value-type="float" office:value="1556210" calcext:value-type="float">
            <text:p>1556210</text:p>
          </table:table-cell>
          <table:table-cell office:value-type="float" office:value="12449680" calcext:value-type="float">
            <text:p>12449680</text:p>
          </table:table-cell>
          <table:table-cell office:value-type="float" office:value="778105" calcext:value-type="float">
            <text:p>778105</text:p>
          </table:table-cell>
          <table:table-cell office:value-type="float" office:value="60.0138" calcext:value-type="float">
            <text:p>60.0138</text:p>
          </table:table-cell>
          <table:table-cell office:value-type="float" office:value="3.19" calcext:value-type="float">
            <text:p>3.19</text:p>
          </table:table-cell>
          <table:table-cell office:value-type="float" office:value="17.73" calcext:value-type="float">
            <text:p>17.73</text:p>
          </table:table-cell>
          <table:table-cell office:value-type="float" office:value="197.4" calcext:value-type="float">
            <text:p>197.4</text:p>
          </table:table-cell>
          <table:table-cell office:value-type="float" office:value="51.1" calcext:value-type="float">
            <text:p>51.1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916.496572" calcext:value-type="float">
            <text:p>12916.496572</text:p>
          </table:table-cell>
          <table:table-cell office:value-type="float" office:value="10852660" calcext:value-type="float">
            <text:p>10852660</text:p>
          </table:table-cell>
          <table:table-cell office:value-type="float" office:value="0" calcext:value-type="float">
            <text:p>0</text:p>
          </table:table-cell>
          <table:table-cell office:value-type="float" office:value="1550380" calcext:value-type="float">
            <text:p>1550380</text:p>
          </table:table-cell>
          <table:table-cell office:value-type="float" office:value="12403040" calcext:value-type="float">
            <text:p>12403040</text:p>
          </table:table-cell>
          <table:table-cell office:value-type="float" office:value="775190" calcext:value-type="float">
            <text:p>775190</text:p>
          </table:table-cell>
          <table:table-cell office:value-type="float" office:value="60.0155" calcext:value-type="float">
            <text:p>60.0155</text:p>
          </table:table-cell>
          <table:table-cell office:value-type="float" office:value="2.7" calcext:value-type="float">
            <text:p>2.7</text:p>
          </table:table-cell>
          <table:table-cell office:value-type="float" office:value="19.34" calcext:value-type="float">
            <text:p>19.34</text:p>
          </table:table-cell>
          <table:table-cell office:value-type="float" office:value="243.32" calcext:value-type="float">
            <text:p>243.32</text:p>
          </table:table-cell>
          <table:table-cell office:value-type="float" office:value="61.74" calcext:value-type="float">
            <text:p>61.74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840.490654" calcext:value-type="float">
            <text:p>12840.490654</text:p>
          </table:table-cell>
          <table:table-cell office:value-type="float" office:value="10789212" calcext:value-type="float">
            <text:p>10789212</text:p>
          </table:table-cell>
          <table:table-cell office:value-type="float" office:value="0" calcext:value-type="float">
            <text:p>0</text:p>
          </table:table-cell>
          <table:table-cell office:value-type="float" office:value="1541316" calcext:value-type="float">
            <text:p>1541316</text:p>
          </table:table-cell>
          <table:table-cell office:value-type="float" office:value="12330528" calcext:value-type="float">
            <text:p>12330528</text:p>
          </table:table-cell>
          <table:table-cell office:value-type="float" office:value="770658" calcext:value-type="float">
            <text:p>770658</text:p>
          </table:table-cell>
          <table:table-cell office:value-type="float" office:value="60.0178" calcext:value-type="float">
            <text:p>60.0178</text:p>
          </table:table-cell>
          <table:table-cell office:value-type="float" office:value="2.87" calcext:value-type="float">
            <text:p>2.87</text:p>
          </table:table-cell>
          <table:table-cell office:value-type="float" office:value="21.01" calcext:value-type="float">
            <text:p>21.01</text:p>
          </table:table-cell>
          <table:table-cell office:value-type="float" office:value="232.46" calcext:value-type="float">
            <text:p>232.46</text:p>
          </table:table-cell>
          <table:table-cell office:value-type="float" office:value="65.04" calcext:value-type="float">
            <text:p>65.04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700.919895" calcext:value-type="float">
            <text:p>12700.919895</text:p>
          </table:table-cell>
          <table:table-cell office:value-type="float" office:value="10671920" calcext:value-type="float">
            <text:p>10671920</text:p>
          </table:table-cell>
          <table:table-cell office:value-type="float" office:value="0" calcext:value-type="float">
            <text:p>0</text:p>
          </table:table-cell>
          <table:table-cell office:value-type="float" office:value="1524560" calcext:value-type="float">
            <text:p>1524560</text:p>
          </table:table-cell>
          <table:table-cell office:value-type="float" office:value="12196480" calcext:value-type="float">
            <text:p>12196480</text:p>
          </table:table-cell>
          <table:table-cell office:value-type="float" office:value="762280" calcext:value-type="float">
            <text:p>762280</text:p>
          </table:table-cell>
          <table:table-cell office:value-type="float" office:value="60.0177" calcext:value-type="float">
            <text:p>60.0177</text:p>
          </table:table-cell>
          <table:table-cell office:value-type="float" office:value="2.89" calcext:value-type="float">
            <text:p>2.89</text:p>
          </table:table-cell>
          <table:table-cell office:value-type="float" office:value="22.81" calcext:value-type="float">
            <text:p>22.81</text:p>
          </table:table-cell>
          <table:table-cell office:value-type="float" office:value="272.83" calcext:value-type="float">
            <text:p>272.83</text:p>
          </table:table-cell>
          <table:table-cell office:value-type="float" office:value="65.22" calcext:value-type="float">
            <text:p>65.22</text:p>
          </table:table-cell>
          <table:table-cell table:number-columns-repeated="12"/>
        </table:table-row>
      </table:table>
      <table:table table:name="Docker local FS and NAT net" table:style-name="ta1">
        <table:table-column table:style-name="co1" table:default-cell-style-name="Default"/>
        <table:table-column table:style-name="co15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1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82.451486" calcext:value-type="float">
            <text:p>3182.451486</text:p>
          </table:table-cell>
          <table:table-cell office:value-type="float" office:value="2673384" calcext:value-type="float">
            <text:p>2673384</text:p>
          </table:table-cell>
          <table:table-cell office:value-type="float" office:value="0" calcext:value-type="float">
            <text:p>0</text:p>
          </table:table-cell>
          <table:table-cell office:value-type="float" office:value="381912" calcext:value-type="float">
            <text:p>381912</text:p>
          </table:table-cell>
          <table:table-cell office:value-type="float" office:value="3055296" calcext:value-type="float">
            <text:p>3055296</text:p>
          </table:table-cell>
          <table:table-cell office:value-type="float" office:value="190956" calcext:value-type="float">
            <text:p>190956</text:p>
          </table:table-cell>
          <table:table-cell office:value-type="float" office:value="60.0028" calcext:value-type="float">
            <text:p>60.0028</text:p>
          </table:table-cell>
          <table:table-cell office:value-type="float" office:value="2.41" calcext:value-type="float">
            <text:p>2.41</text:p>
          </table:table-cell>
          <table:table-cell office:value-type="float" office:value="3.13" calcext:value-type="float">
            <text:p>3.13</text:p>
          </table:table-cell>
          <table:table-cell office:value-type="float" office:value="6.58" calcext:value-type="float">
            <text:p>6.58</text:p>
          </table:table-cell>
          <table:table-cell office:value-type="float" office:value="3.64" calcext:value-type="float">
            <text:p>3.64</text:p>
          </table:table-cell>
          <table:table-cell table:formula="of:=AVERAGE([.A1];[.A16];[.A31];[.A46];[.A61];[.A76];[.A91];[.A106];[.A121];[.A136])" office:value-type="float" office:value="10" calcext:value-type="float">
            <text:p>10</text:p>
          </table:table-cell>
          <table:table-cell table:style-name="ce1" table:formula="of:=AVERAGE([.B1];[.B16];[.B31];[.B46];[.B61];[.B76];[.B91];[.B106];[.B121];[.B136])" office:value-type="float" office:value="3177.7418447" calcext:value-type="float">
            <text:p>3177.7</text:p>
          </table:table-cell>
          <table:table-cell table:style-name="ce1" table:formula="of:=AVERAGE([.C1];[.C16];[.C31];[.C46];[.C61];[.C76];[.C91];[.C106];[.C121];[.C136])" office:value-type="float" office:value="2669430.4" calcext:value-type="float">
            <text:p>2669430.4</text:p>
          </table:table-cell>
          <table:table-cell table:style-name="ce1" table:formula="of:=AVERAGE([.D1];[.D16];[.D31];[.D46];[.D61];[.D76];[.D91];[.D106];[.D121];[.D136])" office:value-type="float" office:value="0" calcext:value-type="float">
            <text:p>0.0</text:p>
          </table:table-cell>
          <table:table-cell table:style-name="ce1" table:formula="of:=AVERAGE([.E1];[.E16];[.E31];[.E46];[.E61];[.E76];[.E91];[.E106];[.E121];[.E136])" office:value-type="float" office:value="381347.2" calcext:value-type="float">
            <text:p>381347.2</text:p>
          </table:table-cell>
          <table:table-cell table:style-name="ce1" table:formula="of:=AVERAGE([.F1];[.F16];[.F31];[.F46];[.F61];[.F76];[.F91];[.F106];[.F121];[.F136])" office:value-type="float" office:value="3050777.6" calcext:value-type="float">
            <text:p>3050777.6</text:p>
          </table:table-cell>
          <table:table-cell table:style-name="ce1" table:formula="of:=AVERAGE([.G1];[.G16];[.G31];[.G46];[.G61];[.G76];[.G91];[.G106];[.G121];[.G136])" office:value-type="float" office:value="190673.6" calcext:value-type="float">
            <text:p>190673.6</text:p>
          </table:table-cell>
          <table:table-cell table:style-name="ce2" table:formula="of:=AVERAGE([.H1];[.H16];[.H31];[.H46];[.H61];[.H76];[.H91];[.H106];[.H121];[.H136])" office:value-type="float" office:value="60.00286" calcext:value-type="float">
            <text:p>60.003</text:p>
          </table:table-cell>
          <table:table-cell table:style-name="ce2" table:formula="of:=AVERAGE([.I1];[.I16];[.I31];[.I46];[.I61];[.I76];[.I91];[.I106];[.I121];[.I136])" office:value-type="float" office:value="2.402" calcext:value-type="float">
            <text:p>2.402</text:p>
          </table:table-cell>
          <table:table-cell table:style-name="ce2" table:formula="of:=AVERAGE([.J1];[.J16];[.J31];[.J46];[.J61];[.J76];[.J91];[.J106];[.J121];[.J136])" office:value-type="float" office:value="3.138" calcext:value-type="float">
            <text:p>3.138</text:p>
          </table:table-cell>
          <table:table-cell table:style-name="ce2" table:formula="of:=AVERAGE([.K1];[.K16];[.K31];[.K46];[.K61];[.K76];[.K91];[.K106];[.K121];[.K136])" office:value-type="float" office:value="13.34" calcext:value-type="float">
            <text:p>13.340</text:p>
          </table:table-cell>
          <table:table-cell table:style-name="ce2" table:formula="of:=AVERAGE([.L1];[.L16];[.L31];[.L46];[.L61];[.L76];[.L91];[.L106];[.L121];[.L136])" office:value-type="float" office:value="3.603" calcext:value-type="float">
            <text:p>3.6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77.681692" calcext:value-type="float">
            <text:p>5877.681692</text:p>
          </table:table-cell>
          <table:table-cell office:value-type="float" office:value="4937590" calcext:value-type="float">
            <text:p>4937590</text:p>
          </table:table-cell>
          <table:table-cell office:value-type="float" office:value="0" calcext:value-type="float">
            <text:p>0</text:p>
          </table:table-cell>
          <table:table-cell office:value-type="float" office:value="705370" calcext:value-type="float">
            <text:p>705370</text:p>
          </table:table-cell>
          <table:table-cell office:value-type="float" office:value="5642960" calcext:value-type="float">
            <text:p>5642960</text:p>
          </table:table-cell>
          <table:table-cell office:value-type="float" office:value="352685" calcext:value-type="float">
            <text:p>352685</text:p>
          </table:table-cell>
          <table:table-cell office:value-type="float" office:value="60.0041" calcext:value-type="float">
            <text:p>60.0041</text:p>
          </table:table-cell>
          <table:table-cell office:value-type="float" office:value="3.09" calcext:value-type="float">
            <text:p>3.09</text:p>
          </table:table-cell>
          <table:table-cell office:value-type="float" office:value="5.09" calcext:value-type="float">
            <text:p>5.09</text:p>
          </table:table-cell>
          <table:table-cell office:value-type="float" office:value="40.09" calcext:value-type="float">
            <text:p>40.09</text:p>
          </table:table-cell>
          <table:table-cell office:value-type="float" office:value="7.52" calcext:value-type="float">
            <text:p>7.52</text:p>
          </table:table-cell>
          <table:table-cell table:formula="of:=AVERAGE([.A2];[.A17];[.A32];[.A47];[.A62];[.A77];[.A92];[.A107];[.A122];[.A137])" office:value-type="float" office:value="30" calcext:value-type="float">
            <text:p>30</text:p>
          </table:table-cell>
          <table:table-cell table:style-name="ce1" table:formula="of:=AVERAGE([.B2];[.B17];[.B32];[.B47];[.B62];[.B77];[.B92];[.B107];[.B122];[.B137])" office:value-type="float" office:value="5882.3474244" calcext:value-type="float">
            <text:p>5882.3</text:p>
          </table:table-cell>
          <table:table-cell table:style-name="ce1" table:formula="of:=AVERAGE([.C2];[.C17];[.C32];[.C47];[.C62];[.C77];[.C92];[.C107];[.C122];[.C137])" office:value-type="float" office:value="4941508.6" calcext:value-type="float">
            <text:p>4941508.6</text:p>
          </table:table-cell>
          <table:table-cell table:style-name="ce1" table:formula="of:=AVERAGE([.D2];[.D17];[.D32];[.D47];[.D62];[.D77];[.D92];[.D107];[.D122];[.D137])" office:value-type="float" office:value="0" calcext:value-type="float">
            <text:p>0.0</text:p>
          </table:table-cell>
          <table:table-cell table:style-name="ce1" table:formula="of:=AVERAGE([.E2];[.E17];[.E32];[.E47];[.E62];[.E77];[.E92];[.E107];[.E122];[.E137])" office:value-type="float" office:value="705929.8" calcext:value-type="float">
            <text:p>705929.8</text:p>
          </table:table-cell>
          <table:table-cell table:style-name="ce1" table:formula="of:=AVERAGE([.F2];[.F17];[.F32];[.F47];[.F62];[.F77];[.F92];[.F107];[.F122];[.F137])" office:value-type="float" office:value="5647438.4" calcext:value-type="float">
            <text:p>5647438.4</text:p>
          </table:table-cell>
          <table:table-cell table:style-name="ce1" table:formula="of:=AVERAGE([.G2];[.G17];[.G32];[.G47];[.G62];[.G77];[.G92];[.G107];[.G122];[.G137])" office:value-type="float" office:value="352964.9" calcext:value-type="float">
            <text:p>352964.9</text:p>
          </table:table-cell>
          <table:table-cell table:style-name="ce2" table:formula="of:=AVERAGE([.H2];[.H17];[.H32];[.H47];[.H62];[.H77];[.H92];[.H107];[.H122];[.H137])" office:value-type="float" office:value="60.00409" calcext:value-type="float">
            <text:p>60.004</text:p>
          </table:table-cell>
          <table:table-cell table:style-name="ce2" table:formula="of:=AVERAGE([.I2];[.I17];[.I32];[.I47];[.I62];[.I77];[.I92];[.I107];[.I122];[.I137])" office:value-type="float" office:value="2.993" calcext:value-type="float">
            <text:p>2.993</text:p>
          </table:table-cell>
          <table:table-cell table:style-name="ce2" table:formula="of:=AVERAGE([.J2];[.J17];[.J32];[.J47];[.J62];[.J77];[.J92];[.J107];[.J122];[.J137])" office:value-type="float" office:value="5.088" calcext:value-type="float">
            <text:p>5.088</text:p>
          </table:table-cell>
          <table:table-cell table:style-name="ce2" table:formula="of:=AVERAGE([.K2];[.K17];[.K32];[.K47];[.K62];[.K77];[.K92];[.K107];[.K122];[.K137])" office:value-type="float" office:value="33.325" calcext:value-type="float">
            <text:p>33.325</text:p>
          </table:table-cell>
          <table:table-cell table:style-name="ce2" table:formula="of:=AVERAGE([.L2];[.L17];[.L32];[.L47];[.L62];[.L77];[.L92];[.L107];[.L122];[.L137])" office:value-type="float" office:value="7.675" calcext:value-type="float">
            <text:p>7.6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67.110072" calcext:value-type="float">
            <text:p>6867.110072</text:p>
          </table:table-cell>
          <table:table-cell office:value-type="float" office:value="5768882" calcext:value-type="float">
            <text:p>5768882</text:p>
          </table:table-cell>
          <table:table-cell office:value-type="float" office:value="0" calcext:value-type="float">
            <text:p>0</text:p>
          </table:table-cell>
          <table:table-cell office:value-type="float" office:value="824126" calcext:value-type="float">
            <text:p>824126</text:p>
          </table:table-cell>
          <table:table-cell office:value-type="float" office:value="6593008" calcext:value-type="float">
            <text:p>6593008</text:p>
          </table:table-cell>
          <table:table-cell office:value-type="float" office:value="412063" calcext:value-type="float">
            <text:p>412063</text:p>
          </table:table-cell>
          <table:table-cell office:value-type="float" office:value="60.0053" calcext:value-type="float">
            <text:p>60.0053</text:p>
          </table:table-cell>
          <table:table-cell office:value-type="float" office:value="2.78" calcext:value-type="float">
            <text:p>2.78</text:p>
          </table:table-cell>
          <table:table-cell office:value-type="float" office:value="7.27" calcext:value-type="float">
            <text:p>7.27</text:p>
          </table:table-cell>
          <table:table-cell office:value-type="float" office:value="36.33" calcext:value-type="float">
            <text:p>36.33</text:p>
          </table:table-cell>
          <table:table-cell office:value-type="float" office:value="12.12" calcext:value-type="float">
            <text:p>12.12</text:p>
          </table:table-cell>
          <table:table-cell table:formula="of:=AVERAGE([.A3];[.A18];[.A33];[.A48];[.A63];[.A78];[.A93];[.A108];[.A123];[.A138])" office:value-type="float" office:value="50" calcext:value-type="float">
            <text:p>50</text:p>
          </table:table-cell>
          <table:table-cell table:style-name="ce1" table:formula="of:=AVERAGE([.B3];[.B18];[.B33];[.B48];[.B63];[.B78];[.B93];[.B108];[.B123];[.B138])" office:value-type="float" office:value="6969.3720744" calcext:value-type="float">
            <text:p>6969.4</text:p>
          </table:table-cell>
          <table:table-cell table:style-name="ce1" table:formula="of:=AVERAGE([.C3];[.C18];[.C33];[.C48];[.C63];[.C78];[.C93];[.C108];[.C123];[.C138])" office:value-type="float" office:value="5854788.8" calcext:value-type="float">
            <text:p>5854788.8</text:p>
          </table:table-cell>
          <table:table-cell table:style-name="ce1" table:formula="of:=AVERAGE([.D3];[.D18];[.D33];[.D48];[.D63];[.D78];[.D93];[.D108];[.D123];[.D138])" office:value-type="float" office:value="0" calcext:value-type="float">
            <text:p>0.0</text:p>
          </table:table-cell>
          <table:table-cell table:style-name="ce1" table:formula="of:=AVERAGE([.E3];[.E18];[.E33];[.E48];[.E63];[.E78];[.E93];[.E108];[.E123];[.E138])" office:value-type="float" office:value="836398.4" calcext:value-type="float">
            <text:p>836398.4</text:p>
          </table:table-cell>
          <table:table-cell table:style-name="ce1" table:formula="of:=AVERAGE([.F3];[.F18];[.F33];[.F48];[.F63];[.F78];[.F93];[.F108];[.F123];[.F138])" office:value-type="float" office:value="6691187.2" calcext:value-type="float">
            <text:p>6691187.2</text:p>
          </table:table-cell>
          <table:table-cell table:style-name="ce1" table:formula="of:=AVERAGE([.G3];[.G18];[.G33];[.G48];[.G63];[.G78];[.G93];[.G108];[.G123];[.G138])" office:value-type="float" office:value="418199.2" calcext:value-type="float">
            <text:p>418199.2</text:p>
          </table:table-cell>
          <table:table-cell table:style-name="ce2" table:formula="of:=AVERAGE([.H3];[.H18];[.H33];[.H48];[.H63];[.H78];[.H93];[.H108];[.H123];[.H138])" office:value-type="float" office:value="60.00529" calcext:value-type="float">
            <text:p>60.005</text:p>
          </table:table-cell>
          <table:table-cell table:style-name="ce2" table:formula="of:=AVERAGE([.I3];[.I18];[.I33];[.I48];[.I63];[.I78];[.I93];[.I108];[.I123];[.I138])" office:value-type="float" office:value="2.797" calcext:value-type="float">
            <text:p>2.797</text:p>
          </table:table-cell>
          <table:table-cell table:style-name="ce2" table:formula="of:=AVERAGE([.J3];[.J18];[.J33];[.J48];[.J63];[.J78];[.J93];[.J108];[.J123];[.J138])" office:value-type="float" office:value="7.165" calcext:value-type="float">
            <text:p>7.165</text:p>
          </table:table-cell>
          <table:table-cell table:style-name="ce2" table:formula="of:=AVERAGE([.K3];[.K18];[.K33];[.K48];[.K63];[.K78];[.K93];[.K108];[.K123];[.K138])" office:value-type="float" office:value="54.51" calcext:value-type="float">
            <text:p>54.510</text:p>
          </table:table-cell>
          <table:table-cell table:style-name="ce2" table:formula="of:=AVERAGE([.L3];[.L18];[.L33];[.L48];[.L63];[.L78];[.L93];[.L108];[.L123];[.L138])" office:value-type="float" office:value="12.306" calcext:value-type="float">
            <text:p>12.3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43.135686" calcext:value-type="float">
            <text:p>9143.135686</text:p>
          </table:table-cell>
          <table:table-cell office:value-type="float" office:value="7681002" calcext:value-type="float">
            <text:p>7681002</text:p>
          </table:table-cell>
          <table:table-cell office:value-type="float" office:value="0" calcext:value-type="float">
            <text:p>0</text:p>
          </table:table-cell>
          <table:table-cell office:value-type="float" office:value="1097286" calcext:value-type="float">
            <text:p>1097286</text:p>
          </table:table-cell>
          <table:table-cell office:value-type="float" office:value="8778288" calcext:value-type="float">
            <text:p>8778288</text:p>
          </table:table-cell>
          <table:table-cell office:value-type="float" office:value="548643" calcext:value-type="float">
            <text:p>548643</text:p>
          </table:table-cell>
          <table:table-cell office:value-type="float" office:value="60.006" calcext:value-type="float">
            <text:p>60.006</text:p>
          </table:table-cell>
          <table:table-cell office:value-type="float" office:value="2.76" calcext:value-type="float">
            <text:p>2.76</text:p>
          </table:table-cell>
          <table:table-cell office:value-type="float" office:value="7.65" calcext:value-type="float">
            <text:p>7.65</text:p>
          </table:table-cell>
          <table:table-cell office:value-type="float" office:value="74.02" calcext:value-type="float">
            <text:p>74.02</text:p>
          </table:table-cell>
          <table:table-cell office:value-type="float" office:value="15.7" calcext:value-type="float">
            <text:p>15.7</text:p>
          </table:table-cell>
          <table:table-cell table:formula="of:=AVERAGE([.A4];[.A19];[.A34];[.A49];[.A64];[.A79];[.A94];[.A109];[.A124];[.A139])" office:value-type="float" office:value="70" calcext:value-type="float">
            <text:p>70</text:p>
          </table:table-cell>
          <table:table-cell table:style-name="ce1" table:formula="of:=AVERAGE([.B4];[.B19];[.B34];[.B49];[.B64];[.B79];[.B94];[.B109];[.B124];[.B139])" office:value-type="float" office:value="9281.674029" calcext:value-type="float">
            <text:p>9281.7</text:p>
          </table:table-cell>
          <table:table-cell table:style-name="ce1" table:formula="of:=AVERAGE([.C4];[.C19];[.C34];[.C49];[.C64];[.C79];[.C94];[.C109];[.C124];[.C139])" office:value-type="float" office:value="7797421.8" calcext:value-type="float">
            <text:p>7797421.8</text:p>
          </table:table-cell>
          <table:table-cell table:style-name="ce1" table:formula="of:=AVERAGE([.D4];[.D19];[.D34];[.D49];[.D64];[.D79];[.D94];[.D109];[.D124];[.D139])" office:value-type="float" office:value="0" calcext:value-type="float">
            <text:p>0.0</text:p>
          </table:table-cell>
          <table:table-cell table:style-name="ce1" table:formula="of:=AVERAGE([.E4];[.E19];[.E34];[.E49];[.E64];[.E79];[.E94];[.E109];[.E124];[.E139])" office:value-type="float" office:value="1113917.4" calcext:value-type="float">
            <text:p>1113917.4</text:p>
          </table:table-cell>
          <table:table-cell table:style-name="ce1" table:formula="of:=AVERAGE([.F4];[.F19];[.F34];[.F49];[.F64];[.F79];[.F94];[.F109];[.F124];[.F139])" office:value-type="float" office:value="8911339.2" calcext:value-type="float">
            <text:p>8911339.2</text:p>
          </table:table-cell>
          <table:table-cell table:style-name="ce1" table:formula="of:=AVERAGE([.G4];[.G19];[.G34];[.G49];[.G64];[.G79];[.G94];[.G109];[.G124];[.G139])" office:value-type="float" office:value="556958.7" calcext:value-type="float">
            <text:p>556958.7</text:p>
          </table:table-cell>
          <table:table-cell table:style-name="ce2" table:formula="of:=AVERAGE([.H4];[.H19];[.H34];[.H49];[.H64];[.H79];[.H94];[.H109];[.H124];[.H139])" office:value-type="float" office:value="60.00628" calcext:value-type="float">
            <text:p>60.006</text:p>
          </table:table-cell>
          <table:table-cell table:style-name="ce2" table:formula="of:=AVERAGE([.I4];[.I19];[.I34];[.I49];[.I64];[.I79];[.I94];[.I109];[.I124];[.I139])" office:value-type="float" office:value="2.808" calcext:value-type="float">
            <text:p>2.808</text:p>
          </table:table-cell>
          <table:table-cell table:style-name="ce2" table:formula="of:=AVERAGE([.J4];[.J19];[.J34];[.J49];[.J64];[.J79];[.J94];[.J109];[.J124];[.J139])" office:value-type="float" office:value="7.537" calcext:value-type="float">
            <text:p>7.537</text:p>
          </table:table-cell>
          <table:table-cell table:style-name="ce2" table:formula="of:=AVERAGE([.K4];[.K19];[.K34];[.K49];[.K64];[.K79];[.K94];[.K109];[.K124];[.K139])" office:value-type="float" office:value="65.399" calcext:value-type="float">
            <text:p>65.399</text:p>
          </table:table-cell>
          <table:table-cell table:style-name="ce2" table:formula="of:=AVERAGE([.L4];[.L19];[.L34];[.L49];[.L64];[.L79];[.L94];[.L109];[.L124];[.L139])" office:value-type="float" office:value="14.544" calcext:value-type="float">
            <text:p>14.5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86.934822" calcext:value-type="float">
            <text:p>9586.934822</text:p>
          </table:table-cell>
          <table:table-cell office:value-type="float" office:value="8054354" calcext:value-type="float">
            <text:p>8054354</text:p>
          </table:table-cell>
          <table:table-cell office:value-type="float" office:value="0" calcext:value-type="float">
            <text:p>0</text:p>
          </table:table-cell>
          <table:table-cell office:value-type="float" office:value="1150622" calcext:value-type="float">
            <text:p>1150622</text:p>
          </table:table-cell>
          <table:table-cell office:value-type="float" office:value="9204976" calcext:value-type="float">
            <text:p>9204976</text:p>
          </table:table-cell>
          <table:table-cell office:value-type="float" office:value="575311" calcext:value-type="float">
            <text:p>575311</text:p>
          </table:table-cell>
          <table:table-cell office:value-type="float" office:value="60.0099" calcext:value-type="float">
            <text:p>60.0099</text:p>
          </table:table-cell>
          <table:table-cell office:value-type="float" office:value="2.79" calcext:value-type="float">
            <text:p>2.79</text:p>
          </table:table-cell>
          <table:table-cell office:value-type="float" office:value="9.38" calcext:value-type="float">
            <text:p>9.38</text:p>
          </table:table-cell>
          <table:table-cell office:value-type="float" office:value="116.73" calcext:value-type="float">
            <text:p>116.73</text:p>
          </table:table-cell>
          <table:table-cell office:value-type="float" office:value="21.36" calcext:value-type="float">
            <text:p>21.36</text:p>
          </table:table-cell>
          <table:table-cell table:formula="of:=AVERAGE([.A5];[.A20];[.A35];[.A50];[.A65];[.A80];[.A95];[.A110];[.A125];[.A140])" office:value-type="float" office:value="90" calcext:value-type="float">
            <text:p>90</text:p>
          </table:table-cell>
          <table:table-cell table:style-name="ce1" table:formula="of:=AVERAGE([.B5];[.B20];[.B35];[.B50];[.B65];[.B80];[.B95];[.B110];[.B125];[.B140])" office:value-type="float" office:value="9963.3511916" calcext:value-type="float">
            <text:p>9963.4</text:p>
          </table:table-cell>
          <table:table-cell table:style-name="ce1" table:formula="of:=AVERAGE([.C5];[.C20];[.C35];[.C50];[.C65];[.C80];[.C95];[.C110];[.C125];[.C140])" office:value-type="float" office:value="8370343.8" calcext:value-type="float">
            <text:p>8370343.8</text:p>
          </table:table-cell>
          <table:table-cell table:style-name="ce1" table:formula="of:=AVERAGE([.D5];[.D20];[.D35];[.D50];[.D65];[.D80];[.D95];[.D110];[.D125];[.D140])" office:value-type="float" office:value="0" calcext:value-type="float">
            <text:p>0.0</text:p>
          </table:table-cell>
          <table:table-cell table:style-name="ce1" table:formula="of:=AVERAGE([.E5];[.E20];[.E35];[.E50];[.E65];[.E80];[.E95];[.E110];[.E125];[.E140])" office:value-type="float" office:value="1195763.4" calcext:value-type="float">
            <text:p>1195763.4</text:p>
          </table:table-cell>
          <table:table-cell table:style-name="ce1" table:formula="of:=AVERAGE([.F5];[.F20];[.F35];[.F50];[.F65];[.F80];[.F95];[.F110];[.F125];[.F140])" office:value-type="float" office:value="9566107.2" calcext:value-type="float">
            <text:p>9566107.2</text:p>
          </table:table-cell>
          <table:table-cell table:style-name="ce1" table:formula="of:=AVERAGE([.G5];[.G20];[.G35];[.G50];[.G65];[.G80];[.G95];[.G110];[.G125];[.G140])" office:value-type="float" office:value="597881.7" calcext:value-type="float">
            <text:p>597881.7</text:p>
          </table:table-cell>
          <table:table-cell table:style-name="ce2" table:formula="of:=AVERAGE([.H5];[.H20];[.H35];[.H50];[.H65];[.H80];[.H95];[.H110];[.H125];[.H140])" office:value-type="float" office:value="60.0081" calcext:value-type="float">
            <text:p>60.008</text:p>
          </table:table-cell>
          <table:table-cell table:style-name="ce2" table:formula="of:=AVERAGE([.I5];[.I20];[.I35];[.I50];[.I65];[.I80];[.I95];[.I110];[.I125];[.I140])" office:value-type="float" office:value="2.835" calcext:value-type="float">
            <text:p>2.835</text:p>
          </table:table-cell>
          <table:table-cell table:style-name="ce2" table:formula="of:=AVERAGE([.J5];[.J20];[.J35];[.J50];[.J65];[.J80];[.J95];[.J110];[.J125];[.J140])" office:value-type="float" office:value="9.032" calcext:value-type="float">
            <text:p>9.032</text:p>
          </table:table-cell>
          <table:table-cell table:style-name="ce2" table:formula="of:=AVERAGE([.K5];[.K20];[.K35];[.K50];[.K65];[.K80];[.K95];[.K110];[.K125];[.K140])" office:value-type="float" office:value="104.55" calcext:value-type="float">
            <text:p>104.550</text:p>
          </table:table-cell>
          <table:table-cell table:style-name="ce2" table:formula="of:=AVERAGE([.L5];[.L20];[.L35];[.L50];[.L65];[.L80];[.L95];[.L110];[.L125];[.L140])" office:value-type="float" office:value="20.717" calcext:value-type="float">
            <text:p>20.7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563.453976" calcext:value-type="float">
            <text:p>10563.453976</text:p>
          </table:table-cell>
          <table:table-cell office:value-type="float" office:value="8875076" calcext:value-type="float">
            <text:p>8875076</text:p>
          </table:table-cell>
          <table:table-cell office:value-type="float" office:value="0" calcext:value-type="float">
            <text:p>0</text:p>
          </table:table-cell>
          <table:table-cell office:value-type="float" office:value="1267868" calcext:value-type="float">
            <text:p>1267868</text:p>
          </table:table-cell>
          <table:table-cell office:value-type="float" office:value="10142944" calcext:value-type="float">
            <text:p>10142944</text:p>
          </table:table-cell>
          <table:table-cell office:value-type="float" office:value="633934" calcext:value-type="float">
            <text:p>633934</text:p>
          </table:table-cell>
          <table:table-cell office:value-type="float" office:value="60.012" calcext:value-type="float">
            <text:p>60.012</text:p>
          </table:table-cell>
          <table:table-cell office:value-type="float" office:value="2.84" calcext:value-type="float">
            <text:p>2.84</text:p>
          </table:table-cell>
          <table:table-cell office:value-type="float" office:value="10.4" calcext:value-type="float">
            <text:p>10.4</text:p>
          </table:table-cell>
          <table:table-cell office:value-type="float" office:value="122.29" calcext:value-type="float">
            <text:p>122.29</text:p>
          </table:table-cell>
          <table:table-cell office:value-type="float" office:value="27.42" calcext:value-type="float">
            <text:p>27.42</text:p>
          </table:table-cell>
          <table:table-cell table:formula="of:=AVERAGE([.A6];[.A21];[.A36];[.A51];[.A66];[.A81];[.A96];[.A111];[.A126];[.A141])" office:value-type="float" office:value="110" calcext:value-type="float">
            <text:p>110</text:p>
          </table:table-cell>
          <table:table-cell table:style-name="ce1" table:formula="of:=AVERAGE([.B6];[.B21];[.B36];[.B51];[.B66];[.B81];[.B96];[.B111];[.B126];[.B141])" office:value-type="float" office:value="10588.32541" calcext:value-type="float">
            <text:p>10588.3</text:p>
          </table:table-cell>
          <table:table-cell table:style-name="ce1" table:formula="of:=AVERAGE([.C6];[.C21];[.C36];[.C51];[.C66];[.C81];[.C96];[.C111];[.C126];[.C141])" office:value-type="float" office:value="8895611.2" calcext:value-type="float">
            <text:p>8895611.2</text:p>
          </table:table-cell>
          <table:table-cell table:style-name="ce1" table:formula="of:=AVERAGE([.D6];[.D21];[.D36];[.D51];[.D66];[.D81];[.D96];[.D111];[.D126];[.D141])" office:value-type="float" office:value="0" calcext:value-type="float">
            <text:p>0.0</text:p>
          </table:table-cell>
          <table:table-cell table:style-name="ce1" table:formula="of:=AVERAGE([.E6];[.E21];[.E36];[.E51];[.E66];[.E81];[.E96];[.E111];[.E126];[.E141])" office:value-type="float" office:value="1270801.6" calcext:value-type="float">
            <text:p>1270801.6</text:p>
          </table:table-cell>
          <table:table-cell table:style-name="ce1" table:formula="of:=AVERAGE([.F6];[.F21];[.F36];[.F51];[.F66];[.F81];[.F96];[.F111];[.F126];[.F141])" office:value-type="float" office:value="10166412.8" calcext:value-type="float">
            <text:p>10166412.8</text:p>
          </table:table-cell>
          <table:table-cell table:style-name="ce1" table:formula="of:=AVERAGE([.G6];[.G21];[.G36];[.G51];[.G66];[.G81];[.G96];[.G111];[.G126];[.G141])" office:value-type="float" office:value="635400.8" calcext:value-type="float">
            <text:p>635400.8</text:p>
          </table:table-cell>
          <table:table-cell table:style-name="ce2" table:formula="of:=AVERAGE([.H6];[.H21];[.H36];[.H51];[.H66];[.H81];[.H96];[.H111];[.H126];[.H141])" office:value-type="float" office:value="60.00957" calcext:value-type="float">
            <text:p>60.010</text:p>
          </table:table-cell>
          <table:table-cell table:style-name="ce2" table:formula="of:=AVERAGE([.I6];[.I21];[.I36];[.I51];[.I66];[.I81];[.I96];[.I111];[.I126];[.I141])" office:value-type="float" office:value="2.891" calcext:value-type="float">
            <text:p>2.891</text:p>
          </table:table-cell>
          <table:table-cell table:style-name="ce2" table:formula="of:=AVERAGE([.J6];[.J21];[.J36];[.J51];[.J66];[.J81];[.J96];[.J111];[.J126];[.J141])" office:value-type="float" office:value="10.384" calcext:value-type="float">
            <text:p>10.384</text:p>
          </table:table-cell>
          <table:table-cell table:style-name="ce2" table:formula="of:=AVERAGE([.K6];[.K21];[.K36];[.K51];[.K66];[.K81];[.K96];[.K111];[.K126];[.K141])" office:value-type="float" office:value="123.254" calcext:value-type="float">
            <text:p>123.254</text:p>
          </table:table-cell>
          <table:table-cell table:style-name="ce2" table:formula="of:=AVERAGE([.L6];[.L21];[.L36];[.L51];[.L66];[.L81];[.L96];[.L111];[.L126];[.L141])" office:value-type="float" office:value="26.022" calcext:value-type="float">
            <text:p>26.02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977.318818" calcext:value-type="float">
            <text:p>10977.318818</text:p>
          </table:table-cell>
          <table:table-cell office:value-type="float" office:value="9222500" calcext:value-type="float">
            <text:p>9222500</text:p>
          </table:table-cell>
          <table:table-cell office:value-type="float" office:value="0" calcext:value-type="float">
            <text:p>0</text:p>
          </table:table-cell>
          <table:table-cell office:value-type="float" office:value="1317500" calcext:value-type="float">
            <text:p>1317500</text:p>
          </table:table-cell>
          <table:table-cell office:value-type="float" office:value="10540000" calcext:value-type="float">
            <text:p>10540000</text:p>
          </table:table-cell>
          <table:table-cell office:value-type="float" office:value="658750" calcext:value-type="float">
            <text:p>658750</text:p>
          </table:table-cell>
          <table:table-cell office:value-type="float" office:value="60.0101" calcext:value-type="float">
            <text:p>60.0101</text:p>
          </table:table-cell>
          <table:table-cell office:value-type="float" office:value="2.94" calcext:value-type="float">
            <text:p>2.94</text:p>
          </table:table-cell>
          <table:table-cell office:value-type="float" office:value="11.83" calcext:value-type="float">
            <text:p>11.83</text:p>
          </table:table-cell>
          <table:table-cell office:value-type="float" office:value="210.26" calcext:value-type="float">
            <text:p>210.26</text:p>
          </table:table-cell>
          <table:table-cell office:value-type="float" office:value="33.25" calcext:value-type="float">
            <text:p>33.25</text:p>
          </table:table-cell>
          <table:table-cell table:formula="of:=AVERAGE([.A7];[.A22];[.A37];[.A52];[.A67];[.A82];[.A97];[.A112];[.A127];[.A142])" office:value-type="float" office:value="130" calcext:value-type="float">
            <text:p>130</text:p>
          </table:table-cell>
          <table:table-cell table:style-name="ce1" table:formula="of:=AVERAGE([.B7];[.B22];[.B37];[.B52];[.B67];[.B82];[.B97];[.B112];[.B127];[.B142])" office:value-type="float" office:value="11104.811551" calcext:value-type="float">
            <text:p>11104.8</text:p>
          </table:table-cell>
          <table:table-cell table:style-name="ce1" table:formula="of:=AVERAGE([.C7];[.C22];[.C37];[.C52];[.C67];[.C82];[.C97];[.C112];[.C127];[.C142])" office:value-type="float" office:value="9329625.2" calcext:value-type="float">
            <text:p>9329625.2</text:p>
          </table:table-cell>
          <table:table-cell table:style-name="ce1" table:formula="of:=AVERAGE([.D7];[.D22];[.D37];[.D52];[.D67];[.D82];[.D97];[.D112];[.D127];[.D142])" office:value-type="float" office:value="0" calcext:value-type="float">
            <text:p>0.0</text:p>
          </table:table-cell>
          <table:table-cell table:style-name="ce1" table:formula="of:=AVERAGE([.E7];[.E22];[.E37];[.E52];[.E67];[.E82];[.E97];[.E112];[.E127];[.E142])" office:value-type="float" office:value="1332803.6" calcext:value-type="float">
            <text:p>1332803.6</text:p>
          </table:table-cell>
          <table:table-cell table:style-name="ce1" table:formula="of:=AVERAGE([.F7];[.F22];[.F37];[.F52];[.F67];[.F82];[.F97];[.F112];[.F127];[.F142])" office:value-type="float" office:value="10662428.8" calcext:value-type="float">
            <text:p>10662428.8</text:p>
          </table:table-cell>
          <table:table-cell table:style-name="ce1" table:formula="of:=AVERAGE([.G7];[.G22];[.G37];[.G52];[.G67];[.G82];[.G97];[.G112];[.G127];[.G142])" office:value-type="float" office:value="666401.8" calcext:value-type="float">
            <text:p>666401.8</text:p>
          </table:table-cell>
          <table:table-cell table:style-name="ce2" table:formula="of:=AVERAGE([.H7];[.H22];[.H37];[.H52];[.H67];[.H82];[.H97];[.H112];[.H127];[.H142])" office:value-type="float" office:value="60.01018" calcext:value-type="float">
            <text:p>60.010</text:p>
          </table:table-cell>
          <table:table-cell table:style-name="ce2" table:formula="of:=AVERAGE([.I7];[.I22];[.I37];[.I52];[.I67];[.I82];[.I97];[.I112];[.I127];[.I142])" office:value-type="float" office:value="3.038" calcext:value-type="float">
            <text:p>3.038</text:p>
          </table:table-cell>
          <table:table-cell table:style-name="ce2" table:formula="of:=AVERAGE([.J7];[.J22];[.J37];[.J52];[.J67];[.J82];[.J97];[.J112];[.J127];[.J142])" office:value-type="float" office:value="11.7" calcext:value-type="float">
            <text:p>11.700</text:p>
          </table:table-cell>
          <table:table-cell table:style-name="ce2" table:formula="of:=AVERAGE([.K7];[.K22];[.K37];[.K52];[.K67];[.K82];[.K97];[.K112];[.K127];[.K142])" office:value-type="float" office:value="150.16" calcext:value-type="float">
            <text:p>150.160</text:p>
          </table:table-cell>
          <table:table-cell table:style-name="ce2" table:formula="of:=AVERAGE([.L7];[.L22];[.L37];[.L52];[.L67];[.L82];[.L97];[.L112];[.L127];[.L142])" office:value-type="float" office:value="31.34" calcext:value-type="float">
            <text:p>31.3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375.345561" calcext:value-type="float">
            <text:p>11375.345561</text:p>
          </table:table-cell>
          <table:table-cell office:value-type="float" office:value="9557058" calcext:value-type="float">
            <text:p>9557058</text:p>
          </table:table-cell>
          <table:table-cell office:value-type="float" office:value="0" calcext:value-type="float">
            <text:p>0</text:p>
          </table:table-cell>
          <table:table-cell office:value-type="float" office:value="1365294" calcext:value-type="float">
            <text:p>1365294</text:p>
          </table:table-cell>
          <table:table-cell office:value-type="float" office:value="10922352" calcext:value-type="float">
            <text:p>10922352</text:p>
          </table:table-cell>
          <table:table-cell office:value-type="float" office:value="682647" calcext:value-type="float">
            <text:p>682647</text:p>
          </table:table-cell>
          <table:table-cell office:value-type="float" office:value="60.0111" calcext:value-type="float">
            <text:p>60.0111</text:p>
          </table:table-cell>
          <table:table-cell office:value-type="float" office:value="3.11" calcext:value-type="float">
            <text:p>3.11</text:p>
          </table:table-cell>
          <table:table-cell office:value-type="float" office:value="13.18" calcext:value-type="float">
            <text:p>13.18</text:p>
          </table:table-cell>
          <table:table-cell office:value-type="float" office:value="164.67" calcext:value-type="float">
            <text:p>164.67</text:p>
          </table:table-cell>
          <table:table-cell office:value-type="float" office:value="36.17" calcext:value-type="float">
            <text:p>36.17</text:p>
          </table:table-cell>
          <table:table-cell table:formula="of:=AVERAGE([.A8];[.A23];[.A38];[.A53];[.A68];[.A83];[.A98];[.A113];[.A128];[.A143])" office:value-type="float" office:value="150" calcext:value-type="float">
            <text:p>150</text:p>
          </table:table-cell>
          <table:table-cell table:style-name="ce1" table:formula="of:=AVERAGE([.B8];[.B23];[.B38];[.B53];[.B68];[.B83];[.B98];[.B113];[.B128];[.B143])" office:value-type="float" office:value="11337.426147" calcext:value-type="float">
            <text:p>11337.4</text:p>
          </table:table-cell>
          <table:table-cell table:style-name="ce1" table:formula="of:=AVERAGE([.C8];[.C23];[.C38];[.C53];[.C68];[.C83];[.C98];[.C113];[.C128];[.C143])" office:value-type="float" office:value="9525131" calcext:value-type="float">
            <text:p>9525131.0</text:p>
          </table:table-cell>
          <table:table-cell table:style-name="ce1" table:formula="of:=AVERAGE([.D8];[.D23];[.D38];[.D53];[.D68];[.D83];[.D98];[.D113];[.D128];[.D143])" office:value-type="float" office:value="0" calcext:value-type="float">
            <text:p>0.0</text:p>
          </table:table-cell>
          <table:table-cell table:style-name="ce1" table:formula="of:=AVERAGE([.E8];[.E23];[.E38];[.E53];[.E68];[.E83];[.E98];[.E113];[.E128];[.E143])" office:value-type="float" office:value="1360733" calcext:value-type="float">
            <text:p>1360733.0</text:p>
          </table:table-cell>
          <table:table-cell table:style-name="ce1" table:formula="of:=AVERAGE([.F8];[.F23];[.F38];[.F53];[.F68];[.F83];[.F98];[.F113];[.F128];[.F143])" office:value-type="float" office:value="10885864" calcext:value-type="float">
            <text:p>10885864.0</text:p>
          </table:table-cell>
          <table:table-cell table:style-name="ce1" table:formula="of:=AVERAGE([.G8];[.G23];[.G38];[.G53];[.G68];[.G83];[.G98];[.G113];[.G128];[.G143])" office:value-type="float" office:value="680366.5" calcext:value-type="float">
            <text:p>680366.5</text:p>
          </table:table-cell>
          <table:table-cell table:style-name="ce2" table:formula="of:=AVERAGE([.H8];[.H23];[.H38];[.H53];[.H68];[.H83];[.H98];[.H113];[.H128];[.H143])" office:value-type="float" office:value="60.01068" calcext:value-type="float">
            <text:p>60.011</text:p>
          </table:table-cell>
          <table:table-cell table:style-name="ce2" table:formula="of:=AVERAGE([.I8];[.I23];[.I38];[.I53];[.I68];[.I83];[.I98];[.I113];[.I128];[.I143])" office:value-type="float" office:value="3.103" calcext:value-type="float">
            <text:p>3.103</text:p>
          </table:table-cell>
          <table:table-cell table:style-name="ce2" table:formula="of:=AVERAGE([.J8];[.J23];[.J38];[.J53];[.J68];[.J83];[.J98];[.J113];[.J128];[.J143])" office:value-type="float" office:value="13.225" calcext:value-type="float">
            <text:p>13.225</text:p>
          </table:table-cell>
          <table:table-cell table:style-name="ce2" table:formula="of:=AVERAGE([.K8];[.K23];[.K38];[.K53];[.K68];[.K83];[.K98];[.K113];[.K128];[.K143])" office:value-type="float" office:value="153.101" calcext:value-type="float">
            <text:p>153.101</text:p>
          </table:table-cell>
          <table:table-cell table:style-name="ce2" table:formula="of:=AVERAGE([.L8];[.L23];[.L38];[.L53];[.L68];[.L83];[.L98];[.L113];[.L128];[.L143])" office:value-type="float" office:value="35.851" calcext:value-type="float">
            <text:p>35.85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270.305491" calcext:value-type="float">
            <text:p>11270.305491</text:p>
          </table:table-cell>
          <table:table-cell office:value-type="float" office:value="9468382" calcext:value-type="float">
            <text:p>9468382</text:p>
          </table:table-cell>
          <table:table-cell office:value-type="float" office:value="0" calcext:value-type="float">
            <text:p>0</text:p>
          </table:table-cell>
          <table:table-cell office:value-type="float" office:value="1352626" calcext:value-type="float">
            <text:p>1352626</text:p>
          </table:table-cell>
          <table:table-cell office:value-type="float" office:value="10821008" calcext:value-type="float">
            <text:p>10821008</text:p>
          </table:table-cell>
          <table:table-cell office:value-type="float" office:value="676313" calcext:value-type="float">
            <text:p>676313</text:p>
          </table:table-cell>
          <table:table-cell office:value-type="float" office:value="60.0084" calcext:value-type="float">
            <text:p>60.0084</text:p>
          </table:table-cell>
          <table:table-cell office:value-type="float" office:value="3.1" calcext:value-type="float">
            <text:p>3.1</text:p>
          </table:table-cell>
          <table:table-cell office:value-type="float" office:value="15.07" calcext:value-type="float">
            <text:p>15.07</text:p>
          </table:table-cell>
          <table:table-cell office:value-type="float" office:value="206.22" calcext:value-type="float">
            <text:p>206.22</text:p>
          </table:table-cell>
          <table:table-cell office:value-type="float" office:value="43.77" calcext:value-type="float">
            <text:p>43.77</text:p>
          </table:table-cell>
          <table:table-cell table:formula="of:=AVERAGE([.A9];[.A24];[.A39];[.A54];[.A69];[.A84];[.A99];[.A114];[.A129];[.A144])" office:value-type="float" office:value="170" calcext:value-type="float">
            <text:p>170</text:p>
          </table:table-cell>
          <table:table-cell table:style-name="ce1" table:formula="of:=AVERAGE([.B9];[.B24];[.B39];[.B54];[.B69];[.B84];[.B99];[.B114];[.B129];[.B144])" office:value-type="float" office:value="11290.6296883" calcext:value-type="float">
            <text:p>11290.6</text:p>
          </table:table-cell>
          <table:table-cell table:style-name="ce1" table:formula="of:=AVERAGE([.C9];[.C24];[.C39];[.C54];[.C69];[.C84];[.C99];[.C114];[.C129];[.C144])" office:value-type="float" office:value="9486113" calcext:value-type="float">
            <text:p>9486113.0</text:p>
          </table:table-cell>
          <table:table-cell table:style-name="ce1" table:formula="of:=AVERAGE([.D9];[.D24];[.D39];[.D54];[.D69];[.D84];[.D99];[.D114];[.D129];[.D144])" office:value-type="float" office:value="0" calcext:value-type="float">
            <text:p>0.0</text:p>
          </table:table-cell>
          <table:table-cell table:style-name="ce1" table:formula="of:=AVERAGE([.E9];[.E24];[.E39];[.E54];[.E69];[.E84];[.E99];[.E114];[.E129];[.E144])" office:value-type="float" office:value="1355159" calcext:value-type="float">
            <text:p>1355159.0</text:p>
          </table:table-cell>
          <table:table-cell table:style-name="ce1" table:formula="of:=AVERAGE([.F9];[.F24];[.F39];[.F54];[.F69];[.F84];[.F99];[.F114];[.F129];[.F144])" office:value-type="float" office:value="10841272" calcext:value-type="float">
            <text:p>10841272.0</text:p>
          </table:table-cell>
          <table:table-cell table:style-name="ce1" table:formula="of:=AVERAGE([.G9];[.G24];[.G39];[.G54];[.G69];[.G84];[.G99];[.G114];[.G129];[.G144])" office:value-type="float" office:value="677579.5" calcext:value-type="float">
            <text:p>677579.5</text:p>
          </table:table-cell>
          <table:table-cell table:style-name="ce2" table:formula="of:=AVERAGE([.H9];[.H24];[.H39];[.H54];[.H69];[.H84];[.H99];[.H114];[.H129];[.H144])" office:value-type="float" office:value="60.01256" calcext:value-type="float">
            <text:p>60.013</text:p>
          </table:table-cell>
          <table:table-cell table:style-name="ce2" table:formula="of:=AVERAGE([.I9];[.I24];[.I39];[.I54];[.I69];[.I84];[.I99];[.I114];[.I129];[.I144])" office:value-type="float" office:value="3.05" calcext:value-type="float">
            <text:p>3.050</text:p>
          </table:table-cell>
          <table:table-cell table:style-name="ce2" table:formula="of:=AVERAGE([.J9];[.J24];[.J39];[.J54];[.J69];[.J84];[.J99];[.J114];[.J129];[.J144])" office:value-type="float" office:value="15.05" calcext:value-type="float">
            <text:p>15.050</text:p>
          </table:table-cell>
          <table:table-cell table:style-name="ce2" table:formula="of:=AVERAGE([.K9];[.K24];[.K39];[.K54];[.K69];[.K84];[.K99];[.K114];[.K129];[.K144])" office:value-type="float" office:value="189.809" calcext:value-type="float">
            <text:p>189.809</text:p>
          </table:table-cell>
          <table:table-cell table:style-name="ce2" table:formula="of:=AVERAGE([.L9];[.L24];[.L39];[.L54];[.L69];[.L84];[.L99];[.L114];[.L129];[.L144])" office:value-type="float" office:value="42.753" calcext:value-type="float">
            <text:p>42.75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479.685011" calcext:value-type="float">
            <text:p>11479.685011</text:p>
          </table:table-cell>
          <table:table-cell office:value-type="float" office:value="9645314" calcext:value-type="float">
            <text:p>9645314</text:p>
          </table:table-cell>
          <table:table-cell office:value-type="float" office:value="0" calcext:value-type="float">
            <text:p>0</text:p>
          </table:table-cell>
          <table:table-cell office:value-type="float" office:value="1377902" calcext:value-type="float">
            <text:p>1377902</text:p>
          </table:table-cell>
          <table:table-cell office:value-type="float" office:value="11023216" calcext:value-type="float">
            <text:p>11023216</text:p>
          </table:table-cell>
          <table:table-cell office:value-type="float" office:value="688951" calcext:value-type="float">
            <text:p>688951</text:p>
          </table:table-cell>
          <table:table-cell office:value-type="float" office:value="60.0148" calcext:value-type="float">
            <text:p>60.0148</text:p>
          </table:table-cell>
          <table:table-cell office:value-type="float" office:value="3.31" calcext:value-type="float">
            <text:p>3.31</text:p>
          </table:table-cell>
          <table:table-cell office:value-type="float" office:value="16.54" calcext:value-type="float">
            <text:p>16.54</text:p>
          </table:table-cell>
          <table:table-cell office:value-type="float" office:value="202.7" calcext:value-type="float">
            <text:p>202.7</text:p>
          </table:table-cell>
          <table:table-cell office:value-type="float" office:value="47.5" calcext:value-type="float">
            <text:p>47.5</text:p>
          </table:table-cell>
          <table:table-cell table:formula="of:=AVERAGE([.A10];[.A25];[.A40];[.A55];[.A70];[.A85];[.A100];[.A115];[.A130];[.A145])" office:value-type="float" office:value="190" calcext:value-type="float">
            <text:p>190</text:p>
          </table:table-cell>
          <table:table-cell table:style-name="ce1" table:formula="of:=AVERAGE([.B10];[.B25];[.B40];[.B55];[.B70];[.B85];[.B100];[.B115];[.B130];[.B145])" office:value-type="float" office:value="11438.0539726" calcext:value-type="float">
            <text:p>11438.1</text:p>
          </table:table-cell>
          <table:table-cell table:style-name="ce1" table:formula="of:=AVERAGE([.C10];[.C25];[.C40];[.C55];[.C70];[.C85];[.C100];[.C115];[.C130];[.C145])" office:value-type="float" office:value="9610204.8" calcext:value-type="float">
            <text:p>9610204.8</text:p>
          </table:table-cell>
          <table:table-cell table:style-name="ce1" table:formula="of:=AVERAGE([.D10];[.D25];[.D40];[.D55];[.D70];[.D85];[.D100];[.D115];[.D130];[.D145])" office:value-type="float" office:value="0" calcext:value-type="float">
            <text:p>0.0</text:p>
          </table:table-cell>
          <table:table-cell table:style-name="ce1" table:formula="of:=AVERAGE([.E10];[.E25];[.E40];[.E55];[.E70];[.E85];[.E100];[.E115];[.E130];[.E145])" office:value-type="float" office:value="1372886.4" calcext:value-type="float">
            <text:p>1372886.4</text:p>
          </table:table-cell>
          <table:table-cell table:style-name="ce1" table:formula="of:=AVERAGE([.F10];[.F25];[.F40];[.F55];[.F70];[.F85];[.F100];[.F115];[.F130];[.F145])" office:value-type="float" office:value="10983091.2" calcext:value-type="float">
            <text:p>10983091.2</text:p>
          </table:table-cell>
          <table:table-cell table:style-name="ce1" table:formula="of:=AVERAGE([.G10];[.G25];[.G40];[.G55];[.G70];[.G85];[.G100];[.G115];[.G130];[.G145])" office:value-type="float" office:value="686443.2" calcext:value-type="float">
            <text:p>686443.2</text:p>
          </table:table-cell>
          <table:table-cell table:style-name="ce2" table:formula="of:=AVERAGE([.H10];[.H25];[.H40];[.H55];[.H70];[.H85];[.H100];[.H115];[.H130];[.H145])" office:value-type="float" office:value="60.01399" calcext:value-type="float">
            <text:p>60.014</text:p>
          </table:table-cell>
          <table:table-cell table:style-name="ce2" table:formula="of:=AVERAGE([.I10];[.I25];[.I40];[.I55];[.I70];[.I85];[.I100];[.I115];[.I130];[.I145])" office:value-type="float" office:value="3.15" calcext:value-type="float">
            <text:p>3.150</text:p>
          </table:table-cell>
          <table:table-cell table:style-name="ce2" table:formula="of:=AVERAGE([.J10];[.J25];[.J40];[.J55];[.J70];[.J85];[.J100];[.J115];[.J130];[.J145])" office:value-type="float" office:value="16.6" calcext:value-type="float">
            <text:p>16.600</text:p>
          </table:table-cell>
          <table:table-cell table:style-name="ce2" table:formula="of:=AVERAGE([.K10];[.K25];[.K40];[.K55];[.K70];[.K85];[.K100];[.K115];[.K130];[.K145])" office:value-type="float" office:value="208.931" calcext:value-type="float">
            <text:p>208.931</text:p>
          </table:table-cell>
          <table:table-cell table:style-name="ce2" table:formula="of:=AVERAGE([.L10];[.L25];[.L40];[.L55];[.L70];[.L85];[.L100];[.L115];[.L130];[.L145])" office:value-type="float" office:value="46.799" calcext:value-type="float">
            <text:p>46.79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227.682551" calcext:value-type="float">
            <text:p>11227.682551</text:p>
          </table:table-cell>
          <table:table-cell office:value-type="float" office:value="9433564" calcext:value-type="float">
            <text:p>9433564</text:p>
          </table:table-cell>
          <table:table-cell office:value-type="float" office:value="0" calcext:value-type="float">
            <text:p>0</text:p>
          </table:table-cell>
          <table:table-cell office:value-type="float" office:value="1347652" calcext:value-type="float">
            <text:p>1347652</text:p>
          </table:table-cell>
          <table:table-cell office:value-type="float" office:value="10781216" calcext:value-type="float">
            <text:p>10781216</text:p>
          </table:table-cell>
          <table:table-cell office:value-type="float" office:value="673826" calcext:value-type="float">
            <text:p>673826</text:p>
          </table:table-cell>
          <table:table-cell office:value-type="float" office:value="60.0147" calcext:value-type="float">
            <text:p>60.0147</text:p>
          </table:table-cell>
          <table:table-cell office:value-type="float" office:value="3.1" calcext:value-type="float">
            <text:p>3.1</text:p>
          </table:table-cell>
          <table:table-cell office:value-type="float" office:value="18.69" calcext:value-type="float">
            <text:p>18.69</text:p>
          </table:table-cell>
          <table:table-cell office:value-type="float" office:value="263.77" calcext:value-type="float">
            <text:p>263.77</text:p>
          </table:table-cell>
          <table:table-cell office:value-type="float" office:value="55.19" calcext:value-type="float">
            <text:p>55.19</text:p>
          </table:table-cell>
          <table:table-cell table:formula="of:=AVERAGE([.A11];[.A26];[.A41];[.A56];[.A71];[.A86];[.A101];[.A116];[.A131];[.A146])" office:value-type="float" office:value="210" calcext:value-type="float">
            <text:p>210</text:p>
          </table:table-cell>
          <table:table-cell table:style-name="ce1" table:formula="of:=AVERAGE([.B11];[.B26];[.B41];[.B56];[.B71];[.B86];[.B101];[.B116];[.B131];[.B146])" office:value-type="float" office:value="11370.402607" calcext:value-type="float">
            <text:p>11370.4</text:p>
          </table:table-cell>
          <table:table-cell table:style-name="ce1" table:formula="of:=AVERAGE([.C11];[.C26];[.C41];[.C56];[.C71];[.C86];[.C101];[.C116];[.C131];[.C146])" office:value-type="float" office:value="9553532.8" calcext:value-type="float">
            <text:p>9553532.8</text:p>
          </table:table-cell>
          <table:table-cell table:style-name="ce1" table:formula="of:=AVERAGE([.D11];[.D26];[.D41];[.D56];[.D71];[.D86];[.D101];[.D116];[.D131];[.D146])" office:value-type="float" office:value="0" calcext:value-type="float">
            <text:p>0.0</text:p>
          </table:table-cell>
          <table:table-cell table:style-name="ce1" table:formula="of:=AVERAGE([.E11];[.E26];[.E41];[.E56];[.E71];[.E86];[.E101];[.E116];[.E131];[.E146])" office:value-type="float" office:value="1364790.4" calcext:value-type="float">
            <text:p>1364790.4</text:p>
          </table:table-cell>
          <table:table-cell table:style-name="ce1" table:formula="of:=AVERAGE([.F11];[.F26];[.F41];[.F56];[.F71];[.F86];[.F101];[.F116];[.F131];[.F146])" office:value-type="float" office:value="10918323.2" calcext:value-type="float">
            <text:p>10918323.2</text:p>
          </table:table-cell>
          <table:table-cell table:style-name="ce1" table:formula="of:=AVERAGE([.G11];[.G26];[.G41];[.G56];[.G71];[.G86];[.G101];[.G116];[.G131];[.G146])" office:value-type="float" office:value="682395.2" calcext:value-type="float">
            <text:p>682395.2</text:p>
          </table:table-cell>
          <table:table-cell table:style-name="ce2" table:formula="of:=AVERAGE([.H11];[.H26];[.H41];[.H56];[.H71];[.H86];[.H101];[.H116];[.H131];[.H146])" office:value-type="float" office:value="60.01505" calcext:value-type="float">
            <text:p>60.015</text:p>
          </table:table-cell>
          <table:table-cell table:style-name="ce2" table:formula="of:=AVERAGE([.I11];[.I26];[.I41];[.I56];[.I71];[.I86];[.I101];[.I116];[.I131];[.I146])" office:value-type="float" office:value="3.114" calcext:value-type="float">
            <text:p>3.114</text:p>
          </table:table-cell>
          <table:table-cell table:style-name="ce2" table:formula="of:=AVERAGE([.J11];[.J26];[.J41];[.J56];[.J71];[.J86];[.J101];[.J116];[.J131];[.J146])" office:value-type="float" office:value="18.457" calcext:value-type="float">
            <text:p>18.457</text:p>
          </table:table-cell>
          <table:table-cell table:style-name="ce2" table:formula="of:=AVERAGE([.K11];[.K26];[.K41];[.K56];[.K71];[.K86];[.K101];[.K116];[.K131];[.K146])" office:value-type="float" office:value="221.978" calcext:value-type="float">
            <text:p>221.978</text:p>
          </table:table-cell>
          <table:table-cell table:style-name="ce2" table:formula="of:=AVERAGE([.L11];[.L26];[.L41];[.L56];[.L71];[.L86];[.L101];[.L116];[.L131];[.L146])" office:value-type="float" office:value="53.613" calcext:value-type="float">
            <text:p>53.6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469.552265" calcext:value-type="float">
            <text:p>11469.552265</text:p>
          </table:table-cell>
          <table:table-cell office:value-type="float" office:value="9637250" calcext:value-type="float">
            <text:p>9637250</text:p>
          </table:table-cell>
          <table:table-cell office:value-type="float" office:value="0" calcext:value-type="float">
            <text:p>0</text:p>
          </table:table-cell>
          <table:table-cell office:value-type="float" office:value="1376750" calcext:value-type="float">
            <text:p>1376750</text:p>
          </table:table-cell>
          <table:table-cell office:value-type="float" office:value="11014000" calcext:value-type="float">
            <text:p>11014000</text:p>
          </table:table-cell>
          <table:table-cell office:value-type="float" office:value="688375" calcext:value-type="float">
            <text:p>688375</text:p>
          </table:table-cell>
          <table:table-cell office:value-type="float" office:value="60.0176" calcext:value-type="float">
            <text:p>60.0176</text:p>
          </table:table-cell>
          <table:table-cell office:value-type="float" office:value="3" calcext:value-type="float">
            <text:p>3</text:p>
          </table:table-cell>
          <table:table-cell office:value-type="float" office:value="20.04" calcext:value-type="float">
            <text:p>20.04</text:p>
          </table:table-cell>
          <table:table-cell office:value-type="float" office:value="224.57" calcext:value-type="float">
            <text:p>224.57</text:p>
          </table:table-cell>
          <table:table-cell office:value-type="float" office:value="58.5" calcext:value-type="float">
            <text:p>58.5</text:p>
          </table:table-cell>
          <table:table-cell table:formula="of:=AVERAGE([.A12];[.A27];[.A42];[.A57];[.A72];[.A87];[.A102];[.A117];[.A132];[.A147])" office:value-type="float" office:value="230" calcext:value-type="float">
            <text:p>230</text:p>
          </table:table-cell>
          <table:table-cell table:style-name="ce1" table:formula="of:=AVERAGE([.B12];[.B27];[.B42];[.B57];[.B72];[.B87];[.B102];[.B117];[.B132];[.B147])" office:value-type="float" office:value="11407.380846" calcext:value-type="float">
            <text:p>11407.4</text:p>
          </table:table-cell>
          <table:table-cell table:style-name="ce1" table:formula="of:=AVERAGE([.C12];[.C27];[.C42];[.C57];[.C72];[.C87];[.C102];[.C117];[.C132];[.C147])" office:value-type="float" office:value="9584919.4" calcext:value-type="float">
            <text:p>9584919.4</text:p>
          </table:table-cell>
          <table:table-cell table:style-name="ce1" table:formula="of:=AVERAGE([.D12];[.D27];[.D42];[.D57];[.D72];[.D87];[.D102];[.D117];[.D132];[.D147])" office:value-type="float" office:value="0" calcext:value-type="float">
            <text:p>0.0</text:p>
          </table:table-cell>
          <table:table-cell table:style-name="ce1" table:formula="of:=AVERAGE([.E12];[.E27];[.E42];[.E57];[.E72];[.E87];[.E102];[.E117];[.E132];[.E147])" office:value-type="float" office:value="1369274.2" calcext:value-type="float">
            <text:p>1369274.2</text:p>
          </table:table-cell>
          <table:table-cell table:style-name="ce1" table:formula="of:=AVERAGE([.F12];[.F27];[.F42];[.F57];[.F72];[.F87];[.F102];[.F117];[.F132];[.F147])" office:value-type="float" office:value="10954193.6" calcext:value-type="float">
            <text:p>10954193.6</text:p>
          </table:table-cell>
          <table:table-cell table:style-name="ce1" table:formula="of:=AVERAGE([.G12];[.G27];[.G42];[.G57];[.G72];[.G87];[.G102];[.G117];[.G132];[.G147])" office:value-type="float" office:value="684637.1" calcext:value-type="float">
            <text:p>684637.1</text:p>
          </table:table-cell>
          <table:table-cell table:style-name="ce2" table:formula="of:=AVERAGE([.H12];[.H27];[.H42];[.H57];[.H72];[.H87];[.H102];[.H117];[.H132];[.H147])" office:value-type="float" office:value="60.01702" calcext:value-type="float">
            <text:p>60.017</text:p>
          </table:table-cell>
          <table:table-cell table:style-name="ce2" table:formula="of:=AVERAGE([.I12];[.I27];[.I42];[.I57];[.I72];[.I87];[.I102];[.I117];[.I132];[.I147])" office:value-type="float" office:value="3.099" calcext:value-type="float">
            <text:p>3.099</text:p>
          </table:table-cell>
          <table:table-cell table:style-name="ce2" table:formula="of:=AVERAGE([.J12];[.J27];[.J42];[.J57];[.J72];[.J87];[.J102];[.J117];[.J132];[.J147])" office:value-type="float" office:value="20.15" calcext:value-type="float">
            <text:p>20.150</text:p>
          </table:table-cell>
          <table:table-cell table:style-name="ce2" table:formula="of:=AVERAGE([.K12];[.K27];[.K42];[.K57];[.K72];[.K87];[.K102];[.K117];[.K132];[.K147])" office:value-type="float" office:value="236.127" calcext:value-type="float">
            <text:p>236.127</text:p>
          </table:table-cell>
          <table:table-cell table:style-name="ce2" table:formula="of:=AVERAGE([.L12];[.L27];[.L42];[.L57];[.L72];[.L87];[.L102];[.L117];[.L132];[.L147])" office:value-type="float" office:value="57.746" calcext:value-type="float">
            <text:p>57.7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83.872043" calcext:value-type="float">
            <text:p>11283.872043</text:p>
          </table:table-cell>
          <table:table-cell office:value-type="float" office:value="9481612" calcext:value-type="float">
            <text:p>9481612</text:p>
          </table:table-cell>
          <table:table-cell office:value-type="float" office:value="0" calcext:value-type="float">
            <text:p>0</text:p>
          </table:table-cell>
          <table:table-cell office:value-type="float" office:value="1354516" calcext:value-type="float">
            <text:p>1354516</text:p>
          </table:table-cell>
          <table:table-cell office:value-type="float" office:value="10836128" calcext:value-type="float">
            <text:p>10836128</text:p>
          </table:table-cell>
          <table:table-cell office:value-type="float" office:value="677258" calcext:value-type="float">
            <text:p>677258</text:p>
          </table:table-cell>
          <table:table-cell office:value-type="float" office:value="60.02" calcext:value-type="float">
            <text:p>60.02</text:p>
          </table:table-cell>
          <table:table-cell office:value-type="float" office:value="3.16" calcext:value-type="float">
            <text:p>3.16</text:p>
          </table:table-cell>
          <table:table-cell office:value-type="float" office:value="22.14" calcext:value-type="float">
            <text:p>22.14</text:p>
          </table:table-cell>
          <table:table-cell office:value-type="float" office:value="250.64" calcext:value-type="float">
            <text:p>250.64</text:p>
          </table:table-cell>
          <table:table-cell office:value-type="float" office:value="63.71" calcext:value-type="float">
            <text:p>63.71</text:p>
          </table:table-cell>
          <table:table-cell table:formula="of:=AVERAGE([.A13];[.A28];[.A43];[.A58];[.A73];[.A88];[.A103];[.A118];[.A133];[.A148])" office:value-type="float" office:value="250" calcext:value-type="float">
            <text:p>250</text:p>
          </table:table-cell>
          <table:table-cell table:style-name="ce1" table:formula="of:=AVERAGE([.B13];[.B28];[.B43];[.B58];[.B73];[.B88];[.B103];[.B118];[.B133];[.B148])" office:value-type="float" office:value="11315.588685" calcext:value-type="float">
            <text:p>11315.6</text:p>
          </table:table-cell>
          <table:table-cell table:style-name="ce1" table:formula="of:=AVERAGE([.C13];[.C28];[.C43];[.C58];[.C73];[.C88];[.C103];[.C118];[.C133];[.C148])" office:value-type="float" office:value="9507955.8" calcext:value-type="float">
            <text:p>9507955.8</text:p>
          </table:table-cell>
          <table:table-cell table:style-name="ce1" table:formula="of:=AVERAGE([.D13];[.D28];[.D43];[.D58];[.D73];[.D88];[.D103];[.D118];[.D133];[.D148])" office:value-type="float" office:value="0" calcext:value-type="float">
            <text:p>0.0</text:p>
          </table:table-cell>
          <table:table-cell table:style-name="ce1" table:formula="of:=AVERAGE([.E13];[.E28];[.E43];[.E58];[.E73];[.E88];[.E103];[.E118];[.E133];[.E148])" office:value-type="float" office:value="1358279.4" calcext:value-type="float">
            <text:p>1358279.4</text:p>
          </table:table-cell>
          <table:table-cell table:style-name="ce1" table:formula="of:=AVERAGE([.F13];[.F28];[.F43];[.F58];[.F73];[.F88];[.F103];[.F118];[.F133];[.F148])" office:value-type="float" office:value="10866235.2" calcext:value-type="float">
            <text:p>10866235.2</text:p>
          </table:table-cell>
          <table:table-cell table:style-name="ce1" table:formula="of:=AVERAGE([.G13];[.G28];[.G43];[.G58];[.G73];[.G88];[.G103];[.G118];[.G133];[.G148])" office:value-type="float" office:value="679139.7" calcext:value-type="float">
            <text:p>679139.7</text:p>
          </table:table-cell>
          <table:table-cell table:style-name="ce2" table:formula="of:=AVERAGE([.H13];[.H28];[.H43];[.H58];[.H73];[.H88];[.H103];[.H118];[.H133];[.H148])" office:value-type="float" office:value="60.01807" calcext:value-type="float">
            <text:p>60.018</text:p>
          </table:table-cell>
          <table:table-cell table:style-name="ce2" table:formula="of:=AVERAGE([.I13];[.I28];[.I43];[.I58];[.I73];[.I88];[.I103];[.I118];[.I133];[.I148])" office:value-type="float" office:value="3.117" calcext:value-type="float">
            <text:p>3.117</text:p>
          </table:table-cell>
          <table:table-cell table:style-name="ce2" table:formula="of:=AVERAGE([.J13];[.J28];[.J43];[.J58];[.J73];[.J88];[.J103];[.J118];[.J133];[.J148])" office:value-type="float" office:value="22.078" calcext:value-type="float">
            <text:p>22.078</text:p>
          </table:table-cell>
          <table:table-cell table:style-name="ce2" table:formula="of:=AVERAGE([.K13];[.K28];[.K43];[.K58];[.K73];[.K88];[.K103];[.K118];[.K133];[.K148])" office:value-type="float" office:value="273.507" calcext:value-type="float">
            <text:p>273.507</text:p>
          </table:table-cell>
          <table:table-cell table:style-name="ce2" table:formula="of:=AVERAGE([.L13];[.L28];[.L43];[.L58];[.L73];[.L88];[.L103];[.L118];[.L133];[.L148])" office:value-type="float" office:value="63.385" calcext:value-type="float">
            <text:p>63.38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283.733577" calcext:value-type="float">
            <text:p>11283.733577</text:p>
          </table:table-cell>
          <table:table-cell office:value-type="float" office:value="9481780" calcext:value-type="float">
            <text:p>9481780</text:p>
          </table:table-cell>
          <table:table-cell office:value-type="float" office:value="0" calcext:value-type="float">
            <text:p>0</text:p>
          </table:table-cell>
          <table:table-cell office:value-type="float" office:value="1354540" calcext:value-type="float">
            <text:p>1354540</text:p>
          </table:table-cell>
          <table:table-cell office:value-type="float" office:value="10836320" calcext:value-type="float">
            <text:p>10836320</text:p>
          </table:table-cell>
          <table:table-cell office:value-type="float" office:value="677270" calcext:value-type="float">
            <text:p>677270</text:p>
          </table:table-cell>
          <table:table-cell office:value-type="float" office:value="60.0218" calcext:value-type="float">
            <text:p>60.0218</text:p>
          </table:table-cell>
          <table:table-cell office:value-type="float" office:value="3.21" calcext:value-type="float">
            <text:p>3.21</text:p>
          </table:table-cell>
          <table:table-cell office:value-type="float" office:value="23.91" calcext:value-type="float">
            <text:p>23.91</text:p>
          </table:table-cell>
          <table:table-cell office:value-type="float" office:value="283.49" calcext:value-type="float">
            <text:p>283.49</text:p>
          </table:table-cell>
          <table:table-cell office:value-type="float" office:value="68.73" calcext:value-type="float">
            <text:p>68.73</text:p>
          </table:table-cell>
          <table:table-cell table:formula="of:=AVERAGE([.A14];[.A29];[.A44];[.A59];[.A74];[.A89];[.A104];[.A119];[.A134];[.A149])" office:value-type="float" office:value="270" calcext:value-type="float">
            <text:p>270</text:p>
          </table:table-cell>
          <table:table-cell table:style-name="ce1" table:formula="of:=AVERAGE([.B14];[.B29];[.B44];[.B59];[.B74];[.B89];[.B104];[.B119];[.B134];[.B149])" office:value-type="float" office:value="11313.3978084" calcext:value-type="float">
            <text:p>11313.4</text:p>
          </table:table-cell>
          <table:table-cell table:style-name="ce1" table:formula="of:=AVERAGE([.C14];[.C29];[.C44];[.C59];[.C74];[.C89];[.C104];[.C119];[.C134];[.C149])" office:value-type="float" office:value="9506397.6" calcext:value-type="float">
            <text:p>9506397.6</text:p>
          </table:table-cell>
          <table:table-cell table:style-name="ce1" table:formula="of:=AVERAGE([.D14];[.D29];[.D44];[.D59];[.D74];[.D89];[.D104];[.D119];[.D134];[.D149])" office:value-type="float" office:value="0" calcext:value-type="float">
            <text:p>0.0</text:p>
          </table:table-cell>
          <table:table-cell table:style-name="ce1" table:formula="of:=AVERAGE([.E14];[.E29];[.E44];[.E59];[.E74];[.E89];[.E104];[.E119];[.E134];[.E149])" office:value-type="float" office:value="1358056.8" calcext:value-type="float">
            <text:p>1358056.8</text:p>
          </table:table-cell>
          <table:table-cell table:style-name="ce1" table:formula="of:=AVERAGE([.F14];[.F29];[.F44];[.F59];[.F74];[.F89];[.F104];[.F119];[.F134];[.F149])" office:value-type="float" office:value="10864454.4" calcext:value-type="float">
            <text:p>10864454.4</text:p>
          </table:table-cell>
          <table:table-cell table:style-name="ce1" table:formula="of:=AVERAGE([.G14];[.G29];[.G44];[.G59];[.G74];[.G89];[.G104];[.G119];[.G134];[.G149])" office:value-type="float" office:value="679028.4" calcext:value-type="float">
            <text:p>679028.4</text:p>
          </table:table-cell>
          <table:table-cell table:style-name="ce2" table:formula="of:=AVERAGE([.H14];[.H29];[.H44];[.H59];[.H74];[.H89];[.H104];[.H119];[.H134];[.H149])" office:value-type="float" office:value="60.01984" calcext:value-type="float">
            <text:p>60.020</text:p>
          </table:table-cell>
          <table:table-cell table:style-name="ce2" table:formula="of:=AVERAGE([.I14];[.I29];[.I44];[.I59];[.I74];[.I89];[.I104];[.I119];[.I134];[.I149])" office:value-type="float" office:value="3.17" calcext:value-type="float">
            <text:p>3.170</text:p>
          </table:table-cell>
          <table:table-cell table:style-name="ce2" table:formula="of:=AVERAGE([.J14];[.J29];[.J44];[.J59];[.J74];[.J89];[.J104];[.J119];[.J134];[.J149])" office:value-type="float" office:value="23.85" calcext:value-type="float">
            <text:p>23.850</text:p>
          </table:table-cell>
          <table:table-cell table:style-name="ce2" table:formula="of:=AVERAGE([.K14];[.K29];[.K44];[.K59];[.K74];[.K89];[.K104];[.K119];[.K134];[.K149])" office:value-type="float" office:value="258.92" calcext:value-type="float">
            <text:p>258.920</text:p>
          </table:table-cell>
          <table:table-cell table:style-name="ce2" table:formula="of:=AVERAGE([.L14];[.L29];[.L44];[.L59];[.L74];[.L89];[.L104];[.L119];[.L134];[.L149])" office:value-type="float" office:value="66.634" calcext:value-type="float">
            <text:p>66.63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251.48695" calcext:value-type="float">
            <text:p>11251.48695</text:p>
          </table:table-cell>
          <table:table-cell office:value-type="float" office:value="9454746" calcext:value-type="float">
            <text:p>9454746</text:p>
          </table:table-cell>
          <table:table-cell office:value-type="float" office:value="0" calcext:value-type="float">
            <text:p>0</text:p>
          </table:table-cell>
          <table:table-cell office:value-type="float" office:value="1350678" calcext:value-type="float">
            <text:p>1350678</text:p>
          </table:table-cell>
          <table:table-cell office:value-type="float" office:value="10805424" calcext:value-type="float">
            <text:p>10805424</text:p>
          </table:table-cell>
          <table:table-cell office:value-type="float" office:value="675339" calcext:value-type="float">
            <text:p>675339</text:p>
          </table:table-cell>
          <table:table-cell office:value-type="float" office:value="60.0222" calcext:value-type="float">
            <text:p>60.0222</text:p>
          </table:table-cell>
          <table:table-cell office:value-type="float" office:value="3.11" calcext:value-type="float">
            <text:p>3.11</text:p>
          </table:table-cell>
          <table:table-cell office:value-type="float" office:value="25.75" calcext:value-type="float">
            <text:p>25.75</text:p>
          </table:table-cell>
          <table:table-cell office:value-type="float" office:value="289.07" calcext:value-type="float">
            <text:p>289.07</text:p>
          </table:table-cell>
          <table:table-cell office:value-type="float" office:value="73.47" calcext:value-type="float">
            <text:p>73.47</text:p>
          </table:table-cell>
          <table:table-cell table:formula="of:=AVERAGE([.A15];[.A30];[.A45];[.A60];[.A75];[.A90];[.A105];[.A120];[.A135];[.A150])" office:value-type="float" office:value="290" calcext:value-type="float">
            <text:p>290</text:p>
          </table:table-cell>
          <table:table-cell table:style-name="ce1" table:formula="of:=AVERAGE([.B15];[.B30];[.B45];[.B60];[.B75];[.B90];[.B105];[.B120];[.B135];[.B150])" office:value-type="float" office:value="11304.4809642" calcext:value-type="float">
            <text:p>11304.5</text:p>
          </table:table-cell>
          <table:table-cell table:style-name="ce1" table:formula="of:=AVERAGE([.C15];[.C30];[.C45];[.C60];[.C75];[.C90];[.C105];[.C120];[.C135];[.C150])" office:value-type="float" office:value="9498777.4" calcext:value-type="float">
            <text:p>9498777.4</text:p>
          </table:table-cell>
          <table:table-cell table:style-name="ce1" table:formula="of:=AVERAGE([.D15];[.D30];[.D45];[.D60];[.D75];[.D90];[.D105];[.D120];[.D135];[.D150])" office:value-type="float" office:value="0" calcext:value-type="float">
            <text:p>0.0</text:p>
          </table:table-cell>
          <table:table-cell table:style-name="ce1" table:formula="of:=AVERAGE([.E15];[.E30];[.E45];[.E60];[.E75];[.E90];[.E105];[.E120];[.E135];[.E150])" office:value-type="float" office:value="1356968.2" calcext:value-type="float">
            <text:p>1356968.2</text:p>
          </table:table-cell>
          <table:table-cell table:style-name="ce1" table:formula="of:=AVERAGE([.F15];[.F30];[.F45];[.F60];[.F75];[.F90];[.F105];[.F120];[.F135];[.F150])" office:value-type="float" office:value="10855745.6" calcext:value-type="float">
            <text:p>10855745.6</text:p>
          </table:table-cell>
          <table:table-cell table:style-name="ce1" table:formula="of:=AVERAGE([.G15];[.G30];[.G45];[.G60];[.G75];[.G90];[.G105];[.G120];[.G135];[.G150])" office:value-type="float" office:value="678484.1" calcext:value-type="float">
            <text:p>678484.1</text:p>
          </table:table-cell>
          <table:table-cell table:style-name="ce2" table:formula="of:=AVERAGE([.H15];[.H30];[.H45];[.H60];[.H75];[.H90];[.H105];[.H120];[.H135];[.H150])" office:value-type="float" office:value="60.01904" calcext:value-type="float">
            <text:p>60.019</text:p>
          </table:table-cell>
          <table:table-cell table:style-name="ce2" table:formula="of:=AVERAGE([.I15];[.I30];[.I45];[.I60];[.I75];[.I90];[.I105];[.I120];[.I135];[.I150])" office:value-type="float" office:value="3.108" calcext:value-type="float">
            <text:p>3.108</text:p>
          </table:table-cell>
          <table:table-cell table:style-name="ce2" table:formula="of:=AVERAGE([.J15];[.J30];[.J45];[.J60];[.J75];[.J90];[.J105];[.J120];[.J135];[.J150])" office:value-type="float" office:value="25.635" calcext:value-type="float">
            <text:p>25.635</text:p>
          </table:table-cell>
          <table:table-cell table:style-name="ce2" table:formula="of:=AVERAGE([.K15];[.K30];[.K45];[.K60];[.K75];[.K90];[.K105];[.K120];[.K135];[.K150])" office:value-type="float" office:value="279.288" calcext:value-type="float">
            <text:p>279.288</text:p>
          </table:table-cell>
          <table:table-cell table:style-name="ce2" table:formula="of:=AVERAGE([.L15];[.L30];[.L45];[.L60];[.L75];[.L90];[.L105];[.L120];[.L135];[.L150])" office:value-type="float" office:value="71.476" calcext:value-type="float">
            <text:p>71.4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36.266066" calcext:value-type="float">
            <text:p>3136.266066</text:p>
          </table:table-cell>
          <table:table-cell office:value-type="float" office:value="2634604" calcext:value-type="float">
            <text:p>2634604</text:p>
          </table:table-cell>
          <table:table-cell office:value-type="float" office:value="0" calcext:value-type="float">
            <text:p>0</text:p>
          </table:table-cell>
          <table:table-cell office:value-type="float" office:value="376372" calcext:value-type="float">
            <text:p>376372</text:p>
          </table:table-cell>
          <table:table-cell office:value-type="float" office:value="3010976" calcext:value-type="float">
            <text:p>3010976</text:p>
          </table:table-cell>
          <table:table-cell office:value-type="float" office:value="188186" calcext:value-type="float">
            <text:p>188186</text:p>
          </table:table-cell>
          <table:table-cell office:value-type="float" office:value="60.0032" calcext:value-type="float">
            <text:p>60.0032</text:p>
          </table:table-cell>
          <table:table-cell office:value-type="float" office:value="2.5" calcext:value-type="float">
            <text:p>2.5</text:p>
          </table:table-cell>
          <table:table-cell office:value-type="float" office:value="3.18" calcext:value-type="float">
            <text:p>3.18</text:p>
          </table:table-cell>
          <table:table-cell office:value-type="float" office:value="12.89" calcext:value-type="float">
            <text:p>12.89</text:p>
          </table:table-cell>
          <table:table-cell office:value-type="float" office:value="3.75" calcext:value-type="float">
            <text:p>3.75</text:p>
          </table:table-cell>
          <table:table-cell table:formula="of:=STDEV([.A1];[.A16];[.A31];[.A46];[.A61];[.A76];[.A91];[.A106];[.A121];[.A136])" office:value-type="float" office:value="0" calcext:value-type="float">
            <text:p>0</text:p>
          </table:table-cell>
          <table:table-cell table:style-name="ce1" table:formula="of:=STDEV([.B1];[.B16];[.B31];[.B46];[.B61];[.B76];[.B91];[.B106];[.B121];[.B136])" office:value-type="float" office:value="48.5102547012437" calcext:value-type="float">
            <text:p>48.5</text:p>
          </table:table-cell>
          <table:table-cell table:style-name="ce1" table:formula="of:=STDEV([.C1];[.C16];[.C31];[.C46];[.C61];[.C76];[.C91];[.C106];[.C121];[.C136])" office:value-type="float" office:value="40751.5833399282" calcext:value-type="float">
            <text:p>40751.6</text:p>
          </table:table-cell>
          <table:table-cell table:style-name="ce1" table:formula="of:=STDEV([.D1];[.D16];[.D31];[.D46];[.D61];[.D76];[.D91];[.D106];[.D121];[.D136])" office:value-type="float" office:value="0" calcext:value-type="float">
            <text:p>0.0</text:p>
          </table:table-cell>
          <table:table-cell table:style-name="ce1" table:formula="of:=STDEV([.E1];[.E16];[.E31];[.E46];[.E61];[.E76];[.E91];[.E106];[.E121];[.E136])" office:value-type="float" office:value="5821.65476284688" calcext:value-type="float">
            <text:p>5821.7</text:p>
          </table:table-cell>
          <table:table-cell table:style-name="ce1" table:formula="of:=STDEV([.F1];[.F16];[.F31];[.F46];[.F61];[.F76];[.F91];[.F106];[.F121];[.F136])" office:value-type="float" office:value="46573.2381027751" calcext:value-type="float">
            <text:p>46573.2</text:p>
          </table:table-cell>
          <table:table-cell table:style-name="ce1" table:formula="of:=STDEV([.G1];[.G16];[.G31];[.G46];[.G61];[.G76];[.G91];[.G106];[.G121];[.G136])" office:value-type="float" office:value="2910.82738142344" calcext:value-type="float">
            <text:p>2910.8</text:p>
          </table:table-cell>
          <table:table-cell table:style-name="ce2" table:formula="of:=STDEV([.H1];[.H16];[.H31];[.H46];[.H61];[.H76];[.H91];[.H106];[.H121];[.H136])" office:value-type="float" office:value="0.000217050941281042" calcext:value-type="float">
            <text:p>0.000</text:p>
          </table:table-cell>
          <table:table-cell table:style-name="ce2" table:formula="of:=STDEV([.I1];[.I16];[.I31];[.I46];[.I61];[.I76];[.I91];[.I106];[.I121];[.I136])" office:value-type="float" office:value="0.0956614400430555" calcext:value-type="float">
            <text:p>0.096</text:p>
          </table:table-cell>
          <table:table-cell table:style-name="ce2" table:formula="of:=STDEV([.J1];[.J16];[.J31];[.J46];[.J61];[.J76];[.J91];[.J106];[.J121];[.J136])" office:value-type="float" office:value="0.0480277697448744" calcext:value-type="float">
            <text:p>0.048</text:p>
          </table:table-cell>
          <table:table-cell table:style-name="ce2" table:formula="of:=STDEV([.K1];[.K16];[.K31];[.K46];[.K61];[.K76];[.K91];[.K106];[.K121];[.K136])" office:value-type="float" office:value="3.26361422012127" calcext:value-type="float">
            <text:p>3.264</text:p>
          </table:table-cell>
          <table:table-cell table:style-name="ce2" table:formula="of:=STDEV([.L1];[.L16];[.L31];[.L46];[.L61];[.L76];[.L91];[.L106];[.L121];[.L136])" office:value-type="float" office:value="0.0983248583918521" calcext:value-type="float">
            <text:p>0.0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33.487767" calcext:value-type="float">
            <text:p>5933.487767</text:p>
          </table:table-cell>
          <table:table-cell office:value-type="float" office:value="4984462" calcext:value-type="float">
            <text:p>4984462</text:p>
          </table:table-cell>
          <table:table-cell office:value-type="float" office:value="0" calcext:value-type="float">
            <text:p>0</text:p>
          </table:table-cell>
          <table:table-cell office:value-type="float" office:value="712066" calcext:value-type="float">
            <text:p>712066</text:p>
          </table:table-cell>
          <table:table-cell office:value-type="float" office:value="5696528" calcext:value-type="float">
            <text:p>5696528</text:p>
          </table:table-cell>
          <table:table-cell office:value-type="float" office:value="356033" calcext:value-type="float">
            <text:p>356033</text:p>
          </table:table-cell>
          <table:table-cell office:value-type="float" office:value="60.004" calcext:value-type="float">
            <text:p>60.004</text:p>
          </table:table-cell>
          <table:table-cell office:value-type="float" office:value="3.06" calcext:value-type="float">
            <text:p>3.06</text:p>
          </table:table-cell>
          <table:table-cell office:value-type="float" office:value="5.04" calcext:value-type="float">
            <text:p>5.04</text:p>
          </table:table-cell>
          <table:table-cell office:value-type="float" office:value="18.87" calcext:value-type="float">
            <text:p>18.87</text:p>
          </table:table-cell>
          <table:table-cell office:value-type="float" office:value="7.66" calcext:value-type="float">
            <text:p>7.66</text:p>
          </table:table-cell>
          <table:table-cell table:formula="of:=STDEV([.A2];[.A17];[.A32];[.A47];[.A62];[.A77];[.A92];[.A107];[.A122];[.A137])" office:value-type="float" office:value="0" calcext:value-type="float">
            <text:p>0</text:p>
          </table:table-cell>
          <table:table-cell table:style-name="ce1" table:formula="of:=STDEV([.B2];[.B17];[.B32];[.B47];[.B62];[.B77];[.B92];[.B107];[.B122];[.B137])" office:value-type="float" office:value="85.4377658740955" calcext:value-type="float">
            <text:p>85.4</text:p>
          </table:table-cell>
          <table:table-cell table:style-name="ce1" table:formula="of:=STDEV([.C2];[.C17];[.C32];[.C47];[.C62];[.C77];[.C92];[.C107];[.C122];[.C137])" office:value-type="float" office:value="71768.1495809016" calcext:value-type="float">
            <text:p>71768.1</text:p>
          </table:table-cell>
          <table:table-cell table:style-name="ce1" table:formula="of:=STDEV([.D2];[.D17];[.D32];[.D47];[.D62];[.D77];[.D92];[.D107];[.D122];[.D137])" office:value-type="float" office:value="0" calcext:value-type="float">
            <text:p>0.0</text:p>
          </table:table-cell>
          <table:table-cell table:style-name="ce1" table:formula="of:=STDEV([.E2];[.E17];[.E32];[.E47];[.E62];[.E77];[.E92];[.E107];[.E122];[.E137])" office:value-type="float" office:value="10252.5927972717" calcext:value-type="float">
            <text:p>10252.6</text:p>
          </table:table-cell>
          <table:table-cell table:style-name="ce1" table:formula="of:=STDEV([.F2];[.F17];[.F32];[.F47];[.F62];[.F77];[.F92];[.F107];[.F122];[.F137])" office:value-type="float" office:value="82020.7423781733" calcext:value-type="float">
            <text:p>82020.7</text:p>
          </table:table-cell>
          <table:table-cell table:style-name="ce1" table:formula="of:=STDEV([.G2];[.G17];[.G32];[.G47];[.G62];[.G77];[.G92];[.G107];[.G122];[.G137])" office:value-type="float" office:value="5126.29639863583" calcext:value-type="float">
            <text:p>5126.3</text:p>
          </table:table-cell>
          <table:table-cell table:style-name="ce2" table:formula="of:=STDEV([.H2];[.H17];[.H32];[.H47];[.H62];[.H77];[.H92];[.H107];[.H122];[.H137])" office:value-type="float" office:value="0.000381371792932601" calcext:value-type="float">
            <text:p>0.000</text:p>
          </table:table-cell>
          <table:table-cell table:style-name="ce2" table:formula="of:=STDEV([.I2];[.I17];[.I32];[.I47];[.I62];[.I77];[.I92];[.I107];[.I122];[.I137])" office:value-type="float" office:value="0.0928619046398109" calcext:value-type="float">
            <text:p>0.093</text:p>
          </table:table-cell>
          <table:table-cell table:style-name="ce2" table:formula="of:=STDEV([.J2];[.J17];[.J32];[.J47];[.J62];[.J77];[.J92];[.J107];[.J122];[.J137])" office:value-type="float" office:value="0.0785705627657926" calcext:value-type="float">
            <text:p>0.079</text:p>
          </table:table-cell>
          <table:table-cell table:style-name="ce2" table:formula="of:=STDEV([.K2];[.K17];[.K32];[.K47];[.K62];[.K77];[.K92];[.K107];[.K122];[.K137])" office:value-type="float" office:value="19.8609573731424" calcext:value-type="float">
            <text:p>19.861</text:p>
          </table:table-cell>
          <table:table-cell table:style-name="ce2" table:formula="of:=STDEV([.L2];[.L17];[.L32];[.L47];[.L62];[.L77];[.L92];[.L107];[.L122];[.L137])" office:value-type="float" office:value="0.969309605395052" calcext:value-type="float">
            <text:p>0.9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35.462496" calcext:value-type="float">
            <text:p>7135.462496</text:p>
          </table:table-cell>
          <table:table-cell office:value-type="float" office:value="5994268" calcext:value-type="float">
            <text:p>5994268</text:p>
          </table:table-cell>
          <table:table-cell office:value-type="float" office:value="0" calcext:value-type="float">
            <text:p>0</text:p>
          </table:table-cell>
          <table:table-cell office:value-type="float" office:value="856324" calcext:value-type="float">
            <text:p>856324</text:p>
          </table:table-cell>
          <table:table-cell office:value-type="float" office:value="6850592" calcext:value-type="float">
            <text:p>6850592</text:p>
          </table:table-cell>
          <table:table-cell office:value-type="float" office:value="428162" calcext:value-type="float">
            <text:p>428162</text:p>
          </table:table-cell>
          <table:table-cell office:value-type="float" office:value="60.0048" calcext:value-type="float">
            <text:p>60.0048</text:p>
          </table:table-cell>
          <table:table-cell office:value-type="float" office:value="2.74" calcext:value-type="float">
            <text:p>2.74</text:p>
          </table:table-cell>
          <table:table-cell office:value-type="float" office:value="7" calcext:value-type="float">
            <text:p>7</text:p>
          </table:table-cell>
          <table:table-cell office:value-type="float" office:value="48.04" calcext:value-type="float">
            <text:p>48.04</text:p>
          </table:table-cell>
          <table:table-cell office:value-type="float" office:value="12.37" calcext:value-type="float">
            <text:p>12.37</text:p>
          </table:table-cell>
          <table:table-cell table:formula="of:=STDEV([.A3];[.A18];[.A33];[.A48];[.A63];[.A78];[.A93];[.A108];[.A123];[.A138])" office:value-type="float" office:value="0" calcext:value-type="float">
            <text:p>0</text:p>
          </table:table-cell>
          <table:table-cell table:style-name="ce1" table:formula="of:=STDEV([.B3];[.B18];[.B33];[.B48];[.B63];[.B78];[.B93];[.B108];[.B123];[.B138])" office:value-type="float" office:value="130.123252694823" calcext:value-type="float">
            <text:p>130.1</text:p>
          </table:table-cell>
          <table:table-cell table:style-name="ce1" table:formula="of:=STDEV([.C3];[.C18];[.C33];[.C48];[.C63];[.C78];[.C93];[.C108];[.C123];[.C138])" office:value-type="float" office:value="109319.269071834" calcext:value-type="float">
            <text:p>109319.3</text:p>
          </table:table-cell>
          <table:table-cell table:style-name="ce1" table:formula="of:=STDEV([.D3];[.D18];[.D33];[.D48];[.D63];[.D78];[.D93];[.D108];[.D123];[.D138])" office:value-type="float" office:value="0" calcext:value-type="float">
            <text:p>0.0</text:p>
          </table:table-cell>
          <table:table-cell table:style-name="ce1" table:formula="of:=STDEV([.E3];[.E18];[.E33];[.E48];[.E63];[.E78];[.E93];[.E108];[.E123];[.E138])" office:value-type="float" office:value="15617.0384388334" calcext:value-type="float">
            <text:p>15617.0</text:p>
          </table:table-cell>
          <table:table-cell table:style-name="ce1" table:formula="of:=STDEV([.F3];[.F18];[.F33];[.F48];[.F63];[.F78];[.F93];[.F108];[.F123];[.F138])" office:value-type="float" office:value="124936.307510667" calcext:value-type="float">
            <text:p>124936.3</text:p>
          </table:table-cell>
          <table:table-cell table:style-name="ce1" table:formula="of:=STDEV([.G3];[.G18];[.G33];[.G48];[.G63];[.G78];[.G93];[.G108];[.G123];[.G138])" office:value-type="float" office:value="7808.5192194167" calcext:value-type="float">
            <text:p>7808.5</text:p>
          </table:table-cell>
          <table:table-cell table:style-name="ce2" table:formula="of:=STDEV([.H3];[.H18];[.H33];[.H48];[.H63];[.H78];[.H93];[.H108];[.H123];[.H138])" office:value-type="float" office:value="0.000284604989414699" calcext:value-type="float">
            <text:p>0.000</text:p>
          </table:table-cell>
          <table:table-cell table:style-name="ce2" table:formula="of:=STDEV([.I3];[.I18];[.I33];[.I48];[.I63];[.I78];[.I93];[.I108];[.I123];[.I138])" office:value-type="float" office:value="0.0694502219818866" calcext:value-type="float">
            <text:p>0.069</text:p>
          </table:table-cell>
          <table:table-cell table:style-name="ce2" table:formula="of:=STDEV([.J3];[.J18];[.J33];[.J48];[.J63];[.J78];[.J93];[.J108];[.J123];[.J138])" office:value-type="float" office:value="0.132182533725989" calcext:value-type="float">
            <text:p>0.132</text:p>
          </table:table-cell>
          <table:table-cell table:style-name="ce2" table:formula="of:=STDEV([.K3];[.K18];[.K33];[.K48];[.K63];[.K78];[.K93];[.K108];[.K123];[.K138])" office:value-type="float" office:value="17.5039570129474" calcext:value-type="float">
            <text:p>17.504</text:p>
          </table:table-cell>
          <table:table-cell table:style-name="ce2" table:formula="of:=STDEV([.L3];[.L18];[.L33];[.L48];[.L63];[.L78];[.L93];[.L108];[.L123];[.L138])" office:value-type="float" office:value="0.706937055189498" calcext:value-type="float">
            <text:p>0.7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77.187357" calcext:value-type="float">
            <text:p>9477.187357</text:p>
          </table:table-cell>
          <table:table-cell office:value-type="float" office:value="7961660" calcext:value-type="float">
            <text:p>7961660</text:p>
          </table:table-cell>
          <table:table-cell office:value-type="float" office:value="0" calcext:value-type="float">
            <text:p>0</text:p>
          </table:table-cell>
          <table:table-cell office:value-type="float" office:value="1137380" calcext:value-type="float">
            <text:p>1137380</text:p>
          </table:table-cell>
          <table:table-cell office:value-type="float" office:value="9099040" calcext:value-type="float">
            <text:p>9099040</text:p>
          </table:table-cell>
          <table:table-cell office:value-type="float" office:value="568690" calcext:value-type="float">
            <text:p>568690</text:p>
          </table:table-cell>
          <table:table-cell office:value-type="float" office:value="60.0062" calcext:value-type="float">
            <text:p>60.0062</text:p>
          </table:table-cell>
          <table:table-cell office:value-type="float" office:value="2.83" calcext:value-type="float">
            <text:p>2.83</text:p>
          </table:table-cell>
          <table:table-cell office:value-type="float" office:value="7.38" calcext:value-type="float">
            <text:p>7.38</text:p>
          </table:table-cell>
          <table:table-cell office:value-type="float" office:value="39.24" calcext:value-type="float">
            <text:p>39.24</text:p>
          </table:table-cell>
          <table:table-cell office:value-type="float" office:value="13.66" calcext:value-type="float">
            <text:p>13.66</text:p>
          </table:table-cell>
          <table:table-cell table:formula="of:=STDEV([.A4];[.A19];[.A34];[.A49];[.A64];[.A79];[.A94];[.A109];[.A124];[.A139])" office:value-type="float" office:value="0" calcext:value-type="float">
            <text:p>0</text:p>
          </table:table-cell>
          <table:table-cell table:style-name="ce1" table:formula="of:=STDEV([.B4];[.B19];[.B34];[.B49];[.B64];[.B79];[.B94];[.B109];[.B124];[.B139])" office:value-type="float" office:value="248.362463944216" calcext:value-type="float">
            <text:p>248.4</text:p>
          </table:table-cell>
          <table:table-cell table:style-name="ce1" table:formula="of:=STDEV([.C4];[.C19];[.C34];[.C49];[.C64];[.C79];[.C94];[.C109];[.C124];[.C139])" office:value-type="float" office:value="208629.158474393" calcext:value-type="float">
            <text:p>208629.2</text:p>
          </table:table-cell>
          <table:table-cell table:style-name="ce1" table:formula="of:=STDEV([.D4];[.D19];[.D34];[.D49];[.D64];[.D79];[.D94];[.D109];[.D124];[.D139])" office:value-type="float" office:value="0" calcext:value-type="float">
            <text:p>0.0</text:p>
          </table:table-cell>
          <table:table-cell table:style-name="ce1" table:formula="of:=STDEV([.E4];[.E19];[.E34];[.E49];[.E64];[.E79];[.E94];[.E109];[.E124];[.E139])" office:value-type="float" office:value="29804.1654963418" calcext:value-type="float">
            <text:p>29804.2</text:p>
          </table:table-cell>
          <table:table-cell table:style-name="ce1" table:formula="of:=STDEV([.F4];[.F19];[.F34];[.F49];[.F64];[.F79];[.F94];[.F109];[.F124];[.F139])" office:value-type="float" office:value="238433.323970735" calcext:value-type="float">
            <text:p>238433.3</text:p>
          </table:table-cell>
          <table:table-cell table:style-name="ce1" table:formula="of:=STDEV([.G4];[.G19];[.G34];[.G49];[.G64];[.G79];[.G94];[.G109];[.G124];[.G139])" office:value-type="float" office:value="14902.0827481709" calcext:value-type="float">
            <text:p>14902.1</text:p>
          </table:table-cell>
          <table:table-cell table:style-name="ce2" table:formula="of:=STDEV([.H4];[.H19];[.H34];[.H49];[.H64];[.H79];[.H94];[.H109];[.H124];[.H139])" office:value-type="float" office:value="0.00039665266081743" calcext:value-type="float">
            <text:p>0.000</text:p>
          </table:table-cell>
          <table:table-cell table:style-name="ce2" table:formula="of:=STDEV([.I4];[.I19];[.I34];[.I49];[.I64];[.I79];[.I94];[.I109];[.I124];[.I139])" office:value-type="float" office:value="0.051596726855705" calcext:value-type="float">
            <text:p>0.052</text:p>
          </table:table-cell>
          <table:table-cell table:style-name="ce2" table:formula="of:=STDEV([.J4];[.J19];[.J34];[.J49];[.J64];[.J79];[.J94];[.J109];[.J124];[.J139])" office:value-type="float" office:value="0.21097919855337" calcext:value-type="float">
            <text:p>0.211</text:p>
          </table:table-cell>
          <table:table-cell table:style-name="ce2" table:formula="of:=STDEV([.K4];[.K19];[.K34];[.K49];[.K64];[.K79];[.K94];[.K109];[.K124];[.K139])" office:value-type="float" office:value="24.1568842039789" calcext:value-type="float">
            <text:p>24.157</text:p>
          </table:table-cell>
          <table:table-cell table:style-name="ce2" table:formula="of:=STDEV([.L4];[.L19];[.L34];[.L49];[.L64];[.L79];[.L94];[.L109];[.L124];[.L139])" office:value-type="float" office:value="1.18375297723432" calcext:value-type="float">
            <text:p>1.1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424.390585" calcext:value-type="float">
            <text:p>10424.390585</text:p>
          </table:table-cell>
          <table:table-cell office:value-type="float" office:value="8757714" calcext:value-type="float">
            <text:p>8757714</text:p>
          </table:table-cell>
          <table:table-cell office:value-type="float" office:value="0" calcext:value-type="float">
            <text:p>0</text:p>
          </table:table-cell>
          <table:table-cell office:value-type="float" office:value="1251102" calcext:value-type="float">
            <text:p>1251102</text:p>
          </table:table-cell>
          <table:table-cell office:value-type="float" office:value="10008816" calcext:value-type="float">
            <text:p>10008816</text:p>
          </table:table-cell>
          <table:table-cell office:value-type="float" office:value="625551" calcext:value-type="float">
            <text:p>625551</text:p>
          </table:table-cell>
          <table:table-cell office:value-type="float" office:value="60.0084" calcext:value-type="float">
            <text:p>60.0084</text:p>
          </table:table-cell>
          <table:table-cell office:value-type="float" office:value="2.95" calcext:value-type="float">
            <text:p>2.95</text:p>
          </table:table-cell>
          <table:table-cell office:value-type="float" office:value="8.62" calcext:value-type="float">
            <text:p>8.62</text:p>
          </table:table-cell>
          <table:table-cell office:value-type="float" office:value="61.1" calcext:value-type="float">
            <text:p>61.1</text:p>
          </table:table-cell>
          <table:table-cell office:value-type="float" office:value="18.32" calcext:value-type="float">
            <text:p>18.32</text:p>
          </table:table-cell>
          <table:table-cell table:formula="of:=STDEV([.A5];[.A20];[.A35];[.A50];[.A65];[.A80];[.A95];[.A110];[.A125];[.A140])" office:value-type="float" office:value="0" calcext:value-type="float">
            <text:p>0</text:p>
          </table:table-cell>
          <table:table-cell table:style-name="ce1" table:formula="of:=STDEV([.B5];[.B20];[.B35];[.B50];[.B65];[.B80];[.B95];[.B110];[.B125];[.B140])" office:value-type="float" office:value="343.127205781977" calcext:value-type="float">
            <text:p>343.1</text:p>
          </table:table-cell>
          <table:table-cell table:style-name="ce1" table:formula="of:=STDEV([.C5];[.C20];[.C35];[.C50];[.C65];[.C80];[.C95];[.C110];[.C125];[.C140])" office:value-type="float" office:value="288232.421608288" calcext:value-type="float">
            <text:p>288232.4</text:p>
          </table:table-cell>
          <table:table-cell table:style-name="ce1" table:formula="of:=STDEV([.D5];[.D20];[.D35];[.D50];[.D65];[.D80];[.D95];[.D110];[.D125];[.D140])" office:value-type="float" office:value="0" calcext:value-type="float">
            <text:p>0.0</text:p>
          </table:table-cell>
          <table:table-cell table:style-name="ce1" table:formula="of:=STDEV([.E5];[.E20];[.E35];[.E50];[.E65];[.E80];[.E95];[.E110];[.E125];[.E140])" office:value-type="float" office:value="41176.0602297554" calcext:value-type="float">
            <text:p>41176.1</text:p>
          </table:table-cell>
          <table:table-cell table:style-name="ce1" table:formula="of:=STDEV([.F5];[.F20];[.F35];[.F50];[.F65];[.F80];[.F95];[.F110];[.F125];[.F140])" office:value-type="float" office:value="329408.481838043" calcext:value-type="float">
            <text:p>329408.5</text:p>
          </table:table-cell>
          <table:table-cell table:style-name="ce1" table:formula="of:=STDEV([.G5];[.G20];[.G35];[.G50];[.G65];[.G80];[.G95];[.G110];[.G125];[.G140])" office:value-type="float" office:value="20588.0301148777" calcext:value-type="float">
            <text:p>20588.0</text:p>
          </table:table-cell>
          <table:table-cell table:style-name="ce2" table:formula="of:=STDEV([.H5];[.H20];[.H35];[.H50];[.H65];[.H80];[.H95];[.H110];[.H125];[.H140])" office:value-type="float" office:value="0.000893184067132011" calcext:value-type="float">
            <text:p>0.001</text:p>
          </table:table-cell>
          <table:table-cell table:style-name="ce2" table:formula="of:=STDEV([.I5];[.I20];[.I35];[.I50];[.I65];[.I80];[.I95];[.I110];[.I125];[.I140])" office:value-type="float" office:value="0.0777817459305202" calcext:value-type="float">
            <text:p>0.078</text:p>
          </table:table-cell>
          <table:table-cell table:style-name="ce2" table:formula="of:=STDEV([.J5];[.J20];[.J35];[.J50];[.J65];[.J80];[.J95];[.J110];[.J125];[.J140])" office:value-type="float" office:value="0.312260574947698" calcext:value-type="float">
            <text:p>0.312</text:p>
          </table:table-cell>
          <table:table-cell table:style-name="ce2" table:formula="of:=STDEV([.K5];[.K20];[.K35];[.K50];[.K65];[.K80];[.K95];[.K110];[.K125];[.K140])" office:value-type="float" office:value="22.4316012208967" calcext:value-type="float">
            <text:p>22.432</text:p>
          </table:table-cell>
          <table:table-cell table:style-name="ce2" table:formula="of:=STDEV([.L5];[.L20];[.L35];[.L50];[.L65];[.L80];[.L95];[.L110];[.L125];[.L140])" office:value-type="float" office:value="1.67486682721012" calcext:value-type="float">
            <text:p>1.6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22.228092" calcext:value-type="float">
            <text:p>11122.228092</text:p>
          </table:table-cell>
          <table:table-cell office:value-type="float" office:value="9343964" calcext:value-type="float">
            <text:p>9343964</text:p>
          </table:table-cell>
          <table:table-cell office:value-type="float" office:value="0" calcext:value-type="float">
            <text:p>0</text:p>
          </table:table-cell>
          <table:table-cell office:value-type="float" office:value="1334852" calcext:value-type="float">
            <text:p>1334852</text:p>
          </table:table-cell>
          <table:table-cell office:value-type="float" office:value="10678816" calcext:value-type="float">
            <text:p>10678816</text:p>
          </table:table-cell>
          <table:table-cell office:value-type="float" office:value="667426" calcext:value-type="float">
            <text:p>667426</text:p>
          </table:table-cell>
          <table:table-cell office:value-type="float" office:value="60.0083" calcext:value-type="float">
            <text:p>60.0083</text:p>
          </table:table-cell>
          <table:table-cell office:value-type="float" office:value="3.08" calcext:value-type="float">
            <text:p>3.08</text:p>
          </table:table-cell>
          <table:table-cell office:value-type="float" office:value="9.88" calcext:value-type="float">
            <text:p>9.88</text:p>
          </table:table-cell>
          <table:table-cell office:value-type="float" office:value="83.53" calcext:value-type="float">
            <text:p>83.53</text:p>
          </table:table-cell>
          <table:table-cell office:value-type="float" office:value="23.72" calcext:value-type="float">
            <text:p>23.72</text:p>
          </table:table-cell>
          <table:table-cell table:formula="of:=STDEV([.A6];[.A21];[.A36];[.A51];[.A66];[.A81];[.A96];[.A111];[.A126];[.A141])" office:value-type="float" office:value="0" calcext:value-type="float">
            <text:p>0</text:p>
          </table:table-cell>
          <table:table-cell table:style-name="ce1" table:formula="of:=STDEV([.B6];[.B21];[.B36];[.B51];[.B66];[.B81];[.B96];[.B111];[.B126];[.B141])" office:value-type="float" office:value="235.609880147251" calcext:value-type="float">
            <text:p>235.6</text:p>
          </table:table-cell>
          <table:table-cell table:style-name="ce1" table:formula="of:=STDEV([.C6];[.C21];[.C36];[.C51];[.C66];[.C81];[.C96];[.C111];[.C126];[.C141])" office:value-type="float" office:value="197902.783458501" calcext:value-type="float">
            <text:p>197902.8</text:p>
          </table:table-cell>
          <table:table-cell table:style-name="ce1" table:formula="of:=STDEV([.D6];[.D21];[.D36];[.D51];[.D66];[.D81];[.D96];[.D111];[.D126];[.D141])" office:value-type="float" office:value="0" calcext:value-type="float">
            <text:p>0.0</text:p>
          </table:table-cell>
          <table:table-cell table:style-name="ce1" table:formula="of:=STDEV([.E6];[.E21];[.E36];[.E51];[.E66];[.E81];[.E96];[.E111];[.E126];[.E141])" office:value-type="float" office:value="28271.8262083572" calcext:value-type="float">
            <text:p>28271.8</text:p>
          </table:table-cell>
          <table:table-cell table:style-name="ce1" table:formula="of:=STDEV([.F6];[.F21];[.F36];[.F51];[.F66];[.F81];[.F96];[.F111];[.F126];[.F141])" office:value-type="float" office:value="226174.609666858" calcext:value-type="float">
            <text:p>226174.6</text:p>
          </table:table-cell>
          <table:table-cell table:style-name="ce1" table:formula="of:=STDEV([.G6];[.G21];[.G36];[.G51];[.G66];[.G81];[.G96];[.G111];[.G126];[.G141])" office:value-type="float" office:value="14135.9131041786" calcext:value-type="float">
            <text:p>14135.9</text:p>
          </table:table-cell>
          <table:table-cell table:style-name="ce2" table:formula="of:=STDEV([.H6];[.H21];[.H36];[.H51];[.H66];[.H81];[.H96];[.H111];[.H126];[.H141])" office:value-type="float" office:value="0.00135322659677662" calcext:value-type="float">
            <text:p>0.001</text:p>
          </table:table-cell>
          <table:table-cell table:style-name="ce2" table:formula="of:=STDEV([.I6];[.I21];[.I36];[.I51];[.I66];[.I81];[.I96];[.I111];[.I126];[.I141])" office:value-type="float" office:value="0.0989331985623521" calcext:value-type="float">
            <text:p>0.099</text:p>
          </table:table-cell>
          <table:table-cell table:style-name="ce2" table:formula="of:=STDEV([.J6];[.J21];[.J36];[.J51];[.J66];[.J81];[.J96];[.J111];[.J126];[.J141])" office:value-type="float" office:value="0.225546250492246" calcext:value-type="float">
            <text:p>0.226</text:p>
          </table:table-cell>
          <table:table-cell table:style-name="ce2" table:formula="of:=STDEV([.K6];[.K21];[.K36];[.K51];[.K66];[.K81];[.K96];[.K111];[.K126];[.K141])" office:value-type="float" office:value="18.116165402449" calcext:value-type="float">
            <text:p>18.116</text:p>
          </table:table-cell>
          <table:table-cell table:style-name="ce2" table:formula="of:=STDEV([.L6];[.L21];[.L36];[.L51];[.L66];[.L81];[.L96];[.L111];[.L126];[.L141])" office:value-type="float" office:value="0.958526647169151" calcext:value-type="float">
            <text:p>0.9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96.608692" calcext:value-type="float">
            <text:p>10696.608692</text:p>
          </table:table-cell>
          <table:table-cell office:value-type="float" office:value="8986544" calcext:value-type="float">
            <text:p>8986544</text:p>
          </table:table-cell>
          <table:table-cell office:value-type="float" office:value="0" calcext:value-type="float">
            <text:p>0</text:p>
          </table:table-cell>
          <table:table-cell office:value-type="float" office:value="1283792" calcext:value-type="float">
            <text:p>1283792</text:p>
          </table:table-cell>
          <table:table-cell office:value-type="float" office:value="10270336" calcext:value-type="float">
            <text:p>10270336</text:p>
          </table:table-cell>
          <table:table-cell office:value-type="float" office:value="641896" calcext:value-type="float">
            <text:p>641896</text:p>
          </table:table-cell>
          <table:table-cell office:value-type="float" office:value="60.0093" calcext:value-type="float">
            <text:p>60.0093</text:p>
          </table:table-cell>
          <table:table-cell office:value-type="float" office:value="2.93" calcext:value-type="float">
            <text:p>2.93</text:p>
          </table:table-cell>
          <table:table-cell office:value-type="float" office:value="12.14" calcext:value-type="float">
            <text:p>12.14</text:p>
          </table:table-cell>
          <table:table-cell office:value-type="float" office:value="149.85" calcext:value-type="float">
            <text:p>149.85</text:p>
          </table:table-cell>
          <table:table-cell office:value-type="float" office:value="33.52" calcext:value-type="float">
            <text:p>33.52</text:p>
          </table:table-cell>
          <table:table-cell table:formula="of:=STDEV([.A7];[.A22];[.A37];[.A52];[.A67];[.A82];[.A97];[.A112];[.A127];[.A142])" office:value-type="float" office:value="0" calcext:value-type="float">
            <text:p>0</text:p>
          </table:table-cell>
          <table:table-cell table:style-name="ce1" table:formula="of:=STDEV([.B7];[.B22];[.B37];[.B52];[.B67];[.B82];[.B97];[.B112];[.B127];[.B142])" office:value-type="float" office:value="231.568436848666" calcext:value-type="float">
            <text:p>231.6</text:p>
          </table:table-cell>
          <table:table-cell table:style-name="ce1" table:formula="of:=STDEV([.C7];[.C22];[.C37];[.C52];[.C67];[.C82];[.C97];[.C112];[.C127];[.C142])" office:value-type="float" office:value="194594.645771266" calcext:value-type="float">
            <text:p>194594.6</text:p>
          </table:table-cell>
          <table:table-cell table:style-name="ce1" table:formula="of:=STDEV([.D7];[.D22];[.D37];[.D52];[.D67];[.D82];[.D97];[.D112];[.D127];[.D142])" office:value-type="float" office:value="0" calcext:value-type="float">
            <text:p>0.0</text:p>
          </table:table-cell>
          <table:table-cell table:style-name="ce1" table:formula="of:=STDEV([.E7];[.E22];[.E37];[.E52];[.E67];[.E82];[.E97];[.E112];[.E127];[.E142])" office:value-type="float" office:value="27799.2351101808" calcext:value-type="float">
            <text:p>27799.2</text:p>
          </table:table-cell>
          <table:table-cell table:style-name="ce1" table:formula="of:=STDEV([.F7];[.F22];[.F37];[.F52];[.F67];[.F82];[.F97];[.F112];[.F127];[.F142])" office:value-type="float" office:value="222393.880881447" calcext:value-type="float">
            <text:p>222393.9</text:p>
          </table:table-cell>
          <table:table-cell table:style-name="ce1" table:formula="of:=STDEV([.G7];[.G22];[.G37];[.G52];[.G67];[.G82];[.G97];[.G112];[.G127];[.G142])" office:value-type="float" office:value="13899.6175550904" calcext:value-type="float">
            <text:p>13899.6</text:p>
          </table:table-cell>
          <table:table-cell table:style-name="ce2" table:formula="of:=STDEV([.H7];[.H22];[.H37];[.H52];[.H67];[.H82];[.H97];[.H112];[.H127];[.H142])" office:value-type="float" office:value="0.00085997415981906" calcext:value-type="float">
            <text:p>0.001</text:p>
          </table:table-cell>
          <table:table-cell table:style-name="ce2" table:formula="of:=STDEV([.I7];[.I22];[.I37];[.I52];[.I67];[.I82];[.I97];[.I112];[.I127];[.I142])" office:value-type="float" office:value="0.123450394896088" calcext:value-type="float">
            <text:p>0.123</text:p>
          </table:table-cell>
          <table:table-cell table:style-name="ce2" table:formula="of:=STDEV([.J7];[.J22];[.J37];[.J52];[.J67];[.J82];[.J97];[.J112];[.J127];[.J142])" office:value-type="float" office:value="0.246531494494674" calcext:value-type="float">
            <text:p>0.247</text:p>
          </table:table-cell>
          <table:table-cell table:style-name="ce2" table:formula="of:=STDEV([.K7];[.K22];[.K37];[.K52];[.K67];[.K82];[.K97];[.K112];[.K127];[.K142])" office:value-type="float" office:value="28.0527320911489" calcext:value-type="float">
            <text:p>28.053</text:p>
          </table:table-cell>
          <table:table-cell table:style-name="ce2" table:formula="of:=STDEV([.L7];[.L22];[.L37];[.L52];[.L67];[.L82];[.L97];[.L112];[.L127];[.L142])" office:value-type="float" office:value="1.92402356187929" calcext:value-type="float">
            <text:p>1.9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549.44317" calcext:value-type="float">
            <text:p>11549.44317</text:p>
          </table:table-cell>
          <table:table-cell office:value-type="float" office:value="9703036" calcext:value-type="float">
            <text:p>9703036</text:p>
          </table:table-cell>
          <table:table-cell office:value-type="float" office:value="0" calcext:value-type="float">
            <text:p>0</text:p>
          </table:table-cell>
          <table:table-cell office:value-type="float" office:value="1386148" calcext:value-type="float">
            <text:p>1386148</text:p>
          </table:table-cell>
          <table:table-cell office:value-type="float" office:value="11089184" calcext:value-type="float">
            <text:p>11089184</text:p>
          </table:table-cell>
          <table:table-cell office:value-type="float" office:value="693074" calcext:value-type="float">
            <text:p>693074</text:p>
          </table:table-cell>
          <table:table-cell office:value-type="float" office:value="60.0093" calcext:value-type="float">
            <text:p>60.0093</text:p>
          </table:table-cell>
          <table:table-cell office:value-type="float" office:value="3.2" calcext:value-type="float">
            <text:p>3.2</text:p>
          </table:table-cell>
          <table:table-cell office:value-type="float" office:value="12.98" calcext:value-type="float">
            <text:p>12.98</text:p>
          </table:table-cell>
          <table:table-cell office:value-type="float" office:value="147.54" calcext:value-type="float">
            <text:p>147.54</text:p>
          </table:table-cell>
          <table:table-cell office:value-type="float" office:value="33.65" calcext:value-type="float">
            <text:p>33.65</text:p>
          </table:table-cell>
          <table:table-cell table:formula="of:=STDEV([.A8];[.A23];[.A38];[.A53];[.A68];[.A83];[.A98];[.A113];[.A128];[.A143])" office:value-type="float" office:value="0" calcext:value-type="float">
            <text:p>0</text:p>
          </table:table-cell>
          <table:table-cell table:style-name="ce1" table:formula="of:=STDEV([.B8];[.B23];[.B38];[.B53];[.B68];[.B83];[.B98];[.B113];[.B128];[.B143])" office:value-type="float" office:value="207.45166169338" calcext:value-type="float">
            <text:p>207.5</text:p>
          </table:table-cell>
          <table:table-cell table:style-name="ce1" table:formula="of:=STDEV([.C8];[.C23];[.C38];[.C53];[.C68];[.C83];[.C98];[.C113];[.C128];[.C143])" office:value-type="float" office:value="174163.089982413" calcext:value-type="float">
            <text:p>174163.1</text:p>
          </table:table-cell>
          <table:table-cell table:style-name="ce1" table:formula="of:=STDEV([.D8];[.D23];[.D38];[.D53];[.D68];[.D83];[.D98];[.D113];[.D128];[.D143])" office:value-type="float" office:value="0" calcext:value-type="float">
            <text:p>0.0</text:p>
          </table:table-cell>
          <table:table-cell table:style-name="ce1" table:formula="of:=STDEV([.E8];[.E23];[.E38];[.E53];[.E68];[.E83];[.E98];[.E113];[.E128];[.E143])" office:value-type="float" office:value="24880.4414260591" calcext:value-type="float">
            <text:p>24880.4</text:p>
          </table:table-cell>
          <table:table-cell table:style-name="ce1" table:formula="of:=STDEV([.F8];[.F23];[.F38];[.F53];[.F68];[.F83];[.F98];[.F113];[.F128];[.F143])" office:value-type="float" office:value="199043.531408472" calcext:value-type="float">
            <text:p>199043.5</text:p>
          </table:table-cell>
          <table:table-cell table:style-name="ce1" table:formula="of:=STDEV([.G8];[.G23];[.G38];[.G53];[.G68];[.G83];[.G98];[.G113];[.G128];[.G143])" office:value-type="float" office:value="12440.2207130295" calcext:value-type="float">
            <text:p>12440.2</text:p>
          </table:table-cell>
          <table:table-cell table:style-name="ce2" table:formula="of:=STDEV([.H8];[.H23];[.H38];[.H53];[.H68];[.H83];[.H98];[.H113];[.H128];[.H143])" office:value-type="float" office:value="0.000918694726227805" calcext:value-type="float">
            <text:p>0.001</text:p>
          </table:table-cell>
          <table:table-cell table:style-name="ce2" table:formula="of:=STDEV([.I8];[.I23];[.I38];[.I53];[.I68];[.I83];[.I98];[.I113];[.I128];[.I143])" office:value-type="float" office:value="0.122660325923077" calcext:value-type="float">
            <text:p>0.123</text:p>
          </table:table-cell>
          <table:table-cell table:style-name="ce2" table:formula="of:=STDEV([.J8];[.J23];[.J38];[.J53];[.J68];[.J83];[.J98];[.J113];[.J128];[.J143])" office:value-type="float" office:value="0.246407521530222" calcext:value-type="float">
            <text:p>0.246</text:p>
          </table:table-cell>
          <table:table-cell table:style-name="ce2" table:formula="of:=STDEV([.K8];[.K23];[.K38];[.K53];[.K68];[.K83];[.K98];[.K113];[.K128];[.K143])" office:value-type="float" office:value="17.9599285138394" calcext:value-type="float">
            <text:p>17.960</text:p>
          </table:table-cell>
          <table:table-cell table:style-name="ce2" table:formula="of:=STDEV([.L8];[.L23];[.L38];[.L53];[.L68];[.L83];[.L98];[.L113];[.L128];[.L143])" office:value-type="float" office:value="1.91433452318728" calcext:value-type="float">
            <text:p>1.9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393.799927" calcext:value-type="float">
            <text:p>11393.799927</text:p>
          </table:table-cell>
          <table:table-cell office:value-type="float" office:value="9572738" calcext:value-type="float">
            <text:p>9572738</text:p>
          </table:table-cell>
          <table:table-cell office:value-type="float" office:value="0" calcext:value-type="float">
            <text:p>0</text:p>
          </table:table-cell>
          <table:table-cell office:value-type="float" office:value="1367534" calcext:value-type="float">
            <text:p>1367534</text:p>
          </table:table-cell>
          <table:table-cell office:value-type="float" office:value="10940272" calcext:value-type="float">
            <text:p>10940272</text:p>
          </table:table-cell>
          <table:table-cell office:value-type="float" office:value="683767" calcext:value-type="float">
            <text:p>683767</text:p>
          </table:table-cell>
          <table:table-cell office:value-type="float" office:value="60.0122" calcext:value-type="float">
            <text:p>60.0122</text:p>
          </table:table-cell>
          <table:table-cell office:value-type="float" office:value="2.75" calcext:value-type="float">
            <text:p>2.75</text:p>
          </table:table-cell>
          <table:table-cell office:value-type="float" office:value="14.91" calcext:value-type="float">
            <text:p>14.91</text:p>
          </table:table-cell>
          <table:table-cell office:value-type="float" office:value="186.43" calcext:value-type="float">
            <text:p>186.43</text:p>
          </table:table-cell>
          <table:table-cell office:value-type="float" office:value="41.29" calcext:value-type="float">
            <text:p>41.29</text:p>
          </table:table-cell>
          <table:table-cell table:formula="of:=STDEV([.A9];[.A24];[.A39];[.A54];[.A69];[.A84];[.A99];[.A114];[.A129];[.A144])" office:value-type="float" office:value="0" calcext:value-type="float">
            <text:p>0</text:p>
          </table:table-cell>
          <table:table-cell table:style-name="ce1" table:formula="of:=STDEV([.B9];[.B24];[.B39];[.B54];[.B69];[.B84];[.B99];[.B114];[.B129];[.B144])" office:value-type="float" office:value="191.823085428671" calcext:value-type="float">
            <text:p>191.8</text:p>
          </table:table-cell>
          <table:table-cell table:style-name="ce1" table:formula="of:=STDEV([.C9];[.C24];[.C39];[.C54];[.C69];[.C84];[.C99];[.C114];[.C129];[.C144])" office:value-type="float" office:value="161085.061177145" calcext:value-type="float">
            <text:p>161085.1</text:p>
          </table:table-cell>
          <table:table-cell table:style-name="ce1" table:formula="of:=STDEV([.D9];[.D24];[.D39];[.D54];[.D69];[.D84];[.D99];[.D114];[.D129];[.D144])" office:value-type="float" office:value="0" calcext:value-type="float">
            <text:p>0.0</text:p>
          </table:table-cell>
          <table:table-cell table:style-name="ce1" table:formula="of:=STDEV([.E9];[.E24];[.E39];[.E54];[.E69];[.E84];[.E99];[.E114];[.E129];[.E144])" office:value-type="float" office:value="23012.151596735" calcext:value-type="float">
            <text:p>23012.2</text:p>
          </table:table-cell>
          <table:table-cell table:style-name="ce1" table:formula="of:=STDEV([.F9];[.F24];[.F39];[.F54];[.F69];[.F84];[.F99];[.F114];[.F129];[.F144])" office:value-type="float" office:value="184097.21277388" calcext:value-type="float">
            <text:p>184097.2</text:p>
          </table:table-cell>
          <table:table-cell table:style-name="ce1" table:formula="of:=STDEV([.G9];[.G24];[.G39];[.G54];[.G69];[.G84];[.G99];[.G114];[.G129];[.G144])" office:value-type="float" office:value="11506.0757983675" calcext:value-type="float">
            <text:p>11506.1</text:p>
          </table:table-cell>
          <table:table-cell table:style-name="ce2" table:formula="of:=STDEV([.H9];[.H24];[.H39];[.H54];[.H69];[.H84];[.H99];[.H114];[.H129];[.H144])" office:value-type="float" office:value="0.00184463185125516" calcext:value-type="float">
            <text:p>0.002</text:p>
          </table:table-cell>
          <table:table-cell table:style-name="ce2" table:formula="of:=STDEV([.I9];[.I24];[.I39];[.I54];[.I69];[.I84];[.I99];[.I114];[.I129];[.I144])" office:value-type="float" office:value="0.162890556304942" calcext:value-type="float">
            <text:p>0.163</text:p>
          </table:table-cell>
          <table:table-cell table:style-name="ce2" table:formula="of:=STDEV([.J9];[.J24];[.J39];[.J54];[.J69];[.J84];[.J99];[.J114];[.J129];[.J144])" office:value-type="float" office:value="0.26119384032213" calcext:value-type="float">
            <text:p>0.261</text:p>
          </table:table-cell>
          <table:table-cell table:style-name="ce2" table:formula="of:=STDEV([.K9];[.K24];[.K39];[.K54];[.K69];[.K84];[.K99];[.K114];[.K129];[.K144])" office:value-type="float" office:value="31.0185687935469" calcext:value-type="float">
            <text:p>31.019</text:p>
          </table:table-cell>
          <table:table-cell table:style-name="ce2" table:formula="of:=STDEV([.L9];[.L24];[.L39];[.L54];[.L69];[.L84];[.L99];[.L114];[.L129];[.L144])" office:value-type="float" office:value="1.67134709474457" calcext:value-type="float">
            <text:p>1.67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546.267383" calcext:value-type="float">
            <text:p>11546.267383</text:p>
          </table:table-cell>
          <table:table-cell office:value-type="float" office:value="9701160" calcext:value-type="float">
            <text:p>9701160</text:p>
          </table:table-cell>
          <table:table-cell office:value-type="float" office:value="0" calcext:value-type="float">
            <text:p>0</text:p>
          </table:table-cell>
          <table:table-cell office:value-type="float" office:value="1385880" calcext:value-type="float">
            <text:p>1385880</text:p>
          </table:table-cell>
          <table:table-cell office:value-type="float" office:value="11087040" calcext:value-type="float">
            <text:p>11087040</text:p>
          </table:table-cell>
          <table:table-cell office:value-type="float" office:value="692940" calcext:value-type="float">
            <text:p>692940</text:p>
          </table:table-cell>
          <table:table-cell office:value-type="float" office:value="60.0142" calcext:value-type="float">
            <text:p>60.0142</text:p>
          </table:table-cell>
          <table:table-cell office:value-type="float" office:value="3.33" calcext:value-type="float">
            <text:p>3.33</text:p>
          </table:table-cell>
          <table:table-cell office:value-type="float" office:value="16.44" calcext:value-type="float">
            <text:p>16.44</text:p>
          </table:table-cell>
          <table:table-cell office:value-type="float" office:value="160.96" calcext:value-type="float">
            <text:p>160.96</text:p>
          </table:table-cell>
          <table:table-cell office:value-type="float" office:value="43.72" calcext:value-type="float">
            <text:p>43.72</text:p>
          </table:table-cell>
          <table:table-cell table:formula="of:=STDEV([.A10];[.A25];[.A40];[.A55];[.A70];[.A85];[.A100];[.A115];[.A130];[.A145])" office:value-type="float" office:value="0" calcext:value-type="float">
            <text:p>0</text:p>
          </table:table-cell>
          <table:table-cell table:style-name="ce1" table:formula="of:=STDEV([.B10];[.B25];[.B40];[.B55];[.B70];[.B85];[.B100];[.B115];[.B130];[.B145])" office:value-type="float" office:value="84.8437420557725" calcext:value-type="float">
            <text:p>84.8</text:p>
          </table:table-cell>
          <table:table-cell table:style-name="ce1" table:formula="of:=STDEV([.C10];[.C25];[.C40];[.C55];[.C70];[.C85];[.C100];[.C115];[.C130];[.C145])" office:value-type="float" office:value="71167.5607637825" calcext:value-type="float">
            <text:p>71167.6</text:p>
          </table:table-cell>
          <table:table-cell table:style-name="ce1" table:formula="of:=STDEV([.D10];[.D25];[.D40];[.D55];[.D70];[.D85];[.D100];[.D115];[.D130];[.D145])" office:value-type="float" office:value="0" calcext:value-type="float">
            <text:p>0.0</text:p>
          </table:table-cell>
          <table:table-cell table:style-name="ce1" table:formula="of:=STDEV([.E10];[.E25];[.E40];[.E55];[.E70];[.E85];[.E100];[.E115];[.E130];[.E145])" office:value-type="float" office:value="10166.7943948261" calcext:value-type="float">
            <text:p>10166.8</text:p>
          </table:table-cell>
          <table:table-cell table:style-name="ce1" table:formula="of:=STDEV([.F10];[.F25];[.F40];[.F55];[.F70];[.F85];[.F100];[.F115];[.F130];[.F145])" office:value-type="float" office:value="81334.3551586085" calcext:value-type="float">
            <text:p>81334.4</text:p>
          </table:table-cell>
          <table:table-cell table:style-name="ce1" table:formula="of:=STDEV([.G10];[.G25];[.G40];[.G55];[.G70];[.G85];[.G100];[.G115];[.G130];[.G145])" office:value-type="float" office:value="5083.39719741303" calcext:value-type="float">
            <text:p>5083.4</text:p>
          </table:table-cell>
          <table:table-cell table:style-name="ce2" table:formula="of:=STDEV([.H10];[.H25];[.H40];[.H55];[.H70];[.H85];[.H100];[.H115];[.H130];[.H145])" office:value-type="float" office:value="0.00198743273820498" calcext:value-type="float">
            <text:p>0.002</text:p>
          </table:table-cell>
          <table:table-cell table:style-name="ce2" table:formula="of:=STDEV([.I10];[.I25];[.I40];[.I55];[.I70];[.I85];[.I100];[.I115];[.I130];[.I145])" office:value-type="float" office:value="0.151584226678694" calcext:value-type="float">
            <text:p>0.152</text:p>
          </table:table-cell>
          <table:table-cell table:style-name="ce2" table:formula="of:=STDEV([.J10];[.J25];[.J40];[.J55];[.J70];[.J85];[.J100];[.J115];[.J130];[.J145])" office:value-type="float" office:value="0.122836838484588" calcext:value-type="float">
            <text:p>0.123</text:p>
          </table:table-cell>
          <table:table-cell table:style-name="ce2" table:formula="of:=STDEV([.K10];[.K25];[.K40];[.K55];[.K70];[.K85];[.K100];[.K115];[.K130];[.K145])" office:value-type="float" office:value="25.3592343251044" calcext:value-type="float">
            <text:p>25.359</text:p>
          </table:table-cell>
          <table:table-cell table:style-name="ce2" table:formula="of:=STDEV([.L10];[.L25];[.L40];[.L55];[.L70];[.L85];[.L100];[.L115];[.L130];[.L145])" office:value-type="float" office:value="2.21792921437994" calcext:value-type="float">
            <text:p>2.2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327.381726" calcext:value-type="float">
            <text:p>11327.381726</text:p>
          </table:table-cell>
          <table:table-cell office:value-type="float" office:value="9517760" calcext:value-type="float">
            <text:p>9517760</text:p>
          </table:table-cell>
          <table:table-cell office:value-type="float" office:value="0" calcext:value-type="float">
            <text:p>0</text:p>
          </table:table-cell>
          <table:table-cell office:value-type="float" office:value="1359680" calcext:value-type="float">
            <text:p>1359680</text:p>
          </table:table-cell>
          <table:table-cell office:value-type="float" office:value="10877440" calcext:value-type="float">
            <text:p>10877440</text:p>
          </table:table-cell>
          <table:table-cell office:value-type="float" office:value="679840" calcext:value-type="float">
            <text:p>679840</text:p>
          </table:table-cell>
          <table:table-cell office:value-type="float" office:value="60.0174" calcext:value-type="float">
            <text:p>60.0174</text:p>
          </table:table-cell>
          <table:table-cell office:value-type="float" office:value="3.17" calcext:value-type="float">
            <text:p>3.17</text:p>
          </table:table-cell>
          <table:table-cell office:value-type="float" office:value="18.52" calcext:value-type="float">
            <text:p>18.52</text:p>
          </table:table-cell>
          <table:table-cell office:value-type="float" office:value="206.19" calcext:value-type="float">
            <text:p>206.19</text:p>
          </table:table-cell>
          <table:table-cell office:value-type="float" office:value="52.78" calcext:value-type="float">
            <text:p>52.78</text:p>
          </table:table-cell>
          <table:table-cell table:formula="of:=STDEV([.A11];[.A26];[.A41];[.A56];[.A71];[.A86];[.A101];[.A116];[.A131];[.A146])" office:value-type="float" office:value="0" calcext:value-type="float">
            <text:p>0</text:p>
          </table:table-cell>
          <table:table-cell table:style-name="ce1" table:formula="of:=STDEV([.B11];[.B26];[.B41];[.B56];[.B71];[.B86];[.B101];[.B116];[.B131];[.B146])" office:value-type="float" office:value="140.356857212273" calcext:value-type="float">
            <text:p>140.4</text:p>
          </table:table-cell>
          <table:table-cell table:style-name="ce1" table:formula="of:=STDEV([.C11];[.C26];[.C41];[.C56];[.C71];[.C86];[.C101];[.C116];[.C131];[.C146])" office:value-type="float" office:value="117827.086266086" calcext:value-type="float">
            <text:p>117827.1</text:p>
          </table:table-cell>
          <table:table-cell table:style-name="ce1" table:formula="of:=STDEV([.D11];[.D26];[.D41];[.D56];[.D71];[.D86];[.D101];[.D116];[.D131];[.D146])" office:value-type="float" office:value="0" calcext:value-type="float">
            <text:p>0.0</text:p>
          </table:table-cell>
          <table:table-cell table:style-name="ce1" table:formula="of:=STDEV([.E11];[.E26];[.E41];[.E56];[.E71];[.E86];[.E101];[.E116];[.E131];[.E146])" office:value-type="float" office:value="16832.4408951551" calcext:value-type="float">
            <text:p>16832.4</text:p>
          </table:table-cell>
          <table:table-cell table:style-name="ce1" table:formula="of:=STDEV([.F11];[.F26];[.F41];[.F56];[.F71];[.F86];[.F101];[.F116];[.F131];[.F146])" office:value-type="float" office:value="134659.527161241" calcext:value-type="float">
            <text:p>134659.5</text:p>
          </table:table-cell>
          <table:table-cell table:style-name="ce1" table:formula="of:=STDEV([.G11];[.G26];[.G41];[.G56];[.G71];[.G86];[.G101];[.G116];[.G131];[.G146])" office:value-type="float" office:value="8416.22044757754" calcext:value-type="float">
            <text:p>8416.2</text:p>
          </table:table-cell>
          <table:table-cell table:style-name="ce2" table:formula="of:=STDEV([.H11];[.H26];[.H41];[.H56];[.H71];[.H86];[.H101];[.H116];[.H131];[.H146])" office:value-type="float" office:value="0.0021104238647464" calcext:value-type="float">
            <text:p>0.002</text:p>
          </table:table-cell>
          <table:table-cell table:style-name="ce2" table:formula="of:=STDEV([.I11];[.I26];[.I41];[.I56];[.I71];[.I86];[.I101];[.I116];[.I131];[.I146])" office:value-type="float" office:value="0.0844853701996847" calcext:value-type="float">
            <text:p>0.084</text:p>
          </table:table-cell>
          <table:table-cell table:style-name="ce2" table:formula="of:=STDEV([.J11];[.J26];[.J41];[.J56];[.J71];[.J86];[.J101];[.J116];[.J131];[.J146])" office:value-type="float" office:value="0.228281015904131" calcext:value-type="float">
            <text:p>0.228</text:p>
          </table:table-cell>
          <table:table-cell table:style-name="ce2" table:formula="of:=STDEV([.K11];[.K26];[.K41];[.K56];[.K71];[.K86];[.K101];[.K116];[.K131];[.K146])" office:value-type="float" office:value="27.1111251457159" calcext:value-type="float">
            <text:p>27.111</text:p>
          </table:table-cell>
          <table:table-cell table:style-name="ce2" table:formula="of:=STDEV([.L11];[.L26];[.L41];[.L56];[.L71];[.L86];[.L101];[.L116];[.L131];[.L146])" office:value-type="float" office:value="2.15164045943244" calcext:value-type="float">
            <text:p>2.15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426.055575" calcext:value-type="float">
            <text:p>11426.055575</text:p>
          </table:table-cell>
          <table:table-cell office:value-type="float" office:value="9600990" calcext:value-type="float">
            <text:p>9600990</text:p>
          </table:table-cell>
          <table:table-cell office:value-type="float" office:value="0" calcext:value-type="float">
            <text:p>0</text:p>
          </table:table-cell>
          <table:table-cell office:value-type="float" office:value="1371570" calcext:value-type="float">
            <text:p>1371570</text:p>
          </table:table-cell>
          <table:table-cell office:value-type="float" office:value="10972560" calcext:value-type="float">
            <text:p>10972560</text:p>
          </table:table-cell>
          <table:table-cell office:value-type="float" office:value="685785" calcext:value-type="float">
            <text:p>685785</text:p>
          </table:table-cell>
          <table:table-cell office:value-type="float" office:value="60.0194" calcext:value-type="float">
            <text:p>60.0194</text:p>
          </table:table-cell>
          <table:table-cell office:value-type="float" office:value="3.21" calcext:value-type="float">
            <text:p>3.21</text:p>
          </table:table-cell>
          <table:table-cell office:value-type="float" office:value="20.11" calcext:value-type="float">
            <text:p>20.11</text:p>
          </table:table-cell>
          <table:table-cell office:value-type="float" office:value="219.57" calcext:value-type="float">
            <text:p>219.57</text:p>
          </table:table-cell>
          <table:table-cell office:value-type="float" office:value="56.98" calcext:value-type="float">
            <text:p>56.98</text:p>
          </table:table-cell>
          <table:table-cell table:formula="of:=STDEV([.A12];[.A27];[.A42];[.A57];[.A72];[.A87];[.A102];[.A117];[.A132];[.A147])" office:value-type="float" office:value="0" calcext:value-type="float">
            <text:p>0</text:p>
          </table:table-cell>
          <table:table-cell table:style-name="ce1" table:formula="of:=STDEV([.B12];[.B27];[.B42];[.B57];[.B72];[.B87];[.B102];[.B117];[.B132];[.B147])" office:value-type="float" office:value="120.092618295451" calcext:value-type="float">
            <text:p>120.1</text:p>
          </table:table-cell>
          <table:table-cell table:style-name="ce1" table:formula="of:=STDEV([.C12];[.C27];[.C42];[.C57];[.C72];[.C87];[.C102];[.C117];[.C132];[.C147])" office:value-type="float" office:value="101049.08290331" calcext:value-type="float">
            <text:p>101049.1</text:p>
          </table:table-cell>
          <table:table-cell table:style-name="ce1" table:formula="of:=STDEV([.D12];[.D27];[.D42];[.D57];[.D72];[.D87];[.D102];[.D117];[.D132];[.D147])" office:value-type="float" office:value="0" calcext:value-type="float">
            <text:p>0.0</text:p>
          </table:table-cell>
          <table:table-cell table:style-name="ce1" table:formula="of:=STDEV([.E12];[.E27];[.E42];[.E57];[.E72];[.E87];[.E102];[.E117];[.E132];[.E147])" office:value-type="float" office:value="14435.5832719014" calcext:value-type="float">
            <text:p>14435.6</text:p>
          </table:table-cell>
          <table:table-cell table:style-name="ce1" table:formula="of:=STDEV([.F12];[.F27];[.F42];[.F57];[.F72];[.F87];[.F102];[.F117];[.F132];[.F147])" office:value-type="float" office:value="115484.666175211" calcext:value-type="float">
            <text:p>115484.7</text:p>
          </table:table-cell>
          <table:table-cell table:style-name="ce1" table:formula="of:=STDEV([.G12];[.G27];[.G42];[.G57];[.G72];[.G87];[.G102];[.G117];[.G132];[.G147])" office:value-type="float" office:value="7217.79163595071" calcext:value-type="float">
            <text:p>7217.8</text:p>
          </table:table-cell>
          <table:table-cell table:style-name="ce2" table:formula="of:=STDEV([.H12];[.H27];[.H42];[.H57];[.H72];[.H87];[.H102];[.H117];[.H132];[.H147])" office:value-type="float" office:value="0.00234179418395258" calcext:value-type="float">
            <text:p>0.002</text:p>
          </table:table-cell>
          <table:table-cell table:style-name="ce2" table:formula="of:=STDEV([.I12];[.I27];[.I42];[.I57];[.I72];[.I87];[.I102];[.I117];[.I132];[.I147])" office:value-type="float" office:value="0.083725742755738" calcext:value-type="float">
            <text:p>0.084</text:p>
          </table:table-cell>
          <table:table-cell table:style-name="ce2" table:formula="of:=STDEV([.J12];[.J27];[.J42];[.J57];[.J72];[.J87];[.J102];[.J117];[.J132];[.J147])" office:value-type="float" office:value="0.212289111041209" calcext:value-type="float">
            <text:p>0.212</text:p>
          </table:table-cell>
          <table:table-cell table:style-name="ce2" table:formula="of:=STDEV([.K12];[.K27];[.K42];[.K57];[.K72];[.K87];[.K102];[.K117];[.K132];[.K147])" office:value-type="float" office:value="31.6823617420727" calcext:value-type="float">
            <text:p>31.682</text:p>
          </table:table-cell>
          <table:table-cell table:style-name="ce2" table:formula="of:=STDEV([.L12];[.L27];[.L42];[.L57];[.L72];[.L87];[.L102];[.L117];[.L132];[.L147])" office:value-type="float" office:value="1.93222496964855" calcext:value-type="float">
            <text:p>1.93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62.683315" calcext:value-type="float">
            <text:p>11262.683315</text:p>
          </table:table-cell>
          <table:table-cell office:value-type="float" office:value="9463776" calcext:value-type="float">
            <text:p>9463776</text:p>
          </table:table-cell>
          <table:table-cell office:value-type="float" office:value="0" calcext:value-type="float">
            <text:p>0</text:p>
          </table:table-cell>
          <table:table-cell office:value-type="float" office:value="1351968" calcext:value-type="float">
            <text:p>1351968</text:p>
          </table:table-cell>
          <table:table-cell office:value-type="float" office:value="10815744" calcext:value-type="float">
            <text:p>10815744</text:p>
          </table:table-cell>
          <table:table-cell office:value-type="float" office:value="675984" calcext:value-type="float">
            <text:p>675984</text:p>
          </table:table-cell>
          <table:table-cell office:value-type="float" office:value="60.0198" calcext:value-type="float">
            <text:p>60.0198</text:p>
          </table:table-cell>
          <table:table-cell office:value-type="float" office:value="3.05" calcext:value-type="float">
            <text:p>3.05</text:p>
          </table:table-cell>
          <table:table-cell office:value-type="float" office:value="22.18" calcext:value-type="float">
            <text:p>22.18</text:p>
          </table:table-cell>
          <table:table-cell office:value-type="float" office:value="265.08" calcext:value-type="float">
            <text:p>265.08</text:p>
          </table:table-cell>
          <table:table-cell office:value-type="float" office:value="64.56" calcext:value-type="float">
            <text:p>64.56</text:p>
          </table:table-cell>
          <table:table-cell table:formula="of:=STDEV([.A13];[.A28];[.A43];[.A58];[.A73];[.A88];[.A103];[.A118];[.A133];[.A148])" office:value-type="float" office:value="0" calcext:value-type="float">
            <text:p>0</text:p>
          </table:table-cell>
          <table:table-cell table:style-name="ce1" table:formula="of:=STDEV([.B13];[.B28];[.B43];[.B58];[.B73];[.B88];[.B103];[.B118];[.B133];[.B148])" office:value-type="float" office:value="79.0945119053739" calcext:value-type="float">
            <text:p>79.1</text:p>
          </table:table-cell>
          <table:table-cell table:style-name="ce1" table:formula="of:=STDEV([.C13];[.C28];[.C43];[.C58];[.C73];[.C88];[.C103];[.C118];[.C133];[.C148])" office:value-type="float" office:value="66250.6978576243" calcext:value-type="float">
            <text:p>66250.7</text:p>
          </table:table-cell>
          <table:table-cell table:style-name="ce1" table:formula="of:=STDEV([.D13];[.D28];[.D43];[.D58];[.D73];[.D88];[.D103];[.D118];[.D133];[.D148])" office:value-type="float" office:value="0" calcext:value-type="float">
            <text:p>0.0</text:p>
          </table:table-cell>
          <table:table-cell table:style-name="ce1" table:formula="of:=STDEV([.E13];[.E28];[.E43];[.E58];[.E73];[.E88];[.E103];[.E118];[.E133];[.E148])" office:value-type="float" office:value="9464.38540823204" calcext:value-type="float">
            <text:p>9464.4</text:p>
          </table:table-cell>
          <table:table-cell table:style-name="ce1" table:formula="of:=STDEV([.F13];[.F28];[.F43];[.F58];[.F73];[.F88];[.F103];[.F118];[.F133];[.F148])" office:value-type="float" office:value="75715.0832658563" calcext:value-type="float">
            <text:p>75715.1</text:p>
          </table:table-cell>
          <table:table-cell table:style-name="ce1" table:formula="of:=STDEV([.G13];[.G28];[.G43];[.G58];[.G73];[.G88];[.G103];[.G118];[.G133];[.G148])" office:value-type="float" office:value="4732.19270411602" calcext:value-type="float">
            <text:p>4732.2</text:p>
          </table:table-cell>
          <table:table-cell table:style-name="ce2" table:formula="of:=STDEV([.H13];[.H28];[.H43];[.H58];[.H73];[.H88];[.H103];[.H118];[.H133];[.H148])" office:value-type="float" office:value="0.00154563902642254" calcext:value-type="float">
            <text:p>0.002</text:p>
          </table:table-cell>
          <table:table-cell table:style-name="ce2" table:formula="of:=STDEV([.I13];[.I28];[.I43];[.I58];[.I73];[.I88];[.I103];[.I118];[.I133];[.I148])" office:value-type="float" office:value="0.101000550053508" calcext:value-type="float">
            <text:p>0.101</text:p>
          </table:table-cell>
          <table:table-cell table:style-name="ce2" table:formula="of:=STDEV([.J13];[.J28];[.J43];[.J58];[.J73];[.J88];[.J103];[.J118];[.J133];[.J148])" office:value-type="float" office:value="0.151862510917679" calcext:value-type="float">
            <text:p>0.152</text:p>
          </table:table-cell>
          <table:table-cell table:style-name="ce2" table:formula="of:=STDEV([.K13];[.K28];[.K43];[.K58];[.K73];[.K88];[.K103];[.K118];[.K133];[.K148])" office:value-type="float" office:value="55.7903054202868" calcext:value-type="float">
            <text:p>55.790</text:p>
          </table:table-cell>
          <table:table-cell table:style-name="ce2" table:formula="of:=STDEV([.L13];[.L28];[.L43];[.L58];[.L73];[.L88];[.L103];[.L118];[.L133];[.L148])" office:value-type="float" office:value="2.2159635476344" calcext:value-type="float">
            <text:p>2.21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308.427408" calcext:value-type="float">
            <text:p>11308.427408</text:p>
          </table:table-cell>
          <table:table-cell office:value-type="float" office:value="9502752" calcext:value-type="float">
            <text:p>9502752</text:p>
          </table:table-cell>
          <table:table-cell office:value-type="float" office:value="0" calcext:value-type="float">
            <text:p>0</text:p>
          </table:table-cell>
          <table:table-cell office:value-type="float" office:value="1357536" calcext:value-type="float">
            <text:p>1357536</text:p>
          </table:table-cell>
          <table:table-cell office:value-type="float" office:value="10860288" calcext:value-type="float">
            <text:p>10860288</text:p>
          </table:table-cell>
          <table:table-cell office:value-type="float" office:value="678768" calcext:value-type="float">
            <text:p>678768</text:p>
          </table:table-cell>
          <table:table-cell office:value-type="float" office:value="60.0232" calcext:value-type="float">
            <text:p>60.0232</text:p>
          </table:table-cell>
          <table:table-cell office:value-type="float" office:value="3.33" calcext:value-type="float">
            <text:p>3.33</text:p>
          </table:table-cell>
          <table:table-cell office:value-type="float" office:value="23.86" calcext:value-type="float">
            <text:p>23.86</text:p>
          </table:table-cell>
          <table:table-cell office:value-type="float" office:value="307.06" calcext:value-type="float">
            <text:p>307.06</text:p>
          </table:table-cell>
          <table:table-cell office:value-type="float" office:value="68.09" calcext:value-type="float">
            <text:p>68.09</text:p>
          </table:table-cell>
          <table:table-cell table:formula="of:=STDEV([.A14];[.A29];[.A44];[.A59];[.A74];[.A89];[.A104];[.A119];[.A134];[.A149])" office:value-type="float" office:value="0" calcext:value-type="float">
            <text:p>0</text:p>
          </table:table-cell>
          <table:table-cell table:style-name="ce1" table:formula="of:=STDEV([.B14];[.B29];[.B44];[.B59];[.B74];[.B89];[.B104];[.B119];[.B134];[.B149])" office:value-type="float" office:value="99.8639773389364" calcext:value-type="float">
            <text:p>99.9</text:p>
          </table:table-cell>
          <table:table-cell table:style-name="ce1" table:formula="of:=STDEV([.C14];[.C29];[.C44];[.C59];[.C74];[.C89];[.C104];[.C119];[.C134];[.C149])" office:value-type="float" office:value="84041.6415451293" calcext:value-type="float">
            <text:p>84041.6</text:p>
          </table:table-cell>
          <table:table-cell table:style-name="ce1" table:formula="of:=STDEV([.D14];[.D29];[.D44];[.D59];[.D74];[.D89];[.D104];[.D119];[.D134];[.D149])" office:value-type="float" office:value="0" calcext:value-type="float">
            <text:p>0.0</text:p>
          </table:table-cell>
          <table:table-cell table:style-name="ce1" table:formula="of:=STDEV([.E14];[.E29];[.E44];[.E59];[.E74];[.E89];[.E104];[.E119];[.E134];[.E149])" office:value-type="float" office:value="12005.9487921613" calcext:value-type="float">
            <text:p>12005.9</text:p>
          </table:table-cell>
          <table:table-cell table:style-name="ce1" table:formula="of:=STDEV([.F14];[.F29];[.F44];[.F59];[.F74];[.F89];[.F104];[.F119];[.F134];[.F149])" office:value-type="float" office:value="96047.5903372906" calcext:value-type="float">
            <text:p>96047.6</text:p>
          </table:table-cell>
          <table:table-cell table:style-name="ce1" table:formula="of:=STDEV([.G14];[.G29];[.G44];[.G59];[.G74];[.G89];[.G104];[.G119];[.G134];[.G149])" office:value-type="float" office:value="6002.97439608066" calcext:value-type="float">
            <text:p>6003.0</text:p>
          </table:table-cell>
          <table:table-cell table:style-name="ce2" table:formula="of:=STDEV([.H14];[.H29];[.H44];[.H59];[.H74];[.H89];[.H104];[.H119];[.H134];[.H149])" office:value-type="float" office:value="0.0025704301412637" calcext:value-type="float">
            <text:p>0.003</text:p>
          </table:table-cell>
          <table:table-cell table:style-name="ce2" table:formula="of:=STDEV([.I14];[.I29];[.I44];[.I59];[.I74];[.I89];[.I104];[.I119];[.I134];[.I149])" office:value-type="float" office:value="0.132664991614216" calcext:value-type="float">
            <text:p>0.133</text:p>
          </table:table-cell>
          <table:table-cell table:style-name="ce2" table:formula="of:=STDEV([.J14];[.J29];[.J44];[.J59];[.J74];[.J89];[.J104];[.J119];[.J134];[.J149])" office:value-type="float" office:value="0.214009345590328" calcext:value-type="float">
            <text:p>0.214</text:p>
          </table:table-cell>
          <table:table-cell table:style-name="ce2" table:formula="of:=STDEV([.K14];[.K29];[.K44];[.K59];[.K74];[.K89];[.K104];[.K119];[.K134];[.K149])" office:value-type="float" office:value="41.4465288722175" calcext:value-type="float">
            <text:p>41.447</text:p>
          </table:table-cell>
          <table:table-cell table:style-name="ce2" table:formula="of:=STDEV([.L14];[.L29];[.L44];[.L59];[.L74];[.L89];[.L104];[.L119];[.L134];[.L149])" office:value-type="float" office:value="2.40858741450946" calcext:value-type="float">
            <text:p>2.40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47.281394" calcext:value-type="float">
            <text:p>11347.281394</text:p>
          </table:table-cell>
          <table:table-cell office:value-type="float" office:value="9534560" calcext:value-type="float">
            <text:p>9534560</text:p>
          </table:table-cell>
          <table:table-cell office:value-type="float" office:value="0" calcext:value-type="float">
            <text:p>0</text:p>
          </table:table-cell>
          <table:table-cell office:value-type="float" office:value="1362080" calcext:value-type="float">
            <text:p>1362080</text:p>
          </table:table-cell>
          <table:table-cell office:value-type="float" office:value="10896640" calcext:value-type="float">
            <text:p>10896640</text:p>
          </table:table-cell>
          <table:table-cell office:value-type="float" office:value="681040" calcext:value-type="float">
            <text:p>681040</text:p>
          </table:table-cell>
          <table:table-cell office:value-type="float" office:value="60.0179" calcext:value-type="float">
            <text:p>60.0179</text:p>
          </table:table-cell>
          <table:table-cell office:value-type="float" office:value="3.09" calcext:value-type="float">
            <text:p>3.09</text:p>
          </table:table-cell>
          <table:table-cell office:value-type="float" office:value="25.54" calcext:value-type="float">
            <text:p>25.54</text:p>
          </table:table-cell>
          <table:table-cell office:value-type="float" office:value="242.44" calcext:value-type="float">
            <text:p>242.44</text:p>
          </table:table-cell>
          <table:table-cell office:value-type="float" office:value="67.58" calcext:value-type="float">
            <text:p>67.58</text:p>
          </table:table-cell>
          <table:table-cell table:formula="of:=STDEV([.A15];[.A30];[.A45];[.A60];[.A75];[.A90];[.A105];[.A120];[.A135];[.A150])" office:value-type="float" office:value="0" calcext:value-type="float">
            <text:p>0</text:p>
          </table:table-cell>
          <table:table-cell table:style-name="ce1" table:formula="of:=STDEV([.B15];[.B30];[.B45];[.B60];[.B75];[.B90];[.B105];[.B120];[.B135];[.B150])" office:value-type="float" office:value="39.7761456341276" calcext:value-type="float">
            <text:p>39.8</text:p>
          </table:table-cell>
          <table:table-cell table:style-name="ce1" table:formula="of:=STDEV([.C15];[.C30];[.C45];[.C60];[.C75];[.C90];[.C105];[.C120];[.C135];[.C150])" office:value-type="float" office:value="33445.6555165739" calcext:value-type="float">
            <text:p>33445.7</text:p>
          </table:table-cell>
          <table:table-cell table:style-name="ce1" table:formula="of:=STDEV([.D15];[.D30];[.D45];[.D60];[.D75];[.D90];[.D105];[.D120];[.D135];[.D150])" office:value-type="float" office:value="0" calcext:value-type="float">
            <text:p>0.0</text:p>
          </table:table-cell>
          <table:table-cell table:style-name="ce1" table:formula="of:=STDEV([.E15];[.E30];[.E45];[.E60];[.E75];[.E90];[.E105];[.E120];[.E135];[.E150])" office:value-type="float" office:value="4777.95078808199" calcext:value-type="float">
            <text:p>4778.0</text:p>
          </table:table-cell>
          <table:table-cell table:style-name="ce1" table:formula="of:=STDEV([.F15];[.F30];[.F45];[.F60];[.F75];[.F90];[.F105];[.F120];[.F135];[.F150])" office:value-type="float" office:value="38223.6063046559" calcext:value-type="float">
            <text:p>38223.6</text:p>
          </table:table-cell>
          <table:table-cell table:style-name="ce1" table:formula="of:=STDEV([.G15];[.G30];[.G45];[.G60];[.G75];[.G90];[.G105];[.G120];[.G135];[.G150])" office:value-type="float" office:value="2388.975394041" calcext:value-type="float">
            <text:p>2389.0</text:p>
          </table:table-cell>
          <table:table-cell table:style-name="ce2" table:formula="of:=STDEV([.H15];[.H30];[.H45];[.H60];[.H75];[.H90];[.H105];[.H120];[.H135];[.H150])" office:value-type="float" office:value="0.00180751517589987" calcext:value-type="float">
            <text:p>0.002</text:p>
          </table:table-cell>
          <table:table-cell table:style-name="ce2" table:formula="of:=STDEV([.I15];[.I30];[.I45];[.I60];[.I75];[.I90];[.I105];[.I120];[.I135];[.I150])" office:value-type="float" office:value="0.0862554346113913" calcext:value-type="float">
            <text:p>0.086</text:p>
          </table:table-cell>
          <table:table-cell table:style-name="ce2" table:formula="of:=STDEV([.J15];[.J30];[.J45];[.J60];[.J75];[.J90];[.J105];[.J120];[.J135];[.J150])" office:value-type="float" office:value="0.089721792224632" calcext:value-type="float">
            <text:p>0.090</text:p>
          </table:table-cell>
          <table:table-cell table:style-name="ce2" table:formula="of:=STDEV([.K15];[.K30];[.K45];[.K60];[.K75];[.K90];[.K105];[.K120];[.K135];[.K150])" office:value-type="float" office:value="47.0960188928486" calcext:value-type="float">
            <text:p>47.096</text:p>
          </table:table-cell>
          <table:table-cell table:style-name="ce2" table:formula="of:=STDEV([.L15];[.L30];[.L45];[.L60];[.L75];[.L90];[.L105];[.L120];[.L135];[.L150])" office:value-type="float" office:value="2.4208180435547" calcext:value-type="float">
            <text:p>2.4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48.369743" calcext:value-type="float">
            <text:p>3148.369743</text:p>
          </table:table-cell>
          <table:table-cell office:value-type="float" office:value="2644754" calcext:value-type="float">
            <text:p>2644754</text:p>
          </table:table-cell>
          <table:table-cell office:value-type="float" office:value="0" calcext:value-type="float">
            <text:p>0</text:p>
          </table:table-cell>
          <table:table-cell office:value-type="float" office:value="377822" calcext:value-type="float">
            <text:p>377822</text:p>
          </table:table-cell>
          <table:table-cell office:value-type="float" office:value="3022576" calcext:value-type="float">
            <text:p>3022576</text:p>
          </table:table-cell>
          <table:table-cell office:value-type="float" office:value="188911" calcext:value-type="float">
            <text:p>188911</text:p>
          </table:table-cell>
          <table:table-cell office:value-type="float" office:value="60.0028" calcext:value-type="float">
            <text:p>60.0028</text:p>
          </table:table-cell>
          <table:table-cell office:value-type="float" office:value="2.47" calcext:value-type="float">
            <text:p>2.47</text:p>
          </table:table-cell>
          <table:table-cell office:value-type="float" office:value="3.17" calcext:value-type="float">
            <text:p>3.17</text:p>
          </table:table-cell>
          <table:table-cell office:value-type="float" office:value="13.69" calcext:value-type="float">
            <text:p>13.69</text:p>
          </table:table-cell>
          <table:table-cell office:value-type="float" office:value="3.68" calcext:value-type="float">
            <text:p>3.68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00.292981" calcext:value-type="float">
            <text:p>5900.292981</text:p>
          </table:table-cell>
          <table:table-cell office:value-type="float" office:value="4956560" calcext:value-type="float">
            <text:p>4956560</text:p>
          </table:table-cell>
          <table:table-cell office:value-type="float" office:value="0" calcext:value-type="float">
            <text:p>0</text:p>
          </table:table-cell>
          <table:table-cell office:value-type="float" office:value="708080" calcext:value-type="float">
            <text:p>708080</text:p>
          </table:table-cell>
          <table:table-cell office:value-type="float" office:value="5664640" calcext:value-type="float">
            <text:p>5664640</text:p>
          </table:table-cell>
          <table:table-cell office:value-type="float" office:value="354040" calcext:value-type="float">
            <text:p>354040</text:p>
          </table:table-cell>
          <table:table-cell office:value-type="float" office:value="60.0038" calcext:value-type="float">
            <text:p>60.0038</text:p>
          </table:table-cell>
          <table:table-cell office:value-type="float" office:value="3.06" calcext:value-type="float">
            <text:p>3.06</text:p>
          </table:table-cell>
          <table:table-cell office:value-type="float" office:value="5.07" calcext:value-type="float">
            <text:p>5.07</text:p>
          </table:table-cell>
          <table:table-cell office:value-type="float" office:value="29.17" calcext:value-type="float">
            <text:p>29.17</text:p>
          </table:table-cell>
          <table:table-cell office:value-type="float" office:value="7.05" calcext:value-type="float">
            <text:p>7.05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96.294969" calcext:value-type="float">
            <text:p>6796.294969</text:p>
          </table:table-cell>
          <table:table-cell office:value-type="float" office:value="5709354" calcext:value-type="float">
            <text:p>5709354</text:p>
          </table:table-cell>
          <table:table-cell office:value-type="float" office:value="0" calcext:value-type="float">
            <text:p>0</text:p>
          </table:table-cell>
          <table:table-cell office:value-type="float" office:value="815622" calcext:value-type="float">
            <text:p>815622</text:p>
          </table:table-cell>
          <table:table-cell office:value-type="float" office:value="6524976" calcext:value-type="float">
            <text:p>6524976</text:p>
          </table:table-cell>
          <table:table-cell office:value-type="float" office:value="407811" calcext:value-type="float">
            <text:p>407811</text:p>
          </table:table-cell>
          <table:table-cell office:value-type="float" office:value="60.0049" calcext:value-type="float">
            <text:p>60.0049</text:p>
          </table:table-cell>
          <table:table-cell office:value-type="float" office:value="2.98" calcext:value-type="float">
            <text:p>2.98</text:p>
          </table:table-cell>
          <table:table-cell office:value-type="float" office:value="7.34" calcext:value-type="float">
            <text:p>7.34</text:p>
          </table:table-cell>
          <table:table-cell office:value-type="float" office:value="44.26" calcext:value-type="float">
            <text:p>44.26</text:p>
          </table:table-cell>
          <table:table-cell office:value-type="float" office:value="12.06" calcext:value-type="float">
            <text:p>12.06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02.232421" calcext:value-type="float">
            <text:p>9402.232421</text:p>
          </table:table-cell>
          <table:table-cell office:value-type="float" office:value="7898744" calcext:value-type="float">
            <text:p>7898744</text:p>
          </table:table-cell>
          <table:table-cell office:value-type="float" office:value="0" calcext:value-type="float">
            <text:p>0</text:p>
          </table:table-cell>
          <table:table-cell office:value-type="float" office:value="1128392" calcext:value-type="float">
            <text:p>1128392</text:p>
          </table:table-cell>
          <table:table-cell office:value-type="float" office:value="9027136" calcext:value-type="float">
            <text:p>9027136</text:p>
          </table:table-cell>
          <table:table-cell office:value-type="float" office:value="564196" calcext:value-type="float">
            <text:p>564196</text:p>
          </table:table-cell>
          <table:table-cell office:value-type="float" office:value="60.0066" calcext:value-type="float">
            <text:p>60.0066</text:p>
          </table:table-cell>
          <table:table-cell office:value-type="float" office:value="2.72" calcext:value-type="float">
            <text:p>2.72</text:p>
          </table:table-cell>
          <table:table-cell office:value-type="float" office:value="7.43" calcext:value-type="float">
            <text:p>7.43</text:p>
          </table:table-cell>
          <table:table-cell office:value-type="float" office:value="76.53" calcext:value-type="float">
            <text:p>76.53</text:p>
          </table:table-cell>
          <table:table-cell office:value-type="float" office:value="14.21" calcext:value-type="float">
            <text:p>14.21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15.277257" calcext:value-type="float">
            <text:p>9515.277257</text:p>
          </table:table-cell>
          <table:table-cell office:value-type="float" office:value="7993832" calcext:value-type="float">
            <text:p>7993832</text:p>
          </table:table-cell>
          <table:table-cell office:value-type="float" office:value="0" calcext:value-type="float">
            <text:p>0</text:p>
          </table:table-cell>
          <table:table-cell office:value-type="float" office:value="1141976" calcext:value-type="float">
            <text:p>1141976</text:p>
          </table:table-cell>
          <table:table-cell office:value-type="float" office:value="9135808" calcext:value-type="float">
            <text:p>9135808</text:p>
          </table:table-cell>
          <table:table-cell office:value-type="float" office:value="570988" calcext:value-type="float">
            <text:p>570988</text:p>
          </table:table-cell>
          <table:table-cell office:value-type="float" office:value="60.0075" calcext:value-type="float">
            <text:p>60.0075</text:p>
          </table:table-cell>
          <table:table-cell office:value-type="float" office:value="2.79" calcext:value-type="float">
            <text:p>2.79</text:p>
          </table:table-cell>
          <table:table-cell office:value-type="float" office:value="9.45" calcext:value-type="float">
            <text:p>9.45</text:p>
          </table:table-cell>
          <table:table-cell office:value-type="float" office:value="135.82" calcext:value-type="float">
            <text:p>135.82</text:p>
          </table:table-cell>
          <table:table-cell office:value-type="float" office:value="23.54" calcext:value-type="float">
            <text:p>23.54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410.659174" calcext:value-type="float">
            <text:p>10410.659174</text:p>
          </table:table-cell>
          <table:table-cell office:value-type="float" office:value="8746178" calcext:value-type="float">
            <text:p>8746178</text:p>
          </table:table-cell>
          <table:table-cell office:value-type="float" office:value="0" calcext:value-type="float">
            <text:p>0</text:p>
          </table:table-cell>
          <table:table-cell office:value-type="float" office:value="1249454" calcext:value-type="float">
            <text:p>1249454</text:p>
          </table:table-cell>
          <table:table-cell office:value-type="float" office:value="9995632" calcext:value-type="float">
            <text:p>9995632</text:p>
          </table:table-cell>
          <table:table-cell office:value-type="float" office:value="624727" calcext:value-type="float">
            <text:p>624727</text:p>
          </table:table-cell>
          <table:table-cell office:value-type="float" office:value="60.0084" calcext:value-type="float">
            <text:p>60.0084</text:p>
          </table:table-cell>
          <table:table-cell office:value-type="float" office:value="2.95" calcext:value-type="float">
            <text:p>2.95</text:p>
          </table:table-cell>
          <table:table-cell office:value-type="float" office:value="10.56" calcext:value-type="float">
            <text:p>10.56</text:p>
          </table:table-cell>
          <table:table-cell office:value-type="float" office:value="135.82" calcext:value-type="float">
            <text:p>135.82</text:p>
          </table:table-cell>
          <table:table-cell office:value-type="float" office:value="26.18" calcext:value-type="float">
            <text:p>26.18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955.838365" calcext:value-type="float">
            <text:p>10955.838365</text:p>
          </table:table-cell>
          <table:table-cell office:value-type="float" office:value="9204300" calcext:value-type="float">
            <text:p>9204300</text:p>
          </table:table-cell>
          <table:table-cell office:value-type="float" office:value="0" calcext:value-type="float">
            <text:p>0</text:p>
          </table:table-cell>
          <table:table-cell office:value-type="float" office:value="1314900" calcext:value-type="float">
            <text:p>1314900</text:p>
          </table:table-cell>
          <table:table-cell office:value-type="float" office:value="10519200" calcext:value-type="float">
            <text:p>10519200</text:p>
          </table:table-cell>
          <table:table-cell office:value-type="float" office:value="657450" calcext:value-type="float">
            <text:p>657450</text:p>
          </table:table-cell>
          <table:table-cell office:value-type="float" office:value="60.0091" calcext:value-type="float">
            <text:p>60.0091</text:p>
          </table:table-cell>
          <table:table-cell office:value-type="float" office:value="2.87" calcext:value-type="float">
            <text:p>2.87</text:p>
          </table:table-cell>
          <table:table-cell office:value-type="float" office:value="11.86" calcext:value-type="float">
            <text:p>11.86</text:p>
          </table:table-cell>
          <table:table-cell office:value-type="float" office:value="128.24" calcext:value-type="float">
            <text:p>128.24</text:p>
          </table:table-cell>
          <table:table-cell office:value-type="float" office:value="32.12" calcext:value-type="float">
            <text:p>32.12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323.157421" calcext:value-type="float">
            <text:p>11323.157421</text:p>
          </table:table-cell>
          <table:table-cell office:value-type="float" office:value="9513196" calcext:value-type="float">
            <text:p>9513196</text:p>
          </table:table-cell>
          <table:table-cell office:value-type="float" office:value="0" calcext:value-type="float">
            <text:p>0</text:p>
          </table:table-cell>
          <table:table-cell office:value-type="float" office:value="1359028" calcext:value-type="float">
            <text:p>1359028</text:p>
          </table:table-cell>
          <table:table-cell office:value-type="float" office:value="10872224" calcext:value-type="float">
            <text:p>10872224</text:p>
          </table:table-cell>
          <table:table-cell office:value-type="float" office:value="679514" calcext:value-type="float">
            <text:p>679514</text:p>
          </table:table-cell>
          <table:table-cell office:value-type="float" office:value="60.011" calcext:value-type="float">
            <text:p>60.011</text:p>
          </table:table-cell>
          <table:table-cell office:value-type="float" office:value="3.04" calcext:value-type="float">
            <text:p>3.04</text:p>
          </table:table-cell>
          <table:table-cell office:value-type="float" office:value="13.24" calcext:value-type="float">
            <text:p>13.24</text:p>
          </table:table-cell>
          <table:table-cell office:value-type="float" office:value="143.35" calcext:value-type="float">
            <text:p>143.35</text:p>
          </table:table-cell>
          <table:table-cell office:value-type="float" office:value="36.87" calcext:value-type="float">
            <text:p>36.87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241.858163" calcext:value-type="float">
            <text:p>11241.858163</text:p>
          </table:table-cell>
          <table:table-cell office:value-type="float" office:value="9445380" calcext:value-type="float">
            <text:p>9445380</text:p>
          </table:table-cell>
          <table:table-cell office:value-type="float" office:value="0" calcext:value-type="float">
            <text:p>0</text:p>
          </table:table-cell>
          <table:table-cell office:value-type="float" office:value="1349340" calcext:value-type="float">
            <text:p>1349340</text:p>
          </table:table-cell>
          <table:table-cell office:value-type="float" office:value="10794720" calcext:value-type="float">
            <text:p>10794720</text:p>
          </table:table-cell>
          <table:table-cell office:value-type="float" office:value="674670" calcext:value-type="float">
            <text:p>674670</text:p>
          </table:table-cell>
          <table:table-cell office:value-type="float" office:value="60.0141" calcext:value-type="float">
            <text:p>60.0141</text:p>
          </table:table-cell>
          <table:table-cell office:value-type="float" office:value="3.04" calcext:value-type="float">
            <text:p>3.04</text:p>
          </table:table-cell>
          <table:table-cell office:value-type="float" office:value="15.11" calcext:value-type="float">
            <text:p>15.11</text:p>
          </table:table-cell>
          <table:table-cell office:value-type="float" office:value="190.53" calcext:value-type="float">
            <text:p>190.53</text:p>
          </table:table-cell>
          <table:table-cell office:value-type="float" office:value="43.5" calcext:value-type="float">
            <text:p>43.5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521.029128" calcext:value-type="float">
            <text:p>11521.029128</text:p>
          </table:table-cell>
          <table:table-cell office:value-type="float" office:value="9679600" calcext:value-type="float">
            <text:p>9679600</text:p>
          </table:table-cell>
          <table:table-cell office:value-type="float" office:value="0" calcext:value-type="float">
            <text:p>0</text:p>
          </table:table-cell>
          <table:table-cell office:value-type="float" office:value="1382800" calcext:value-type="float">
            <text:p>1382800</text:p>
          </table:table-cell>
          <table:table-cell office:value-type="float" office:value="11062400" calcext:value-type="float">
            <text:p>11062400</text:p>
          </table:table-cell>
          <table:table-cell office:value-type="float" office:value="691400" calcext:value-type="float">
            <text:p>691400</text:p>
          </table:table-cell>
          <table:table-cell office:value-type="float" office:value="60.012" calcext:value-type="float">
            <text:p>60.012</text:p>
          </table:table-cell>
          <table:table-cell office:value-type="float" office:value="3.02" calcext:value-type="float">
            <text:p>3.02</text:p>
          </table:table-cell>
          <table:table-cell office:value-type="float" office:value="16.48" calcext:value-type="float">
            <text:p>16.48</text:p>
          </table:table-cell>
          <table:table-cell office:value-type="float" office:value="247.05" calcext:value-type="float">
            <text:p>247.05</text:p>
          </table:table-cell>
          <table:table-cell office:value-type="float" office:value="43.4" calcext:value-type="float">
            <text:p>43.4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473.632118" calcext:value-type="float">
            <text:p>11473.632118</text:p>
          </table:table-cell>
          <table:table-cell office:value-type="float" office:value="9640148" calcext:value-type="float">
            <text:p>9640148</text:p>
          </table:table-cell>
          <table:table-cell office:value-type="float" office:value="0" calcext:value-type="float">
            <text:p>0</text:p>
          </table:table-cell>
          <table:table-cell office:value-type="float" office:value="1377164" calcext:value-type="float">
            <text:p>1377164</text:p>
          </table:table-cell>
          <table:table-cell office:value-type="float" office:value="11017312" calcext:value-type="float">
            <text:p>11017312</text:p>
          </table:table-cell>
          <table:table-cell office:value-type="float" office:value="688582" calcext:value-type="float">
            <text:p>688582</text:p>
          </table:table-cell>
          <table:table-cell office:value-type="float" office:value="60.0143" calcext:value-type="float">
            <text:p>60.0143</text:p>
          </table:table-cell>
          <table:table-cell office:value-type="float" office:value="3.15" calcext:value-type="float">
            <text:p>3.15</text:p>
          </table:table-cell>
          <table:table-cell office:value-type="float" office:value="18.29" calcext:value-type="float">
            <text:p>18.29</text:p>
          </table:table-cell>
          <table:table-cell office:value-type="float" office:value="224.64" calcext:value-type="float">
            <text:p>224.64</text:p>
          </table:table-cell>
          <table:table-cell office:value-type="float" office:value="52.06" calcext:value-type="float">
            <text:p>52.06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366.092629" calcext:value-type="float">
            <text:p>11366.092629</text:p>
          </table:table-cell>
          <table:table-cell office:value-type="float" office:value="9549666" calcext:value-type="float">
            <text:p>9549666</text:p>
          </table:table-cell>
          <table:table-cell office:value-type="float" office:value="0" calcext:value-type="float">
            <text:p>0</text:p>
          </table:table-cell>
          <table:table-cell office:value-type="float" office:value="1364238" calcext:value-type="float">
            <text:p>1364238</text:p>
          </table:table-cell>
          <table:table-cell office:value-type="float" office:value="10913904" calcext:value-type="float">
            <text:p>10913904</text:p>
          </table:table-cell>
          <table:table-cell office:value-type="float" office:value="682119" calcext:value-type="float">
            <text:p>682119</text:p>
          </table:table-cell>
          <table:table-cell office:value-type="float" office:value="60.0135" calcext:value-type="float">
            <text:p>60.0135</text:p>
          </table:table-cell>
          <table:table-cell office:value-type="float" office:value="3" calcext:value-type="float">
            <text:p>3</text:p>
          </table:table-cell>
          <table:table-cell office:value-type="float" office:value="20.22" calcext:value-type="float">
            <text:p>20.22</text:p>
          </table:table-cell>
          <table:table-cell office:value-type="float" office:value="231.24" calcext:value-type="float">
            <text:p>231.24</text:p>
          </table:table-cell>
          <table:table-cell office:value-type="float" office:value="57.53" calcext:value-type="float">
            <text:p>57.53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435.57906" calcext:value-type="float">
            <text:p>11435.57906</text:p>
          </table:table-cell>
          <table:table-cell office:value-type="float" office:value="9608480" calcext:value-type="float">
            <text:p>9608480</text:p>
          </table:table-cell>
          <table:table-cell office:value-type="float" office:value="0" calcext:value-type="float">
            <text:p>0</text:p>
          </table:table-cell>
          <table:table-cell office:value-type="float" office:value="1372640" calcext:value-type="float">
            <text:p>1372640</text:p>
          </table:table-cell>
          <table:table-cell office:value-type="float" office:value="10981120" calcext:value-type="float">
            <text:p>10981120</text:p>
          </table:table-cell>
          <table:table-cell office:value-type="float" office:value="686320" calcext:value-type="float">
            <text:p>686320</text:p>
          </table:table-cell>
          <table:table-cell office:value-type="float" office:value="60.0162" calcext:value-type="float">
            <text:p>60.0162</text:p>
          </table:table-cell>
          <table:table-cell office:value-type="float" office:value="3.32" calcext:value-type="float">
            <text:p>3.32</text:p>
          </table:table-cell>
          <table:table-cell office:value-type="float" office:value="21.85" calcext:value-type="float">
            <text:p>21.85</text:p>
          </table:table-cell>
          <table:table-cell office:value-type="float" office:value="173.49" calcext:value-type="float">
            <text:p>173.49</text:p>
          </table:table-cell>
          <table:table-cell office:value-type="float" office:value="58.24" calcext:value-type="float">
            <text:p>58.24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380.419662" calcext:value-type="float">
            <text:p>11380.419662</text:p>
          </table:table-cell>
          <table:table-cell office:value-type="float" office:value="9563456" calcext:value-type="float">
            <text:p>9563456</text:p>
          </table:table-cell>
          <table:table-cell office:value-type="float" office:value="0" calcext:value-type="float">
            <text:p>0</text:p>
          </table:table-cell>
          <table:table-cell office:value-type="float" office:value="1366208" calcext:value-type="float">
            <text:p>1366208</text:p>
          </table:table-cell>
          <table:table-cell office:value-type="float" office:value="10929664" calcext:value-type="float">
            <text:p>10929664</text:p>
          </table:table-cell>
          <table:table-cell office:value-type="float" office:value="683104" calcext:value-type="float">
            <text:p>683104</text:p>
          </table:table-cell>
          <table:table-cell office:value-type="float" office:value="60.0245" calcext:value-type="float">
            <text:p>60.0245</text:p>
          </table:table-cell>
          <table:table-cell office:value-type="float" office:value="3.32" calcext:value-type="float">
            <text:p>3.32</text:p>
          </table:table-cell>
          <table:table-cell office:value-type="float" office:value="23.71" calcext:value-type="float">
            <text:p>23.71</text:p>
          </table:table-cell>
          <table:table-cell office:value-type="float" office:value="209.93" calcext:value-type="float">
            <text:p>209.93</text:p>
          </table:table-cell>
          <table:table-cell office:value-type="float" office:value="62.62" calcext:value-type="float">
            <text:p>62.62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295.312011" calcext:value-type="float">
            <text:p>11295.312011</text:p>
          </table:table-cell>
          <table:table-cell office:value-type="float" office:value="9490782" calcext:value-type="float">
            <text:p>9490782</text:p>
          </table:table-cell>
          <table:table-cell office:value-type="float" office:value="0" calcext:value-type="float">
            <text:p>0</text:p>
          </table:table-cell>
          <table:table-cell office:value-type="float" office:value="1355826" calcext:value-type="float">
            <text:p>1355826</text:p>
          </table:table-cell>
          <table:table-cell office:value-type="float" office:value="10846608" calcext:value-type="float">
            <text:p>10846608</text:p>
          </table:table-cell>
          <table:table-cell office:value-type="float" office:value="677913" calcext:value-type="float">
            <text:p>677913</text:p>
          </table:table-cell>
          <table:table-cell office:value-type="float" office:value="60.0172" calcext:value-type="float">
            <text:p>60.0172</text:p>
          </table:table-cell>
          <table:table-cell office:value-type="float" office:value="3.03" calcext:value-type="float">
            <text:p>3.03</text:p>
          </table:table-cell>
          <table:table-cell office:value-type="float" office:value="25.66" calcext:value-type="float">
            <text:p>25.66</text:p>
          </table:table-cell>
          <table:table-cell office:value-type="float" office:value="299.55" calcext:value-type="float">
            <text:p>299.55</text:p>
          </table:table-cell>
          <table:table-cell office:value-type="float" office:value="73.56" calcext:value-type="float">
            <text:p>73.56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3.721826" calcext:value-type="float">
            <text:p>3103.721826</text:p>
          </table:table-cell>
          <table:table-cell office:value-type="float" office:value="2607248" calcext:value-type="float">
            <text:p>2607248</text:p>
          </table:table-cell>
          <table:table-cell office:value-type="float" office:value="0" calcext:value-type="float">
            <text:p>0</text:p>
          </table:table-cell>
          <table:table-cell office:value-type="float" office:value="372464" calcext:value-type="float">
            <text:p>372464</text:p>
          </table:table-cell>
          <table:table-cell office:value-type="float" office:value="2979712" calcext:value-type="float">
            <text:p>2979712</text:p>
          </table:table-cell>
          <table:table-cell office:value-type="float" office:value="186232" calcext:value-type="float">
            <text:p>186232</text:p>
          </table:table-cell>
          <table:table-cell office:value-type="float" office:value="60.0028" calcext:value-type="float">
            <text:p>60.0028</text:p>
          </table:table-cell>
          <table:table-cell office:value-type="float" office:value="2.42" calcext:value-type="float">
            <text:p>2.42</text:p>
          </table:table-cell>
          <table:table-cell office:value-type="float" office:value="3.21" calcext:value-type="float">
            <text:p>3.21</text:p>
          </table:table-cell>
          <table:table-cell office:value-type="float" office:value="12.98" calcext:value-type="float">
            <text:p>12.98</text:p>
          </table:table-cell>
          <table:table-cell office:value-type="float" office:value="3.69" calcext:value-type="float">
            <text:p>3.69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69.91569" calcext:value-type="float">
            <text:p>5969.91569</text:p>
          </table:table-cell>
          <table:table-cell office:value-type="float" office:value="5015122" calcext:value-type="float">
            <text:p>5015122</text:p>
          </table:table-cell>
          <table:table-cell office:value-type="float" office:value="0" calcext:value-type="float">
            <text:p>0</text:p>
          </table:table-cell>
          <table:table-cell office:value-type="float" office:value="716446" calcext:value-type="float">
            <text:p>716446</text:p>
          </table:table-cell>
          <table:table-cell office:value-type="float" office:value="5731568" calcext:value-type="float">
            <text:p>5731568</text:p>
          </table:table-cell>
          <table:table-cell office:value-type="float" office:value="358223" calcext:value-type="float">
            <text:p>358223</text:p>
          </table:table-cell>
          <table:table-cell office:value-type="float" office:value="60.0047" calcext:value-type="float">
            <text:p>60.0047</text:p>
          </table:table-cell>
          <table:table-cell office:value-type="float" office:value="3.05" calcext:value-type="float">
            <text:p>3.05</text:p>
          </table:table-cell>
          <table:table-cell office:value-type="float" office:value="5.01" calcext:value-type="float">
            <text:p>5.01</text:p>
          </table:table-cell>
          <table:table-cell office:value-type="float" office:value="18.95" calcext:value-type="float">
            <text:p>18.95</text:p>
          </table:table-cell>
          <table:table-cell office:value-type="float" office:value="6.53" calcext:value-type="float">
            <text:p>6.53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18.445265" calcext:value-type="float">
            <text:p>6918.445265</text:p>
          </table:table-cell>
          <table:table-cell office:value-type="float" office:value="5811988" calcext:value-type="float">
            <text:p>5811988</text:p>
          </table:table-cell>
          <table:table-cell office:value-type="float" office:value="0" calcext:value-type="float">
            <text:p>0</text:p>
          </table:table-cell>
          <table:table-cell office:value-type="float" office:value="830284" calcext:value-type="float">
            <text:p>830284</text:p>
          </table:table-cell>
          <table:table-cell office:value-type="float" office:value="6642272" calcext:value-type="float">
            <text:p>6642272</text:p>
          </table:table-cell>
          <table:table-cell office:value-type="float" office:value="415142" calcext:value-type="float">
            <text:p>415142</text:p>
          </table:table-cell>
          <table:table-cell office:value-type="float" office:value="60.0051" calcext:value-type="float">
            <text:p>60.0051</text:p>
          </table:table-cell>
          <table:table-cell office:value-type="float" office:value="2.78" calcext:value-type="float">
            <text:p>2.78</text:p>
          </table:table-cell>
          <table:table-cell office:value-type="float" office:value="7.22" calcext:value-type="float">
            <text:p>7.22</text:p>
          </table:table-cell>
          <table:table-cell office:value-type="float" office:value="48.56" calcext:value-type="float">
            <text:p>48.56</text:p>
          </table:table-cell>
          <table:table-cell office:value-type="float" office:value="11.53" calcext:value-type="float">
            <text:p>11.53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34.951796" calcext:value-type="float">
            <text:p>9434.951796</text:p>
          </table:table-cell>
          <table:table-cell office:value-type="float" office:value="7926086" calcext:value-type="float">
            <text:p>7926086</text:p>
          </table:table-cell>
          <table:table-cell office:value-type="float" office:value="0" calcext:value-type="float">
            <text:p>0</text:p>
          </table:table-cell>
          <table:table-cell office:value-type="float" office:value="1132298" calcext:value-type="float">
            <text:p>1132298</text:p>
          </table:table-cell>
          <table:table-cell office:value-type="float" office:value="9058384" calcext:value-type="float">
            <text:p>9058384</text:p>
          </table:table-cell>
          <table:table-cell office:value-type="float" office:value="566149" calcext:value-type="float">
            <text:p>566149</text:p>
          </table:table-cell>
          <table:table-cell office:value-type="float" office:value="60.0055" calcext:value-type="float">
            <text:p>60.0055</text:p>
          </table:table-cell>
          <table:table-cell office:value-type="float" office:value="2.87" calcext:value-type="float">
            <text:p>2.87</text:p>
          </table:table-cell>
          <table:table-cell office:value-type="float" office:value="7.41" calcext:value-type="float">
            <text:p>7.41</text:p>
          </table:table-cell>
          <table:table-cell office:value-type="float" office:value="30.86" calcext:value-type="float">
            <text:p>30.86</text:p>
          </table:table-cell>
          <table:table-cell office:value-type="float" office:value="13.43" calcext:value-type="float">
            <text:p>13.43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32.225477" calcext:value-type="float">
            <text:p>9932.225477</text:p>
          </table:table-cell>
          <table:table-cell office:value-type="float" office:value="8344154" calcext:value-type="float">
            <text:p>8344154</text:p>
          </table:table-cell>
          <table:table-cell office:value-type="float" office:value="0" calcext:value-type="float">
            <text:p>0</text:p>
          </table:table-cell>
          <table:table-cell office:value-type="float" office:value="1192022" calcext:value-type="float">
            <text:p>1192022</text:p>
          </table:table-cell>
          <table:table-cell office:value-type="float" office:value="9536176" calcext:value-type="float">
            <text:p>9536176</text:p>
          </table:table-cell>
          <table:table-cell office:value-type="float" office:value="596011" calcext:value-type="float">
            <text:p>596011</text:p>
          </table:table-cell>
          <table:table-cell office:value-type="float" office:value="60.0078" calcext:value-type="float">
            <text:p>60.0078</text:p>
          </table:table-cell>
          <table:table-cell office:value-type="float" office:value="2.75" calcext:value-type="float">
            <text:p>2.75</text:p>
          </table:table-cell>
          <table:table-cell office:value-type="float" office:value="9.05" calcext:value-type="float">
            <text:p>9.05</text:p>
          </table:table-cell>
          <table:table-cell office:value-type="float" office:value="112.78" calcext:value-type="float">
            <text:p>112.78</text:p>
          </table:table-cell>
          <table:table-cell office:value-type="float" office:value="21.71" calcext:value-type="float">
            <text:p>21.71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665.261369" calcext:value-type="float">
            <text:p>10665.261369</text:p>
          </table:table-cell>
          <table:table-cell office:value-type="float" office:value="8960462" calcext:value-type="float">
            <text:p>8960462</text:p>
          </table:table-cell>
          <table:table-cell office:value-type="float" office:value="0" calcext:value-type="float">
            <text:p>0</text:p>
          </table:table-cell>
          <table:table-cell office:value-type="float" office:value="1280066" calcext:value-type="float">
            <text:p>1280066</text:p>
          </table:table-cell>
          <table:table-cell office:value-type="float" office:value="10240528" calcext:value-type="float">
            <text:p>10240528</text:p>
          </table:table-cell>
          <table:table-cell office:value-type="float" office:value="640033" calcext:value-type="float">
            <text:p>640033</text:p>
          </table:table-cell>
          <table:table-cell office:value-type="float" office:value="60.011" calcext:value-type="float">
            <text:p>60.011</text:p>
          </table:table-cell>
          <table:table-cell office:value-type="float" office:value="2.9" calcext:value-type="float">
            <text:p>2.9</text:p>
          </table:table-cell>
          <table:table-cell office:value-type="float" office:value="10.31" calcext:value-type="float">
            <text:p>10.31</text:p>
          </table:table-cell>
          <table:table-cell office:value-type="float" office:value="118.23" calcext:value-type="float">
            <text:p>118.23</text:p>
          </table:table-cell>
          <table:table-cell office:value-type="float" office:value="26.04" calcext:value-type="float">
            <text:p>26.04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400.849858" calcext:value-type="float">
            <text:p>11400.849858</text:p>
          </table:table-cell>
          <table:table-cell office:value-type="float" office:value="9578310" calcext:value-type="float">
            <text:p>9578310</text:p>
          </table:table-cell>
          <table:table-cell office:value-type="float" office:value="0" calcext:value-type="float">
            <text:p>0</text:p>
          </table:table-cell>
          <table:table-cell office:value-type="float" office:value="1368330" calcext:value-type="float">
            <text:p>1368330</text:p>
          </table:table-cell>
          <table:table-cell office:value-type="float" office:value="10946640" calcext:value-type="float">
            <text:p>10946640</text:p>
          </table:table-cell>
          <table:table-cell office:value-type="float" office:value="684165" calcext:value-type="float">
            <text:p>684165</text:p>
          </table:table-cell>
          <table:table-cell office:value-type="float" office:value="60.01" calcext:value-type="float">
            <text:p>60.01</text:p>
          </table:table-cell>
          <table:table-cell office:value-type="float" office:value="3.32" calcext:value-type="float">
            <text:p>3.32</text:p>
          </table:table-cell>
          <table:table-cell office:value-type="float" office:value="11.39" calcext:value-type="float">
            <text:p>11.39</text:p>
          </table:table-cell>
          <table:table-cell office:value-type="float" office:value="118.49" calcext:value-type="float">
            <text:p>118.49</text:p>
          </table:table-cell>
          <table:table-cell office:value-type="float" office:value="28.88" calcext:value-type="float">
            <text:p>28.88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522.198837" calcext:value-type="float">
            <text:p>11522.198837</text:p>
          </table:table-cell>
          <table:table-cell office:value-type="float" office:value="9680244" calcext:value-type="float">
            <text:p>9680244</text:p>
          </table:table-cell>
          <table:table-cell office:value-type="float" office:value="0" calcext:value-type="float">
            <text:p>0</text:p>
          </table:table-cell>
          <table:table-cell office:value-type="float" office:value="1382892" calcext:value-type="float">
            <text:p>1382892</text:p>
          </table:table-cell>
          <table:table-cell office:value-type="float" office:value="11063136" calcext:value-type="float">
            <text:p>11063136</text:p>
          </table:table-cell>
          <table:table-cell office:value-type="float" office:value="691446" calcext:value-type="float">
            <text:p>691446</text:p>
          </table:table-cell>
          <table:table-cell office:value-type="float" office:value="60.0099" calcext:value-type="float">
            <text:p>60.0099</text:p>
          </table:table-cell>
          <table:table-cell office:value-type="float" office:value="3.3" calcext:value-type="float">
            <text:p>3.3</text:p>
          </table:table-cell>
          <table:table-cell office:value-type="float" office:value="13.01" calcext:value-type="float">
            <text:p>13.01</text:p>
          </table:table-cell>
          <table:table-cell office:value-type="float" office:value="125.02" calcext:value-type="float">
            <text:p>125.02</text:p>
          </table:table-cell>
          <table:table-cell office:value-type="float" office:value="33.9" calcext:value-type="float">
            <text:p>33.9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465.194751" calcext:value-type="float">
            <text:p>11465.194751</text:p>
          </table:table-cell>
          <table:table-cell office:value-type="float" office:value="9632770" calcext:value-type="float">
            <text:p>9632770</text:p>
          </table:table-cell>
          <table:table-cell office:value-type="float" office:value="0" calcext:value-type="float">
            <text:p>0</text:p>
          </table:table-cell>
          <table:table-cell office:value-type="float" office:value="1376110" calcext:value-type="float">
            <text:p>1376110</text:p>
          </table:table-cell>
          <table:table-cell office:value-type="float" office:value="11008880" calcext:value-type="float">
            <text:p>11008880</text:p>
          </table:table-cell>
          <table:table-cell office:value-type="float" office:value="688055" calcext:value-type="float">
            <text:p>688055</text:p>
          </table:table-cell>
          <table:table-cell office:value-type="float" office:value="60.0125" calcext:value-type="float">
            <text:p>60.0125</text:p>
          </table:table-cell>
          <table:table-cell office:value-type="float" office:value="3.09" calcext:value-type="float">
            <text:p>3.09</text:p>
          </table:table-cell>
          <table:table-cell office:value-type="float" office:value="14.82" calcext:value-type="float">
            <text:p>14.82</text:p>
          </table:table-cell>
          <table:table-cell office:value-type="float" office:value="162.78" calcext:value-type="float">
            <text:p>162.78</text:p>
          </table:table-cell>
          <table:table-cell office:value-type="float" office:value="40.92" calcext:value-type="float">
            <text:p>40.92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493.99871" calcext:value-type="float">
            <text:p>11493.99871</text:p>
          </table:table-cell>
          <table:table-cell office:value-type="float" office:value="9656906" calcext:value-type="float">
            <text:p>9656906</text:p>
          </table:table-cell>
          <table:table-cell office:value-type="float" office:value="0" calcext:value-type="float">
            <text:p>0</text:p>
          </table:table-cell>
          <table:table-cell office:value-type="float" office:value="1379558" calcext:value-type="float">
            <text:p>1379558</text:p>
          </table:table-cell>
          <table:table-cell office:value-type="float" office:value="11036464" calcext:value-type="float">
            <text:p>11036464</text:p>
          </table:table-cell>
          <table:table-cell office:value-type="float" office:value="689779" calcext:value-type="float">
            <text:p>689779</text:p>
          </table:table-cell>
          <table:table-cell office:value-type="float" office:value="60.0121" calcext:value-type="float">
            <text:p>60.0121</text:p>
          </table:table-cell>
          <table:table-cell office:value-type="float" office:value="3.23" calcext:value-type="float">
            <text:p>3.23</text:p>
          </table:table-cell>
          <table:table-cell office:value-type="float" office:value="16.52" calcext:value-type="float">
            <text:p>16.52</text:p>
          </table:table-cell>
          <table:table-cell office:value-type="float" office:value="223.89" calcext:value-type="float">
            <text:p>223.89</text:p>
          </table:table-cell>
          <table:table-cell office:value-type="float" office:value="46.85" calcext:value-type="float">
            <text:p>46.85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502.292107" calcext:value-type="float">
            <text:p>11502.292107</text:p>
          </table:table-cell>
          <table:table-cell office:value-type="float" office:value="9663584" calcext:value-type="float">
            <text:p>9663584</text:p>
          </table:table-cell>
          <table:table-cell office:value-type="float" office:value="0" calcext:value-type="float">
            <text:p>0</text:p>
          </table:table-cell>
          <table:table-cell office:value-type="float" office:value="1380512" calcext:value-type="float">
            <text:p>1380512</text:p>
          </table:table-cell>
          <table:table-cell office:value-type="float" office:value="11044096" calcext:value-type="float">
            <text:p>11044096</text:p>
          </table:table-cell>
          <table:table-cell office:value-type="float" office:value="690256" calcext:value-type="float">
            <text:p>690256</text:p>
          </table:table-cell>
          <table:table-cell office:value-type="float" office:value="60.0103" calcext:value-type="float">
            <text:p>60.0103</text:p>
          </table:table-cell>
          <table:table-cell office:value-type="float" office:value="3.25" calcext:value-type="float">
            <text:p>3.25</text:p>
          </table:table-cell>
          <table:table-cell office:value-type="float" office:value="18.24" calcext:value-type="float">
            <text:p>18.24</text:p>
          </table:table-cell>
          <table:table-cell office:value-type="float" office:value="210.45" calcext:value-type="float">
            <text:p>210.45</text:p>
          </table:table-cell>
          <table:table-cell office:value-type="float" office:value="53.21" calcext:value-type="float">
            <text:p>53.21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504.315372" calcext:value-type="float">
            <text:p>11504.315372</text:p>
          </table:table-cell>
          <table:table-cell office:value-type="float" office:value="9666524" calcext:value-type="float">
            <text:p>9666524</text:p>
          </table:table-cell>
          <table:table-cell office:value-type="float" office:value="0" calcext:value-type="float">
            <text:p>0</text:p>
          </table:table-cell>
          <table:table-cell office:value-type="float" office:value="1380932" calcext:value-type="float">
            <text:p>1380932</text:p>
          </table:table-cell>
          <table:table-cell office:value-type="float" office:value="11047456" calcext:value-type="float">
            <text:p>11047456</text:p>
          </table:table-cell>
          <table:table-cell office:value-type="float" office:value="690466" calcext:value-type="float">
            <text:p>690466</text:p>
          </table:table-cell>
          <table:table-cell office:value-type="float" office:value="60.018" calcext:value-type="float">
            <text:p>60.018</text:p>
          </table:table-cell>
          <table:table-cell office:value-type="float" office:value="3.09" calcext:value-type="float">
            <text:p>3.09</text:p>
          </table:table-cell>
          <table:table-cell office:value-type="float" office:value="19.98" calcext:value-type="float">
            <text:p>19.98</text:p>
          </table:table-cell>
          <table:table-cell office:value-type="float" office:value="203.22" calcext:value-type="float">
            <text:p>203.22</text:p>
          </table:table-cell>
          <table:table-cell office:value-type="float" office:value="53.85" calcext:value-type="float">
            <text:p>53.85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93.334555" calcext:value-type="float">
            <text:p>11293.334555</text:p>
          </table:table-cell>
          <table:table-cell office:value-type="float" office:value="9489326" calcext:value-type="float">
            <text:p>9489326</text:p>
          </table:table-cell>
          <table:table-cell office:value-type="float" office:value="0" calcext:value-type="float">
            <text:p>0</text:p>
          </table:table-cell>
          <table:table-cell office:value-type="float" office:value="1355618" calcext:value-type="float">
            <text:p>1355618</text:p>
          </table:table-cell>
          <table:table-cell office:value-type="float" office:value="10844944" calcext:value-type="float">
            <text:p>10844944</text:p>
          </table:table-cell>
          <table:table-cell office:value-type="float" office:value="677809" calcext:value-type="float">
            <text:p>677809</text:p>
          </table:table-cell>
          <table:table-cell office:value-type="float" office:value="60.0185" calcext:value-type="float">
            <text:p>60.0185</text:p>
          </table:table-cell>
          <table:table-cell office:value-type="float" office:value="2.96" calcext:value-type="float">
            <text:p>2.96</text:p>
          </table:table-cell>
          <table:table-cell office:value-type="float" office:value="22.12" calcext:value-type="float">
            <text:p>22.12</text:p>
          </table:table-cell>
          <table:table-cell office:value-type="float" office:value="312.06" calcext:value-type="float">
            <text:p>312.06</text:p>
          </table:table-cell>
          <table:table-cell office:value-type="float" office:value="65.81" calcext:value-type="float">
            <text:p>65.81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435.09802" calcext:value-type="float">
            <text:p>11435.09802</text:p>
          </table:table-cell>
          <table:table-cell office:value-type="float" office:value="9608396" calcext:value-type="float">
            <text:p>9608396</text:p>
          </table:table-cell>
          <table:table-cell office:value-type="float" office:value="0" calcext:value-type="float">
            <text:p>0</text:p>
          </table:table-cell>
          <table:table-cell office:value-type="float" office:value="1372628" calcext:value-type="float">
            <text:p>1372628</text:p>
          </table:table-cell>
          <table:table-cell office:value-type="float" office:value="10981024" calcext:value-type="float">
            <text:p>10981024</text:p>
          </table:table-cell>
          <table:table-cell office:value-type="float" office:value="686314" calcext:value-type="float">
            <text:p>686314</text:p>
          </table:table-cell>
          <table:table-cell office:value-type="float" office:value="60.0182" calcext:value-type="float">
            <text:p>60.0182</text:p>
          </table:table-cell>
          <table:table-cell office:value-type="float" office:value="3.17" calcext:value-type="float">
            <text:p>3.17</text:p>
          </table:table-cell>
          <table:table-cell office:value-type="float" office:value="23.59" calcext:value-type="float">
            <text:p>23.59</text:p>
          </table:table-cell>
          <table:table-cell office:value-type="float" office:value="230.38" calcext:value-type="float">
            <text:p>230.38</text:p>
          </table:table-cell>
          <table:table-cell office:value-type="float" office:value="63.73" calcext:value-type="float">
            <text:p>63.73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72.967822" calcext:value-type="float">
            <text:p>11372.967822</text:p>
          </table:table-cell>
          <table:table-cell office:value-type="float" office:value="9556764" calcext:value-type="float">
            <text:p>9556764</text:p>
          </table:table-cell>
          <table:table-cell office:value-type="float" office:value="0" calcext:value-type="float">
            <text:p>0</text:p>
          </table:table-cell>
          <table:table-cell office:value-type="float" office:value="1365252" calcext:value-type="float">
            <text:p>1365252</text:p>
          </table:table-cell>
          <table:table-cell office:value-type="float" office:value="10922016" calcext:value-type="float">
            <text:p>10922016</text:p>
          </table:table-cell>
          <table:table-cell office:value-type="float" office:value="682626" calcext:value-type="float">
            <text:p>682626</text:p>
          </table:table-cell>
          <table:table-cell office:value-type="float" office:value="60.0218" calcext:value-type="float">
            <text:p>60.0218</text:p>
          </table:table-cell>
          <table:table-cell office:value-type="float" office:value="3.05" calcext:value-type="float">
            <text:p>3.05</text:p>
          </table:table-cell>
          <table:table-cell office:value-type="float" office:value="25.48" calcext:value-type="float">
            <text:p>25.48</text:p>
          </table:table-cell>
          <table:table-cell office:value-type="float" office:value="254.77" calcext:value-type="float">
            <text:p>254.77</text:p>
          </table:table-cell>
          <table:table-cell office:value-type="float" office:value="72.51" calcext:value-type="float">
            <text:p>72.51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60.463047" calcext:value-type="float">
            <text:p>3160.463047</text:p>
          </table:table-cell>
          <table:table-cell office:value-type="float" office:value="2654904" calcext:value-type="float">
            <text:p>2654904</text:p>
          </table:table-cell>
          <table:table-cell office:value-type="float" office:value="0" calcext:value-type="float">
            <text:p>0</text:p>
          </table:table-cell>
          <table:table-cell office:value-type="float" office:value="379272" calcext:value-type="float">
            <text:p>379272</text:p>
          </table:table-cell>
          <table:table-cell office:value-type="float" office:value="3034176" calcext:value-type="float">
            <text:p>3034176</text:p>
          </table:table-cell>
          <table:table-cell office:value-type="float" office:value="189636" calcext:value-type="float">
            <text:p>189636</text:p>
          </table:table-cell>
          <table:table-cell office:value-type="float" office:value="60.0026" calcext:value-type="float">
            <text:p>60.0026</text:p>
          </table:table-cell>
          <table:table-cell office:value-type="float" office:value="2.46" calcext:value-type="float">
            <text:p>2.46</text:p>
          </table:table-cell>
          <table:table-cell office:value-type="float" office:value="3.16" calcext:value-type="float">
            <text:p>3.16</text:p>
          </table:table-cell>
          <table:table-cell office:value-type="float" office:value="14.43" calcext:value-type="float">
            <text:p>14.43</text:p>
          </table:table-cell>
          <table:table-cell office:value-type="float" office:value="3.61" calcext:value-type="float">
            <text:p>3.61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58.199244" calcext:value-type="float">
            <text:p>5958.199244</text:p>
          </table:table-cell>
          <table:table-cell office:value-type="float" office:value="5005196" calcext:value-type="float">
            <text:p>5005196</text:p>
          </table:table-cell>
          <table:table-cell office:value-type="float" office:value="0" calcext:value-type="float">
            <text:p>0</text:p>
          </table:table-cell>
          <table:table-cell office:value-type="float" office:value="715028" calcext:value-type="float">
            <text:p>715028</text:p>
          </table:table-cell>
          <table:table-cell office:value-type="float" office:value="5720224" calcext:value-type="float">
            <text:p>5720224</text:p>
          </table:table-cell>
          <table:table-cell office:value-type="float" office:value="357514" calcext:value-type="float">
            <text:p>357514</text:p>
          </table:table-cell>
          <table:table-cell office:value-type="float" office:value="60.0037" calcext:value-type="float">
            <text:p>60.0037</text:p>
          </table:table-cell>
          <table:table-cell office:value-type="float" office:value="2.96" calcext:value-type="float">
            <text:p>2.96</text:p>
          </table:table-cell>
          <table:table-cell office:value-type="float" office:value="5.02" calcext:value-type="float">
            <text:p>5.02</text:p>
          </table:table-cell>
          <table:table-cell office:value-type="float" office:value="20.32" calcext:value-type="float">
            <text:p>20.32</text:p>
          </table:table-cell>
          <table:table-cell office:value-type="float" office:value="6.89" calcext:value-type="float">
            <text:p>6.8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40.982978" calcext:value-type="float">
            <text:p>7040.982978</text:p>
          </table:table-cell>
          <table:table-cell office:value-type="float" office:value="5914958" calcext:value-type="float">
            <text:p>5914958</text:p>
          </table:table-cell>
          <table:table-cell office:value-type="float" office:value="0" calcext:value-type="float">
            <text:p>0</text:p>
          </table:table-cell>
          <table:table-cell office:value-type="float" office:value="844994" calcext:value-type="float">
            <text:p>844994</text:p>
          </table:table-cell>
          <table:table-cell office:value-type="float" office:value="6759952" calcext:value-type="float">
            <text:p>6759952</text:p>
          </table:table-cell>
          <table:table-cell office:value-type="float" office:value="422497" calcext:value-type="float">
            <text:p>422497</text:p>
          </table:table-cell>
          <table:table-cell office:value-type="float" office:value="60.0054" calcext:value-type="float">
            <text:p>60.0054</text:p>
          </table:table-cell>
          <table:table-cell office:value-type="float" office:value="2.74" calcext:value-type="float">
            <text:p>2.74</text:p>
          </table:table-cell>
          <table:table-cell office:value-type="float" office:value="7.09" calcext:value-type="float">
            <text:p>7.09</text:p>
          </table:table-cell>
          <table:table-cell office:value-type="float" office:value="40.03" calcext:value-type="float">
            <text:p>40.03</text:p>
          </table:table-cell>
          <table:table-cell office:value-type="float" office:value="11.51" calcext:value-type="float">
            <text:p>11.51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33.242843" calcext:value-type="float">
            <text:p>9433.242843</text:p>
          </table:table-cell>
          <table:table-cell office:value-type="float" office:value="7924756" calcext:value-type="float">
            <text:p>7924756</text:p>
          </table:table-cell>
          <table:table-cell office:value-type="float" office:value="0" calcext:value-type="float">
            <text:p>0</text:p>
          </table:table-cell>
          <table:table-cell office:value-type="float" office:value="1132108" calcext:value-type="float">
            <text:p>1132108</text:p>
          </table:table-cell>
          <table:table-cell office:value-type="float" office:value="9056864" calcext:value-type="float">
            <text:p>9056864</text:p>
          </table:table-cell>
          <table:table-cell office:value-type="float" office:value="566054" calcext:value-type="float">
            <text:p>566054</text:p>
          </table:table-cell>
          <table:table-cell office:value-type="float" office:value="60.0063" calcext:value-type="float">
            <text:p>60.0063</text:p>
          </table:table-cell>
          <table:table-cell office:value-type="float" office:value="2.82" calcext:value-type="float">
            <text:p>2.82</text:p>
          </table:table-cell>
          <table:table-cell office:value-type="float" office:value="7.41" calcext:value-type="float">
            <text:p>7.41</text:p>
          </table:table-cell>
          <table:table-cell office:value-type="float" office:value="47" calcext:value-type="float">
            <text:p>47</text:p>
          </table:table-cell>
          <table:table-cell office:value-type="float" office:value="14.2" calcext:value-type="float">
            <text:p>14.2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441.03188" calcext:value-type="float">
            <text:p>10441.03188</text:p>
          </table:table-cell>
          <table:table-cell office:value-type="float" office:value="8771490" calcext:value-type="float">
            <text:p>8771490</text:p>
          </table:table-cell>
          <table:table-cell office:value-type="float" office:value="0" calcext:value-type="float">
            <text:p>0</text:p>
          </table:table-cell>
          <table:table-cell office:value-type="float" office:value="1253070" calcext:value-type="float">
            <text:p>1253070</text:p>
          </table:table-cell>
          <table:table-cell office:value-type="float" office:value="10024560" calcext:value-type="float">
            <text:p>10024560</text:p>
          </table:table-cell>
          <table:table-cell office:value-type="float" office:value="626535" calcext:value-type="float">
            <text:p>626535</text:p>
          </table:table-cell>
          <table:table-cell office:value-type="float" office:value="60.007" calcext:value-type="float">
            <text:p>60.007</text:p>
          </table:table-cell>
          <table:table-cell office:value-type="float" office:value="2.94" calcext:value-type="float">
            <text:p>2.94</text:p>
          </table:table-cell>
          <table:table-cell office:value-type="float" office:value="8.61" calcext:value-type="float">
            <text:p>8.61</text:p>
          </table:table-cell>
          <table:table-cell office:value-type="float" office:value="71.42" calcext:value-type="float">
            <text:p>71.42</text:p>
          </table:table-cell>
          <table:table-cell office:value-type="float" office:value="18.9" calcext:value-type="float">
            <text:p>18.9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828.527102" calcext:value-type="float">
            <text:p>10828.527102</text:p>
          </table:table-cell>
          <table:table-cell office:value-type="float" office:value="9097312" calcext:value-type="float">
            <text:p>9097312</text:p>
          </table:table-cell>
          <table:table-cell office:value-type="float" office:value="0" calcext:value-type="float">
            <text:p>0</text:p>
          </table:table-cell>
          <table:table-cell office:value-type="float" office:value="1299616" calcext:value-type="float">
            <text:p>1299616</text:p>
          </table:table-cell>
          <table:table-cell office:value-type="float" office:value="10396928" calcext:value-type="float">
            <text:p>10396928</text:p>
          </table:table-cell>
          <table:table-cell office:value-type="float" office:value="649808" calcext:value-type="float">
            <text:p>649808</text:p>
          </table:table-cell>
          <table:table-cell office:value-type="float" office:value="60.0089" calcext:value-type="float">
            <text:p>60.0089</text:p>
          </table:table-cell>
          <table:table-cell office:value-type="float" office:value="2.97" calcext:value-type="float">
            <text:p>2.97</text:p>
          </table:table-cell>
          <table:table-cell office:value-type="float" office:value="10.15" calcext:value-type="float">
            <text:p>10.15</text:p>
          </table:table-cell>
          <table:table-cell office:value-type="float" office:value="114.55" calcext:value-type="float">
            <text:p>114.55</text:p>
          </table:table-cell>
          <table:table-cell office:value-type="float" office:value="25.83" calcext:value-type="float">
            <text:p>25.83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210.173039" calcext:value-type="float">
            <text:p>11210.173039</text:p>
          </table:table-cell>
          <table:table-cell office:value-type="float" office:value="9418052" calcext:value-type="float">
            <text:p>9418052</text:p>
          </table:table-cell>
          <table:table-cell office:value-type="float" office:value="0" calcext:value-type="float">
            <text:p>0</text:p>
          </table:table-cell>
          <table:table-cell office:value-type="float" office:value="1345436" calcext:value-type="float">
            <text:p>1345436</text:p>
          </table:table-cell>
          <table:table-cell office:value-type="float" office:value="10763488" calcext:value-type="float">
            <text:p>10763488</text:p>
          </table:table-cell>
          <table:table-cell office:value-type="float" office:value="672718" calcext:value-type="float">
            <text:p>672718</text:p>
          </table:table-cell>
          <table:table-cell office:value-type="float" office:value="60.0096" calcext:value-type="float">
            <text:p>60.0096</text:p>
          </table:table-cell>
          <table:table-cell office:value-type="float" office:value="3.09" calcext:value-type="float">
            <text:p>3.09</text:p>
          </table:table-cell>
          <table:table-cell office:value-type="float" office:value="11.59" calcext:value-type="float">
            <text:p>11.59</text:p>
          </table:table-cell>
          <table:table-cell office:value-type="float" office:value="150.62" calcext:value-type="float">
            <text:p>150.62</text:p>
          </table:table-cell>
          <table:table-cell office:value-type="float" office:value="31.8" calcext:value-type="float">
            <text:p>31.8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362.626705" calcext:value-type="float">
            <text:p>11362.626705</text:p>
          </table:table-cell>
          <table:table-cell office:value-type="float" office:value="9546404" calcext:value-type="float">
            <text:p>9546404</text:p>
          </table:table-cell>
          <table:table-cell office:value-type="float" office:value="0" calcext:value-type="float">
            <text:p>0</text:p>
          </table:table-cell>
          <table:table-cell office:value-type="float" office:value="1363772" calcext:value-type="float">
            <text:p>1363772</text:p>
          </table:table-cell>
          <table:table-cell office:value-type="float" office:value="10910176" calcext:value-type="float">
            <text:p>10910176</text:p>
          </table:table-cell>
          <table:table-cell office:value-type="float" office:value="681886" calcext:value-type="float">
            <text:p>681886</text:p>
          </table:table-cell>
          <table:table-cell office:value-type="float" office:value="60.0113" calcext:value-type="float">
            <text:p>60.0113</text:p>
          </table:table-cell>
          <table:table-cell office:value-type="float" office:value="3" calcext:value-type="float">
            <text:p>3</text:p>
          </table:table-cell>
          <table:table-cell office:value-type="float" office:value="13.19" calcext:value-type="float">
            <text:p>13.19</text:p>
          </table:table-cell>
          <table:table-cell office:value-type="float" office:value="166.08" calcext:value-type="float">
            <text:p>166.08</text:p>
          </table:table-cell>
          <table:table-cell office:value-type="float" office:value="36.64" calcext:value-type="float">
            <text:p>36.64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473.236752" calcext:value-type="float">
            <text:p>11473.236752</text:p>
          </table:table-cell>
          <table:table-cell office:value-type="float" office:value="9639350" calcext:value-type="float">
            <text:p>9639350</text:p>
          </table:table-cell>
          <table:table-cell office:value-type="float" office:value="0" calcext:value-type="float">
            <text:p>0</text:p>
          </table:table-cell>
          <table:table-cell office:value-type="float" office:value="1377050" calcext:value-type="float">
            <text:p>1377050</text:p>
          </table:table-cell>
          <table:table-cell office:value-type="float" office:value="11016400" calcext:value-type="float">
            <text:p>11016400</text:p>
          </table:table-cell>
          <table:table-cell office:value-type="float" office:value="688525" calcext:value-type="float">
            <text:p>688525</text:p>
          </table:table-cell>
          <table:table-cell office:value-type="float" office:value="60.0114" calcext:value-type="float">
            <text:p>60.0114</text:p>
          </table:table-cell>
          <table:table-cell office:value-type="float" office:value="3.13" calcext:value-type="float">
            <text:p>3.13</text:p>
          </table:table-cell>
          <table:table-cell office:value-type="float" office:value="14.81" calcext:value-type="float">
            <text:p>14.81</text:p>
          </table:table-cell>
          <table:table-cell office:value-type="float" office:value="161.59" calcext:value-type="float">
            <text:p>161.59</text:p>
          </table:table-cell>
          <table:table-cell office:value-type="float" office:value="41.58" calcext:value-type="float">
            <text:p>41.58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329.679997" calcext:value-type="float">
            <text:p>11329.679997</text:p>
          </table:table-cell>
          <table:table-cell office:value-type="float" office:value="9519818" calcext:value-type="float">
            <text:p>9519818</text:p>
          </table:table-cell>
          <table:table-cell office:value-type="float" office:value="0" calcext:value-type="float">
            <text:p>0</text:p>
          </table:table-cell>
          <table:table-cell office:value-type="float" office:value="1359974" calcext:value-type="float">
            <text:p>1359974</text:p>
          </table:table-cell>
          <table:table-cell office:value-type="float" office:value="10879792" calcext:value-type="float">
            <text:p>10879792</text:p>
          </table:table-cell>
          <table:table-cell office:value-type="float" office:value="679987" calcext:value-type="float">
            <text:p>679987</text:p>
          </table:table-cell>
          <table:table-cell office:value-type="float" office:value="60.0182" calcext:value-type="float">
            <text:p>60.0182</text:p>
          </table:table-cell>
          <table:table-cell office:value-type="float" office:value="2.97" calcext:value-type="float">
            <text:p>2.97</text:p>
          </table:table-cell>
          <table:table-cell office:value-type="float" office:value="16.76" calcext:value-type="float">
            <text:p>16.76</text:p>
          </table:table-cell>
          <table:table-cell office:value-type="float" office:value="217.67" calcext:value-type="float">
            <text:p>217.67</text:p>
          </table:table-cell>
          <table:table-cell office:value-type="float" office:value="47.23" calcext:value-type="float">
            <text:p>47.23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581.272203" calcext:value-type="float">
            <text:p>11581.272203</text:p>
          </table:table-cell>
          <table:table-cell office:value-type="float" office:value="9730798" calcext:value-type="float">
            <text:p>9730798</text:p>
          </table:table-cell>
          <table:table-cell office:value-type="float" office:value="0" calcext:value-type="float">
            <text:p>0</text:p>
          </table:table-cell>
          <table:table-cell office:value-type="float" office:value="1390114" calcext:value-type="float">
            <text:p>1390114</text:p>
          </table:table-cell>
          <table:table-cell office:value-type="float" office:value="11120912" calcext:value-type="float">
            <text:p>11120912</text:p>
          </table:table-cell>
          <table:table-cell office:value-type="float" office:value="695057" calcext:value-type="float">
            <text:p>695057</text:p>
          </table:table-cell>
          <table:table-cell office:value-type="float" office:value="60.0156" calcext:value-type="float">
            <text:p>60.0156</text:p>
          </table:table-cell>
          <table:table-cell office:value-type="float" office:value="3.18" calcext:value-type="float">
            <text:p>3.18</text:p>
          </table:table-cell>
          <table:table-cell office:value-type="float" office:value="18.12" calcext:value-type="float">
            <text:p>18.12</text:p>
          </table:table-cell>
          <table:table-cell office:value-type="float" office:value="193.51" calcext:value-type="float">
            <text:p>193.51</text:p>
          </table:table-cell>
          <table:table-cell office:value-type="float" office:value="49.5" calcext:value-type="float">
            <text:p>49.5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468.609305" calcext:value-type="float">
            <text:p>11468.609305</text:p>
          </table:table-cell>
          <table:table-cell office:value-type="float" office:value="9635976" calcext:value-type="float">
            <text:p>9635976</text:p>
          </table:table-cell>
          <table:table-cell office:value-type="float" office:value="0" calcext:value-type="float">
            <text:p>0</text:p>
          </table:table-cell>
          <table:table-cell office:value-type="float" office:value="1376568" calcext:value-type="float">
            <text:p>1376568</text:p>
          </table:table-cell>
          <table:table-cell office:value-type="float" office:value="11012544" calcext:value-type="float">
            <text:p>11012544</text:p>
          </table:table-cell>
          <table:table-cell office:value-type="float" office:value="688284" calcext:value-type="float">
            <text:p>688284</text:p>
          </table:table-cell>
          <table:table-cell office:value-type="float" office:value="60.0146" calcext:value-type="float">
            <text:p>60.0146</text:p>
          </table:table-cell>
          <table:table-cell office:value-type="float" office:value="3.11" calcext:value-type="float">
            <text:p>3.11</text:p>
          </table:table-cell>
          <table:table-cell office:value-type="float" office:value="20.04" calcext:value-type="float">
            <text:p>20.04</text:p>
          </table:table-cell>
          <table:table-cell office:value-type="float" office:value="217.61" calcext:value-type="float">
            <text:p>217.61</text:p>
          </table:table-cell>
          <table:table-cell office:value-type="float" office:value="58.82" calcext:value-type="float">
            <text:p>58.82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334.892897" calcext:value-type="float">
            <text:p>11334.892897</text:p>
          </table:table-cell>
          <table:table-cell office:value-type="float" office:value="9523976" calcext:value-type="float">
            <text:p>9523976</text:p>
          </table:table-cell>
          <table:table-cell office:value-type="float" office:value="0" calcext:value-type="float">
            <text:p>0</text:p>
          </table:table-cell>
          <table:table-cell office:value-type="float" office:value="1360568" calcext:value-type="float">
            <text:p>1360568</text:p>
          </table:table-cell>
          <table:table-cell office:value-type="float" office:value="10884544" calcext:value-type="float">
            <text:p>10884544</text:p>
          </table:table-cell>
          <table:table-cell office:value-type="float" office:value="680284" calcext:value-type="float">
            <text:p>680284</text:p>
          </table:table-cell>
          <table:table-cell office:value-type="float" office:value="60.0168" calcext:value-type="float">
            <text:p>60.0168</text:p>
          </table:table-cell>
          <table:table-cell office:value-type="float" office:value="3.11" calcext:value-type="float">
            <text:p>3.11</text:p>
          </table:table-cell>
          <table:table-cell office:value-type="float" office:value="22.04" calcext:value-type="float">
            <text:p>22.04</text:p>
          </table:table-cell>
          <table:table-cell office:value-type="float" office:value="247.32" calcext:value-type="float">
            <text:p>247.32</text:p>
          </table:table-cell>
          <table:table-cell office:value-type="float" office:value="62.99" calcext:value-type="float">
            <text:p>62.99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363.226652" calcext:value-type="float">
            <text:p>11363.226652</text:p>
          </table:table-cell>
          <table:table-cell office:value-type="float" office:value="9548308" calcext:value-type="float">
            <text:p>9548308</text:p>
          </table:table-cell>
          <table:table-cell office:value-type="float" office:value="0" calcext:value-type="float">
            <text:p>0</text:p>
          </table:table-cell>
          <table:table-cell office:value-type="float" office:value="1364044" calcext:value-type="float">
            <text:p>1364044</text:p>
          </table:table-cell>
          <table:table-cell office:value-type="float" office:value="10912352" calcext:value-type="float">
            <text:p>10912352</text:p>
          </table:table-cell>
          <table:table-cell office:value-type="float" office:value="682022" calcext:value-type="float">
            <text:p>682022</text:p>
          </table:table-cell>
          <table:table-cell office:value-type="float" office:value="60.0201" calcext:value-type="float">
            <text:p>60.0201</text:p>
          </table:table-cell>
          <table:table-cell office:value-type="float" office:value="3.11" calcext:value-type="float">
            <text:p>3.11</text:p>
          </table:table-cell>
          <table:table-cell office:value-type="float" office:value="23.74" calcext:value-type="float">
            <text:p>23.74</text:p>
          </table:table-cell>
          <table:table-cell office:value-type="float" office:value="196" calcext:value-type="float">
            <text:p>196</text:p>
          </table:table-cell>
          <table:table-cell office:value-type="float" office:value="63.3" calcext:value-type="float">
            <text:p>63.3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286.293158" calcext:value-type="float">
            <text:p>11286.293158</text:p>
          </table:table-cell>
          <table:table-cell office:value-type="float" office:value="9483362" calcext:value-type="float">
            <text:p>9483362</text:p>
          </table:table-cell>
          <table:table-cell office:value-type="float" office:value="0" calcext:value-type="float">
            <text:p>0</text:p>
          </table:table-cell>
          <table:table-cell office:value-type="float" office:value="1354766" calcext:value-type="float">
            <text:p>1354766</text:p>
          </table:table-cell>
          <table:table-cell office:value-type="float" office:value="10838128" calcext:value-type="float">
            <text:p>10838128</text:p>
          </table:table-cell>
          <table:table-cell office:value-type="float" office:value="677383" calcext:value-type="float">
            <text:p>677383</text:p>
          </table:table-cell>
          <table:table-cell office:value-type="float" office:value="60.0182" calcext:value-type="float">
            <text:p>60.0182</text:p>
          </table:table-cell>
          <table:table-cell office:value-type="float" office:value="3.1" calcext:value-type="float">
            <text:p>3.1</text:p>
          </table:table-cell>
          <table:table-cell office:value-type="float" office:value="25.68" calcext:value-type="float">
            <text:p>25.68</text:p>
          </table:table-cell>
          <table:table-cell office:value-type="float" office:value="198.74" calcext:value-type="float">
            <text:p>198.74</text:p>
          </table:table-cell>
          <table:table-cell office:value-type="float" office:value="67.26" calcext:value-type="float">
            <text:p>67.26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77.363874" calcext:value-type="float">
            <text:p>3177.363874</text:p>
          </table:table-cell>
          <table:table-cell office:value-type="float" office:value="2669128" calcext:value-type="float">
            <text:p>2669128</text:p>
          </table:table-cell>
          <table:table-cell office:value-type="float" office:value="0" calcext:value-type="float">
            <text:p>0</text:p>
          </table:table-cell>
          <table:table-cell office:value-type="float" office:value="381304" calcext:value-type="float">
            <text:p>381304</text:p>
          </table:table-cell>
          <table:table-cell office:value-type="float" office:value="3050432" calcext:value-type="float">
            <text:p>3050432</text:p>
          </table:table-cell>
          <table:table-cell office:value-type="float" office:value="190652" calcext:value-type="float">
            <text:p>190652</text:p>
          </table:table-cell>
          <table:table-cell office:value-type="float" office:value="60.0032" calcext:value-type="float">
            <text:p>60.0032</text:p>
          </table:table-cell>
          <table:table-cell office:value-type="float" office:value="2.33" calcext:value-type="float">
            <text:p>2.33</text:p>
          </table:table-cell>
          <table:table-cell office:value-type="float" office:value="3.14" calcext:value-type="float">
            <text:p>3.14</text:p>
          </table:table-cell>
          <table:table-cell office:value-type="float" office:value="11.65" calcext:value-type="float">
            <text:p>11.65</text:p>
          </table:table-cell>
          <table:table-cell office:value-type="float" office:value="3.57" calcext:value-type="float">
            <text:p>3.57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24.598234" calcext:value-type="float">
            <text:p>5924.598234</text:p>
          </table:table-cell>
          <table:table-cell office:value-type="float" office:value="4976986" calcext:value-type="float">
            <text:p>4976986</text:p>
          </table:table-cell>
          <table:table-cell office:value-type="float" office:value="0" calcext:value-type="float">
            <text:p>0</text:p>
          </table:table-cell>
          <table:table-cell office:value-type="float" office:value="710998" calcext:value-type="float">
            <text:p>710998</text:p>
          </table:table-cell>
          <table:table-cell office:value-type="float" office:value="5687984" calcext:value-type="float">
            <text:p>5687984</text:p>
          </table:table-cell>
          <table:table-cell office:value-type="float" office:value="355499" calcext:value-type="float">
            <text:p>355499</text:p>
          </table:table-cell>
          <table:table-cell office:value-type="float" office:value="60.0039" calcext:value-type="float">
            <text:p>60.0039</text:p>
          </table:table-cell>
          <table:table-cell office:value-type="float" office:value="2.86" calcext:value-type="float">
            <text:p>2.86</text:p>
          </table:table-cell>
          <table:table-cell office:value-type="float" office:value="5.05" calcext:value-type="float">
            <text:p>5.05</text:p>
          </table:table-cell>
          <table:table-cell office:value-type="float" office:value="23.18" calcext:value-type="float">
            <text:p>23.18</text:p>
          </table:table-cell>
          <table:table-cell office:value-type="float" office:value="7.8" calcext:value-type="float">
            <text:p>7.8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81.091733" calcext:value-type="float">
            <text:p>7181.091733</text:p>
          </table:table-cell>
          <table:table-cell office:value-type="float" office:value="6032670" calcext:value-type="float">
            <text:p>6032670</text:p>
          </table:table-cell>
          <table:table-cell office:value-type="float" office:value="0" calcext:value-type="float">
            <text:p>0</text:p>
          </table:table-cell>
          <table:table-cell office:value-type="float" office:value="861810" calcext:value-type="float">
            <text:p>861810</text:p>
          </table:table-cell>
          <table:table-cell office:value-type="float" office:value="6894480" calcext:value-type="float">
            <text:p>6894480</text:p>
          </table:table-cell>
          <table:table-cell office:value-type="float" office:value="430905" calcext:value-type="float">
            <text:p>430905</text:p>
          </table:table-cell>
          <table:table-cell office:value-type="float" office:value="60.0055" calcext:value-type="float">
            <text:p>60.0055</text:p>
          </table:table-cell>
          <table:table-cell office:value-type="float" office:value="2.8" calcext:value-type="float">
            <text:p>2.8</text:p>
          </table:table-cell>
          <table:table-cell office:value-type="float" office:value="6.95" calcext:value-type="float">
            <text:p>6.95</text:p>
          </table:table-cell>
          <table:table-cell office:value-type="float" office:value="40.86" calcext:value-type="float">
            <text:p>40.86</text:p>
          </table:table-cell>
          <table:table-cell office:value-type="float" office:value="12.4" calcext:value-type="float">
            <text:p>12.4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38.059004" calcext:value-type="float">
            <text:p>9438.059004</text:p>
          </table:table-cell>
          <table:table-cell office:value-type="float" office:value="7928802" calcext:value-type="float">
            <text:p>7928802</text:p>
          </table:table-cell>
          <table:table-cell office:value-type="float" office:value="0" calcext:value-type="float">
            <text:p>0</text:p>
          </table:table-cell>
          <table:table-cell office:value-type="float" office:value="1132686" calcext:value-type="float">
            <text:p>1132686</text:p>
          </table:table-cell>
          <table:table-cell office:value-type="float" office:value="9061488" calcext:value-type="float">
            <text:p>9061488</text:p>
          </table:table-cell>
          <table:table-cell office:value-type="float" office:value="566343" calcext:value-type="float">
            <text:p>566343</text:p>
          </table:table-cell>
          <table:table-cell office:value-type="float" office:value="60.0063" calcext:value-type="float">
            <text:p>60.0063</text:p>
          </table:table-cell>
          <table:table-cell office:value-type="float" office:value="2.81" calcext:value-type="float">
            <text:p>2.81</text:p>
          </table:table-cell>
          <table:table-cell office:value-type="float" office:value="7.41" calcext:value-type="float">
            <text:p>7.41</text:p>
          </table:table-cell>
          <table:table-cell office:value-type="float" office:value="86.32" calcext:value-type="float">
            <text:p>86.32</text:p>
          </table:table-cell>
          <table:table-cell office:value-type="float" office:value="13.33" calcext:value-type="float">
            <text:p>13.33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849.052202" calcext:value-type="float">
            <text:p>9849.052202</text:p>
          </table:table-cell>
          <table:table-cell office:value-type="float" office:value="8274238" calcext:value-type="float">
            <text:p>8274238</text:p>
          </table:table-cell>
          <table:table-cell office:value-type="float" office:value="0" calcext:value-type="float">
            <text:p>0</text:p>
          </table:table-cell>
          <table:table-cell office:value-type="float" office:value="1182034" calcext:value-type="float">
            <text:p>1182034</text:p>
          </table:table-cell>
          <table:table-cell office:value-type="float" office:value="9456272" calcext:value-type="float">
            <text:p>9456272</text:p>
          </table:table-cell>
          <table:table-cell office:value-type="float" office:value="591017" calcext:value-type="float">
            <text:p>591017</text:p>
          </table:table-cell>
          <table:table-cell office:value-type="float" office:value="60.0075" calcext:value-type="float">
            <text:p>60.0075</text:p>
          </table:table-cell>
          <table:table-cell office:value-type="float" office:value="2.81" calcext:value-type="float">
            <text:p>2.81</text:p>
          </table:table-cell>
          <table:table-cell office:value-type="float" office:value="9.13" calcext:value-type="float">
            <text:p>9.13</text:p>
          </table:table-cell>
          <table:table-cell office:value-type="float" office:value="102.63" calcext:value-type="float">
            <text:p>102.63</text:p>
          </table:table-cell>
          <table:table-cell office:value-type="float" office:value="21.56" calcext:value-type="float">
            <text:p>21.56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428.040074" calcext:value-type="float">
            <text:p>10428.040074</text:p>
          </table:table-cell>
          <table:table-cell office:value-type="float" office:value="8760780" calcext:value-type="float">
            <text:p>8760780</text:p>
          </table:table-cell>
          <table:table-cell office:value-type="float" office:value="0" calcext:value-type="float">
            <text:p>0</text:p>
          </table:table-cell>
          <table:table-cell office:value-type="float" office:value="1251540" calcext:value-type="float">
            <text:p>1251540</text:p>
          </table:table-cell>
          <table:table-cell office:value-type="float" office:value="10012320" calcext:value-type="float">
            <text:p>10012320</text:p>
          </table:table-cell>
          <table:table-cell office:value-type="float" office:value="625770" calcext:value-type="float">
            <text:p>625770</text:p>
          </table:table-cell>
          <table:table-cell office:value-type="float" office:value="60.0084" calcext:value-type="float">
            <text:p>60.0084</text:p>
          </table:table-cell>
          <table:table-cell office:value-type="float" office:value="2.89" calcext:value-type="float">
            <text:p>2.89</text:p>
          </table:table-cell>
          <table:table-cell office:value-type="float" office:value="10.54" calcext:value-type="float">
            <text:p>10.54</text:p>
          </table:table-cell>
          <table:table-cell office:value-type="float" office:value="150.19" calcext:value-type="float">
            <text:p>150.19</text:p>
          </table:table-cell>
          <table:table-cell office:value-type="float" office:value="26.68" calcext:value-type="float">
            <text:p>26.68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242.428333" calcext:value-type="float">
            <text:p>11242.428333</text:p>
          </table:table-cell>
          <table:table-cell office:value-type="float" office:value="9445198" calcext:value-type="float">
            <text:p>9445198</text:p>
          </table:table-cell>
          <table:table-cell office:value-type="float" office:value="0" calcext:value-type="float">
            <text:p>0</text:p>
          </table:table-cell>
          <table:table-cell office:value-type="float" office:value="1349314" calcext:value-type="float">
            <text:p>1349314</text:p>
          </table:table-cell>
          <table:table-cell office:value-type="float" office:value="10794512" calcext:value-type="float">
            <text:p>10794512</text:p>
          </table:table-cell>
          <table:table-cell office:value-type="float" office:value="674657" calcext:value-type="float">
            <text:p>674657</text:p>
          </table:table-cell>
          <table:table-cell office:value-type="float" office:value="60.0099" calcext:value-type="float">
            <text:p>60.0099</text:p>
          </table:table-cell>
          <table:table-cell office:value-type="float" office:value="3.07" calcext:value-type="float">
            <text:p>3.07</text:p>
          </table:table-cell>
          <table:table-cell office:value-type="float" office:value="11.55" calcext:value-type="float">
            <text:p>11.55</text:p>
          </table:table-cell>
          <table:table-cell office:value-type="float" office:value="173.5" calcext:value-type="float">
            <text:p>173.5</text:p>
          </table:table-cell>
          <table:table-cell office:value-type="float" office:value="29.4" calcext:value-type="float">
            <text:p>29.4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352.051231" calcext:value-type="float">
            <text:p>11352.051231</text:p>
          </table:table-cell>
          <table:table-cell office:value-type="float" office:value="9537360" calcext:value-type="float">
            <text:p>9537360</text:p>
          </table:table-cell>
          <table:table-cell office:value-type="float" office:value="0" calcext:value-type="float">
            <text:p>0</text:p>
          </table:table-cell>
          <table:table-cell office:value-type="float" office:value="1362480" calcext:value-type="float">
            <text:p>1362480</text:p>
          </table:table-cell>
          <table:table-cell office:value-type="float" office:value="10899840" calcext:value-type="float">
            <text:p>10899840</text:p>
          </table:table-cell>
          <table:table-cell office:value-type="float" office:value="681240" calcext:value-type="float">
            <text:p>681240</text:p>
          </table:table-cell>
          <table:table-cell office:value-type="float" office:value="60.0103" calcext:value-type="float">
            <text:p>60.0103</text:p>
          </table:table-cell>
          <table:table-cell office:value-type="float" office:value="3.04" calcext:value-type="float">
            <text:p>3.04</text:p>
          </table:table-cell>
          <table:table-cell office:value-type="float" office:value="13.2" calcext:value-type="float">
            <text:p>13.2</text:p>
          </table:table-cell>
          <table:table-cell office:value-type="float" office:value="161.03" calcext:value-type="float">
            <text:p>161.03</text:p>
          </table:table-cell>
          <table:table-cell office:value-type="float" office:value="35.26" calcext:value-type="float">
            <text:p>35.26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274.046993" calcext:value-type="float">
            <text:p>11274.046993</text:p>
          </table:table-cell>
          <table:table-cell office:value-type="float" office:value="9472204" calcext:value-type="float">
            <text:p>9472204</text:p>
          </table:table-cell>
          <table:table-cell office:value-type="float" office:value="0" calcext:value-type="float">
            <text:p>0</text:p>
          </table:table-cell>
          <table:table-cell office:value-type="float" office:value="1353172" calcext:value-type="float">
            <text:p>1353172</text:p>
          </table:table-cell>
          <table:table-cell office:value-type="float" office:value="10825376" calcext:value-type="float">
            <text:p>10825376</text:p>
          </table:table-cell>
          <table:table-cell office:value-type="float" office:value="676586" calcext:value-type="float">
            <text:p>676586</text:p>
          </table:table-cell>
          <table:table-cell office:value-type="float" office:value="60.0127" calcext:value-type="float">
            <text:p>60.0127</text:p>
          </table:table-cell>
          <table:table-cell office:value-type="float" office:value="3.17" calcext:value-type="float">
            <text:p>3.17</text:p>
          </table:table-cell>
          <table:table-cell office:value-type="float" office:value="15.07" calcext:value-type="float">
            <text:p>15.07</text:p>
          </table:table-cell>
          <table:table-cell office:value-type="float" office:value="214.8" calcext:value-type="float">
            <text:p>214.8</text:p>
          </table:table-cell>
          <table:table-cell office:value-type="float" office:value="45.92" calcext:value-type="float">
            <text:p>45.92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367.473513" calcext:value-type="float">
            <text:p>11367.473513</text:p>
          </table:table-cell>
          <table:table-cell office:value-type="float" office:value="9550492" calcext:value-type="float">
            <text:p>9550492</text:p>
          </table:table-cell>
          <table:table-cell office:value-type="float" office:value="0" calcext:value-type="float">
            <text:p>0</text:p>
          </table:table-cell>
          <table:table-cell office:value-type="float" office:value="1364356" calcext:value-type="float">
            <text:p>1364356</text:p>
          </table:table-cell>
          <table:table-cell office:value-type="float" office:value="10914848" calcext:value-type="float">
            <text:p>10914848</text:p>
          </table:table-cell>
          <table:table-cell office:value-type="float" office:value="682178" calcext:value-type="float">
            <text:p>682178</text:p>
          </table:table-cell>
          <table:table-cell office:value-type="float" office:value="60.0114" calcext:value-type="float">
            <text:p>60.0114</text:p>
          </table:table-cell>
          <table:table-cell office:value-type="float" office:value="3.13" calcext:value-type="float">
            <text:p>3.13</text:p>
          </table:table-cell>
          <table:table-cell office:value-type="float" office:value="16.7" calcext:value-type="float">
            <text:p>16.7</text:p>
          </table:table-cell>
          <table:table-cell office:value-type="float" office:value="232.92" calcext:value-type="float">
            <text:p>232.92</text:p>
          </table:table-cell>
          <table:table-cell office:value-type="float" office:value="51.12" calcext:value-type="float">
            <text:p>51.12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164.274801" calcext:value-type="float">
            <text:p>11164.274801</text:p>
          </table:table-cell>
          <table:table-cell office:value-type="float" office:value="9380476" calcext:value-type="float">
            <text:p>9380476</text:p>
          </table:table-cell>
          <table:table-cell office:value-type="float" office:value="0" calcext:value-type="float">
            <text:p>0</text:p>
          </table:table-cell>
          <table:table-cell office:value-type="float" office:value="1340068" calcext:value-type="float">
            <text:p>1340068</text:p>
          </table:table-cell>
          <table:table-cell office:value-type="float" office:value="10720544" calcext:value-type="float">
            <text:p>10720544</text:p>
          </table:table-cell>
          <table:table-cell office:value-type="float" office:value="670034" calcext:value-type="float">
            <text:p>670034</text:p>
          </table:table-cell>
          <table:table-cell office:value-type="float" office:value="60.0159" calcext:value-type="float">
            <text:p>60.0159</text:p>
          </table:table-cell>
          <table:table-cell office:value-type="float" office:value="2.95" calcext:value-type="float">
            <text:p>2.95</text:p>
          </table:table-cell>
          <table:table-cell office:value-type="float" office:value="18.8" calcext:value-type="float">
            <text:p>18.8</text:p>
          </table:table-cell>
          <table:table-cell office:value-type="float" office:value="255.35" calcext:value-type="float">
            <text:p>255.35</text:p>
          </table:table-cell>
          <table:table-cell office:value-type="float" office:value="56.37" calcext:value-type="float">
            <text:p>56.37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184.425157" calcext:value-type="float">
            <text:p>11184.425157</text:p>
          </table:table-cell>
          <table:table-cell office:value-type="float" office:value="9397626" calcext:value-type="float">
            <text:p>9397626</text:p>
          </table:table-cell>
          <table:table-cell office:value-type="float" office:value="0" calcext:value-type="float">
            <text:p>0</text:p>
          </table:table-cell>
          <table:table-cell office:value-type="float" office:value="1342518" calcext:value-type="float">
            <text:p>1342518</text:p>
          </table:table-cell>
          <table:table-cell office:value-type="float" office:value="10740144" calcext:value-type="float">
            <text:p>10740144</text:p>
          </table:table-cell>
          <table:table-cell office:value-type="float" office:value="671259" calcext:value-type="float">
            <text:p>671259</text:p>
          </table:table-cell>
          <table:table-cell office:value-type="float" office:value="60.0173" calcext:value-type="float">
            <text:p>60.0173</text:p>
          </table:table-cell>
          <table:table-cell office:value-type="float" office:value="3.05" calcext:value-type="float">
            <text:p>3.05</text:p>
          </table:table-cell>
          <table:table-cell office:value-type="float" office:value="20.55" calcext:value-type="float">
            <text:p>20.55</text:p>
          </table:table-cell>
          <table:table-cell office:value-type="float" office:value="254.05" calcext:value-type="float">
            <text:p>254.05</text:p>
          </table:table-cell>
          <table:table-cell office:value-type="float" office:value="60.57" calcext:value-type="float">
            <text:p>60.57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340.120299" calcext:value-type="float">
            <text:p>11340.120299</text:p>
          </table:table-cell>
          <table:table-cell office:value-type="float" office:value="9528400" calcext:value-type="float">
            <text:p>9528400</text:p>
          </table:table-cell>
          <table:table-cell office:value-type="float" office:value="0" calcext:value-type="float">
            <text:p>0</text:p>
          </table:table-cell>
          <table:table-cell office:value-type="float" office:value="1361200" calcext:value-type="float">
            <text:p>1361200</text:p>
          </table:table-cell>
          <table:table-cell office:value-type="float" office:value="10889600" calcext:value-type="float">
            <text:p>10889600</text:p>
          </table:table-cell>
          <table:table-cell office:value-type="float" office:value="680600" calcext:value-type="float">
            <text:p>680600</text:p>
          </table:table-cell>
          <table:table-cell office:value-type="float" office:value="60.017" calcext:value-type="float">
            <text:p>60.017</text:p>
          </table:table-cell>
          <table:table-cell office:value-type="float" office:value="3.16" calcext:value-type="float">
            <text:p>3.16</text:p>
          </table:table-cell>
          <table:table-cell office:value-type="float" office:value="22.03" calcext:value-type="float">
            <text:p>22.03</text:p>
          </table:table-cell>
          <table:table-cell office:value-type="float" office:value="283.01" calcext:value-type="float">
            <text:p>283.01</text:p>
          </table:table-cell>
          <table:table-cell office:value-type="float" office:value="63.11" calcext:value-type="float">
            <text:p>63.11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272.001146" calcext:value-type="float">
            <text:p>11272.001146</text:p>
          </table:table-cell>
          <table:table-cell office:value-type="float" office:value="9471574" calcext:value-type="float">
            <text:p>9471574</text:p>
          </table:table-cell>
          <table:table-cell office:value-type="float" office:value="0" calcext:value-type="float">
            <text:p>0</text:p>
          </table:table-cell>
          <table:table-cell office:value-type="float" office:value="1353082" calcext:value-type="float">
            <text:p>1353082</text:p>
          </table:table-cell>
          <table:table-cell office:value-type="float" office:value="10824656" calcext:value-type="float">
            <text:p>10824656</text:p>
          </table:table-cell>
          <table:table-cell office:value-type="float" office:value="676541" calcext:value-type="float">
            <text:p>676541</text:p>
          </table:table-cell>
          <table:table-cell office:value-type="float" office:value="60.0196" calcext:value-type="float">
            <text:p>60.0196</text:p>
          </table:table-cell>
          <table:table-cell office:value-type="float" office:value="3.1" calcext:value-type="float">
            <text:p>3.1</text:p>
          </table:table-cell>
          <table:table-cell office:value-type="float" office:value="23.94" calcext:value-type="float">
            <text:p>23.94</text:p>
          </table:table-cell>
          <table:table-cell office:value-type="float" office:value="322.9" calcext:value-type="float">
            <text:p>322.9</text:p>
          </table:table-cell>
          <table:table-cell office:value-type="float" office:value="67.42" calcext:value-type="float">
            <text:p>67.42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294.629245" calcext:value-type="float">
            <text:p>11294.629245</text:p>
          </table:table-cell>
          <table:table-cell office:value-type="float" office:value="9490572" calcext:value-type="float">
            <text:p>9490572</text:p>
          </table:table-cell>
          <table:table-cell office:value-type="float" office:value="0" calcext:value-type="float">
            <text:p>0</text:p>
          </table:table-cell>
          <table:table-cell office:value-type="float" office:value="1355796" calcext:value-type="float">
            <text:p>1355796</text:p>
          </table:table-cell>
          <table:table-cell office:value-type="float" office:value="10846368" calcext:value-type="float">
            <text:p>10846368</text:p>
          </table:table-cell>
          <table:table-cell office:value-type="float" office:value="677898" calcext:value-type="float">
            <text:p>677898</text:p>
          </table:table-cell>
          <table:table-cell office:value-type="float" office:value="60.0195" calcext:value-type="float">
            <text:p>60.0195</text:p>
          </table:table-cell>
          <table:table-cell office:value-type="float" office:value="3.02" calcext:value-type="float">
            <text:p>3.02</text:p>
          </table:table-cell>
          <table:table-cell office:value-type="float" office:value="25.66" calcext:value-type="float">
            <text:p>25.66</text:p>
          </table:table-cell>
          <table:table-cell office:value-type="float" office:value="287.82" calcext:value-type="float">
            <text:p>287.82</text:p>
          </table:table-cell>
          <table:table-cell office:value-type="float" office:value="74.09" calcext:value-type="float">
            <text:p>74.09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22.254999" calcext:value-type="float">
            <text:p>3222.254999</text:p>
          </table:table-cell>
          <table:table-cell office:value-type="float" office:value="2706816" calcext:value-type="float">
            <text:p>2706816</text:p>
          </table:table-cell>
          <table:table-cell office:value-type="float" office:value="0" calcext:value-type="float">
            <text:p>0</text:p>
          </table:table-cell>
          <table:table-cell office:value-type="float" office:value="386688" calcext:value-type="float">
            <text:p>386688</text:p>
          </table:table-cell>
          <table:table-cell office:value-type="float" office:value="3093504" calcext:value-type="float">
            <text:p>3093504</text:p>
          </table:table-cell>
          <table:table-cell office:value-type="float" office:value="193344" calcext:value-type="float">
            <text:p>193344</text:p>
          </table:table-cell>
          <table:table-cell office:value-type="float" office:value="60.0027" calcext:value-type="float">
            <text:p>60.0027</text:p>
          </table:table-cell>
          <table:table-cell office:value-type="float" office:value="2.2" calcext:value-type="float">
            <text:p>2.2</text:p>
          </table:table-cell>
          <table:table-cell office:value-type="float" office:value="3.09" calcext:value-type="float">
            <text:p>3.09</text:p>
          </table:table-cell>
          <table:table-cell office:value-type="float" office:value="14.74" calcext:value-type="float">
            <text:p>14.74</text:p>
          </table:table-cell>
          <table:table-cell office:value-type="float" office:value="3.57" calcext:value-type="float">
            <text:p>3.57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86.93106" calcext:value-type="float">
            <text:p>5886.93106</text:p>
          </table:table-cell>
          <table:table-cell office:value-type="float" office:value="4945360" calcext:value-type="float">
            <text:p>4945360</text:p>
          </table:table-cell>
          <table:table-cell office:value-type="float" office:value="0" calcext:value-type="float">
            <text:p>0</text:p>
          </table:table-cell>
          <table:table-cell office:value-type="float" office:value="706480" calcext:value-type="float">
            <text:p>706480</text:p>
          </table:table-cell>
          <table:table-cell office:value-type="float" office:value="5651840" calcext:value-type="float">
            <text:p>5651840</text:p>
          </table:table-cell>
          <table:table-cell office:value-type="float" office:value="353240" calcext:value-type="float">
            <text:p>353240</text:p>
          </table:table-cell>
          <table:table-cell office:value-type="float" office:value="60.0041" calcext:value-type="float">
            <text:p>60.0041</text:p>
          </table:table-cell>
          <table:table-cell office:value-type="float" office:value="3.02" calcext:value-type="float">
            <text:p>3.02</text:p>
          </table:table-cell>
          <table:table-cell office:value-type="float" office:value="5.08" calcext:value-type="float">
            <text:p>5.08</text:p>
          </table:table-cell>
          <table:table-cell office:value-type="float" office:value="25.72" calcext:value-type="float">
            <text:p>25.72</text:p>
          </table:table-cell>
          <table:table-cell office:value-type="float" office:value="7.48" calcext:value-type="float">
            <text:p>7.48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58.350554" calcext:value-type="float">
            <text:p>6958.350554</text:p>
          </table:table-cell>
          <table:table-cell office:value-type="float" office:value="5845560" calcext:value-type="float">
            <text:p>5845560</text:p>
          </table:table-cell>
          <table:table-cell office:value-type="float" office:value="0" calcext:value-type="float">
            <text:p>0</text:p>
          </table:table-cell>
          <table:table-cell office:value-type="float" office:value="835080" calcext:value-type="float">
            <text:p>835080</text:p>
          </table:table-cell>
          <table:table-cell office:value-type="float" office:value="6680640" calcext:value-type="float">
            <text:p>6680640</text:p>
          </table:table-cell>
          <table:table-cell office:value-type="float" office:value="417540" calcext:value-type="float">
            <text:p>417540</text:p>
          </table:table-cell>
          <table:table-cell office:value-type="float" office:value="60.0056" calcext:value-type="float">
            <text:p>60.0056</text:p>
          </table:table-cell>
          <table:table-cell office:value-type="float" office:value="2.78" calcext:value-type="float">
            <text:p>2.78</text:p>
          </table:table-cell>
          <table:table-cell office:value-type="float" office:value="7.17" calcext:value-type="float">
            <text:p>7.17</text:p>
          </table:table-cell>
          <table:table-cell office:value-type="float" office:value="80.27" calcext:value-type="float">
            <text:p>80.27</text:p>
          </table:table-cell>
          <table:table-cell office:value-type="float" office:value="14.03" calcext:value-type="float">
            <text:p>14.03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92.272183" calcext:value-type="float">
            <text:p>9192.272183</text:p>
          </table:table-cell>
          <table:table-cell office:value-type="float" office:value="7722358" calcext:value-type="float">
            <text:p>7722358</text:p>
          </table:table-cell>
          <table:table-cell office:value-type="float" office:value="0" calcext:value-type="float">
            <text:p>0</text:p>
          </table:table-cell>
          <table:table-cell office:value-type="float" office:value="1103194" calcext:value-type="float">
            <text:p>1103194</text:p>
          </table:table-cell>
          <table:table-cell office:value-type="float" office:value="8825552" calcext:value-type="float">
            <text:p>8825552</text:p>
          </table:table-cell>
          <table:table-cell office:value-type="float" office:value="551597" calcext:value-type="float">
            <text:p>551597</text:p>
          </table:table-cell>
          <table:table-cell office:value-type="float" office:value="60.0066" calcext:value-type="float">
            <text:p>60.0066</text:p>
          </table:table-cell>
          <table:table-cell office:value-type="float" office:value="2.9" calcext:value-type="float">
            <text:p>2.9</text:p>
          </table:table-cell>
          <table:table-cell office:value-type="float" office:value="7.6" calcext:value-type="float">
            <text:p>7.6</text:p>
          </table:table-cell>
          <table:table-cell office:value-type="float" office:value="39.19" calcext:value-type="float">
            <text:p>39.19</text:p>
          </table:table-cell>
          <table:table-cell office:value-type="float" office:value="13.63" calcext:value-type="float">
            <text:p>13.63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211.584576" calcext:value-type="float">
            <text:p>10211.584576</text:p>
          </table:table-cell>
          <table:table-cell office:value-type="float" office:value="8579032" calcext:value-type="float">
            <text:p>8579032</text:p>
          </table:table-cell>
          <table:table-cell office:value-type="float" office:value="0" calcext:value-type="float">
            <text:p>0</text:p>
          </table:table-cell>
          <table:table-cell office:value-type="float" office:value="1225576" calcext:value-type="float">
            <text:p>1225576</text:p>
          </table:table-cell>
          <table:table-cell office:value-type="float" office:value="9804608" calcext:value-type="float">
            <text:p>9804608</text:p>
          </table:table-cell>
          <table:table-cell office:value-type="float" office:value="612788" calcext:value-type="float">
            <text:p>612788</text:p>
          </table:table-cell>
          <table:table-cell office:value-type="float" office:value="60.0091" calcext:value-type="float">
            <text:p>60.0091</text:p>
          </table:table-cell>
          <table:table-cell office:value-type="float" office:value="2.82" calcext:value-type="float">
            <text:p>2.82</text:p>
          </table:table-cell>
          <table:table-cell office:value-type="float" office:value="8.8" calcext:value-type="float">
            <text:p>8.8</text:p>
          </table:table-cell>
          <table:table-cell office:value-type="float" office:value="101.96" calcext:value-type="float">
            <text:p>101.96</text:p>
          </table:table-cell>
          <table:table-cell office:value-type="float" office:value="20.8" calcext:value-type="float">
            <text:p>20.8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477.760077" calcext:value-type="float">
            <text:p>10477.760077</text:p>
          </table:table-cell>
          <table:table-cell office:value-type="float" office:value="8802668" calcext:value-type="float">
            <text:p>8802668</text:p>
          </table:table-cell>
          <table:table-cell office:value-type="float" office:value="0" calcext:value-type="float">
            <text:p>0</text:p>
          </table:table-cell>
          <table:table-cell office:value-type="float" office:value="1257524" calcext:value-type="float">
            <text:p>1257524</text:p>
          </table:table-cell>
          <table:table-cell office:value-type="float" office:value="10060192" calcext:value-type="float">
            <text:p>10060192</text:p>
          </table:table-cell>
          <table:table-cell office:value-type="float" office:value="628762" calcext:value-type="float">
            <text:p>628762</text:p>
          </table:table-cell>
          <table:table-cell office:value-type="float" office:value="60.0092" calcext:value-type="float">
            <text:p>60.0092</text:p>
          </table:table-cell>
          <table:table-cell office:value-type="float" office:value="2.9" calcext:value-type="float">
            <text:p>2.9</text:p>
          </table:table-cell>
          <table:table-cell office:value-type="float" office:value="10.49" calcext:value-type="float">
            <text:p>10.49</text:p>
          </table:table-cell>
          <table:table-cell office:value-type="float" office:value="116.56" calcext:value-type="float">
            <text:p>116.56</text:p>
          </table:table-cell>
          <table:table-cell office:value-type="float" office:value="25.66" calcext:value-type="float">
            <text:p>25.66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208.513234" calcext:value-type="float">
            <text:p>11208.513234</text:p>
          </table:table-cell>
          <table:table-cell office:value-type="float" office:value="9416736" calcext:value-type="float">
            <text:p>9416736</text:p>
          </table:table-cell>
          <table:table-cell office:value-type="float" office:value="0" calcext:value-type="float">
            <text:p>0</text:p>
          </table:table-cell>
          <table:table-cell office:value-type="float" office:value="1345248" calcext:value-type="float">
            <text:p>1345248</text:p>
          </table:table-cell>
          <table:table-cell office:value-type="float" office:value="10761984" calcext:value-type="float">
            <text:p>10761984</text:p>
          </table:table-cell>
          <table:table-cell office:value-type="float" office:value="672624" calcext:value-type="float">
            <text:p>672624</text:p>
          </table:table-cell>
          <table:table-cell office:value-type="float" office:value="60.0101" calcext:value-type="float">
            <text:p>60.0101</text:p>
          </table:table-cell>
          <table:table-cell office:value-type="float" office:value="3.05" calcext:value-type="float">
            <text:p>3.05</text:p>
          </table:table-cell>
          <table:table-cell office:value-type="float" office:value="11.59" calcext:value-type="float">
            <text:p>11.59</text:p>
          </table:table-cell>
          <table:table-cell office:value-type="float" office:value="126.94" calcext:value-type="float">
            <text:p>126.94</text:p>
          </table:table-cell>
          <table:table-cell office:value-type="float" office:value="29.61" calcext:value-type="float">
            <text:p>29.61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307.127027" calcext:value-type="float">
            <text:p>11307.127027</text:p>
          </table:table-cell>
          <table:table-cell office:value-type="float" office:value="9499728" calcext:value-type="float">
            <text:p>9499728</text:p>
          </table:table-cell>
          <table:table-cell office:value-type="float" office:value="0" calcext:value-type="float">
            <text:p>0</text:p>
          </table:table-cell>
          <table:table-cell office:value-type="float" office:value="1357104" calcext:value-type="float">
            <text:p>1357104</text:p>
          </table:table-cell>
          <table:table-cell office:value-type="float" office:value="10856832" calcext:value-type="float">
            <text:p>10856832</text:p>
          </table:table-cell>
          <table:table-cell office:value-type="float" office:value="678552" calcext:value-type="float">
            <text:p>678552</text:p>
          </table:table-cell>
          <table:table-cell office:value-type="float" office:value="60.011" calcext:value-type="float">
            <text:p>60.011</text:p>
          </table:table-cell>
          <table:table-cell office:value-type="float" office:value="3.27" calcext:value-type="float">
            <text:p>3.27</text:p>
          </table:table-cell>
          <table:table-cell office:value-type="float" office:value="13.26" calcext:value-type="float">
            <text:p>13.26</text:p>
          </table:table-cell>
          <table:table-cell office:value-type="float" office:value="157.99" calcext:value-type="float">
            <text:p>157.99</text:p>
          </table:table-cell>
          <table:table-cell office:value-type="float" office:value="35.44" calcext:value-type="float">
            <text:p>35.44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322.691372" calcext:value-type="float">
            <text:p>11322.691372</text:p>
          </table:table-cell>
          <table:table-cell office:value-type="float" office:value="9513280" calcext:value-type="float">
            <text:p>9513280</text:p>
          </table:table-cell>
          <table:table-cell office:value-type="float" office:value="0" calcext:value-type="float">
            <text:p>0</text:p>
          </table:table-cell>
          <table:table-cell office:value-type="float" office:value="1359040" calcext:value-type="float">
            <text:p>1359040</text:p>
          </table:table-cell>
          <table:table-cell office:value-type="float" office:value="10872320" calcext:value-type="float">
            <text:p>10872320</text:p>
          </table:table-cell>
          <table:table-cell office:value-type="float" office:value="679520" calcext:value-type="float">
            <text:p>679520</text:p>
          </table:table-cell>
          <table:table-cell office:value-type="float" office:value="60.014" calcext:value-type="float">
            <text:p>60.014</text:p>
          </table:table-cell>
          <table:table-cell office:value-type="float" office:value="3.03" calcext:value-type="float">
            <text:p>3.03</text:p>
          </table:table-cell>
          <table:table-cell office:value-type="float" office:value="15" calcext:value-type="float">
            <text:p>15</text:p>
          </table:table-cell>
          <table:table-cell office:value-type="float" office:value="173.46" calcext:value-type="float">
            <text:p>173.46</text:p>
          </table:table-cell>
          <table:table-cell office:value-type="float" office:value="44.54" calcext:value-type="float">
            <text:p>44.54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481.553686" calcext:value-type="float">
            <text:p>11481.553686</text:p>
          </table:table-cell>
          <table:table-cell office:value-type="float" office:value="9646868" calcext:value-type="float">
            <text:p>9646868</text:p>
          </table:table-cell>
          <table:table-cell office:value-type="float" office:value="0" calcext:value-type="float">
            <text:p>0</text:p>
          </table:table-cell>
          <table:table-cell office:value-type="float" office:value="1378124" calcext:value-type="float">
            <text:p>1378124</text:p>
          </table:table-cell>
          <table:table-cell office:value-type="float" office:value="11024992" calcext:value-type="float">
            <text:p>11024992</text:p>
          </table:table-cell>
          <table:table-cell office:value-type="float" office:value="689062" calcext:value-type="float">
            <text:p>689062</text:p>
          </table:table-cell>
          <table:table-cell office:value-type="float" office:value="60.0147" calcext:value-type="float">
            <text:p>60.0147</text:p>
          </table:table-cell>
          <table:table-cell office:value-type="float" office:value="3.36" calcext:value-type="float">
            <text:p>3.36</text:p>
          </table:table-cell>
          <table:table-cell office:value-type="float" office:value="16.54" calcext:value-type="float">
            <text:p>16.54</text:p>
          </table:table-cell>
          <table:table-cell office:value-type="float" office:value="188.86" calcext:value-type="float">
            <text:p>188.86</text:p>
          </table:table-cell>
          <table:table-cell office:value-type="float" office:value="47.57" calcext:value-type="float">
            <text:p>47.57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480.723632" calcext:value-type="float">
            <text:p>11480.723632</text:p>
          </table:table-cell>
          <table:table-cell office:value-type="float" office:value="9646042" calcext:value-type="float">
            <text:p>9646042</text:p>
          </table:table-cell>
          <table:table-cell office:value-type="float" office:value="0" calcext:value-type="float">
            <text:p>0</text:p>
          </table:table-cell>
          <table:table-cell office:value-type="float" office:value="1378006" calcext:value-type="float">
            <text:p>1378006</text:p>
          </table:table-cell>
          <table:table-cell office:value-type="float" office:value="11024048" calcext:value-type="float">
            <text:p>11024048</text:p>
          </table:table-cell>
          <table:table-cell office:value-type="float" office:value="689003" calcext:value-type="float">
            <text:p>689003</text:p>
          </table:table-cell>
          <table:table-cell office:value-type="float" office:value="60.0139" calcext:value-type="float">
            <text:p>60.0139</text:p>
          </table:table-cell>
          <table:table-cell office:value-type="float" office:value="3.08" calcext:value-type="float">
            <text:p>3.08</text:p>
          </table:table-cell>
          <table:table-cell office:value-type="float" office:value="18.28" calcext:value-type="float">
            <text:p>18.28</text:p>
          </table:table-cell>
          <table:table-cell office:value-type="float" office:value="187.21" calcext:value-type="float">
            <text:p>187.21</text:p>
          </table:table-cell>
          <table:table-cell office:value-type="float" office:value="51.79" calcext:value-type="float">
            <text:p>51.79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482.673758" calcext:value-type="float">
            <text:p>11482.673758</text:p>
          </table:table-cell>
          <table:table-cell office:value-type="float" office:value="9648002" calcext:value-type="float">
            <text:p>9648002</text:p>
          </table:table-cell>
          <table:table-cell office:value-type="float" office:value="0" calcext:value-type="float">
            <text:p>0</text:p>
          </table:table-cell>
          <table:table-cell office:value-type="float" office:value="1378286" calcext:value-type="float">
            <text:p>1378286</text:p>
          </table:table-cell>
          <table:table-cell office:value-type="float" office:value="11026288" calcext:value-type="float">
            <text:p>11026288</text:p>
          </table:table-cell>
          <table:table-cell office:value-type="float" office:value="689143" calcext:value-type="float">
            <text:p>689143</text:p>
          </table:table-cell>
          <table:table-cell office:value-type="float" office:value="60.0159" calcext:value-type="float">
            <text:p>60.0159</text:p>
          </table:table-cell>
          <table:table-cell office:value-type="float" office:value="3.18" calcext:value-type="float">
            <text:p>3.18</text:p>
          </table:table-cell>
          <table:table-cell office:value-type="float" office:value="20.02" calcext:value-type="float">
            <text:p>20.02</text:p>
          </table:table-cell>
          <table:table-cell office:value-type="float" office:value="220.68" calcext:value-type="float">
            <text:p>220.68</text:p>
          </table:table-cell>
          <table:table-cell office:value-type="float" office:value="57.31" calcext:value-type="float">
            <text:p>57.31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329.763216" calcext:value-type="float">
            <text:p>11329.763216</text:p>
          </table:table-cell>
          <table:table-cell office:value-type="float" office:value="9519650" calcext:value-type="float">
            <text:p>9519650</text:p>
          </table:table-cell>
          <table:table-cell office:value-type="float" office:value="0" calcext:value-type="float">
            <text:p>0</text:p>
          </table:table-cell>
          <table:table-cell office:value-type="float" office:value="1359950" calcext:value-type="float">
            <text:p>1359950</text:p>
          </table:table-cell>
          <table:table-cell office:value-type="float" office:value="10879600" calcext:value-type="float">
            <text:p>10879600</text:p>
          </table:table-cell>
          <table:table-cell office:value-type="float" office:value="679975" calcext:value-type="float">
            <text:p>679975</text:p>
          </table:table-cell>
          <table:table-cell office:value-type="float" office:value="60.0167" calcext:value-type="float">
            <text:p>60.0167</text:p>
          </table:table-cell>
          <table:table-cell office:value-type="float" office:value="3.14" calcext:value-type="float">
            <text:p>3.14</text:p>
          </table:table-cell>
          <table:table-cell office:value-type="float" office:value="22.05" calcext:value-type="float">
            <text:p>22.05</text:p>
          </table:table-cell>
          <table:table-cell office:value-type="float" office:value="282.25" calcext:value-type="float">
            <text:p>282.25</text:p>
          </table:table-cell>
          <table:table-cell office:value-type="float" office:value="64.6" calcext:value-type="float">
            <text:p>64.6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305.352605" calcext:value-type="float">
            <text:p>11305.352605</text:p>
          </table:table-cell>
          <table:table-cell office:value-type="float" office:value="9499266" calcext:value-type="float">
            <text:p>9499266</text:p>
          </table:table-cell>
          <table:table-cell office:value-type="float" office:value="0" calcext:value-type="float">
            <text:p>0</text:p>
          </table:table-cell>
          <table:table-cell office:value-type="float" office:value="1357038" calcext:value-type="float">
            <text:p>1357038</text:p>
          </table:table-cell>
          <table:table-cell office:value-type="float" office:value="10856304" calcext:value-type="float">
            <text:p>10856304</text:p>
          </table:table-cell>
          <table:table-cell office:value-type="float" office:value="678519" calcext:value-type="float">
            <text:p>678519</text:p>
          </table:table-cell>
          <table:table-cell office:value-type="float" office:value="60.0175" calcext:value-type="float">
            <text:p>60.0175</text:p>
          </table:table-cell>
          <table:table-cell office:value-type="float" office:value="3.16" calcext:value-type="float">
            <text:p>3.16</text:p>
          </table:table-cell>
          <table:table-cell office:value-type="float" office:value="23.86" calcext:value-type="float">
            <text:p>23.86</text:p>
          </table:table-cell>
          <table:table-cell office:value-type="float" office:value="259.14" calcext:value-type="float">
            <text:p>259.14</text:p>
          </table:table-cell>
          <table:table-cell office:value-type="float" office:value="68.34" calcext:value-type="float">
            <text:p>68.34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38.960515" calcext:value-type="float">
            <text:p>11338.960515</text:p>
          </table:table-cell>
          <table:table-cell office:value-type="float" office:value="9527616" calcext:value-type="float">
            <text:p>9527616</text:p>
          </table:table-cell>
          <table:table-cell office:value-type="float" office:value="0" calcext:value-type="float">
            <text:p>0</text:p>
          </table:table-cell>
          <table:table-cell office:value-type="float" office:value="1361088" calcext:value-type="float">
            <text:p>1361088</text:p>
          </table:table-cell>
          <table:table-cell office:value-type="float" office:value="10888704" calcext:value-type="float">
            <text:p>10888704</text:p>
          </table:table-cell>
          <table:table-cell office:value-type="float" office:value="680544" calcext:value-type="float">
            <text:p>680544</text:p>
          </table:table-cell>
          <table:table-cell office:value-type="float" office:value="60.0182" calcext:value-type="float">
            <text:p>60.0182</text:p>
          </table:table-cell>
          <table:table-cell office:value-type="float" office:value="3.18" calcext:value-type="float">
            <text:p>3.18</text:p>
          </table:table-cell>
          <table:table-cell office:value-type="float" office:value="25.55" calcext:value-type="float">
            <text:p>25.55</text:p>
          </table:table-cell>
          <table:table-cell office:value-type="float" office:value="240.32" calcext:value-type="float">
            <text:p>240.32</text:p>
          </table:table-cell>
          <table:table-cell office:value-type="float" office:value="71.3" calcext:value-type="float">
            <text:p>71.3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61.07028" calcext:value-type="float">
            <text:p>3261.07028</text:p>
          </table:table-cell>
          <table:table-cell office:value-type="float" office:value="2739436" calcext:value-type="float">
            <text:p>2739436</text:p>
          </table:table-cell>
          <table:table-cell office:value-type="float" office:value="0" calcext:value-type="float">
            <text:p>0</text:p>
          </table:table-cell>
          <table:table-cell office:value-type="float" office:value="391348" calcext:value-type="float">
            <text:p>391348</text:p>
          </table:table-cell>
          <table:table-cell office:value-type="float" office:value="3130784" calcext:value-type="float">
            <text:p>3130784</text:p>
          </table:table-cell>
          <table:table-cell office:value-type="float" office:value="195674" calcext:value-type="float">
            <text:p>195674</text:p>
          </table:table-cell>
          <table:table-cell office:value-type="float" office:value="60.003" calcext:value-type="float">
            <text:p>60.003</text:p>
          </table:table-cell>
          <table:table-cell office:value-type="float" office:value="2.4" calcext:value-type="float">
            <text:p>2.4</text:p>
          </table:table-cell>
          <table:table-cell office:value-type="float" office:value="3.06" calcext:value-type="float">
            <text:p>3.06</text:p>
          </table:table-cell>
          <table:table-cell office:value-type="float" office:value="12.3" calcext:value-type="float">
            <text:p>12.3</text:p>
          </table:table-cell>
          <table:table-cell office:value-type="float" office:value="3.39" calcext:value-type="float">
            <text:p>3.39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16.251367" calcext:value-type="float">
            <text:p>5816.251367</text:p>
          </table:table-cell>
          <table:table-cell office:value-type="float" office:value="4886042" calcext:value-type="float">
            <text:p>4886042</text:p>
          </table:table-cell>
          <table:table-cell office:value-type="float" office:value="0" calcext:value-type="float">
            <text:p>0</text:p>
          </table:table-cell>
          <table:table-cell office:value-type="float" office:value="698006" calcext:value-type="float">
            <text:p>698006</text:p>
          </table:table-cell>
          <table:table-cell office:value-type="float" office:value="5584048" calcext:value-type="float">
            <text:p>5584048</text:p>
          </table:table-cell>
          <table:table-cell office:value-type="float" office:value="349003" calcext:value-type="float">
            <text:p>349003</text:p>
          </table:table-cell>
          <table:table-cell office:value-type="float" office:value="60.0048" calcext:value-type="float">
            <text:p>60.0048</text:p>
          </table:table-cell>
          <table:table-cell office:value-type="float" office:value="2.93" calcext:value-type="float">
            <text:p>2.93</text:p>
          </table:table-cell>
          <table:table-cell office:value-type="float" office:value="5.15" calcext:value-type="float">
            <text:p>5.15</text:p>
          </table:table-cell>
          <table:table-cell office:value-type="float" office:value="81.57" calcext:value-type="float">
            <text:p>81.57</text:p>
          </table:table-cell>
          <table:table-cell office:value-type="float" office:value="8.48" calcext:value-type="float">
            <text:p>8.48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43.609263" calcext:value-type="float">
            <text:p>7043.609263</text:p>
          </table:table-cell>
          <table:table-cell office:value-type="float" office:value="5917184" calcext:value-type="float">
            <text:p>5917184</text:p>
          </table:table-cell>
          <table:table-cell office:value-type="float" office:value="0" calcext:value-type="float">
            <text:p>0</text:p>
          </table:table-cell>
          <table:table-cell office:value-type="float" office:value="845312" calcext:value-type="float">
            <text:p>845312</text:p>
          </table:table-cell>
          <table:table-cell office:value-type="float" office:value="6762496" calcext:value-type="float">
            <text:p>6762496</text:p>
          </table:table-cell>
          <table:table-cell office:value-type="float" office:value="422656" calcext:value-type="float">
            <text:p>422656</text:p>
          </table:table-cell>
          <table:table-cell office:value-type="float" office:value="60.0056" calcext:value-type="float">
            <text:p>60.0056</text:p>
          </table:table-cell>
          <table:table-cell office:value-type="float" office:value="2.81" calcext:value-type="float">
            <text:p>2.81</text:p>
          </table:table-cell>
          <table:table-cell office:value-type="float" office:value="7.09" calcext:value-type="float">
            <text:p>7.09</text:p>
          </table:table-cell>
          <table:table-cell office:value-type="float" office:value="51.7" calcext:value-type="float">
            <text:p>51.7</text:p>
          </table:table-cell>
          <table:table-cell office:value-type="float" office:value="12.18" calcext:value-type="float">
            <text:p>12.18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356.02999" calcext:value-type="float">
            <text:p>9356.02999</text:p>
          </table:table-cell>
          <table:table-cell office:value-type="float" office:value="7859838" calcext:value-type="float">
            <text:p>7859838</text:p>
          </table:table-cell>
          <table:table-cell office:value-type="float" office:value="0" calcext:value-type="float">
            <text:p>0</text:p>
          </table:table-cell>
          <table:table-cell office:value-type="float" office:value="1122834" calcext:value-type="float">
            <text:p>1122834</text:p>
          </table:table-cell>
          <table:table-cell office:value-type="float" office:value="8982672" calcext:value-type="float">
            <text:p>8982672</text:p>
          </table:table-cell>
          <table:table-cell office:value-type="float" office:value="561417" calcext:value-type="float">
            <text:p>561417</text:p>
          </table:table-cell>
          <table:table-cell office:value-type="float" office:value="60.0059" calcext:value-type="float">
            <text:p>60.0059</text:p>
          </table:table-cell>
          <table:table-cell office:value-type="float" office:value="2.79" calcext:value-type="float">
            <text:p>2.79</text:p>
          </table:table-cell>
          <table:table-cell office:value-type="float" office:value="7.47" calcext:value-type="float">
            <text:p>7.47</text:p>
          </table:table-cell>
          <table:table-cell office:value-type="float" office:value="73.82" calcext:value-type="float">
            <text:p>73.82</text:p>
          </table:table-cell>
          <table:table-cell office:value-type="float" office:value="15.54" calcext:value-type="float">
            <text:p>15.54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49.531234" calcext:value-type="float">
            <text:p>9549.531234</text:p>
          </table:table-cell>
          <table:table-cell office:value-type="float" office:value="8022756" calcext:value-type="float">
            <text:p>8022756</text:p>
          </table:table-cell>
          <table:table-cell office:value-type="float" office:value="0" calcext:value-type="float">
            <text:p>0</text:p>
          </table:table-cell>
          <table:table-cell office:value-type="float" office:value="1146108" calcext:value-type="float">
            <text:p>1146108</text:p>
          </table:table-cell>
          <table:table-cell office:value-type="float" office:value="9168864" calcext:value-type="float">
            <text:p>9168864</text:p>
          </table:table-cell>
          <table:table-cell office:value-type="float" office:value="573054" calcext:value-type="float">
            <text:p>573054</text:p>
          </table:table-cell>
          <table:table-cell office:value-type="float" office:value="60.0086" calcext:value-type="float">
            <text:p>60.0086</text:p>
          </table:table-cell>
          <table:table-cell office:value-type="float" office:value="2.74" calcext:value-type="float">
            <text:p>2.74</text:p>
          </table:table-cell>
          <table:table-cell office:value-type="float" office:value="9.41" calcext:value-type="float">
            <text:p>9.41</text:p>
          </table:table-cell>
          <table:table-cell office:value-type="float" office:value="112.35" calcext:value-type="float">
            <text:p>112.35</text:p>
          </table:table-cell>
          <table:table-cell office:value-type="float" office:value="21.77" calcext:value-type="float">
            <text:p>21.77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317.930875" calcext:value-type="float">
            <text:p>10317.930875</text:p>
          </table:table-cell>
          <table:table-cell office:value-type="float" office:value="8668492" calcext:value-type="float">
            <text:p>8668492</text:p>
          </table:table-cell>
          <table:table-cell office:value-type="float" office:value="0" calcext:value-type="float">
            <text:p>0</text:p>
          </table:table-cell>
          <table:table-cell office:value-type="float" office:value="1238356" calcext:value-type="float">
            <text:p>1238356</text:p>
          </table:table-cell>
          <table:table-cell office:value-type="float" office:value="9906848" calcext:value-type="float">
            <text:p>9906848</text:p>
          </table:table-cell>
          <table:table-cell office:value-type="float" office:value="619178" calcext:value-type="float">
            <text:p>619178</text:p>
          </table:table-cell>
          <table:table-cell office:value-type="float" office:value="60.0099" calcext:value-type="float">
            <text:p>60.0099</text:p>
          </table:table-cell>
          <table:table-cell office:value-type="float" office:value="2.79" calcext:value-type="float">
            <text:p>2.79</text:p>
          </table:table-cell>
          <table:table-cell office:value-type="float" office:value="10.65" calcext:value-type="float">
            <text:p>10.65</text:p>
          </table:table-cell>
          <table:table-cell office:value-type="float" office:value="123.86" calcext:value-type="float">
            <text:p>123.86</text:p>
          </table:table-cell>
          <table:table-cell office:value-type="float" office:value="26.3" calcext:value-type="float">
            <text:p>26.3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331.655863" calcext:value-type="float">
            <text:p>11331.655863</text:p>
          </table:table-cell>
          <table:table-cell office:value-type="float" office:value="9520336" calcext:value-type="float">
            <text:p>9520336</text:p>
          </table:table-cell>
          <table:table-cell office:value-type="float" office:value="0" calcext:value-type="float">
            <text:p>0</text:p>
          </table:table-cell>
          <table:table-cell office:value-type="float" office:value="1360048" calcext:value-type="float">
            <text:p>1360048</text:p>
          </table:table-cell>
          <table:table-cell office:value-type="float" office:value="10880384" calcext:value-type="float">
            <text:p>10880384</text:p>
          </table:table-cell>
          <table:table-cell office:value-type="float" office:value="680024" calcext:value-type="float">
            <text:p>680024</text:p>
          </table:table-cell>
          <table:table-cell office:value-type="float" office:value="60.011" calcext:value-type="float">
            <text:p>60.011</text:p>
          </table:table-cell>
          <table:table-cell office:value-type="float" office:value="3.09" calcext:value-type="float">
            <text:p>3.09</text:p>
          </table:table-cell>
          <table:table-cell office:value-type="float" office:value="11.46" calcext:value-type="float">
            <text:p>11.46</text:p>
          </table:table-cell>
          <table:table-cell office:value-type="float" office:value="142.6" calcext:value-type="float">
            <text:p>142.6</text:p>
          </table:table-cell>
          <table:table-cell office:value-type="float" office:value="28.93" calcext:value-type="float">
            <text:p>28.93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530.421799" calcext:value-type="float">
            <text:p>11530.421799</text:p>
          </table:table-cell>
          <table:table-cell office:value-type="float" office:value="9687104" calcext:value-type="float">
            <text:p>9687104</text:p>
          </table:table-cell>
          <table:table-cell office:value-type="float" office:value="0" calcext:value-type="float">
            <text:p>0</text:p>
          </table:table-cell>
          <table:table-cell office:value-type="float" office:value="1383872" calcext:value-type="float">
            <text:p>1383872</text:p>
          </table:table-cell>
          <table:table-cell office:value-type="float" office:value="11070976" calcext:value-type="float">
            <text:p>11070976</text:p>
          </table:table-cell>
          <table:table-cell office:value-type="float" office:value="691936" calcext:value-type="float">
            <text:p>691936</text:p>
          </table:table-cell>
          <table:table-cell office:value-type="float" office:value="60.0096" calcext:value-type="float">
            <text:p>60.0096</text:p>
          </table:table-cell>
          <table:table-cell office:value-type="float" office:value="3.14" calcext:value-type="float">
            <text:p>3.14</text:p>
          </table:table-cell>
          <table:table-cell office:value-type="float" office:value="13" calcext:value-type="float">
            <text:p>13</text:p>
          </table:table-cell>
          <table:table-cell office:value-type="float" office:value="125.02" calcext:value-type="float">
            <text:p>125.02</text:p>
          </table:table-cell>
          <table:table-cell office:value-type="float" office:value="33.31" calcext:value-type="float">
            <text:p>33.31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804.055687" calcext:value-type="float">
            <text:p>10804.055687</text:p>
          </table:table-cell>
          <table:table-cell office:value-type="float" office:value="9077600" calcext:value-type="float">
            <text:p>9077600</text:p>
          </table:table-cell>
          <table:table-cell office:value-type="float" office:value="0" calcext:value-type="float">
            <text:p>0</text:p>
          </table:table-cell>
          <table:table-cell office:value-type="float" office:value="1296800" calcext:value-type="float">
            <text:p>1296800</text:p>
          </table:table-cell>
          <table:table-cell office:value-type="float" office:value="10374400" calcext:value-type="float">
            <text:p>10374400</text:p>
          </table:table-cell>
          <table:table-cell office:value-type="float" office:value="648400" calcext:value-type="float">
            <text:p>648400</text:p>
          </table:table-cell>
          <table:table-cell office:value-type="float" office:value="60.0145" calcext:value-type="float">
            <text:p>60.0145</text:p>
          </table:table-cell>
          <table:table-cell office:value-type="float" office:value="2.84" calcext:value-type="float">
            <text:p>2.84</text:p>
          </table:table-cell>
          <table:table-cell office:value-type="float" office:value="15.72" calcext:value-type="float">
            <text:p>15.72</text:p>
          </table:table-cell>
          <table:table-cell office:value-type="float" office:value="192.65" calcext:value-type="float">
            <text:p>192.65</text:p>
          </table:table-cell>
          <table:table-cell office:value-type="float" office:value="42.27" calcext:value-type="float">
            <text:p>42.27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411.111537" calcext:value-type="float">
            <text:p>11411.111537</text:p>
          </table:table-cell>
          <table:table-cell office:value-type="float" office:value="9587746" calcext:value-type="float">
            <text:p>9587746</text:p>
          </table:table-cell>
          <table:table-cell office:value-type="float" office:value="0" calcext:value-type="float">
            <text:p>0</text:p>
          </table:table-cell>
          <table:table-cell office:value-type="float" office:value="1369678" calcext:value-type="float">
            <text:p>1369678</text:p>
          </table:table-cell>
          <table:table-cell office:value-type="float" office:value="10957424" calcext:value-type="float">
            <text:p>10957424</text:p>
          </table:table-cell>
          <table:table-cell office:value-type="float" office:value="684839" calcext:value-type="float">
            <text:p>684839</text:p>
          </table:table-cell>
          <table:table-cell office:value-type="float" office:value="60.0151" calcext:value-type="float">
            <text:p>60.0151</text:p>
          </table:table-cell>
          <table:table-cell office:value-type="float" office:value="3.16" calcext:value-type="float">
            <text:p>3.16</text:p>
          </table:table-cell>
          <table:table-cell office:value-type="float" office:value="16.64" calcext:value-type="float">
            <text:p>16.64</text:p>
          </table:table-cell>
          <table:table-cell office:value-type="float" office:value="202.53" calcext:value-type="float">
            <text:p>202.53</text:p>
          </table:table-cell>
          <table:table-cell office:value-type="float" office:value="46.32" calcext:value-type="float">
            <text:p>46.32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396.085828" calcext:value-type="float">
            <text:p>11396.085828</text:p>
          </table:table-cell>
          <table:table-cell office:value-type="float" office:value="9575552" calcext:value-type="float">
            <text:p>9575552</text:p>
          </table:table-cell>
          <table:table-cell office:value-type="float" office:value="0" calcext:value-type="float">
            <text:p>0</text:p>
          </table:table-cell>
          <table:table-cell office:value-type="float" office:value="1367936" calcext:value-type="float">
            <text:p>1367936</text:p>
          </table:table-cell>
          <table:table-cell office:value-type="float" office:value="10943488" calcext:value-type="float">
            <text:p>10943488</text:p>
          </table:table-cell>
          <table:table-cell office:value-type="float" office:value="683968" calcext:value-type="float">
            <text:p>683968</text:p>
          </table:table-cell>
          <table:table-cell office:value-type="float" office:value="60.0178" calcext:value-type="float">
            <text:p>60.0178</text:p>
          </table:table-cell>
          <table:table-cell office:value-type="float" office:value="3.15" calcext:value-type="float">
            <text:p>3.15</text:p>
          </table:table-cell>
          <table:table-cell office:value-type="float" office:value="18.41" calcext:value-type="float">
            <text:p>18.41</text:p>
          </table:table-cell>
          <table:table-cell office:value-type="float" office:value="197.94" calcext:value-type="float">
            <text:p>197.94</text:p>
          </table:table-cell>
          <table:table-cell office:value-type="float" office:value="55.8" calcext:value-type="float">
            <text:p>55.8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343.721259" calcext:value-type="float">
            <text:p>11343.721259</text:p>
          </table:table-cell>
          <table:table-cell office:value-type="float" office:value="9531648" calcext:value-type="float">
            <text:p>9531648</text:p>
          </table:table-cell>
          <table:table-cell office:value-type="float" office:value="0" calcext:value-type="float">
            <text:p>0</text:p>
          </table:table-cell>
          <table:table-cell office:value-type="float" office:value="1361664" calcext:value-type="float">
            <text:p>1361664</text:p>
          </table:table-cell>
          <table:table-cell office:value-type="float" office:value="10893312" calcext:value-type="float">
            <text:p>10893312</text:p>
          </table:table-cell>
          <table:table-cell office:value-type="float" office:value="680832" calcext:value-type="float">
            <text:p>680832</text:p>
          </table:table-cell>
          <table:table-cell office:value-type="float" office:value="60.0184" calcext:value-type="float">
            <text:p>60.0184</text:p>
          </table:table-cell>
          <table:table-cell office:value-type="float" office:value="3.09" calcext:value-type="float">
            <text:p>3.09</text:p>
          </table:table-cell>
          <table:table-cell office:value-type="float" office:value="20.26" calcext:value-type="float">
            <text:p>20.26</text:p>
          </table:table-cell>
          <table:table-cell office:value-type="float" office:value="307.34" calcext:value-type="float">
            <text:p>307.34</text:p>
          </table:table-cell>
          <table:table-cell office:value-type="float" office:value="59.44" calcext:value-type="float">
            <text:p>59.44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184.571809" calcext:value-type="float">
            <text:p>11184.571809</text:p>
          </table:table-cell>
          <table:table-cell office:value-type="float" office:value="9398172" calcext:value-type="float">
            <text:p>9398172</text:p>
          </table:table-cell>
          <table:table-cell office:value-type="float" office:value="0" calcext:value-type="float">
            <text:p>0</text:p>
          </table:table-cell>
          <table:table-cell office:value-type="float" office:value="1342596" calcext:value-type="float">
            <text:p>1342596</text:p>
          </table:table-cell>
          <table:table-cell office:value-type="float" office:value="10740768" calcext:value-type="float">
            <text:p>10740768</text:p>
          </table:table-cell>
          <table:table-cell office:value-type="float" office:value="671298" calcext:value-type="float">
            <text:p>671298</text:p>
          </table:table-cell>
          <table:table-cell office:value-type="float" office:value="60.02" calcext:value-type="float">
            <text:p>60.02</text:p>
          </table:table-cell>
          <table:table-cell office:value-type="float" office:value="3.14" calcext:value-type="float">
            <text:p>3.14</text:p>
          </table:table-cell>
          <table:table-cell office:value-type="float" office:value="22.33" calcext:value-type="float">
            <text:p>22.33</text:p>
          </table:table-cell>
          <table:table-cell office:value-type="float" office:value="367.13" calcext:value-type="float">
            <text:p>367.13</text:p>
          </table:table-cell>
          <table:table-cell office:value-type="float" office:value="62.41" calcext:value-type="float">
            <text:p>62.41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238.595088" calcext:value-type="float">
            <text:p>11238.595088</text:p>
          </table:table-cell>
          <table:table-cell office:value-type="float" office:value="9443252" calcext:value-type="float">
            <text:p>9443252</text:p>
          </table:table-cell>
          <table:table-cell office:value-type="float" office:value="0" calcext:value-type="float">
            <text:p>0</text:p>
          </table:table-cell>
          <table:table-cell office:value-type="float" office:value="1349036" calcext:value-type="float">
            <text:p>1349036</text:p>
          </table:table-cell>
          <table:table-cell office:value-type="float" office:value="10792288" calcext:value-type="float">
            <text:p>10792288</text:p>
          </table:table-cell>
          <table:table-cell office:value-type="float" office:value="674518" calcext:value-type="float">
            <text:p>674518</text:p>
          </table:table-cell>
          <table:table-cell office:value-type="float" office:value="60.018" calcext:value-type="float">
            <text:p>60.018</text:p>
          </table:table-cell>
          <table:table-cell office:value-type="float" office:value="3.04" calcext:value-type="float">
            <text:p>3.04</text:p>
          </table:table-cell>
          <table:table-cell office:value-type="float" office:value="24.01" calcext:value-type="float">
            <text:p>24.01</text:p>
          </table:table-cell>
          <table:table-cell office:value-type="float" office:value="261.39" calcext:value-type="float">
            <text:p>261.39</text:p>
          </table:table-cell>
          <table:table-cell office:value-type="float" office:value="67.42" calcext:value-type="float">
            <text:p>67.42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247.900616" calcext:value-type="float">
            <text:p>11247.900616</text:p>
          </table:table-cell>
          <table:table-cell office:value-type="float" office:value="9451008" calcext:value-type="float">
            <text:p>9451008</text:p>
          </table:table-cell>
          <table:table-cell office:value-type="float" office:value="0" calcext:value-type="float">
            <text:p>0</text:p>
          </table:table-cell>
          <table:table-cell office:value-type="float" office:value="1350144" calcext:value-type="float">
            <text:p>1350144</text:p>
          </table:table-cell>
          <table:table-cell office:value-type="float" office:value="10801152" calcext:value-type="float">
            <text:p>10801152</text:p>
          </table:table-cell>
          <table:table-cell office:value-type="float" office:value="675072" calcext:value-type="float">
            <text:p>675072</text:p>
          </table:table-cell>
          <table:table-cell office:value-type="float" office:value="60.0176" calcext:value-type="float">
            <text:p>60.0176</text:p>
          </table:table-cell>
          <table:table-cell office:value-type="float" office:value="3.16" calcext:value-type="float">
            <text:p>3.16</text:p>
          </table:table-cell>
          <table:table-cell office:value-type="float" office:value="25.76" calcext:value-type="float">
            <text:p>25.76</text:p>
          </table:table-cell>
          <table:table-cell office:value-type="float" office:value="368.44" calcext:value-type="float">
            <text:p>368.44</text:p>
          </table:table-cell>
          <table:table-cell office:value-type="float" office:value="71.67" calcext:value-type="float">
            <text:p>71.67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51.363441" calcext:value-type="float">
            <text:p>3151.363441</text:p>
          </table:table-cell>
          <table:table-cell office:value-type="float" office:value="2647260" calcext:value-type="float">
            <text:p>2647260</text:p>
          </table:table-cell>
          <table:table-cell office:value-type="float" office:value="0" calcext:value-type="float">
            <text:p>0</text:p>
          </table:table-cell>
          <table:table-cell office:value-type="float" office:value="378180" calcext:value-type="float">
            <text:p>378180</text:p>
          </table:table-cell>
          <table:table-cell office:value-type="float" office:value="3025440" calcext:value-type="float">
            <text:p>3025440</text:p>
          </table:table-cell>
          <table:table-cell office:value-type="float" office:value="189090" calcext:value-type="float">
            <text:p>189090</text:p>
          </table:table-cell>
          <table:table-cell office:value-type="float" office:value="60.0026" calcext:value-type="float">
            <text:p>60.0026</text:p>
          </table:table-cell>
          <table:table-cell office:value-type="float" office:value="2.51" calcext:value-type="float">
            <text:p>2.51</text:p>
          </table:table-cell>
          <table:table-cell office:value-type="float" office:value="3.16" calcext:value-type="float">
            <text:p>3.16</text:p>
          </table:table-cell>
          <table:table-cell office:value-type="float" office:value="14.35" calcext:value-type="float">
            <text:p>14.35</text:p>
          </table:table-cell>
          <table:table-cell office:value-type="float" office:value="3.57" calcext:value-type="float">
            <text:p>3.57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74.645566" calcext:value-type="float">
            <text:p>5674.645566</text:p>
          </table:table-cell>
          <table:table-cell office:value-type="float" office:value="4767028" calcext:value-type="float">
            <text:p>4767028</text:p>
          </table:table-cell>
          <table:table-cell office:value-type="float" office:value="0" calcext:value-type="float">
            <text:p>0</text:p>
          </table:table-cell>
          <table:table-cell office:value-type="float" office:value="681004" calcext:value-type="float">
            <text:p>681004</text:p>
          </table:table-cell>
          <table:table-cell office:value-type="float" office:value="5448032" calcext:value-type="float">
            <text:p>5448032</text:p>
          </table:table-cell>
          <table:table-cell office:value-type="float" office:value="340502" calcext:value-type="float">
            <text:p>340502</text:p>
          </table:table-cell>
          <table:table-cell office:value-type="float" office:value="60.0041" calcext:value-type="float">
            <text:p>60.0041</text:p>
          </table:table-cell>
          <table:table-cell office:value-type="float" office:value="2.83" calcext:value-type="float">
            <text:p>2.83</text:p>
          </table:table-cell>
          <table:table-cell office:value-type="float" office:value="5.28" calcext:value-type="float">
            <text:p>5.28</text:p>
          </table:table-cell>
          <table:table-cell office:value-type="float" office:value="51.4" calcext:value-type="float">
            <text:p>51.4</text:p>
          </table:table-cell>
          <table:table-cell office:value-type="float" office:value="9.98" calcext:value-type="float">
            <text:p>9.98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42.680254" calcext:value-type="float">
            <text:p>6942.680254</text:p>
          </table:table-cell>
          <table:table-cell office:value-type="float" office:value="5832386" calcext:value-type="float">
            <text:p>5832386</text:p>
          </table:table-cell>
          <table:table-cell office:value-type="float" office:value="0" calcext:value-type="float">
            <text:p>0</text:p>
          </table:table-cell>
          <table:table-cell office:value-type="float" office:value="833198" calcext:value-type="float">
            <text:p>833198</text:p>
          </table:table-cell>
          <table:table-cell office:value-type="float" office:value="6665584" calcext:value-type="float">
            <text:p>6665584</text:p>
          </table:table-cell>
          <table:table-cell office:value-type="float" office:value="416599" calcext:value-type="float">
            <text:p>416599</text:p>
          </table:table-cell>
          <table:table-cell office:value-type="float" office:value="60.0055" calcext:value-type="float">
            <text:p>60.0055</text:p>
          </table:table-cell>
          <table:table-cell office:value-type="float" office:value="2.81" calcext:value-type="float">
            <text:p>2.81</text:p>
          </table:table-cell>
          <table:table-cell office:value-type="float" office:value="7.19" calcext:value-type="float">
            <text:p>7.19</text:p>
          </table:table-cell>
          <table:table-cell office:value-type="float" office:value="85.2" calcext:value-type="float">
            <text:p>85.2</text:p>
          </table:table-cell>
          <table:table-cell office:value-type="float" office:value="12.17" calcext:value-type="float">
            <text:p>12.17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289.380537" calcext:value-type="float">
            <text:p>9289.380537</text:p>
          </table:table-cell>
          <table:table-cell office:value-type="float" office:value="7803964" calcext:value-type="float">
            <text:p>7803964</text:p>
          </table:table-cell>
          <table:table-cell office:value-type="float" office:value="0" calcext:value-type="float">
            <text:p>0</text:p>
          </table:table-cell>
          <table:table-cell office:value-type="float" office:value="1114852" calcext:value-type="float">
            <text:p>1114852</text:p>
          </table:table-cell>
          <table:table-cell office:value-type="float" office:value="8918816" calcext:value-type="float">
            <text:p>8918816</text:p>
          </table:table-cell>
          <table:table-cell office:value-type="float" office:value="557426" calcext:value-type="float">
            <text:p>557426</text:p>
          </table:table-cell>
          <table:table-cell office:value-type="float" office:value="60.0068" calcext:value-type="float">
            <text:p>60.0068</text:p>
          </table:table-cell>
          <table:table-cell office:value-type="float" office:value="2.79" calcext:value-type="float">
            <text:p>2.79</text:p>
          </table:table-cell>
          <table:table-cell office:value-type="float" office:value="7.53" calcext:value-type="float">
            <text:p>7.53</text:p>
          </table:table-cell>
          <table:table-cell office:value-type="float" office:value="87.91" calcext:value-type="float">
            <text:p>87.91</text:p>
          </table:table-cell>
          <table:table-cell office:value-type="float" office:value="14.82" calcext:value-type="float">
            <text:p>14.82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90.434513" calcext:value-type="float">
            <text:p>9990.434513</text:p>
          </table:table-cell>
          <table:table-cell office:value-type="float" office:value="8393000" calcext:value-type="float">
            <text:p>8393000</text:p>
          </table:table-cell>
          <table:table-cell office:value-type="float" office:value="0" calcext:value-type="float">
            <text:p>0</text:p>
          </table:table-cell>
          <table:table-cell office:value-type="float" office:value="1199000" calcext:value-type="float">
            <text:p>1199000</text:p>
          </table:table-cell>
          <table:table-cell office:value-type="float" office:value="9592000" calcext:value-type="float">
            <text:p>9592000</text:p>
          </table:table-cell>
          <table:table-cell office:value-type="float" office:value="599500" calcext:value-type="float">
            <text:p>599500</text:p>
          </table:table-cell>
          <table:table-cell office:value-type="float" office:value="60.0074" calcext:value-type="float">
            <text:p>60.0074</text:p>
          </table:table-cell>
          <table:table-cell office:value-type="float" office:value="2.83" calcext:value-type="float">
            <text:p>2.83</text:p>
          </table:table-cell>
          <table:table-cell office:value-type="float" office:value="9" calcext:value-type="float">
            <text:p>9</text:p>
          </table:table-cell>
          <table:table-cell office:value-type="float" office:value="120.07" calcext:value-type="float">
            <text:p>120.07</text:p>
          </table:table-cell>
          <table:table-cell office:value-type="float" office:value="20.73" calcext:value-type="float">
            <text:p>20.73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566.1198" calcext:value-type="float">
            <text:p>10566.1198</text:p>
          </table:table-cell>
          <table:table-cell office:value-type="float" office:value="8876798" calcext:value-type="float">
            <text:p>8876798</text:p>
          </table:table-cell>
          <table:table-cell office:value-type="float" office:value="0" calcext:value-type="float">
            <text:p>0</text:p>
          </table:table-cell>
          <table:table-cell office:value-type="float" office:value="1268114" calcext:value-type="float">
            <text:p>1268114</text:p>
          </table:table-cell>
          <table:table-cell office:value-type="float" office:value="10144912" calcext:value-type="float">
            <text:p>10144912</text:p>
          </table:table-cell>
          <table:table-cell office:value-type="float" office:value="634057" calcext:value-type="float">
            <text:p>634057</text:p>
          </table:table-cell>
          <table:table-cell office:value-type="float" office:value="60.0085" calcext:value-type="float">
            <text:p>60.0085</text:p>
          </table:table-cell>
          <table:table-cell office:value-type="float" office:value="2.72" calcext:value-type="float">
            <text:p>2.72</text:p>
          </table:table-cell>
          <table:table-cell office:value-type="float" office:value="10.4" calcext:value-type="float">
            <text:p>10.4</text:p>
          </table:table-cell>
          <table:table-cell office:value-type="float" office:value="141.65" calcext:value-type="float">
            <text:p>141.65</text:p>
          </table:table-cell>
          <table:table-cell office:value-type="float" office:value="25.84" calcext:value-type="float">
            <text:p>25.84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213.057389" calcext:value-type="float">
            <text:p>11213.057389</text:p>
          </table:table-cell>
          <table:table-cell office:value-type="float" office:value="9420852" calcext:value-type="float">
            <text:p>9420852</text:p>
          </table:table-cell>
          <table:table-cell office:value-type="float" office:value="0" calcext:value-type="float">
            <text:p>0</text:p>
          </table:table-cell>
          <table:table-cell office:value-type="float" office:value="1345836" calcext:value-type="float">
            <text:p>1345836</text:p>
          </table:table-cell>
          <table:table-cell office:value-type="float" office:value="10766688" calcext:value-type="float">
            <text:p>10766688</text:p>
          </table:table-cell>
          <table:table-cell office:value-type="float" office:value="672918" calcext:value-type="float">
            <text:p>672918</text:p>
          </table:table-cell>
          <table:table-cell office:value-type="float" office:value="60.012" calcext:value-type="float">
            <text:p>60.012</text:p>
          </table:table-cell>
          <table:table-cell office:value-type="float" office:value="3.01" calcext:value-type="float">
            <text:p>3.01</text:p>
          </table:table-cell>
          <table:table-cell office:value-type="float" office:value="11.58" calcext:value-type="float">
            <text:p>11.58</text:p>
          </table:table-cell>
          <table:table-cell office:value-type="float" office:value="129.99" calcext:value-type="float">
            <text:p>129.99</text:p>
          </table:table-cell>
          <table:table-cell office:value-type="float" office:value="32.54" calcext:value-type="float">
            <text:p>32.54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217.695452" calcext:value-type="float">
            <text:p>11217.695452</text:p>
          </table:table-cell>
          <table:table-cell office:value-type="float" office:value="9424576" calcext:value-type="float">
            <text:p>9424576</text:p>
          </table:table-cell>
          <table:table-cell office:value-type="float" office:value="0" calcext:value-type="float">
            <text:p>0</text:p>
          </table:table-cell>
          <table:table-cell office:value-type="float" office:value="1346368" calcext:value-type="float">
            <text:p>1346368</text:p>
          </table:table-cell>
          <table:table-cell office:value-type="float" office:value="10770944" calcext:value-type="float">
            <text:p>10770944</text:p>
          </table:table-cell>
          <table:table-cell office:value-type="float" office:value="673184" calcext:value-type="float">
            <text:p>673184</text:p>
          </table:table-cell>
          <table:table-cell office:value-type="float" office:value="60.0109" calcext:value-type="float">
            <text:p>60.0109</text:p>
          </table:table-cell>
          <table:table-cell office:value-type="float" office:value="2.94" calcext:value-type="float">
            <text:p>2.94</text:p>
          </table:table-cell>
          <table:table-cell office:value-type="float" office:value="13.36" calcext:value-type="float">
            <text:p>13.36</text:p>
          </table:table-cell>
          <table:table-cell office:value-type="float" office:value="180.86" calcext:value-type="float">
            <text:p>180.86</text:p>
          </table:table-cell>
          <table:table-cell office:value-type="float" office:value="38.42" calcext:value-type="float">
            <text:p>38.42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410.132935" calcext:value-type="float">
            <text:p>11410.132935</text:p>
          </table:table-cell>
          <table:table-cell office:value-type="float" office:value="9586780" calcext:value-type="float">
            <text:p>9586780</text:p>
          </table:table-cell>
          <table:table-cell office:value-type="float" office:value="0" calcext:value-type="float">
            <text:p>0</text:p>
          </table:table-cell>
          <table:table-cell office:value-type="float" office:value="1369540" calcext:value-type="float">
            <text:p>1369540</text:p>
          </table:table-cell>
          <table:table-cell office:value-type="float" office:value="10956320" calcext:value-type="float">
            <text:p>10956320</text:p>
          </table:table-cell>
          <table:table-cell office:value-type="float" office:value="684770" calcext:value-type="float">
            <text:p>684770</text:p>
          </table:table-cell>
          <table:table-cell office:value-type="float" office:value="60.0142" calcext:value-type="float">
            <text:p>60.0142</text:p>
          </table:table-cell>
          <table:table-cell office:value-type="float" office:value="3.33" calcext:value-type="float">
            <text:p>3.33</text:p>
          </table:table-cell>
          <table:table-cell office:value-type="float" office:value="14.89" calcext:value-type="float">
            <text:p>14.89</text:p>
          </table:table-cell>
          <table:table-cell office:value-type="float" office:value="152.37" calcext:value-type="float">
            <text:p>152.37</text:p>
          </table:table-cell>
          <table:table-cell office:value-type="float" office:value="40.96" calcext:value-type="float">
            <text:p>40.96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291.206777" calcext:value-type="float">
            <text:p>11291.206777</text:p>
          </table:table-cell>
          <table:table-cell office:value-type="float" office:value="9486890" calcext:value-type="float">
            <text:p>9486890</text:p>
          </table:table-cell>
          <table:table-cell office:value-type="float" office:value="0" calcext:value-type="float">
            <text:p>0</text:p>
          </table:table-cell>
          <table:table-cell office:value-type="float" office:value="1355270" calcext:value-type="float">
            <text:p>1355270</text:p>
          </table:table-cell>
          <table:table-cell office:value-type="float" office:value="10842160" calcext:value-type="float">
            <text:p>10842160</text:p>
          </table:table-cell>
          <table:table-cell office:value-type="float" office:value="677635" calcext:value-type="float">
            <text:p>677635</text:p>
          </table:table-cell>
          <table:table-cell office:value-type="float" office:value="60.0144" calcext:value-type="float">
            <text:p>60.0144</text:p>
          </table:table-cell>
          <table:table-cell office:value-type="float" office:value="2.98" calcext:value-type="float">
            <text:p>2.98</text:p>
          </table:table-cell>
          <table:table-cell office:value-type="float" office:value="16.81" calcext:value-type="float">
            <text:p>16.81</text:p>
          </table:table-cell>
          <table:table-cell office:value-type="float" office:value="188.17" calcext:value-type="float">
            <text:p>188.17</text:p>
          </table:table-cell>
          <table:table-cell office:value-type="float" office:value="48.33" calcext:value-type="float">
            <text:p>48.33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207.624824" calcext:value-type="float">
            <text:p>11207.624824</text:p>
          </table:table-cell>
          <table:table-cell office:value-type="float" office:value="9416680" calcext:value-type="float">
            <text:p>9416680</text:p>
          </table:table-cell>
          <table:table-cell office:value-type="float" office:value="0" calcext:value-type="float">
            <text:p>0</text:p>
          </table:table-cell>
          <table:table-cell office:value-type="float" office:value="1345240" calcext:value-type="float">
            <text:p>1345240</text:p>
          </table:table-cell>
          <table:table-cell office:value-type="float" office:value="10761920" calcext:value-type="float">
            <text:p>10761920</text:p>
          </table:table-cell>
          <table:table-cell office:value-type="float" office:value="672620" calcext:value-type="float">
            <text:p>672620</text:p>
          </table:table-cell>
          <table:table-cell office:value-type="float" office:value="60.0145" calcext:value-type="float">
            <text:p>60.0145</text:p>
          </table:table-cell>
          <table:table-cell office:value-type="float" office:value="3.07" calcext:value-type="float">
            <text:p>3.07</text:p>
          </table:table-cell>
          <table:table-cell office:value-type="float" office:value="18.72" calcext:value-type="float">
            <text:p>18.72</text:p>
          </table:table-cell>
          <table:table-cell office:value-type="float" office:value="233.55" calcext:value-type="float">
            <text:p>233.55</text:p>
          </table:table-cell>
          <table:table-cell office:value-type="float" office:value="55.37" calcext:value-type="float">
            <text:p>55.37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254.161487" calcext:value-type="float">
            <text:p>11254.161487</text:p>
          </table:table-cell>
          <table:table-cell office:value-type="float" office:value="9455796" calcext:value-type="float">
            <text:p>9455796</text:p>
          </table:table-cell>
          <table:table-cell office:value-type="float" office:value="0" calcext:value-type="float">
            <text:p>0</text:p>
          </table:table-cell>
          <table:table-cell office:value-type="float" office:value="1350828" calcext:value-type="float">
            <text:p>1350828</text:p>
          </table:table-cell>
          <table:table-cell office:value-type="float" office:value="10806624" calcext:value-type="float">
            <text:p>10806624</text:p>
          </table:table-cell>
          <table:table-cell office:value-type="float" office:value="675414" calcext:value-type="float">
            <text:p>675414</text:p>
          </table:table-cell>
          <table:table-cell office:value-type="float" office:value="60.0146" calcext:value-type="float">
            <text:p>60.0146</text:p>
          </table:table-cell>
          <table:table-cell office:value-type="float" office:value="3.03" calcext:value-type="float">
            <text:p>3.03</text:p>
          </table:table-cell>
          <table:table-cell office:value-type="float" office:value="20.42" calcext:value-type="float">
            <text:p>20.42</text:p>
          </table:table-cell>
          <table:table-cell office:value-type="float" office:value="268.77" calcext:value-type="float">
            <text:p>268.77</text:p>
          </table:table-cell>
          <table:table-cell office:value-type="float" office:value="58.73" calcext:value-type="float">
            <text:p>58.73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52.070178" calcext:value-type="float">
            <text:p>11252.070178</text:p>
          </table:table-cell>
          <table:table-cell office:value-type="float" office:value="9454732" calcext:value-type="float">
            <text:p>9454732</text:p>
          </table:table-cell>
          <table:table-cell office:value-type="float" office:value="0" calcext:value-type="float">
            <text:p>0</text:p>
          </table:table-cell>
          <table:table-cell office:value-type="float" office:value="1350676" calcext:value-type="float">
            <text:p>1350676</text:p>
          </table:table-cell>
          <table:table-cell office:value-type="float" office:value="10805408" calcext:value-type="float">
            <text:p>10805408</text:p>
          </table:table-cell>
          <table:table-cell office:value-type="float" office:value="675338" calcext:value-type="float">
            <text:p>675338</text:p>
          </table:table-cell>
          <table:table-cell office:value-type="float" office:value="60.019" calcext:value-type="float">
            <text:p>60.019</text:p>
          </table:table-cell>
          <table:table-cell office:value-type="float" office:value="2.99" calcext:value-type="float">
            <text:p>2.99</text:p>
          </table:table-cell>
          <table:table-cell office:value-type="float" office:value="22.2" calcext:value-type="float">
            <text:p>22.2</text:p>
          </table:table-cell>
          <table:table-cell office:value-type="float" office:value="333.11" calcext:value-type="float">
            <text:p>333.11</text:p>
          </table:table-cell>
          <table:table-cell office:value-type="float" office:value="65.99" calcext:value-type="float">
            <text:p>65.99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441.664945" calcext:value-type="float">
            <text:p>11441.664945</text:p>
          </table:table-cell>
          <table:table-cell office:value-type="float" office:value="9614010" calcext:value-type="float">
            <text:p>9614010</text:p>
          </table:table-cell>
          <table:table-cell office:value-type="float" office:value="0" calcext:value-type="float">
            <text:p>0</text:p>
          </table:table-cell>
          <table:table-cell office:value-type="float" office:value="1373430" calcext:value-type="float">
            <text:p>1373430</text:p>
          </table:table-cell>
          <table:table-cell office:value-type="float" office:value="10987440" calcext:value-type="float">
            <text:p>10987440</text:p>
          </table:table-cell>
          <table:table-cell office:value-type="float" office:value="686715" calcext:value-type="float">
            <text:p>686715</text:p>
          </table:table-cell>
          <table:table-cell office:value-type="float" office:value="60.0188" calcext:value-type="float">
            <text:p>60.0188</text:p>
          </table:table-cell>
          <table:table-cell office:value-type="float" office:value="3.33" calcext:value-type="float">
            <text:p>3.33</text:p>
          </table:table-cell>
          <table:table-cell office:value-type="float" office:value="23.58" calcext:value-type="float">
            <text:p>23.58</text:p>
          </table:table-cell>
          <table:table-cell office:value-type="float" office:value="234.3" calcext:value-type="float">
            <text:p>234.3</text:p>
          </table:table-cell>
          <table:table-cell office:value-type="float" office:value="68.21" calcext:value-type="float">
            <text:p>68.21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06.716696" calcext:value-type="float">
            <text:p>11306.716696</text:p>
          </table:table-cell>
          <table:table-cell office:value-type="float" office:value="9500428" calcext:value-type="float">
            <text:p>9500428</text:p>
          </table:table-cell>
          <table:table-cell office:value-type="float" office:value="0" calcext:value-type="float">
            <text:p>0</text:p>
          </table:table-cell>
          <table:table-cell office:value-type="float" office:value="1357204" calcext:value-type="float">
            <text:p>1357204</text:p>
          </table:table-cell>
          <table:table-cell office:value-type="float" office:value="10857632" calcext:value-type="float">
            <text:p>10857632</text:p>
          </table:table-cell>
          <table:table-cell office:value-type="float" office:value="678602" calcext:value-type="float">
            <text:p>678602</text:p>
          </table:table-cell>
          <table:table-cell office:value-type="float" office:value="60.0176" calcext:value-type="float">
            <text:p>60.0176</text:p>
          </table:table-cell>
          <table:table-cell office:value-type="float" office:value="3.3" calcext:value-type="float">
            <text:p>3.3</text:p>
          </table:table-cell>
          <table:table-cell office:value-type="float" office:value="25.63" calcext:value-type="float">
            <text:p>25.63</text:p>
          </table:table-cell>
          <table:table-cell office:value-type="float" office:value="311.21" calcext:value-type="float">
            <text:p>311.21</text:p>
          </table:table-cell>
          <table:table-cell office:value-type="float" office:value="72.97" calcext:value-type="float">
            <text:p>72.97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34.093685" calcext:value-type="float">
            <text:p>3234.093685</text:p>
          </table:table-cell>
          <table:table-cell office:value-type="float" office:value="2716770" calcext:value-type="float">
            <text:p>2716770</text:p>
          </table:table-cell>
          <table:table-cell office:value-type="float" office:value="0" calcext:value-type="float">
            <text:p>0</text:p>
          </table:table-cell>
          <table:table-cell office:value-type="float" office:value="388110" calcext:value-type="float">
            <text:p>388110</text:p>
          </table:table-cell>
          <table:table-cell office:value-type="float" office:value="3104880" calcext:value-type="float">
            <text:p>3104880</text:p>
          </table:table-cell>
          <table:table-cell office:value-type="float" office:value="194055" calcext:value-type="float">
            <text:p>194055</text:p>
          </table:table-cell>
          <table:table-cell office:value-type="float" office:value="60.0029" calcext:value-type="float">
            <text:p>60.0029</text:p>
          </table:table-cell>
          <table:table-cell office:value-type="float" office:value="2.32" calcext:value-type="float">
            <text:p>2.32</text:p>
          </table:table-cell>
          <table:table-cell office:value-type="float" office:value="3.08" calcext:value-type="float">
            <text:p>3.08</text:p>
          </table:table-cell>
          <table:table-cell office:value-type="float" office:value="19.79" calcext:value-type="float">
            <text:p>19.79</text:p>
          </table:table-cell>
          <table:table-cell office:value-type="float" office:value="3.56" calcext:value-type="float">
            <text:p>3.56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81.470643" calcext:value-type="float">
            <text:p>5881.470643</text:p>
          </table:table-cell>
          <table:table-cell office:value-type="float" office:value="4940740" calcext:value-type="float">
            <text:p>4940740</text:p>
          </table:table-cell>
          <table:table-cell office:value-type="float" office:value="0" calcext:value-type="float">
            <text:p>0</text:p>
          </table:table-cell>
          <table:table-cell office:value-type="float" office:value="705820" calcext:value-type="float">
            <text:p>705820</text:p>
          </table:table-cell>
          <table:table-cell office:value-type="float" office:value="5646560" calcext:value-type="float">
            <text:p>5646560</text:p>
          </table:table-cell>
          <table:table-cell office:value-type="float" office:value="352910" calcext:value-type="float">
            <text:p>352910</text:p>
          </table:table-cell>
          <table:table-cell office:value-type="float" office:value="60.0037" calcext:value-type="float">
            <text:p>60.0037</text:p>
          </table:table-cell>
          <table:table-cell office:value-type="float" office:value="3.07" calcext:value-type="float">
            <text:p>3.07</text:p>
          </table:table-cell>
          <table:table-cell office:value-type="float" office:value="5.09" calcext:value-type="float">
            <text:p>5.09</text:p>
          </table:table-cell>
          <table:table-cell office:value-type="float" office:value="23.98" calcext:value-type="float">
            <text:p>23.98</text:p>
          </table:table-cell>
          <table:table-cell office:value-type="float" office:value="7.36" calcext:value-type="float">
            <text:p>7.36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09.69316" calcext:value-type="float">
            <text:p>6809.69316</text:p>
          </table:table-cell>
          <table:table-cell office:value-type="float" office:value="5720638" calcext:value-type="float">
            <text:p>5720638</text:p>
          </table:table-cell>
          <table:table-cell office:value-type="float" office:value="0" calcext:value-type="float">
            <text:p>0</text:p>
          </table:table-cell>
          <table:table-cell office:value-type="float" office:value="817234" calcext:value-type="float">
            <text:p>817234</text:p>
          </table:table-cell>
          <table:table-cell office:value-type="float" office:value="6537872" calcext:value-type="float">
            <text:p>6537872</text:p>
          </table:table-cell>
          <table:table-cell office:value-type="float" office:value="408617" calcext:value-type="float">
            <text:p>408617</text:p>
          </table:table-cell>
          <table:table-cell office:value-type="float" office:value="60.0052" calcext:value-type="float">
            <text:p>60.0052</text:p>
          </table:table-cell>
          <table:table-cell office:value-type="float" office:value="2.75" calcext:value-type="float">
            <text:p>2.75</text:p>
          </table:table-cell>
          <table:table-cell office:value-type="float" office:value="7.33" calcext:value-type="float">
            <text:p>7.33</text:p>
          </table:table-cell>
          <table:table-cell office:value-type="float" office:value="69.85" calcext:value-type="float">
            <text:p>69.85</text:p>
          </table:table-cell>
          <table:table-cell office:value-type="float" office:value="12.69" calcext:value-type="float">
            <text:p>12.69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650.248473" calcext:value-type="float">
            <text:p>8650.248473</text:p>
          </table:table-cell>
          <table:table-cell office:value-type="float" office:value="7267008" calcext:value-type="float">
            <text:p>7267008</text:p>
          </table:table-cell>
          <table:table-cell office:value-type="float" office:value="0" calcext:value-type="float">
            <text:p>0</text:p>
          </table:table-cell>
          <table:table-cell office:value-type="float" office:value="1038144" calcext:value-type="float">
            <text:p>1038144</text:p>
          </table:table-cell>
          <table:table-cell office:value-type="float" office:value="8305152" calcext:value-type="float">
            <text:p>8305152</text:p>
          </table:table-cell>
          <table:table-cell office:value-type="float" office:value="519072" calcext:value-type="float">
            <text:p>519072</text:p>
          </table:table-cell>
          <table:table-cell office:value-type="float" office:value="60.0066" calcext:value-type="float">
            <text:p>60.0066</text:p>
          </table:table-cell>
          <table:table-cell office:value-type="float" office:value="2.79" calcext:value-type="float">
            <text:p>2.79</text:p>
          </table:table-cell>
          <table:table-cell office:value-type="float" office:value="8.08" calcext:value-type="float">
            <text:p>8.08</text:p>
          </table:table-cell>
          <table:table-cell office:value-type="float" office:value="99.1" calcext:value-type="float">
            <text:p>99.1</text:p>
          </table:table-cell>
          <table:table-cell office:value-type="float" office:value="16.92" calcext:value-type="float">
            <text:p>16.92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33.04937" calcext:value-type="float">
            <text:p>10133.04937</text:p>
          </table:table-cell>
          <table:table-cell office:value-type="float" office:value="8512868" calcext:value-type="float">
            <text:p>8512868</text:p>
          </table:table-cell>
          <table:table-cell office:value-type="float" office:value="0" calcext:value-type="float">
            <text:p>0</text:p>
          </table:table-cell>
          <table:table-cell office:value-type="float" office:value="1216124" calcext:value-type="float">
            <text:p>1216124</text:p>
          </table:table-cell>
          <table:table-cell office:value-type="float" office:value="9728992" calcext:value-type="float">
            <text:p>9728992</text:p>
          </table:table-cell>
          <table:table-cell office:value-type="float" office:value="608062" calcext:value-type="float">
            <text:p>608062</text:p>
          </table:table-cell>
          <table:table-cell office:value-type="float" office:value="60.0078" calcext:value-type="float">
            <text:p>60.0078</text:p>
          </table:table-cell>
          <table:table-cell office:value-type="float" office:value="2.93" calcext:value-type="float">
            <text:p>2.93</text:p>
          </table:table-cell>
          <table:table-cell office:value-type="float" office:value="8.87" calcext:value-type="float">
            <text:p>8.87</text:p>
          </table:table-cell>
          <table:table-cell office:value-type="float" office:value="110.64" calcext:value-type="float">
            <text:p>110.64</text:p>
          </table:table-cell>
          <table:table-cell office:value-type="float" office:value="18.48" calcext:value-type="float">
            <text:p>18.48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503.273561" calcext:value-type="float">
            <text:p>10503.273561</text:p>
          </table:table-cell>
          <table:table-cell office:value-type="float" office:value="8824382" calcext:value-type="float">
            <text:p>8824382</text:p>
          </table:table-cell>
          <table:table-cell office:value-type="float" office:value="0" calcext:value-type="float">
            <text:p>0</text:p>
          </table:table-cell>
          <table:table-cell office:value-type="float" office:value="1260626" calcext:value-type="float">
            <text:p>1260626</text:p>
          </table:table-cell>
          <table:table-cell office:value-type="float" office:value="10085008" calcext:value-type="float">
            <text:p>10085008</text:p>
          </table:table-cell>
          <table:table-cell office:value-type="float" office:value="630313" calcext:value-type="float">
            <text:p>630313</text:p>
          </table:table-cell>
          <table:table-cell office:value-type="float" office:value="60.0111" calcext:value-type="float">
            <text:p>60.0111</text:p>
          </table:table-cell>
          <table:table-cell office:value-type="float" office:value="2.87" calcext:value-type="float">
            <text:p>2.87</text:p>
          </table:table-cell>
          <table:table-cell office:value-type="float" office:value="10.46" calcext:value-type="float">
            <text:p>10.46</text:p>
          </table:table-cell>
          <table:table-cell office:value-type="float" office:value="125.86" calcext:value-type="float">
            <text:p>125.86</text:p>
          </table:table-cell>
          <table:table-cell office:value-type="float" office:value="26.55" calcext:value-type="float">
            <text:p>26.5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811.671919" calcext:value-type="float">
            <text:p>10811.671919</text:p>
          </table:table-cell>
          <table:table-cell office:value-type="float" office:value="9083424" calcext:value-type="float">
            <text:p>9083424</text:p>
          </table:table-cell>
          <table:table-cell office:value-type="float" office:value="0" calcext:value-type="float">
            <text:p>0</text:p>
          </table:table-cell>
          <table:table-cell office:value-type="float" office:value="1297632" calcext:value-type="float">
            <text:p>1297632</text:p>
          </table:table-cell>
          <table:table-cell office:value-type="float" office:value="10381056" calcext:value-type="float">
            <text:p>10381056</text:p>
          </table:table-cell>
          <table:table-cell office:value-type="float" office:value="648816" calcext:value-type="float">
            <text:p>648816</text:p>
          </table:table-cell>
          <table:table-cell office:value-type="float" office:value="60.0107" calcext:value-type="float">
            <text:p>60.0107</text:p>
          </table:table-cell>
          <table:table-cell office:value-type="float" office:value="3.01" calcext:value-type="float">
            <text:p>3.01</text:p>
          </table:table-cell>
          <table:table-cell office:value-type="float" office:value="12.01" calcext:value-type="float">
            <text:p>12.01</text:p>
          </table:table-cell>
          <table:table-cell office:value-type="float" office:value="171.11" calcext:value-type="float">
            <text:p>171.11</text:p>
          </table:table-cell>
          <table:table-cell office:value-type="float" office:value="33.35" calcext:value-type="float">
            <text:p>33.35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834.194267" calcext:value-type="float">
            <text:p>10834.194267</text:p>
          </table:table-cell>
          <table:table-cell office:value-type="float" office:value="9102604" calcext:value-type="float">
            <text:p>9102604</text:p>
          </table:table-cell>
          <table:table-cell office:value-type="float" office:value="0" calcext:value-type="float">
            <text:p>0</text:p>
          </table:table-cell>
          <table:table-cell office:value-type="float" office:value="1300372" calcext:value-type="float">
            <text:p>1300372</text:p>
          </table:table-cell>
          <table:table-cell office:value-type="float" office:value="10402976" calcext:value-type="float">
            <text:p>10402976</text:p>
          </table:table-cell>
          <table:table-cell office:value-type="float" office:value="650186" calcext:value-type="float">
            <text:p>650186</text:p>
          </table:table-cell>
          <table:table-cell office:value-type="float" office:value="60.0124" calcext:value-type="float">
            <text:p>60.0124</text:p>
          </table:table-cell>
          <table:table-cell office:value-type="float" office:value="2.99" calcext:value-type="float">
            <text:p>2.99</text:p>
          </table:table-cell>
          <table:table-cell office:value-type="float" office:value="13.83" calcext:value-type="float">
            <text:p>13.83</text:p>
          </table:table-cell>
          <table:table-cell office:value-type="float" office:value="159.45" calcext:value-type="float">
            <text:p>159.45</text:p>
          </table:table-cell>
          <table:table-cell office:value-type="float" office:value="38.85" calcext:value-type="float">
            <text:p>38.85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250.974812" calcext:value-type="float">
            <text:p>11250.974812</text:p>
          </table:table-cell>
          <table:table-cell office:value-type="float" office:value="9452646" calcext:value-type="float">
            <text:p>9452646</text:p>
          </table:table-cell>
          <table:table-cell office:value-type="float" office:value="0" calcext:value-type="float">
            <text:p>0</text:p>
          </table:table-cell>
          <table:table-cell office:value-type="float" office:value="1350378" calcext:value-type="float">
            <text:p>1350378</text:p>
          </table:table-cell>
          <table:table-cell office:value-type="float" office:value="10803024" calcext:value-type="float">
            <text:p>10803024</text:p>
          </table:table-cell>
          <table:table-cell office:value-type="float" office:value="675189" calcext:value-type="float">
            <text:p>675189</text:p>
          </table:table-cell>
          <table:table-cell office:value-type="float" office:value="60.0116" calcext:value-type="float">
            <text:p>60.0116</text:p>
          </table:table-cell>
          <table:table-cell office:value-type="float" office:value="3.02" calcext:value-type="float">
            <text:p>3.02</text:p>
          </table:table-cell>
          <table:table-cell office:value-type="float" office:value="15.1" calcext:value-type="float">
            <text:p>15.1</text:p>
          </table:table-cell>
          <table:table-cell office:value-type="float" office:value="257.26" calcext:value-type="float">
            <text:p>257.26</text:p>
          </table:table-cell>
          <table:table-cell office:value-type="float" office:value="42.78" calcext:value-type="float">
            <text:p>42.78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458.533984" calcext:value-type="float">
            <text:p>11458.533984</text:p>
          </table:table-cell>
          <table:table-cell office:value-type="float" office:value="9627254" calcext:value-type="float">
            <text:p>9627254</text:p>
          </table:table-cell>
          <table:table-cell office:value-type="float" office:value="0" calcext:value-type="float">
            <text:p>0</text:p>
          </table:table-cell>
          <table:table-cell office:value-type="float" office:value="1375322" calcext:value-type="float">
            <text:p>1375322</text:p>
          </table:table-cell>
          <table:table-cell office:value-type="float" office:value="11002576" calcext:value-type="float">
            <text:p>11002576</text:p>
          </table:table-cell>
          <table:table-cell office:value-type="float" office:value="687661" calcext:value-type="float">
            <text:p>687661</text:p>
          </table:table-cell>
          <table:table-cell office:value-type="float" office:value="60.013" calcext:value-type="float">
            <text:p>60.013</text:p>
          </table:table-cell>
          <table:table-cell office:value-type="float" office:value="3.01" calcext:value-type="float">
            <text:p>3.01</text:p>
          </table:table-cell>
          <table:table-cell office:value-type="float" office:value="16.57" calcext:value-type="float">
            <text:p>16.57</text:p>
          </table:table-cell>
          <table:table-cell office:value-type="float" office:value="224.56" calcext:value-type="float">
            <text:p>224.56</text:p>
          </table:table-cell>
          <table:table-cell office:value-type="float" office:value="45.95" calcext:value-type="float">
            <text:p>45.95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343.05628" calcext:value-type="float">
            <text:p>11343.05628</text:p>
          </table:table-cell>
          <table:table-cell office:value-type="float" office:value="9530724" calcext:value-type="float">
            <text:p>9530724</text:p>
          </table:table-cell>
          <table:table-cell office:value-type="float" office:value="0" calcext:value-type="float">
            <text:p>0</text:p>
          </table:table-cell>
          <table:table-cell office:value-type="float" office:value="1361532" calcext:value-type="float">
            <text:p>1361532</text:p>
          </table:table-cell>
          <table:table-cell office:value-type="float" office:value="10892256" calcext:value-type="float">
            <text:p>10892256</text:p>
          </table:table-cell>
          <table:table-cell office:value-type="float" office:value="680766" calcext:value-type="float">
            <text:p>680766</text:p>
          </table:table-cell>
          <table:table-cell office:value-type="float" office:value="60.0161" calcext:value-type="float">
            <text:p>60.0161</text:p>
          </table:table-cell>
          <table:table-cell office:value-type="float" office:value="3.04" calcext:value-type="float">
            <text:p>3.04</text:p>
          </table:table-cell>
          <table:table-cell office:value-type="float" office:value="18.5" calcext:value-type="float">
            <text:p>18.5</text:p>
          </table:table-cell>
          <table:table-cell office:value-type="float" office:value="247.17" calcext:value-type="float">
            <text:p>247.17</text:p>
          </table:table-cell>
          <table:table-cell office:value-type="float" office:value="54.06" calcext:value-type="float">
            <text:p>54.06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574.201653" calcext:value-type="float">
            <text:p>11574.201653</text:p>
          </table:table-cell>
          <table:table-cell office:value-type="float" office:value="9725716" calcext:value-type="float">
            <text:p>9725716</text:p>
          </table:table-cell>
          <table:table-cell office:value-type="float" office:value="0" calcext:value-type="float">
            <text:p>0</text:p>
          </table:table-cell>
          <table:table-cell office:value-type="float" office:value="1389388" calcext:value-type="float">
            <text:p>1389388</text:p>
          </table:table-cell>
          <table:table-cell office:value-type="float" office:value="11115104" calcext:value-type="float">
            <text:p>11115104</text:p>
          </table:table-cell>
          <table:table-cell office:value-type="float" office:value="694694" calcext:value-type="float">
            <text:p>694694</text:p>
          </table:table-cell>
          <table:table-cell office:value-type="float" office:value="60.0209" calcext:value-type="float">
            <text:p>60.0209</text:p>
          </table:table-cell>
          <table:table-cell office:value-type="float" office:value="3.23" calcext:value-type="float">
            <text:p>3.23</text:p>
          </table:table-cell>
          <table:table-cell office:value-type="float" office:value="19.86" calcext:value-type="float">
            <text:p>19.86</text:p>
          </table:table-cell>
          <table:table-cell office:value-type="float" office:value="214.22" calcext:value-type="float">
            <text:p>214.22</text:p>
          </table:table-cell>
          <table:table-cell office:value-type="float" office:value="55.73" calcext:value-type="float">
            <text:p>55.73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438.999478" calcext:value-type="float">
            <text:p>11438.999478</text:p>
          </table:table-cell>
          <table:table-cell office:value-type="float" office:value="9611434" calcext:value-type="float">
            <text:p>9611434</text:p>
          </table:table-cell>
          <table:table-cell office:value-type="float" office:value="0" calcext:value-type="float">
            <text:p>0</text:p>
          </table:table-cell>
          <table:table-cell office:value-type="float" office:value="1373062" calcext:value-type="float">
            <text:p>1373062</text:p>
          </table:table-cell>
          <table:table-cell office:value-type="float" office:value="10984496" calcext:value-type="float">
            <text:p>10984496</text:p>
          </table:table-cell>
          <table:table-cell office:value-type="float" office:value="686531" calcext:value-type="float">
            <text:p>686531</text:p>
          </table:table-cell>
          <table:table-cell office:value-type="float" office:value="60.0167" calcext:value-type="float">
            <text:p>60.0167</text:p>
          </table:table-cell>
          <table:table-cell office:value-type="float" office:value="3.14" calcext:value-type="float">
            <text:p>3.14</text:p>
          </table:table-cell>
          <table:table-cell office:value-type="float" office:value="21.84" calcext:value-type="float">
            <text:p>21.84</text:p>
          </table:table-cell>
          <table:table-cell office:value-type="float" office:value="220.98" calcext:value-type="float">
            <text:p>220.98</text:p>
          </table:table-cell>
          <table:table-cell office:value-type="float" office:value="62.43" calcext:value-type="float">
            <text:p>62.43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105.458981" calcext:value-type="float">
            <text:p>11105.458981</text:p>
          </table:table-cell>
          <table:table-cell office:value-type="float" office:value="9331182" calcext:value-type="float">
            <text:p>9331182</text:p>
          </table:table-cell>
          <table:table-cell office:value-type="float" office:value="0" calcext:value-type="float">
            <text:p>0</text:p>
          </table:table-cell>
          <table:table-cell office:value-type="float" office:value="1333026" calcext:value-type="float">
            <text:p>1333026</text:p>
          </table:table-cell>
          <table:table-cell office:value-type="float" office:value="10664208" calcext:value-type="float">
            <text:p>10664208</text:p>
          </table:table-cell>
          <table:table-cell office:value-type="float" office:value="666513" calcext:value-type="float">
            <text:p>666513</text:p>
          </table:table-cell>
          <table:table-cell office:value-type="float" office:value="60.0167" calcext:value-type="float">
            <text:p>60.0167</text:p>
          </table:table-cell>
          <table:table-cell office:value-type="float" office:value="2.93" calcext:value-type="float">
            <text:p>2.93</text:p>
          </table:table-cell>
          <table:table-cell office:value-type="float" office:value="24.3" calcext:value-type="float">
            <text:p>24.3</text:p>
          </table:table-cell>
          <table:table-cell office:value-type="float" office:value="284.61" calcext:value-type="float">
            <text:p>284.61</text:p>
          </table:table-cell>
          <table:table-cell office:value-type="float" office:value="68.48" calcext:value-type="float">
            <text:p>68.48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03.261235" calcext:value-type="float">
            <text:p>11303.261235</text:p>
          </table:table-cell>
          <table:table-cell office:value-type="float" office:value="9497936" calcext:value-type="float">
            <text:p>9497936</text:p>
          </table:table-cell>
          <table:table-cell office:value-type="float" office:value="0" calcext:value-type="float">
            <text:p>0</text:p>
          </table:table-cell>
          <table:table-cell office:value-type="float" office:value="1356848" calcext:value-type="float">
            <text:p>1356848</text:p>
          </table:table-cell>
          <table:table-cell office:value-type="float" office:value="10854784" calcext:value-type="float">
            <text:p>10854784</text:p>
          </table:table-cell>
          <table:table-cell office:value-type="float" office:value="678424" calcext:value-type="float">
            <text:p>678424</text:p>
          </table:table-cell>
          <table:table-cell office:value-type="float" office:value="60.0202" calcext:value-type="float">
            <text:p>60.0202</text:p>
          </table:table-cell>
          <table:table-cell office:value-type="float" office:value="3.04" calcext:value-type="float">
            <text:p>3.04</text:p>
          </table:table-cell>
          <table:table-cell office:value-type="float" office:value="25.64" calcext:value-type="float">
            <text:p>25.64</text:p>
          </table:table-cell>
          <table:table-cell office:value-type="float" office:value="300.52" calcext:value-type="float">
            <text:p>300.52</text:p>
          </table:table-cell>
          <table:table-cell office:value-type="float" office:value="70.35" calcext:value-type="float">
            <text:p>70.35</text:p>
          </table:table-cell>
          <table:table-cell table:number-columns-repeated="12"/>
        </table:table-row>
      </table:table>
      <table:table table:name="Summary" table:style-name="ta1">
        <table:shapes>
          <draw:frame draw:z-index="0" draw:style-name="gr1" draw:text-style-name="P1" svg:width="6.2988in" svg:height="3.5429in" svg:x="1.5307in" svg:y="0.0394in">
            <draw:object draw:notify-on-update-of-ranges="Summary.B1:Summary.B1 'Docker local FS and NAT net'.M1:'Docker local FS and NAT net'.M15 BML.N1:BML.N15 Docker.N1:Docker.N15 'Docker Local FS'.N1:'Docker Local FS'.N15 'Docker local FS and NAT net'.N1:'Docker local FS and NAT net'.N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4874in" svg:y="3.9114in">
            <draw:object draw:notify-on-update-of-ranges="'Docker local FS and NAT net'.M1:'Docker local FS and NAT net'.M15 BML.V1:BML.V15 BML.X1:BML.X15 Docker.V1:Docker.V15 Docker.X1:Docker.X15 'Docker Local FS'.V1:'Docker Local FS'.V15 'Docker Local FS'.X1:'Docker Local FS'.X15 'Docker local FS and NAT net'.V1:'Docker local FS and NAT net'.V15 'Docker local FS and NAT net'.X1:'Docker local FS and NAT net'.X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17" table:default-cell-style-name="Default"/>
        <table:table-column table:style-name="co14" table:default-cell-style-name="ce4"/>
        <table:table-column table:style-name="co24" table:default-cell-style-name="ce4"/>
        <table:table-column table:style-name="co14" table:default-cell-style-name="ce2"/>
        <table:table-column table:style-name="co13" table:number-columns-repeated="2" table:default-cell-style-name="ce2"/>
        <table:table-column table:style-name="co18" table:number-columns-repeated="2" table:default-cell-style-name="ce2"/>
        <table:table-column table:style-name="co13" table:number-columns-repeated="2" table:default-cell-style-name="ce2"/>
        <table:table-column table:style-name="co19" table:default-cell-style-name="ce2"/>
        <table:table-row table:style-name="ro1">
          <table:table-cell table:number-columns-repeated="16"/>
          <table:table-cell table:style-name="ce5" table:number-columns-spanned="8" table:number-rows-spanned="1"/>
          <table:covered-table-cell table:style-name="ce5"/>
          <table:covered-table-cell table:number-columns-repeated="6"/>
        </table:table-row>
        <table:table-row table:style-name="ro1">
          <table:table-cell table:number-columns-repeated="24"/>
        </table:table-row>
        <table:table-row table:style-name="ro1" table:number-rows-repeated="30">
          <table:table-cell table:number-columns-repeated="2"/>
          <table:table-cell table:style-name="ce1" table:number-columns-repeated="7"/>
          <table:table-cell table:style-name="ce3"/>
          <table:table-cell table:style-name="ce1" table:number-columns-repeated="4"/>
          <table:table-cell table:number-columns-repeated="10"/>
        </table:table-row>
        <table:table-row table:style-name="ro1" table:number-rows-repeated="1048543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09:51:44.891352000</meta:creation-date>
    <dc:date>2014-07-07T16:47:38.200044000</dc:date>
    <meta:editing-duration>P4DT6H3M7S</meta:editing-duration>
    <meta:editing-cycles>2</meta:editing-cycles>
    <meta:generator>LibreOffice/4.2.5.2$MacOSX_X86_64 LibreOffice_project/61cb170a04bb1f12e77c884eab9192be736ec5f5</meta:generator>
    <meta:document-statistic meta:table-count="5" meta:cell-count="86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2000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9.481cm" svg:y="4.838cm" style:legend-expansion="custom" chartooo:width="5.339cm" chartooo:height="2.711cm" style:legend-expansion-aspect-ratio="1.96938399114718" chart:style-name="ch2"/>
        <chart:plot-area chart:style-name="ch3" table:cell-range-address="Summary.B1:Summary.B1 'Docker local FS and NAT net'.M1:'Docker local FS and NAT net'.N15 BML.N1:BML.N15 Docker.N1:Docker.N15 'Docker Local FS'.N1:'Docker Local FS'.N15" chart:data-source-has-labels="both" svg:x="0.77cm" svg:y="0.855cm" svg:width="14.59cm" svg:height="7.545cm">
          <chartooo:coordinate-region svg:x="2.005cm" svg:y="1.053cm" svg:width="13.058cm" svg:height="6.703cm"/>
          <chart:axis chart:dimension="x" chart:name="primary-x" chart:style-name="ch4" chartooo:axis-type="auto">
            <chartooo:date-scale/>
            <chart:categories table:cell-range-address="'Docker local FS and NAT net'.M1:'Docker local FS and NAT net'.M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ML.N1:BML.N15" chart:label-cell-address="" chart:class="chart:line">
            <chart:data-point chart:repeated="15"/>
          </chart:series>
          <chart:series chart:style-name="ch8" chart:values-cell-range-address="Docker.N1:Docker.N15" chart:label-cell-address="" chart:class="chart:line">
            <chart:data-point chart:repeated="15"/>
          </chart:series>
          <chart:series chart:style-name="ch9" chart:values-cell-range-address="'Docker Local FS'.N1:'Docker Local FS'.N15" chart:label-cell-address="" chart:class="chart:line">
            <chart:data-point chart:repeated="15"/>
          </chart:series>
          <chart:series chart:style-name="ch10" chart:values-cell-range-address="'Docker local FS and NAT net'.N1:'Docker local FS and NAT net'.N15" chart:label-cell-address="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L</text:p>
              </table:table-cell>
              <table:table-cell office:value-type="string">
                <text:p>Docker</text:p>
              </table:table-cell>
              <table:table-cell office:value-type="string">
                <text:p>Docker local FS</text:p>
              </table:table-cell>
              <table:table-cell office:value-type="string">
                <text:p>Docker Local FS and NAT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Docker local FS and NAT net'.M1:'Docker local FS and NAT net'.M15</svg:desc>
                </draw:g>
              </table:table-cell>
              <table:table-cell office:value-type="float" office:value="3394.4546774">
                <text:p>3394.4546774</text:p>
                <draw:g>
                  <svg:desc>BML.N1:BML.N15</svg:desc>
                </draw:g>
              </table:table-cell>
              <table:table-cell office:value-type="float" office:value="3370.0941113">
                <text:p>3370.0941113</text:p>
                <draw:g>
                  <svg:desc>Docker.N1:Docker.N15</svg:desc>
                </draw:g>
              </table:table-cell>
              <table:table-cell office:value-type="float" office:value="3383.7367548">
                <text:p>3383.7367548</text:p>
                <draw:g>
                  <svg:desc>'Docker Local FS'.N1:'Docker Local FS'.N15</svg:desc>
                </draw:g>
              </table:table-cell>
              <table:table-cell office:value-type="float" office:value="3177.7418447">
                <text:p>3177.7418447</text:p>
                <draw:g>
                  <svg:desc>'Docker local FS and NAT net'.N1:'Docker local FS and NAT net'.N15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708.9524108">
                <text:p>6708.9524108</text:p>
              </table:table-cell>
              <table:table-cell office:value-type="float" office:value="6583.2930454">
                <text:p>6583.2930454</text:p>
              </table:table-cell>
              <table:table-cell office:value-type="float" office:value="6540.0276022">
                <text:p>6540.0276022</text:p>
              </table:table-cell>
              <table:table-cell office:value-type="float" office:value="5882.3474244">
                <text:p>5882.34742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134.22848">
                <text:p>9134.22848</text:p>
              </table:table-cell>
              <table:table-cell office:value-type="float" office:value="7977.3047393">
                <text:p>7977.3047393</text:p>
              </table:table-cell>
              <table:table-cell office:value-type="float" office:value="8139.8067447">
                <text:p>8139.8067447</text:p>
              </table:table-cell>
              <table:table-cell office:value-type="float" office:value="6969.3720744">
                <text:p>6969.37207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391.5111747">
                <text:p>11391.5111747</text:p>
              </table:table-cell>
              <table:table-cell office:value-type="float" office:value="10452.0713787">
                <text:p>10452.0713787</text:p>
              </table:table-cell>
              <table:table-cell office:value-type="float" office:value="10413.5805833">
                <text:p>10413.5805833</text:p>
              </table:table-cell>
              <table:table-cell office:value-type="float" office:value="9281.674029">
                <text:p>9281.6740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427.6636443">
                <text:p>12427.6636443</text:p>
              </table:table-cell>
              <table:table-cell office:value-type="float" office:value="11658.1175159">
                <text:p>11658.1175159</text:p>
              </table:table-cell>
              <table:table-cell office:value-type="float" office:value="11689.4874121">
                <text:p>11689.4874121</text:p>
              </table:table-cell>
              <table:table-cell office:value-type="float" office:value="9963.3511916">
                <text:p>9963.351191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3045.2175801">
                <text:p>13045.2175801</text:p>
              </table:table-cell>
              <table:table-cell office:value-type="float" office:value="12230.2405953">
                <text:p>12230.2405953</text:p>
              </table:table-cell>
              <table:table-cell office:value-type="float" office:value="12343.5595547">
                <text:p>12343.5595547</text:p>
              </table:table-cell>
              <table:table-cell office:value-type="float" office:value="10588.32541">
                <text:p>10588.3254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214.4986739">
                <text:p>13214.4986739</text:p>
              </table:table-cell>
              <table:table-cell office:value-type="float" office:value="12775.3713107">
                <text:p>12775.3713107</text:p>
              </table:table-cell>
              <table:table-cell office:value-type="float" office:value="12617.292089">
                <text:p>12617.292089</text:p>
              </table:table-cell>
              <table:table-cell office:value-type="float" office:value="11104.811551">
                <text:p>11104.81155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3353.0770343">
                <text:p>13353.0770343</text:p>
              </table:table-cell>
              <table:table-cell office:value-type="float" office:value="12949.8296686">
                <text:p>12949.8296686</text:p>
              </table:table-cell>
              <table:table-cell office:value-type="float" office:value="12786.9936609">
                <text:p>12786.9936609</text:p>
              </table:table-cell>
              <table:table-cell office:value-type="float" office:value="11337.426147">
                <text:p>11337.42614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3373.0210781">
                <text:p>13373.0210781</text:p>
              </table:table-cell>
              <table:table-cell office:value-type="float" office:value="13056.644758">
                <text:p>13056.644758</text:p>
              </table:table-cell>
              <table:table-cell office:value-type="float" office:value="12915.8097121">
                <text:p>12915.8097121</text:p>
              </table:table-cell>
              <table:table-cell office:value-type="float" office:value="11290.6296883">
                <text:p>11290.629688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3337.8498384">
                <text:p>13337.8498384</text:p>
              </table:table-cell>
              <table:table-cell office:value-type="float" office:value="13125.8546593">
                <text:p>13125.8546593</text:p>
              </table:table-cell>
              <table:table-cell office:value-type="float" office:value="12959.1424938">
                <text:p>12959.1424938</text:p>
              </table:table-cell>
              <table:table-cell office:value-type="float" office:value="11438.0539726">
                <text:p>11438.053972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3340.6558298">
                <text:p>13340.6558298</text:p>
              </table:table-cell>
              <table:table-cell office:value-type="float" office:value="13096.974102">
                <text:p>13096.974102</text:p>
              </table:table-cell>
              <table:table-cell office:value-type="float" office:value="12939.6229826">
                <text:p>12939.6229826</text:p>
              </table:table-cell>
              <table:table-cell office:value-type="float" office:value="11370.402607">
                <text:p>11370.40260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3245.8651644">
                <text:p>13245.8651644</text:p>
              </table:table-cell>
              <table:table-cell office:value-type="float" office:value="13095.9762464">
                <text:p>13095.9762464</text:p>
              </table:table-cell>
              <table:table-cell office:value-type="float" office:value="12948.7065126">
                <text:p>12948.7065126</text:p>
              </table:table-cell>
              <table:table-cell office:value-type="float" office:value="11407.380846">
                <text:p>11407.38084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3202.8318588">
                <text:p>13202.8318588</text:p>
              </table:table-cell>
              <table:table-cell office:value-type="float" office:value="13027.5840784">
                <text:p>13027.5840784</text:p>
              </table:table-cell>
              <table:table-cell office:value-type="float" office:value="12919.6623999">
                <text:p>12919.6623999</text:p>
              </table:table-cell>
              <table:table-cell office:value-type="float" office:value="11315.588685">
                <text:p>11315.58868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3091.0211578">
                <text:p>13091.0211578</text:p>
              </table:table-cell>
              <table:table-cell office:value-type="float" office:value="12974.4340896">
                <text:p>12974.4340896</text:p>
              </table:table-cell>
              <table:table-cell office:value-type="float" office:value="12836.4148837">
                <text:p>12836.4148837</text:p>
              </table:table-cell>
              <table:table-cell office:value-type="float" office:value="11313.3978084">
                <text:p>11313.397808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3007.5466283">
                <text:p>13007.5466283</text:p>
              </table:table-cell>
              <table:table-cell office:value-type="float" office:value="12876.8169068">
                <text:p>12876.8169068</text:p>
              </table:table-cell>
              <table:table-cell office:value-type="float" office:value="12757.2229605">
                <text:p>12757.2229605</text:p>
              </table:table-cell>
              <table:table-cell office:value-type="float" office:value="11304.4809642">
                <text:p>11304.48096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MacOSX_X86_64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0.95cm" svg:y="0.372cm" style:legend-expansion="custom" chartooo:width="7.305cm" chartooo:height="4.299cm" style:legend-expansion-aspect-ratio="1.69923237962317" chart:style-name="ch2"/>
        <chart:plot-area chart:style-name="ch3" table:cell-range-address="'Docker local FS and NAT net'.M1:'Docker local FS and NAT net'.M15 BML.V1:BML.V15 BML.X1:BML.X15 Docker.V1:Docker.V15 Docker.X1:Docker.X15 'Docker Local FS'.V1:'Docker Local FS'.V15 'Docker Local FS'.X1:'Docker Local FS'.X15 'Docker local FS and NAT net'.V1:'Docker local FS and NAT net'.V15 'Docker local FS and NAT net'.X1:'Docker local FS and NAT net'.X15" chart:data-source-has-labels="both" svg:x="0.769cm" svg:y="0.175cm" svg:width="14.589cm" svg:height="8.224cm">
          <chartooo:coordinate-region svg:x="1.414cm" svg:y="0.373cm" svg:width="13.647cm" svg:height="7.382cm"/>
          <chart:axis chart:dimension="x" chart:name="primary-x" chart:style-name="ch4" chartooo:axis-type="auto">
            <chartooo:date-scale/>
            <chart:categories table:cell-range-address="'Docker local FS and NAT net'.M1:'Docker local FS and NAT net'.M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ML.V1:BML.V15" chart:label-cell-address="" chart:class="chart:line">
            <chart:data-point chart:repeated="15"/>
          </chart:series>
          <chart:series chart:style-name="ch8" chart:values-cell-range-address="BML.X1:BML.X15" chart:label-cell-address="" chart:class="chart:line">
            <chart:data-point chart:repeated="15"/>
          </chart:series>
          <chart:series chart:style-name="ch9" chart:values-cell-range-address="Docker.V1:Docker.V15" chart:label-cell-address="" chart:class="chart:line">
            <chart:data-point chart:repeated="15"/>
          </chart:series>
          <chart:series chart:style-name="ch10" chart:values-cell-range-address="Docker.X1:Docker.X15" chart:label-cell-address="" chart:class="chart:line">
            <chart:data-point chart:repeated="15"/>
          </chart:series>
          <chart:series chart:style-name="ch11" chart:values-cell-range-address="'Docker Local FS'.V1:'Docker Local FS'.V15" chart:label-cell-address="" chart:class="chart:line">
            <chart:data-point chart:repeated="15"/>
          </chart:series>
          <chart:series chart:style-name="ch12" chart:values-cell-range-address="'Docker Local FS'.X1:'Docker Local FS'.X15" chart:label-cell-address="" chart:class="chart:line">
            <chart:data-point chart:repeated="15"/>
          </chart:series>
          <chart:series chart:style-name="ch13" chart:values-cell-range-address="'Docker local FS and NAT net'.V1:'Docker local FS and NAT net'.V15" chart:label-cell-address="" chart:class="chart:line">
            <chart:data-point chart:repeated="15"/>
          </chart:series>
          <chart:series chart:style-name="ch14" chart:values-cell-range-address="'Docker local FS and NAT net'.X1:'Docker local FS and NAT net'.X15" chart:label-cell-address="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L Average</text:p>
              </table:table-cell>
              <table:table-cell office:value-type="string">
                <text:p>BML 95th</text:p>
              </table:table-cell>
              <table:table-cell office:value-type="string">
                <text:p>Docker</text:p>
              </table:table-cell>
              <table:table-cell office:value-type="string">
                <text:p>Docker 95th</text:p>
              </table:table-cell>
              <table:table-cell office:value-type="string">
                <text:p>Docker Local FS</text:p>
              </table:table-cell>
              <table:table-cell office:value-type="string">
                <text:p>Docker Local FS 95</text:p>
              </table:table-cell>
              <table:table-cell office:value-type="string">
                <text:p>Docker Local FS and NAT</text:p>
              </table:table-cell>
              <table:table-cell office:value-type="string">
                <text:p>Docker Local FS and NAT 95th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Docker local FS and NAT net'.M1:'Docker local FS and NAT net'.M15</svg:desc>
                </draw:g>
              </table:table-cell>
              <table:table-cell office:value-type="float" office:value="2.937">
                <text:p>2.937</text:p>
                <draw:g>
                  <svg:desc>BML.V1:BML.V15</svg:desc>
                </draw:g>
              </table:table-cell>
              <table:table-cell office:value-type="float" office:value="3.352">
                <text:p>3.352</text:p>
                <draw:g>
                  <svg:desc>BML.X1:BML.X15</svg:desc>
                </draw:g>
              </table:table-cell>
              <table:table-cell office:value-type="float" office:value="2.958">
                <text:p>2.958</text:p>
                <draw:g>
                  <svg:desc>Docker.V1:Docker.V15</svg:desc>
                </draw:g>
              </table:table-cell>
              <table:table-cell office:value-type="float" office:value="3.365">
                <text:p>3.365</text:p>
                <draw:g>
                  <svg:desc>Docker.X1:Docker.X15</svg:desc>
                </draw:g>
              </table:table-cell>
              <table:table-cell office:value-type="float" office:value="2.946">
                <text:p>2.946</text:p>
                <draw:g>
                  <svg:desc>'Docker Local FS'.V1:'Docker Local FS'.V15</svg:desc>
                </draw:g>
              </table:table-cell>
              <table:table-cell office:value-type="float" office:value="3.359">
                <text:p>3.359</text:p>
                <draw:g>
                  <svg:desc>'Docker Local FS'.X1:'Docker Local FS'.X15</svg:desc>
                </draw:g>
              </table:table-cell>
              <table:table-cell office:value-type="float" office:value="3.138">
                <text:p>3.138</text:p>
                <draw:g>
                  <svg:desc>'Docker local FS and NAT net'.V1:'Docker local FS and NAT net'.V15</svg:desc>
                </draw:g>
              </table:table-cell>
              <table:table-cell office:value-type="float" office:value="3.603">
                <text:p>3.603</text:p>
                <draw:g>
                  <svg:desc>'Docker local FS and NAT net'.X1:'Docker local FS and NAT net'.X15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462">
                <text:p>4.462</text:p>
              </table:table-cell>
              <table:table-cell office:value-type="float" office:value="6.333">
                <text:p>6.333</text:p>
              </table:table-cell>
              <table:table-cell office:value-type="float" office:value="4.547">
                <text:p>4.547</text:p>
              </table:table-cell>
              <table:table-cell office:value-type="float" office:value="6.695">
                <text:p>6.695</text:p>
              </table:table-cell>
              <table:table-cell office:value-type="float" office:value="4.577">
                <text:p>4.577</text:p>
              </table:table-cell>
              <table:table-cell office:value-type="float" office:value="6.958">
                <text:p>6.958</text:p>
              </table:table-cell>
              <table:table-cell office:value-type="float" office:value="5.088">
                <text:p>5.088</text:p>
              </table:table-cell>
              <table:table-cell office:value-type="float" office:value="7.675">
                <text:p>7.6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.475">
                <text:p>5.475</text:p>
              </table:table-cell>
              <table:table-cell office:value-type="float" office:value="9.153">
                <text:p>9.153</text:p>
              </table:table-cell>
              <table:table-cell office:value-type="float" office:value="6.262">
                <text:p>6.262</text:p>
              </table:table-cell>
              <table:table-cell office:value-type="float" office:value="11.991">
                <text:p>11.991</text:p>
              </table:table-cell>
              <table:table-cell office:value-type="float" office:value="6.144">
                <text:p>6.144</text:p>
              </table:table-cell>
              <table:table-cell office:value-type="float" office:value="12.482">
                <text:p>12.482</text:p>
              </table:table-cell>
              <table:table-cell office:value-type="float" office:value="7.165">
                <text:p>7.165</text:p>
              </table:table-cell>
              <table:table-cell office:value-type="float" office:value="12.306">
                <text:p>12.30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.153">
                <text:p>6.153</text:p>
              </table:table-cell>
              <table:table-cell office:value-type="float" office:value="12.272">
                <text:p>12.272</text:p>
              </table:table-cell>
              <table:table-cell office:value-type="float" office:value="6.717">
                <text:p>6.717</text:p>
              </table:table-cell>
              <table:table-cell office:value-type="float" office:value="14.688">
                <text:p>14.688</text:p>
              </table:table-cell>
              <table:table-cell office:value-type="float" office:value="6.744">
                <text:p>6.744</text:p>
              </table:table-cell>
              <table:table-cell office:value-type="float" office:value="14.683">
                <text:p>14.683</text:p>
              </table:table-cell>
              <table:table-cell office:value-type="float" office:value="7.537">
                <text:p>7.537</text:p>
              </table:table-cell>
              <table:table-cell office:value-type="float" office:value="14.544">
                <text:p>14.54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.245">
                <text:p>7.245</text:p>
              </table:table-cell>
              <table:table-cell office:value-type="float" office:value="15.955">
                <text:p>15.955</text:p>
              </table:table-cell>
              <table:table-cell office:value-type="float" office:value="7.732">
                <text:p>7.732</text:p>
              </table:table-cell>
              <table:table-cell office:value-type="float" office:value="18.538">
                <text:p>18.538</text:p>
              </table:table-cell>
              <table:table-cell office:value-type="float" office:value="7.701">
                <text:p>7.701</text:p>
              </table:table-cell>
              <table:table-cell office:value-type="float" office:value="18.572">
                <text:p>18.572</text:p>
              </table:table-cell>
              <table:table-cell office:value-type="float" office:value="9.032">
                <text:p>9.032</text:p>
              </table:table-cell>
              <table:table-cell office:value-type="float" office:value="20.717">
                <text:p>20.7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.425">
                <text:p>8.425</text:p>
              </table:table-cell>
              <table:table-cell office:value-type="float" office:value="19.502">
                <text:p>19.502</text:p>
              </table:table-cell>
              <table:table-cell office:value-type="float" office:value="8.996">
                <text:p>8.996</text:p>
              </table:table-cell>
              <table:table-cell office:value-type="float" office:value="23.177">
                <text:p>23.177</text:p>
              </table:table-cell>
              <table:table-cell office:value-type="float" office:value="8.909">
                <text:p>8.909</text:p>
              </table:table-cell>
              <table:table-cell office:value-type="float" office:value="22.578">
                <text:p>22.578</text:p>
              </table:table-cell>
              <table:table-cell office:value-type="float" office:value="10.384">
                <text:p>10.384</text:p>
              </table:table-cell>
              <table:table-cell office:value-type="float" office:value="26.022">
                <text:p>26.02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9.83">
                <text:p>9.83</text:p>
              </table:table-cell>
              <table:table-cell office:value-type="float" office:value="23.299">
                <text:p>23.299</text:p>
              </table:table-cell>
              <table:table-cell office:value-type="float" office:value="10.168">
                <text:p>10.168</text:p>
              </table:table-cell>
              <table:table-cell office:value-type="float" office:value="26.872">
                <text:p>26.872</text:p>
              </table:table-cell>
              <table:table-cell office:value-type="float" office:value="10.296">
                <text:p>10.296</text:p>
              </table:table-cell>
              <table:table-cell office:value-type="float" office:value="28.965">
                <text:p>28.965</text:p>
              </table:table-cell>
              <table:table-cell office:value-type="float" office:value="11.7">
                <text:p>11.7</text:p>
              </table:table-cell>
              <table:table-cell office:value-type="float" office:value="31.34">
                <text:p>31.3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.225">
                <text:p>11.225</text:p>
              </table:table-cell>
              <table:table-cell office:value-type="float" office:value="27.643">
                <text:p>27.643</text:p>
              </table:table-cell>
              <table:table-cell office:value-type="float" office:value="11.576">
                <text:p>11.576</text:p>
              </table:table-cell>
              <table:table-cell office:value-type="float" office:value="31.761">
                <text:p>31.761</text:p>
              </table:table-cell>
              <table:table-cell office:value-type="float" office:value="11.722">
                <text:p>11.722</text:p>
              </table:table-cell>
              <table:table-cell office:value-type="float" office:value="32.97">
                <text:p>32.97</text:p>
              </table:table-cell>
              <table:table-cell office:value-type="float" office:value="13.225">
                <text:p>13.225</text:p>
              </table:table-cell>
              <table:table-cell office:value-type="float" office:value="35.851">
                <text:p>35.8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2.703">
                <text:p>12.703</text:p>
              </table:table-cell>
              <table:table-cell office:value-type="float" office:value="32.712">
                <text:p>32.712</text:p>
              </table:table-cell>
              <table:table-cell office:value-type="float" office:value="13.011">
                <text:p>13.011</text:p>
              </table:table-cell>
              <table:table-cell office:value-type="float" office:value="37.229">
                <text:p>37.229</text:p>
              </table:table-cell>
              <table:table-cell office:value-type="float" office:value="13.153">
                <text:p>13.153</text:p>
              </table:table-cell>
              <table:table-cell office:value-type="float" office:value="37.626">
                <text:p>37.626</text:p>
              </table:table-cell>
              <table:table-cell office:value-type="float" office:value="15.05">
                <text:p>15.05</text:p>
              </table:table-cell>
              <table:table-cell office:value-type="float" office:value="42.753">
                <text:p>42.75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4.234">
                <text:p>14.234</text:p>
              </table:table-cell>
              <table:table-cell office:value-type="float" office:value="36.067">
                <text:p>36.067</text:p>
              </table:table-cell>
              <table:table-cell office:value-type="float" office:value="14.465">
                <text:p>14.465</text:p>
              </table:table-cell>
              <table:table-cell office:value-type="float" office:value="39.512">
                <text:p>39.512</text:p>
              </table:table-cell>
              <table:table-cell office:value-type="float" office:value="14.65">
                <text:p>14.65</text:p>
              </table:table-cell>
              <table:table-cell office:value-type="float" office:value="42.682">
                <text:p>42.682</text:p>
              </table:table-cell>
              <table:table-cell office:value-type="float" office:value="16.6">
                <text:p>16.6</text:p>
              </table:table-cell>
              <table:table-cell office:value-type="float" office:value="46.799">
                <text:p>46.79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5.729">
                <text:p>15.729</text:p>
              </table:table-cell>
              <table:table-cell office:value-type="float" office:value="39.708">
                <text:p>39.708</text:p>
              </table:table-cell>
              <table:table-cell office:value-type="float" office:value="16.023">
                <text:p>16.023</text:p>
              </table:table-cell>
              <table:table-cell office:value-type="float" office:value="46.444">
                <text:p>46.444</text:p>
              </table:table-cell>
              <table:table-cell office:value-type="float" office:value="16.218">
                <text:p>16.218</text:p>
              </table:table-cell>
              <table:table-cell office:value-type="float" office:value="48.283">
                <text:p>48.283</text:p>
              </table:table-cell>
              <table:table-cell office:value-type="float" office:value="18.457">
                <text:p>18.457</text:p>
              </table:table-cell>
              <table:table-cell office:value-type="float" office:value="53.613">
                <text:p>53.6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7.352">
                <text:p>17.352</text:p>
              </table:table-cell>
              <table:table-cell office:value-type="float" office:value="43.176">
                <text:p>43.176</text:p>
              </table:table-cell>
              <table:table-cell office:value-type="float" office:value="17.549">
                <text:p>17.549</text:p>
              </table:table-cell>
              <table:table-cell office:value-type="float" office:value="49.298">
                <text:p>49.298</text:p>
              </table:table-cell>
              <table:table-cell office:value-type="float" office:value="17.749">
                <text:p>17.749</text:p>
              </table:table-cell>
              <table:table-cell office:value-type="float" office:value="52.124">
                <text:p>52.124</text:p>
              </table:table-cell>
              <table:table-cell office:value-type="float" office:value="20.15">
                <text:p>20.15</text:p>
              </table:table-cell>
              <table:table-cell office:value-type="float" office:value="57.746">
                <text:p>57.74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8.919">
                <text:p>18.919</text:p>
              </table:table-cell>
              <table:table-cell office:value-type="float" office:value="46.554">
                <text:p>46.554</text:p>
              </table:table-cell>
              <table:table-cell office:value-type="float" office:value="19.174">
                <text:p>19.174</text:p>
              </table:table-cell>
              <table:table-cell office:value-type="float" office:value="53.714">
                <text:p>53.714</text:p>
              </table:table-cell>
              <table:table-cell office:value-type="float" office:value="19.336">
                <text:p>19.336</text:p>
              </table:table-cell>
              <table:table-cell office:value-type="float" office:value="58.433">
                <text:p>58.433</text:p>
              </table:table-cell>
              <table:table-cell office:value-type="float" office:value="22.078">
                <text:p>22.078</text:p>
              </table:table-cell>
              <table:table-cell office:value-type="float" office:value="63.385">
                <text:p>63.38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0.609">
                <text:p>20.609</text:p>
              </table:table-cell>
              <table:table-cell office:value-type="float" office:value="49.433">
                <text:p>49.433</text:p>
              </table:table-cell>
              <table:table-cell office:value-type="float" office:value="20.793">
                <text:p>20.793</text:p>
              </table:table-cell>
              <table:table-cell office:value-type="float" office:value="59.028">
                <text:p>59.028</text:p>
              </table:table-cell>
              <table:table-cell office:value-type="float" office:value="21.018">
                <text:p>21.018</text:p>
              </table:table-cell>
              <table:table-cell office:value-type="float" office:value="62.552">
                <text:p>62.552</text:p>
              </table:table-cell>
              <table:table-cell office:value-type="float" office:value="23.85">
                <text:p>23.85</text:p>
              </table:table-cell>
              <table:table-cell office:value-type="float" office:value="66.634">
                <text:p>66.63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.278">
                <text:p>22.278</text:p>
              </table:table-cell>
              <table:table-cell office:value-type="float" office:value="53.445">
                <text:p>53.445</text:p>
              </table:table-cell>
              <table:table-cell office:value-type="float" office:value="22.504">
                <text:p>22.504</text:p>
              </table:table-cell>
              <table:table-cell office:value-type="float" office:value="62.767">
                <text:p>62.767</text:p>
              </table:table-cell>
              <table:table-cell office:value-type="float" office:value="22.713">
                <text:p>22.713</text:p>
              </table:table-cell>
              <table:table-cell office:value-type="float" office:value="65.617">
                <text:p>65.617</text:p>
              </table:table-cell>
              <table:table-cell office:value-type="float" office:value="25.635">
                <text:p>25.635</text:p>
              </table:table-cell>
              <table:table-cell office:value-type="float" office:value="71.476">
                <text:p>71.4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MacOSX_X86_64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